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61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ambda 0.001" table:style-name="ta1">
        <table:shapes>
          <draw:frame draw:z-index="0" draw:style-name="gr1" draw:text-style-name="P1" svg:width="945.01pt" svg:height="786.13pt" svg:x="1031.16pt" svg:y="25.6pt">
            <loext:p draw:notify-on-update-of-ranges="'lambda 0.001'.D4:'lambda 0.001'.D1003 'lambda 0.001'.L4:'lambda 0.001'.L1003 'lambda 0.001'.G4:'lambda 0.001'.G1003 'lambda 0.001'.F4:'lambda 0.001'.F1003 'lambda 0.001'.E4:'lambda 0.001'.E1003 'lambda 0.001'.K4:'lambda 0.001'.K10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6" table:default-cell-style-name="ce2"/>
        <table:table-column table:style-name="co3" table:number-columns-repeated="5" table:default-cell-style-name="ce2"/>
        <table:table-column table:style-name="co1" table:default-cell-style-name="ce2"/>
        <table:table-column table:style-name="co3" table:number-columns-repeated="1000" table:default-cell-style-name="ce2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AEA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ce1" office:value-type="string" calcext:value-type="string">
            <text:p>AEA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string" calcext:value-type="string">
            <text:p>NumSamples</text:p>
          </table:table-cell>
          <table:table-cell table:style-name="ce1" office:value-type="float" office:value="16384" calcext:value-type="float">
            <text:p>16384</text:p>
          </table:table-cell>
          <table:table-cell table:number-columns-repeated="12"/>
          <table:table-cell table:number-columns-spanned="5" table:number-rows-spanned="1"/>
          <table:covered-table-cell table:number-columns-repeated="4"/>
          <table:table-cell table:number-columns-repeated="995"/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SGD learning rate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9" calcext:value-type="float">
            <text:p>0.9</text:p>
          </table:table-cell>
          <table:table-cell table:style-name="ce1" table:number-columns-repeated="2"/>
          <table:table-cell table:style-name="ce1" office:value-type="string" calcext:value-type="string">
            <text:p>SCD learning rate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0.693317" calcext:value-type="float">
            <text:p>0.693317</text:p>
          </table:table-cell>
          <table:table-cell table:number-columns-repeated="3"/>
          <table:table-cell table:number-columns-repeated="2" office:value-type="float" office:value="0.693317" calcext:value-type="float">
            <text:p>0.6933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66014" calcext:value-type="float">
            <text:p>0.166014</text:p>
          </table:table-cell>
          <table:table-cell office:value-type="float" office:value="0.167408" calcext:value-type="float">
            <text:p>0.167408</text:p>
          </table:table-cell>
          <table:table-cell office:value-type="float" office:value="0.166679" calcext:value-type="float">
            <text:p>0.166679</text:p>
          </table:table-cell>
          <table:table-cell office:value-type="float" office:value="0.178966" calcext:value-type="float">
            <text:p>0.178966</text:p>
          </table:table-cell>
          <table:table-cell table:number-columns-repeated="3"/>
          <table:table-cell office:value-type="float" office:value="0.220309" calcext:value-type="float">
            <text:p>0.220309</text:p>
          </table:table-cell>
          <table:table-cell office:value-type="float" office:value="0.220307" calcext:value-type="float">
            <text:p>0.22030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3905" calcext:value-type="float">
            <text:p>0.163905</text:p>
          </table:table-cell>
          <table:table-cell office:value-type="float" office:value="0.161964" calcext:value-type="float">
            <text:p>0.161964</text:p>
          </table:table-cell>
          <table:table-cell office:value-type="float" office:value="0.163812" calcext:value-type="float">
            <text:p>0.163812</text:p>
          </table:table-cell>
          <table:table-cell office:value-type="float" office:value="0.171771" calcext:value-type="float">
            <text:p>0.171771</text:p>
          </table:table-cell>
          <table:table-cell table:number-columns-repeated="3"/>
          <table:table-cell office:value-type="float" office:value="0.213935" calcext:value-type="float">
            <text:p>0.213935</text:p>
          </table:table-cell>
          <table:table-cell office:value-type="float" office:value="0.213934" calcext:value-type="float">
            <text:p>0.21393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63141" calcext:value-type="float">
            <text:p>0.163141</text:p>
          </table:table-cell>
          <table:table-cell office:value-type="float" office:value="0.161387" calcext:value-type="float">
            <text:p>0.161387</text:p>
          </table:table-cell>
          <table:table-cell office:value-type="float" office:value="0.163314" calcext:value-type="float">
            <text:p>0.163314</text:p>
          </table:table-cell>
          <table:table-cell office:value-type="float" office:value="0.169424" calcext:value-type="float">
            <text:p>0.169424</text:p>
          </table:table-cell>
          <table:table-cell table:number-columns-repeated="3"/>
          <table:table-cell office:value-type="float" office:value="0.208417" calcext:value-type="float">
            <text:p>0.208417</text:p>
          </table:table-cell>
          <table:table-cell office:value-type="float" office:value="0.208422" calcext:value-type="float">
            <text:p>0.2084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3835" calcext:value-type="float">
            <text:p>0.163835</text:p>
          </table:table-cell>
          <table:table-cell office:value-type="float" office:value="0.161175" calcext:value-type="float">
            <text:p>0.161175</text:p>
          </table:table-cell>
          <table:table-cell office:value-type="float" office:value="0.162443" calcext:value-type="float">
            <text:p>0.162443</text:p>
          </table:table-cell>
          <table:table-cell office:value-type="float" office:value="0.168565" calcext:value-type="float">
            <text:p>0.168565</text:p>
          </table:table-cell>
          <table:table-cell table:number-columns-repeated="3"/>
          <table:table-cell office:value-type="float" office:value="0.203603" calcext:value-type="float">
            <text:p>0.203603</text:p>
          </table:table-cell>
          <table:table-cell office:value-type="float" office:value="0.203619" calcext:value-type="float">
            <text:p>0.2036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64981" calcext:value-type="float">
            <text:p>0.164981</text:p>
          </table:table-cell>
          <table:table-cell office:value-type="float" office:value="0.161349" calcext:value-type="float">
            <text:p>0.161349</text:p>
          </table:table-cell>
          <table:table-cell office:value-type="float" office:value="0.163093" calcext:value-type="float">
            <text:p>0.163093</text:p>
          </table:table-cell>
          <table:table-cell office:value-type="float" office:value="0.167981" calcext:value-type="float">
            <text:p>0.167981</text:p>
          </table:table-cell>
          <table:table-cell table:number-columns-repeated="3"/>
          <table:table-cell office:value-type="float" office:value="0.199367" calcext:value-type="float">
            <text:p>0.199367</text:p>
          </table:table-cell>
          <table:table-cell office:value-type="float" office:value="0.199372" calcext:value-type="float">
            <text:p>0.1993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161751" calcext:value-type="float">
            <text:p>0.161751</text:p>
          </table:table-cell>
          <table:table-cell office:value-type="float" office:value="0.160454" calcext:value-type="float">
            <text:p>0.160454</text:p>
          </table:table-cell>
          <table:table-cell office:value-type="float" office:value="0.161747" calcext:value-type="float">
            <text:p>0.161747</text:p>
          </table:table-cell>
          <table:table-cell office:value-type="float" office:value="0.167393" calcext:value-type="float">
            <text:p>0.167393</text:p>
          </table:table-cell>
          <table:table-cell table:number-columns-repeated="3"/>
          <table:table-cell office:value-type="float" office:value="0.195622" calcext:value-type="float">
            <text:p>0.195622</text:p>
          </table:table-cell>
          <table:table-cell office:value-type="float" office:value="0.195628" calcext:value-type="float">
            <text:p>0.1956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161405" calcext:value-type="float">
            <text:p>0.161405</text:p>
          </table:table-cell>
          <table:table-cell office:value-type="float" office:value="0.159773" calcext:value-type="float">
            <text:p>0.159773</text:p>
          </table:table-cell>
          <table:table-cell office:value-type="float" office:value="0.161655" calcext:value-type="float">
            <text:p>0.161655</text:p>
          </table:table-cell>
          <table:table-cell office:value-type="float" office:value="0.16712" calcext:value-type="float">
            <text:p>0.16712</text:p>
          </table:table-cell>
          <table:table-cell table:number-columns-repeated="3"/>
          <table:table-cell office:value-type="float" office:value="0.192291" calcext:value-type="float">
            <text:p>0.192291</text:p>
          </table:table-cell>
          <table:table-cell office:value-type="float" office:value="0.192299" calcext:value-type="float">
            <text:p>0.19229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161422" calcext:value-type="float">
            <text:p>0.161422</text:p>
          </table:table-cell>
          <table:table-cell office:value-type="float" office:value="0.159624" calcext:value-type="float">
            <text:p>0.159624</text:p>
          </table:table-cell>
          <table:table-cell office:value-type="float" office:value="0.161669" calcext:value-type="float">
            <text:p>0.161669</text:p>
          </table:table-cell>
          <table:table-cell office:value-type="float" office:value="0.166854" calcext:value-type="float">
            <text:p>0.166854</text:p>
          </table:table-cell>
          <table:table-cell table:number-columns-repeated="3"/>
          <table:table-cell office:value-type="float" office:value="0.189344" calcext:value-type="float">
            <text:p>0.189344</text:p>
          </table:table-cell>
          <table:table-cell office:value-type="float" office:value="0.189349" calcext:value-type="float">
            <text:p>0.1893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161017" calcext:value-type="float">
            <text:p>0.161017</text:p>
          </table:table-cell>
          <table:table-cell office:value-type="float" office:value="0.159474" calcext:value-type="float">
            <text:p>0.159474</text:p>
          </table:table-cell>
          <table:table-cell office:value-type="float" office:value="0.161192" calcext:value-type="float">
            <text:p>0.161192</text:p>
          </table:table-cell>
          <table:table-cell office:value-type="float" office:value="0.16669" calcext:value-type="float">
            <text:p>0.16669</text:p>
          </table:table-cell>
          <table:table-cell table:number-columns-repeated="3"/>
          <table:table-cell office:value-type="float" office:value="0.186744" calcext:value-type="float">
            <text:p>0.186744</text:p>
          </table:table-cell>
          <table:table-cell office:value-type="float" office:value="0.186749" calcext:value-type="float">
            <text:p>0.1867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61517" calcext:value-type="float">
            <text:p>0.161517</text:p>
          </table:table-cell>
          <table:table-cell office:value-type="float" office:value="0.159414" calcext:value-type="float">
            <text:p>0.159414</text:p>
          </table:table-cell>
          <table:table-cell office:value-type="float" office:value="0.161035" calcext:value-type="float">
            <text:p>0.161035</text:p>
          </table:table-cell>
          <table:table-cell office:value-type="float" office:value="0.166541" calcext:value-type="float">
            <text:p>0.166541</text:p>
          </table:table-cell>
          <table:table-cell table:number-columns-repeated="3"/>
          <table:table-cell office:value-type="float" office:value="0.184452" calcext:value-type="float">
            <text:p>0.184452</text:p>
          </table:table-cell>
          <table:table-cell office:value-type="float" office:value="0.184456" calcext:value-type="float">
            <text:p>0.18445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161012" calcext:value-type="float">
            <text:p>0.161012</text:p>
          </table:table-cell>
          <table:table-cell office:value-type="float" office:value="0.159234" calcext:value-type="float">
            <text:p>0.159234</text:p>
          </table:table-cell>
          <table:table-cell office:value-type="float" office:value="0.161074" calcext:value-type="float">
            <text:p>0.161074</text:p>
          </table:table-cell>
          <table:table-cell office:value-type="float" office:value="0.166373" calcext:value-type="float">
            <text:p>0.166373</text:p>
          </table:table-cell>
          <table:table-cell table:number-columns-repeated="3"/>
          <table:table-cell office:value-type="float" office:value="0.182435" calcext:value-type="float">
            <text:p>0.182435</text:p>
          </table:table-cell>
          <table:table-cell office:value-type="float" office:value="0.18244" calcext:value-type="float">
            <text:p>0.1824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60668" calcext:value-type="float">
            <text:p>0.160668</text:p>
          </table:table-cell>
          <table:table-cell office:value-type="float" office:value="0.159122" calcext:value-type="float">
            <text:p>0.159122</text:p>
          </table:table-cell>
          <table:table-cell office:value-type="float" office:value="0.161021" calcext:value-type="float">
            <text:p>0.161021</text:p>
          </table:table-cell>
          <table:table-cell office:value-type="float" office:value="0.166229" calcext:value-type="float">
            <text:p>0.166229</text:p>
          </table:table-cell>
          <table:table-cell table:number-columns-repeated="3"/>
          <table:table-cell office:value-type="float" office:value="0.180657" calcext:value-type="float">
            <text:p>0.180657</text:p>
          </table:table-cell>
          <table:table-cell office:value-type="float" office:value="0.180664" calcext:value-type="float">
            <text:p>0.1806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60509" calcext:value-type="float">
            <text:p>0.160509</text:p>
          </table:table-cell>
          <table:table-cell office:value-type="float" office:value="0.159275" calcext:value-type="float">
            <text:p>0.159275</text:p>
          </table:table-cell>
          <table:table-cell office:value-type="float" office:value="0.160629" calcext:value-type="float">
            <text:p>0.160629</text:p>
          </table:table-cell>
          <table:table-cell office:value-type="float" office:value="0.166115" calcext:value-type="float">
            <text:p>0.166115</text:p>
          </table:table-cell>
          <table:table-cell table:number-columns-repeated="3"/>
          <table:table-cell office:value-type="float" office:value="0.179092" calcext:value-type="float">
            <text:p>0.179092</text:p>
          </table:table-cell>
          <table:table-cell office:value-type="float" office:value="0.179103" calcext:value-type="float">
            <text:p>0.17910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60499" calcext:value-type="float">
            <text:p>0.160499</text:p>
          </table:table-cell>
          <table:table-cell office:value-type="float" office:value="0.159169" calcext:value-type="float">
            <text:p>0.159169</text:p>
          </table:table-cell>
          <table:table-cell office:value-type="float" office:value="0.160619" calcext:value-type="float">
            <text:p>0.160619</text:p>
          </table:table-cell>
          <table:table-cell office:value-type="float" office:value="0.166097" calcext:value-type="float">
            <text:p>0.166097</text:p>
          </table:table-cell>
          <table:table-cell table:number-columns-repeated="3"/>
          <table:table-cell office:value-type="float" office:value="0.177713" calcext:value-type="float">
            <text:p>0.177713</text:p>
          </table:table-cell>
          <table:table-cell office:value-type="float" office:value="0.177731" calcext:value-type="float">
            <text:p>0.1777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160383" calcext:value-type="float">
            <text:p>0.160383</text:p>
          </table:table-cell>
          <table:table-cell office:value-type="float" office:value="0.159033" calcext:value-type="float">
            <text:p>0.159033</text:p>
          </table:table-cell>
          <table:table-cell office:value-type="float" office:value="0.160767" calcext:value-type="float">
            <text:p>0.160767</text:p>
          </table:table-cell>
          <table:table-cell office:value-type="float" office:value="0.165961" calcext:value-type="float">
            <text:p>0.165961</text:p>
          </table:table-cell>
          <table:table-cell table:number-columns-repeated="3"/>
          <table:table-cell office:value-type="float" office:value="0.176501" calcext:value-type="float">
            <text:p>0.176501</text:p>
          </table:table-cell>
          <table:table-cell office:value-type="float" office:value="0.176521" calcext:value-type="float">
            <text:p>0.1765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160314" calcext:value-type="float">
            <text:p>0.160314</text:p>
          </table:table-cell>
          <table:table-cell office:value-type="float" office:value="0.159309" calcext:value-type="float">
            <text:p>0.159309</text:p>
          </table:table-cell>
          <table:table-cell office:value-type="float" office:value="0.160425" calcext:value-type="float">
            <text:p>0.160425</text:p>
          </table:table-cell>
          <table:table-cell office:value-type="float" office:value="0.165898" calcext:value-type="float">
            <text:p>0.165898</text:p>
          </table:table-cell>
          <table:table-cell table:number-columns-repeated="3"/>
          <table:table-cell office:value-type="float" office:value="0.175435" calcext:value-type="float">
            <text:p>0.175435</text:p>
          </table:table-cell>
          <table:table-cell office:value-type="float" office:value="0.175453" calcext:value-type="float">
            <text:p>0.17545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160194" calcext:value-type="float">
            <text:p>0.160194</text:p>
          </table:table-cell>
          <table:table-cell office:value-type="float" office:value="0.158808" calcext:value-type="float">
            <text:p>0.158808</text:p>
          </table:table-cell>
          <table:table-cell office:value-type="float" office:value="0.160557" calcext:value-type="float">
            <text:p>0.160557</text:p>
          </table:table-cell>
          <table:table-cell office:value-type="float" office:value="0.165808" calcext:value-type="float">
            <text:p>0.165808</text:p>
          </table:table-cell>
          <table:table-cell table:number-columns-repeated="3"/>
          <table:table-cell office:value-type="float" office:value="0.174494" calcext:value-type="float">
            <text:p>0.174494</text:p>
          </table:table-cell>
          <table:table-cell office:value-type="float" office:value="0.174508" calcext:value-type="float">
            <text:p>0.1745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160272" calcext:value-type="float">
            <text:p>0.160272</text:p>
          </table:table-cell>
          <table:table-cell office:value-type="float" office:value="0.158984" calcext:value-type="float">
            <text:p>0.158984</text:p>
          </table:table-cell>
          <table:table-cell office:value-type="float" office:value="0.160364" calcext:value-type="float">
            <text:p>0.160364</text:p>
          </table:table-cell>
          <table:table-cell office:value-type="float" office:value="0.165725" calcext:value-type="float">
            <text:p>0.165725</text:p>
          </table:table-cell>
          <table:table-cell table:number-columns-repeated="3"/>
          <table:table-cell office:value-type="float" office:value="0.173658" calcext:value-type="float">
            <text:p>0.173658</text:p>
          </table:table-cell>
          <table:table-cell office:value-type="float" office:value="0.173672" calcext:value-type="float">
            <text:p>0.1736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160086" calcext:value-type="float">
            <text:p>0.160086</text:p>
          </table:table-cell>
          <table:table-cell office:value-type="float" office:value="0.158826" calcext:value-type="float">
            <text:p>0.158826</text:p>
          </table:table-cell>
          <table:table-cell office:value-type="float" office:value="0.160206" calcext:value-type="float">
            <text:p>0.160206</text:p>
          </table:table-cell>
          <table:table-cell office:value-type="float" office:value="0.165672" calcext:value-type="float">
            <text:p>0.165672</text:p>
          </table:table-cell>
          <table:table-cell table:number-columns-repeated="3"/>
          <table:table-cell office:value-type="float" office:value="0.172917" calcext:value-type="float">
            <text:p>0.172917</text:p>
          </table:table-cell>
          <table:table-cell office:value-type="float" office:value="0.17293" calcext:value-type="float">
            <text:p>0.1729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60327" calcext:value-type="float">
            <text:p>0.160327</text:p>
          </table:table-cell>
          <table:table-cell office:value-type="float" office:value="0.15901" calcext:value-type="float">
            <text:p>0.15901</text:p>
          </table:table-cell>
          <table:table-cell office:value-type="float" office:value="0.160221" calcext:value-type="float">
            <text:p>0.160221</text:p>
          </table:table-cell>
          <table:table-cell office:value-type="float" office:value="0.165609" calcext:value-type="float">
            <text:p>0.165609</text:p>
          </table:table-cell>
          <table:table-cell table:number-columns-repeated="3"/>
          <table:table-cell office:value-type="float" office:value="0.172259" calcext:value-type="float">
            <text:p>0.172259</text:p>
          </table:table-cell>
          <table:table-cell office:value-type="float" office:value="0.172268" calcext:value-type="float">
            <text:p>0.1722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159985" calcext:value-type="float">
            <text:p>0.159985</text:p>
          </table:table-cell>
          <table:table-cell office:value-type="float" office:value="0.158528" calcext:value-type="float">
            <text:p>0.158528</text:p>
          </table:table-cell>
          <table:table-cell office:value-type="float" office:value="0.16009" calcext:value-type="float">
            <text:p>0.16009</text:p>
          </table:table-cell>
          <table:table-cell office:value-type="float" office:value="0.16556" calcext:value-type="float">
            <text:p>0.16556</text:p>
          </table:table-cell>
          <table:table-cell table:number-columns-repeated="3"/>
          <table:table-cell office:value-type="float" office:value="0.171673" calcext:value-type="float">
            <text:p>0.171673</text:p>
          </table:table-cell>
          <table:table-cell office:value-type="float" office:value="0.17168" calcext:value-type="float">
            <text:p>0.171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159921" calcext:value-type="float">
            <text:p>0.159921</text:p>
          </table:table-cell>
          <table:table-cell office:value-type="float" office:value="0.158521" calcext:value-type="float">
            <text:p>0.158521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0.165517" calcext:value-type="float">
            <text:p>0.165517</text:p>
          </table:table-cell>
          <table:table-cell table:number-columns-repeated="3"/>
          <table:table-cell office:value-type="float" office:value="0.171152" calcext:value-type="float">
            <text:p>0.171152</text:p>
          </table:table-cell>
          <table:table-cell office:value-type="float" office:value="0.171156" calcext:value-type="float">
            <text:p>0.17115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15989" calcext:value-type="float">
            <text:p>0.15989</text:p>
          </table:table-cell>
          <table:table-cell office:value-type="float" office:value="0.158463" calcext:value-type="float">
            <text:p>0.158463</text:p>
          </table:table-cell>
          <table:table-cell office:value-type="float" office:value="0.160006" calcext:value-type="float">
            <text:p>0.160006</text:p>
          </table:table-cell>
          <table:table-cell office:value-type="float" office:value="0.165468" calcext:value-type="float">
            <text:p>0.165468</text:p>
          </table:table-cell>
          <table:table-cell table:number-columns-repeated="3"/>
          <table:table-cell office:value-type="float" office:value="0.170682" calcext:value-type="float">
            <text:p>0.170682</text:p>
          </table:table-cell>
          <table:table-cell office:value-type="float" office:value="0.170687" calcext:value-type="float">
            <text:p>0.1706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159859" calcext:value-type="float">
            <text:p>0.159859</text:p>
          </table:table-cell>
          <table:table-cell office:value-type="float" office:value="0.158419" calcext:value-type="float">
            <text:p>0.158419</text:p>
          </table:table-cell>
          <table:table-cell office:value-type="float" office:value="0.159977" calcext:value-type="float">
            <text:p>0.159977</text:p>
          </table:table-cell>
          <table:table-cell office:value-type="float" office:value="0.165433" calcext:value-type="float">
            <text:p>0.165433</text:p>
          </table:table-cell>
          <table:table-cell table:number-columns-repeated="3"/>
          <table:table-cell office:value-type="float" office:value="0.170259" calcext:value-type="float">
            <text:p>0.170259</text:p>
          </table:table-cell>
          <table:table-cell office:value-type="float" office:value="0.170265" calcext:value-type="float">
            <text:p>0.17026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160177" calcext:value-type="float">
            <text:p>0.160177</text:p>
          </table:table-cell>
          <table:table-cell office:value-type="float" office:value="0.158773" calcext:value-type="float">
            <text:p>0.158773</text:p>
          </table:table-cell>
          <table:table-cell office:value-type="float" office:value="0.159894" calcext:value-type="float">
            <text:p>0.159894</text:p>
          </table:table-cell>
          <table:table-cell office:value-type="float" office:value="0.165414" calcext:value-type="float">
            <text:p>0.165414</text:p>
          </table:table-cell>
          <table:table-cell table:number-columns-repeated="3"/>
          <table:table-cell office:value-type="float" office:value="0.169877" calcext:value-type="float">
            <text:p>0.169877</text:p>
          </table:table-cell>
          <table:table-cell office:value-type="float" office:value="0.169885" calcext:value-type="float">
            <text:p>0.16988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159873" calcext:value-type="float">
            <text:p>0.159873</text:p>
          </table:table-cell>
          <table:table-cell office:value-type="float" office:value="0.158383" calcext:value-type="float">
            <text:p>0.158383</text:p>
          </table:table-cell>
          <table:table-cell office:value-type="float" office:value="0.159899" calcext:value-type="float">
            <text:p>0.159899</text:p>
          </table:table-cell>
          <table:table-cell office:value-type="float" office:value="0.165337" calcext:value-type="float">
            <text:p>0.165337</text:p>
          </table:table-cell>
          <table:table-cell table:number-columns-repeated="3"/>
          <table:table-cell office:value-type="float" office:value="0.169532" calcext:value-type="float">
            <text:p>0.169532</text:p>
          </table:table-cell>
          <table:table-cell office:value-type="float" office:value="0.169542" calcext:value-type="float">
            <text:p>0.1695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159723" calcext:value-type="float">
            <text:p>0.159723</text:p>
          </table:table-cell>
          <table:table-cell office:value-type="float" office:value="0.158419" calcext:value-type="float">
            <text:p>0.158419</text:p>
          </table:table-cell>
          <table:table-cell office:value-type="float" office:value="0.159897" calcext:value-type="float">
            <text:p>0.159897</text:p>
          </table:table-cell>
          <table:table-cell office:value-type="float" office:value="0.165316" calcext:value-type="float">
            <text:p>0.165316</text:p>
          </table:table-cell>
          <table:table-cell table:number-columns-repeated="3"/>
          <table:table-cell office:value-type="float" office:value="0.169218" calcext:value-type="float">
            <text:p>0.169218</text:p>
          </table:table-cell>
          <table:table-cell office:value-type="float" office:value="0.169228" calcext:value-type="float">
            <text:p>0.1692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159674" calcext:value-type="float">
            <text:p>0.159674</text:p>
          </table:table-cell>
          <table:table-cell office:value-type="float" office:value="0.158366" calcext:value-type="float">
            <text:p>0.158366</text:p>
          </table:table-cell>
          <table:table-cell office:value-type="float" office:value="0.159807" calcext:value-type="float">
            <text:p>0.159807</text:p>
          </table:table-cell>
          <table:table-cell office:value-type="float" office:value="0.165298" calcext:value-type="float">
            <text:p>0.165298</text:p>
          </table:table-cell>
          <table:table-cell table:number-columns-repeated="3"/>
          <table:table-cell office:value-type="float" office:value="0.168933" calcext:value-type="float">
            <text:p>0.168933</text:p>
          </table:table-cell>
          <table:table-cell office:value-type="float" office:value="0.168942" calcext:value-type="float">
            <text:p>0.1689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159669" calcext:value-type="float">
            <text:p>0.159669</text:p>
          </table:table-cell>
          <table:table-cell office:value-type="float" office:value="0.158396" calcext:value-type="float">
            <text:p>0.158396</text:p>
          </table:table-cell>
          <table:table-cell office:value-type="float" office:value="0.159773" calcext:value-type="float">
            <text:p>0.159773</text:p>
          </table:table-cell>
          <table:table-cell office:value-type="float" office:value="0.165231" calcext:value-type="float">
            <text:p>0.165231</text:p>
          </table:table-cell>
          <table:table-cell table:number-columns-repeated="3"/>
          <table:table-cell office:value-type="float" office:value="0.16867" calcext:value-type="float">
            <text:p>0.16867</text:p>
          </table:table-cell>
          <table:table-cell office:value-type="float" office:value="0.168679" calcext:value-type="float">
            <text:p>0.16867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159601" calcext:value-type="float">
            <text:p>0.159601</text:p>
          </table:table-cell>
          <table:table-cell office:value-type="float" office:value="0.158451" calcext:value-type="float">
            <text:p>0.158451</text:p>
          </table:table-cell>
          <table:table-cell office:value-type="float" office:value="0.159802" calcext:value-type="float">
            <text:p>0.159802</text:p>
          </table:table-cell>
          <table:table-cell office:value-type="float" office:value="0.165205" calcext:value-type="float">
            <text:p>0.165205</text:p>
          </table:table-cell>
          <table:table-cell table:number-columns-repeated="3"/>
          <table:table-cell office:value-type="float" office:value="0.168428" calcext:value-type="float">
            <text:p>0.168428</text:p>
          </table:table-cell>
          <table:table-cell office:value-type="float" office:value="0.168437" calcext:value-type="float">
            <text:p>0.16843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159674" calcext:value-type="float">
            <text:p>0.159674</text:p>
          </table:table-cell>
          <table:table-cell office:value-type="float" office:value="0.158441" calcext:value-type="float">
            <text:p>0.158441</text:p>
          </table:table-cell>
          <table:table-cell office:value-type="float" office:value="0.159694" calcext:value-type="float">
            <text:p>0.159694</text:p>
          </table:table-cell>
          <table:table-cell office:value-type="float" office:value="0.165163" calcext:value-type="float">
            <text:p>0.165163</text:p>
          </table:table-cell>
          <table:table-cell table:number-columns-repeated="3"/>
          <table:table-cell office:value-type="float" office:value="0.168205" calcext:value-type="float">
            <text:p>0.168205</text:p>
          </table:table-cell>
          <table:table-cell office:value-type="float" office:value="0.168216" calcext:value-type="float">
            <text:p>0.1682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159632" calcext:value-type="float">
            <text:p>0.159632</text:p>
          </table:table-cell>
          <table:table-cell office:value-type="float" office:value="0.158198" calcext:value-type="float">
            <text:p>0.158198</text:p>
          </table:table-cell>
          <table:table-cell office:value-type="float" office:value="0.159772" calcext:value-type="float">
            <text:p>0.159772</text:p>
          </table:table-cell>
          <table:table-cell office:value-type="float" office:value="0.165159" calcext:value-type="float">
            <text:p>0.165159</text:p>
          </table:table-cell>
          <table:table-cell table:number-columns-repeated="3"/>
          <table:table-cell office:value-type="float" office:value="0.168" calcext:value-type="float">
            <text:p>0.168</text:p>
          </table:table-cell>
          <table:table-cell office:value-type="float" office:value="0.16801" calcext:value-type="float">
            <text:p>0.168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15956" calcext:value-type="float">
            <text:p>0.15956</text:p>
          </table:table-cell>
          <table:table-cell office:value-type="float" office:value="0.158306" calcext:value-type="float">
            <text:p>0.158306</text:p>
          </table:table-cell>
          <table:table-cell office:value-type="float" office:value="0.159783" calcext:value-type="float">
            <text:p>0.159783</text:p>
          </table:table-cell>
          <table:table-cell office:value-type="float" office:value="0.165107" calcext:value-type="float">
            <text:p>0.165107</text:p>
          </table:table-cell>
          <table:table-cell table:number-columns-repeated="3"/>
          <table:table-cell office:value-type="float" office:value="0.167811" calcext:value-type="float">
            <text:p>0.167811</text:p>
          </table:table-cell>
          <table:table-cell office:value-type="float" office:value="0.167821" calcext:value-type="float">
            <text:p>0.1678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159516" calcext:value-type="float">
            <text:p>0.159516</text:p>
          </table:table-cell>
          <table:table-cell office:value-type="float" office:value="0.158156" calcext:value-type="float">
            <text:p>0.158156</text:p>
          </table:table-cell>
          <table:table-cell office:value-type="float" office:value="0.159639" calcext:value-type="float">
            <text:p>0.159639</text:p>
          </table:table-cell>
          <table:table-cell office:value-type="float" office:value="0.165095" calcext:value-type="float">
            <text:p>0.165095</text:p>
          </table:table-cell>
          <table:table-cell table:number-columns-repeated="3"/>
          <table:table-cell office:value-type="float" office:value="0.167635" calcext:value-type="float">
            <text:p>0.167635</text:p>
          </table:table-cell>
          <table:table-cell office:value-type="float" office:value="0.167645" calcext:value-type="float">
            <text:p>0.1676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159579" calcext:value-type="float">
            <text:p>0.159579</text:p>
          </table:table-cell>
          <table:table-cell office:value-type="float" office:value="0.158186" calcext:value-type="float">
            <text:p>0.158186</text:p>
          </table:table-cell>
          <table:table-cell office:value-type="float" office:value="0.15969" calcext:value-type="float">
            <text:p>0.15969</text:p>
          </table:table-cell>
          <table:table-cell office:value-type="float" office:value="0.165061" calcext:value-type="float">
            <text:p>0.165061</text:p>
          </table:table-cell>
          <table:table-cell table:number-columns-repeated="3"/>
          <table:table-cell office:value-type="float" office:value="0.16747" calcext:value-type="float">
            <text:p>0.16747</text:p>
          </table:table-cell>
          <table:table-cell office:value-type="float" office:value="0.167479" calcext:value-type="float">
            <text:p>0.16747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159721" calcext:value-type="float">
            <text:p>0.159721</text:p>
          </table:table-cell>
          <table:table-cell office:value-type="float" office:value="0.158304" calcext:value-type="float">
            <text:p>0.158304</text:p>
          </table:table-cell>
          <table:table-cell office:value-type="float" office:value="0.159589" calcext:value-type="float">
            <text:p>0.159589</text:p>
          </table:table-cell>
          <table:table-cell office:value-type="float" office:value="0.165034" calcext:value-type="float">
            <text:p>0.165034</text:p>
          </table:table-cell>
          <table:table-cell table:number-columns-repeated="3"/>
          <table:table-cell office:value-type="float" office:value="0.167315" calcext:value-type="float">
            <text:p>0.167315</text:p>
          </table:table-cell>
          <table:table-cell office:value-type="float" office:value="0.167325" calcext:value-type="float">
            <text:p>0.16732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159508" calcext:value-type="float">
            <text:p>0.159508</text:p>
          </table:table-cell>
          <table:table-cell office:value-type="float" office:value="0.158097" calcext:value-type="float">
            <text:p>0.158097</text:p>
          </table:table-cell>
          <table:table-cell office:value-type="float" office:value="0.159619" calcext:value-type="float">
            <text:p>0.159619</text:p>
          </table:table-cell>
          <table:table-cell office:value-type="float" office:value="0.165003" calcext:value-type="float">
            <text:p>0.165003</text:p>
          </table:table-cell>
          <table:table-cell table:number-columns-repeated="3"/>
          <table:table-cell office:value-type="float" office:value="0.167169" calcext:value-type="float">
            <text:p>0.167169</text:p>
          </table:table-cell>
          <table:table-cell office:value-type="float" office:value="0.16718" calcext:value-type="float">
            <text:p>0.1671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15963" calcext:value-type="float">
            <text:p>0.15963</text:p>
          </table:table-cell>
          <table:table-cell office:value-type="float" office:value="0.158074" calcext:value-type="float">
            <text:p>0.158074</text:p>
          </table:table-cell>
          <table:table-cell office:value-type="float" office:value="0.15953" calcext:value-type="float">
            <text:p>0.15953</text:p>
          </table:table-cell>
          <table:table-cell office:value-type="float" office:value="0.16499" calcext:value-type="float">
            <text:p>0.16499</text:p>
          </table:table-cell>
          <table:table-cell table:number-columns-repeated="3"/>
          <table:table-cell office:value-type="float" office:value="0.167031" calcext:value-type="float">
            <text:p>0.167031</text:p>
          </table:table-cell>
          <table:table-cell office:value-type="float" office:value="0.167041" calcext:value-type="float">
            <text:p>0.16704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159597" calcext:value-type="float">
            <text:p>0.159597</text:p>
          </table:table-cell>
          <table:table-cell office:value-type="float" office:value="0.158159" calcext:value-type="float">
            <text:p>0.158159</text:p>
          </table:table-cell>
          <table:table-cell office:value-type="float" office:value="0.159536" calcext:value-type="float">
            <text:p>0.159536</text:p>
          </table:table-cell>
          <table:table-cell office:value-type="float" office:value="0.164954" calcext:value-type="float">
            <text:p>0.164954</text:p>
          </table:table-cell>
          <table:table-cell table:number-columns-repeated="3"/>
          <table:table-cell office:value-type="float" office:value="0.1669" calcext:value-type="float">
            <text:p>0.1669</text:p>
          </table:table-cell>
          <table:table-cell office:value-type="float" office:value="0.166912" calcext:value-type="float">
            <text:p>0.1669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159372" calcext:value-type="float">
            <text:p>0.159372</text:p>
          </table:table-cell>
          <table:table-cell office:value-type="float" office:value="0.158192" calcext:value-type="float">
            <text:p>0.158192</text:p>
          </table:table-cell>
          <table:table-cell office:value-type="float" office:value="0.159535" calcext:value-type="float">
            <text:p>0.159535</text:p>
          </table:table-cell>
          <table:table-cell office:value-type="float" office:value="0.16494" calcext:value-type="float">
            <text:p>0.16494</text:p>
          </table:table-cell>
          <table:table-cell table:number-columns-repeated="3"/>
          <table:table-cell office:value-type="float" office:value="0.166775" calcext:value-type="float">
            <text:p>0.166775</text:p>
          </table:table-cell>
          <table:table-cell office:value-type="float" office:value="0.166787" calcext:value-type="float">
            <text:p>0.1667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159329" calcext:value-type="float">
            <text:p>0.159329</text:p>
          </table:table-cell>
          <table:table-cell office:value-type="float" office:value="0.158036" calcext:value-type="float">
            <text:p>0.158036</text:p>
          </table:table-cell>
          <table:table-cell office:value-type="float" office:value="0.159473" calcext:value-type="float">
            <text:p>0.159473</text:p>
          </table:table-cell>
          <table:table-cell office:value-type="float" office:value="0.164913" calcext:value-type="float">
            <text:p>0.164913</text:p>
          </table:table-cell>
          <table:table-cell table:number-columns-repeated="3"/>
          <table:table-cell office:value-type="float" office:value="0.166656" calcext:value-type="float">
            <text:p>0.166656</text:p>
          </table:table-cell>
          <table:table-cell office:value-type="float" office:value="0.166669" calcext:value-type="float">
            <text:p>0.16666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159361" calcext:value-type="float">
            <text:p>0.159361</text:p>
          </table:table-cell>
          <table:table-cell office:value-type="float" office:value="0.158205" calcext:value-type="float">
            <text:p>0.158205</text:p>
          </table:table-cell>
          <table:table-cell office:value-type="float" office:value="0.15948" calcext:value-type="float">
            <text:p>0.15948</text:p>
          </table:table-cell>
          <table:table-cell office:value-type="float" office:value="0.164905" calcext:value-type="float">
            <text:p>0.164905</text:p>
          </table:table-cell>
          <table:table-cell table:number-columns-repeated="3"/>
          <table:table-cell office:value-type="float" office:value="0.166543" calcext:value-type="float">
            <text:p>0.166543</text:p>
          </table:table-cell>
          <table:table-cell office:value-type="float" office:value="0.166557" calcext:value-type="float">
            <text:p>0.16655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159296" calcext:value-type="float">
            <text:p>0.159296</text:p>
          </table:table-cell>
          <table:table-cell office:value-type="float" office:value="0.158012" calcext:value-type="float">
            <text:p>0.158012</text:p>
          </table:table-cell>
          <table:table-cell office:value-type="float" office:value="0.159508" calcext:value-type="float">
            <text:p>0.159508</text:p>
          </table:table-cell>
          <table:table-cell office:value-type="float" office:value="0.164876" calcext:value-type="float">
            <text:p>0.164876</text:p>
          </table:table-cell>
          <table:table-cell table:number-columns-repeated="3"/>
          <table:table-cell office:value-type="float" office:value="0.166434" calcext:value-type="float">
            <text:p>0.166434</text:p>
          </table:table-cell>
          <table:table-cell office:value-type="float" office:value="0.166448" calcext:value-type="float">
            <text:p>0.1664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159284" calcext:value-type="float">
            <text:p>0.159284</text:p>
          </table:table-cell>
          <table:table-cell office:value-type="float" office:value="0.158013" calcext:value-type="float">
            <text:p>0.158013</text:p>
          </table:table-cell>
          <table:table-cell office:value-type="float" office:value="0.159469" calcext:value-type="float">
            <text:p>0.159469</text:p>
          </table:table-cell>
          <table:table-cell office:value-type="float" office:value="0.164874" calcext:value-type="float">
            <text:p>0.164874</text:p>
          </table:table-cell>
          <table:table-cell table:number-columns-repeated="3"/>
          <table:table-cell office:value-type="float" office:value="0.166332" calcext:value-type="float">
            <text:p>0.166332</text:p>
          </table:table-cell>
          <table:table-cell office:value-type="float" office:value="0.166346" calcext:value-type="float">
            <text:p>0.1663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159272" calcext:value-type="float">
            <text:p>0.159272</text:p>
          </table:table-cell>
          <table:table-cell office:value-type="float" office:value="0.15805" calcext:value-type="float">
            <text:p>0.15805</text:p>
          </table:table-cell>
          <table:table-cell office:value-type="float" office:value="0.159377" calcext:value-type="float">
            <text:p>0.159377</text:p>
          </table:table-cell>
          <table:table-cell office:value-type="float" office:value="0.164853" calcext:value-type="float">
            <text:p>0.164853</text:p>
          </table:table-cell>
          <table:table-cell table:number-columns-repeated="3"/>
          <table:table-cell office:value-type="float" office:value="0.166233" calcext:value-type="float">
            <text:p>0.166233</text:p>
          </table:table-cell>
          <table:table-cell office:value-type="float" office:value="0.166247" calcext:value-type="float">
            <text:p>0.16624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159284" calcext:value-type="float">
            <text:p>0.159284</text:p>
          </table:table-cell>
          <table:table-cell office:value-type="float" office:value="0.158003" calcext:value-type="float">
            <text:p>0.158003</text:p>
          </table:table-cell>
          <table:table-cell office:value-type="float" office:value="0.159502" calcext:value-type="float">
            <text:p>0.159502</text:p>
          </table:table-cell>
          <table:table-cell office:value-type="float" office:value="0.164819" calcext:value-type="float">
            <text:p>0.164819</text:p>
          </table:table-cell>
          <table:table-cell table:number-columns-repeated="3"/>
          <table:table-cell office:value-type="float" office:value="0.166139" calcext:value-type="float">
            <text:p>0.166139</text:p>
          </table:table-cell>
          <table:table-cell office:value-type="float" office:value="0.166154" calcext:value-type="float">
            <text:p>0.16615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159247" calcext:value-type="float">
            <text:p>0.159247</text:p>
          </table:table-cell>
          <table:table-cell office:value-type="float" office:value="0.15797" calcext:value-type="float">
            <text:p>0.15797</text:p>
          </table:table-cell>
          <table:table-cell office:value-type="float" office:value="0.159358" calcext:value-type="float">
            <text:p>0.159358</text:p>
          </table:table-cell>
          <table:table-cell office:value-type="float" office:value="0.164812" calcext:value-type="float">
            <text:p>0.164812</text:p>
          </table:table-cell>
          <table:table-cell table:number-columns-repeated="3"/>
          <table:table-cell office:value-type="float" office:value="0.166047" calcext:value-type="float">
            <text:p>0.166047</text:p>
          </table:table-cell>
          <table:table-cell office:value-type="float" office:value="0.166063" calcext:value-type="float">
            <text:p>0.16606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159219" calcext:value-type="float">
            <text:p>0.159219</text:p>
          </table:table-cell>
          <table:table-cell office:value-type="float" office:value="0.157959" calcext:value-type="float">
            <text:p>0.157959</text:p>
          </table:table-cell>
          <table:table-cell office:value-type="float" office:value="0.159367" calcext:value-type="float">
            <text:p>0.159367</text:p>
          </table:table-cell>
          <table:table-cell office:value-type="float" office:value="0.164784" calcext:value-type="float">
            <text:p>0.164784</text:p>
          </table:table-cell>
          <table:table-cell table:number-columns-repeated="3"/>
          <table:table-cell office:value-type="float" office:value="0.165959" calcext:value-type="float">
            <text:p>0.165959</text:p>
          </table:table-cell>
          <table:table-cell office:value-type="float" office:value="0.165974" calcext:value-type="float">
            <text:p>0.1659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159475" calcext:value-type="float">
            <text:p>0.159475</text:p>
          </table:table-cell>
          <table:table-cell office:value-type="float" office:value="0.157961" calcext:value-type="float">
            <text:p>0.157961</text:p>
          </table:table-cell>
          <table:table-cell office:value-type="float" office:value="0.159321" calcext:value-type="float">
            <text:p>0.159321</text:p>
          </table:table-cell>
          <table:table-cell office:value-type="float" office:value="0.164772" calcext:value-type="float">
            <text:p>0.164772</text:p>
          </table:table-cell>
          <table:table-cell table:number-columns-repeated="3"/>
          <table:table-cell office:value-type="float" office:value="0.165874" calcext:value-type="float">
            <text:p>0.165874</text:p>
          </table:table-cell>
          <table:table-cell office:value-type="float" office:value="0.165889" calcext:value-type="float">
            <text:p>0.1658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159196" calcext:value-type="float">
            <text:p>0.159196</text:p>
          </table:table-cell>
          <table:table-cell office:value-type="float" office:value="0.157975" calcext:value-type="float">
            <text:p>0.157975</text:p>
          </table:table-cell>
          <table:table-cell office:value-type="float" office:value="0.159359" calcext:value-type="float">
            <text:p>0.159359</text:p>
          </table:table-cell>
          <table:table-cell office:value-type="float" office:value="0.164755" calcext:value-type="float">
            <text:p>0.164755</text:p>
          </table:table-cell>
          <table:table-cell table:number-columns-repeated="3"/>
          <table:table-cell office:value-type="float" office:value="0.165792" calcext:value-type="float">
            <text:p>0.165792</text:p>
          </table:table-cell>
          <table:table-cell office:value-type="float" office:value="0.16581" calcext:value-type="float">
            <text:p>0.165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159161" calcext:value-type="float">
            <text:p>0.159161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59295" calcext:value-type="float">
            <text:p>0.159295</text:p>
          </table:table-cell>
          <table:table-cell office:value-type="float" office:value="0.164739" calcext:value-type="float">
            <text:p>0.164739</text:p>
          </table:table-cell>
          <table:table-cell table:number-columns-repeated="3"/>
          <table:table-cell office:value-type="float" office:value="0.165712" calcext:value-type="float">
            <text:p>0.165712</text:p>
          </table:table-cell>
          <table:table-cell office:value-type="float" office:value="0.165733" calcext:value-type="float">
            <text:p>0.1657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159147" calcext:value-type="float">
            <text:p>0.159147</text:p>
          </table:table-cell>
          <table:table-cell office:value-type="float" office:value="0.157975" calcext:value-type="float">
            <text:p>0.157975</text:p>
          </table:table-cell>
          <table:table-cell office:value-type="float" office:value="0.159362" calcext:value-type="float">
            <text:p>0.159362</text:p>
          </table:table-cell>
          <table:table-cell office:value-type="float" office:value="0.164725" calcext:value-type="float">
            <text:p>0.164725</text:p>
          </table:table-cell>
          <table:table-cell table:number-columns-repeated="3"/>
          <table:table-cell office:value-type="float" office:value="0.165635" calcext:value-type="float">
            <text:p>0.165635</text:p>
          </table:table-cell>
          <table:table-cell office:value-type="float" office:value="0.16566" calcext:value-type="float">
            <text:p>0.1656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159156" calcext:value-type="float">
            <text:p>0.159156</text:p>
          </table:table-cell>
          <table:table-cell office:value-type="float" office:value="0.157876" calcext:value-type="float">
            <text:p>0.157876</text:p>
          </table:table-cell>
          <table:table-cell office:value-type="float" office:value="0.159312" calcext:value-type="float">
            <text:p>0.159312</text:p>
          </table:table-cell>
          <table:table-cell office:value-type="float" office:value="0.164721" calcext:value-type="float">
            <text:p>0.164721</text:p>
          </table:table-cell>
          <table:table-cell table:number-columns-repeated="3"/>
          <table:table-cell office:value-type="float" office:value="0.16556" calcext:value-type="float">
            <text:p>0.16556</text:p>
          </table:table-cell>
          <table:table-cell office:value-type="float" office:value="0.165588" calcext:value-type="float">
            <text:p>0.16558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159184" calcext:value-type="float">
            <text:p>0.159184</text:p>
          </table:table-cell>
          <table:table-cell office:value-type="float" office:value="0.157865" calcext:value-type="float">
            <text:p>0.157865</text:p>
          </table:table-cell>
          <table:table-cell office:value-type="float" office:value="0.159251" calcext:value-type="float">
            <text:p>0.159251</text:p>
          </table:table-cell>
          <table:table-cell office:value-type="float" office:value="0.1647" calcext:value-type="float">
            <text:p>0.1647</text:p>
          </table:table-cell>
          <table:table-cell table:number-columns-repeated="3"/>
          <table:table-cell office:value-type="float" office:value="0.165487" calcext:value-type="float">
            <text:p>0.165487</text:p>
          </table:table-cell>
          <table:table-cell office:value-type="float" office:value="0.165517" calcext:value-type="float">
            <text:p>0.1655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159198" calcext:value-type="float">
            <text:p>0.159198</text:p>
          </table:table-cell>
          <table:table-cell office:value-type="float" office:value="0.157897" calcext:value-type="float">
            <text:p>0.157897</text:p>
          </table:table-cell>
          <table:table-cell office:value-type="float" office:value="0.159233" calcext:value-type="float">
            <text:p>0.159233</text:p>
          </table:table-cell>
          <table:table-cell office:value-type="float" office:value="0.164682" calcext:value-type="float">
            <text:p>0.164682</text:p>
          </table:table-cell>
          <table:table-cell table:number-columns-repeated="3"/>
          <table:table-cell office:value-type="float" office:value="0.165418" calcext:value-type="float">
            <text:p>0.165418</text:p>
          </table:table-cell>
          <table:table-cell office:value-type="float" office:value="0.165448" calcext:value-type="float">
            <text:p>0.1654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159118" calcext:value-type="float">
            <text:p>0.159118</text:p>
          </table:table-cell>
          <table:table-cell office:value-type="float" office:value="0.158051" calcext:value-type="float">
            <text:p>0.158051</text:p>
          </table:table-cell>
          <table:table-cell office:value-type="float" office:value="0.159255" calcext:value-type="float">
            <text:p>0.159255</text:p>
          </table:table-cell>
          <table:table-cell office:value-type="float" office:value="0.164679" calcext:value-type="float">
            <text:p>0.164679</text:p>
          </table:table-cell>
          <table:table-cell table:number-columns-repeated="3"/>
          <table:table-cell office:value-type="float" office:value="0.165353" calcext:value-type="float">
            <text:p>0.165353</text:p>
          </table:table-cell>
          <table:table-cell office:value-type="float" office:value="0.165381" calcext:value-type="float">
            <text:p>0.1653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159081" calcext:value-type="float">
            <text:p>0.159081</text:p>
          </table:table-cell>
          <table:table-cell office:value-type="float" office:value="0.157844" calcext:value-type="float">
            <text:p>0.157844</text:p>
          </table:table-cell>
          <table:table-cell office:value-type="float" office:value="0.159227" calcext:value-type="float">
            <text:p>0.159227</text:p>
          </table:table-cell>
          <table:table-cell office:value-type="float" office:value="0.164654" calcext:value-type="float">
            <text:p>0.164654</text:p>
          </table:table-cell>
          <table:table-cell table:number-columns-repeated="3"/>
          <table:table-cell office:value-type="float" office:value="0.16529" calcext:value-type="float">
            <text:p>0.16529</text:p>
          </table:table-cell>
          <table:table-cell office:value-type="float" office:value="0.165316" calcext:value-type="float">
            <text:p>0.1653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159093" calcext:value-type="float">
            <text:p>0.159093</text:p>
          </table:table-cell>
          <table:table-cell office:value-type="float" office:value="0.15788" calcext:value-type="float">
            <text:p>0.15788</text:p>
          </table:table-cell>
          <table:table-cell office:value-type="float" office:value="0.159198" calcext:value-type="float">
            <text:p>0.159198</text:p>
          </table:table-cell>
          <table:table-cell office:value-type="float" office:value="0.164652" calcext:value-type="float">
            <text:p>0.164652</text:p>
          </table:table-cell>
          <table:table-cell table:number-columns-repeated="3"/>
          <table:table-cell office:value-type="float" office:value="0.165228" calcext:value-type="float">
            <text:p>0.165228</text:p>
          </table:table-cell>
          <table:table-cell office:value-type="float" office:value="0.165253" calcext:value-type="float">
            <text:p>0.16525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159047" calcext:value-type="float">
            <text:p>0.159047</text:p>
          </table:table-cell>
          <table:table-cell office:value-type="float" office:value="0.157972" calcext:value-type="float">
            <text:p>0.157972</text:p>
          </table:table-cell>
          <table:table-cell office:value-type="float" office:value="0.159193" calcext:value-type="float">
            <text:p>0.159193</text:p>
          </table:table-cell>
          <table:table-cell office:value-type="float" office:value="0.164629" calcext:value-type="float">
            <text:p>0.164629</text:p>
          </table:table-cell>
          <table:table-cell table:number-columns-repeated="3"/>
          <table:table-cell office:value-type="float" office:value="0.165167" calcext:value-type="float">
            <text:p>0.165167</text:p>
          </table:table-cell>
          <table:table-cell office:value-type="float" office:value="0.16519" calcext:value-type="float">
            <text:p>0.165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159116" calcext:value-type="float">
            <text:p>0.159116</text:p>
          </table:table-cell>
          <table:table-cell office:value-type="float" office:value="0.157803" calcext:value-type="float">
            <text:p>0.157803</text:p>
          </table:table-cell>
          <table:table-cell office:value-type="float" office:value="0.159206" calcext:value-type="float">
            <text:p>0.159206</text:p>
          </table:table-cell>
          <table:table-cell office:value-type="float" office:value="0.164621" calcext:value-type="float">
            <text:p>0.164621</text:p>
          </table:table-cell>
          <table:table-cell table:number-columns-repeated="3"/>
          <table:table-cell office:value-type="float" office:value="0.165108" calcext:value-type="float">
            <text:p>0.165108</text:p>
          </table:table-cell>
          <table:table-cell office:value-type="float" office:value="0.165131" calcext:value-type="float">
            <text:p>0.1651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159054" calcext:value-type="float">
            <text:p>0.159054</text:p>
          </table:table-cell>
          <table:table-cell office:value-type="float" office:value="0.157917" calcext:value-type="float">
            <text:p>0.157917</text:p>
          </table:table-cell>
          <table:table-cell office:value-type="float" office:value="0.159197" calcext:value-type="float">
            <text:p>0.159197</text:p>
          </table:table-cell>
          <table:table-cell office:value-type="float" office:value="0.164604" calcext:value-type="float">
            <text:p>0.164604</text:p>
          </table:table-cell>
          <table:table-cell table:number-columns-repeated="3"/>
          <table:table-cell office:value-type="float" office:value="0.165049" calcext:value-type="float">
            <text:p>0.165049</text:p>
          </table:table-cell>
          <table:table-cell office:value-type="float" office:value="0.165076" calcext:value-type="float">
            <text:p>0.16507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159033" calcext:value-type="float">
            <text:p>0.159033</text:p>
          </table:table-cell>
          <table:table-cell office:value-type="float" office:value="0.157788" calcext:value-type="float">
            <text:p>0.157788</text:p>
          </table:table-cell>
          <table:table-cell office:value-type="float" office:value="0.159287" calcext:value-type="float">
            <text:p>0.159287</text:p>
          </table:table-cell>
          <table:table-cell office:value-type="float" office:value="0.1646" calcext:value-type="float">
            <text:p>0.1646</text:p>
          </table:table-cell>
          <table:table-cell table:number-columns-repeated="3"/>
          <table:table-cell office:value-type="float" office:value="0.164992" calcext:value-type="float">
            <text:p>0.164992</text:p>
          </table:table-cell>
          <table:table-cell office:value-type="float" office:value="0.165021" calcext:value-type="float">
            <text:p>0.1650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159106" calcext:value-type="float">
            <text:p>0.159106</text:p>
          </table:table-cell>
          <table:table-cell office:value-type="float" office:value="0.15777" calcext:value-type="float">
            <text:p>0.15777</text:p>
          </table:table-cell>
          <table:table-cell office:value-type="float" office:value="0.159139" calcext:value-type="float">
            <text:p>0.159139</text:p>
          </table:table-cell>
          <table:table-cell office:value-type="float" office:value="0.164613" calcext:value-type="float">
            <text:p>0.164613</text:p>
          </table:table-cell>
          <table:table-cell table:number-columns-repeated="3"/>
          <table:table-cell office:value-type="float" office:value="0.164936" calcext:value-type="float">
            <text:p>0.164936</text:p>
          </table:table-cell>
          <table:table-cell office:value-type="float" office:value="0.164967" calcext:value-type="float">
            <text:p>0.1649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159022" calcext:value-type="float">
            <text:p>0.159022</text:p>
          </table:table-cell>
          <table:table-cell office:value-type="float" office:value="0.157801" calcext:value-type="float">
            <text:p>0.157801</text:p>
          </table:table-cell>
          <table:table-cell office:value-type="float" office:value="0.159175" calcext:value-type="float">
            <text:p>0.159175</text:p>
          </table:table-cell>
          <table:table-cell office:value-type="float" office:value="0.164574" calcext:value-type="float">
            <text:p>0.164574</text:p>
          </table:table-cell>
          <table:table-cell table:number-columns-repeated="3"/>
          <table:table-cell office:value-type="float" office:value="0.164881" calcext:value-type="float">
            <text:p>0.164881</text:p>
          </table:table-cell>
          <table:table-cell office:value-type="float" office:value="0.164914" calcext:value-type="float">
            <text:p>0.1649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159004" calcext:value-type="float">
            <text:p>0.159004</text:p>
          </table:table-cell>
          <table:table-cell office:value-type="float" office:value="0.157839" calcext:value-type="float">
            <text:p>0.157839</text:p>
          </table:table-cell>
          <table:table-cell office:value-type="float" office:value="0.159136" calcext:value-type="float">
            <text:p>0.159136</text:p>
          </table:table-cell>
          <table:table-cell office:value-type="float" office:value="0.164562" calcext:value-type="float">
            <text:p>0.164562</text:p>
          </table:table-cell>
          <table:table-cell table:number-columns-repeated="3"/>
          <table:table-cell office:value-type="float" office:value="0.164827" calcext:value-type="float">
            <text:p>0.164827</text:p>
          </table:table-cell>
          <table:table-cell office:value-type="float" office:value="0.164862" calcext:value-type="float">
            <text:p>0.1648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158982" calcext:value-type="float">
            <text:p>0.158982</text:p>
          </table:table-cell>
          <table:table-cell office:value-type="float" office:value="0.157761" calcext:value-type="float">
            <text:p>0.157761</text:p>
          </table:table-cell>
          <table:table-cell office:value-type="float" office:value="0.159111" calcext:value-type="float">
            <text:p>0.159111</text:p>
          </table:table-cell>
          <table:table-cell office:value-type="float" office:value="0.164554" calcext:value-type="float">
            <text:p>0.164554</text:p>
          </table:table-cell>
          <table:table-cell table:number-columns-repeated="3"/>
          <table:table-cell office:value-type="float" office:value="0.164773" calcext:value-type="float">
            <text:p>0.164773</text:p>
          </table:table-cell>
          <table:table-cell office:value-type="float" office:value="0.16481" calcext:value-type="float">
            <text:p>0.164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159007" calcext:value-type="float">
            <text:p>0.159007</text:p>
          </table:table-cell>
          <table:table-cell office:value-type="float" office:value="0.15777" calcext:value-type="float">
            <text:p>0.15777</text:p>
          </table:table-cell>
          <table:table-cell office:value-type="float" office:value="0.15911" calcext:value-type="float">
            <text:p>0.15911</text:p>
          </table:table-cell>
          <table:table-cell office:value-type="float" office:value="0.164541" calcext:value-type="float">
            <text:p>0.164541</text:p>
          </table:table-cell>
          <table:table-cell table:number-columns-repeated="3"/>
          <table:table-cell office:value-type="float" office:value="0.164721" calcext:value-type="float">
            <text:p>0.164721</text:p>
          </table:table-cell>
          <table:table-cell office:value-type="float" office:value="0.164759" calcext:value-type="float">
            <text:p>0.1647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158934" calcext:value-type="float">
            <text:p>0.158934</text:p>
          </table:table-cell>
          <table:table-cell office:value-type="float" office:value="0.157716" calcext:value-type="float">
            <text:p>0.157716</text:p>
          </table:table-cell>
          <table:table-cell office:value-type="float" office:value="0.159253" calcext:value-type="float">
            <text:p>0.159253</text:p>
          </table:table-cell>
          <table:table-cell office:value-type="float" office:value="0.164526" calcext:value-type="float">
            <text:p>0.164526</text:p>
          </table:table-cell>
          <table:table-cell table:number-columns-repeated="3"/>
          <table:table-cell office:value-type="float" office:value="0.164669" calcext:value-type="float">
            <text:p>0.164669</text:p>
          </table:table-cell>
          <table:table-cell office:value-type="float" office:value="0.164711" calcext:value-type="float">
            <text:p>0.16471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159016" calcext:value-type="float">
            <text:p>0.159016</text:p>
          </table:table-cell>
          <table:table-cell office:value-type="float" office:value="0.157735" calcext:value-type="float">
            <text:p>0.157735</text:p>
          </table:table-cell>
          <table:table-cell office:value-type="float" office:value="0.159113" calcext:value-type="float">
            <text:p>0.159113</text:p>
          </table:table-cell>
          <table:table-cell office:value-type="float" office:value="0.164516" calcext:value-type="float">
            <text:p>0.164516</text:p>
          </table:table-cell>
          <table:table-cell table:number-columns-repeated="3"/>
          <table:table-cell office:value-type="float" office:value="0.164618" calcext:value-type="float">
            <text:p>0.164618</text:p>
          </table:table-cell>
          <table:table-cell office:value-type="float" office:value="0.164662" calcext:value-type="float">
            <text:p>0.1646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159033" calcext:value-type="float">
            <text:p>0.159033</text:p>
          </table:table-cell>
          <table:table-cell office:value-type="float" office:value="0.157803" calcext:value-type="float">
            <text:p>0.157803</text:p>
          </table:table-cell>
          <table:table-cell office:value-type="float" office:value="0.159071" calcext:value-type="float">
            <text:p>0.159071</text:p>
          </table:table-cell>
          <table:table-cell office:value-type="float" office:value="0.164504" calcext:value-type="float">
            <text:p>0.164504</text:p>
          </table:table-cell>
          <table:table-cell table:number-columns-repeated="3"/>
          <table:table-cell office:value-type="float" office:value="0.164567" calcext:value-type="float">
            <text:p>0.164567</text:p>
          </table:table-cell>
          <table:table-cell office:value-type="float" office:value="0.164614" calcext:value-type="float">
            <text:p>0.1646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158931" calcext:value-type="float">
            <text:p>0.158931</text:p>
          </table:table-cell>
          <table:table-cell office:value-type="float" office:value="0.157755" calcext:value-type="float">
            <text:p>0.157755</text:p>
          </table:table-cell>
          <table:table-cell office:value-type="float" office:value="0.159156" calcext:value-type="float">
            <text:p>0.159156</text:p>
          </table:table-cell>
          <table:table-cell office:value-type="float" office:value="0.164494" calcext:value-type="float">
            <text:p>0.164494</text:p>
          </table:table-cell>
          <table:table-cell table:number-columns-repeated="3"/>
          <table:table-cell office:value-type="float" office:value="0.164518" calcext:value-type="float">
            <text:p>0.164518</text:p>
          </table:table-cell>
          <table:table-cell office:value-type="float" office:value="0.164567" calcext:value-type="float">
            <text:p>0.1645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158919" calcext:value-type="float">
            <text:p>0.158919</text:p>
          </table:table-cell>
          <table:table-cell office:value-type="float" office:value="0.157724" calcext:value-type="float">
            <text:p>0.157724</text:p>
          </table:table-cell>
          <table:table-cell office:value-type="float" office:value="0.159081" calcext:value-type="float">
            <text:p>0.159081</text:p>
          </table:table-cell>
          <table:table-cell office:value-type="float" office:value="0.164484" calcext:value-type="float">
            <text:p>0.164484</text:p>
          </table:table-cell>
          <table:table-cell table:number-columns-repeated="3"/>
          <table:table-cell office:value-type="float" office:value="0.164469" calcext:value-type="float">
            <text:p>0.164469</text:p>
          </table:table-cell>
          <table:table-cell office:value-type="float" office:value="0.164519" calcext:value-type="float">
            <text:p>0.1645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158906" calcext:value-type="float">
            <text:p>0.158906</text:p>
          </table:table-cell>
          <table:table-cell office:value-type="float" office:value="0.157685" calcext:value-type="float">
            <text:p>0.157685</text:p>
          </table:table-cell>
          <table:table-cell office:value-type="float" office:value="0.159042" calcext:value-type="float">
            <text:p>0.159042</text:p>
          </table:table-cell>
          <table:table-cell office:value-type="float" office:value="0.164481" calcext:value-type="float">
            <text:p>0.164481</text:p>
          </table:table-cell>
          <table:table-cell table:number-columns-repeated="3"/>
          <table:table-cell office:value-type="float" office:value="0.16442" calcext:value-type="float">
            <text:p>0.16442</text:p>
          </table:table-cell>
          <table:table-cell office:value-type="float" office:value="0.164473" calcext:value-type="float">
            <text:p>0.16447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158925" calcext:value-type="float">
            <text:p>0.158925</text:p>
          </table:table-cell>
          <table:table-cell office:value-type="float" office:value="0.157706" calcext:value-type="float">
            <text:p>0.157706</text:p>
          </table:table-cell>
          <table:table-cell office:value-type="float" office:value="0.15903" calcext:value-type="float">
            <text:p>0.15903</text:p>
          </table:table-cell>
          <table:table-cell office:value-type="float" office:value="0.164463" calcext:value-type="float">
            <text:p>0.164463</text:p>
          </table:table-cell>
          <table:table-cell table:number-columns-repeated="3"/>
          <table:table-cell office:value-type="float" office:value="0.164374" calcext:value-type="float">
            <text:p>0.164374</text:p>
          </table:table-cell>
          <table:table-cell office:value-type="float" office:value="0.164427" calcext:value-type="float">
            <text:p>0.1644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158899" calcext:value-type="float">
            <text:p>0.158899</text:p>
          </table:table-cell>
          <table:table-cell office:value-type="float" office:value="0.157685" calcext:value-type="float">
            <text:p>0.157685</text:p>
          </table:table-cell>
          <table:table-cell office:value-type="float" office:value="0.159016" calcext:value-type="float">
            <text:p>0.159016</text:p>
          </table:table-cell>
          <table:table-cell office:value-type="float" office:value="0.164459" calcext:value-type="float">
            <text:p>0.164459</text:p>
          </table:table-cell>
          <table:table-cell table:number-columns-repeated="3"/>
          <table:table-cell office:value-type="float" office:value="0.164328" calcext:value-type="float">
            <text:p>0.164328</text:p>
          </table:table-cell>
          <table:table-cell office:value-type="float" office:value="0.164381" calcext:value-type="float">
            <text:p>0.1643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158881" calcext:value-type="float">
            <text:p>0.158881</text:p>
          </table:table-cell>
          <table:table-cell office:value-type="float" office:value="0.157665" calcext:value-type="float">
            <text:p>0.157665</text:p>
          </table:table-cell>
          <table:table-cell office:value-type="float" office:value="0.159021" calcext:value-type="float">
            <text:p>0.159021</text:p>
          </table:table-cell>
          <table:table-cell office:value-type="float" office:value="0.164458" calcext:value-type="float">
            <text:p>0.164458</text:p>
          </table:table-cell>
          <table:table-cell table:number-columns-repeated="3"/>
          <table:table-cell office:value-type="float" office:value="0.164282" calcext:value-type="float">
            <text:p>0.164282</text:p>
          </table:table-cell>
          <table:table-cell office:value-type="float" office:value="0.164336" calcext:value-type="float">
            <text:p>0.1643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158869" calcext:value-type="float">
            <text:p>0.158869</text:p>
          </table:table-cell>
          <table:table-cell office:value-type="float" office:value="0.157649" calcext:value-type="float">
            <text:p>0.157649</text:p>
          </table:table-cell>
          <table:table-cell office:value-type="float" office:value="0.159047" calcext:value-type="float">
            <text:p>0.159047</text:p>
          </table:table-cell>
          <table:table-cell office:value-type="float" office:value="0.164438" calcext:value-type="float">
            <text:p>0.164438</text:p>
          </table:table-cell>
          <table:table-cell table:number-columns-repeated="3"/>
          <table:table-cell office:value-type="float" office:value="0.164236" calcext:value-type="float">
            <text:p>0.164236</text:p>
          </table:table-cell>
          <table:table-cell office:value-type="float" office:value="0.164292" calcext:value-type="float">
            <text:p>0.1642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158889" calcext:value-type="float">
            <text:p>0.158889</text:p>
          </table:table-cell>
          <table:table-cell office:value-type="float" office:value="0.157808" calcext:value-type="float">
            <text:p>0.157808</text:p>
          </table:table-cell>
          <table:table-cell office:value-type="float" office:value="0.158994" calcext:value-type="float">
            <text:p>0.158994</text:p>
          </table:table-cell>
          <table:table-cell office:value-type="float" office:value="0.164423" calcext:value-type="float">
            <text:p>0.164423</text:p>
          </table:table-cell>
          <table:table-cell table:number-columns-repeated="3"/>
          <table:table-cell office:value-type="float" office:value="0.164191" calcext:value-type="float">
            <text:p>0.164191</text:p>
          </table:table-cell>
          <table:table-cell office:value-type="float" office:value="0.164248" calcext:value-type="float">
            <text:p>0.1642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15885" calcext:value-type="float">
            <text:p>0.15885</text:p>
          </table:table-cell>
          <table:table-cell office:value-type="float" office:value="0.157678" calcext:value-type="float">
            <text:p>0.157678</text:p>
          </table:table-cell>
          <table:table-cell office:value-type="float" office:value="0.159018" calcext:value-type="float">
            <text:p>0.159018</text:p>
          </table:table-cell>
          <table:table-cell office:value-type="float" office:value="0.164425" calcext:value-type="float">
            <text:p>0.164425</text:p>
          </table:table-cell>
          <table:table-cell table:number-columns-repeated="3"/>
          <table:table-cell office:value-type="float" office:value="0.164146" calcext:value-type="float">
            <text:p>0.164146</text:p>
          </table:table-cell>
          <table:table-cell office:value-type="float" office:value="0.164204" calcext:value-type="float">
            <text:p>0.16420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158871" calcext:value-type="float">
            <text:p>0.158871</text:p>
          </table:table-cell>
          <table:table-cell office:value-type="float" office:value="0.157784" calcext:value-type="float">
            <text:p>0.157784</text:p>
          </table:table-cell>
          <table:table-cell office:value-type="float" office:value="0.159057" calcext:value-type="float">
            <text:p>0.159057</text:p>
          </table:table-cell>
          <table:table-cell office:value-type="float" office:value="0.164444" calcext:value-type="float">
            <text:p>0.164444</text:p>
          </table:table-cell>
          <table:table-cell table:number-columns-repeated="3"/>
          <table:table-cell office:value-type="float" office:value="0.164103" calcext:value-type="float">
            <text:p>0.164103</text:p>
          </table:table-cell>
          <table:table-cell office:value-type="float" office:value="0.164161" calcext:value-type="float">
            <text:p>0.16416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158842" calcext:value-type="float">
            <text:p>0.158842</text:p>
          </table:table-cell>
          <table:table-cell office:value-type="float" office:value="0.157618" calcext:value-type="float">
            <text:p>0.157618</text:p>
          </table:table-cell>
          <table:table-cell office:value-type="float" office:value="0.158973" calcext:value-type="float">
            <text:p>0.158973</text:p>
          </table:table-cell>
          <table:table-cell office:value-type="float" office:value="0.164406" calcext:value-type="float">
            <text:p>0.164406</text:p>
          </table:table-cell>
          <table:table-cell table:number-columns-repeated="3"/>
          <table:table-cell office:value-type="float" office:value="0.164059" calcext:value-type="float">
            <text:p>0.164059</text:p>
          </table:table-cell>
          <table:table-cell office:value-type="float" office:value="0.164118" calcext:value-type="float">
            <text:p>0.16411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158825" calcext:value-type="float">
            <text:p>0.158825</text:p>
          </table:table-cell>
          <table:table-cell office:value-type="float" office:value="0.157633" calcext:value-type="float">
            <text:p>0.157633</text:p>
          </table:table-cell>
          <table:table-cell office:value-type="float" office:value="0.158975" calcext:value-type="float">
            <text:p>0.158975</text:p>
          </table:table-cell>
          <table:table-cell office:value-type="float" office:value="0.164411" calcext:value-type="float">
            <text:p>0.164411</text:p>
          </table:table-cell>
          <table:table-cell table:number-columns-repeated="3"/>
          <table:table-cell office:value-type="float" office:value="0.164016" calcext:value-type="float">
            <text:p>0.164016</text:p>
          </table:table-cell>
          <table:table-cell office:value-type="float" office:value="0.164076" calcext:value-type="float">
            <text:p>0.16407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158842" calcext:value-type="float">
            <text:p>0.158842</text:p>
          </table:table-cell>
          <table:table-cell office:value-type="float" office:value="0.157599" calcext:value-type="float">
            <text:p>0.157599</text:p>
          </table:table-cell>
          <table:table-cell office:value-type="float" office:value="0.158962" calcext:value-type="float">
            <text:p>0.158962</text:p>
          </table:table-cell>
          <table:table-cell office:value-type="float" office:value="0.16438" calcext:value-type="float">
            <text:p>0.16438</text:p>
          </table:table-cell>
          <table:table-cell table:number-columns-repeated="3"/>
          <table:table-cell office:value-type="float" office:value="0.163973" calcext:value-type="float">
            <text:p>0.163973</text:p>
          </table:table-cell>
          <table:table-cell office:value-type="float" office:value="0.164035" calcext:value-type="float">
            <text:p>0.16403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158811" calcext:value-type="float">
            <text:p>0.158811</text:p>
          </table:table-cell>
          <table:table-cell office:value-type="float" office:value="0.15761" calcext:value-type="float">
            <text:p>0.15761</text:p>
          </table:table-cell>
          <table:table-cell office:value-type="float" office:value="0.158964" calcext:value-type="float">
            <text:p>0.158964</text:p>
          </table:table-cell>
          <table:table-cell office:value-type="float" office:value="0.164378" calcext:value-type="float">
            <text:p>0.164378</text:p>
          </table:table-cell>
          <table:table-cell table:number-columns-repeated="3"/>
          <table:table-cell office:value-type="float" office:value="0.163931" calcext:value-type="float">
            <text:p>0.163931</text:p>
          </table:table-cell>
          <table:table-cell office:value-type="float" office:value="0.163994" calcext:value-type="float">
            <text:p>0.16399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158841" calcext:value-type="float">
            <text:p>0.158841</text:p>
          </table:table-cell>
          <table:table-cell office:value-type="float" office:value="0.157594" calcext:value-type="float">
            <text:p>0.157594</text:p>
          </table:table-cell>
          <table:table-cell office:value-type="float" office:value="0.158952" calcext:value-type="float">
            <text:p>0.158952</text:p>
          </table:table-cell>
          <table:table-cell office:value-type="float" office:value="0.164366" calcext:value-type="float">
            <text:p>0.164366</text:p>
          </table:table-cell>
          <table:table-cell table:number-columns-repeated="3"/>
          <table:table-cell office:value-type="float" office:value="0.163892" calcext:value-type="float">
            <text:p>0.163892</text:p>
          </table:table-cell>
          <table:table-cell office:value-type="float" office:value="0.163955" calcext:value-type="float">
            <text:p>0.1639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158787" calcext:value-type="float">
            <text:p>0.158787</text:p>
          </table:table-cell>
          <table:table-cell office:value-type="float" office:value="0.157591" calcext:value-type="float">
            <text:p>0.157591</text:p>
          </table:table-cell>
          <table:table-cell office:value-type="float" office:value="0.158924" calcext:value-type="float">
            <text:p>0.158924</text:p>
          </table:table-cell>
          <table:table-cell office:value-type="float" office:value="0.164357" calcext:value-type="float">
            <text:p>0.164357</text:p>
          </table:table-cell>
          <table:table-cell table:number-columns-repeated="3"/>
          <table:table-cell office:value-type="float" office:value="0.163852" calcext:value-type="float">
            <text:p>0.163852</text:p>
          </table:table-cell>
          <table:table-cell office:value-type="float" office:value="0.163916" calcext:value-type="float">
            <text:p>0.1639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158801" calcext:value-type="float">
            <text:p>0.158801</text:p>
          </table:table-cell>
          <table:table-cell office:value-type="float" office:value="0.157617" calcext:value-type="float">
            <text:p>0.157617</text:p>
          </table:table-cell>
          <table:table-cell office:value-type="float" office:value="0.158913" calcext:value-type="float">
            <text:p>0.158913</text:p>
          </table:table-cell>
          <table:table-cell office:value-type="float" office:value="0.164363" calcext:value-type="float">
            <text:p>0.164363</text:p>
          </table:table-cell>
          <table:table-cell table:number-columns-repeated="3"/>
          <table:table-cell office:value-type="float" office:value="0.163814" calcext:value-type="float">
            <text:p>0.163814</text:p>
          </table:table-cell>
          <table:table-cell office:value-type="float" office:value="0.163877" calcext:value-type="float">
            <text:p>0.1638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158775" calcext:value-type="float">
            <text:p>0.158775</text:p>
          </table:table-cell>
          <table:table-cell office:value-type="float" office:value="0.157585" calcext:value-type="float">
            <text:p>0.157585</text:p>
          </table:table-cell>
          <table:table-cell office:value-type="float" office:value="0.15891" calcext:value-type="float">
            <text:p>0.15891</text:p>
          </table:table-cell>
          <table:table-cell office:value-type="float" office:value="0.164361" calcext:value-type="float">
            <text:p>0.164361</text:p>
          </table:table-cell>
          <table:table-cell table:number-columns-repeated="3"/>
          <table:table-cell office:value-type="float" office:value="0.163775" calcext:value-type="float">
            <text:p>0.163775</text:p>
          </table:table-cell>
          <table:table-cell office:value-type="float" office:value="0.16384" calcext:value-type="float">
            <text:p>0.1638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158752" calcext:value-type="float">
            <text:p>0.158752</text:p>
          </table:table-cell>
          <table:table-cell office:value-type="float" office:value="0.157581" calcext:value-type="float">
            <text:p>0.157581</text:p>
          </table:table-cell>
          <table:table-cell office:value-type="float" office:value="0.158911" calcext:value-type="float">
            <text:p>0.158911</text:p>
          </table:table-cell>
          <table:table-cell office:value-type="float" office:value="0.164333" calcext:value-type="float">
            <text:p>0.164333</text:p>
          </table:table-cell>
          <table:table-cell table:number-columns-repeated="3"/>
          <table:table-cell office:value-type="float" office:value="0.163738" calcext:value-type="float">
            <text:p>0.163738</text:p>
          </table:table-cell>
          <table:table-cell office:value-type="float" office:value="0.163804" calcext:value-type="float">
            <text:p>0.16380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158774" calcext:value-type="float">
            <text:p>0.158774</text:p>
          </table:table-cell>
          <table:table-cell office:value-type="float" office:value="0.157558" calcext:value-type="float">
            <text:p>0.157558</text:p>
          </table:table-cell>
          <table:table-cell office:value-type="float" office:value="0.158892" calcext:value-type="float">
            <text:p>0.158892</text:p>
          </table:table-cell>
          <table:table-cell office:value-type="float" office:value="0.164329" calcext:value-type="float">
            <text:p>0.164329</text:p>
          </table:table-cell>
          <table:table-cell table:number-columns-repeated="3"/>
          <table:table-cell office:value-type="float" office:value="0.1637" calcext:value-type="float">
            <text:p>0.1637</text:p>
          </table:table-cell>
          <table:table-cell office:value-type="float" office:value="0.163768" calcext:value-type="float">
            <text:p>0.1637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158771" calcext:value-type="float">
            <text:p>0.158771</text:p>
          </table:table-cell>
          <table:table-cell office:value-type="float" office:value="0.157556" calcext:value-type="float">
            <text:p>0.157556</text:p>
          </table:table-cell>
          <table:table-cell office:value-type="float" office:value="0.158983" calcext:value-type="float">
            <text:p>0.158983</text:p>
          </table:table-cell>
          <table:table-cell office:value-type="float" office:value="0.164316" calcext:value-type="float">
            <text:p>0.164316</text:p>
          </table:table-cell>
          <table:table-cell table:number-columns-repeated="3"/>
          <table:table-cell office:value-type="float" office:value="0.163662" calcext:value-type="float">
            <text:p>0.163662</text:p>
          </table:table-cell>
          <table:table-cell office:value-type="float" office:value="0.163733" calcext:value-type="float">
            <text:p>0.1637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158829" calcext:value-type="float">
            <text:p>0.158829</text:p>
          </table:table-cell>
          <table:table-cell office:value-type="float" office:value="0.157659" calcext:value-type="float">
            <text:p>0.157659</text:p>
          </table:table-cell>
          <table:table-cell office:value-type="float" office:value="0.158888" calcext:value-type="float">
            <text:p>0.158888</text:p>
          </table:table-cell>
          <table:table-cell office:value-type="float" office:value="0.164309" calcext:value-type="float">
            <text:p>0.164309</text:p>
          </table:table-cell>
          <table:table-cell table:number-columns-repeated="3"/>
          <table:table-cell office:value-type="float" office:value="0.163625" calcext:value-type="float">
            <text:p>0.163625</text:p>
          </table:table-cell>
          <table:table-cell office:value-type="float" office:value="0.163698" calcext:value-type="float">
            <text:p>0.16369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158725" calcext:value-type="float">
            <text:p>0.158725</text:p>
          </table:table-cell>
          <table:table-cell office:value-type="float" office:value="0.157592" calcext:value-type="float">
            <text:p>0.157592</text:p>
          </table:table-cell>
          <table:table-cell office:value-type="float" office:value="0.15895" calcext:value-type="float">
            <text:p>0.15895</text:p>
          </table:table-cell>
          <table:table-cell office:value-type="float" office:value="0.164307" calcext:value-type="float">
            <text:p>0.164307</text:p>
          </table:table-cell>
          <table:table-cell table:number-columns-repeated="3"/>
          <table:table-cell office:value-type="float" office:value="0.163589" calcext:value-type="float">
            <text:p>0.163589</text:p>
          </table:table-cell>
          <table:table-cell office:value-type="float" office:value="0.163662" calcext:value-type="float">
            <text:p>0.1636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158931" calcext:value-type="float">
            <text:p>0.158931</text:p>
          </table:table-cell>
          <table:table-cell office:value-type="float" office:value="0.157546" calcext:value-type="float">
            <text:p>0.157546</text:p>
          </table:table-cell>
          <table:table-cell office:value-type="float" office:value="0.158887" calcext:value-type="float">
            <text:p>0.158887</text:p>
          </table:table-cell>
          <table:table-cell office:value-type="float" office:value="0.164295" calcext:value-type="float">
            <text:p>0.164295</text:p>
          </table:table-cell>
          <table:table-cell table:number-columns-repeated="3"/>
          <table:table-cell office:value-type="float" office:value="0.163553" calcext:value-type="float">
            <text:p>0.163553</text:p>
          </table:table-cell>
          <table:table-cell office:value-type="float" office:value="0.163628" calcext:value-type="float">
            <text:p>0.1636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158705" calcext:value-type="float">
            <text:p>0.158705</text:p>
          </table:table-cell>
          <table:table-cell office:value-type="float" office:value="0.157607" calcext:value-type="float">
            <text:p>0.157607</text:p>
          </table:table-cell>
          <table:table-cell office:value-type="float" office:value="0.158854" calcext:value-type="float">
            <text:p>0.158854</text:p>
          </table:table-cell>
          <table:table-cell office:value-type="float" office:value="0.164288" calcext:value-type="float">
            <text:p>0.164288</text:p>
          </table:table-cell>
          <table:table-cell table:number-columns-repeated="3"/>
          <table:table-cell office:value-type="float" office:value="0.163518" calcext:value-type="float">
            <text:p>0.163518</text:p>
          </table:table-cell>
          <table:table-cell office:value-type="float" office:value="0.163592" calcext:value-type="float">
            <text:p>0.1635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158713" calcext:value-type="float">
            <text:p>0.158713</text:p>
          </table:table-cell>
          <table:table-cell office:value-type="float" office:value="0.157633" calcext:value-type="float">
            <text:p>0.157633</text:p>
          </table:table-cell>
          <table:table-cell office:value-type="float" office:value="0.158864" calcext:value-type="float">
            <text:p>0.158864</text:p>
          </table:table-cell>
          <table:table-cell office:value-type="float" office:value="0.164279" calcext:value-type="float">
            <text:p>0.164279</text:p>
          </table:table-cell>
          <table:table-cell table:number-columns-repeated="3"/>
          <table:table-cell office:value-type="float" office:value="0.163482" calcext:value-type="float">
            <text:p>0.163482</text:p>
          </table:table-cell>
          <table:table-cell office:value-type="float" office:value="0.163559" calcext:value-type="float">
            <text:p>0.1635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158684" calcext:value-type="float">
            <text:p>0.158684</text:p>
          </table:table-cell>
          <table:table-cell office:value-type="float" office:value="0.157551" calcext:value-type="float">
            <text:p>0.157551</text:p>
          </table:table-cell>
          <table:table-cell office:value-type="float" office:value="0.158896" calcext:value-type="float">
            <text:p>0.158896</text:p>
          </table:table-cell>
          <table:table-cell office:value-type="float" office:value="0.164273" calcext:value-type="float">
            <text:p>0.164273</text:p>
          </table:table-cell>
          <table:table-cell table:number-columns-repeated="3"/>
          <table:table-cell office:value-type="float" office:value="0.163447" calcext:value-type="float">
            <text:p>0.163447</text:p>
          </table:table-cell>
          <table:table-cell office:value-type="float" office:value="0.163526" calcext:value-type="float">
            <text:p>0.1635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158735" calcext:value-type="float">
            <text:p>0.158735</text:p>
          </table:table-cell>
          <table:table-cell office:value-type="float" office:value="0.157513" calcext:value-type="float">
            <text:p>0.157513</text:p>
          </table:table-cell>
          <table:table-cell office:value-type="float" office:value="0.158846" calcext:value-type="float">
            <text:p>0.158846</text:p>
          </table:table-cell>
          <table:table-cell office:value-type="float" office:value="0.164267" calcext:value-type="float">
            <text:p>0.164267</text:p>
          </table:table-cell>
          <table:table-cell table:number-columns-repeated="3"/>
          <table:table-cell office:value-type="float" office:value="0.163413" calcext:value-type="float">
            <text:p>0.163413</text:p>
          </table:table-cell>
          <table:table-cell office:value-type="float" office:value="0.163493" calcext:value-type="float">
            <text:p>0.16349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158679" calcext:value-type="float">
            <text:p>0.158679</text:p>
          </table:table-cell>
          <table:table-cell office:value-type="float" office:value="0.157575" calcext:value-type="float">
            <text:p>0.157575</text:p>
          </table:table-cell>
          <table:table-cell office:value-type="float" office:value="0.158883" calcext:value-type="float">
            <text:p>0.158883</text:p>
          </table:table-cell>
          <table:table-cell office:value-type="float" office:value="0.16426" calcext:value-type="float">
            <text:p>0.16426</text:p>
          </table:table-cell>
          <table:table-cell table:number-columns-repeated="3"/>
          <table:table-cell office:value-type="float" office:value="0.163378" calcext:value-type="float">
            <text:p>0.163378</text:p>
          </table:table-cell>
          <table:table-cell office:value-type="float" office:value="0.16346" calcext:value-type="float">
            <text:p>0.163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58663" calcext:value-type="float">
            <text:p>0.158663</text:p>
          </table:table-cell>
          <table:table-cell office:value-type="float" office:value="0.157562" calcext:value-type="float">
            <text:p>0.157562</text:p>
          </table:table-cell>
          <table:table-cell office:value-type="float" office:value="0.158828" calcext:value-type="float">
            <text:p>0.158828</text:p>
          </table:table-cell>
          <table:table-cell office:value-type="float" office:value="0.164259" calcext:value-type="float">
            <text:p>0.164259</text:p>
          </table:table-cell>
          <table:table-cell table:number-columns-repeated="3"/>
          <table:table-cell office:value-type="float" office:value="0.163343" calcext:value-type="float">
            <text:p>0.163343</text:p>
          </table:table-cell>
          <table:table-cell office:value-type="float" office:value="0.163426" calcext:value-type="float">
            <text:p>0.1634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642" calcext:value-type="float">
            <text:p>0.158642</text:p>
          </table:table-cell>
          <table:table-cell office:value-type="float" office:value="0.157507" calcext:value-type="float">
            <text:p>0.157507</text:p>
          </table:table-cell>
          <table:table-cell office:value-type="float" office:value="0.158857" calcext:value-type="float">
            <text:p>0.158857</text:p>
          </table:table-cell>
          <table:table-cell office:value-type="float" office:value="0.164246" calcext:value-type="float">
            <text:p>0.164246</text:p>
          </table:table-cell>
          <table:table-cell table:number-columns-repeated="3"/>
          <table:table-cell office:value-type="float" office:value="0.163308" calcext:value-type="float">
            <text:p>0.163308</text:p>
          </table:table-cell>
          <table:table-cell office:value-type="float" office:value="0.163392" calcext:value-type="float">
            <text:p>0.1633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673" calcext:value-type="float">
            <text:p>0.158673</text:p>
          </table:table-cell>
          <table:table-cell office:value-type="float" office:value="0.157502" calcext:value-type="float">
            <text:p>0.157502</text:p>
          </table:table-cell>
          <table:table-cell office:value-type="float" office:value="0.158888" calcext:value-type="float">
            <text:p>0.158888</text:p>
          </table:table-cell>
          <table:table-cell office:value-type="float" office:value="0.164247" calcext:value-type="float">
            <text:p>0.164247</text:p>
          </table:table-cell>
          <table:table-cell table:number-columns-repeated="3"/>
          <table:table-cell office:value-type="float" office:value="0.163276" calcext:value-type="float">
            <text:p>0.163276</text:p>
          </table:table-cell>
          <table:table-cell office:value-type="float" office:value="0.16336" calcext:value-type="float">
            <text:p>0.163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627" calcext:value-type="float">
            <text:p>0.158627</text:p>
          </table:table-cell>
          <table:table-cell office:value-type="float" office:value="0.157495" calcext:value-type="float">
            <text:p>0.157495</text:p>
          </table:table-cell>
          <table:table-cell office:value-type="float" office:value="0.158813" calcext:value-type="float">
            <text:p>0.158813</text:p>
          </table:table-cell>
          <table:table-cell office:value-type="float" office:value="0.164231" calcext:value-type="float">
            <text:p>0.164231</text:p>
          </table:table-cell>
          <table:table-cell table:number-columns-repeated="3"/>
          <table:table-cell office:value-type="float" office:value="0.163243" calcext:value-type="float">
            <text:p>0.163243</text:p>
          </table:table-cell>
          <table:table-cell office:value-type="float" office:value="0.163328" calcext:value-type="float">
            <text:p>0.1633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625" calcext:value-type="float">
            <text:p>0.158625</text:p>
          </table:table-cell>
          <table:table-cell office:value-type="float" office:value="0.157777" calcext:value-type="float">
            <text:p>0.157777</text:p>
          </table:table-cell>
          <table:table-cell office:value-type="float" office:value="0.158803" calcext:value-type="float">
            <text:p>0.158803</text:p>
          </table:table-cell>
          <table:table-cell office:value-type="float" office:value="0.164224" calcext:value-type="float">
            <text:p>0.164224</text:p>
          </table:table-cell>
          <table:table-cell table:number-columns-repeated="3"/>
          <table:table-cell office:value-type="float" office:value="0.16321" calcext:value-type="float">
            <text:p>0.16321</text:p>
          </table:table-cell>
          <table:table-cell office:value-type="float" office:value="0.163295" calcext:value-type="float">
            <text:p>0.16329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64" calcext:value-type="float">
            <text:p>0.15864</text:p>
          </table:table-cell>
          <table:table-cell office:value-type="float" office:value="0.157507" calcext:value-type="float">
            <text:p>0.157507</text:p>
          </table:table-cell>
          <table:table-cell office:value-type="float" office:value="0.15879" calcext:value-type="float">
            <text:p>0.15879</text:p>
          </table:table-cell>
          <table:table-cell office:value-type="float" office:value="0.164217" calcext:value-type="float">
            <text:p>0.164217</text:p>
          </table:table-cell>
          <table:table-cell table:number-columns-repeated="3"/>
          <table:table-cell office:value-type="float" office:value="0.163178" calcext:value-type="float">
            <text:p>0.163178</text:p>
          </table:table-cell>
          <table:table-cell office:value-type="float" office:value="0.163264" calcext:value-type="float">
            <text:p>0.1632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612" calcext:value-type="float">
            <text:p>0.158612</text:p>
          </table:table-cell>
          <table:table-cell office:value-type="float" office:value="0.157523" calcext:value-type="float">
            <text:p>0.157523</text:p>
          </table:table-cell>
          <table:table-cell office:value-type="float" office:value="0.158789" calcext:value-type="float">
            <text:p>0.158789</text:p>
          </table:table-cell>
          <table:table-cell office:value-type="float" office:value="0.164212" calcext:value-type="float">
            <text:p>0.164212</text:p>
          </table:table-cell>
          <table:table-cell table:number-columns-repeated="3"/>
          <table:table-cell office:value-type="float" office:value="0.163146" calcext:value-type="float">
            <text:p>0.163146</text:p>
          </table:table-cell>
          <table:table-cell office:value-type="float" office:value="0.163232" calcext:value-type="float">
            <text:p>0.16323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666" calcext:value-type="float">
            <text:p>0.158666</text:p>
          </table:table-cell>
          <table:table-cell office:value-type="float" office:value="0.157467" calcext:value-type="float">
            <text:p>0.157467</text:p>
          </table:table-cell>
          <table:table-cell office:value-type="float" office:value="0.158786" calcext:value-type="float">
            <text:p>0.158786</text:p>
          </table:table-cell>
          <table:table-cell office:value-type="float" office:value="0.164214" calcext:value-type="float">
            <text:p>0.164214</text:p>
          </table:table-cell>
          <table:table-cell table:number-columns-repeated="3"/>
          <table:table-cell office:value-type="float" office:value="0.163114" calcext:value-type="float">
            <text:p>0.163114</text:p>
          </table:table-cell>
          <table:table-cell office:value-type="float" office:value="0.163201" calcext:value-type="float">
            <text:p>0.1632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95" calcext:value-type="float">
            <text:p>0.158595</text:p>
          </table:table-cell>
          <table:table-cell office:value-type="float" office:value="0.157496" calcext:value-type="float">
            <text:p>0.157496</text:p>
          </table:table-cell>
          <table:table-cell office:value-type="float" office:value="0.158779" calcext:value-type="float">
            <text:p>0.158779</text:p>
          </table:table-cell>
          <table:table-cell office:value-type="float" office:value="0.164199" calcext:value-type="float">
            <text:p>0.164199</text:p>
          </table:table-cell>
          <table:table-cell table:number-columns-repeated="3"/>
          <table:table-cell office:value-type="float" office:value="0.163083" calcext:value-type="float">
            <text:p>0.163083</text:p>
          </table:table-cell>
          <table:table-cell office:value-type="float" office:value="0.163169" calcext:value-type="float">
            <text:p>0.16316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619" calcext:value-type="float">
            <text:p>0.158619</text:p>
          </table:table-cell>
          <table:table-cell office:value-type="float" office:value="0.157495" calcext:value-type="float">
            <text:p>0.157495</text:p>
          </table:table-cell>
          <table:table-cell office:value-type="float" office:value="0.158766" calcext:value-type="float">
            <text:p>0.158766</text:p>
          </table:table-cell>
          <table:table-cell office:value-type="float" office:value="0.164197" calcext:value-type="float">
            <text:p>0.164197</text:p>
          </table:table-cell>
          <table:table-cell table:number-columns-repeated="3"/>
          <table:table-cell office:value-type="float" office:value="0.163052" calcext:value-type="float">
            <text:p>0.163052</text:p>
          </table:table-cell>
          <table:table-cell office:value-type="float" office:value="0.163139" calcext:value-type="float">
            <text:p>0.1631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85" calcext:value-type="float">
            <text:p>0.158585</text:p>
          </table:table-cell>
          <table:table-cell office:value-type="float" office:value="0.157479" calcext:value-type="float">
            <text:p>0.157479</text:p>
          </table:table-cell>
          <table:table-cell office:value-type="float" office:value="0.158762" calcext:value-type="float">
            <text:p>0.158762</text:p>
          </table:table-cell>
          <table:table-cell office:value-type="float" office:value="0.164186" calcext:value-type="float">
            <text:p>0.164186</text:p>
          </table:table-cell>
          <table:table-cell table:number-columns-repeated="3"/>
          <table:table-cell office:value-type="float" office:value="0.163021" calcext:value-type="float">
            <text:p>0.163021</text:p>
          </table:table-cell>
          <table:table-cell office:value-type="float" office:value="0.163108" calcext:value-type="float">
            <text:p>0.1631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95" calcext:value-type="float">
            <text:p>0.158595</text:p>
          </table:table-cell>
          <table:table-cell office:value-type="float" office:value="0.157462" calcext:value-type="float">
            <text:p>0.157462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164199" calcext:value-type="float">
            <text:p>0.164199</text:p>
          </table:table-cell>
          <table:table-cell table:number-columns-repeated="3"/>
          <table:table-cell office:value-type="float" office:value="0.16299" calcext:value-type="float">
            <text:p>0.16299</text:p>
          </table:table-cell>
          <table:table-cell office:value-type="float" office:value="0.163077" calcext:value-type="float">
            <text:p>0.1630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74" calcext:value-type="float">
            <text:p>0.158574</text:p>
          </table:table-cell>
          <table:table-cell office:value-type="float" office:value="0.157433" calcext:value-type="float">
            <text:p>0.157433</text:p>
          </table:table-cell>
          <table:table-cell office:value-type="float" office:value="0.15875" calcext:value-type="float">
            <text:p>0.15875</text:p>
          </table:table-cell>
          <table:table-cell office:value-type="float" office:value="0.164175" calcext:value-type="float">
            <text:p>0.164175</text:p>
          </table:table-cell>
          <table:table-cell table:number-columns-repeated="3"/>
          <table:table-cell office:value-type="float" office:value="0.162959" calcext:value-type="float">
            <text:p>0.162959</text:p>
          </table:table-cell>
          <table:table-cell office:value-type="float" office:value="0.163046" calcext:value-type="float">
            <text:p>0.1630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72" calcext:value-type="float">
            <text:p>0.158572</text:p>
          </table:table-cell>
          <table:table-cell office:value-type="float" office:value="0.157444" calcext:value-type="float">
            <text:p>0.157444</text:p>
          </table:table-cell>
          <table:table-cell office:value-type="float" office:value="0.158747" calcext:value-type="float">
            <text:p>0.158747</text:p>
          </table:table-cell>
          <table:table-cell office:value-type="float" office:value="0.164173" calcext:value-type="float">
            <text:p>0.164173</text:p>
          </table:table-cell>
          <table:table-cell table:number-columns-repeated="3"/>
          <table:table-cell office:value-type="float" office:value="0.162929" calcext:value-type="float">
            <text:p>0.162929</text:p>
          </table:table-cell>
          <table:table-cell office:value-type="float" office:value="0.163016" calcext:value-type="float">
            <text:p>0.1630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97" calcext:value-type="float">
            <text:p>0.158597</text:p>
          </table:table-cell>
          <table:table-cell office:value-type="float" office:value="0.157433" calcext:value-type="float">
            <text:p>0.157433</text:p>
          </table:table-cell>
          <table:table-cell office:value-type="float" office:value="0.158753" calcext:value-type="float">
            <text:p>0.158753</text:p>
          </table:table-cell>
          <table:table-cell office:value-type="float" office:value="0.164161" calcext:value-type="float">
            <text:p>0.164161</text:p>
          </table:table-cell>
          <table:table-cell table:number-columns-repeated="3"/>
          <table:table-cell office:value-type="float" office:value="0.162898" calcext:value-type="float">
            <text:p>0.162898</text:p>
          </table:table-cell>
          <table:table-cell office:value-type="float" office:value="0.162986" calcext:value-type="float">
            <text:p>0.16298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58" calcext:value-type="float">
            <text:p>0.158558</text:p>
          </table:table-cell>
          <table:table-cell office:value-type="float" office:value="0.157439" calcext:value-type="float">
            <text:p>0.157439</text:p>
          </table:table-cell>
          <table:table-cell office:value-type="float" office:value="0.158754" calcext:value-type="float">
            <text:p>0.158754</text:p>
          </table:table-cell>
          <table:table-cell office:value-type="float" office:value="0.164158" calcext:value-type="float">
            <text:p>0.164158</text:p>
          </table:table-cell>
          <table:table-cell table:number-columns-repeated="3"/>
          <table:table-cell office:value-type="float" office:value="0.162869" calcext:value-type="float">
            <text:p>0.162869</text:p>
          </table:table-cell>
          <table:table-cell office:value-type="float" office:value="0.162956" calcext:value-type="float">
            <text:p>0.16295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52" calcext:value-type="float">
            <text:p>0.158552</text:p>
          </table:table-cell>
          <table:table-cell office:value-type="float" office:value="0.157478" calcext:value-type="float">
            <text:p>0.157478</text:p>
          </table:table-cell>
          <table:table-cell office:value-type="float" office:value="0.158731" calcext:value-type="float">
            <text:p>0.158731</text:p>
          </table:table-cell>
          <table:table-cell office:value-type="float" office:value="0.164151" calcext:value-type="float">
            <text:p>0.164151</text:p>
          </table:table-cell>
          <table:table-cell table:number-columns-repeated="3"/>
          <table:table-cell office:value-type="float" office:value="0.16284" calcext:value-type="float">
            <text:p>0.16284</text:p>
          </table:table-cell>
          <table:table-cell office:value-type="float" office:value="0.162927" calcext:value-type="float">
            <text:p>0.1629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54" calcext:value-type="float">
            <text:p>0.158554</text:p>
          </table:table-cell>
          <table:table-cell office:value-type="float" office:value="0.157472" calcext:value-type="float">
            <text:p>0.157472</text:p>
          </table:table-cell>
          <table:table-cell office:value-type="float" office:value="0.158722" calcext:value-type="float">
            <text:p>0.158722</text:p>
          </table:table-cell>
          <table:table-cell office:value-type="float" office:value="0.164146" calcext:value-type="float">
            <text:p>0.164146</text:p>
          </table:table-cell>
          <table:table-cell table:number-columns-repeated="3"/>
          <table:table-cell office:value-type="float" office:value="0.162812" calcext:value-type="float">
            <text:p>0.162812</text:p>
          </table:table-cell>
          <table:table-cell office:value-type="float" office:value="0.162897" calcext:value-type="float">
            <text:p>0.1628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42" calcext:value-type="float">
            <text:p>0.158542</text:p>
          </table:table-cell>
          <table:table-cell office:value-type="float" office:value="0.157435" calcext:value-type="float">
            <text:p>0.157435</text:p>
          </table:table-cell>
          <table:table-cell office:value-type="float" office:value="0.158716" calcext:value-type="float">
            <text:p>0.158716</text:p>
          </table:table-cell>
          <table:table-cell office:value-type="float" office:value="0.164152" calcext:value-type="float">
            <text:p>0.164152</text:p>
          </table:table-cell>
          <table:table-cell table:number-columns-repeated="3"/>
          <table:table-cell office:value-type="float" office:value="0.162783" calcext:value-type="float">
            <text:p>0.162783</text:p>
          </table:table-cell>
          <table:table-cell office:value-type="float" office:value="0.162867" calcext:value-type="float">
            <text:p>0.1628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31" calcext:value-type="float">
            <text:p>0.158531</text:p>
          </table:table-cell>
          <table:table-cell office:value-type="float" office:value="0.157419" calcext:value-type="float">
            <text:p>0.157419</text:p>
          </table:table-cell>
          <table:table-cell office:value-type="float" office:value="0.15872" calcext:value-type="float">
            <text:p>0.15872</text:p>
          </table:table-cell>
          <table:table-cell office:value-type="float" office:value="0.164136" calcext:value-type="float">
            <text:p>0.164136</text:p>
          </table:table-cell>
          <table:table-cell table:number-columns-repeated="3"/>
          <table:table-cell office:value-type="float" office:value="0.162754" calcext:value-type="float">
            <text:p>0.162754</text:p>
          </table:table-cell>
          <table:table-cell office:value-type="float" office:value="0.162839" calcext:value-type="float">
            <text:p>0.1628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64" calcext:value-type="float">
            <text:p>0.158564</text:p>
          </table:table-cell>
          <table:table-cell office:value-type="float" office:value="0.157411" calcext:value-type="float">
            <text:p>0.157411</text:p>
          </table:table-cell>
          <table:table-cell office:value-type="float" office:value="0.158715" calcext:value-type="float">
            <text:p>0.158715</text:p>
          </table:table-cell>
          <table:table-cell office:value-type="float" office:value="0.164129" calcext:value-type="float">
            <text:p>0.164129</text:p>
          </table:table-cell>
          <table:table-cell table:number-columns-repeated="3"/>
          <table:table-cell office:value-type="float" office:value="0.162726" calcext:value-type="float">
            <text:p>0.162726</text:p>
          </table:table-cell>
          <table:table-cell office:value-type="float" office:value="0.16281" calcext:value-type="float">
            <text:p>0.162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21" calcext:value-type="float">
            <text:p>0.158521</text:p>
          </table:table-cell>
          <table:table-cell office:value-type="float" office:value="0.157486" calcext:value-type="float">
            <text:p>0.157486</text:p>
          </table:table-cell>
          <table:table-cell office:value-type="float" office:value="0.158721" calcext:value-type="float">
            <text:p>0.158721</text:p>
          </table:table-cell>
          <table:table-cell office:value-type="float" office:value="0.164125" calcext:value-type="float">
            <text:p>0.164125</text:p>
          </table:table-cell>
          <table:table-cell table:number-columns-repeated="3"/>
          <table:table-cell office:value-type="float" office:value="0.162698" calcext:value-type="float">
            <text:p>0.162698</text:p>
          </table:table-cell>
          <table:table-cell office:value-type="float" office:value="0.162782" calcext:value-type="float">
            <text:p>0.1627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09" calcext:value-type="float">
            <text:p>0.158509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58717" calcext:value-type="float">
            <text:p>0.158717</text:p>
          </table:table-cell>
          <table:table-cell office:value-type="float" office:value="0.16412" calcext:value-type="float">
            <text:p>0.16412</text:p>
          </table:table-cell>
          <table:table-cell table:number-columns-repeated="3"/>
          <table:table-cell office:value-type="float" office:value="0.162671" calcext:value-type="float">
            <text:p>0.162671</text:p>
          </table:table-cell>
          <table:table-cell office:value-type="float" office:value="0.162753" calcext:value-type="float">
            <text:p>0.16275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98" calcext:value-type="float">
            <text:p>0.158498</text:p>
          </table:table-cell>
          <table:table-cell office:value-type="float" office:value="0.157396" calcext:value-type="float">
            <text:p>0.157396</text:p>
          </table:table-cell>
          <table:table-cell office:value-type="float" office:value="0.158702" calcext:value-type="float">
            <text:p>0.158702</text:p>
          </table:table-cell>
          <table:table-cell office:value-type="float" office:value="0.164114" calcext:value-type="float">
            <text:p>0.164114</text:p>
          </table:table-cell>
          <table:table-cell table:number-columns-repeated="3"/>
          <table:table-cell office:value-type="float" office:value="0.162644" calcext:value-type="float">
            <text:p>0.162644</text:p>
          </table:table-cell>
          <table:table-cell office:value-type="float" office:value="0.162725" calcext:value-type="float">
            <text:p>0.16272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626" calcext:value-type="float">
            <text:p>0.158626</text:p>
          </table:table-cell>
          <table:table-cell office:value-type="float" office:value="0.157411" calcext:value-type="float">
            <text:p>0.157411</text:p>
          </table:table-cell>
          <table:table-cell office:value-type="float" office:value="0.158716" calcext:value-type="float">
            <text:p>0.158716</text:p>
          </table:table-cell>
          <table:table-cell office:value-type="float" office:value="0.164113" calcext:value-type="float">
            <text:p>0.164113</text:p>
          </table:table-cell>
          <table:table-cell table:number-columns-repeated="3"/>
          <table:table-cell office:value-type="float" office:value="0.162615" calcext:value-type="float">
            <text:p>0.162615</text:p>
          </table:table-cell>
          <table:table-cell office:value-type="float" office:value="0.162697" calcext:value-type="float">
            <text:p>0.1626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88" calcext:value-type="float">
            <text:p>0.158488</text:p>
          </table:table-cell>
          <table:table-cell office:value-type="float" office:value="0.15745" calcext:value-type="float">
            <text:p>0.15745</text:p>
          </table:table-cell>
          <table:table-cell office:value-type="float" office:value="0.158679" calcext:value-type="float">
            <text:p>0.158679</text:p>
          </table:table-cell>
          <table:table-cell office:value-type="float" office:value="0.164103" calcext:value-type="float">
            <text:p>0.164103</text:p>
          </table:table-cell>
          <table:table-cell table:number-columns-repeated="3"/>
          <table:table-cell office:value-type="float" office:value="0.162589" calcext:value-type="float">
            <text:p>0.162589</text:p>
          </table:table-cell>
          <table:table-cell office:value-type="float" office:value="0.162669" calcext:value-type="float">
            <text:p>0.16266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89" calcext:value-type="float">
            <text:p>0.158489</text:p>
          </table:table-cell>
          <table:table-cell office:value-type="float" office:value="0.157399" calcext:value-type="float">
            <text:p>0.157399</text:p>
          </table:table-cell>
          <table:table-cell office:value-type="float" office:value="0.158688" calcext:value-type="float">
            <text:p>0.158688</text:p>
          </table:table-cell>
          <table:table-cell office:value-type="float" office:value="0.164095" calcext:value-type="float">
            <text:p>0.164095</text:p>
          </table:table-cell>
          <table:table-cell table:number-columns-repeated="3"/>
          <table:table-cell office:value-type="float" office:value="0.162561" calcext:value-type="float">
            <text:p>0.162561</text:p>
          </table:table-cell>
          <table:table-cell office:value-type="float" office:value="0.162642" calcext:value-type="float">
            <text:p>0.1626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74" calcext:value-type="float">
            <text:p>0.158474</text:p>
          </table:table-cell>
          <table:table-cell office:value-type="float" office:value="0.157396" calcext:value-type="float">
            <text:p>0.157396</text:p>
          </table:table-cell>
          <table:table-cell office:value-type="float" office:value="0.15868" calcext:value-type="float">
            <text:p>0.15868</text:p>
          </table:table-cell>
          <table:table-cell office:value-type="float" office:value="0.164092" calcext:value-type="float">
            <text:p>0.164092</text:p>
          </table:table-cell>
          <table:table-cell table:number-columns-repeated="3"/>
          <table:table-cell office:value-type="float" office:value="0.162534" calcext:value-type="float">
            <text:p>0.162534</text:p>
          </table:table-cell>
          <table:table-cell office:value-type="float" office:value="0.162615" calcext:value-type="float">
            <text:p>0.16261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81" calcext:value-type="float">
            <text:p>0.158481</text:p>
          </table:table-cell>
          <table:table-cell office:value-type="float" office:value="0.157368" calcext:value-type="float">
            <text:p>0.157368</text:p>
          </table:table-cell>
          <table:table-cell office:value-type="float" office:value="0.158671" calcext:value-type="float">
            <text:p>0.158671</text:p>
          </table:table-cell>
          <table:table-cell office:value-type="float" office:value="0.164084" calcext:value-type="float">
            <text:p>0.164084</text:p>
          </table:table-cell>
          <table:table-cell table:number-columns-repeated="3"/>
          <table:table-cell office:value-type="float" office:value="0.162507" calcext:value-type="float">
            <text:p>0.162507</text:p>
          </table:table-cell>
          <table:table-cell office:value-type="float" office:value="0.162588" calcext:value-type="float">
            <text:p>0.16258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65" calcext:value-type="float">
            <text:p>0.158465</text:p>
          </table:table-cell>
          <table:table-cell office:value-type="float" office:value="0.157366" calcext:value-type="float">
            <text:p>0.157366</text:p>
          </table:table-cell>
          <table:table-cell office:value-type="float" office:value="0.158716" calcext:value-type="float">
            <text:p>0.158716</text:p>
          </table:table-cell>
          <table:table-cell office:value-type="float" office:value="0.164078" calcext:value-type="float">
            <text:p>0.164078</text:p>
          </table:table-cell>
          <table:table-cell table:number-columns-repeated="3"/>
          <table:table-cell office:value-type="float" office:value="0.162479" calcext:value-type="float">
            <text:p>0.162479</text:p>
          </table:table-cell>
          <table:table-cell office:value-type="float" office:value="0.16256" calcext:value-type="float">
            <text:p>0.1625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66" calcext:value-type="float">
            <text:p>0.158466</text:p>
          </table:table-cell>
          <table:table-cell office:value-type="float" office:value="0.157366" calcext:value-type="float">
            <text:p>0.157366</text:p>
          </table:table-cell>
          <table:table-cell office:value-type="float" office:value="0.15869" calcext:value-type="float">
            <text:p>0.15869</text:p>
          </table:table-cell>
          <table:table-cell office:value-type="float" office:value="0.164078" calcext:value-type="float">
            <text:p>0.164078</text:p>
          </table:table-cell>
          <table:table-cell table:number-columns-repeated="3"/>
          <table:table-cell office:value-type="float" office:value="0.162453" calcext:value-type="float">
            <text:p>0.162453</text:p>
          </table:table-cell>
          <table:table-cell office:value-type="float" office:value="0.162533" calcext:value-type="float">
            <text:p>0.1625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92" calcext:value-type="float">
            <text:p>0.158492</text:p>
          </table:table-cell>
          <table:table-cell office:value-type="float" office:value="0.157363" calcext:value-type="float">
            <text:p>0.157363</text:p>
          </table:table-cell>
          <table:table-cell office:value-type="float" office:value="0.158656" calcext:value-type="float">
            <text:p>0.158656</text:p>
          </table:table-cell>
          <table:table-cell office:value-type="float" office:value="0.164084" calcext:value-type="float">
            <text:p>0.164084</text:p>
          </table:table-cell>
          <table:table-cell table:number-columns-repeated="3"/>
          <table:table-cell office:value-type="float" office:value="0.162426" calcext:value-type="float">
            <text:p>0.162426</text:p>
          </table:table-cell>
          <table:table-cell office:value-type="float" office:value="0.162506" calcext:value-type="float">
            <text:p>0.1625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83" calcext:value-type="float">
            <text:p>0.158483</text:p>
          </table:table-cell>
          <table:table-cell office:value-type="float" office:value="0.157361" calcext:value-type="float">
            <text:p>0.157361</text:p>
          </table:table-cell>
          <table:table-cell office:value-type="float" office:value="0.158651" calcext:value-type="float">
            <text:p>0.158651</text:p>
          </table:table-cell>
          <table:table-cell office:value-type="float" office:value="0.164066" calcext:value-type="float">
            <text:p>0.164066</text:p>
          </table:table-cell>
          <table:table-cell table:number-columns-repeated="3"/>
          <table:table-cell office:value-type="float" office:value="0.1624" calcext:value-type="float">
            <text:p>0.1624</text:p>
          </table:table-cell>
          <table:table-cell office:value-type="float" office:value="0.16248" calcext:value-type="float">
            <text:p>0.162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44" calcext:value-type="float">
            <text:p>0.158444</text:p>
          </table:table-cell>
          <table:table-cell office:value-type="float" office:value="0.157368" calcext:value-type="float">
            <text:p>0.157368</text:p>
          </table:table-cell>
          <table:table-cell office:value-type="float" office:value="0.158642" calcext:value-type="float">
            <text:p>0.158642</text:p>
          </table:table-cell>
          <table:table-cell office:value-type="float" office:value="0.164085" calcext:value-type="float">
            <text:p>0.164085</text:p>
          </table:table-cell>
          <table:table-cell table:number-columns-repeated="3"/>
          <table:table-cell office:value-type="float" office:value="0.162373" calcext:value-type="float">
            <text:p>0.162373</text:p>
          </table:table-cell>
          <table:table-cell office:value-type="float" office:value="0.162453" calcext:value-type="float">
            <text:p>0.16245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47" calcext:value-type="float">
            <text:p>0.158447</text:p>
          </table:table-cell>
          <table:table-cell office:value-type="float" office:value="0.157415" calcext:value-type="float">
            <text:p>0.157415</text:p>
          </table:table-cell>
          <table:table-cell office:value-type="float" office:value="0.158647" calcext:value-type="float">
            <text:p>0.158647</text:p>
          </table:table-cell>
          <table:table-cell office:value-type="float" office:value="0.164059" calcext:value-type="float">
            <text:p>0.164059</text:p>
          </table:table-cell>
          <table:table-cell table:number-columns-repeated="3"/>
          <table:table-cell office:value-type="float" office:value="0.162347" calcext:value-type="float">
            <text:p>0.162347</text:p>
          </table:table-cell>
          <table:table-cell office:value-type="float" office:value="0.162427" calcext:value-type="float">
            <text:p>0.1624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37" calcext:value-type="float">
            <text:p>0.158437</text:p>
          </table:table-cell>
          <table:table-cell office:value-type="float" office:value="0.157338" calcext:value-type="float">
            <text:p>0.157338</text:p>
          </table:table-cell>
          <table:table-cell office:value-type="float" office:value="0.158643" calcext:value-type="float">
            <text:p>0.158643</text:p>
          </table:table-cell>
          <table:table-cell office:value-type="float" office:value="0.164063" calcext:value-type="float">
            <text:p>0.164063</text:p>
          </table:table-cell>
          <table:table-cell table:number-columns-repeated="3"/>
          <table:table-cell office:value-type="float" office:value="0.162321" calcext:value-type="float">
            <text:p>0.162321</text:p>
          </table:table-cell>
          <table:table-cell office:value-type="float" office:value="0.162401" calcext:value-type="float">
            <text:p>0.1624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3" calcext:value-type="float">
            <text:p>0.15843</text:p>
          </table:table-cell>
          <table:table-cell office:value-type="float" office:value="0.157337" calcext:value-type="float">
            <text:p>0.157337</text:p>
          </table:table-cell>
          <table:table-cell office:value-type="float" office:value="0.158638" calcext:value-type="float">
            <text:p>0.158638</text:p>
          </table:table-cell>
          <table:table-cell office:value-type="float" office:value="0.164051" calcext:value-type="float">
            <text:p>0.164051</text:p>
          </table:table-cell>
          <table:table-cell table:number-columns-repeated="3"/>
          <table:table-cell office:value-type="float" office:value="0.162295" calcext:value-type="float">
            <text:p>0.162295</text:p>
          </table:table-cell>
          <table:table-cell office:value-type="float" office:value="0.162375" calcext:value-type="float">
            <text:p>0.16237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24" calcext:value-type="float">
            <text:p>0.158424</text:p>
          </table:table-cell>
          <table:table-cell office:value-type="float" office:value="0.157467" calcext:value-type="float">
            <text:p>0.157467</text:p>
          </table:table-cell>
          <table:table-cell office:value-type="float" office:value="0.158653" calcext:value-type="float">
            <text:p>0.158653</text:p>
          </table:table-cell>
          <table:table-cell office:value-type="float" office:value="0.164042" calcext:value-type="float">
            <text:p>0.164042</text:p>
          </table:table-cell>
          <table:table-cell table:number-columns-repeated="3"/>
          <table:table-cell office:value-type="float" office:value="0.162268" calcext:value-type="float">
            <text:p>0.162268</text:p>
          </table:table-cell>
          <table:table-cell office:value-type="float" office:value="0.162348" calcext:value-type="float">
            <text:p>0.1623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09" calcext:value-type="float">
            <text:p>0.158409</text:p>
          </table:table-cell>
          <table:table-cell office:value-type="float" office:value="0.157347" calcext:value-type="float">
            <text:p>0.157347</text:p>
          </table:table-cell>
          <table:table-cell office:value-type="float" office:value="0.158631" calcext:value-type="float">
            <text:p>0.158631</text:p>
          </table:table-cell>
          <table:table-cell office:value-type="float" office:value="0.164036" calcext:value-type="float">
            <text:p>0.164036</text:p>
          </table:table-cell>
          <table:table-cell table:number-columns-repeated="3"/>
          <table:table-cell office:value-type="float" office:value="0.162243" calcext:value-type="float">
            <text:p>0.162243</text:p>
          </table:table-cell>
          <table:table-cell office:value-type="float" office:value="0.162323" calcext:value-type="float">
            <text:p>0.16232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518" calcext:value-type="float">
            <text:p>0.158518</text:p>
          </table:table-cell>
          <table:table-cell office:value-type="float" office:value="0.157338" calcext:value-type="float">
            <text:p>0.157338</text:p>
          </table:table-cell>
          <table:table-cell office:value-type="float" office:value="0.158616" calcext:value-type="float">
            <text:p>0.158616</text:p>
          </table:table-cell>
          <table:table-cell office:value-type="float" office:value="0.164035" calcext:value-type="float">
            <text:p>0.164035</text:p>
          </table:table-cell>
          <table:table-cell table:number-columns-repeated="3"/>
          <table:table-cell office:value-type="float" office:value="0.162217" calcext:value-type="float">
            <text:p>0.162217</text:p>
          </table:table-cell>
          <table:table-cell office:value-type="float" office:value="0.162297" calcext:value-type="float">
            <text:p>0.1622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99" calcext:value-type="float">
            <text:p>0.158399</text:p>
          </table:table-cell>
          <table:table-cell office:value-type="float" office:value="0.157323" calcext:value-type="float">
            <text:p>0.157323</text:p>
          </table:table-cell>
          <table:table-cell office:value-type="float" office:value="0.158617" calcext:value-type="float">
            <text:p>0.158617</text:p>
          </table:table-cell>
          <table:table-cell office:value-type="float" office:value="0.164026" calcext:value-type="float">
            <text:p>0.164026</text:p>
          </table:table-cell>
          <table:table-cell table:number-columns-repeated="3"/>
          <table:table-cell office:value-type="float" office:value="0.162191" calcext:value-type="float">
            <text:p>0.162191</text:p>
          </table:table-cell>
          <table:table-cell office:value-type="float" office:value="0.162271" calcext:value-type="float">
            <text:p>0.1622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02" calcext:value-type="float">
            <text:p>0.158402</text:p>
          </table:table-cell>
          <table:table-cell office:value-type="float" office:value="0.157317" calcext:value-type="float">
            <text:p>0.157317</text:p>
          </table:table-cell>
          <table:table-cell office:value-type="float" office:value="0.158615" calcext:value-type="float">
            <text:p>0.158615</text:p>
          </table:table-cell>
          <table:table-cell office:value-type="float" office:value="0.164021" calcext:value-type="float">
            <text:p>0.164021</text:p>
          </table:table-cell>
          <table:table-cell table:number-columns-repeated="3"/>
          <table:table-cell office:value-type="float" office:value="0.162166" calcext:value-type="float">
            <text:p>0.162166</text:p>
          </table:table-cell>
          <table:table-cell office:value-type="float" office:value="0.162246" calcext:value-type="float">
            <text:p>0.1622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09" calcext:value-type="float">
            <text:p>0.158409</text:p>
          </table:table-cell>
          <table:table-cell office:value-type="float" office:value="0.15733" calcext:value-type="float">
            <text:p>0.15733</text:p>
          </table:table-cell>
          <table:table-cell office:value-type="float" office:value="0.158607" calcext:value-type="float">
            <text:p>0.158607</text:p>
          </table:table-cell>
          <table:table-cell office:value-type="float" office:value="0.164018" calcext:value-type="float">
            <text:p>0.164018</text:p>
          </table:table-cell>
          <table:table-cell table:number-columns-repeated="3"/>
          <table:table-cell office:value-type="float" office:value="0.16214" calcext:value-type="float">
            <text:p>0.16214</text:p>
          </table:table-cell>
          <table:table-cell office:value-type="float" office:value="0.16222" calcext:value-type="float">
            <text:p>0.162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88" calcext:value-type="float">
            <text:p>0.158388</text:p>
          </table:table-cell>
          <table:table-cell office:value-type="float" office:value="0.157311" calcext:value-type="float">
            <text:p>0.157311</text:p>
          </table:table-cell>
          <table:table-cell office:value-type="float" office:value="0.158599" calcext:value-type="float">
            <text:p>0.158599</text:p>
          </table:table-cell>
          <table:table-cell office:value-type="float" office:value="0.164013" calcext:value-type="float">
            <text:p>0.164013</text:p>
          </table:table-cell>
          <table:table-cell table:number-columns-repeated="3"/>
          <table:table-cell office:value-type="float" office:value="0.162115" calcext:value-type="float">
            <text:p>0.162115</text:p>
          </table:table-cell>
          <table:table-cell office:value-type="float" office:value="0.162195" calcext:value-type="float">
            <text:p>0.16219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88" calcext:value-type="float">
            <text:p>0.158388</text:p>
          </table:table-cell>
          <table:table-cell office:value-type="float" office:value="0.157319" calcext:value-type="float">
            <text:p>0.157319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164012" calcext:value-type="float">
            <text:p>0.164012</text:p>
          </table:table-cell>
          <table:table-cell table:number-columns-repeated="3"/>
          <table:table-cell office:value-type="float" office:value="0.162091" calcext:value-type="float">
            <text:p>0.162091</text:p>
          </table:table-cell>
          <table:table-cell office:value-type="float" office:value="0.16217" calcext:value-type="float">
            <text:p>0.162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81" calcext:value-type="float">
            <text:p>0.158381</text:p>
          </table:table-cell>
          <table:table-cell office:value-type="float" office:value="0.157301" calcext:value-type="float">
            <text:p>0.157301</text:p>
          </table:table-cell>
          <table:table-cell office:value-type="float" office:value="0.158592" calcext:value-type="float">
            <text:p>0.158592</text:p>
          </table:table-cell>
          <table:table-cell office:value-type="float" office:value="0.164004" calcext:value-type="float">
            <text:p>0.164004</text:p>
          </table:table-cell>
          <table:table-cell table:number-columns-repeated="3"/>
          <table:table-cell office:value-type="float" office:value="0.162066" calcext:value-type="float">
            <text:p>0.162066</text:p>
          </table:table-cell>
          <table:table-cell office:value-type="float" office:value="0.162145" calcext:value-type="float">
            <text:p>0.1621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83" calcext:value-type="float">
            <text:p>0.158383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158591" calcext:value-type="float">
            <text:p>0.158591</text:p>
          </table:table-cell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162042" calcext:value-type="float">
            <text:p>0.162042</text:p>
          </table:table-cell>
          <table:table-cell office:value-type="float" office:value="0.16212" calcext:value-type="float">
            <text:p>0.162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66" calcext:value-type="float">
            <text:p>0.158366</text:p>
          </table:table-cell>
          <table:table-cell office:value-type="float" office:value="0.157296" calcext:value-type="float">
            <text:p>0.157296</text:p>
          </table:table-cell>
          <table:table-cell office:value-type="float" office:value="0.158582" calcext:value-type="float">
            <text:p>0.158582</text:p>
          </table:table-cell>
          <table:table-cell office:value-type="float" office:value="0.163996" calcext:value-type="float">
            <text:p>0.163996</text:p>
          </table:table-cell>
          <table:table-cell table:number-columns-repeated="3"/>
          <table:table-cell office:value-type="float" office:value="0.162017" calcext:value-type="float">
            <text:p>0.162017</text:p>
          </table:table-cell>
          <table:table-cell office:value-type="float" office:value="0.162096" calcext:value-type="float">
            <text:p>0.16209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405" calcext:value-type="float">
            <text:p>0.158405</text:p>
          </table:table-cell>
          <table:table-cell office:value-type="float" office:value="0.157308" calcext:value-type="float">
            <text:p>0.157308</text:p>
          </table:table-cell>
          <table:table-cell office:value-type="float" office:value="0.158587" calcext:value-type="float">
            <text:p>0.158587</text:p>
          </table:table-cell>
          <table:table-cell office:value-type="float" office:value="0.163991" calcext:value-type="float">
            <text:p>0.163991</text:p>
          </table:table-cell>
          <table:table-cell table:number-columns-repeated="3"/>
          <table:table-cell office:value-type="float" office:value="0.161994" calcext:value-type="float">
            <text:p>0.161994</text:p>
          </table:table-cell>
          <table:table-cell office:value-type="float" office:value="0.162071" calcext:value-type="float">
            <text:p>0.1620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6" calcext:value-type="float">
            <text:p>0.15836</text:p>
          </table:table-cell>
          <table:table-cell office:value-type="float" office:value="0.157305" calcext:value-type="float">
            <text:p>0.157305</text:p>
          </table:table-cell>
          <table:table-cell office:value-type="float" office:value="0.158589" calcext:value-type="float">
            <text:p>0.158589</text:p>
          </table:table-cell>
          <table:table-cell office:value-type="float" office:value="0.163992" calcext:value-type="float">
            <text:p>0.163992</text:p>
          </table:table-cell>
          <table:table-cell table:number-columns-repeated="3"/>
          <table:table-cell office:value-type="float" office:value="0.161969" calcext:value-type="float">
            <text:p>0.161969</text:p>
          </table:table-cell>
          <table:table-cell office:value-type="float" office:value="0.162046" calcext:value-type="float">
            <text:p>0.1620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81" calcext:value-type="float">
            <text:p>0.158381</text:p>
          </table:table-cell>
          <table:table-cell office:value-type="float" office:value="0.157283" calcext:value-type="float">
            <text:p>0.157283</text:p>
          </table:table-cell>
          <table:table-cell office:value-type="float" office:value="0.158582" calcext:value-type="float">
            <text:p>0.158582</text:p>
          </table:table-cell>
          <table:table-cell office:value-type="float" office:value="0.163983" calcext:value-type="float">
            <text:p>0.163983</text:p>
          </table:table-cell>
          <table:table-cell table:number-columns-repeated="3"/>
          <table:table-cell office:value-type="float" office:value="0.161945" calcext:value-type="float">
            <text:p>0.161945</text:p>
          </table:table-cell>
          <table:table-cell office:value-type="float" office:value="0.162022" calcext:value-type="float">
            <text:p>0.1620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54" calcext:value-type="float">
            <text:p>0.158354</text:p>
          </table:table-cell>
          <table:table-cell office:value-type="float" office:value="0.157287" calcext:value-type="float">
            <text:p>0.157287</text:p>
          </table:table-cell>
          <table:table-cell office:value-type="float" office:value="0.15858" calcext:value-type="float">
            <text:p>0.15858</text:p>
          </table:table-cell>
          <table:table-cell office:value-type="float" office:value="0.163977" calcext:value-type="float">
            <text:p>0.163977</text:p>
          </table:table-cell>
          <table:table-cell table:number-columns-repeated="3"/>
          <table:table-cell office:value-type="float" office:value="0.161921" calcext:value-type="float">
            <text:p>0.161921</text:p>
          </table:table-cell>
          <table:table-cell office:value-type="float" office:value="0.161997" calcext:value-type="float">
            <text:p>0.1619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62" calcext:value-type="float">
            <text:p>0.158362</text:p>
          </table:table-cell>
          <table:table-cell office:value-type="float" office:value="0.157365" calcext:value-type="float">
            <text:p>0.157365</text:p>
          </table:table-cell>
          <table:table-cell office:value-type="float" office:value="0.158564" calcext:value-type="float">
            <text:p>0.158564</text:p>
          </table:table-cell>
          <table:table-cell office:value-type="float" office:value="0.163973" calcext:value-type="float">
            <text:p>0.163973</text:p>
          </table:table-cell>
          <table:table-cell table:number-columns-repeated="3"/>
          <table:table-cell office:value-type="float" office:value="0.161898" calcext:value-type="float">
            <text:p>0.161898</text:p>
          </table:table-cell>
          <table:table-cell office:value-type="float" office:value="0.161974" calcext:value-type="float">
            <text:p>0.1619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76" calcext:value-type="float">
            <text:p>0.158376</text:p>
          </table:table-cell>
          <table:table-cell office:value-type="float" office:value="0.157326" calcext:value-type="float">
            <text:p>0.157326</text:p>
          </table:table-cell>
          <table:table-cell office:value-type="float" office:value="0.158562" calcext:value-type="float">
            <text:p>0.158562</text:p>
          </table:table-cell>
          <table:table-cell office:value-type="float" office:value="0.163968" calcext:value-type="float">
            <text:p>0.163968</text:p>
          </table:table-cell>
          <table:table-cell table:number-columns-repeated="3"/>
          <table:table-cell office:value-type="float" office:value="0.161875" calcext:value-type="float">
            <text:p>0.161875</text:p>
          </table:table-cell>
          <table:table-cell office:value-type="float" office:value="0.161949" calcext:value-type="float">
            <text:p>0.1619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47" calcext:value-type="float">
            <text:p>0.158347</text:p>
          </table:table-cell>
          <table:table-cell office:value-type="float" office:value="0.15727" calcext:value-type="float">
            <text:p>0.15727</text:p>
          </table:table-cell>
          <table:table-cell office:value-type="float" office:value="0.158612" calcext:value-type="float">
            <text:p>0.158612</text:p>
          </table:table-cell>
          <table:table-cell office:value-type="float" office:value="0.163964" calcext:value-type="float">
            <text:p>0.163964</text:p>
          </table:table-cell>
          <table:table-cell table:number-columns-repeated="3"/>
          <table:table-cell office:value-type="float" office:value="0.161851" calcext:value-type="float">
            <text:p>0.161851</text:p>
          </table:table-cell>
          <table:table-cell office:value-type="float" office:value="0.161926" calcext:value-type="float">
            <text:p>0.1619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31" calcext:value-type="float">
            <text:p>0.158331</text:p>
          </table:table-cell>
          <table:table-cell office:value-type="float" office:value="0.157275" calcext:value-type="float">
            <text:p>0.157275</text:p>
          </table:table-cell>
          <table:table-cell office:value-type="float" office:value="0.158569" calcext:value-type="float">
            <text:p>0.158569</text:p>
          </table:table-cell>
          <table:table-cell office:value-type="float" office:value="0.16396" calcext:value-type="float">
            <text:p>0.16396</text:p>
          </table:table-cell>
          <table:table-cell table:number-columns-repeated="3"/>
          <table:table-cell office:value-type="float" office:value="0.161828" calcext:value-type="float">
            <text:p>0.161828</text:p>
          </table:table-cell>
          <table:table-cell office:value-type="float" office:value="0.161902" calcext:value-type="float">
            <text:p>0.16190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4" calcext:value-type="float">
            <text:p>0.15834</text:p>
          </table:table-cell>
          <table:table-cell office:value-type="float" office:value="0.157266" calcext:value-type="float">
            <text:p>0.157266</text:p>
          </table:table-cell>
          <table:table-cell office:value-type="float" office:value="0.158552" calcext:value-type="float">
            <text:p>0.158552</text:p>
          </table:table-cell>
          <table:table-cell office:value-type="float" office:value="0.163956" calcext:value-type="float">
            <text:p>0.163956</text:p>
          </table:table-cell>
          <table:table-cell table:number-columns-repeated="3"/>
          <table:table-cell office:value-type="float" office:value="0.161805" calcext:value-type="float">
            <text:p>0.161805</text:p>
          </table:table-cell>
          <table:table-cell office:value-type="float" office:value="0.161879" calcext:value-type="float">
            <text:p>0.16187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24" calcext:value-type="float">
            <text:p>0.158324</text:p>
          </table:table-cell>
          <table:table-cell office:value-type="float" office:value="0.157254" calcext:value-type="float">
            <text:p>0.157254</text:p>
          </table:table-cell>
          <table:table-cell office:value-type="float" office:value="0.15856" calcext:value-type="float">
            <text:p>0.15856</text:p>
          </table:table-cell>
          <table:table-cell office:value-type="float" office:value="0.163952" calcext:value-type="float">
            <text:p>0.163952</text:p>
          </table:table-cell>
          <table:table-cell table:number-columns-repeated="3"/>
          <table:table-cell office:value-type="float" office:value="0.161782" calcext:value-type="float">
            <text:p>0.161782</text:p>
          </table:table-cell>
          <table:table-cell office:value-type="float" office:value="0.161855" calcext:value-type="float">
            <text:p>0.1618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22" calcext:value-type="float">
            <text:p>0.158322</text:p>
          </table:table-cell>
          <table:table-cell office:value-type="float" office:value="0.157253" calcext:value-type="float">
            <text:p>0.157253</text:p>
          </table:table-cell>
          <table:table-cell office:value-type="float" office:value="0.158568" calcext:value-type="float">
            <text:p>0.158568</text:p>
          </table:table-cell>
          <table:table-cell office:value-type="float" office:value="0.163948" calcext:value-type="float">
            <text:p>0.163948</text:p>
          </table:table-cell>
          <table:table-cell table:number-columns-repeated="3"/>
          <table:table-cell office:value-type="float" office:value="0.161759" calcext:value-type="float">
            <text:p>0.161759</text:p>
          </table:table-cell>
          <table:table-cell office:value-type="float" office:value="0.161832" calcext:value-type="float">
            <text:p>0.16183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46" calcext:value-type="float">
            <text:p>0.158346</text:p>
          </table:table-cell>
          <table:table-cell office:value-type="float" office:value="0.157295" calcext:value-type="float">
            <text:p>0.157295</text:p>
          </table:table-cell>
          <table:table-cell office:value-type="float" office:value="0.15854" calcext:value-type="float">
            <text:p>0.15854</text:p>
          </table:table-cell>
          <table:table-cell office:value-type="float" office:value="0.163947" calcext:value-type="float">
            <text:p>0.163947</text:p>
          </table:table-cell>
          <table:table-cell table:number-columns-repeated="3"/>
          <table:table-cell office:value-type="float" office:value="0.161735" calcext:value-type="float">
            <text:p>0.161735</text:p>
          </table:table-cell>
          <table:table-cell office:value-type="float" office:value="0.161809" calcext:value-type="float">
            <text:p>0.16180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16" calcext:value-type="float">
            <text:p>0.15831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158547" calcext:value-type="float">
            <text:p>0.158547</text:p>
          </table:table-cell>
          <table:table-cell office:value-type="float" office:value="0.163951" calcext:value-type="float">
            <text:p>0.163951</text:p>
          </table:table-cell>
          <table:table-cell table:number-columns-repeated="3"/>
          <table:table-cell office:value-type="float" office:value="0.161713" calcext:value-type="float">
            <text:p>0.161713</text:p>
          </table:table-cell>
          <table:table-cell office:value-type="float" office:value="0.161786" calcext:value-type="float">
            <text:p>0.16178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09" calcext:value-type="float">
            <text:p>0.158309</text:p>
          </table:table-cell>
          <table:table-cell office:value-type="float" office:value="0.157253" calcext:value-type="float">
            <text:p>0.157253</text:p>
          </table:table-cell>
          <table:table-cell office:value-type="float" office:value="0.158542" calcext:value-type="float">
            <text:p>0.158542</text:p>
          </table:table-cell>
          <table:table-cell office:value-type="float" office:value="0.163941" calcext:value-type="float">
            <text:p>0.163941</text:p>
          </table:table-cell>
          <table:table-cell table:number-columns-repeated="3"/>
          <table:table-cell office:value-type="float" office:value="0.16169" calcext:value-type="float">
            <text:p>0.16169</text:p>
          </table:table-cell>
          <table:table-cell office:value-type="float" office:value="0.161763" calcext:value-type="float">
            <text:p>0.16176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13" calcext:value-type="float">
            <text:p>0.158313</text:p>
          </table:table-cell>
          <table:table-cell office:value-type="float" office:value="0.157274" calcext:value-type="float">
            <text:p>0.157274</text:p>
          </table:table-cell>
          <table:table-cell office:value-type="float" office:value="0.158534" calcext:value-type="float">
            <text:p>0.158534</text:p>
          </table:table-cell>
          <table:table-cell office:value-type="float" office:value="0.16394" calcext:value-type="float">
            <text:p>0.16394</text:p>
          </table:table-cell>
          <table:table-cell table:number-columns-repeated="3"/>
          <table:table-cell office:value-type="float" office:value="0.161668" calcext:value-type="float">
            <text:p>0.161668</text:p>
          </table:table-cell>
          <table:table-cell office:value-type="float" office:value="0.161739" calcext:value-type="float">
            <text:p>0.1617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52" calcext:value-type="float">
            <text:p>0.158352</text:p>
          </table:table-cell>
          <table:table-cell office:value-type="float" office:value="0.157274" calcext:value-type="float">
            <text:p>0.157274</text:p>
          </table:table-cell>
          <table:table-cell office:value-type="float" office:value="0.158529" calcext:value-type="float">
            <text:p>0.158529</text:p>
          </table:table-cell>
          <table:table-cell office:value-type="float" office:value="0.163935" calcext:value-type="float">
            <text:p>0.163935</text:p>
          </table:table-cell>
          <table:table-cell table:number-columns-repeated="3"/>
          <table:table-cell office:value-type="float" office:value="0.161646" calcext:value-type="float">
            <text:p>0.161646</text:p>
          </table:table-cell>
          <table:table-cell office:value-type="float" office:value="0.161717" calcext:value-type="float">
            <text:p>0.1617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16" calcext:value-type="float">
            <text:p>0.158316</text:p>
          </table:table-cell>
          <table:table-cell office:value-type="float" office:value="0.157436" calcext:value-type="float">
            <text:p>0.157436</text:p>
          </table:table-cell>
          <table:table-cell office:value-type="float" office:value="0.158531" calcext:value-type="float">
            <text:p>0.158531</text:p>
          </table:table-cell>
          <table:table-cell office:value-type="float" office:value="0.163928" calcext:value-type="float">
            <text:p>0.163928</text:p>
          </table:table-cell>
          <table:table-cell table:number-columns-repeated="3"/>
          <table:table-cell office:value-type="float" office:value="0.161625" calcext:value-type="float">
            <text:p>0.161625</text:p>
          </table:table-cell>
          <table:table-cell office:value-type="float" office:value="0.161695" calcext:value-type="float">
            <text:p>0.16169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17" calcext:value-type="float">
            <text:p>0.158317</text:p>
          </table:table-cell>
          <table:table-cell office:value-type="float" office:value="0.157295" calcext:value-type="float">
            <text:p>0.157295</text:p>
          </table:table-cell>
          <table:table-cell office:value-type="float" office:value="0.158531" calcext:value-type="float">
            <text:p>0.158531</text:p>
          </table:table-cell>
          <table:table-cell office:value-type="float" office:value="0.163928" calcext:value-type="float">
            <text:p>0.163928</text:p>
          </table:table-cell>
          <table:table-cell table:number-columns-repeated="3"/>
          <table:table-cell office:value-type="float" office:value="0.161602" calcext:value-type="float">
            <text:p>0.161602</text:p>
          </table:table-cell>
          <table:table-cell office:value-type="float" office:value="0.161672" calcext:value-type="float">
            <text:p>0.1616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1" calcext:value-type="float">
            <text:p>0.15831</text:p>
          </table:table-cell>
          <table:table-cell office:value-type="float" office:value="0.157266" calcext:value-type="float">
            <text:p>0.157266</text:p>
          </table:table-cell>
          <table:table-cell office:value-type="float" office:value="0.158527" calcext:value-type="float">
            <text:p>0.158527</text:p>
          </table:table-cell>
          <table:table-cell office:value-type="float" office:value="0.163922" calcext:value-type="float">
            <text:p>0.163922</text:p>
          </table:table-cell>
          <table:table-cell table:number-columns-repeated="3"/>
          <table:table-cell office:value-type="float" office:value="0.16158" calcext:value-type="float">
            <text:p>0.16158</text:p>
          </table:table-cell>
          <table:table-cell office:value-type="float" office:value="0.161649" calcext:value-type="float">
            <text:p>0.1616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306" calcext:value-type="float">
            <text:p>0.158306</text:p>
          </table:table-cell>
          <table:table-cell office:value-type="float" office:value="0.157308" calcext:value-type="float">
            <text:p>0.157308</text:p>
          </table:table-cell>
          <table:table-cell office:value-type="float" office:value="0.158527" calcext:value-type="float">
            <text:p>0.158527</text:p>
          </table:table-cell>
          <table:table-cell office:value-type="float" office:value="0.163916" calcext:value-type="float">
            <text:p>0.163916</text:p>
          </table:table-cell>
          <table:table-cell table:number-columns-repeated="3"/>
          <table:table-cell office:value-type="float" office:value="0.161558" calcext:value-type="float">
            <text:p>0.161558</text:p>
          </table:table-cell>
          <table:table-cell office:value-type="float" office:value="0.161626" calcext:value-type="float">
            <text:p>0.1616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96" calcext:value-type="float">
            <text:p>0.158296</text:p>
          </table:table-cell>
          <table:table-cell office:value-type="float" office:value="0.157251" calcext:value-type="float">
            <text:p>0.157251</text:p>
          </table:table-cell>
          <table:table-cell office:value-type="float" office:value="0.158512" calcext:value-type="float">
            <text:p>0.158512</text:p>
          </table:table-cell>
          <table:table-cell office:value-type="float" office:value="0.163917" calcext:value-type="float">
            <text:p>0.163917</text:p>
          </table:table-cell>
          <table:table-cell table:number-columns-repeated="3"/>
          <table:table-cell office:value-type="float" office:value="0.161536" calcext:value-type="float">
            <text:p>0.161536</text:p>
          </table:table-cell>
          <table:table-cell office:value-type="float" office:value="0.161604" calcext:value-type="float">
            <text:p>0.16160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85" calcext:value-type="float">
            <text:p>0.158285</text:p>
          </table:table-cell>
          <table:table-cell office:value-type="float" office:value="0.157236" calcext:value-type="float">
            <text:p>0.157236</text:p>
          </table:table-cell>
          <table:table-cell office:value-type="float" office:value="0.15851" calcext:value-type="float">
            <text:p>0.15851</text:p>
          </table:table-cell>
          <table:table-cell office:value-type="float" office:value="0.163912" calcext:value-type="float">
            <text:p>0.163912</text:p>
          </table:table-cell>
          <table:table-cell table:number-columns-repeated="3"/>
          <table:table-cell office:value-type="float" office:value="0.161515" calcext:value-type="float">
            <text:p>0.161515</text:p>
          </table:table-cell>
          <table:table-cell office:value-type="float" office:value="0.161581" calcext:value-type="float">
            <text:p>0.1615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8" calcext:value-type="float">
            <text:p>0.15828</text:p>
          </table:table-cell>
          <table:table-cell office:value-type="float" office:value="0.157218" calcext:value-type="float">
            <text:p>0.157218</text:p>
          </table:table-cell>
          <table:table-cell office:value-type="float" office:value="0.15851" calcext:value-type="float">
            <text:p>0.15851</text:p>
          </table:table-cell>
          <table:table-cell office:value-type="float" office:value="0.163913" calcext:value-type="float">
            <text:p>0.163913</text:p>
          </table:table-cell>
          <table:table-cell table:number-columns-repeated="3"/>
          <table:table-cell office:value-type="float" office:value="0.161492" calcext:value-type="float">
            <text:p>0.161492</text:p>
          </table:table-cell>
          <table:table-cell office:value-type="float" office:value="0.161559" calcext:value-type="float">
            <text:p>0.1615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72" calcext:value-type="float">
            <text:p>0.158272</text:p>
          </table:table-cell>
          <table:table-cell office:value-type="float" office:value="0.15722" calcext:value-type="float">
            <text:p>0.15722</text:p>
          </table:table-cell>
          <table:table-cell office:value-type="float" office:value="0.158509" calcext:value-type="float">
            <text:p>0.158509</text:p>
          </table:table-cell>
          <table:table-cell office:value-type="float" office:value="0.163902" calcext:value-type="float">
            <text:p>0.163902</text:p>
          </table:table-cell>
          <table:table-cell table:number-columns-repeated="3"/>
          <table:table-cell office:value-type="float" office:value="0.161471" calcext:value-type="float">
            <text:p>0.161471</text:p>
          </table:table-cell>
          <table:table-cell office:value-type="float" office:value="0.161537" calcext:value-type="float">
            <text:p>0.16153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67" calcext:value-type="float">
            <text:p>0.158267</text:p>
          </table:table-cell>
          <table:table-cell office:value-type="float" office:value="0.157215" calcext:value-type="float">
            <text:p>0.157215</text:p>
          </table:table-cell>
          <table:table-cell office:value-type="float" office:value="0.158511" calcext:value-type="float">
            <text:p>0.158511</text:p>
          </table:table-cell>
          <table:table-cell office:value-type="float" office:value="0.163894" calcext:value-type="float">
            <text:p>0.163894</text:p>
          </table:table-cell>
          <table:table-cell table:number-columns-repeated="3"/>
          <table:table-cell office:value-type="float" office:value="0.16145" calcext:value-type="float">
            <text:p>0.16145</text:p>
          </table:table-cell>
          <table:table-cell office:value-type="float" office:value="0.161515" calcext:value-type="float">
            <text:p>0.16151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65" calcext:value-type="float">
            <text:p>0.158265</text:p>
          </table:table-cell>
          <table:table-cell office:value-type="float" office:value="0.157213" calcext:value-type="float">
            <text:p>0.157213</text:p>
          </table:table-cell>
          <table:table-cell office:value-type="float" office:value="0.158509" calcext:value-type="float">
            <text:p>0.158509</text:p>
          </table:table-cell>
          <table:table-cell office:value-type="float" office:value="0.163891" calcext:value-type="float">
            <text:p>0.163891</text:p>
          </table:table-cell>
          <table:table-cell table:number-columns-repeated="3"/>
          <table:table-cell office:value-type="float" office:value="0.161429" calcext:value-type="float">
            <text:p>0.161429</text:p>
          </table:table-cell>
          <table:table-cell office:value-type="float" office:value="0.161493" calcext:value-type="float">
            <text:p>0.16149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68" calcext:value-type="float">
            <text:p>0.158268</text:p>
          </table:table-cell>
          <table:table-cell office:value-type="float" office:value="0.15721" calcext:value-type="float">
            <text:p>0.15721</text:p>
          </table:table-cell>
          <table:table-cell office:value-type="float" office:value="0.158498" calcext:value-type="float">
            <text:p>0.158498</text:p>
          </table:table-cell>
          <table:table-cell office:value-type="float" office:value="0.163886" calcext:value-type="float">
            <text:p>0.163886</text:p>
          </table:table-cell>
          <table:table-cell table:number-columns-repeated="3"/>
          <table:table-cell office:value-type="float" office:value="0.161408" calcext:value-type="float">
            <text:p>0.161408</text:p>
          </table:table-cell>
          <table:table-cell office:value-type="float" office:value="0.161471" calcext:value-type="float">
            <text:p>0.1614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92" calcext:value-type="float">
            <text:p>0.158292</text:p>
          </table:table-cell>
          <table:table-cell office:value-type="float" office:value="0.15721" calcext:value-type="float">
            <text:p>0.15721</text:p>
          </table:table-cell>
          <table:table-cell office:value-type="float" office:value="0.158495" calcext:value-type="float">
            <text:p>0.158495</text:p>
          </table:table-cell>
          <table:table-cell office:value-type="float" office:value="0.163892" calcext:value-type="float">
            <text:p>0.163892</text:p>
          </table:table-cell>
          <table:table-cell table:number-columns-repeated="3"/>
          <table:table-cell office:value-type="float" office:value="0.161386" calcext:value-type="float">
            <text:p>0.161386</text:p>
          </table:table-cell>
          <table:table-cell office:value-type="float" office:value="0.161449" calcext:value-type="float">
            <text:p>0.1614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55" calcext:value-type="float">
            <text:p>0.158255</text:p>
          </table:table-cell>
          <table:table-cell office:value-type="float" office:value="0.15723" calcext:value-type="float">
            <text:p>0.15723</text:p>
          </table:table-cell>
          <table:table-cell office:value-type="float" office:value="0.158512" calcext:value-type="float">
            <text:p>0.158512</text:p>
          </table:table-cell>
          <table:table-cell office:value-type="float" office:value="0.163883" calcext:value-type="float">
            <text:p>0.163883</text:p>
          </table:table-cell>
          <table:table-cell table:number-columns-repeated="3"/>
          <table:table-cell office:value-type="float" office:value="0.161365" calcext:value-type="float">
            <text:p>0.161365</text:p>
          </table:table-cell>
          <table:table-cell office:value-type="float" office:value="0.161428" calcext:value-type="float">
            <text:p>0.1614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52" calcext:value-type="float">
            <text:p>0.158252</text:p>
          </table:table-cell>
          <table:table-cell office:value-type="float" office:value="0.157229" calcext:value-type="float">
            <text:p>0.157229</text:p>
          </table:table-cell>
          <table:table-cell office:value-type="float" office:value="0.158516" calcext:value-type="float">
            <text:p>0.158516</text:p>
          </table:table-cell>
          <table:table-cell office:value-type="float" office:value="0.163876" calcext:value-type="float">
            <text:p>0.163876</text:p>
          </table:table-cell>
          <table:table-cell table:number-columns-repeated="3"/>
          <table:table-cell office:value-type="float" office:value="0.161344" calcext:value-type="float">
            <text:p>0.161344</text:p>
          </table:table-cell>
          <table:table-cell office:value-type="float" office:value="0.161407" calcext:value-type="float">
            <text:p>0.16140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58" calcext:value-type="float">
            <text:p>0.158258</text:p>
          </table:table-cell>
          <table:table-cell office:value-type="float" office:value="0.157208" calcext:value-type="float">
            <text:p>0.157208</text:p>
          </table:table-cell>
          <table:table-cell office:value-type="float" office:value="0.15849" calcext:value-type="float">
            <text:p>0.15849</text:p>
          </table:table-cell>
          <table:table-cell office:value-type="float" office:value="0.16388" calcext:value-type="float">
            <text:p>0.16388</text:p>
          </table:table-cell>
          <table:table-cell table:number-columns-repeated="3"/>
          <table:table-cell office:value-type="float" office:value="0.161324" calcext:value-type="float">
            <text:p>0.161324</text:p>
          </table:table-cell>
          <table:table-cell office:value-type="float" office:value="0.161385" calcext:value-type="float">
            <text:p>0.16138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54" calcext:value-type="float">
            <text:p>0.158254</text:p>
          </table:table-cell>
          <table:table-cell office:value-type="float" office:value="0.157204" calcext:value-type="float">
            <text:p>0.157204</text:p>
          </table:table-cell>
          <table:table-cell office:value-type="float" office:value="0.158488" calcext:value-type="float">
            <text:p>0.158488</text:p>
          </table:table-cell>
          <table:table-cell office:value-type="float" office:value="0.163869" calcext:value-type="float">
            <text:p>0.163869</text:p>
          </table:table-cell>
          <table:table-cell table:number-columns-repeated="3"/>
          <table:table-cell office:value-type="float" office:value="0.161303" calcext:value-type="float">
            <text:p>0.161303</text:p>
          </table:table-cell>
          <table:table-cell office:value-type="float" office:value="0.161363" calcext:value-type="float">
            <text:p>0.16136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53" calcext:value-type="float">
            <text:p>0.158253</text:p>
          </table:table-cell>
          <table:table-cell office:value-type="float" office:value="0.157192" calcext:value-type="float">
            <text:p>0.157192</text:p>
          </table:table-cell>
          <table:table-cell office:value-type="float" office:value="0.158481" calcext:value-type="float">
            <text:p>0.158481</text:p>
          </table:table-cell>
          <table:table-cell office:value-type="float" office:value="0.163864" calcext:value-type="float">
            <text:p>0.163864</text:p>
          </table:table-cell>
          <table:table-cell table:number-columns-repeated="3"/>
          <table:table-cell office:value-type="float" office:value="0.161282" calcext:value-type="float">
            <text:p>0.161282</text:p>
          </table:table-cell>
          <table:table-cell office:value-type="float" office:value="0.161343" calcext:value-type="float">
            <text:p>0.16134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4" calcext:value-type="float">
            <text:p>0.15824</text:p>
          </table:table-cell>
          <table:table-cell office:value-type="float" office:value="0.157185" calcext:value-type="float">
            <text:p>0.157185</text:p>
          </table:table-cell>
          <table:table-cell office:value-type="float" office:value="0.158483" calcext:value-type="float">
            <text:p>0.158483</text:p>
          </table:table-cell>
          <table:table-cell office:value-type="float" office:value="0.163864" calcext:value-type="float">
            <text:p>0.163864</text:p>
          </table:table-cell>
          <table:table-cell table:number-columns-repeated="3"/>
          <table:table-cell office:value-type="float" office:value="0.161261" calcext:value-type="float">
            <text:p>0.161261</text:p>
          </table:table-cell>
          <table:table-cell office:value-type="float" office:value="0.161322" calcext:value-type="float">
            <text:p>0.1613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4" calcext:value-type="float">
            <text:p>0.15824</text:p>
          </table:table-cell>
          <table:table-cell office:value-type="float" office:value="0.157185" calcext:value-type="float">
            <text:p>0.157185</text:p>
          </table:table-cell>
          <table:table-cell office:value-type="float" office:value="0.15849" calcext:value-type="float">
            <text:p>0.15849</text:p>
          </table:table-cell>
          <table:table-cell office:value-type="float" office:value="0.163858" calcext:value-type="float">
            <text:p>0.163858</text:p>
          </table:table-cell>
          <table:table-cell table:number-columns-repeated="3"/>
          <table:table-cell office:value-type="float" office:value="0.161241" calcext:value-type="float">
            <text:p>0.161241</text:p>
          </table:table-cell>
          <table:table-cell office:value-type="float" office:value="0.161301" calcext:value-type="float">
            <text:p>0.1613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72" calcext:value-type="float">
            <text:p>0.158272</text:p>
          </table:table-cell>
          <table:table-cell office:value-type="float" office:value="0.157192" calcext:value-type="float">
            <text:p>0.157192</text:p>
          </table:table-cell>
          <table:table-cell office:value-type="float" office:value="0.15849" calcext:value-type="float">
            <text:p>0.15849</text:p>
          </table:table-cell>
          <table:table-cell office:value-type="float" office:value="0.163853" calcext:value-type="float">
            <text:p>0.163853</text:p>
          </table:table-cell>
          <table:table-cell table:number-columns-repeated="3"/>
          <table:table-cell office:value-type="float" office:value="0.161221" calcext:value-type="float">
            <text:p>0.161221</text:p>
          </table:table-cell>
          <table:table-cell office:value-type="float" office:value="0.16128" calcext:value-type="float">
            <text:p>0.161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32" calcext:value-type="float">
            <text:p>0.158232</text:p>
          </table:table-cell>
          <table:table-cell office:value-type="float" office:value="0.15719" calcext:value-type="float">
            <text:p>0.15719</text:p>
          </table:table-cell>
          <table:table-cell office:value-type="float" office:value="0.158487" calcext:value-type="float">
            <text:p>0.158487</text:p>
          </table:table-cell>
          <table:table-cell office:value-type="float" office:value="0.163851" calcext:value-type="float">
            <text:p>0.163851</text:p>
          </table:table-cell>
          <table:table-cell table:number-columns-repeated="3"/>
          <table:table-cell office:value-type="float" office:value="0.161201" calcext:value-type="float">
            <text:p>0.161201</text:p>
          </table:table-cell>
          <table:table-cell office:value-type="float" office:value="0.161259" calcext:value-type="float">
            <text:p>0.1612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18" calcext:value-type="float">
            <text:p>0.158218</text:p>
          </table:table-cell>
          <table:table-cell office:value-type="float" office:value="0.157174" calcext:value-type="float">
            <text:p>0.157174</text:p>
          </table:table-cell>
          <table:table-cell office:value-type="float" office:value="0.158487" calcext:value-type="float">
            <text:p>0.158487</text:p>
          </table:table-cell>
          <table:table-cell office:value-type="float" office:value="0.163849" calcext:value-type="float">
            <text:p>0.163849</text:p>
          </table:table-cell>
          <table:table-cell table:number-columns-repeated="3"/>
          <table:table-cell office:value-type="float" office:value="0.161181" calcext:value-type="float">
            <text:p>0.161181</text:p>
          </table:table-cell>
          <table:table-cell office:value-type="float" office:value="0.161239" calcext:value-type="float">
            <text:p>0.1612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19" calcext:value-type="float">
            <text:p>0.158219</text:p>
          </table:table-cell>
          <table:table-cell office:value-type="float" office:value="0.157175" calcext:value-type="float">
            <text:p>0.157175</text:p>
          </table:table-cell>
          <table:table-cell office:value-type="float" office:value="0.158494" calcext:value-type="float">
            <text:p>0.158494</text:p>
          </table:table-cell>
          <table:table-cell office:value-type="float" office:value="0.163844" calcext:value-type="float">
            <text:p>0.163844</text:p>
          </table:table-cell>
          <table:table-cell table:number-columns-repeated="3"/>
          <table:table-cell office:value-type="float" office:value="0.161161" calcext:value-type="float">
            <text:p>0.161161</text:p>
          </table:table-cell>
          <table:table-cell office:value-type="float" office:value="0.161219" calcext:value-type="float">
            <text:p>0.1612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4" calcext:value-type="float">
            <text:p>0.15824</text:p>
          </table:table-cell>
          <table:table-cell office:value-type="float" office:value="0.157177" calcext:value-type="float">
            <text:p>0.157177</text:p>
          </table:table-cell>
          <table:table-cell office:value-type="float" office:value="0.158468" calcext:value-type="float">
            <text:p>0.158468</text:p>
          </table:table-cell>
          <table:table-cell office:value-type="float" office:value="0.163844" calcext:value-type="float">
            <text:p>0.163844</text:p>
          </table:table-cell>
          <table:table-cell table:number-columns-repeated="3"/>
          <table:table-cell office:value-type="float" office:value="0.161141" calcext:value-type="float">
            <text:p>0.161141</text:p>
          </table:table-cell>
          <table:table-cell office:value-type="float" office:value="0.161199" calcext:value-type="float">
            <text:p>0.16119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28" calcext:value-type="float">
            <text:p>0.158228</text:p>
          </table:table-cell>
          <table:table-cell office:value-type="float" office:value="0.157191" calcext:value-type="float">
            <text:p>0.157191</text:p>
          </table:table-cell>
          <table:table-cell office:value-type="float" office:value="0.158481" calcext:value-type="float">
            <text:p>0.158481</text:p>
          </table:table-cell>
          <table:table-cell office:value-type="float" office:value="0.163844" calcext:value-type="float">
            <text:p>0.163844</text:p>
          </table:table-cell>
          <table:table-cell table:number-columns-repeated="3"/>
          <table:table-cell office:value-type="float" office:value="0.16112" calcext:value-type="float">
            <text:p>0.16112</text:p>
          </table:table-cell>
          <table:table-cell office:value-type="float" office:value="0.161178" calcext:value-type="float">
            <text:p>0.16117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12" calcext:value-type="float">
            <text:p>0.158212</text:p>
          </table:table-cell>
          <table:table-cell office:value-type="float" office:value="0.157182" calcext:value-type="float">
            <text:p>0.157182</text:p>
          </table:table-cell>
          <table:table-cell office:value-type="float" office:value="0.158478" calcext:value-type="float">
            <text:p>0.158478</text:p>
          </table:table-cell>
          <table:table-cell office:value-type="float" office:value="0.163835" calcext:value-type="float">
            <text:p>0.163835</text:p>
          </table:table-cell>
          <table:table-cell table:number-columns-repeated="3"/>
          <table:table-cell office:value-type="float" office:value="0.161101" calcext:value-type="float">
            <text:p>0.161101</text:p>
          </table:table-cell>
          <table:table-cell office:value-type="float" office:value="0.161159" calcext:value-type="float">
            <text:p>0.1611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06" calcext:value-type="float">
            <text:p>0.158206</text:p>
          </table:table-cell>
          <table:table-cell office:value-type="float" office:value="0.157169" calcext:value-type="float">
            <text:p>0.157169</text:p>
          </table:table-cell>
          <table:table-cell office:value-type="float" office:value="0.158461" calcext:value-type="float">
            <text:p>0.158461</text:p>
          </table:table-cell>
          <table:table-cell office:value-type="float" office:value="0.163833" calcext:value-type="float">
            <text:p>0.163833</text:p>
          </table:table-cell>
          <table:table-cell table:number-columns-repeated="3"/>
          <table:table-cell office:value-type="float" office:value="0.161081" calcext:value-type="float">
            <text:p>0.161081</text:p>
          </table:table-cell>
          <table:table-cell office:value-type="float" office:value="0.16114" calcext:value-type="float">
            <text:p>0.161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" calcext:value-type="float">
            <text:p>0.1582</text:p>
          </table:table-cell>
          <table:table-cell office:value-type="float" office:value="0.157192" calcext:value-type="float">
            <text:p>0.157192</text:p>
          </table:table-cell>
          <table:table-cell office:value-type="float" office:value="0.158507" calcext:value-type="float">
            <text:p>0.158507</text:p>
          </table:table-cell>
          <table:table-cell office:value-type="float" office:value="0.163829" calcext:value-type="float">
            <text:p>0.163829</text:p>
          </table:table-cell>
          <table:table-cell table:number-columns-repeated="3"/>
          <table:table-cell office:value-type="float" office:value="0.161061" calcext:value-type="float">
            <text:p>0.161061</text:p>
          </table:table-cell>
          <table:table-cell office:value-type="float" office:value="0.16112" calcext:value-type="float">
            <text:p>0.161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1" calcext:value-type="float">
            <text:p>0.15821</text:p>
          </table:table-cell>
          <table:table-cell office:value-type="float" office:value="0.15718" calcext:value-type="float">
            <text:p>0.15718</text:p>
          </table:table-cell>
          <table:table-cell office:value-type="float" office:value="0.158464" calcext:value-type="float">
            <text:p>0.158464</text:p>
          </table:table-cell>
          <table:table-cell office:value-type="float" office:value="0.163825" calcext:value-type="float">
            <text:p>0.163825</text:p>
          </table:table-cell>
          <table:table-cell table:number-columns-repeated="3"/>
          <table:table-cell office:value-type="float" office:value="0.161042" calcext:value-type="float">
            <text:p>0.161042</text:p>
          </table:table-cell>
          <table:table-cell office:value-type="float" office:value="0.1611" calcext:value-type="float">
            <text:p>0.161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17" calcext:value-type="float">
            <text:p>0.158217</text:p>
          </table:table-cell>
          <table:table-cell office:value-type="float" office:value="0.15716" calcext:value-type="float">
            <text:p>0.15716</text:p>
          </table:table-cell>
          <table:table-cell office:value-type="float" office:value="0.15845" calcext:value-type="float">
            <text:p>0.15845</text:p>
          </table:table-cell>
          <table:table-cell office:value-type="float" office:value="0.163826" calcext:value-type="float">
            <text:p>0.163826</text:p>
          </table:table-cell>
          <table:table-cell table:number-columns-repeated="3"/>
          <table:table-cell office:value-type="float" office:value="0.161022" calcext:value-type="float">
            <text:p>0.161022</text:p>
          </table:table-cell>
          <table:table-cell office:value-type="float" office:value="0.161081" calcext:value-type="float">
            <text:p>0.1610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85" calcext:value-type="float">
            <text:p>0.158185</text:p>
          </table:table-cell>
          <table:table-cell office:value-type="float" office:value="0.157158" calcext:value-type="float">
            <text:p>0.157158</text:p>
          </table:table-cell>
          <table:table-cell office:value-type="float" office:value="0.158446" calcext:value-type="float">
            <text:p>0.158446</text:p>
          </table:table-cell>
          <table:table-cell office:value-type="float" office:value="0.16382" calcext:value-type="float">
            <text:p>0.16382</text:p>
          </table:table-cell>
          <table:table-cell table:number-columns-repeated="3"/>
          <table:table-cell office:value-type="float" office:value="0.161002" calcext:value-type="float">
            <text:p>0.161002</text:p>
          </table:table-cell>
          <table:table-cell office:value-type="float" office:value="0.161062" calcext:value-type="float">
            <text:p>0.1610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82" calcext:value-type="float">
            <text:p>0.158182</text:p>
          </table:table-cell>
          <table:table-cell office:value-type="float" office:value="0.157154" calcext:value-type="float">
            <text:p>0.157154</text:p>
          </table:table-cell>
          <table:table-cell office:value-type="float" office:value="0.15844" calcext:value-type="float">
            <text:p>0.15844</text:p>
          </table:table-cell>
          <table:table-cell office:value-type="float" office:value="0.163815" calcext:value-type="float">
            <text:p>0.163815</text:p>
          </table:table-cell>
          <table:table-cell table:number-columns-repeated="3"/>
          <table:table-cell office:value-type="float" office:value="0.160983" calcext:value-type="float">
            <text:p>0.160983</text:p>
          </table:table-cell>
          <table:table-cell office:value-type="float" office:value="0.161042" calcext:value-type="float">
            <text:p>0.1610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83" calcext:value-type="float">
            <text:p>0.158183</text:p>
          </table:table-cell>
          <table:table-cell office:value-type="float" office:value="0.157166" calcext:value-type="float">
            <text:p>0.157166</text:p>
          </table:table-cell>
          <table:table-cell office:value-type="float" office:value="0.158442" calcext:value-type="float">
            <text:p>0.158442</text:p>
          </table:table-cell>
          <table:table-cell office:value-type="float" office:value="0.163812" calcext:value-type="float">
            <text:p>0.163812</text:p>
          </table:table-cell>
          <table:table-cell table:number-columns-repeated="3"/>
          <table:table-cell office:value-type="float" office:value="0.160964" calcext:value-type="float">
            <text:p>0.160964</text:p>
          </table:table-cell>
          <table:table-cell office:value-type="float" office:value="0.161023" calcext:value-type="float">
            <text:p>0.16102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202" calcext:value-type="float">
            <text:p>0.158202</text:p>
          </table:table-cell>
          <table:table-cell office:value-type="float" office:value="0.15715" calcext:value-type="float">
            <text:p>0.15715</text:p>
          </table:table-cell>
          <table:table-cell office:value-type="float" office:value="0.158439" calcext:value-type="float">
            <text:p>0.158439</text:p>
          </table:table-cell>
          <table:table-cell office:value-type="float" office:value="0.163809" calcext:value-type="float">
            <text:p>0.163809</text:p>
          </table:table-cell>
          <table:table-cell table:number-columns-repeated="3"/>
          <table:table-cell office:value-type="float" office:value="0.160946" calcext:value-type="float">
            <text:p>0.160946</text:p>
          </table:table-cell>
          <table:table-cell office:value-type="float" office:value="0.161004" calcext:value-type="float">
            <text:p>0.16100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7" calcext:value-type="float">
            <text:p>0.15817</text:p>
          </table:table-cell>
          <table:table-cell office:value-type="float" office:value="0.157141" calcext:value-type="float">
            <text:p>0.157141</text:p>
          </table:table-cell>
          <table:table-cell office:value-type="float" office:value="0.158479" calcext:value-type="float">
            <text:p>0.158479</text:p>
          </table:table-cell>
          <table:table-cell office:value-type="float" office:value="0.163809" calcext:value-type="float">
            <text:p>0.163809</text:p>
          </table:table-cell>
          <table:table-cell table:number-columns-repeated="3"/>
          <table:table-cell office:value-type="float" office:value="0.160926" calcext:value-type="float">
            <text:p>0.160926</text:p>
          </table:table-cell>
          <table:table-cell office:value-type="float" office:value="0.160986" calcext:value-type="float">
            <text:p>0.16098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65" calcext:value-type="float">
            <text:p>0.158165</text:p>
          </table:table-cell>
          <table:table-cell office:value-type="float" office:value="0.157159" calcext:value-type="float">
            <text:p>0.157159</text:p>
          </table:table-cell>
          <table:table-cell office:value-type="float" office:value="0.158434" calcext:value-type="float">
            <text:p>0.158434</text:p>
          </table:table-cell>
          <table:table-cell office:value-type="float" office:value="0.163804" calcext:value-type="float">
            <text:p>0.163804</text:p>
          </table:table-cell>
          <table:table-cell table:number-columns-repeated="3"/>
          <table:table-cell office:value-type="float" office:value="0.160908" calcext:value-type="float">
            <text:p>0.160908</text:p>
          </table:table-cell>
          <table:table-cell office:value-type="float" office:value="0.160968" calcext:value-type="float">
            <text:p>0.1609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64" calcext:value-type="float">
            <text:p>0.158164</text:p>
          </table:table-cell>
          <table:table-cell office:value-type="float" office:value="0.157161" calcext:value-type="float">
            <text:p>0.157161</text:p>
          </table:table-cell>
          <table:table-cell office:value-type="float" office:value="0.158429" calcext:value-type="float">
            <text:p>0.158429</text:p>
          </table:table-cell>
          <table:table-cell office:value-type="float" office:value="0.1638" calcext:value-type="float">
            <text:p>0.1638</text:p>
          </table:table-cell>
          <table:table-cell table:number-columns-repeated="3"/>
          <table:table-cell office:value-type="float" office:value="0.160889" calcext:value-type="float">
            <text:p>0.160889</text:p>
          </table:table-cell>
          <table:table-cell office:value-type="float" office:value="0.160949" calcext:value-type="float">
            <text:p>0.1609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63" calcext:value-type="float">
            <text:p>0.158163</text:p>
          </table:table-cell>
          <table:table-cell office:value-type="float" office:value="0.15713" calcext:value-type="float">
            <text:p>0.15713</text:p>
          </table:table-cell>
          <table:table-cell office:value-type="float" office:value="0.158428" calcext:value-type="float">
            <text:p>0.158428</text:p>
          </table:table-cell>
          <table:table-cell office:value-type="float" office:value="0.163798" calcext:value-type="float">
            <text:p>0.163798</text:p>
          </table:table-cell>
          <table:table-cell table:number-columns-repeated="3"/>
          <table:table-cell office:value-type="float" office:value="0.160871" calcext:value-type="float">
            <text:p>0.160871</text:p>
          </table:table-cell>
          <table:table-cell office:value-type="float" office:value="0.160934" calcext:value-type="float">
            <text:p>0.16093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54" calcext:value-type="float">
            <text:p>0.158154</text:p>
          </table:table-cell>
          <table:table-cell office:value-type="float" office:value="0.157155" calcext:value-type="float">
            <text:p>0.157155</text:p>
          </table:table-cell>
          <table:table-cell office:value-type="float" office:value="0.158431" calcext:value-type="float">
            <text:p>0.158431</text:p>
          </table:table-cell>
          <table:table-cell office:value-type="float" office:value="0.163795" calcext:value-type="float">
            <text:p>0.163795</text:p>
          </table:table-cell>
          <table:table-cell table:number-columns-repeated="3"/>
          <table:table-cell office:value-type="float" office:value="0.160852" calcext:value-type="float">
            <text:p>0.160852</text:p>
          </table:table-cell>
          <table:table-cell office:value-type="float" office:value="0.160916" calcext:value-type="float">
            <text:p>0.1609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55" calcext:value-type="float">
            <text:p>0.158155</text:p>
          </table:table-cell>
          <table:table-cell office:value-type="float" office:value="0.157137" calcext:value-type="float">
            <text:p>0.157137</text:p>
          </table:table-cell>
          <table:table-cell office:value-type="float" office:value="0.158419" calcext:value-type="float">
            <text:p>0.158419</text:p>
          </table:table-cell>
          <table:table-cell office:value-type="float" office:value="0.16379" calcext:value-type="float">
            <text:p>0.16379</text:p>
          </table:table-cell>
          <table:table-cell table:number-columns-repeated="3"/>
          <table:table-cell office:value-type="float" office:value="0.160834" calcext:value-type="float">
            <text:p>0.160834</text:p>
          </table:table-cell>
          <table:table-cell office:value-type="float" office:value="0.160898" calcext:value-type="float">
            <text:p>0.16089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56" calcext:value-type="float">
            <text:p>0.158156</text:p>
          </table:table-cell>
          <table:table-cell office:value-type="float" office:value="0.157127" calcext:value-type="float">
            <text:p>0.157127</text:p>
          </table:table-cell>
          <table:table-cell office:value-type="float" office:value="0.158443" calcext:value-type="float">
            <text:p>0.158443</text:p>
          </table:table-cell>
          <table:table-cell office:value-type="float" office:value="0.163788" calcext:value-type="float">
            <text:p>0.163788</text:p>
          </table:table-cell>
          <table:table-cell table:number-columns-repeated="3"/>
          <table:table-cell office:value-type="float" office:value="0.160815" calcext:value-type="float">
            <text:p>0.160815</text:p>
          </table:table-cell>
          <table:table-cell office:value-type="float" office:value="0.16088" calcext:value-type="float">
            <text:p>0.1608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51" calcext:value-type="float">
            <text:p>0.158151</text:p>
          </table:table-cell>
          <table:table-cell office:value-type="float" office:value="0.15715" calcext:value-type="float">
            <text:p>0.15715</text:p>
          </table:table-cell>
          <table:table-cell office:value-type="float" office:value="0.158424" calcext:value-type="float">
            <text:p>0.158424</text:p>
          </table:table-cell>
          <table:table-cell office:value-type="float" office:value="0.163786" calcext:value-type="float">
            <text:p>0.163786</text:p>
          </table:table-cell>
          <table:table-cell table:number-columns-repeated="3"/>
          <table:table-cell office:value-type="float" office:value="0.160796" calcext:value-type="float">
            <text:p>0.160796</text:p>
          </table:table-cell>
          <table:table-cell office:value-type="float" office:value="0.160862" calcext:value-type="float">
            <text:p>0.1608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48" calcext:value-type="float">
            <text:p>0.158148</text:p>
          </table:table-cell>
          <table:table-cell office:value-type="float" office:value="0.157132" calcext:value-type="float">
            <text:p>0.157132</text:p>
          </table:table-cell>
          <table:table-cell office:value-type="float" office:value="0.158423" calcext:value-type="float">
            <text:p>0.158423</text:p>
          </table:table-cell>
          <table:table-cell office:value-type="float" office:value="0.163781" calcext:value-type="float">
            <text:p>0.163781</text:p>
          </table:table-cell>
          <table:table-cell table:number-columns-repeated="3"/>
          <table:table-cell office:value-type="float" office:value="0.160778" calcext:value-type="float">
            <text:p>0.160778</text:p>
          </table:table-cell>
          <table:table-cell office:value-type="float" office:value="0.160845" calcext:value-type="float">
            <text:p>0.1608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44" calcext:value-type="float">
            <text:p>0.158144</text:p>
          </table:table-cell>
          <table:table-cell office:value-type="float" office:value="0.157119" calcext:value-type="float">
            <text:p>0.157119</text:p>
          </table:table-cell>
          <table:table-cell office:value-type="float" office:value="0.158415" calcext:value-type="float">
            <text:p>0.158415</text:p>
          </table:table-cell>
          <table:table-cell office:value-type="float" office:value="0.163779" calcext:value-type="float">
            <text:p>0.163779</text:p>
          </table:table-cell>
          <table:table-cell table:number-columns-repeated="3"/>
          <table:table-cell office:value-type="float" office:value="0.16076" calcext:value-type="float">
            <text:p>0.16076</text:p>
          </table:table-cell>
          <table:table-cell office:value-type="float" office:value="0.160827" calcext:value-type="float">
            <text:p>0.1608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39" calcext:value-type="float">
            <text:p>0.158139</text:p>
          </table:table-cell>
          <table:table-cell office:value-type="float" office:value="0.157128" calcext:value-type="float">
            <text:p>0.157128</text:p>
          </table:table-cell>
          <table:table-cell office:value-type="float" office:value="0.158422" calcext:value-type="float">
            <text:p>0.158422</text:p>
          </table:table-cell>
          <table:table-cell office:value-type="float" office:value="0.163798" calcext:value-type="float">
            <text:p>0.163798</text:p>
          </table:table-cell>
          <table:table-cell table:number-columns-repeated="3"/>
          <table:table-cell office:value-type="float" office:value="0.160741" calcext:value-type="float">
            <text:p>0.160741</text:p>
          </table:table-cell>
          <table:table-cell office:value-type="float" office:value="0.160809" calcext:value-type="float">
            <text:p>0.16080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6" calcext:value-type="float">
            <text:p>0.15816</text:p>
          </table:table-cell>
          <table:table-cell office:value-type="float" office:value="0.157123" calcext:value-type="float">
            <text:p>0.157123</text:p>
          </table:table-cell>
          <table:table-cell office:value-type="float" office:value="0.158415" calcext:value-type="float">
            <text:p>0.158415</text:p>
          </table:table-cell>
          <table:table-cell office:value-type="float" office:value="0.163774" calcext:value-type="float">
            <text:p>0.163774</text:p>
          </table:table-cell>
          <table:table-cell table:number-columns-repeated="3"/>
          <table:table-cell office:value-type="float" office:value="0.160723" calcext:value-type="float">
            <text:p>0.160723</text:p>
          </table:table-cell>
          <table:table-cell office:value-type="float" office:value="0.160792" calcext:value-type="float">
            <text:p>0.1607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35" calcext:value-type="float">
            <text:p>0.158135</text:p>
          </table:table-cell>
          <table:table-cell office:value-type="float" office:value="0.157112" calcext:value-type="float">
            <text:p>0.157112</text:p>
          </table:table-cell>
          <table:table-cell office:value-type="float" office:value="0.158407" calcext:value-type="float">
            <text:p>0.158407</text:p>
          </table:table-cell>
          <table:table-cell office:value-type="float" office:value="0.16377" calcext:value-type="float">
            <text:p>0.16377</text:p>
          </table:table-cell>
          <table:table-cell table:number-columns-repeated="3"/>
          <table:table-cell office:value-type="float" office:value="0.160705" calcext:value-type="float">
            <text:p>0.160705</text:p>
          </table:table-cell>
          <table:table-cell office:value-type="float" office:value="0.160774" calcext:value-type="float">
            <text:p>0.1607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39" calcext:value-type="float">
            <text:p>0.158139</text:p>
          </table:table-cell>
          <table:table-cell office:value-type="float" office:value="0.157122" calcext:value-type="float">
            <text:p>0.157122</text:p>
          </table:table-cell>
          <table:table-cell office:value-type="float" office:value="0.158439" calcext:value-type="float">
            <text:p>0.158439</text:p>
          </table:table-cell>
          <table:table-cell office:value-type="float" office:value="0.163772" calcext:value-type="float">
            <text:p>0.163772</text:p>
          </table:table-cell>
          <table:table-cell table:number-columns-repeated="3"/>
          <table:table-cell office:value-type="float" office:value="0.160687" calcext:value-type="float">
            <text:p>0.160687</text:p>
          </table:table-cell>
          <table:table-cell office:value-type="float" office:value="0.160757" calcext:value-type="float">
            <text:p>0.16075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59" calcext:value-type="float">
            <text:p>0.158159</text:p>
          </table:table-cell>
          <table:table-cell office:value-type="float" office:value="0.157135" calcext:value-type="float">
            <text:p>0.157135</text:p>
          </table:table-cell>
          <table:table-cell office:value-type="float" office:value="0.158401" calcext:value-type="float">
            <text:p>0.158401</text:p>
          </table:table-cell>
          <table:table-cell office:value-type="float" office:value="0.163767" calcext:value-type="float">
            <text:p>0.163767</text:p>
          </table:table-cell>
          <table:table-cell table:number-columns-repeated="3"/>
          <table:table-cell office:value-type="float" office:value="0.160669" calcext:value-type="float">
            <text:p>0.160669</text:p>
          </table:table-cell>
          <table:table-cell office:value-type="float" office:value="0.160739" calcext:value-type="float">
            <text:p>0.1607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33" calcext:value-type="float">
            <text:p>0.158133</text:p>
          </table:table-cell>
          <table:table-cell office:value-type="float" office:value="0.157113" calcext:value-type="float">
            <text:p>0.157113</text:p>
          </table:table-cell>
          <table:table-cell office:value-type="float" office:value="0.158398" calcext:value-type="float">
            <text:p>0.158398</text:p>
          </table:table-cell>
          <table:table-cell office:value-type="float" office:value="0.163762" calcext:value-type="float">
            <text:p>0.163762</text:p>
          </table:table-cell>
          <table:table-cell table:number-columns-repeated="3"/>
          <table:table-cell office:value-type="float" office:value="0.160651" calcext:value-type="float">
            <text:p>0.160651</text:p>
          </table:table-cell>
          <table:table-cell office:value-type="float" office:value="0.160722" calcext:value-type="float">
            <text:p>0.1607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3" calcext:value-type="float">
            <text:p>0.15813</text:p>
          </table:table-cell>
          <table:table-cell office:value-type="float" office:value="0.157108" calcext:value-type="float">
            <text:p>0.157108</text:p>
          </table:table-cell>
          <table:table-cell office:value-type="float" office:value="0.158405" calcext:value-type="float">
            <text:p>0.158405</text:p>
          </table:table-cell>
          <table:table-cell office:value-type="float" office:value="0.163759" calcext:value-type="float">
            <text:p>0.163759</text:p>
          </table:table-cell>
          <table:table-cell table:number-columns-repeated="3"/>
          <table:table-cell office:value-type="float" office:value="0.160633" calcext:value-type="float">
            <text:p>0.160633</text:p>
          </table:table-cell>
          <table:table-cell office:value-type="float" office:value="0.160705" calcext:value-type="float">
            <text:p>0.1607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56" calcext:value-type="float">
            <text:p>0.158156</text:p>
          </table:table-cell>
          <table:table-cell office:value-type="float" office:value="0.157143" calcext:value-type="float">
            <text:p>0.157143</text:p>
          </table:table-cell>
          <table:table-cell office:value-type="float" office:value="0.158389" calcext:value-type="float">
            <text:p>0.158389</text:p>
          </table:table-cell>
          <table:table-cell office:value-type="float" office:value="0.163757" calcext:value-type="float">
            <text:p>0.163757</text:p>
          </table:table-cell>
          <table:table-cell table:number-columns-repeated="3"/>
          <table:table-cell office:value-type="float" office:value="0.160616" calcext:value-type="float">
            <text:p>0.160616</text:p>
          </table:table-cell>
          <table:table-cell office:value-type="float" office:value="0.160688" calcext:value-type="float">
            <text:p>0.16068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27" calcext:value-type="float">
            <text:p>0.158127</text:p>
          </table:table-cell>
          <table:table-cell office:value-type="float" office:value="0.157114" calcext:value-type="float">
            <text:p>0.157114</text:p>
          </table:table-cell>
          <table:table-cell office:value-type="float" office:value="0.158389" calcext:value-type="float">
            <text:p>0.158389</text:p>
          </table:table-cell>
          <table:table-cell office:value-type="float" office:value="0.163754" calcext:value-type="float">
            <text:p>0.163754</text:p>
          </table:table-cell>
          <table:table-cell table:number-columns-repeated="3"/>
          <table:table-cell office:value-type="float" office:value="0.160598" calcext:value-type="float">
            <text:p>0.160598</text:p>
          </table:table-cell>
          <table:table-cell office:value-type="float" office:value="0.160672" calcext:value-type="float">
            <text:p>0.1606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16" calcext:value-type="float">
            <text:p>0.158116</text:p>
          </table:table-cell>
          <table:table-cell office:value-type="float" office:value="0.157113" calcext:value-type="float">
            <text:p>0.157113</text:p>
          </table:table-cell>
          <table:table-cell office:value-type="float" office:value="0.158386" calcext:value-type="float">
            <text:p>0.158386</text:p>
          </table:table-cell>
          <table:table-cell office:value-type="float" office:value="0.163752" calcext:value-type="float">
            <text:p>0.163752</text:p>
          </table:table-cell>
          <table:table-cell table:number-columns-repeated="3"/>
          <table:table-cell office:value-type="float" office:value="0.160581" calcext:value-type="float">
            <text:p>0.160581</text:p>
          </table:table-cell>
          <table:table-cell office:value-type="float" office:value="0.160655" calcext:value-type="float">
            <text:p>0.1606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08" calcext:value-type="float">
            <text:p>0.158108</text:p>
          </table:table-cell>
          <table:table-cell office:value-type="float" office:value="0.157127" calcext:value-type="float">
            <text:p>0.157127</text:p>
          </table:table-cell>
          <table:table-cell office:value-type="float" office:value="0.158391" calcext:value-type="float">
            <text:p>0.158391</text:p>
          </table:table-cell>
          <table:table-cell office:value-type="float" office:value="0.163749" calcext:value-type="float">
            <text:p>0.163749</text:p>
          </table:table-cell>
          <table:table-cell table:number-columns-repeated="3"/>
          <table:table-cell office:value-type="float" office:value="0.160564" calcext:value-type="float">
            <text:p>0.160564</text:p>
          </table:table-cell>
          <table:table-cell office:value-type="float" office:value="0.160637" calcext:value-type="float">
            <text:p>0.16063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08" calcext:value-type="float">
            <text:p>0.158108</text:p>
          </table:table-cell>
          <table:table-cell office:value-type="float" office:value="0.157096" calcext:value-type="float">
            <text:p>0.157096</text:p>
          </table:table-cell>
          <table:table-cell office:value-type="float" office:value="0.158384" calcext:value-type="float">
            <text:p>0.158384</text:p>
          </table:table-cell>
          <table:table-cell office:value-type="float" office:value="0.163746" calcext:value-type="float">
            <text:p>0.163746</text:p>
          </table:table-cell>
          <table:table-cell table:number-columns-repeated="3"/>
          <table:table-cell office:value-type="float" office:value="0.160548" calcext:value-type="float">
            <text:p>0.160548</text:p>
          </table:table-cell>
          <table:table-cell office:value-type="float" office:value="0.160621" calcext:value-type="float">
            <text:p>0.1606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29" calcext:value-type="float">
            <text:p>0.158129</text:p>
          </table:table-cell>
          <table:table-cell office:value-type="float" office:value="0.157099" calcext:value-type="float">
            <text:p>0.157099</text:p>
          </table:table-cell>
          <table:table-cell office:value-type="float" office:value="0.158398" calcext:value-type="float">
            <text:p>0.158398</text:p>
          </table:table-cell>
          <table:table-cell office:value-type="float" office:value="0.163745" calcext:value-type="float">
            <text:p>0.163745</text:p>
          </table:table-cell>
          <table:table-cell table:number-columns-repeated="3"/>
          <table:table-cell office:value-type="float" office:value="0.160531" calcext:value-type="float">
            <text:p>0.160531</text:p>
          </table:table-cell>
          <table:table-cell office:value-type="float" office:value="0.160605" calcext:value-type="float">
            <text:p>0.1606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18" calcext:value-type="float">
            <text:p>0.158118</text:p>
          </table:table-cell>
          <table:table-cell office:value-type="float" office:value="0.157088" calcext:value-type="float">
            <text:p>0.157088</text:p>
          </table:table-cell>
          <table:table-cell office:value-type="float" office:value="0.158377" calcext:value-type="float">
            <text:p>0.158377</text:p>
          </table:table-cell>
          <table:table-cell office:value-type="float" office:value="0.163741" calcext:value-type="float">
            <text:p>0.163741</text:p>
          </table:table-cell>
          <table:table-cell table:number-columns-repeated="3"/>
          <table:table-cell office:value-type="float" office:value="0.160515" calcext:value-type="float">
            <text:p>0.160515</text:p>
          </table:table-cell>
          <table:table-cell office:value-type="float" office:value="0.160588" calcext:value-type="float">
            <text:p>0.16058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06" calcext:value-type="float">
            <text:p>0.158106</text:p>
          </table:table-cell>
          <table:table-cell office:value-type="float" office:value="0.157118" calcext:value-type="float">
            <text:p>0.157118</text:p>
          </table:table-cell>
          <table:table-cell office:value-type="float" office:value="0.158378" calcext:value-type="float">
            <text:p>0.158378</text:p>
          </table:table-cell>
          <table:table-cell office:value-type="float" office:value="0.163744" calcext:value-type="float">
            <text:p>0.163744</text:p>
          </table:table-cell>
          <table:table-cell table:number-columns-repeated="3"/>
          <table:table-cell office:value-type="float" office:value="0.160498" calcext:value-type="float">
            <text:p>0.160498</text:p>
          </table:table-cell>
          <table:table-cell office:value-type="float" office:value="0.160571" calcext:value-type="float">
            <text:p>0.1605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16" calcext:value-type="float">
            <text:p>0.158116</text:p>
          </table:table-cell>
          <table:table-cell office:value-type="float" office:value="0.157085" calcext:value-type="float">
            <text:p>0.157085</text:p>
          </table:table-cell>
          <table:table-cell office:value-type="float" office:value="0.158381" calcext:value-type="float">
            <text:p>0.158381</text:p>
          </table:table-cell>
          <table:table-cell office:value-type="float" office:value="0.163736" calcext:value-type="float">
            <text:p>0.163736</text:p>
          </table:table-cell>
          <table:table-cell table:number-columns-repeated="3"/>
          <table:table-cell office:value-type="float" office:value="0.160482" calcext:value-type="float">
            <text:p>0.160482</text:p>
          </table:table-cell>
          <table:table-cell office:value-type="float" office:value="0.160555" calcext:value-type="float">
            <text:p>0.1605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95" calcext:value-type="float">
            <text:p>0.158095</text:p>
          </table:table-cell>
          <table:table-cell office:value-type="float" office:value="0.157093" calcext:value-type="float">
            <text:p>0.157093</text:p>
          </table:table-cell>
          <table:table-cell office:value-type="float" office:value="0.15837" calcext:value-type="float">
            <text:p>0.15837</text:p>
          </table:table-cell>
          <table:table-cell office:value-type="float" office:value="0.163732" calcext:value-type="float">
            <text:p>0.163732</text:p>
          </table:table-cell>
          <table:table-cell table:number-columns-repeated="3"/>
          <table:table-cell office:value-type="float" office:value="0.160465" calcext:value-type="float">
            <text:p>0.160465</text:p>
          </table:table-cell>
          <table:table-cell office:value-type="float" office:value="0.160539" calcext:value-type="float">
            <text:p>0.1605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93" calcext:value-type="float">
            <text:p>0.158093</text:p>
          </table:table-cell>
          <table:table-cell office:value-type="float" office:value="0.157084" calcext:value-type="float">
            <text:p>0.157084</text:p>
          </table:table-cell>
          <table:table-cell office:value-type="float" office:value="0.158382" calcext:value-type="float">
            <text:p>0.158382</text:p>
          </table:table-cell>
          <table:table-cell office:value-type="float" office:value="0.16373" calcext:value-type="float">
            <text:p>0.16373</text:p>
          </table:table-cell>
          <table:table-cell table:number-columns-repeated="3"/>
          <table:table-cell office:value-type="float" office:value="0.160449" calcext:value-type="float">
            <text:p>0.160449</text:p>
          </table:table-cell>
          <table:table-cell office:value-type="float" office:value="0.160522" calcext:value-type="float">
            <text:p>0.1605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9" calcext:value-type="float">
            <text:p>0.15809</text:p>
          </table:table-cell>
          <table:table-cell office:value-type="float" office:value="0.157079" calcext:value-type="float">
            <text:p>0.157079</text:p>
          </table:table-cell>
          <table:table-cell office:value-type="float" office:value="0.158369" calcext:value-type="float">
            <text:p>0.158369</text:p>
          </table:table-cell>
          <table:table-cell office:value-type="float" office:value="0.163727" calcext:value-type="float">
            <text:p>0.163727</text:p>
          </table:table-cell>
          <table:table-cell table:number-columns-repeated="3"/>
          <table:table-cell office:value-type="float" office:value="0.160433" calcext:value-type="float">
            <text:p>0.160433</text:p>
          </table:table-cell>
          <table:table-cell office:value-type="float" office:value="0.160506" calcext:value-type="float">
            <text:p>0.1605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89" calcext:value-type="float">
            <text:p>0.158089</text:p>
          </table:table-cell>
          <table:table-cell office:value-type="float" office:value="0.15708" calcext:value-type="float">
            <text:p>0.15708</text:p>
          </table:table-cell>
          <table:table-cell office:value-type="float" office:value="0.158367" calcext:value-type="float">
            <text:p>0.158367</text:p>
          </table:table-cell>
          <table:table-cell office:value-type="float" office:value="0.163724" calcext:value-type="float">
            <text:p>0.163724</text:p>
          </table:table-cell>
          <table:table-cell table:number-columns-repeated="3"/>
          <table:table-cell office:value-type="float" office:value="0.160416" calcext:value-type="float">
            <text:p>0.160416</text:p>
          </table:table-cell>
          <table:table-cell office:value-type="float" office:value="0.160489" calcext:value-type="float">
            <text:p>0.1604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1" calcext:value-type="float">
            <text:p>0.1581</text:p>
          </table:table-cell>
          <table:table-cell office:value-type="float" office:value="0.157087" calcext:value-type="float">
            <text:p>0.157087</text:p>
          </table:table-cell>
          <table:table-cell office:value-type="float" office:value="0.158363" calcext:value-type="float">
            <text:p>0.158363</text:p>
          </table:table-cell>
          <table:table-cell office:value-type="float" office:value="0.163722" calcext:value-type="float">
            <text:p>0.163722</text:p>
          </table:table-cell>
          <table:table-cell table:number-columns-repeated="3"/>
          <table:table-cell office:value-type="float" office:value="0.1604" calcext:value-type="float">
            <text:p>0.1604</text:p>
          </table:table-cell>
          <table:table-cell office:value-type="float" office:value="0.160473" calcext:value-type="float">
            <text:p>0.16047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85" calcext:value-type="float">
            <text:p>0.158085</text:p>
          </table:table-cell>
          <table:table-cell office:value-type="float" office:value="0.157077" calcext:value-type="float">
            <text:p>0.157077</text:p>
          </table:table-cell>
          <table:table-cell office:value-type="float" office:value="0.158362" calcext:value-type="float">
            <text:p>0.158362</text:p>
          </table:table-cell>
          <table:table-cell office:value-type="float" office:value="0.163719" calcext:value-type="float">
            <text:p>0.163719</text:p>
          </table:table-cell>
          <table:table-cell table:number-columns-repeated="3"/>
          <table:table-cell office:value-type="float" office:value="0.160384" calcext:value-type="float">
            <text:p>0.160384</text:p>
          </table:table-cell>
          <table:table-cell office:value-type="float" office:value="0.160457" calcext:value-type="float">
            <text:p>0.16045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84" calcext:value-type="float">
            <text:p>0.158084</text:p>
          </table:table-cell>
          <table:table-cell office:value-type="float" office:value="0.15707" calcext:value-type="float">
            <text:p>0.15707</text:p>
          </table:table-cell>
          <table:table-cell office:value-type="float" office:value="0.15836" calcext:value-type="float">
            <text:p>0.15836</text:p>
          </table:table-cell>
          <table:table-cell office:value-type="float" office:value="0.163717" calcext:value-type="float">
            <text:p>0.163717</text:p>
          </table:table-cell>
          <table:table-cell table:number-columns-repeated="3"/>
          <table:table-cell office:value-type="float" office:value="0.160367" calcext:value-type="float">
            <text:p>0.160367</text:p>
          </table:table-cell>
          <table:table-cell office:value-type="float" office:value="0.160441" calcext:value-type="float">
            <text:p>0.16044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84" calcext:value-type="float">
            <text:p>0.158084</text:p>
          </table:table-cell>
          <table:table-cell office:value-type="float" office:value="0.157076" calcext:value-type="float">
            <text:p>0.157076</text:p>
          </table:table-cell>
          <table:table-cell office:value-type="float" office:value="0.158371" calcext:value-type="float">
            <text:p>0.158371</text:p>
          </table:table-cell>
          <table:table-cell office:value-type="float" office:value="0.163714" calcext:value-type="float">
            <text:p>0.163714</text:p>
          </table:table-cell>
          <table:table-cell table:number-columns-repeated="3"/>
          <table:table-cell office:value-type="float" office:value="0.160352" calcext:value-type="float">
            <text:p>0.160352</text:p>
          </table:table-cell>
          <table:table-cell office:value-type="float" office:value="0.160425" calcext:value-type="float">
            <text:p>0.16042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77" calcext:value-type="float">
            <text:p>0.158077</text:p>
          </table:table-cell>
          <table:table-cell office:value-type="float" office:value="0.15707" calcext:value-type="float">
            <text:p>0.15707</text:p>
          </table:table-cell>
          <table:table-cell office:value-type="float" office:value="0.158376" calcext:value-type="float">
            <text:p>0.158376</text:p>
          </table:table-cell>
          <table:table-cell office:value-type="float" office:value="0.163713" calcext:value-type="float">
            <text:p>0.163713</text:p>
          </table:table-cell>
          <table:table-cell table:number-columns-repeated="3"/>
          <table:table-cell office:value-type="float" office:value="0.160335" calcext:value-type="float">
            <text:p>0.160335</text:p>
          </table:table-cell>
          <table:table-cell office:value-type="float" office:value="0.160409" calcext:value-type="float">
            <text:p>0.16040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82" calcext:value-type="float">
            <text:p>0.158082</text:p>
          </table:table-cell>
          <table:table-cell office:value-type="float" office:value="0.15707" calcext:value-type="float">
            <text:p>0.15707</text:p>
          </table:table-cell>
          <table:table-cell office:value-type="float" office:value="0.158367" calcext:value-type="float">
            <text:p>0.158367</text:p>
          </table:table-cell>
          <table:table-cell office:value-type="float" office:value="0.163711" calcext:value-type="float">
            <text:p>0.163711</text:p>
          </table:table-cell>
          <table:table-cell table:number-columns-repeated="3"/>
          <table:table-cell office:value-type="float" office:value="0.16032" calcext:value-type="float">
            <text:p>0.16032</text:p>
          </table:table-cell>
          <table:table-cell office:value-type="float" office:value="0.160393" calcext:value-type="float">
            <text:p>0.16039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7" calcext:value-type="float">
            <text:p>0.15807</text:p>
          </table:table-cell>
          <table:table-cell office:value-type="float" office:value="0.157066" calcext:value-type="float">
            <text:p>0.157066</text:p>
          </table:table-cell>
          <table:table-cell office:value-type="float" office:value="0.158354" calcext:value-type="float">
            <text:p>0.158354</text:p>
          </table:table-cell>
          <table:table-cell office:value-type="float" office:value="0.163708" calcext:value-type="float">
            <text:p>0.163708</text:p>
          </table:table-cell>
          <table:table-cell table:number-columns-repeated="3"/>
          <table:table-cell office:value-type="float" office:value="0.160304" calcext:value-type="float">
            <text:p>0.160304</text:p>
          </table:table-cell>
          <table:table-cell office:value-type="float" office:value="0.160377" calcext:value-type="float">
            <text:p>0.1603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93" calcext:value-type="float">
            <text:p>0.158093</text:p>
          </table:table-cell>
          <table:table-cell office:value-type="float" office:value="0.157069" calcext:value-type="float">
            <text:p>0.157069</text:p>
          </table:table-cell>
          <table:table-cell office:value-type="float" office:value="0.158358" calcext:value-type="float">
            <text:p>0.158358</text:p>
          </table:table-cell>
          <table:table-cell office:value-type="float" office:value="0.163705" calcext:value-type="float">
            <text:p>0.163705</text:p>
          </table:table-cell>
          <table:table-cell table:number-columns-repeated="3"/>
          <table:table-cell office:value-type="float" office:value="0.160288" calcext:value-type="float">
            <text:p>0.160288</text:p>
          </table:table-cell>
          <table:table-cell office:value-type="float" office:value="0.160361" calcext:value-type="float">
            <text:p>0.16036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69" calcext:value-type="float">
            <text:p>0.158069</text:p>
          </table:table-cell>
          <table:table-cell office:value-type="float" office:value="0.157061" calcext:value-type="float">
            <text:p>0.157061</text:p>
          </table:table-cell>
          <table:table-cell office:value-type="float" office:value="0.158368" calcext:value-type="float">
            <text:p>0.158368</text:p>
          </table:table-cell>
          <table:table-cell office:value-type="float" office:value="0.163702" calcext:value-type="float">
            <text:p>0.163702</text:p>
          </table:table-cell>
          <table:table-cell table:number-columns-repeated="3"/>
          <table:table-cell office:value-type="float" office:value="0.160272" calcext:value-type="float">
            <text:p>0.160272</text:p>
          </table:table-cell>
          <table:table-cell office:value-type="float" office:value="0.160347" calcext:value-type="float">
            <text:p>0.16034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69" calcext:value-type="float">
            <text:p>0.158069</text:p>
          </table:table-cell>
          <table:table-cell office:value-type="float" office:value="0.157074" calcext:value-type="float">
            <text:p>0.157074</text:p>
          </table:table-cell>
          <table:table-cell office:value-type="float" office:value="0.158345" calcext:value-type="float">
            <text:p>0.158345</text:p>
          </table:table-cell>
          <table:table-cell office:value-type="float" office:value="0.163699" calcext:value-type="float">
            <text:p>0.163699</text:p>
          </table:table-cell>
          <table:table-cell table:number-columns-repeated="3"/>
          <table:table-cell office:value-type="float" office:value="0.160256" calcext:value-type="float">
            <text:p>0.160256</text:p>
          </table:table-cell>
          <table:table-cell office:value-type="float" office:value="0.160331" calcext:value-type="float">
            <text:p>0.1603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68" calcext:value-type="float">
            <text:p>0.158068</text:p>
          </table:table-cell>
          <table:table-cell office:value-type="float" office:value="0.157135" calcext:value-type="float">
            <text:p>0.157135</text:p>
          </table:table-cell>
          <table:table-cell office:value-type="float" office:value="0.15838" calcext:value-type="float">
            <text:p>0.15838</text:p>
          </table:table-cell>
          <table:table-cell office:value-type="float" office:value="0.163697" calcext:value-type="float">
            <text:p>0.163697</text:p>
          </table:table-cell>
          <table:table-cell table:number-columns-repeated="3"/>
          <table:table-cell office:value-type="float" office:value="0.16024" calcext:value-type="float">
            <text:p>0.16024</text:p>
          </table:table-cell>
          <table:table-cell office:value-type="float" office:value="0.160317" calcext:value-type="float">
            <text:p>0.1603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63" calcext:value-type="float">
            <text:p>0.158063</text:p>
          </table:table-cell>
          <table:table-cell office:value-type="float" office:value="0.157082" calcext:value-type="float">
            <text:p>0.157082</text:p>
          </table:table-cell>
          <table:table-cell office:value-type="float" office:value="0.158358" calcext:value-type="float">
            <text:p>0.158358</text:p>
          </table:table-cell>
          <table:table-cell office:value-type="float" office:value="0.163694" calcext:value-type="float">
            <text:p>0.163694</text:p>
          </table:table-cell>
          <table:table-cell table:number-columns-repeated="3"/>
          <table:table-cell office:value-type="float" office:value="0.160225" calcext:value-type="float">
            <text:p>0.160225</text:p>
          </table:table-cell>
          <table:table-cell office:value-type="float" office:value="0.160302" calcext:value-type="float">
            <text:p>0.16030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94" calcext:value-type="float">
            <text:p>0.158094</text:p>
          </table:table-cell>
          <table:table-cell office:value-type="float" office:value="0.157055" calcext:value-type="float">
            <text:p>0.157055</text:p>
          </table:table-cell>
          <table:table-cell office:value-type="float" office:value="0.158339" calcext:value-type="float">
            <text:p>0.158339</text:p>
          </table:table-cell>
          <table:table-cell office:value-type="float" office:value="0.163696" calcext:value-type="float">
            <text:p>0.163696</text:p>
          </table:table-cell>
          <table:table-cell table:number-columns-repeated="3"/>
          <table:table-cell office:value-type="float" office:value="0.160209" calcext:value-type="float">
            <text:p>0.160209</text:p>
          </table:table-cell>
          <table:table-cell office:value-type="float" office:value="0.160287" calcext:value-type="float">
            <text:p>0.1602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48" calcext:value-type="float">
            <text:p>0.158048</text:p>
          </table:table-cell>
          <table:table-cell office:value-type="float" office:value="0.157052" calcext:value-type="float">
            <text:p>0.157052</text:p>
          </table:table-cell>
          <table:table-cell office:value-type="float" office:value="0.158341" calcext:value-type="float">
            <text:p>0.158341</text:p>
          </table:table-cell>
          <table:table-cell office:value-type="float" office:value="0.163701" calcext:value-type="float">
            <text:p>0.163701</text:p>
          </table:table-cell>
          <table:table-cell table:number-columns-repeated="3"/>
          <table:table-cell office:value-type="float" office:value="0.160194" calcext:value-type="float">
            <text:p>0.160194</text:p>
          </table:table-cell>
          <table:table-cell office:value-type="float" office:value="0.160272" calcext:value-type="float">
            <text:p>0.1602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44" calcext:value-type="float">
            <text:p>0.158044</text:p>
          </table:table-cell>
          <table:table-cell office:value-type="float" office:value="0.157048" calcext:value-type="float">
            <text:p>0.157048</text:p>
          </table:table-cell>
          <table:table-cell office:value-type="float" office:value="0.158342" calcext:value-type="float">
            <text:p>0.158342</text:p>
          </table:table-cell>
          <table:table-cell office:value-type="float" office:value="0.163693" calcext:value-type="float">
            <text:p>0.163693</text:p>
          </table:table-cell>
          <table:table-cell table:number-columns-repeated="3"/>
          <table:table-cell office:value-type="float" office:value="0.160178" calcext:value-type="float">
            <text:p>0.160178</text:p>
          </table:table-cell>
          <table:table-cell office:value-type="float" office:value="0.160258" calcext:value-type="float">
            <text:p>0.16025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44" calcext:value-type="float">
            <text:p>0.158044</text:p>
          </table:table-cell>
          <table:table-cell office:value-type="float" office:value="0.157061" calcext:value-type="float">
            <text:p>0.157061</text:p>
          </table:table-cell>
          <table:table-cell office:value-type="float" office:value="0.158363" calcext:value-type="float">
            <text:p>0.158363</text:p>
          </table:table-cell>
          <table:table-cell office:value-type="float" office:value="0.163692" calcext:value-type="float">
            <text:p>0.163692</text:p>
          </table:table-cell>
          <table:table-cell table:number-columns-repeated="3"/>
          <table:table-cell office:value-type="float" office:value="0.160163" calcext:value-type="float">
            <text:p>0.160163</text:p>
          </table:table-cell>
          <table:table-cell office:value-type="float" office:value="0.160243" calcext:value-type="float">
            <text:p>0.16024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4" calcext:value-type="float">
            <text:p>0.15804</text:p>
          </table:table-cell>
          <table:table-cell office:value-type="float" office:value="0.157046" calcext:value-type="float">
            <text:p>0.157046</text:p>
          </table:table-cell>
          <table:table-cell office:value-type="float" office:value="0.158341" calcext:value-type="float">
            <text:p>0.158341</text:p>
          </table:table-cell>
          <table:table-cell office:value-type="float" office:value="0.163692" calcext:value-type="float">
            <text:p>0.163692</text:p>
          </table:table-cell>
          <table:table-cell table:number-columns-repeated="3"/>
          <table:table-cell office:value-type="float" office:value="0.160147" calcext:value-type="float">
            <text:p>0.160147</text:p>
          </table:table-cell>
          <table:table-cell office:value-type="float" office:value="0.160228" calcext:value-type="float">
            <text:p>0.1602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41" calcext:value-type="float">
            <text:p>0.158041</text:p>
          </table:table-cell>
          <table:table-cell office:value-type="float" office:value="0.157041" calcext:value-type="float">
            <text:p>0.157041</text:p>
          </table:table-cell>
          <table:table-cell office:value-type="float" office:value="0.158348" calcext:value-type="float">
            <text:p>0.158348</text:p>
          </table:table-cell>
          <table:table-cell office:value-type="float" office:value="0.163685" calcext:value-type="float">
            <text:p>0.163685</text:p>
          </table:table-cell>
          <table:table-cell table:number-columns-repeated="3"/>
          <table:table-cell office:value-type="float" office:value="0.160132" calcext:value-type="float">
            <text:p>0.160132</text:p>
          </table:table-cell>
          <table:table-cell office:value-type="float" office:value="0.160213" calcext:value-type="float">
            <text:p>0.16021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52" calcext:value-type="float">
            <text:p>0.158052</text:p>
          </table:table-cell>
          <table:table-cell office:value-type="float" office:value="0.157039" calcext:value-type="float">
            <text:p>0.157039</text:p>
          </table:table-cell>
          <table:table-cell office:value-type="float" office:value="0.15834" calcext:value-type="float">
            <text:p>0.15834</text:p>
          </table:table-cell>
          <table:table-cell office:value-type="float" office:value="0.163684" calcext:value-type="float">
            <text:p>0.163684</text:p>
          </table:table-cell>
          <table:table-cell table:number-columns-repeated="3"/>
          <table:table-cell office:value-type="float" office:value="0.160117" calcext:value-type="float">
            <text:p>0.160117</text:p>
          </table:table-cell>
          <table:table-cell office:value-type="float" office:value="0.160199" calcext:value-type="float">
            <text:p>0.16019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37" calcext:value-type="float">
            <text:p>0.158037</text:p>
          </table:table-cell>
          <table:table-cell office:value-type="float" office:value="0.15705" calcext:value-type="float">
            <text:p>0.15705</text:p>
          </table:table-cell>
          <table:table-cell office:value-type="float" office:value="0.158329" calcext:value-type="float">
            <text:p>0.158329</text:p>
          </table:table-cell>
          <table:table-cell office:value-type="float" office:value="0.163676" calcext:value-type="float">
            <text:p>0.163676</text:p>
          </table:table-cell>
          <table:table-cell table:number-columns-repeated="3"/>
          <table:table-cell office:value-type="float" office:value="0.160102" calcext:value-type="float">
            <text:p>0.160102</text:p>
          </table:table-cell>
          <table:table-cell office:value-type="float" office:value="0.160184" calcext:value-type="float">
            <text:p>0.16018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55" calcext:value-type="float">
            <text:p>0.158055</text:p>
          </table:table-cell>
          <table:table-cell office:value-type="float" office:value="0.157043" calcext:value-type="float">
            <text:p>0.157043</text:p>
          </table:table-cell>
          <table:table-cell office:value-type="float" office:value="0.158325" calcext:value-type="float">
            <text:p>0.158325</text:p>
          </table:table-cell>
          <table:table-cell office:value-type="float" office:value="0.163674" calcext:value-type="float">
            <text:p>0.163674</text:p>
          </table:table-cell>
          <table:table-cell table:number-columns-repeated="3"/>
          <table:table-cell office:value-type="float" office:value="0.160087" calcext:value-type="float">
            <text:p>0.160087</text:p>
          </table:table-cell>
          <table:table-cell office:value-type="float" office:value="0.16017" calcext:value-type="float">
            <text:p>0.160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28" calcext:value-type="float">
            <text:p>0.158028</text:p>
          </table:table-cell>
          <table:table-cell office:value-type="float" office:value="0.157033" calcext:value-type="float">
            <text:p>0.157033</text:p>
          </table:table-cell>
          <table:table-cell office:value-type="float" office:value="0.15833" calcext:value-type="float">
            <text:p>0.15833</text:p>
          </table:table-cell>
          <table:table-cell office:value-type="float" office:value="0.163672" calcext:value-type="float">
            <text:p>0.163672</text:p>
          </table:table-cell>
          <table:table-cell table:number-columns-repeated="3"/>
          <table:table-cell office:value-type="float" office:value="0.160072" calcext:value-type="float">
            <text:p>0.160072</text:p>
          </table:table-cell>
          <table:table-cell office:value-type="float" office:value="0.160155" calcext:value-type="float">
            <text:p>0.1601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95" calcext:value-type="float">
            <text:p>0.158095</text:p>
          </table:table-cell>
          <table:table-cell office:value-type="float" office:value="0.157031" calcext:value-type="float">
            <text:p>0.157031</text:p>
          </table:table-cell>
          <table:table-cell office:value-type="float" office:value="0.158321" calcext:value-type="float">
            <text:p>0.158321</text:p>
          </table:table-cell>
          <table:table-cell office:value-type="float" office:value="0.163669" calcext:value-type="float">
            <text:p>0.163669</text:p>
          </table:table-cell>
          <table:table-cell table:number-columns-repeated="3"/>
          <table:table-cell office:value-type="float" office:value="0.160057" calcext:value-type="float">
            <text:p>0.160057</text:p>
          </table:table-cell>
          <table:table-cell office:value-type="float" office:value="0.160141" calcext:value-type="float">
            <text:p>0.16014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26" calcext:value-type="float">
            <text:p>0.158026</text:p>
          </table:table-cell>
          <table:table-cell office:value-type="float" office:value="0.157027" calcext:value-type="float">
            <text:p>0.157027</text:p>
          </table:table-cell>
          <table:table-cell office:value-type="float" office:value="0.158323" calcext:value-type="float">
            <text:p>0.158323</text:p>
          </table:table-cell>
          <table:table-cell office:value-type="float" office:value="0.163666" calcext:value-type="float">
            <text:p>0.163666</text:p>
          </table:table-cell>
          <table:table-cell table:number-columns-repeated="3"/>
          <table:table-cell office:value-type="float" office:value="0.160043" calcext:value-type="float">
            <text:p>0.160043</text:p>
          </table:table-cell>
          <table:table-cell office:value-type="float" office:value="0.160127" calcext:value-type="float">
            <text:p>0.1601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29" calcext:value-type="float">
            <text:p>0.158029</text:p>
          </table:table-cell>
          <table:table-cell office:value-type="float" office:value="0.157029" calcext:value-type="float">
            <text:p>0.157029</text:p>
          </table:table-cell>
          <table:table-cell office:value-type="float" office:value="0.158316" calcext:value-type="float">
            <text:p>0.158316</text:p>
          </table:table-cell>
          <table:table-cell office:value-type="float" office:value="0.163664" calcext:value-type="float">
            <text:p>0.163664</text:p>
          </table:table-cell>
          <table:table-cell table:number-columns-repeated="3"/>
          <table:table-cell office:value-type="float" office:value="0.160029" calcext:value-type="float">
            <text:p>0.160029</text:p>
          </table:table-cell>
          <table:table-cell office:value-type="float" office:value="0.160113" calcext:value-type="float">
            <text:p>0.16011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26" calcext:value-type="float">
            <text:p>0.158026</text:p>
          </table:table-cell>
          <table:table-cell office:value-type="float" office:value="0.157042" calcext:value-type="float">
            <text:p>0.157042</text:p>
          </table:table-cell>
          <table:table-cell office:value-type="float" office:value="0.158337" calcext:value-type="float">
            <text:p>0.158337</text:p>
          </table:table-cell>
          <table:table-cell office:value-type="float" office:value="0.163662" calcext:value-type="float">
            <text:p>0.163662</text:p>
          </table:table-cell>
          <table:table-cell table:number-columns-repeated="3"/>
          <table:table-cell office:value-type="float" office:value="0.160015" calcext:value-type="float">
            <text:p>0.160015</text:p>
          </table:table-cell>
          <table:table-cell office:value-type="float" office:value="0.1601" calcext:value-type="float">
            <text:p>0.16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2" calcext:value-type="float">
            <text:p>0.15802</text:p>
          </table:table-cell>
          <table:table-cell office:value-type="float" office:value="0.157028" calcext:value-type="float">
            <text:p>0.157028</text:p>
          </table:table-cell>
          <table:table-cell office:value-type="float" office:value="0.158324" calcext:value-type="float">
            <text:p>0.158324</text:p>
          </table:table-cell>
          <table:table-cell office:value-type="float" office:value="0.163659" calcext:value-type="float">
            <text:p>0.163659</text:p>
          </table:table-cell>
          <table:table-cell table:number-columns-repeated="3"/>
          <table:table-cell office:value-type="float" office:value="0.160002" calcext:value-type="float">
            <text:p>0.160002</text:p>
          </table:table-cell>
          <table:table-cell office:value-type="float" office:value="0.160086" calcext:value-type="float">
            <text:p>0.16008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21" calcext:value-type="float">
            <text:p>0.158021</text:p>
          </table:table-cell>
          <table:table-cell office:value-type="float" office:value="0.157037" calcext:value-type="float">
            <text:p>0.157037</text:p>
          </table:table-cell>
          <table:table-cell office:value-type="float" office:value="0.158348" calcext:value-type="float">
            <text:p>0.158348</text:p>
          </table:table-cell>
          <table:table-cell office:value-type="float" office:value="0.163659" calcext:value-type="float">
            <text:p>0.163659</text:p>
          </table:table-cell>
          <table:table-cell table:number-columns-repeated="3"/>
          <table:table-cell office:value-type="float" office:value="0.159988" calcext:value-type="float">
            <text:p>0.159988</text:p>
          </table:table-cell>
          <table:table-cell office:value-type="float" office:value="0.160073" calcext:value-type="float">
            <text:p>0.16007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18" calcext:value-type="float">
            <text:p>0.158018</text:p>
          </table:table-cell>
          <table:table-cell office:value-type="float" office:value="0.157033" calcext:value-type="float">
            <text:p>0.157033</text:p>
          </table:table-cell>
          <table:table-cell office:value-type="float" office:value="0.158316" calcext:value-type="float">
            <text:p>0.158316</text:p>
          </table:table-cell>
          <table:table-cell office:value-type="float" office:value="0.16366" calcext:value-type="float">
            <text:p>0.16366</text:p>
          </table:table-cell>
          <table:table-cell table:number-columns-repeated="3"/>
          <table:table-cell office:value-type="float" office:value="0.159975" calcext:value-type="float">
            <text:p>0.159975</text:p>
          </table:table-cell>
          <table:table-cell office:value-type="float" office:value="0.16006" calcext:value-type="float">
            <text:p>0.160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11" calcext:value-type="float">
            <text:p>0.158011</text:p>
          </table:table-cell>
          <table:table-cell office:value-type="float" office:value="0.157087" calcext:value-type="float">
            <text:p>0.157087</text:p>
          </table:table-cell>
          <table:table-cell office:value-type="float" office:value="0.158309" calcext:value-type="float">
            <text:p>0.158309</text:p>
          </table:table-cell>
          <table:table-cell office:value-type="float" office:value="0.163657" calcext:value-type="float">
            <text:p>0.163657</text:p>
          </table:table-cell>
          <table:table-cell table:number-columns-repeated="3"/>
          <table:table-cell office:value-type="float" office:value="0.159961" calcext:value-type="float">
            <text:p>0.159961</text:p>
          </table:table-cell>
          <table:table-cell office:value-type="float" office:value="0.160046" calcext:value-type="float">
            <text:p>0.1600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2" calcext:value-type="float">
            <text:p>0.15802</text:p>
          </table:table-cell>
          <table:table-cell office:value-type="float" office:value="0.157022" calcext:value-type="float">
            <text:p>0.157022</text:p>
          </table:table-cell>
          <table:table-cell office:value-type="float" office:value="0.158306" calcext:value-type="float">
            <text:p>0.158306</text:p>
          </table:table-cell>
          <table:table-cell office:value-type="float" office:value="0.163653" calcext:value-type="float">
            <text:p>0.163653</text:p>
          </table:table-cell>
          <table:table-cell table:number-columns-repeated="3"/>
          <table:table-cell office:value-type="float" office:value="0.159948" calcext:value-type="float">
            <text:p>0.159948</text:p>
          </table:table-cell>
          <table:table-cell office:value-type="float" office:value="0.160032" calcext:value-type="float">
            <text:p>0.16003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29" calcext:value-type="float">
            <text:p>0.158029</text:p>
          </table:table-cell>
          <table:table-cell office:value-type="float" office:value="0.157019" calcext:value-type="float">
            <text:p>0.157019</text:p>
          </table:table-cell>
          <table:table-cell office:value-type="float" office:value="0.158305" calcext:value-type="float">
            <text:p>0.158305</text:p>
          </table:table-cell>
          <table:table-cell office:value-type="float" office:value="0.163652" calcext:value-type="float">
            <text:p>0.163652</text:p>
          </table:table-cell>
          <table:table-cell table:number-columns-repeated="3"/>
          <table:table-cell office:value-type="float" office:value="0.159935" calcext:value-type="float">
            <text:p>0.159935</text:p>
          </table:table-cell>
          <table:table-cell office:value-type="float" office:value="0.160019" calcext:value-type="float">
            <text:p>0.1600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1" calcext:value-type="float">
            <text:p>0.15801</text:p>
          </table:table-cell>
          <table:table-cell office:value-type="float" office:value="0.157028" calcext:value-type="float">
            <text:p>0.157028</text:p>
          </table:table-cell>
          <table:table-cell office:value-type="float" office:value="0.158308" calcext:value-type="float">
            <text:p>0.158308</text:p>
          </table:table-cell>
          <table:table-cell office:value-type="float" office:value="0.163647" calcext:value-type="float">
            <text:p>0.163647</text:p>
          </table:table-cell>
          <table:table-cell table:number-columns-repeated="3"/>
          <table:table-cell office:value-type="float" office:value="0.159921" calcext:value-type="float">
            <text:p>0.159921</text:p>
          </table:table-cell>
          <table:table-cell office:value-type="float" office:value="0.160006" calcext:value-type="float">
            <text:p>0.1600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02" calcext:value-type="float">
            <text:p>0.158002</text:p>
          </table:table-cell>
          <table:table-cell office:value-type="float" office:value="0.157025" calcext:value-type="float">
            <text:p>0.157025</text:p>
          </table:table-cell>
          <table:table-cell office:value-type="float" office:value="0.158302" calcext:value-type="float">
            <text:p>0.158302</text:p>
          </table:table-cell>
          <table:table-cell office:value-type="float" office:value="0.163646" calcext:value-type="float">
            <text:p>0.163646</text:p>
          </table:table-cell>
          <table:table-cell table:number-columns-repeated="3"/>
          <table:table-cell office:value-type="float" office:value="0.159908" calcext:value-type="float">
            <text:p>0.159908</text:p>
          </table:table-cell>
          <table:table-cell office:value-type="float" office:value="0.159992" calcext:value-type="float">
            <text:p>0.1599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03" calcext:value-type="float">
            <text:p>0.158003</text:p>
          </table:table-cell>
          <table:table-cell office:value-type="float" office:value="0.157012" calcext:value-type="float">
            <text:p>0.157012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163643" calcext:value-type="float">
            <text:p>0.163643</text:p>
          </table:table-cell>
          <table:table-cell table:number-columns-repeated="3"/>
          <table:table-cell office:value-type="float" office:value="0.159894" calcext:value-type="float">
            <text:p>0.159894</text:p>
          </table:table-cell>
          <table:table-cell office:value-type="float" office:value="0.159979" calcext:value-type="float">
            <text:p>0.15997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49" calcext:value-type="float">
            <text:p>0.158049</text:p>
          </table:table-cell>
          <table:table-cell office:value-type="float" office:value="0.157008" calcext:value-type="float">
            <text:p>0.157008</text:p>
          </table:table-cell>
          <table:table-cell office:value-type="float" office:value="0.158298" calcext:value-type="float">
            <text:p>0.158298</text:p>
          </table:table-cell>
          <table:table-cell office:value-type="float" office:value="0.163642" calcext:value-type="float">
            <text:p>0.163642</text:p>
          </table:table-cell>
          <table:table-cell table:number-columns-repeated="3"/>
          <table:table-cell office:value-type="float" office:value="0.159881" calcext:value-type="float">
            <text:p>0.159881</text:p>
          </table:table-cell>
          <table:table-cell office:value-type="float" office:value="0.159965" calcext:value-type="float">
            <text:p>0.15996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94" calcext:value-type="float">
            <text:p>0.157994</text:p>
          </table:table-cell>
          <table:table-cell office:value-type="float" office:value="0.157003" calcext:value-type="float">
            <text:p>0.157003</text:p>
          </table:table-cell>
          <table:table-cell office:value-type="float" office:value="0.158307" calcext:value-type="float">
            <text:p>0.158307</text:p>
          </table:table-cell>
          <table:table-cell office:value-type="float" office:value="0.163638" calcext:value-type="float">
            <text:p>0.163638</text:p>
          </table:table-cell>
          <table:table-cell table:number-columns-repeated="3"/>
          <table:table-cell office:value-type="float" office:value="0.159868" calcext:value-type="float">
            <text:p>0.159868</text:p>
          </table:table-cell>
          <table:table-cell office:value-type="float" office:value="0.159952" calcext:value-type="float">
            <text:p>0.15995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03" calcext:value-type="float">
            <text:p>0.158003</text:p>
          </table:table-cell>
          <table:table-cell office:value-type="float" office:value="0.157005" calcext:value-type="float">
            <text:p>0.157005</text:p>
          </table:table-cell>
          <table:table-cell office:value-type="float" office:value="0.158307" calcext:value-type="float">
            <text:p>0.158307</text:p>
          </table:table-cell>
          <table:table-cell office:value-type="float" office:value="0.163636" calcext:value-type="float">
            <text:p>0.163636</text:p>
          </table:table-cell>
          <table:table-cell table:number-columns-repeated="3"/>
          <table:table-cell office:value-type="float" office:value="0.159856" calcext:value-type="float">
            <text:p>0.159856</text:p>
          </table:table-cell>
          <table:table-cell office:value-type="float" office:value="0.159939" calcext:value-type="float">
            <text:p>0.1599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2" calcext:value-type="float">
            <text:p>0.15802</text:p>
          </table:table-cell>
          <table:table-cell office:value-type="float" office:value="0.157005" calcext:value-type="float">
            <text:p>0.157005</text:p>
          </table:table-cell>
          <table:table-cell office:value-type="float" office:value="0.158307" calcext:value-type="float">
            <text:p>0.158307</text:p>
          </table:table-cell>
          <table:table-cell office:value-type="float" office:value="0.163636" calcext:value-type="float">
            <text:p>0.163636</text:p>
          </table:table-cell>
          <table:table-cell table:number-columns-repeated="3"/>
          <table:table-cell office:value-type="float" office:value="0.159844" calcext:value-type="float">
            <text:p>0.159844</text:p>
          </table:table-cell>
          <table:table-cell office:value-type="float" office:value="0.159926" calcext:value-type="float">
            <text:p>0.1599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8001" calcext:value-type="float">
            <text:p>0.158001</text:p>
          </table:table-cell>
          <table:table-cell office:value-type="float" office:value="0.15701" calcext:value-type="float">
            <text:p>0.15701</text:p>
          </table:table-cell>
          <table:table-cell office:value-type="float" office:value="0.158295" calcext:value-type="float">
            <text:p>0.158295</text:p>
          </table:table-cell>
          <table:table-cell office:value-type="float" office:value="0.163632" calcext:value-type="float">
            <text:p>0.163632</text:p>
          </table:table-cell>
          <table:table-cell table:number-columns-repeated="3"/>
          <table:table-cell office:value-type="float" office:value="0.159832" calcext:value-type="float">
            <text:p>0.159832</text:p>
          </table:table-cell>
          <table:table-cell office:value-type="float" office:value="0.159914" calcext:value-type="float">
            <text:p>0.1599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91" calcext:value-type="float">
            <text:p>0.157991</text:p>
          </table:table-cell>
          <table:table-cell office:value-type="float" office:value="0.157003" calcext:value-type="float">
            <text:p>0.157003</text:p>
          </table:table-cell>
          <table:table-cell office:value-type="float" office:value="0.158293" calcext:value-type="float">
            <text:p>0.158293</text:p>
          </table:table-cell>
          <table:table-cell office:value-type="float" office:value="0.163629" calcext:value-type="float">
            <text:p>0.163629</text:p>
          </table:table-cell>
          <table:table-cell table:number-columns-repeated="3"/>
          <table:table-cell office:value-type="float" office:value="0.15982" calcext:value-type="float">
            <text:p>0.15982</text:p>
          </table:table-cell>
          <table:table-cell office:value-type="float" office:value="0.1599" calcext:value-type="float">
            <text:p>0.159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91" calcext:value-type="float">
            <text:p>0.157991</text:p>
          </table:table-cell>
          <table:table-cell office:value-type="float" office:value="0.157013" calcext:value-type="float">
            <text:p>0.157013</text:p>
          </table:table-cell>
          <table:table-cell office:value-type="float" office:value="0.158293" calcext:value-type="float">
            <text:p>0.158293</text:p>
          </table:table-cell>
          <table:table-cell office:value-type="float" office:value="0.163627" calcext:value-type="float">
            <text:p>0.163627</text:p>
          </table:table-cell>
          <table:table-cell table:number-columns-repeated="3"/>
          <table:table-cell office:value-type="float" office:value="0.159808" calcext:value-type="float">
            <text:p>0.159808</text:p>
          </table:table-cell>
          <table:table-cell office:value-type="float" office:value="0.159888" calcext:value-type="float">
            <text:p>0.15988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8" calcext:value-type="float">
            <text:p>0.15798</text:p>
          </table:table-cell>
          <table:table-cell office:value-type="float" office:value="0.156999" calcext:value-type="float">
            <text:p>0.156999</text:p>
          </table:table-cell>
          <table:table-cell office:value-type="float" office:value="0.158302" calcext:value-type="float">
            <text:p>0.158302</text:p>
          </table:table-cell>
          <table:table-cell office:value-type="float" office:value="0.163626" calcext:value-type="float">
            <text:p>0.163626</text:p>
          </table:table-cell>
          <table:table-cell table:number-columns-repeated="3"/>
          <table:table-cell office:value-type="float" office:value="0.159796" calcext:value-type="float">
            <text:p>0.159796</text:p>
          </table:table-cell>
          <table:table-cell office:value-type="float" office:value="0.159876" calcext:value-type="float">
            <text:p>0.15987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86" calcext:value-type="float">
            <text:p>0.157986</text:p>
          </table:table-cell>
          <table:table-cell office:value-type="float" office:value="0.156996" calcext:value-type="float">
            <text:p>0.156996</text:p>
          </table:table-cell>
          <table:table-cell office:value-type="float" office:value="0.158301" calcext:value-type="float">
            <text:p>0.158301</text:p>
          </table:table-cell>
          <table:table-cell office:value-type="float" office:value="0.163624" calcext:value-type="float">
            <text:p>0.163624</text:p>
          </table:table-cell>
          <table:table-cell table:number-columns-repeated="3"/>
          <table:table-cell office:value-type="float" office:value="0.159784" calcext:value-type="float">
            <text:p>0.159784</text:p>
          </table:table-cell>
          <table:table-cell office:value-type="float" office:value="0.159864" calcext:value-type="float">
            <text:p>0.1598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8" calcext:value-type="float">
            <text:p>0.15798</text:p>
          </table:table-cell>
          <table:table-cell office:value-type="float" office:value="0.157023" calcext:value-type="float">
            <text:p>0.157023</text:p>
          </table:table-cell>
          <table:table-cell office:value-type="float" office:value="0.158288" calcext:value-type="float">
            <text:p>0.158288</text:p>
          </table:table-cell>
          <table:table-cell office:value-type="float" office:value="0.163622" calcext:value-type="float">
            <text:p>0.163622</text:p>
          </table:table-cell>
          <table:table-cell table:number-columns-repeated="3"/>
          <table:table-cell office:value-type="float" office:value="0.159772" calcext:value-type="float">
            <text:p>0.159772</text:p>
          </table:table-cell>
          <table:table-cell office:value-type="float" office:value="0.159851" calcext:value-type="float">
            <text:p>0.1598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75" calcext:value-type="float">
            <text:p>0.157975</text:p>
          </table:table-cell>
          <table:table-cell office:value-type="float" office:value="0.157003" calcext:value-type="float">
            <text:p>0.157003</text:p>
          </table:table-cell>
          <table:table-cell office:value-type="float" office:value="0.158305" calcext:value-type="float">
            <text:p>0.158305</text:p>
          </table:table-cell>
          <table:table-cell office:value-type="float" office:value="0.16362" calcext:value-type="float">
            <text:p>0.16362</text:p>
          </table:table-cell>
          <table:table-cell table:number-columns-repeated="3"/>
          <table:table-cell office:value-type="float" office:value="0.159761" calcext:value-type="float">
            <text:p>0.159761</text:p>
          </table:table-cell>
          <table:table-cell office:value-type="float" office:value="0.159838" calcext:value-type="float">
            <text:p>0.15983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69" calcext:value-type="float">
            <text:p>0.157969</text:p>
          </table:table-cell>
          <table:table-cell office:value-type="float" office:value="0.156987" calcext:value-type="float">
            <text:p>0.156987</text:p>
          </table:table-cell>
          <table:table-cell office:value-type="float" office:value="0.158302" calcext:value-type="float">
            <text:p>0.158302</text:p>
          </table:table-cell>
          <table:table-cell office:value-type="float" office:value="0.163618" calcext:value-type="float">
            <text:p>0.163618</text:p>
          </table:table-cell>
          <table:table-cell table:number-columns-repeated="3"/>
          <table:table-cell office:value-type="float" office:value="0.159749" calcext:value-type="float">
            <text:p>0.159749</text:p>
          </table:table-cell>
          <table:table-cell office:value-type="float" office:value="0.159826" calcext:value-type="float">
            <text:p>0.1598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69" calcext:value-type="float">
            <text:p>0.157969</text:p>
          </table:table-cell>
          <table:table-cell office:value-type="float" office:value="0.156986" calcext:value-type="float">
            <text:p>0.156986</text:p>
          </table:table-cell>
          <table:table-cell office:value-type="float" office:value="0.158284" calcext:value-type="float">
            <text:p>0.158284</text:p>
          </table:table-cell>
          <table:table-cell office:value-type="float" office:value="0.163616" calcext:value-type="float">
            <text:p>0.163616</text:p>
          </table:table-cell>
          <table:table-cell table:number-columns-repeated="3"/>
          <table:table-cell office:value-type="float" office:value="0.159737" calcext:value-type="float">
            <text:p>0.159737</text:p>
          </table:table-cell>
          <table:table-cell office:value-type="float" office:value="0.159814" calcext:value-type="float">
            <text:p>0.1598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75" calcext:value-type="float">
            <text:p>0.157975</text:p>
          </table:table-cell>
          <table:table-cell office:value-type="float" office:value="0.156992" calcext:value-type="float">
            <text:p>0.156992</text:p>
          </table:table-cell>
          <table:table-cell office:value-type="float" office:value="0.158294" calcext:value-type="float">
            <text:p>0.158294</text:p>
          </table:table-cell>
          <table:table-cell office:value-type="float" office:value="0.163614" calcext:value-type="float">
            <text:p>0.163614</text:p>
          </table:table-cell>
          <table:table-cell table:number-columns-repeated="3"/>
          <table:table-cell office:value-type="float" office:value="0.159726" calcext:value-type="float">
            <text:p>0.159726</text:p>
          </table:table-cell>
          <table:table-cell office:value-type="float" office:value="0.159801" calcext:value-type="float">
            <text:p>0.1598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67" calcext:value-type="float">
            <text:p>0.157967</text:p>
          </table:table-cell>
          <table:table-cell office:value-type="float" office:value="0.156984" calcext:value-type="float">
            <text:p>0.156984</text:p>
          </table:table-cell>
          <table:table-cell office:value-type="float" office:value="0.158275" calcext:value-type="float">
            <text:p>0.158275</text:p>
          </table:table-cell>
          <table:table-cell office:value-type="float" office:value="0.163616" calcext:value-type="float">
            <text:p>0.163616</text:p>
          </table:table-cell>
          <table:table-cell table:number-columns-repeated="3"/>
          <table:table-cell office:value-type="float" office:value="0.159714" calcext:value-type="float">
            <text:p>0.159714</text:p>
          </table:table-cell>
          <table:table-cell office:value-type="float" office:value="0.159789" calcext:value-type="float">
            <text:p>0.1597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61" calcext:value-type="float">
            <text:p>0.157961</text:p>
          </table:table-cell>
          <table:table-cell office:value-type="float" office:value="0.156982" calcext:value-type="float">
            <text:p>0.156982</text:p>
          </table:table-cell>
          <table:table-cell office:value-type="float" office:value="0.158275" calcext:value-type="float">
            <text:p>0.158275</text:p>
          </table:table-cell>
          <table:table-cell office:value-type="float" office:value="0.163611" calcext:value-type="float">
            <text:p>0.163611</text:p>
          </table:table-cell>
          <table:table-cell table:number-columns-repeated="3"/>
          <table:table-cell office:value-type="float" office:value="0.159702" calcext:value-type="float">
            <text:p>0.159702</text:p>
          </table:table-cell>
          <table:table-cell office:value-type="float" office:value="0.159777" calcext:value-type="float">
            <text:p>0.1597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65" calcext:value-type="float">
            <text:p>0.157965</text:p>
          </table:table-cell>
          <table:table-cell office:value-type="float" office:value="0.156985" calcext:value-type="float">
            <text:p>0.156985</text:p>
          </table:table-cell>
          <table:table-cell office:value-type="float" office:value="0.158277" calcext:value-type="float">
            <text:p>0.158277</text:p>
          </table:table-cell>
          <table:table-cell office:value-type="float" office:value="0.163608" calcext:value-type="float">
            <text:p>0.163608</text:p>
          </table:table-cell>
          <table:table-cell table:number-columns-repeated="3"/>
          <table:table-cell office:value-type="float" office:value="0.159691" calcext:value-type="float">
            <text:p>0.159691</text:p>
          </table:table-cell>
          <table:table-cell office:value-type="float" office:value="0.159764" calcext:value-type="float">
            <text:p>0.1597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75" calcext:value-type="float">
            <text:p>0.157975</text:p>
          </table:table-cell>
          <table:table-cell office:value-type="float" office:value="0.156976" calcext:value-type="float">
            <text:p>0.156976</text:p>
          </table:table-cell>
          <table:table-cell office:value-type="float" office:value="0.158273" calcext:value-type="float">
            <text:p>0.158273</text:p>
          </table:table-cell>
          <table:table-cell office:value-type="float" office:value="0.163606" calcext:value-type="float">
            <text:p>0.163606</text:p>
          </table:table-cell>
          <table:table-cell table:number-columns-repeated="3"/>
          <table:table-cell office:value-type="float" office:value="0.15968" calcext:value-type="float">
            <text:p>0.15968</text:p>
          </table:table-cell>
          <table:table-cell office:value-type="float" office:value="0.159752" calcext:value-type="float">
            <text:p>0.15975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56" calcext:value-type="float">
            <text:p>0.157956</text:p>
          </table:table-cell>
          <table:table-cell office:value-type="float" office:value="0.156975" calcext:value-type="float">
            <text:p>0.156975</text:p>
          </table:table-cell>
          <table:table-cell office:value-type="float" office:value="0.158279" calcext:value-type="float">
            <text:p>0.158279</text:p>
          </table:table-cell>
          <table:table-cell office:value-type="float" office:value="0.163602" calcext:value-type="float">
            <text:p>0.163602</text:p>
          </table:table-cell>
          <table:table-cell table:number-columns-repeated="3"/>
          <table:table-cell office:value-type="float" office:value="0.159668" calcext:value-type="float">
            <text:p>0.159668</text:p>
          </table:table-cell>
          <table:table-cell office:value-type="float" office:value="0.15974" calcext:value-type="float">
            <text:p>0.159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6" calcext:value-type="float">
            <text:p>0.15796</text:p>
          </table:table-cell>
          <table:table-cell office:value-type="float" office:value="0.156973" calcext:value-type="float">
            <text:p>0.156973</text:p>
          </table:table-cell>
          <table:table-cell office:value-type="float" office:value="0.158268" calcext:value-type="float">
            <text:p>0.158268</text:p>
          </table:table-cell>
          <table:table-cell office:value-type="float" office:value="0.1636" calcext:value-type="float">
            <text:p>0.1636</text:p>
          </table:table-cell>
          <table:table-cell table:number-columns-repeated="3"/>
          <table:table-cell office:value-type="float" office:value="0.159657" calcext:value-type="float">
            <text:p>0.159657</text:p>
          </table:table-cell>
          <table:table-cell office:value-type="float" office:value="0.159728" calcext:value-type="float">
            <text:p>0.1597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54" calcext:value-type="float">
            <text:p>0.157954</text:p>
          </table:table-cell>
          <table:table-cell office:value-type="float" office:value="0.156973" calcext:value-type="float">
            <text:p>0.156973</text:p>
          </table:table-cell>
          <table:table-cell office:value-type="float" office:value="0.158265" calcext:value-type="float">
            <text:p>0.158265</text:p>
          </table:table-cell>
          <table:table-cell office:value-type="float" office:value="0.1636" calcext:value-type="float">
            <text:p>0.1636</text:p>
          </table:table-cell>
          <table:table-cell table:number-columns-repeated="3"/>
          <table:table-cell office:value-type="float" office:value="0.159646" calcext:value-type="float">
            <text:p>0.159646</text:p>
          </table:table-cell>
          <table:table-cell office:value-type="float" office:value="0.159716" calcext:value-type="float">
            <text:p>0.1597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51" calcext:value-type="float">
            <text:p>0.157951</text:p>
          </table:table-cell>
          <table:table-cell office:value-type="float" office:value="0.156975" calcext:value-type="float">
            <text:p>0.156975</text:p>
          </table:table-cell>
          <table:table-cell office:value-type="float" office:value="0.158268" calcext:value-type="float">
            <text:p>0.158268</text:p>
          </table:table-cell>
          <table:table-cell office:value-type="float" office:value="0.163598" calcext:value-type="float">
            <text:p>0.163598</text:p>
          </table:table-cell>
          <table:table-cell table:number-columns-repeated="3"/>
          <table:table-cell office:value-type="float" office:value="0.159634" calcext:value-type="float">
            <text:p>0.159634</text:p>
          </table:table-cell>
          <table:table-cell office:value-type="float" office:value="0.159704" calcext:value-type="float">
            <text:p>0.15970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85" calcext:value-type="float">
            <text:p>0.157985</text:p>
          </table:table-cell>
          <table:table-cell office:value-type="float" office:value="0.156971" calcext:value-type="float">
            <text:p>0.156971</text:p>
          </table:table-cell>
          <table:table-cell office:value-type="float" office:value="0.158264" calcext:value-type="float">
            <text:p>0.158264</text:p>
          </table:table-cell>
          <table:table-cell office:value-type="float" office:value="0.163595" calcext:value-type="float">
            <text:p>0.163595</text:p>
          </table:table-cell>
          <table:table-cell table:number-columns-repeated="3"/>
          <table:table-cell office:value-type="float" office:value="0.159623" calcext:value-type="float">
            <text:p>0.159623</text:p>
          </table:table-cell>
          <table:table-cell office:value-type="float" office:value="0.159693" calcext:value-type="float">
            <text:p>0.15969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49" calcext:value-type="float">
            <text:p>0.157949</text:p>
          </table:table-cell>
          <table:table-cell office:value-type="float" office:value="0.156966" calcext:value-type="float">
            <text:p>0.156966</text:p>
          </table:table-cell>
          <table:table-cell office:value-type="float" office:value="0.158262" calcext:value-type="float">
            <text:p>0.158262</text:p>
          </table:table-cell>
          <table:table-cell office:value-type="float" office:value="0.163592" calcext:value-type="float">
            <text:p>0.163592</text:p>
          </table:table-cell>
          <table:table-cell table:number-columns-repeated="3"/>
          <table:table-cell office:value-type="float" office:value="0.159612" calcext:value-type="float">
            <text:p>0.159612</text:p>
          </table:table-cell>
          <table:table-cell office:value-type="float" office:value="0.159682" calcext:value-type="float">
            <text:p>0.1596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48" calcext:value-type="float">
            <text:p>0.157948</text:p>
          </table:table-cell>
          <table:table-cell office:value-type="float" office:value="0.156968" calcext:value-type="float">
            <text:p>0.156968</text:p>
          </table:table-cell>
          <table:table-cell office:value-type="float" office:value="0.158263" calcext:value-type="float">
            <text:p>0.158263</text:p>
          </table:table-cell>
          <table:table-cell office:value-type="float" office:value="0.16359" calcext:value-type="float">
            <text:p>0.16359</text:p>
          </table:table-cell>
          <table:table-cell table:number-columns-repeated="3"/>
          <table:table-cell office:value-type="float" office:value="0.1596" calcext:value-type="float">
            <text:p>0.1596</text:p>
          </table:table-cell>
          <table:table-cell office:value-type="float" office:value="0.159671" calcext:value-type="float">
            <text:p>0.1596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47" calcext:value-type="float">
            <text:p>0.157947</text:p>
          </table:table-cell>
          <table:table-cell office:value-type="float" office:value="0.156983" calcext:value-type="float">
            <text:p>0.156983</text:p>
          </table:table-cell>
          <table:table-cell office:value-type="float" office:value="0.158271" calcext:value-type="float">
            <text:p>0.158271</text:p>
          </table:table-cell>
          <table:table-cell office:value-type="float" office:value="0.163587" calcext:value-type="float">
            <text:p>0.163587</text:p>
          </table:table-cell>
          <table:table-cell table:number-columns-repeated="3"/>
          <table:table-cell office:value-type="float" office:value="0.159589" calcext:value-type="float">
            <text:p>0.159589</text:p>
          </table:table-cell>
          <table:table-cell office:value-type="float" office:value="0.15966" calcext:value-type="float">
            <text:p>0.1596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55" calcext:value-type="float">
            <text:p>0.157955</text:p>
          </table:table-cell>
          <table:table-cell office:value-type="float" office:value="0.156962" calcext:value-type="float">
            <text:p>0.156962</text:p>
          </table:table-cell>
          <table:table-cell office:value-type="float" office:value="0.15827" calcext:value-type="float">
            <text:p>0.15827</text:p>
          </table:table-cell>
          <table:table-cell office:value-type="float" office:value="0.163587" calcext:value-type="float">
            <text:p>0.163587</text:p>
          </table:table-cell>
          <table:table-cell table:number-columns-repeated="3"/>
          <table:table-cell office:value-type="float" office:value="0.159577" calcext:value-type="float">
            <text:p>0.159577</text:p>
          </table:table-cell>
          <table:table-cell office:value-type="float" office:value="0.159649" calcext:value-type="float">
            <text:p>0.1596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41" calcext:value-type="float">
            <text:p>0.157941</text:p>
          </table:table-cell>
          <table:table-cell office:value-type="float" office:value="0.156966" calcext:value-type="float">
            <text:p>0.156966</text:p>
          </table:table-cell>
          <table:table-cell office:value-type="float" office:value="0.158255" calcext:value-type="float">
            <text:p>0.158255</text:p>
          </table:table-cell>
          <table:table-cell office:value-type="float" office:value="0.163585" calcext:value-type="float">
            <text:p>0.163585</text:p>
          </table:table-cell>
          <table:table-cell table:number-columns-repeated="3"/>
          <table:table-cell office:value-type="float" office:value="0.159566" calcext:value-type="float">
            <text:p>0.159566</text:p>
          </table:table-cell>
          <table:table-cell office:value-type="float" office:value="0.159638" calcext:value-type="float">
            <text:p>0.15963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38" calcext:value-type="float">
            <text:p>0.157938</text:p>
          </table:table-cell>
          <table:table-cell office:value-type="float" office:value="0.156967" calcext:value-type="float">
            <text:p>0.156967</text:p>
          </table:table-cell>
          <table:table-cell office:value-type="float" office:value="0.158259" calcext:value-type="float">
            <text:p>0.158259</text:p>
          </table:table-cell>
          <table:table-cell office:value-type="float" office:value="0.163582" calcext:value-type="float">
            <text:p>0.163582</text:p>
          </table:table-cell>
          <table:table-cell table:number-columns-repeated="3"/>
          <table:table-cell office:value-type="float" office:value="0.159555" calcext:value-type="float">
            <text:p>0.159555</text:p>
          </table:table-cell>
          <table:table-cell office:value-type="float" office:value="0.159627" calcext:value-type="float">
            <text:p>0.1596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39" calcext:value-type="float">
            <text:p>0.157939</text:p>
          </table:table-cell>
          <table:table-cell office:value-type="float" office:value="0.156963" calcext:value-type="float">
            <text:p>0.156963</text:p>
          </table:table-cell>
          <table:table-cell office:value-type="float" office:value="0.158253" calcext:value-type="float">
            <text:p>0.158253</text:p>
          </table:table-cell>
          <table:table-cell office:value-type="float" office:value="0.16358" calcext:value-type="float">
            <text:p>0.16358</text:p>
          </table:table-cell>
          <table:table-cell table:number-columns-repeated="3"/>
          <table:table-cell office:value-type="float" office:value="0.159544" calcext:value-type="float">
            <text:p>0.159544</text:p>
          </table:table-cell>
          <table:table-cell office:value-type="float" office:value="0.159616" calcext:value-type="float">
            <text:p>0.1596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32" calcext:value-type="float">
            <text:p>0.157932</text:p>
          </table:table-cell>
          <table:table-cell office:value-type="float" office:value="0.156955" calcext:value-type="float">
            <text:p>0.156955</text:p>
          </table:table-cell>
          <table:table-cell office:value-type="float" office:value="0.158254" calcext:value-type="float">
            <text:p>0.158254</text:p>
          </table:table-cell>
          <table:table-cell office:value-type="float" office:value="0.163578" calcext:value-type="float">
            <text:p>0.163578</text:p>
          </table:table-cell>
          <table:table-cell table:number-columns-repeated="3"/>
          <table:table-cell office:value-type="float" office:value="0.159533" calcext:value-type="float">
            <text:p>0.159533</text:p>
          </table:table-cell>
          <table:table-cell office:value-type="float" office:value="0.159605" calcext:value-type="float">
            <text:p>0.1596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52" calcext:value-type="float">
            <text:p>0.157952</text:p>
          </table:table-cell>
          <table:table-cell office:value-type="float" office:value="0.156955" calcext:value-type="float">
            <text:p>0.156955</text:p>
          </table:table-cell>
          <table:table-cell office:value-type="float" office:value="0.158253" calcext:value-type="float">
            <text:p>0.158253</text:p>
          </table:table-cell>
          <table:table-cell office:value-type="float" office:value="0.163577" calcext:value-type="float">
            <text:p>0.163577</text:p>
          </table:table-cell>
          <table:table-cell table:number-columns-repeated="3"/>
          <table:table-cell office:value-type="float" office:value="0.159522" calcext:value-type="float">
            <text:p>0.159522</text:p>
          </table:table-cell>
          <table:table-cell office:value-type="float" office:value="0.159594" calcext:value-type="float">
            <text:p>0.15959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29" calcext:value-type="float">
            <text:p>0.157929</text:p>
          </table:table-cell>
          <table:table-cell office:value-type="float" office:value="0.156955" calcext:value-type="float">
            <text:p>0.156955</text:p>
          </table:table-cell>
          <table:table-cell office:value-type="float" office:value="0.158251" calcext:value-type="float">
            <text:p>0.158251</text:p>
          </table:table-cell>
          <table:table-cell office:value-type="float" office:value="0.163574" calcext:value-type="float">
            <text:p>0.163574</text:p>
          </table:table-cell>
          <table:table-cell table:number-columns-repeated="3"/>
          <table:table-cell office:value-type="float" office:value="0.159511" calcext:value-type="float">
            <text:p>0.159511</text:p>
          </table:table-cell>
          <table:table-cell office:value-type="float" office:value="0.159583" calcext:value-type="float">
            <text:p>0.15958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57" calcext:value-type="float">
            <text:p>0.157957</text:p>
          </table:table-cell>
          <table:table-cell office:value-type="float" office:value="0.156959" calcext:value-type="float">
            <text:p>0.156959</text:p>
          </table:table-cell>
          <table:table-cell office:value-type="float" office:value="0.158252" calcext:value-type="float">
            <text:p>0.158252</text:p>
          </table:table-cell>
          <table:table-cell office:value-type="float" office:value="0.163574" calcext:value-type="float">
            <text:p>0.163574</text:p>
          </table:table-cell>
          <table:table-cell table:number-columns-repeated="3"/>
          <table:table-cell office:value-type="float" office:value="0.1595" calcext:value-type="float">
            <text:p>0.1595</text:p>
          </table:table-cell>
          <table:table-cell office:value-type="float" office:value="0.159572" calcext:value-type="float">
            <text:p>0.1595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53" calcext:value-type="float">
            <text:p>0.157953</text:p>
          </table:table-cell>
          <table:table-cell office:value-type="float" office:value="0.156963" calcext:value-type="float">
            <text:p>0.156963</text:p>
          </table:table-cell>
          <table:table-cell office:value-type="float" office:value="0.158246" calcext:value-type="float">
            <text:p>0.158246</text:p>
          </table:table-cell>
          <table:table-cell office:value-type="float" office:value="0.163572" calcext:value-type="float">
            <text:p>0.163572</text:p>
          </table:table-cell>
          <table:table-cell table:number-columns-repeated="3"/>
          <table:table-cell office:value-type="float" office:value="0.159489" calcext:value-type="float">
            <text:p>0.159489</text:p>
          </table:table-cell>
          <table:table-cell office:value-type="float" office:value="0.159561" calcext:value-type="float">
            <text:p>0.15956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26" calcext:value-type="float">
            <text:p>0.157926</text:p>
          </table:table-cell>
          <table:table-cell office:value-type="float" office:value="0.156964" calcext:value-type="float">
            <text:p>0.156964</text:p>
          </table:table-cell>
          <table:table-cell office:value-type="float" office:value="0.158275" calcext:value-type="float">
            <text:p>0.158275</text:p>
          </table:table-cell>
          <table:table-cell office:value-type="float" office:value="0.16357" calcext:value-type="float">
            <text:p>0.16357</text:p>
          </table:table-cell>
          <table:table-cell table:number-columns-repeated="3"/>
          <table:table-cell office:value-type="float" office:value="0.159479" calcext:value-type="float">
            <text:p>0.159479</text:p>
          </table:table-cell>
          <table:table-cell office:value-type="float" office:value="0.159551" calcext:value-type="float">
            <text:p>0.1595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21" calcext:value-type="float">
            <text:p>0.157921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158275" calcext:value-type="float">
            <text:p>0.158275</text:p>
          </table:table-cell>
          <table:table-cell office:value-type="float" office:value="0.163567" calcext:value-type="float">
            <text:p>0.163567</text:p>
          </table:table-cell>
          <table:table-cell table:number-columns-repeated="3"/>
          <table:table-cell office:value-type="float" office:value="0.159468" calcext:value-type="float">
            <text:p>0.159468</text:p>
          </table:table-cell>
          <table:table-cell office:value-type="float" office:value="0.15954" calcext:value-type="float">
            <text:p>0.1595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19" calcext:value-type="float">
            <text:p>0.157919</text:p>
          </table:table-cell>
          <table:table-cell office:value-type="float" office:value="0.156946" calcext:value-type="float">
            <text:p>0.156946</text:p>
          </table:table-cell>
          <table:table-cell office:value-type="float" office:value="0.158249" calcext:value-type="float">
            <text:p>0.158249</text:p>
          </table:table-cell>
          <table:table-cell office:value-type="float" office:value="0.163565" calcext:value-type="float">
            <text:p>0.163565</text:p>
          </table:table-cell>
          <table:table-cell table:number-columns-repeated="3"/>
          <table:table-cell office:value-type="float" office:value="0.159458" calcext:value-type="float">
            <text:p>0.159458</text:p>
          </table:table-cell>
          <table:table-cell office:value-type="float" office:value="0.159529" calcext:value-type="float">
            <text:p>0.15952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21" calcext:value-type="float">
            <text:p>0.157921</text:p>
          </table:table-cell>
          <table:table-cell office:value-type="float" office:value="0.156945" calcext:value-type="float">
            <text:p>0.156945</text:p>
          </table:table-cell>
          <table:table-cell office:value-type="float" office:value="0.158255" calcext:value-type="float">
            <text:p>0.158255</text:p>
          </table:table-cell>
          <table:table-cell office:value-type="float" office:value="0.163563" calcext:value-type="float">
            <text:p>0.163563</text:p>
          </table:table-cell>
          <table:table-cell table:number-columns-repeated="3"/>
          <table:table-cell office:value-type="float" office:value="0.159447" calcext:value-type="float">
            <text:p>0.159447</text:p>
          </table:table-cell>
          <table:table-cell office:value-type="float" office:value="0.159521" calcext:value-type="float">
            <text:p>0.1595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17" calcext:value-type="float">
            <text:p>0.157917</text:p>
          </table:table-cell>
          <table:table-cell office:value-type="float" office:value="0.156949" calcext:value-type="float">
            <text:p>0.156949</text:p>
          </table:table-cell>
          <table:table-cell office:value-type="float" office:value="0.158254" calcext:value-type="float">
            <text:p>0.158254</text:p>
          </table:table-cell>
          <table:table-cell office:value-type="float" office:value="0.163563" calcext:value-type="float">
            <text:p>0.163563</text:p>
          </table:table-cell>
          <table:table-cell table:number-columns-repeated="3"/>
          <table:table-cell office:value-type="float" office:value="0.159437" calcext:value-type="float">
            <text:p>0.159437</text:p>
          </table:table-cell>
          <table:table-cell office:value-type="float" office:value="0.15951" calcext:value-type="float">
            <text:p>0.159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44" calcext:value-type="float">
            <text:p>0.157944</text:p>
          </table:table-cell>
          <table:table-cell office:value-type="float" office:value="0.156948" calcext:value-type="float">
            <text:p>0.156948</text:p>
          </table:table-cell>
          <table:table-cell office:value-type="float" office:value="0.15824" calcext:value-type="float">
            <text:p>0.15824</text:p>
          </table:table-cell>
          <table:table-cell office:value-type="float" office:value="0.163559" calcext:value-type="float">
            <text:p>0.163559</text:p>
          </table:table-cell>
          <table:table-cell table:number-columns-repeated="3"/>
          <table:table-cell office:value-type="float" office:value="0.159427" calcext:value-type="float">
            <text:p>0.159427</text:p>
          </table:table-cell>
          <table:table-cell office:value-type="float" office:value="0.1595" calcext:value-type="float">
            <text:p>0.159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16" calcext:value-type="float">
            <text:p>0.157916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158238" calcext:value-type="float">
            <text:p>0.158238</text:p>
          </table:table-cell>
          <table:table-cell office:value-type="float" office:value="0.163559" calcext:value-type="float">
            <text:p>0.163559</text:p>
          </table:table-cell>
          <table:table-cell table:number-columns-repeated="3"/>
          <table:table-cell office:value-type="float" office:value="0.159416" calcext:value-type="float">
            <text:p>0.159416</text:p>
          </table:table-cell>
          <table:table-cell office:value-type="float" office:value="0.15949" calcext:value-type="float">
            <text:p>0.159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11" calcext:value-type="float">
            <text:p>0.157911</text:p>
          </table:table-cell>
          <table:table-cell office:value-type="float" office:value="0.156942" calcext:value-type="float">
            <text:p>0.156942</text:p>
          </table:table-cell>
          <table:table-cell office:value-type="float" office:value="0.158246" calcext:value-type="float">
            <text:p>0.158246</text:p>
          </table:table-cell>
          <table:table-cell office:value-type="float" office:value="0.163556" calcext:value-type="float">
            <text:p>0.163556</text:p>
          </table:table-cell>
          <table:table-cell table:number-columns-repeated="3"/>
          <table:table-cell office:value-type="float" office:value="0.159405" calcext:value-type="float">
            <text:p>0.159405</text:p>
          </table:table-cell>
          <table:table-cell office:value-type="float" office:value="0.15948" calcext:value-type="float">
            <text:p>0.159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17" calcext:value-type="float">
            <text:p>0.157917</text:p>
          </table:table-cell>
          <table:table-cell office:value-type="float" office:value="0.156939" calcext:value-type="float">
            <text:p>0.156939</text:p>
          </table:table-cell>
          <table:table-cell office:value-type="float" office:value="0.158233" calcext:value-type="float">
            <text:p>0.158233</text:p>
          </table:table-cell>
          <table:table-cell office:value-type="float" office:value="0.163556" calcext:value-type="float">
            <text:p>0.163556</text:p>
          </table:table-cell>
          <table:table-cell table:number-columns-repeated="3"/>
          <table:table-cell office:value-type="float" office:value="0.159395" calcext:value-type="float">
            <text:p>0.159395</text:p>
          </table:table-cell>
          <table:table-cell office:value-type="float" office:value="0.15947" calcext:value-type="float">
            <text:p>0.1594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12" calcext:value-type="float">
            <text:p>0.157912</text:p>
          </table:table-cell>
          <table:table-cell office:value-type="float" office:value="0.156937" calcext:value-type="float">
            <text:p>0.156937</text:p>
          </table:table-cell>
          <table:table-cell office:value-type="float" office:value="0.158234" calcext:value-type="float">
            <text:p>0.158234</text:p>
          </table:table-cell>
          <table:table-cell office:value-type="float" office:value="0.163553" calcext:value-type="float">
            <text:p>0.163553</text:p>
          </table:table-cell>
          <table:table-cell table:number-columns-repeated="3"/>
          <table:table-cell office:value-type="float" office:value="0.159385" calcext:value-type="float">
            <text:p>0.159385</text:p>
          </table:table-cell>
          <table:table-cell office:value-type="float" office:value="0.15946" calcext:value-type="float">
            <text:p>0.159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05" calcext:value-type="float">
            <text:p>0.157905</text:p>
          </table:table-cell>
          <table:table-cell office:value-type="float" office:value="0.156947" calcext:value-type="float">
            <text:p>0.156947</text:p>
          </table:table-cell>
          <table:table-cell office:value-type="float" office:value="0.158244" calcext:value-type="float">
            <text:p>0.158244</text:p>
          </table:table-cell>
          <table:table-cell office:value-type="float" office:value="0.16355" calcext:value-type="float">
            <text:p>0.16355</text:p>
          </table:table-cell>
          <table:table-cell table:number-columns-repeated="3"/>
          <table:table-cell office:value-type="float" office:value="0.159375" calcext:value-type="float">
            <text:p>0.159375</text:p>
          </table:table-cell>
          <table:table-cell office:value-type="float" office:value="0.159449" calcext:value-type="float">
            <text:p>0.1594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06" calcext:value-type="float">
            <text:p>0.157906</text:p>
          </table:table-cell>
          <table:table-cell office:value-type="float" office:value="0.156937" calcext:value-type="float">
            <text:p>0.156937</text:p>
          </table:table-cell>
          <table:table-cell office:value-type="float" office:value="0.158231" calcext:value-type="float">
            <text:p>0.158231</text:p>
          </table:table-cell>
          <table:table-cell office:value-type="float" office:value="0.163548" calcext:value-type="float">
            <text:p>0.163548</text:p>
          </table:table-cell>
          <table:table-cell table:number-columns-repeated="3"/>
          <table:table-cell office:value-type="float" office:value="0.159365" calcext:value-type="float">
            <text:p>0.159365</text:p>
          </table:table-cell>
          <table:table-cell office:value-type="float" office:value="0.159438" calcext:value-type="float">
            <text:p>0.15943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03" calcext:value-type="float">
            <text:p>0.157903</text:p>
          </table:table-cell>
          <table:table-cell office:value-type="float" office:value="0.156945" calcext:value-type="float">
            <text:p>0.156945</text:p>
          </table:table-cell>
          <table:table-cell office:value-type="float" office:value="0.158239" calcext:value-type="float">
            <text:p>0.158239</text:p>
          </table:table-cell>
          <table:table-cell office:value-type="float" office:value="0.163547" calcext:value-type="float">
            <text:p>0.163547</text:p>
          </table:table-cell>
          <table:table-cell table:number-columns-repeated="3"/>
          <table:table-cell office:value-type="float" office:value="0.159355" calcext:value-type="float">
            <text:p>0.159355</text:p>
          </table:table-cell>
          <table:table-cell office:value-type="float" office:value="0.159429" calcext:value-type="float">
            <text:p>0.15942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01" calcext:value-type="float">
            <text:p>0.157901</text:p>
          </table:table-cell>
          <table:table-cell office:value-type="float" office:value="0.156927" calcext:value-type="float">
            <text:p>0.156927</text:p>
          </table:table-cell>
          <table:table-cell office:value-type="float" office:value="0.158239" calcext:value-type="float">
            <text:p>0.158239</text:p>
          </table:table-cell>
          <table:table-cell office:value-type="float" office:value="0.163544" calcext:value-type="float">
            <text:p>0.163544</text:p>
          </table:table-cell>
          <table:table-cell table:number-columns-repeated="3"/>
          <table:table-cell office:value-type="float" office:value="0.159344" calcext:value-type="float">
            <text:p>0.159344</text:p>
          </table:table-cell>
          <table:table-cell office:value-type="float" office:value="0.159418" calcext:value-type="float">
            <text:p>0.15941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08" calcext:value-type="float">
            <text:p>0.157908</text:p>
          </table:table-cell>
          <table:table-cell office:value-type="float" office:value="0.156934" calcext:value-type="float">
            <text:p>0.156934</text:p>
          </table:table-cell>
          <table:table-cell office:value-type="float" office:value="0.158247" calcext:value-type="float">
            <text:p>0.158247</text:p>
          </table:table-cell>
          <table:table-cell office:value-type="float" office:value="0.163543" calcext:value-type="float">
            <text:p>0.163543</text:p>
          </table:table-cell>
          <table:table-cell table:number-columns-repeated="3"/>
          <table:table-cell office:value-type="float" office:value="0.159334" calcext:value-type="float">
            <text:p>0.159334</text:p>
          </table:table-cell>
          <table:table-cell office:value-type="float" office:value="0.159408" calcext:value-type="float">
            <text:p>0.1594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25" calcext:value-type="float">
            <text:p>0.157925</text:p>
          </table:table-cell>
          <table:table-cell office:value-type="float" office:value="0.156955" calcext:value-type="float">
            <text:p>0.156955</text:p>
          </table:table-cell>
          <table:table-cell office:value-type="float" office:value="0.158228" calcext:value-type="float">
            <text:p>0.158228</text:p>
          </table:table-cell>
          <table:table-cell office:value-type="float" office:value="0.163542" calcext:value-type="float">
            <text:p>0.163542</text:p>
          </table:table-cell>
          <table:table-cell table:number-columns-repeated="3"/>
          <table:table-cell office:value-type="float" office:value="0.159324" calcext:value-type="float">
            <text:p>0.159324</text:p>
          </table:table-cell>
          <table:table-cell office:value-type="float" office:value="0.159398" calcext:value-type="float">
            <text:p>0.15939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38" calcext:value-type="float">
            <text:p>0.157938</text:p>
          </table:table-cell>
          <table:table-cell office:value-type="float" office:value="0.156927" calcext:value-type="float">
            <text:p>0.156927</text:p>
          </table:table-cell>
          <table:table-cell office:value-type="float" office:value="0.158221" calcext:value-type="float">
            <text:p>0.158221</text:p>
          </table:table-cell>
          <table:table-cell office:value-type="float" office:value="0.16354" calcext:value-type="float">
            <text:p>0.16354</text:p>
          </table:table-cell>
          <table:table-cell table:number-columns-repeated="3"/>
          <table:table-cell office:value-type="float" office:value="0.159314" calcext:value-type="float">
            <text:p>0.159314</text:p>
          </table:table-cell>
          <table:table-cell office:value-type="float" office:value="0.159388" calcext:value-type="float">
            <text:p>0.15938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16" calcext:value-type="float">
            <text:p>0.157916</text:p>
          </table:table-cell>
          <table:table-cell office:value-type="float" office:value="0.156927" calcext:value-type="float">
            <text:p>0.156927</text:p>
          </table:table-cell>
          <table:table-cell office:value-type="float" office:value="0.158222" calcext:value-type="float">
            <text:p>0.158222</text:p>
          </table:table-cell>
          <table:table-cell office:value-type="float" office:value="0.163538" calcext:value-type="float">
            <text:p>0.163538</text:p>
          </table:table-cell>
          <table:table-cell table:number-columns-repeated="3"/>
          <table:table-cell office:value-type="float" office:value="0.159303" calcext:value-type="float">
            <text:p>0.159303</text:p>
          </table:table-cell>
          <table:table-cell office:value-type="float" office:value="0.159378" calcext:value-type="float">
            <text:p>0.15937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06" calcext:value-type="float">
            <text:p>0.157906</text:p>
          </table:table-cell>
          <table:table-cell office:value-type="float" office:value="0.156926" calcext:value-type="float">
            <text:p>0.156926</text:p>
          </table:table-cell>
          <table:table-cell office:value-type="float" office:value="0.158238" calcext:value-type="float">
            <text:p>0.158238</text:p>
          </table:table-cell>
          <table:table-cell office:value-type="float" office:value="0.163535" calcext:value-type="float">
            <text:p>0.163535</text:p>
          </table:table-cell>
          <table:table-cell table:number-columns-repeated="3"/>
          <table:table-cell office:value-type="float" office:value="0.159293" calcext:value-type="float">
            <text:p>0.159293</text:p>
          </table:table-cell>
          <table:table-cell office:value-type="float" office:value="0.159369" calcext:value-type="float">
            <text:p>0.15936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01" calcext:value-type="float">
            <text:p>0.157901</text:p>
          </table:table-cell>
          <table:table-cell office:value-type="float" office:value="0.156922" calcext:value-type="float">
            <text:p>0.156922</text:p>
          </table:table-cell>
          <table:table-cell office:value-type="float" office:value="0.158222" calcext:value-type="float">
            <text:p>0.158222</text:p>
          </table:table-cell>
          <table:table-cell office:value-type="float" office:value="0.163533" calcext:value-type="float">
            <text:p>0.163533</text:p>
          </table:table-cell>
          <table:table-cell table:number-columns-repeated="3"/>
          <table:table-cell office:value-type="float" office:value="0.159283" calcext:value-type="float">
            <text:p>0.159283</text:p>
          </table:table-cell>
          <table:table-cell office:value-type="float" office:value="0.159359" calcext:value-type="float">
            <text:p>0.1593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02" calcext:value-type="float">
            <text:p>0.157902</text:p>
          </table:table-cell>
          <table:table-cell office:value-type="float" office:value="0.156923" calcext:value-type="float">
            <text:p>0.156923</text:p>
          </table:table-cell>
          <table:table-cell office:value-type="float" office:value="0.158219" calcext:value-type="float">
            <text:p>0.158219</text:p>
          </table:table-cell>
          <table:table-cell office:value-type="float" office:value="0.163532" calcext:value-type="float">
            <text:p>0.163532</text:p>
          </table:table-cell>
          <table:table-cell table:number-columns-repeated="3"/>
          <table:table-cell office:value-type="float" office:value="0.159272" calcext:value-type="float">
            <text:p>0.159272</text:p>
          </table:table-cell>
          <table:table-cell office:value-type="float" office:value="0.159349" calcext:value-type="float">
            <text:p>0.1593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97" calcext:value-type="float">
            <text:p>0.157897</text:p>
          </table:table-cell>
          <table:table-cell office:value-type="float" office:value="0.156927" calcext:value-type="float">
            <text:p>0.156927</text:p>
          </table:table-cell>
          <table:table-cell office:value-type="float" office:value="0.158216" calcext:value-type="float">
            <text:p>0.158216</text:p>
          </table:table-cell>
          <table:table-cell office:value-type="float" office:value="0.16353" calcext:value-type="float">
            <text:p>0.16353</text:p>
          </table:table-cell>
          <table:table-cell table:number-columns-repeated="3"/>
          <table:table-cell office:value-type="float" office:value="0.159262" calcext:value-type="float">
            <text:p>0.159262</text:p>
          </table:table-cell>
          <table:table-cell office:value-type="float" office:value="0.159339" calcext:value-type="float">
            <text:p>0.1593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93" calcext:value-type="float">
            <text:p>0.157893</text:p>
          </table:table-cell>
          <table:table-cell office:value-type="float" office:value="0.156922" calcext:value-type="float">
            <text:p>0.156922</text:p>
          </table:table-cell>
          <table:table-cell office:value-type="float" office:value="0.158227" calcext:value-type="float">
            <text:p>0.158227</text:p>
          </table:table-cell>
          <table:table-cell office:value-type="float" office:value="0.163529" calcext:value-type="float">
            <text:p>0.163529</text:p>
          </table:table-cell>
          <table:table-cell table:number-columns-repeated="3"/>
          <table:table-cell office:value-type="float" office:value="0.159252" calcext:value-type="float">
            <text:p>0.159252</text:p>
          </table:table-cell>
          <table:table-cell office:value-type="float" office:value="0.15933" calcext:value-type="float">
            <text:p>0.159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902" calcext:value-type="float">
            <text:p>0.157902</text:p>
          </table:table-cell>
          <table:table-cell office:value-type="float" office:value="0.156933" calcext:value-type="float">
            <text:p>0.156933</text:p>
          </table:table-cell>
          <table:table-cell office:value-type="float" office:value="0.158222" calcext:value-type="float">
            <text:p>0.158222</text:p>
          </table:table-cell>
          <table:table-cell office:value-type="float" office:value="0.163526" calcext:value-type="float">
            <text:p>0.163526</text:p>
          </table:table-cell>
          <table:table-cell table:number-columns-repeated="3"/>
          <table:table-cell office:value-type="float" office:value="0.159242" calcext:value-type="float">
            <text:p>0.159242</text:p>
          </table:table-cell>
          <table:table-cell office:value-type="float" office:value="0.159321" calcext:value-type="float">
            <text:p>0.1593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92" calcext:value-type="float">
            <text:p>0.157892</text:p>
          </table:table-cell>
          <table:table-cell office:value-type="float" office:value="0.156922" calcext:value-type="float">
            <text:p>0.156922</text:p>
          </table:table-cell>
          <table:table-cell office:value-type="float" office:value="0.15822" calcext:value-type="float">
            <text:p>0.15822</text:p>
          </table:table-cell>
          <table:table-cell office:value-type="float" office:value="0.163525" calcext:value-type="float">
            <text:p>0.163525</text:p>
          </table:table-cell>
          <table:table-cell table:number-columns-repeated="3"/>
          <table:table-cell office:value-type="float" office:value="0.159232" calcext:value-type="float">
            <text:p>0.159232</text:p>
          </table:table-cell>
          <table:table-cell office:value-type="float" office:value="0.159311" calcext:value-type="float">
            <text:p>0.15931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84" calcext:value-type="float">
            <text:p>0.157884</text:p>
          </table:table-cell>
          <table:table-cell office:value-type="float" office:value="0.156951" calcext:value-type="float">
            <text:p>0.156951</text:p>
          </table:table-cell>
          <table:table-cell office:value-type="float" office:value="0.158215" calcext:value-type="float">
            <text:p>0.158215</text:p>
          </table:table-cell>
          <table:table-cell office:value-type="float" office:value="0.163523" calcext:value-type="float">
            <text:p>0.163523</text:p>
          </table:table-cell>
          <table:table-cell table:number-columns-repeated="3"/>
          <table:table-cell office:value-type="float" office:value="0.159222" calcext:value-type="float">
            <text:p>0.159222</text:p>
          </table:table-cell>
          <table:table-cell office:value-type="float" office:value="0.159302" calcext:value-type="float">
            <text:p>0.15930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83" calcext:value-type="float">
            <text:p>0.157883</text:p>
          </table:table-cell>
          <table:table-cell office:value-type="float" office:value="0.156912" calcext:value-type="float">
            <text:p>0.156912</text:p>
          </table:table-cell>
          <table:table-cell office:value-type="float" office:value="0.158211" calcext:value-type="float">
            <text:p>0.158211</text:p>
          </table:table-cell>
          <table:table-cell office:value-type="float" office:value="0.163521" calcext:value-type="float">
            <text:p>0.163521</text:p>
          </table:table-cell>
          <table:table-cell table:number-columns-repeated="3"/>
          <table:table-cell office:value-type="float" office:value="0.159212" calcext:value-type="float">
            <text:p>0.159212</text:p>
          </table:table-cell>
          <table:table-cell office:value-type="float" office:value="0.159292" calcext:value-type="float">
            <text:p>0.1592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89" calcext:value-type="float">
            <text:p>0.157889</text:p>
          </table:table-cell>
          <table:table-cell office:value-type="float" office:value="0.15691" calcext:value-type="float">
            <text:p>0.15691</text:p>
          </table:table-cell>
          <table:table-cell office:value-type="float" office:value="0.158212" calcext:value-type="float">
            <text:p>0.158212</text:p>
          </table:table-cell>
          <table:table-cell office:value-type="float" office:value="0.163521" calcext:value-type="float">
            <text:p>0.163521</text:p>
          </table:table-cell>
          <table:table-cell table:number-columns-repeated="3"/>
          <table:table-cell office:value-type="float" office:value="0.159202" calcext:value-type="float">
            <text:p>0.159202</text:p>
          </table:table-cell>
          <table:table-cell office:value-type="float" office:value="0.159283" calcext:value-type="float">
            <text:p>0.15928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78" calcext:value-type="float">
            <text:p>0.157878</text:p>
          </table:table-cell>
          <table:table-cell office:value-type="float" office:value="0.156907" calcext:value-type="float">
            <text:p>0.156907</text:p>
          </table:table-cell>
          <table:table-cell office:value-type="float" office:value="0.158207" calcext:value-type="float">
            <text:p>0.158207</text:p>
          </table:table-cell>
          <table:table-cell office:value-type="float" office:value="0.163518" calcext:value-type="float">
            <text:p>0.163518</text:p>
          </table:table-cell>
          <table:table-cell table:number-columns-repeated="3"/>
          <table:table-cell office:value-type="float" office:value="0.159193" calcext:value-type="float">
            <text:p>0.159193</text:p>
          </table:table-cell>
          <table:table-cell office:value-type="float" office:value="0.159274" calcext:value-type="float">
            <text:p>0.1592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76" calcext:value-type="float">
            <text:p>0.157876</text:p>
          </table:table-cell>
          <table:table-cell office:value-type="float" office:value="0.156915" calcext:value-type="float">
            <text:p>0.156915</text:p>
          </table:table-cell>
          <table:table-cell office:value-type="float" office:value="0.158245" calcext:value-type="float">
            <text:p>0.158245</text:p>
          </table:table-cell>
          <table:table-cell office:value-type="float" office:value="0.163516" calcext:value-type="float">
            <text:p>0.163516</text:p>
          </table:table-cell>
          <table:table-cell table:number-columns-repeated="3"/>
          <table:table-cell office:value-type="float" office:value="0.159183" calcext:value-type="float">
            <text:p>0.159183</text:p>
          </table:table-cell>
          <table:table-cell office:value-type="float" office:value="0.159264" calcext:value-type="float">
            <text:p>0.1592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9" calcext:value-type="float">
            <text:p>0.15789</text:p>
          </table:table-cell>
          <table:table-cell office:value-type="float" office:value="0.156918" calcext:value-type="float">
            <text:p>0.156918</text:p>
          </table:table-cell>
          <table:table-cell office:value-type="float" office:value="0.158211" calcext:value-type="float">
            <text:p>0.158211</text:p>
          </table:table-cell>
          <table:table-cell office:value-type="float" office:value="0.163517" calcext:value-type="float">
            <text:p>0.163517</text:p>
          </table:table-cell>
          <table:table-cell table:number-columns-repeated="3"/>
          <table:table-cell office:value-type="float" office:value="0.159173" calcext:value-type="float">
            <text:p>0.159173</text:p>
          </table:table-cell>
          <table:table-cell office:value-type="float" office:value="0.159255" calcext:value-type="float">
            <text:p>0.1592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74" calcext:value-type="float">
            <text:p>0.157874</text:p>
          </table:table-cell>
          <table:table-cell office:value-type="float" office:value="0.156933" calcext:value-type="float">
            <text:p>0.156933</text:p>
          </table:table-cell>
          <table:table-cell office:value-type="float" office:value="0.158204" calcext:value-type="float">
            <text:p>0.158204</text:p>
          </table:table-cell>
          <table:table-cell office:value-type="float" office:value="0.163516" calcext:value-type="float">
            <text:p>0.163516</text:p>
          </table:table-cell>
          <table:table-cell table:number-columns-repeated="3"/>
          <table:table-cell office:value-type="float" office:value="0.159164" calcext:value-type="float">
            <text:p>0.159164</text:p>
          </table:table-cell>
          <table:table-cell office:value-type="float" office:value="0.159246" calcext:value-type="float">
            <text:p>0.1592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74" calcext:value-type="float">
            <text:p>0.157874</text:p>
          </table:table-cell>
          <table:table-cell office:value-type="float" office:value="0.156908" calcext:value-type="float">
            <text:p>0.156908</text:p>
          </table:table-cell>
          <table:table-cell office:value-type="float" office:value="0.158204" calcext:value-type="float">
            <text:p>0.158204</text:p>
          </table:table-cell>
          <table:table-cell office:value-type="float" office:value="0.163513" calcext:value-type="float">
            <text:p>0.163513</text:p>
          </table:table-cell>
          <table:table-cell table:number-columns-repeated="3"/>
          <table:table-cell office:value-type="float" office:value="0.159154" calcext:value-type="float">
            <text:p>0.159154</text:p>
          </table:table-cell>
          <table:table-cell office:value-type="float" office:value="0.159236" calcext:value-type="float">
            <text:p>0.1592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73" calcext:value-type="float">
            <text:p>0.157873</text:p>
          </table:table-cell>
          <table:table-cell office:value-type="float" office:value="0.156927" calcext:value-type="float">
            <text:p>0.156927</text:p>
          </table:table-cell>
          <table:table-cell office:value-type="float" office:value="0.158205" calcext:value-type="float">
            <text:p>0.158205</text:p>
          </table:table-cell>
          <table:table-cell office:value-type="float" office:value="0.163512" calcext:value-type="float">
            <text:p>0.163512</text:p>
          </table:table-cell>
          <table:table-cell table:number-columns-repeated="3"/>
          <table:table-cell office:value-type="float" office:value="0.159144" calcext:value-type="float">
            <text:p>0.159144</text:p>
          </table:table-cell>
          <table:table-cell office:value-type="float" office:value="0.159226" calcext:value-type="float">
            <text:p>0.1592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73" calcext:value-type="float">
            <text:p>0.157873</text:p>
          </table:table-cell>
          <table:table-cell office:value-type="float" office:value="0.15691" calcext:value-type="float">
            <text:p>0.15691</text:p>
          </table:table-cell>
          <table:table-cell office:value-type="float" office:value="0.158199" calcext:value-type="float">
            <text:p>0.158199</text:p>
          </table:table-cell>
          <table:table-cell office:value-type="float" office:value="0.163509" calcext:value-type="float">
            <text:p>0.163509</text:p>
          </table:table-cell>
          <table:table-cell table:number-columns-repeated="3"/>
          <table:table-cell office:value-type="float" office:value="0.159134" calcext:value-type="float">
            <text:p>0.159134</text:p>
          </table:table-cell>
          <table:table-cell office:value-type="float" office:value="0.159217" calcext:value-type="float">
            <text:p>0.1592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69" calcext:value-type="float">
            <text:p>0.157869</text:p>
          </table:table-cell>
          <table:table-cell office:value-type="float" office:value="0.156903" calcext:value-type="float">
            <text:p>0.156903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63506" calcext:value-type="float">
            <text:p>0.163506</text:p>
          </table:table-cell>
          <table:table-cell table:number-columns-repeated="3"/>
          <table:table-cell office:value-type="float" office:value="0.159125" calcext:value-type="float">
            <text:p>0.159125</text:p>
          </table:table-cell>
          <table:table-cell office:value-type="float" office:value="0.159208" calcext:value-type="float">
            <text:p>0.1592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89" calcext:value-type="float">
            <text:p>0.157889</text:p>
          </table:table-cell>
          <table:table-cell office:value-type="float" office:value="0.156901" calcext:value-type="float">
            <text:p>0.156901</text:p>
          </table:table-cell>
          <table:table-cell office:value-type="float" office:value="0.158204" calcext:value-type="float">
            <text:p>0.158204</text:p>
          </table:table-cell>
          <table:table-cell office:value-type="float" office:value="0.163506" calcext:value-type="float">
            <text:p>0.163506</text:p>
          </table:table-cell>
          <table:table-cell table:number-columns-repeated="3"/>
          <table:table-cell office:value-type="float" office:value="0.159116" calcext:value-type="float">
            <text:p>0.159116</text:p>
          </table:table-cell>
          <table:table-cell office:value-type="float" office:value="0.1592" calcext:value-type="float">
            <text:p>0.15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7" calcext:value-type="float">
            <text:p>0.15787</text:p>
          </table:table-cell>
          <table:table-cell office:value-type="float" office:value="0.15692" calcext:value-type="float">
            <text:p>0.15692</text:p>
          </table:table-cell>
          <table:table-cell office:value-type="float" office:value="0.158196" calcext:value-type="float">
            <text:p>0.158196</text:p>
          </table:table-cell>
          <table:table-cell office:value-type="float" office:value="0.163504" calcext:value-type="float">
            <text:p>0.163504</text:p>
          </table:table-cell>
          <table:table-cell table:number-columns-repeated="3"/>
          <table:table-cell office:value-type="float" office:value="0.159107" calcext:value-type="float">
            <text:p>0.159107</text:p>
          </table:table-cell>
          <table:table-cell office:value-type="float" office:value="0.159191" calcext:value-type="float">
            <text:p>0.15919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64" calcext:value-type="float">
            <text:p>0.157864</text:p>
          </table:table-cell>
          <table:table-cell office:value-type="float" office:value="0.156905" calcext:value-type="float">
            <text:p>0.156905</text:p>
          </table:table-cell>
          <table:table-cell office:value-type="float" office:value="0.158195" calcext:value-type="float">
            <text:p>0.158195</text:p>
          </table:table-cell>
          <table:table-cell office:value-type="float" office:value="0.163501" calcext:value-type="float">
            <text:p>0.163501</text:p>
          </table:table-cell>
          <table:table-cell table:number-columns-repeated="3"/>
          <table:table-cell office:value-type="float" office:value="0.159097" calcext:value-type="float">
            <text:p>0.159097</text:p>
          </table:table-cell>
          <table:table-cell office:value-type="float" office:value="0.159182" calcext:value-type="float">
            <text:p>0.1591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6" calcext:value-type="float">
            <text:p>0.15786</text:p>
          </table:table-cell>
          <table:table-cell office:value-type="float" office:value="0.156896" calcext:value-type="float">
            <text:p>0.156896</text:p>
          </table:table-cell>
          <table:table-cell office:value-type="float" office:value="0.158193" calcext:value-type="float">
            <text:p>0.158193</text:p>
          </table:table-cell>
          <table:table-cell office:value-type="float" office:value="0.163501" calcext:value-type="float">
            <text:p>0.163501</text:p>
          </table:table-cell>
          <table:table-cell table:number-columns-repeated="3"/>
          <table:table-cell office:value-type="float" office:value="0.159088" calcext:value-type="float">
            <text:p>0.159088</text:p>
          </table:table-cell>
          <table:table-cell office:value-type="float" office:value="0.159174" calcext:value-type="float">
            <text:p>0.1591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7" calcext:value-type="float">
            <text:p>0.15787</text:p>
          </table:table-cell>
          <table:table-cell office:value-type="float" office:value="0.156895" calcext:value-type="float">
            <text:p>0.156895</text:p>
          </table:table-cell>
          <table:table-cell office:value-type="float" office:value="0.158207" calcext:value-type="float">
            <text:p>0.158207</text:p>
          </table:table-cell>
          <table:table-cell office:value-type="float" office:value="0.163498" calcext:value-type="float">
            <text:p>0.163498</text:p>
          </table:table-cell>
          <table:table-cell table:number-columns-repeated="3"/>
          <table:table-cell office:value-type="float" office:value="0.159079" calcext:value-type="float">
            <text:p>0.159079</text:p>
          </table:table-cell>
          <table:table-cell office:value-type="float" office:value="0.159165" calcext:value-type="float">
            <text:p>0.15916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58" calcext:value-type="float">
            <text:p>0.157858</text:p>
          </table:table-cell>
          <table:table-cell office:value-type="float" office:value="0.156903" calcext:value-type="float">
            <text:p>0.156903</text:p>
          </table:table-cell>
          <table:table-cell office:value-type="float" office:value="0.158191" calcext:value-type="float">
            <text:p>0.158191</text:p>
          </table:table-cell>
          <table:table-cell office:value-type="float" office:value="0.163497" calcext:value-type="float">
            <text:p>0.163497</text:p>
          </table:table-cell>
          <table:table-cell table:number-columns-repeated="3"/>
          <table:table-cell office:value-type="float" office:value="0.15907" calcext:value-type="float">
            <text:p>0.15907</text:p>
          </table:table-cell>
          <table:table-cell office:value-type="float" office:value="0.159157" calcext:value-type="float">
            <text:p>0.15915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53" calcext:value-type="float">
            <text:p>0.157853</text:p>
          </table:table-cell>
          <table:table-cell office:value-type="float" office:value="0.156901" calcext:value-type="float">
            <text:p>0.156901</text:p>
          </table:table-cell>
          <table:table-cell office:value-type="float" office:value="0.158191" calcext:value-type="float">
            <text:p>0.158191</text:p>
          </table:table-cell>
          <table:table-cell office:value-type="float" office:value="0.163494" calcext:value-type="float">
            <text:p>0.163494</text:p>
          </table:table-cell>
          <table:table-cell table:number-columns-repeated="3"/>
          <table:table-cell office:value-type="float" office:value="0.15906" calcext:value-type="float">
            <text:p>0.15906</text:p>
          </table:table-cell>
          <table:table-cell office:value-type="float" office:value="0.159148" calcext:value-type="float">
            <text:p>0.1591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49" calcext:value-type="float">
            <text:p>0.157849</text:p>
          </table:table-cell>
          <table:table-cell office:value-type="float" office:value="0.15689" calcext:value-type="float">
            <text:p>0.15689</text:p>
          </table:table-cell>
          <table:table-cell office:value-type="float" office:value="0.158191" calcext:value-type="float">
            <text:p>0.158191</text:p>
          </table:table-cell>
          <table:table-cell office:value-type="float" office:value="0.163493" calcext:value-type="float">
            <text:p>0.163493</text:p>
          </table:table-cell>
          <table:table-cell table:number-columns-repeated="3"/>
          <table:table-cell office:value-type="float" office:value="0.159051" calcext:value-type="float">
            <text:p>0.159051</text:p>
          </table:table-cell>
          <table:table-cell office:value-type="float" office:value="0.15914" calcext:value-type="float">
            <text:p>0.159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45" calcext:value-type="float">
            <text:p>0.157845</text:p>
          </table:table-cell>
          <table:table-cell office:value-type="float" office:value="0.156892" calcext:value-type="float">
            <text:p>0.156892</text:p>
          </table:table-cell>
          <table:table-cell office:value-type="float" office:value="0.158198" calcext:value-type="float">
            <text:p>0.158198</text:p>
          </table:table-cell>
          <table:table-cell office:value-type="float" office:value="0.163491" calcext:value-type="float">
            <text:p>0.163491</text:p>
          </table:table-cell>
          <table:table-cell table:number-columns-repeated="3"/>
          <table:table-cell office:value-type="float" office:value="0.159042" calcext:value-type="float">
            <text:p>0.159042</text:p>
          </table:table-cell>
          <table:table-cell office:value-type="float" office:value="0.159131" calcext:value-type="float">
            <text:p>0.1591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63" calcext:value-type="float">
            <text:p>0.157863</text:p>
          </table:table-cell>
          <table:table-cell office:value-type="float" office:value="0.156895" calcext:value-type="float">
            <text:p>0.156895</text:p>
          </table:table-cell>
          <table:table-cell office:value-type="float" office:value="0.158193" calcext:value-type="float">
            <text:p>0.158193</text:p>
          </table:table-cell>
          <table:table-cell office:value-type="float" office:value="0.163489" calcext:value-type="float">
            <text:p>0.163489</text:p>
          </table:table-cell>
          <table:table-cell table:number-columns-repeated="3"/>
          <table:table-cell office:value-type="float" office:value="0.159032" calcext:value-type="float">
            <text:p>0.159032</text:p>
          </table:table-cell>
          <table:table-cell office:value-type="float" office:value="0.159122" calcext:value-type="float">
            <text:p>0.1591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45" calcext:value-type="float">
            <text:p>0.157845</text:p>
          </table:table-cell>
          <table:table-cell office:value-type="float" office:value="0.156891" calcext:value-type="float">
            <text:p>0.156891</text:p>
          </table:table-cell>
          <table:table-cell office:value-type="float" office:value="0.158186" calcext:value-type="float">
            <text:p>0.158186</text:p>
          </table:table-cell>
          <table:table-cell office:value-type="float" office:value="0.163488" calcext:value-type="float">
            <text:p>0.163488</text:p>
          </table:table-cell>
          <table:table-cell table:number-columns-repeated="3"/>
          <table:table-cell office:value-type="float" office:value="0.159023" calcext:value-type="float">
            <text:p>0.159023</text:p>
          </table:table-cell>
          <table:table-cell office:value-type="float" office:value="0.159114" calcext:value-type="float">
            <text:p>0.1591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43" calcext:value-type="float">
            <text:p>0.157843</text:p>
          </table:table-cell>
          <table:table-cell office:value-type="float" office:value="0.156893" calcext:value-type="float">
            <text:p>0.156893</text:p>
          </table:table-cell>
          <table:table-cell office:value-type="float" office:value="0.158186" calcext:value-type="float">
            <text:p>0.158186</text:p>
          </table:table-cell>
          <table:table-cell office:value-type="float" office:value="0.163486" calcext:value-type="float">
            <text:p>0.163486</text:p>
          </table:table-cell>
          <table:table-cell table:number-columns-repeated="3"/>
          <table:table-cell office:value-type="float" office:value="0.159014" calcext:value-type="float">
            <text:p>0.159014</text:p>
          </table:table-cell>
          <table:table-cell office:value-type="float" office:value="0.159105" calcext:value-type="float">
            <text:p>0.1591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39" calcext:value-type="float">
            <text:p>0.157839</text:p>
          </table:table-cell>
          <table:table-cell office:value-type="float" office:value="0.156887" calcext:value-type="float">
            <text:p>0.156887</text:p>
          </table:table-cell>
          <table:table-cell office:value-type="float" office:value="0.158184" calcext:value-type="float">
            <text:p>0.158184</text:p>
          </table:table-cell>
          <table:table-cell office:value-type="float" office:value="0.163484" calcext:value-type="float">
            <text:p>0.163484</text:p>
          </table:table-cell>
          <table:table-cell table:number-columns-repeated="3"/>
          <table:table-cell office:value-type="float" office:value="0.159005" calcext:value-type="float">
            <text:p>0.159005</text:p>
          </table:table-cell>
          <table:table-cell office:value-type="float" office:value="0.159097" calcext:value-type="float">
            <text:p>0.1590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38" calcext:value-type="float">
            <text:p>0.157838</text:p>
          </table:table-cell>
          <table:table-cell office:value-type="float" office:value="0.156899" calcext:value-type="float">
            <text:p>0.156899</text:p>
          </table:table-cell>
          <table:table-cell office:value-type="float" office:value="0.158182" calcext:value-type="float">
            <text:p>0.158182</text:p>
          </table:table-cell>
          <table:table-cell office:value-type="float" office:value="0.163484" calcext:value-type="float">
            <text:p>0.163484</text:p>
          </table:table-cell>
          <table:table-cell table:number-columns-repeated="3"/>
          <table:table-cell office:value-type="float" office:value="0.158996" calcext:value-type="float">
            <text:p>0.158996</text:p>
          </table:table-cell>
          <table:table-cell office:value-type="float" office:value="0.159089" calcext:value-type="float">
            <text:p>0.1590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66" calcext:value-type="float">
            <text:p>0.157866</text:p>
          </table:table-cell>
          <table:table-cell office:value-type="float" office:value="0.156893" calcext:value-type="float">
            <text:p>0.156893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0.163481" calcext:value-type="float">
            <text:p>0.163481</text:p>
          </table:table-cell>
          <table:table-cell table:number-columns-repeated="3"/>
          <table:table-cell office:value-type="float" office:value="0.158987" calcext:value-type="float">
            <text:p>0.158987</text:p>
          </table:table-cell>
          <table:table-cell office:value-type="float" office:value="0.15908" calcext:value-type="float">
            <text:p>0.159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34" calcext:value-type="float">
            <text:p>0.157834</text:p>
          </table:table-cell>
          <table:table-cell office:value-type="float" office:value="0.156886" calcext:value-type="float">
            <text:p>0.156886</text:p>
          </table:table-cell>
          <table:table-cell office:value-type="float" office:value="0.158185" calcext:value-type="float">
            <text:p>0.158185</text:p>
          </table:table-cell>
          <table:table-cell office:value-type="float" office:value="0.163479" calcext:value-type="float">
            <text:p>0.163479</text:p>
          </table:table-cell>
          <table:table-cell table:number-columns-repeated="3"/>
          <table:table-cell office:value-type="float" office:value="0.158978" calcext:value-type="float">
            <text:p>0.158978</text:p>
          </table:table-cell>
          <table:table-cell office:value-type="float" office:value="0.159072" calcext:value-type="float">
            <text:p>0.1590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25" calcext:value-type="float">
            <text:p>0.157825</text:p>
          </table:table-cell>
          <table:table-cell office:value-type="float" office:value="0.156886" calcext:value-type="float">
            <text:p>0.156886</text:p>
          </table:table-cell>
          <table:table-cell office:value-type="float" office:value="0.158183" calcext:value-type="float">
            <text:p>0.158183</text:p>
          </table:table-cell>
          <table:table-cell office:value-type="float" office:value="0.163478" calcext:value-type="float">
            <text:p>0.163478</text:p>
          </table:table-cell>
          <table:table-cell table:number-columns-repeated="3"/>
          <table:table-cell office:value-type="float" office:value="0.158969" calcext:value-type="float">
            <text:p>0.158969</text:p>
          </table:table-cell>
          <table:table-cell office:value-type="float" office:value="0.159064" calcext:value-type="float">
            <text:p>0.1590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33" calcext:value-type="float">
            <text:p>0.157833</text:p>
          </table:table-cell>
          <table:table-cell office:value-type="float" office:value="0.156876" calcext:value-type="float">
            <text:p>0.156876</text:p>
          </table:table-cell>
          <table:table-cell office:value-type="float" office:value="0.158176" calcext:value-type="float">
            <text:p>0.158176</text:p>
          </table:table-cell>
          <table:table-cell office:value-type="float" office:value="0.163476" calcext:value-type="float">
            <text:p>0.163476</text:p>
          </table:table-cell>
          <table:table-cell table:number-columns-repeated="3"/>
          <table:table-cell office:value-type="float" office:value="0.15896" calcext:value-type="float">
            <text:p>0.15896</text:p>
          </table:table-cell>
          <table:table-cell office:value-type="float" office:value="0.159056" calcext:value-type="float">
            <text:p>0.15905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24" calcext:value-type="float">
            <text:p>0.157824</text:p>
          </table:table-cell>
          <table:table-cell office:value-type="float" office:value="0.156877" calcext:value-type="float">
            <text:p>0.156877</text:p>
          </table:table-cell>
          <table:table-cell office:value-type="float" office:value="0.158175" calcext:value-type="float">
            <text:p>0.158175</text:p>
          </table:table-cell>
          <table:table-cell office:value-type="float" office:value="0.163476" calcext:value-type="float">
            <text:p>0.163476</text:p>
          </table:table-cell>
          <table:table-cell table:number-columns-repeated="3"/>
          <table:table-cell office:value-type="float" office:value="0.158951" calcext:value-type="float">
            <text:p>0.158951</text:p>
          </table:table-cell>
          <table:table-cell office:value-type="float" office:value="0.159048" calcext:value-type="float">
            <text:p>0.1590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2" calcext:value-type="float">
            <text:p>0.15782</text:p>
          </table:table-cell>
          <table:table-cell office:value-type="float" office:value="0.156876" calcext:value-type="float">
            <text:p>0.156876</text:p>
          </table:table-cell>
          <table:table-cell office:value-type="float" office:value="0.158176" calcext:value-type="float">
            <text:p>0.158176</text:p>
          </table:table-cell>
          <table:table-cell office:value-type="float" office:value="0.163473" calcext:value-type="float">
            <text:p>0.163473</text:p>
          </table:table-cell>
          <table:table-cell table:number-columns-repeated="3"/>
          <table:table-cell office:value-type="float" office:value="0.158942" calcext:value-type="float">
            <text:p>0.158942</text:p>
          </table:table-cell>
          <table:table-cell office:value-type="float" office:value="0.159039" calcext:value-type="float">
            <text:p>0.1590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2" calcext:value-type="float">
            <text:p>0.15782</text:p>
          </table:table-cell>
          <table:table-cell office:value-type="float" office:value="0.156874" calcext:value-type="float">
            <text:p>0.156874</text:p>
          </table:table-cell>
          <table:table-cell office:value-type="float" office:value="0.158174" calcext:value-type="float">
            <text:p>0.158174</text:p>
          </table:table-cell>
          <table:table-cell office:value-type="float" office:value="0.163474" calcext:value-type="float">
            <text:p>0.163474</text:p>
          </table:table-cell>
          <table:table-cell table:number-columns-repeated="3"/>
          <table:table-cell office:value-type="float" office:value="0.158932" calcext:value-type="float">
            <text:p>0.158932</text:p>
          </table:table-cell>
          <table:table-cell office:value-type="float" office:value="0.159031" calcext:value-type="float">
            <text:p>0.1590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13" calcext:value-type="float">
            <text:p>0.157813</text:p>
          </table:table-cell>
          <table:table-cell office:value-type="float" office:value="0.156875" calcext:value-type="float">
            <text:p>0.156875</text:p>
          </table:table-cell>
          <table:table-cell office:value-type="float" office:value="0.158174" calcext:value-type="float">
            <text:p>0.158174</text:p>
          </table:table-cell>
          <table:table-cell office:value-type="float" office:value="0.163471" calcext:value-type="float">
            <text:p>0.163471</text:p>
          </table:table-cell>
          <table:table-cell table:number-columns-repeated="3"/>
          <table:table-cell office:value-type="float" office:value="0.158924" calcext:value-type="float">
            <text:p>0.158924</text:p>
          </table:table-cell>
          <table:table-cell office:value-type="float" office:value="0.159023" calcext:value-type="float">
            <text:p>0.15902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28" calcext:value-type="float">
            <text:p>0.157828</text:p>
          </table:table-cell>
          <table:table-cell office:value-type="float" office:value="0.156918" calcext:value-type="float">
            <text:p>0.156918</text:p>
          </table:table-cell>
          <table:table-cell office:value-type="float" office:value="0.158171" calcext:value-type="float">
            <text:p>0.158171</text:p>
          </table:table-cell>
          <table:table-cell office:value-type="float" office:value="0.163468" calcext:value-type="float">
            <text:p>0.163468</text:p>
          </table:table-cell>
          <table:table-cell table:number-columns-repeated="3"/>
          <table:table-cell office:value-type="float" office:value="0.158915" calcext:value-type="float">
            <text:p>0.158915</text:p>
          </table:table-cell>
          <table:table-cell office:value-type="float" office:value="0.159015" calcext:value-type="float">
            <text:p>0.15901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08" calcext:value-type="float">
            <text:p>0.157808</text:p>
          </table:table-cell>
          <table:table-cell office:value-type="float" office:value="0.156876" calcext:value-type="float">
            <text:p>0.156876</text:p>
          </table:table-cell>
          <table:table-cell office:value-type="float" office:value="0.158174" calcext:value-type="float">
            <text:p>0.158174</text:p>
          </table:table-cell>
          <table:table-cell office:value-type="float" office:value="0.163468" calcext:value-type="float">
            <text:p>0.163468</text:p>
          </table:table-cell>
          <table:table-cell table:number-columns-repeated="3"/>
          <table:table-cell office:value-type="float" office:value="0.158907" calcext:value-type="float">
            <text:p>0.158907</text:p>
          </table:table-cell>
          <table:table-cell office:value-type="float" office:value="0.159006" calcext:value-type="float">
            <text:p>0.1590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05" calcext:value-type="float">
            <text:p>0.157805</text:p>
          </table:table-cell>
          <table:table-cell office:value-type="float" office:value="0.15687" calcext:value-type="float">
            <text:p>0.15687</text:p>
          </table:table-cell>
          <table:table-cell office:value-type="float" office:value="0.158168" calcext:value-type="float">
            <text:p>0.158168</text:p>
          </table:table-cell>
          <table:table-cell office:value-type="float" office:value="0.163466" calcext:value-type="float">
            <text:p>0.163466</text:p>
          </table:table-cell>
          <table:table-cell table:number-columns-repeated="3"/>
          <table:table-cell office:value-type="float" office:value="0.1589" calcext:value-type="float">
            <text:p>0.1589</text:p>
          </table:table-cell>
          <table:table-cell office:value-type="float" office:value="0.158998" calcext:value-type="float">
            <text:p>0.15899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" calcext:value-type="float">
            <text:p>0.1578</text:p>
          </table:table-cell>
          <table:table-cell office:value-type="float" office:value="0.156871" calcext:value-type="float">
            <text:p>0.156871</text:p>
          </table:table-cell>
          <table:table-cell office:value-type="float" office:value="0.158167" calcext:value-type="float">
            <text:p>0.158167</text:p>
          </table:table-cell>
          <table:table-cell office:value-type="float" office:value="0.163464" calcext:value-type="float">
            <text:p>0.163464</text:p>
          </table:table-cell>
          <table:table-cell table:number-columns-repeated="3"/>
          <table:table-cell office:value-type="float" office:value="0.158892" calcext:value-type="float">
            <text:p>0.158892</text:p>
          </table:table-cell>
          <table:table-cell office:value-type="float" office:value="0.15899" calcext:value-type="float">
            <text:p>0.1589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801" calcext:value-type="float">
            <text:p>0.157801</text:p>
          </table:table-cell>
          <table:table-cell office:value-type="float" office:value="0.156872" calcext:value-type="float">
            <text:p>0.156872</text:p>
          </table:table-cell>
          <table:table-cell office:value-type="float" office:value="0.158166" calcext:value-type="float">
            <text:p>0.158166</text:p>
          </table:table-cell>
          <table:table-cell office:value-type="float" office:value="0.163464" calcext:value-type="float">
            <text:p>0.163464</text:p>
          </table:table-cell>
          <table:table-cell table:number-columns-repeated="3"/>
          <table:table-cell office:value-type="float" office:value="0.158884" calcext:value-type="float">
            <text:p>0.158884</text:p>
          </table:table-cell>
          <table:table-cell office:value-type="float" office:value="0.158982" calcext:value-type="float">
            <text:p>0.1589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95" calcext:value-type="float">
            <text:p>0.157795</text:p>
          </table:table-cell>
          <table:table-cell office:value-type="float" office:value="0.156863" calcext:value-type="float">
            <text:p>0.156863</text:p>
          </table:table-cell>
          <table:table-cell office:value-type="float" office:value="0.158169" calcext:value-type="float">
            <text:p>0.158169</text:p>
          </table:table-cell>
          <table:table-cell office:value-type="float" office:value="0.163465" calcext:value-type="float">
            <text:p>0.163465</text:p>
          </table:table-cell>
          <table:table-cell table:number-columns-repeated="3"/>
          <table:table-cell office:value-type="float" office:value="0.158876" calcext:value-type="float">
            <text:p>0.158876</text:p>
          </table:table-cell>
          <table:table-cell office:value-type="float" office:value="0.158974" calcext:value-type="float">
            <text:p>0.1589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92" calcext:value-type="float">
            <text:p>0.157792</text:p>
          </table:table-cell>
          <table:table-cell office:value-type="float" office:value="0.156864" calcext:value-type="float">
            <text:p>0.156864</text:p>
          </table:table-cell>
          <table:table-cell office:value-type="float" office:value="0.158164" calcext:value-type="float">
            <text:p>0.158164</text:p>
          </table:table-cell>
          <table:table-cell office:value-type="float" office:value="0.163463" calcext:value-type="float">
            <text:p>0.163463</text:p>
          </table:table-cell>
          <table:table-cell table:number-columns-repeated="3"/>
          <table:table-cell office:value-type="float" office:value="0.158869" calcext:value-type="float">
            <text:p>0.158869</text:p>
          </table:table-cell>
          <table:table-cell office:value-type="float" office:value="0.158966" calcext:value-type="float">
            <text:p>0.15896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88" calcext:value-type="float">
            <text:p>0.157788</text:p>
          </table:table-cell>
          <table:table-cell office:value-type="float" office:value="0.156871" calcext:value-type="float">
            <text:p>0.156871</text:p>
          </table:table-cell>
          <table:table-cell office:value-type="float" office:value="0.158166" calcext:value-type="float">
            <text:p>0.158166</text:p>
          </table:table-cell>
          <table:table-cell office:value-type="float" office:value="0.16346" calcext:value-type="float">
            <text:p>0.16346</text:p>
          </table:table-cell>
          <table:table-cell table:number-columns-repeated="3"/>
          <table:table-cell office:value-type="float" office:value="0.158861" calcext:value-type="float">
            <text:p>0.158861</text:p>
          </table:table-cell>
          <table:table-cell office:value-type="float" office:value="0.158958" calcext:value-type="float">
            <text:p>0.15895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96" calcext:value-type="float">
            <text:p>0.157796</text:p>
          </table:table-cell>
          <table:table-cell office:value-type="float" office:value="0.156862" calcext:value-type="float">
            <text:p>0.156862</text:p>
          </table:table-cell>
          <table:table-cell office:value-type="float" office:value="0.158191" calcext:value-type="float">
            <text:p>0.158191</text:p>
          </table:table-cell>
          <table:table-cell office:value-type="float" office:value="0.163457" calcext:value-type="float">
            <text:p>0.163457</text:p>
          </table:table-cell>
          <table:table-cell table:number-columns-repeated="3"/>
          <table:table-cell office:value-type="float" office:value="0.158853" calcext:value-type="float">
            <text:p>0.158853</text:p>
          </table:table-cell>
          <table:table-cell office:value-type="float" office:value="0.158951" calcext:value-type="float">
            <text:p>0.1589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83" calcext:value-type="float">
            <text:p>0.157783</text:p>
          </table:table-cell>
          <table:table-cell office:value-type="float" office:value="0.156858" calcext:value-type="float">
            <text:p>0.156858</text:p>
          </table:table-cell>
          <table:table-cell office:value-type="float" office:value="0.158163" calcext:value-type="float">
            <text:p>0.158163</text:p>
          </table:table-cell>
          <table:table-cell office:value-type="float" office:value="0.163455" calcext:value-type="float">
            <text:p>0.163455</text:p>
          </table:table-cell>
          <table:table-cell table:number-columns-repeated="3"/>
          <table:table-cell office:value-type="float" office:value="0.158847" calcext:value-type="float">
            <text:p>0.158847</text:p>
          </table:table-cell>
          <table:table-cell office:value-type="float" office:value="0.158944" calcext:value-type="float">
            <text:p>0.15894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82" calcext:value-type="float">
            <text:p>0.157782</text:p>
          </table:table-cell>
          <table:table-cell office:value-type="float" office:value="0.156864" calcext:value-type="float">
            <text:p>0.156864</text:p>
          </table:table-cell>
          <table:table-cell office:value-type="float" office:value="0.158162" calcext:value-type="float">
            <text:p>0.158162</text:p>
          </table:table-cell>
          <table:table-cell office:value-type="float" office:value="0.163453" calcext:value-type="float">
            <text:p>0.163453</text:p>
          </table:table-cell>
          <table:table-cell table:number-columns-repeated="3"/>
          <table:table-cell office:value-type="float" office:value="0.158839" calcext:value-type="float">
            <text:p>0.158839</text:p>
          </table:table-cell>
          <table:table-cell office:value-type="float" office:value="0.158936" calcext:value-type="float">
            <text:p>0.1589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79" calcext:value-type="float">
            <text:p>0.157779</text:p>
          </table:table-cell>
          <table:table-cell office:value-type="float" office:value="0.156863" calcext:value-type="float">
            <text:p>0.156863</text:p>
          </table:table-cell>
          <table:table-cell office:value-type="float" office:value="0.158163" calcext:value-type="float">
            <text:p>0.158163</text:p>
          </table:table-cell>
          <table:table-cell office:value-type="float" office:value="0.163451" calcext:value-type="float">
            <text:p>0.163451</text:p>
          </table:table-cell>
          <table:table-cell table:number-columns-repeated="3"/>
          <table:table-cell office:value-type="float" office:value="0.158831" calcext:value-type="float">
            <text:p>0.158831</text:p>
          </table:table-cell>
          <table:table-cell office:value-type="float" office:value="0.158929" calcext:value-type="float">
            <text:p>0.15892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72" calcext:value-type="float">
            <text:p>0.157772</text:p>
          </table:table-cell>
          <table:table-cell office:value-type="float" office:value="0.156857" calcext:value-type="float">
            <text:p>0.156857</text:p>
          </table:table-cell>
          <table:table-cell office:value-type="float" office:value="0.158157" calcext:value-type="float">
            <text:p>0.158157</text:p>
          </table:table-cell>
          <table:table-cell office:value-type="float" office:value="0.163452" calcext:value-type="float">
            <text:p>0.163452</text:p>
          </table:table-cell>
          <table:table-cell table:number-columns-repeated="3"/>
          <table:table-cell office:value-type="float" office:value="0.158823" calcext:value-type="float">
            <text:p>0.158823</text:p>
          </table:table-cell>
          <table:table-cell office:value-type="float" office:value="0.158921" calcext:value-type="float">
            <text:p>0.1589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7" calcext:value-type="float">
            <text:p>0.15777</text:p>
          </table:table-cell>
          <table:table-cell office:value-type="float" office:value="0.156875" calcext:value-type="float">
            <text:p>0.156875</text:p>
          </table:table-cell>
          <table:table-cell office:value-type="float" office:value="0.15816" calcext:value-type="float">
            <text:p>0.15816</text:p>
          </table:table-cell>
          <table:table-cell office:value-type="float" office:value="0.163449" calcext:value-type="float">
            <text:p>0.163449</text:p>
          </table:table-cell>
          <table:table-cell table:number-columns-repeated="3"/>
          <table:table-cell office:value-type="float" office:value="0.158816" calcext:value-type="float">
            <text:p>0.158816</text:p>
          </table:table-cell>
          <table:table-cell office:value-type="float" office:value="0.158914" calcext:value-type="float">
            <text:p>0.1589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73" calcext:value-type="float">
            <text:p>0.157773</text:p>
          </table:table-cell>
          <table:table-cell office:value-type="float" office:value="0.156856" calcext:value-type="float">
            <text:p>0.156856</text:p>
          </table:table-cell>
          <table:table-cell office:value-type="float" office:value="0.15816" calcext:value-type="float">
            <text:p>0.15816</text:p>
          </table:table-cell>
          <table:table-cell office:value-type="float" office:value="0.163447" calcext:value-type="float">
            <text:p>0.163447</text:p>
          </table:table-cell>
          <table:table-cell table:number-columns-repeated="3"/>
          <table:table-cell office:value-type="float" office:value="0.158808" calcext:value-type="float">
            <text:p>0.158808</text:p>
          </table:table-cell>
          <table:table-cell office:value-type="float" office:value="0.158907" calcext:value-type="float">
            <text:p>0.15890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67" calcext:value-type="float">
            <text:p>0.157767</text:p>
          </table:table-cell>
          <table:table-cell office:value-type="float" office:value="0.156862" calcext:value-type="float">
            <text:p>0.156862</text:p>
          </table:table-cell>
          <table:table-cell office:value-type="float" office:value="0.15817" calcext:value-type="float">
            <text:p>0.15817</text:p>
          </table:table-cell>
          <table:table-cell office:value-type="float" office:value="0.163446" calcext:value-type="float">
            <text:p>0.163446</text:p>
          </table:table-cell>
          <table:table-cell table:number-columns-repeated="3"/>
          <table:table-cell office:value-type="float" office:value="0.158801" calcext:value-type="float">
            <text:p>0.158801</text:p>
          </table:table-cell>
          <table:table-cell office:value-type="float" office:value="0.158899" calcext:value-type="float">
            <text:p>0.15889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62" calcext:value-type="float">
            <text:p>0.157762</text:p>
          </table:table-cell>
          <table:table-cell office:value-type="float" office:value="0.156852" calcext:value-type="float">
            <text:p>0.156852</text:p>
          </table:table-cell>
          <table:table-cell office:value-type="float" office:value="0.158152" calcext:value-type="float">
            <text:p>0.158152</text:p>
          </table:table-cell>
          <table:table-cell office:value-type="float" office:value="0.163444" calcext:value-type="float">
            <text:p>0.163444</text:p>
          </table:table-cell>
          <table:table-cell table:number-columns-repeated="3"/>
          <table:table-cell office:value-type="float" office:value="0.158793" calcext:value-type="float">
            <text:p>0.158793</text:p>
          </table:table-cell>
          <table:table-cell office:value-type="float" office:value="0.158892" calcext:value-type="float">
            <text:p>0.1588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58" calcext:value-type="float">
            <text:p>0.157758</text:p>
          </table:table-cell>
          <table:table-cell office:value-type="float" office:value="0.156852" calcext:value-type="float">
            <text:p>0.156852</text:p>
          </table:table-cell>
          <table:table-cell office:value-type="float" office:value="0.158154" calcext:value-type="float">
            <text:p>0.158154</text:p>
          </table:table-cell>
          <table:table-cell office:value-type="float" office:value="0.163443" calcext:value-type="float">
            <text:p>0.163443</text:p>
          </table:table-cell>
          <table:table-cell table:number-columns-repeated="3"/>
          <table:table-cell office:value-type="float" office:value="0.158785" calcext:value-type="float">
            <text:p>0.158785</text:p>
          </table:table-cell>
          <table:table-cell office:value-type="float" office:value="0.158885" calcext:value-type="float">
            <text:p>0.15888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53" calcext:value-type="float">
            <text:p>0.157753</text:p>
          </table:table-cell>
          <table:table-cell office:value-type="float" office:value="0.156856" calcext:value-type="float">
            <text:p>0.156856</text:p>
          </table:table-cell>
          <table:table-cell office:value-type="float" office:value="0.158154" calcext:value-type="float">
            <text:p>0.158154</text:p>
          </table:table-cell>
          <table:table-cell office:value-type="float" office:value="0.163442" calcext:value-type="float">
            <text:p>0.163442</text:p>
          </table:table-cell>
          <table:table-cell table:number-columns-repeated="3"/>
          <table:table-cell office:value-type="float" office:value="0.158778" calcext:value-type="float">
            <text:p>0.158778</text:p>
          </table:table-cell>
          <table:table-cell office:value-type="float" office:value="0.158877" calcext:value-type="float">
            <text:p>0.1588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79" calcext:value-type="float">
            <text:p>0.157779</text:p>
          </table:table-cell>
          <table:table-cell office:value-type="float" office:value="0.156864" calcext:value-type="float">
            <text:p>0.156864</text:p>
          </table:table-cell>
          <table:table-cell office:value-type="float" office:value="0.158151" calcext:value-type="float">
            <text:p>0.158151</text:p>
          </table:table-cell>
          <table:table-cell office:value-type="float" office:value="0.163441" calcext:value-type="float">
            <text:p>0.163441</text:p>
          </table:table-cell>
          <table:table-cell table:number-columns-repeated="3"/>
          <table:table-cell office:value-type="float" office:value="0.158771" calcext:value-type="float">
            <text:p>0.158771</text:p>
          </table:table-cell>
          <table:table-cell office:value-type="float" office:value="0.15887" calcext:value-type="float">
            <text:p>0.158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88" calcext:value-type="float">
            <text:p>0.157788</text:p>
          </table:table-cell>
          <table:table-cell office:value-type="float" office:value="0.156847" calcext:value-type="float">
            <text:p>0.156847</text:p>
          </table:table-cell>
          <table:table-cell office:value-type="float" office:value="0.158163" calcext:value-type="float">
            <text:p>0.158163</text:p>
          </table:table-cell>
          <table:table-cell office:value-type="float" office:value="0.163439" calcext:value-type="float">
            <text:p>0.163439</text:p>
          </table:table-cell>
          <table:table-cell table:number-columns-repeated="3"/>
          <table:table-cell office:value-type="float" office:value="0.158763" calcext:value-type="float">
            <text:p>0.158763</text:p>
          </table:table-cell>
          <table:table-cell office:value-type="float" office:value="0.158863" calcext:value-type="float">
            <text:p>0.15886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58" calcext:value-type="float">
            <text:p>0.157758</text:p>
          </table:table-cell>
          <table:table-cell office:value-type="float" office:value="0.156859" calcext:value-type="float">
            <text:p>0.156859</text:p>
          </table:table-cell>
          <table:table-cell office:value-type="float" office:value="0.158155" calcext:value-type="float">
            <text:p>0.158155</text:p>
          </table:table-cell>
          <table:table-cell office:value-type="float" office:value="0.163438" calcext:value-type="float">
            <text:p>0.163438</text:p>
          </table:table-cell>
          <table:table-cell table:number-columns-repeated="3"/>
          <table:table-cell office:value-type="float" office:value="0.158756" calcext:value-type="float">
            <text:p>0.158756</text:p>
          </table:table-cell>
          <table:table-cell office:value-type="float" office:value="0.158856" calcext:value-type="float">
            <text:p>0.15885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51" calcext:value-type="float">
            <text:p>0.157751</text:p>
          </table:table-cell>
          <table:table-cell office:value-type="float" office:value="0.156845" calcext:value-type="float">
            <text:p>0.156845</text:p>
          </table:table-cell>
          <table:table-cell office:value-type="float" office:value="0.158154" calcext:value-type="float">
            <text:p>0.158154</text:p>
          </table:table-cell>
          <table:table-cell office:value-type="float" office:value="0.163435" calcext:value-type="float">
            <text:p>0.163435</text:p>
          </table:table-cell>
          <table:table-cell table:number-columns-repeated="3"/>
          <table:table-cell office:value-type="float" office:value="0.158749" calcext:value-type="float">
            <text:p>0.158749</text:p>
          </table:table-cell>
          <table:table-cell office:value-type="float" office:value="0.158849" calcext:value-type="float">
            <text:p>0.1588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48" calcext:value-type="float">
            <text:p>0.157748</text:p>
          </table:table-cell>
          <table:table-cell office:value-type="float" office:value="0.156872" calcext:value-type="float">
            <text:p>0.156872</text:p>
          </table:table-cell>
          <table:table-cell office:value-type="float" office:value="0.158145" calcext:value-type="float">
            <text:p>0.158145</text:p>
          </table:table-cell>
          <table:table-cell office:value-type="float" office:value="0.163434" calcext:value-type="float">
            <text:p>0.163434</text:p>
          </table:table-cell>
          <table:table-cell table:number-columns-repeated="3"/>
          <table:table-cell office:value-type="float" office:value="0.158742" calcext:value-type="float">
            <text:p>0.158742</text:p>
          </table:table-cell>
          <table:table-cell office:value-type="float" office:value="0.158842" calcext:value-type="float">
            <text:p>0.1588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45" calcext:value-type="float">
            <text:p>0.157745</text:p>
          </table:table-cell>
          <table:table-cell office:value-type="float" office:value="0.156851" calcext:value-type="float">
            <text:p>0.156851</text:p>
          </table:table-cell>
          <table:table-cell office:value-type="float" office:value="0.158148" calcext:value-type="float">
            <text:p>0.158148</text:p>
          </table:table-cell>
          <table:table-cell office:value-type="float" office:value="0.163433" calcext:value-type="float">
            <text:p>0.163433</text:p>
          </table:table-cell>
          <table:table-cell table:number-columns-repeated="3"/>
          <table:table-cell office:value-type="float" office:value="0.158734" calcext:value-type="float">
            <text:p>0.158734</text:p>
          </table:table-cell>
          <table:table-cell office:value-type="float" office:value="0.158834" calcext:value-type="float">
            <text:p>0.15883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47" calcext:value-type="float">
            <text:p>0.157747</text:p>
          </table:table-cell>
          <table:table-cell office:value-type="float" office:value="0.156848" calcext:value-type="float">
            <text:p>0.156848</text:p>
          </table:table-cell>
          <table:table-cell office:value-type="float" office:value="0.158146" calcext:value-type="float">
            <text:p>0.158146</text:p>
          </table:table-cell>
          <table:table-cell office:value-type="float" office:value="0.163431" calcext:value-type="float">
            <text:p>0.163431</text:p>
          </table:table-cell>
          <table:table-cell table:number-columns-repeated="3"/>
          <table:table-cell office:value-type="float" office:value="0.158727" calcext:value-type="float">
            <text:p>0.158727</text:p>
          </table:table-cell>
          <table:table-cell office:value-type="float" office:value="0.158827" calcext:value-type="float">
            <text:p>0.1588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54" calcext:value-type="float">
            <text:p>0.157754</text:p>
          </table:table-cell>
          <table:table-cell office:value-type="float" office:value="0.156843" calcext:value-type="float">
            <text:p>0.156843</text:p>
          </table:table-cell>
          <table:table-cell office:value-type="float" office:value="0.158147" calcext:value-type="float">
            <text:p>0.158147</text:p>
          </table:table-cell>
          <table:table-cell office:value-type="float" office:value="0.163431" calcext:value-type="float">
            <text:p>0.163431</text:p>
          </table:table-cell>
          <table:table-cell table:number-columns-repeated="3"/>
          <table:table-cell office:value-type="float" office:value="0.158719" calcext:value-type="float">
            <text:p>0.158719</text:p>
          </table:table-cell>
          <table:table-cell office:value-type="float" office:value="0.15882" calcext:value-type="float">
            <text:p>0.158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48" calcext:value-type="float">
            <text:p>0.157748</text:p>
          </table:table-cell>
          <table:table-cell office:value-type="float" office:value="0.156868" calcext:value-type="float">
            <text:p>0.156868</text:p>
          </table:table-cell>
          <table:table-cell office:value-type="float" office:value="0.158155" calcext:value-type="float">
            <text:p>0.158155</text:p>
          </table:table-cell>
          <table:table-cell office:value-type="float" office:value="0.163429" calcext:value-type="float">
            <text:p>0.163429</text:p>
          </table:table-cell>
          <table:table-cell table:number-columns-repeated="3"/>
          <table:table-cell office:value-type="float" office:value="0.158712" calcext:value-type="float">
            <text:p>0.158712</text:p>
          </table:table-cell>
          <table:table-cell office:value-type="float" office:value="0.158813" calcext:value-type="float">
            <text:p>0.15881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49" calcext:value-type="float">
            <text:p>0.157749</text:p>
          </table:table-cell>
          <table:table-cell office:value-type="float" office:value="0.156847" calcext:value-type="float">
            <text:p>0.156847</text:p>
          </table:table-cell>
          <table:table-cell office:value-type="float" office:value="0.158154" calcext:value-type="float">
            <text:p>0.158154</text:p>
          </table:table-cell>
          <table:table-cell office:value-type="float" office:value="0.163427" calcext:value-type="float">
            <text:p>0.163427</text:p>
          </table:table-cell>
          <table:table-cell table:number-columns-repeated="3"/>
          <table:table-cell office:value-type="float" office:value="0.158705" calcext:value-type="float">
            <text:p>0.158705</text:p>
          </table:table-cell>
          <table:table-cell office:value-type="float" office:value="0.158806" calcext:value-type="float">
            <text:p>0.1588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49" calcext:value-type="float">
            <text:p>0.157749</text:p>
          </table:table-cell>
          <table:table-cell office:value-type="float" office:value="0.156841" calcext:value-type="float">
            <text:p>0.156841</text:p>
          </table:table-cell>
          <table:table-cell office:value-type="float" office:value="0.158147" calcext:value-type="float">
            <text:p>0.158147</text:p>
          </table:table-cell>
          <table:table-cell office:value-type="float" office:value="0.163425" calcext:value-type="float">
            <text:p>0.163425</text:p>
          </table:table-cell>
          <table:table-cell table:number-columns-repeated="3"/>
          <table:table-cell office:value-type="float" office:value="0.158698" calcext:value-type="float">
            <text:p>0.158698</text:p>
          </table:table-cell>
          <table:table-cell office:value-type="float" office:value="0.158799" calcext:value-type="float">
            <text:p>0.15879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53" calcext:value-type="float">
            <text:p>0.157753</text:p>
          </table:table-cell>
          <table:table-cell office:value-type="float" office:value="0.156837" calcext:value-type="float">
            <text:p>0.156837</text:p>
          </table:table-cell>
          <table:table-cell office:value-type="float" office:value="0.158141" calcext:value-type="float">
            <text:p>0.158141</text:p>
          </table:table-cell>
          <table:table-cell office:value-type="float" office:value="0.163424" calcext:value-type="float">
            <text:p>0.163424</text:p>
          </table:table-cell>
          <table:table-cell table:number-columns-repeated="3"/>
          <table:table-cell office:value-type="float" office:value="0.158691" calcext:value-type="float">
            <text:p>0.158691</text:p>
          </table:table-cell>
          <table:table-cell office:value-type="float" office:value="0.158792" calcext:value-type="float">
            <text:p>0.1587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46" calcext:value-type="float">
            <text:p>0.157746</text:p>
          </table:table-cell>
          <table:table-cell office:value-type="float" office:value="0.156849" calcext:value-type="float">
            <text:p>0.156849</text:p>
          </table:table-cell>
          <table:table-cell office:value-type="float" office:value="0.158143" calcext:value-type="float">
            <text:p>0.158143</text:p>
          </table:table-cell>
          <table:table-cell office:value-type="float" office:value="0.163422" calcext:value-type="float">
            <text:p>0.163422</text:p>
          </table:table-cell>
          <table:table-cell table:number-columns-repeated="3"/>
          <table:table-cell office:value-type="float" office:value="0.158684" calcext:value-type="float">
            <text:p>0.158684</text:p>
          </table:table-cell>
          <table:table-cell office:value-type="float" office:value="0.158785" calcext:value-type="float">
            <text:p>0.15878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41" calcext:value-type="float">
            <text:p>0.157741</text:p>
          </table:table-cell>
          <table:table-cell office:value-type="float" office:value="0.156834" calcext:value-type="float">
            <text:p>0.156834</text:p>
          </table:table-cell>
          <table:table-cell office:value-type="float" office:value="0.158138" calcext:value-type="float">
            <text:p>0.158138</text:p>
          </table:table-cell>
          <table:table-cell office:value-type="float" office:value="0.163422" calcext:value-type="float">
            <text:p>0.163422</text:p>
          </table:table-cell>
          <table:table-cell table:number-columns-repeated="3"/>
          <table:table-cell office:value-type="float" office:value="0.158677" calcext:value-type="float">
            <text:p>0.158677</text:p>
          </table:table-cell>
          <table:table-cell office:value-type="float" office:value="0.158778" calcext:value-type="float">
            <text:p>0.15877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46" calcext:value-type="float">
            <text:p>0.157746</text:p>
          </table:table-cell>
          <table:table-cell office:value-type="float" office:value="0.156833" calcext:value-type="float">
            <text:p>0.156833</text:p>
          </table:table-cell>
          <table:table-cell office:value-type="float" office:value="0.158138" calcext:value-type="float">
            <text:p>0.158138</text:p>
          </table:table-cell>
          <table:table-cell office:value-type="float" office:value="0.16342" calcext:value-type="float">
            <text:p>0.16342</text:p>
          </table:table-cell>
          <table:table-cell table:number-columns-repeated="3"/>
          <table:table-cell office:value-type="float" office:value="0.15867" calcext:value-type="float">
            <text:p>0.15867</text:p>
          </table:table-cell>
          <table:table-cell office:value-type="float" office:value="0.158771" calcext:value-type="float">
            <text:p>0.1587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42" calcext:value-type="float">
            <text:p>0.157742</text:p>
          </table:table-cell>
          <table:table-cell office:value-type="float" office:value="0.156832" calcext:value-type="float">
            <text:p>0.156832</text:p>
          </table:table-cell>
          <table:table-cell office:value-type="float" office:value="0.158136" calcext:value-type="float">
            <text:p>0.158136</text:p>
          </table:table-cell>
          <table:table-cell office:value-type="float" office:value="0.163418" calcext:value-type="float">
            <text:p>0.163418</text:p>
          </table:table-cell>
          <table:table-cell table:number-columns-repeated="3"/>
          <table:table-cell office:value-type="float" office:value="0.158663" calcext:value-type="float">
            <text:p>0.158663</text:p>
          </table:table-cell>
          <table:table-cell office:value-type="float" office:value="0.158765" calcext:value-type="float">
            <text:p>0.15876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34" calcext:value-type="float">
            <text:p>0.157734</text:p>
          </table:table-cell>
          <table:table-cell office:value-type="float" office:value="0.156833" calcext:value-type="float">
            <text:p>0.156833</text:p>
          </table:table-cell>
          <table:table-cell office:value-type="float" office:value="0.158136" calcext:value-type="float">
            <text:p>0.158136</text:p>
          </table:table-cell>
          <table:table-cell office:value-type="float" office:value="0.163416" calcext:value-type="float">
            <text:p>0.163416</text:p>
          </table:table-cell>
          <table:table-cell table:number-columns-repeated="3"/>
          <table:table-cell office:value-type="float" office:value="0.158656" calcext:value-type="float">
            <text:p>0.158656</text:p>
          </table:table-cell>
          <table:table-cell office:value-type="float" office:value="0.158758" calcext:value-type="float">
            <text:p>0.15875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3" calcext:value-type="float">
            <text:p>0.15773</text:p>
          </table:table-cell>
          <table:table-cell office:value-type="float" office:value="0.156833" calcext:value-type="float">
            <text:p>0.156833</text:p>
          </table:table-cell>
          <table:table-cell office:value-type="float" office:value="0.158133" calcext:value-type="float">
            <text:p>0.158133</text:p>
          </table:table-cell>
          <table:table-cell office:value-type="float" office:value="0.163415" calcext:value-type="float">
            <text:p>0.163415</text:p>
          </table:table-cell>
          <table:table-cell table:number-columns-repeated="3"/>
          <table:table-cell office:value-type="float" office:value="0.15865" calcext:value-type="float">
            <text:p>0.15865</text:p>
          </table:table-cell>
          <table:table-cell office:value-type="float" office:value="0.158751" calcext:value-type="float">
            <text:p>0.1587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36" calcext:value-type="float">
            <text:p>0.157736</text:p>
          </table:table-cell>
          <table:table-cell office:value-type="float" office:value="0.15683" calcext:value-type="float">
            <text:p>0.15683</text:p>
          </table:table-cell>
          <table:table-cell office:value-type="float" office:value="0.158138" calcext:value-type="float">
            <text:p>0.158138</text:p>
          </table:table-cell>
          <table:table-cell office:value-type="float" office:value="0.163413" calcext:value-type="float">
            <text:p>0.163413</text:p>
          </table:table-cell>
          <table:table-cell table:number-columns-repeated="3"/>
          <table:table-cell office:value-type="float" office:value="0.158643" calcext:value-type="float">
            <text:p>0.158643</text:p>
          </table:table-cell>
          <table:table-cell office:value-type="float" office:value="0.158745" calcext:value-type="float">
            <text:p>0.1587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3" calcext:value-type="float">
            <text:p>0.15773</text:p>
          </table:table-cell>
          <table:table-cell office:value-type="float" office:value="0.15683" calcext:value-type="float">
            <text:p>0.15683</text:p>
          </table:table-cell>
          <table:table-cell office:value-type="float" office:value="0.158133" calcext:value-type="float">
            <text:p>0.158133</text:p>
          </table:table-cell>
          <table:table-cell office:value-type="float" office:value="0.163412" calcext:value-type="float">
            <text:p>0.163412</text:p>
          </table:table-cell>
          <table:table-cell table:number-columns-repeated="3"/>
          <table:table-cell office:value-type="float" office:value="0.158637" calcext:value-type="float">
            <text:p>0.158637</text:p>
          </table:table-cell>
          <table:table-cell office:value-type="float" office:value="0.158738" calcext:value-type="float">
            <text:p>0.15873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34" calcext:value-type="float">
            <text:p>0.157734</text:p>
          </table:table-cell>
          <table:table-cell office:value-type="float" office:value="0.156828" calcext:value-type="float">
            <text:p>0.156828</text:p>
          </table:table-cell>
          <table:table-cell office:value-type="float" office:value="0.158132" calcext:value-type="float">
            <text:p>0.158132</text:p>
          </table:table-cell>
          <table:table-cell office:value-type="float" office:value="0.163411" calcext:value-type="float">
            <text:p>0.163411</text:p>
          </table:table-cell>
          <table:table-cell table:number-columns-repeated="3"/>
          <table:table-cell office:value-type="float" office:value="0.158631" calcext:value-type="float">
            <text:p>0.158631</text:p>
          </table:table-cell>
          <table:table-cell office:value-type="float" office:value="0.158731" calcext:value-type="float">
            <text:p>0.1587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32" calcext:value-type="float">
            <text:p>0.157732</text:p>
          </table:table-cell>
          <table:table-cell office:value-type="float" office:value="0.156823" calcext:value-type="float">
            <text:p>0.156823</text:p>
          </table:table-cell>
          <table:table-cell office:value-type="float" office:value="0.15813" calcext:value-type="float">
            <text:p>0.15813</text:p>
          </table:table-cell>
          <table:table-cell office:value-type="float" office:value="0.163412" calcext:value-type="float">
            <text:p>0.163412</text:p>
          </table:table-cell>
          <table:table-cell table:number-columns-repeated="3"/>
          <table:table-cell office:value-type="float" office:value="0.158625" calcext:value-type="float">
            <text:p>0.158625</text:p>
          </table:table-cell>
          <table:table-cell office:value-type="float" office:value="0.158724" calcext:value-type="float">
            <text:p>0.15872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29" calcext:value-type="float">
            <text:p>0.157729</text:p>
          </table:table-cell>
          <table:table-cell office:value-type="float" office:value="0.156828" calcext:value-type="float">
            <text:p>0.156828</text:p>
          </table:table-cell>
          <table:table-cell office:value-type="float" office:value="0.158126" calcext:value-type="float">
            <text:p>0.158126</text:p>
          </table:table-cell>
          <table:table-cell office:value-type="float" office:value="0.163409" calcext:value-type="float">
            <text:p>0.163409</text:p>
          </table:table-cell>
          <table:table-cell table:number-columns-repeated="3"/>
          <table:table-cell office:value-type="float" office:value="0.158619" calcext:value-type="float">
            <text:p>0.158619</text:p>
          </table:table-cell>
          <table:table-cell office:value-type="float" office:value="0.158718" calcext:value-type="float">
            <text:p>0.15871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32" calcext:value-type="float">
            <text:p>0.157732</text:p>
          </table:table-cell>
          <table:table-cell office:value-type="float" office:value="0.156823" calcext:value-type="float">
            <text:p>0.156823</text:p>
          </table:table-cell>
          <table:table-cell office:value-type="float" office:value="0.158129" calcext:value-type="float">
            <text:p>0.158129</text:p>
          </table:table-cell>
          <table:table-cell office:value-type="float" office:value="0.163407" calcext:value-type="float">
            <text:p>0.163407</text:p>
          </table:table-cell>
          <table:table-cell table:number-columns-repeated="3"/>
          <table:table-cell office:value-type="float" office:value="0.158613" calcext:value-type="float">
            <text:p>0.158613</text:p>
          </table:table-cell>
          <table:table-cell office:value-type="float" office:value="0.158711" calcext:value-type="float">
            <text:p>0.15871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17" calcext:value-type="float">
            <text:p>0.157717</text:p>
          </table:table-cell>
          <table:table-cell office:value-type="float" office:value="0.156822" calcext:value-type="float">
            <text:p>0.156822</text:p>
          </table:table-cell>
          <table:table-cell office:value-type="float" office:value="0.158136" calcext:value-type="float">
            <text:p>0.158136</text:p>
          </table:table-cell>
          <table:table-cell office:value-type="float" office:value="0.163409" calcext:value-type="float">
            <text:p>0.163409</text:p>
          </table:table-cell>
          <table:table-cell table:number-columns-repeated="3"/>
          <table:table-cell office:value-type="float" office:value="0.158607" calcext:value-type="float">
            <text:p>0.158607</text:p>
          </table:table-cell>
          <table:table-cell office:value-type="float" office:value="0.158704" calcext:value-type="float">
            <text:p>0.15870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13" calcext:value-type="float">
            <text:p>0.157713</text:p>
          </table:table-cell>
          <table:table-cell office:value-type="float" office:value="0.156821" calcext:value-type="float">
            <text:p>0.156821</text:p>
          </table:table-cell>
          <table:table-cell office:value-type="float" office:value="0.158147" calcext:value-type="float">
            <text:p>0.158147</text:p>
          </table:table-cell>
          <table:table-cell office:value-type="float" office:value="0.163404" calcext:value-type="float">
            <text:p>0.163404</text:p>
          </table:table-cell>
          <table:table-cell table:number-columns-repeated="3"/>
          <table:table-cell office:value-type="float" office:value="0.158601" calcext:value-type="float">
            <text:p>0.158601</text:p>
          </table:table-cell>
          <table:table-cell office:value-type="float" office:value="0.158698" calcext:value-type="float">
            <text:p>0.15869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16" calcext:value-type="float">
            <text:p>0.157716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158133" calcext:value-type="float">
            <text:p>0.158133</text:p>
          </table:table-cell>
          <table:table-cell office:value-type="float" office:value="0.163403" calcext:value-type="float">
            <text:p>0.163403</text:p>
          </table:table-cell>
          <table:table-cell table:number-columns-repeated="3"/>
          <table:table-cell office:value-type="float" office:value="0.158595" calcext:value-type="float">
            <text:p>0.158595</text:p>
          </table:table-cell>
          <table:table-cell office:value-type="float" office:value="0.158691" calcext:value-type="float">
            <text:p>0.15869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08" calcext:value-type="float">
            <text:p>0.157708</text:p>
          </table:table-cell>
          <table:table-cell office:value-type="float" office:value="0.156829" calcext:value-type="float">
            <text:p>0.156829</text:p>
          </table:table-cell>
          <table:table-cell office:value-type="float" office:value="0.158127" calcext:value-type="float">
            <text:p>0.158127</text:p>
          </table:table-cell>
          <table:table-cell office:value-type="float" office:value="0.163401" calcext:value-type="float">
            <text:p>0.163401</text:p>
          </table:table-cell>
          <table:table-cell table:number-columns-repeated="3"/>
          <table:table-cell office:value-type="float" office:value="0.158589" calcext:value-type="float">
            <text:p>0.158589</text:p>
          </table:table-cell>
          <table:table-cell office:value-type="float" office:value="0.158685" calcext:value-type="float">
            <text:p>0.15868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07" calcext:value-type="float">
            <text:p>0.157707</text:p>
          </table:table-cell>
          <table:table-cell office:value-type="float" office:value="0.156829" calcext:value-type="float">
            <text:p>0.156829</text:p>
          </table:table-cell>
          <table:table-cell office:value-type="float" office:value="0.15813" calcext:value-type="float">
            <text:p>0.15813</text:p>
          </table:table-cell>
          <table:table-cell office:value-type="float" office:value="0.163399" calcext:value-type="float">
            <text:p>0.163399</text:p>
          </table:table-cell>
          <table:table-cell table:number-columns-repeated="3"/>
          <table:table-cell office:value-type="float" office:value="0.158584" calcext:value-type="float">
            <text:p>0.158584</text:p>
          </table:table-cell>
          <table:table-cell office:value-type="float" office:value="0.158678" calcext:value-type="float">
            <text:p>0.15867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13" calcext:value-type="float">
            <text:p>0.157713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15812" calcext:value-type="float">
            <text:p>0.15812</text:p>
          </table:table-cell>
          <table:table-cell office:value-type="float" office:value="0.163398" calcext:value-type="float">
            <text:p>0.163398</text:p>
          </table:table-cell>
          <table:table-cell table:number-columns-repeated="3"/>
          <table:table-cell office:value-type="float" office:value="0.158578" calcext:value-type="float">
            <text:p>0.158578</text:p>
          </table:table-cell>
          <table:table-cell office:value-type="float" office:value="0.158671" calcext:value-type="float">
            <text:p>0.1586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13" calcext:value-type="float">
            <text:p>0.157713</text:p>
          </table:table-cell>
          <table:table-cell office:value-type="float" office:value="0.156817" calcext:value-type="float">
            <text:p>0.156817</text:p>
          </table:table-cell>
          <table:table-cell office:value-type="float" office:value="0.158122" calcext:value-type="float">
            <text:p>0.158122</text:p>
          </table:table-cell>
          <table:table-cell office:value-type="float" office:value="0.163396" calcext:value-type="float">
            <text:p>0.163396</text:p>
          </table:table-cell>
          <table:table-cell table:number-columns-repeated="3"/>
          <table:table-cell office:value-type="float" office:value="0.158572" calcext:value-type="float">
            <text:p>0.158572</text:p>
          </table:table-cell>
          <table:table-cell office:value-type="float" office:value="0.158665" calcext:value-type="float">
            <text:p>0.15866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05" calcext:value-type="float">
            <text:p>0.157705</text:p>
          </table:table-cell>
          <table:table-cell office:value-type="float" office:value="0.156816" calcext:value-type="float">
            <text:p>0.156816</text:p>
          </table:table-cell>
          <table:table-cell office:value-type="float" office:value="0.158118" calcext:value-type="float">
            <text:p>0.158118</text:p>
          </table:table-cell>
          <table:table-cell office:value-type="float" office:value="0.163396" calcext:value-type="float">
            <text:p>0.163396</text:p>
          </table:table-cell>
          <table:table-cell table:number-columns-repeated="3"/>
          <table:table-cell office:value-type="float" office:value="0.158566" calcext:value-type="float">
            <text:p>0.158566</text:p>
          </table:table-cell>
          <table:table-cell office:value-type="float" office:value="0.158659" calcext:value-type="float">
            <text:p>0.1586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08" calcext:value-type="float">
            <text:p>0.157708</text:p>
          </table:table-cell>
          <table:table-cell office:value-type="float" office:value="0.156819" calcext:value-type="float">
            <text:p>0.156819</text:p>
          </table:table-cell>
          <table:table-cell office:value-type="float" office:value="0.158115" calcext:value-type="float">
            <text:p>0.158115</text:p>
          </table:table-cell>
          <table:table-cell office:value-type="float" office:value="0.163394" calcext:value-type="float">
            <text:p>0.163394</text:p>
          </table:table-cell>
          <table:table-cell table:number-columns-repeated="3"/>
          <table:table-cell office:value-type="float" office:value="0.158561" calcext:value-type="float">
            <text:p>0.158561</text:p>
          </table:table-cell>
          <table:table-cell office:value-type="float" office:value="0.158652" calcext:value-type="float">
            <text:p>0.15865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03" calcext:value-type="float">
            <text:p>0.157703</text:p>
          </table:table-cell>
          <table:table-cell office:value-type="float" office:value="0.156854" calcext:value-type="float">
            <text:p>0.156854</text:p>
          </table:table-cell>
          <table:table-cell office:value-type="float" office:value="0.158117" calcext:value-type="float">
            <text:p>0.158117</text:p>
          </table:table-cell>
          <table:table-cell office:value-type="float" office:value="0.163392" calcext:value-type="float">
            <text:p>0.163392</text:p>
          </table:table-cell>
          <table:table-cell table:number-columns-repeated="3"/>
          <table:table-cell office:value-type="float" office:value="0.158555" calcext:value-type="float">
            <text:p>0.158555</text:p>
          </table:table-cell>
          <table:table-cell office:value-type="float" office:value="0.158646" calcext:value-type="float">
            <text:p>0.1586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99" calcext:value-type="float">
            <text:p>0.157699</text:p>
          </table:table-cell>
          <table:table-cell office:value-type="float" office:value="0.15684" calcext:value-type="float">
            <text:p>0.15684</text:p>
          </table:table-cell>
          <table:table-cell office:value-type="float" office:value="0.158116" calcext:value-type="float">
            <text:p>0.158116</text:p>
          </table:table-cell>
          <table:table-cell office:value-type="float" office:value="0.163391" calcext:value-type="float">
            <text:p>0.163391</text:p>
          </table:table-cell>
          <table:table-cell table:number-columns-repeated="3"/>
          <table:table-cell office:value-type="float" office:value="0.15855" calcext:value-type="float">
            <text:p>0.15855</text:p>
          </table:table-cell>
          <table:table-cell office:value-type="float" office:value="0.158639" calcext:value-type="float">
            <text:p>0.1586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705" calcext:value-type="float">
            <text:p>0.157705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158115" calcext:value-type="float">
            <text:p>0.158115</text:p>
          </table:table-cell>
          <table:table-cell office:value-type="float" office:value="0.16339" calcext:value-type="float">
            <text:p>0.16339</text:p>
          </table:table-cell>
          <table:table-cell table:number-columns-repeated="3"/>
          <table:table-cell office:value-type="float" office:value="0.158544" calcext:value-type="float">
            <text:p>0.158544</text:p>
          </table:table-cell>
          <table:table-cell office:value-type="float" office:value="0.158633" calcext:value-type="float">
            <text:p>0.1586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9" calcext:value-type="float">
            <text:p>0.15769</text:p>
          </table:table-cell>
          <table:table-cell office:value-type="float" office:value="0.156825" calcext:value-type="float">
            <text:p>0.156825</text:p>
          </table:table-cell>
          <table:table-cell office:value-type="float" office:value="0.158113" calcext:value-type="float">
            <text:p>0.158113</text:p>
          </table:table-cell>
          <table:table-cell office:value-type="float" office:value="0.163388" calcext:value-type="float">
            <text:p>0.163388</text:p>
          </table:table-cell>
          <table:table-cell table:number-columns-repeated="3"/>
          <table:table-cell office:value-type="float" office:value="0.158538" calcext:value-type="float">
            <text:p>0.158538</text:p>
          </table:table-cell>
          <table:table-cell office:value-type="float" office:value="0.158627" calcext:value-type="float">
            <text:p>0.1586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97" calcext:value-type="float">
            <text:p>0.157697</text:p>
          </table:table-cell>
          <table:table-cell office:value-type="float" office:value="0.156814" calcext:value-type="float">
            <text:p>0.156814</text:p>
          </table:table-cell>
          <table:table-cell office:value-type="float" office:value="0.158116" calcext:value-type="float">
            <text:p>0.158116</text:p>
          </table:table-cell>
          <table:table-cell office:value-type="float" office:value="0.163388" calcext:value-type="float">
            <text:p>0.163388</text:p>
          </table:table-cell>
          <table:table-cell table:number-columns-repeated="3"/>
          <table:table-cell office:value-type="float" office:value="0.158533" calcext:value-type="float">
            <text:p>0.158533</text:p>
          </table:table-cell>
          <table:table-cell office:value-type="float" office:value="0.158621" calcext:value-type="float">
            <text:p>0.1586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88" calcext:value-type="float">
            <text:p>0.157688</text:p>
          </table:table-cell>
          <table:table-cell office:value-type="float" office:value="0.156814" calcext:value-type="float">
            <text:p>0.156814</text:p>
          </table:table-cell>
          <table:table-cell office:value-type="float" office:value="0.15811" calcext:value-type="float">
            <text:p>0.15811</text:p>
          </table:table-cell>
          <table:table-cell office:value-type="float" office:value="0.163387" calcext:value-type="float">
            <text:p>0.163387</text:p>
          </table:table-cell>
          <table:table-cell table:number-columns-repeated="3"/>
          <table:table-cell office:value-type="float" office:value="0.158527" calcext:value-type="float">
            <text:p>0.158527</text:p>
          </table:table-cell>
          <table:table-cell office:value-type="float" office:value="0.158614" calcext:value-type="float">
            <text:p>0.1586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94" calcext:value-type="float">
            <text:p>0.157694</text:p>
          </table:table-cell>
          <table:table-cell office:value-type="float" office:value="0.15682" calcext:value-type="float">
            <text:p>0.15682</text:p>
          </table:table-cell>
          <table:table-cell office:value-type="float" office:value="0.15811" calcext:value-type="float">
            <text:p>0.15811</text:p>
          </table:table-cell>
          <table:table-cell office:value-type="float" office:value="0.163385" calcext:value-type="float">
            <text:p>0.163385</text:p>
          </table:table-cell>
          <table:table-cell table:number-columns-repeated="3"/>
          <table:table-cell office:value-type="float" office:value="0.158521" calcext:value-type="float">
            <text:p>0.158521</text:p>
          </table:table-cell>
          <table:table-cell office:value-type="float" office:value="0.158608" calcext:value-type="float">
            <text:p>0.1586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87" calcext:value-type="float">
            <text:p>0.157687</text:p>
          </table:table-cell>
          <table:table-cell office:value-type="float" office:value="0.15682" calcext:value-type="float">
            <text:p>0.15682</text:p>
          </table:table-cell>
          <table:table-cell office:value-type="float" office:value="0.158109" calcext:value-type="float">
            <text:p>0.158109</text:p>
          </table:table-cell>
          <table:table-cell office:value-type="float" office:value="0.163383" calcext:value-type="float">
            <text:p>0.163383</text:p>
          </table:table-cell>
          <table:table-cell table:number-columns-repeated="3"/>
          <table:table-cell office:value-type="float" office:value="0.158515" calcext:value-type="float">
            <text:p>0.158515</text:p>
          </table:table-cell>
          <table:table-cell office:value-type="float" office:value="0.158602" calcext:value-type="float">
            <text:p>0.15860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83" calcext:value-type="float">
            <text:p>0.157683</text:p>
          </table:table-cell>
          <table:table-cell office:value-type="float" office:value="0.156814" calcext:value-type="float">
            <text:p>0.156814</text:p>
          </table:table-cell>
          <table:table-cell office:value-type="float" office:value="0.158111" calcext:value-type="float">
            <text:p>0.158111</text:p>
          </table:table-cell>
          <table:table-cell office:value-type="float" office:value="0.163384" calcext:value-type="float">
            <text:p>0.163384</text:p>
          </table:table-cell>
          <table:table-cell table:number-columns-repeated="3"/>
          <table:table-cell office:value-type="float" office:value="0.15851" calcext:value-type="float">
            <text:p>0.15851</text:p>
          </table:table-cell>
          <table:table-cell office:value-type="float" office:value="0.158595" calcext:value-type="float">
            <text:p>0.15859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96" calcext:value-type="float">
            <text:p>0.157696</text:p>
          </table:table-cell>
          <table:table-cell office:value-type="float" office:value="0.156806" calcext:value-type="float">
            <text:p>0.156806</text:p>
          </table:table-cell>
          <table:table-cell office:value-type="float" office:value="0.158109" calcext:value-type="float">
            <text:p>0.158109</text:p>
          </table:table-cell>
          <table:table-cell office:value-type="float" office:value="0.163381" calcext:value-type="float">
            <text:p>0.163381</text:p>
          </table:table-cell>
          <table:table-cell table:number-columns-repeated="3"/>
          <table:table-cell office:value-type="float" office:value="0.158504" calcext:value-type="float">
            <text:p>0.158504</text:p>
          </table:table-cell>
          <table:table-cell office:value-type="float" office:value="0.158589" calcext:value-type="float">
            <text:p>0.1585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85" calcext:value-type="float">
            <text:p>0.157685</text:p>
          </table:table-cell>
          <table:table-cell office:value-type="float" office:value="0.156803" calcext:value-type="float">
            <text:p>0.156803</text:p>
          </table:table-cell>
          <table:table-cell office:value-type="float" office:value="0.158109" calcext:value-type="float">
            <text:p>0.158109</text:p>
          </table:table-cell>
          <table:table-cell office:value-type="float" office:value="0.16338" calcext:value-type="float">
            <text:p>0.16338</text:p>
          </table:table-cell>
          <table:table-cell table:number-columns-repeated="3"/>
          <table:table-cell office:value-type="float" office:value="0.158498" calcext:value-type="float">
            <text:p>0.158498</text:p>
          </table:table-cell>
          <table:table-cell office:value-type="float" office:value="0.158583" calcext:value-type="float">
            <text:p>0.15858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82" calcext:value-type="float">
            <text:p>0.157682</text:p>
          </table:table-cell>
          <table:table-cell office:value-type="float" office:value="0.156806" calcext:value-type="float">
            <text:p>0.156806</text:p>
          </table:table-cell>
          <table:table-cell office:value-type="float" office:value="0.158107" calcext:value-type="float">
            <text:p>0.158107</text:p>
          </table:table-cell>
          <table:table-cell office:value-type="float" office:value="0.163378" calcext:value-type="float">
            <text:p>0.163378</text:p>
          </table:table-cell>
          <table:table-cell table:number-columns-repeated="3"/>
          <table:table-cell office:value-type="float" office:value="0.158493" calcext:value-type="float">
            <text:p>0.158493</text:p>
          </table:table-cell>
          <table:table-cell office:value-type="float" office:value="0.158577" calcext:value-type="float">
            <text:p>0.1585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77" calcext:value-type="float">
            <text:p>0.157677</text:p>
          </table:table-cell>
          <table:table-cell office:value-type="float" office:value="0.15681" calcext:value-type="float">
            <text:p>0.15681</text:p>
          </table:table-cell>
          <table:table-cell office:value-type="float" office:value="0.158104" calcext:value-type="float">
            <text:p>0.158104</text:p>
          </table:table-cell>
          <table:table-cell office:value-type="float" office:value="0.163377" calcext:value-type="float">
            <text:p>0.163377</text:p>
          </table:table-cell>
          <table:table-cell table:number-columns-repeated="3"/>
          <table:table-cell office:value-type="float" office:value="0.158487" calcext:value-type="float">
            <text:p>0.158487</text:p>
          </table:table-cell>
          <table:table-cell office:value-type="float" office:value="0.158571" calcext:value-type="float">
            <text:p>0.1585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82" calcext:value-type="float">
            <text:p>0.157682</text:p>
          </table:table-cell>
          <table:table-cell office:value-type="float" office:value="0.156798" calcext:value-type="float">
            <text:p>0.156798</text:p>
          </table:table-cell>
          <table:table-cell office:value-type="float" office:value="0.158111" calcext:value-type="float">
            <text:p>0.158111</text:p>
          </table:table-cell>
          <table:table-cell office:value-type="float" office:value="0.163376" calcext:value-type="float">
            <text:p>0.163376</text:p>
          </table:table-cell>
          <table:table-cell table:number-columns-repeated="3"/>
          <table:table-cell office:value-type="float" office:value="0.158482" calcext:value-type="float">
            <text:p>0.158482</text:p>
          </table:table-cell>
          <table:table-cell office:value-type="float" office:value="0.158565" calcext:value-type="float">
            <text:p>0.15856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82" calcext:value-type="float">
            <text:p>0.157682</text:p>
          </table:table-cell>
          <table:table-cell office:value-type="float" office:value="0.156801" calcext:value-type="float">
            <text:p>0.156801</text:p>
          </table:table-cell>
          <table:table-cell office:value-type="float" office:value="0.158105" calcext:value-type="float">
            <text:p>0.158105</text:p>
          </table:table-cell>
          <table:table-cell office:value-type="float" office:value="0.163375" calcext:value-type="float">
            <text:p>0.163375</text:p>
          </table:table-cell>
          <table:table-cell table:number-columns-repeated="3"/>
          <table:table-cell office:value-type="float" office:value="0.158476" calcext:value-type="float">
            <text:p>0.158476</text:p>
          </table:table-cell>
          <table:table-cell office:value-type="float" office:value="0.158558" calcext:value-type="float">
            <text:p>0.15855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7" calcext:value-type="float">
            <text:p>0.15767</text:p>
          </table:table-cell>
          <table:table-cell office:value-type="float" office:value="0.156806" calcext:value-type="float">
            <text:p>0.156806</text:p>
          </table:table-cell>
          <table:table-cell office:value-type="float" office:value="0.158101" calcext:value-type="float">
            <text:p>0.158101</text:p>
          </table:table-cell>
          <table:table-cell office:value-type="float" office:value="0.163373" calcext:value-type="float">
            <text:p>0.163373</text:p>
          </table:table-cell>
          <table:table-cell table:number-columns-repeated="3"/>
          <table:table-cell office:value-type="float" office:value="0.158471" calcext:value-type="float">
            <text:p>0.158471</text:p>
          </table:table-cell>
          <table:table-cell office:value-type="float" office:value="0.158553" calcext:value-type="float">
            <text:p>0.15855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69" calcext:value-type="float">
            <text:p>0.157669</text:p>
          </table:table-cell>
          <table:table-cell office:value-type="float" office:value="0.156797" calcext:value-type="float">
            <text:p>0.156797</text:p>
          </table:table-cell>
          <table:table-cell office:value-type="float" office:value="0.15811" calcext:value-type="float">
            <text:p>0.15811</text:p>
          </table:table-cell>
          <table:table-cell office:value-type="float" office:value="0.163373" calcext:value-type="float">
            <text:p>0.163373</text:p>
          </table:table-cell>
          <table:table-cell table:number-columns-repeated="3"/>
          <table:table-cell office:value-type="float" office:value="0.158465" calcext:value-type="float">
            <text:p>0.158465</text:p>
          </table:table-cell>
          <table:table-cell office:value-type="float" office:value="0.158546" calcext:value-type="float">
            <text:p>0.1585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66" calcext:value-type="float">
            <text:p>0.157666</text:p>
          </table:table-cell>
          <table:table-cell office:value-type="float" office:value="0.156797" calcext:value-type="float">
            <text:p>0.156797</text:p>
          </table:table-cell>
          <table:table-cell office:value-type="float" office:value="0.158109" calcext:value-type="float">
            <text:p>0.158109</text:p>
          </table:table-cell>
          <table:table-cell office:value-type="float" office:value="0.163373" calcext:value-type="float">
            <text:p>0.163373</text:p>
          </table:table-cell>
          <table:table-cell table:number-columns-repeated="3"/>
          <table:table-cell office:value-type="float" office:value="0.15846" calcext:value-type="float">
            <text:p>0.15846</text:p>
          </table:table-cell>
          <table:table-cell office:value-type="float" office:value="0.15854" calcext:value-type="float">
            <text:p>0.1585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7" calcext:value-type="float">
            <text:p>0.15767</text:p>
          </table:table-cell>
          <table:table-cell office:value-type="float" office:value="0.156804" calcext:value-type="float">
            <text:p>0.156804</text:p>
          </table:table-cell>
          <table:table-cell office:value-type="float" office:value="0.158105" calcext:value-type="float">
            <text:p>0.158105</text:p>
          </table:table-cell>
          <table:table-cell office:value-type="float" office:value="0.163369" calcext:value-type="float">
            <text:p>0.163369</text:p>
          </table:table-cell>
          <table:table-cell table:number-columns-repeated="3"/>
          <table:table-cell office:value-type="float" office:value="0.158455" calcext:value-type="float">
            <text:p>0.158455</text:p>
          </table:table-cell>
          <table:table-cell office:value-type="float" office:value="0.158535" calcext:value-type="float">
            <text:p>0.15853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65" calcext:value-type="float">
            <text:p>0.157665</text:p>
          </table:table-cell>
          <table:table-cell office:value-type="float" office:value="0.156803" calcext:value-type="float">
            <text:p>0.156803</text:p>
          </table:table-cell>
          <table:table-cell office:value-type="float" office:value="0.158101" calcext:value-type="float">
            <text:p>0.158101</text:p>
          </table:table-cell>
          <table:table-cell office:value-type="float" office:value="0.163368" calcext:value-type="float">
            <text:p>0.163368</text:p>
          </table:table-cell>
          <table:table-cell table:number-columns-repeated="3"/>
          <table:table-cell office:value-type="float" office:value="0.158449" calcext:value-type="float">
            <text:p>0.158449</text:p>
          </table:table-cell>
          <table:table-cell office:value-type="float" office:value="0.158529" calcext:value-type="float">
            <text:p>0.15852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68" calcext:value-type="float">
            <text:p>0.157668</text:p>
          </table:table-cell>
          <table:table-cell office:value-type="float" office:value="0.156799" calcext:value-type="float">
            <text:p>0.156799</text:p>
          </table:table-cell>
          <table:table-cell office:value-type="float" office:value="0.158097" calcext:value-type="float">
            <text:p>0.158097</text:p>
          </table:table-cell>
          <table:table-cell office:value-type="float" office:value="0.163367" calcext:value-type="float">
            <text:p>0.163367</text:p>
          </table:table-cell>
          <table:table-cell table:number-columns-repeated="3"/>
          <table:table-cell office:value-type="float" office:value="0.158444" calcext:value-type="float">
            <text:p>0.158444</text:p>
          </table:table-cell>
          <table:table-cell office:value-type="float" office:value="0.158523" calcext:value-type="float">
            <text:p>0.15852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63" calcext:value-type="float">
            <text:p>0.157663</text:p>
          </table:table-cell>
          <table:table-cell office:value-type="float" office:value="0.156799" calcext:value-type="float">
            <text:p>0.156799</text:p>
          </table:table-cell>
          <table:table-cell office:value-type="float" office:value="0.158133" calcext:value-type="float">
            <text:p>0.158133</text:p>
          </table:table-cell>
          <table:table-cell office:value-type="float" office:value="0.163367" calcext:value-type="float">
            <text:p>0.163367</text:p>
          </table:table-cell>
          <table:table-cell table:number-columns-repeated="3"/>
          <table:table-cell office:value-type="float" office:value="0.158438" calcext:value-type="float">
            <text:p>0.158438</text:p>
          </table:table-cell>
          <table:table-cell office:value-type="float" office:value="0.158517" calcext:value-type="float">
            <text:p>0.1585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83" calcext:value-type="float">
            <text:p>0.157683</text:p>
          </table:table-cell>
          <table:table-cell office:value-type="float" office:value="0.156792" calcext:value-type="float">
            <text:p>0.156792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163364" calcext:value-type="float">
            <text:p>0.163364</text:p>
          </table:table-cell>
          <table:table-cell table:number-columns-repeated="3"/>
          <table:table-cell office:value-type="float" office:value="0.158432" calcext:value-type="float">
            <text:p>0.158432</text:p>
          </table:table-cell>
          <table:table-cell office:value-type="float" office:value="0.158511" calcext:value-type="float">
            <text:p>0.15851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82" calcext:value-type="float">
            <text:p>0.157682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158096" calcext:value-type="float">
            <text:p>0.158096</text:p>
          </table:table-cell>
          <table:table-cell office:value-type="float" office:value="0.163363" calcext:value-type="float">
            <text:p>0.163363</text:p>
          </table:table-cell>
          <table:table-cell table:number-columns-repeated="3"/>
          <table:table-cell office:value-type="float" office:value="0.158427" calcext:value-type="float">
            <text:p>0.158427</text:p>
          </table:table-cell>
          <table:table-cell office:value-type="float" office:value="0.158506" calcext:value-type="float">
            <text:p>0.1585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7" calcext:value-type="float">
            <text:p>0.15767</text:p>
          </table:table-cell>
          <table:table-cell office:value-type="float" office:value="0.156789" calcext:value-type="float">
            <text:p>0.156789</text:p>
          </table:table-cell>
          <table:table-cell office:value-type="float" office:value="0.158098" calcext:value-type="float">
            <text:p>0.158098</text:p>
          </table:table-cell>
          <table:table-cell office:value-type="float" office:value="0.163362" calcext:value-type="float">
            <text:p>0.163362</text:p>
          </table:table-cell>
          <table:table-cell table:number-columns-repeated="3"/>
          <table:table-cell office:value-type="float" office:value="0.158421" calcext:value-type="float">
            <text:p>0.158421</text:p>
          </table:table-cell>
          <table:table-cell office:value-type="float" office:value="0.1585" calcext:value-type="float">
            <text:p>0.158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6" calcext:value-type="float">
            <text:p>0.15766</text:p>
          </table:table-cell>
          <table:table-cell office:value-type="float" office:value="0.156791" calcext:value-type="float">
            <text:p>0.156791</text:p>
          </table:table-cell>
          <table:table-cell office:value-type="float" office:value="0.158092" calcext:value-type="float">
            <text:p>0.158092</text:p>
          </table:table-cell>
          <table:table-cell office:value-type="float" office:value="0.163363" calcext:value-type="float">
            <text:p>0.163363</text:p>
          </table:table-cell>
          <table:table-cell table:number-columns-repeated="3"/>
          <table:table-cell office:value-type="float" office:value="0.158417" calcext:value-type="float">
            <text:p>0.158417</text:p>
          </table:table-cell>
          <table:table-cell office:value-type="float" office:value="0.158494" calcext:value-type="float">
            <text:p>0.15849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58" calcext:value-type="float">
            <text:p>0.157658</text:p>
          </table:table-cell>
          <table:table-cell office:value-type="float" office:value="0.156787" calcext:value-type="float">
            <text:p>0.156787</text:p>
          </table:table-cell>
          <table:table-cell office:value-type="float" office:value="0.158092" calcext:value-type="float">
            <text:p>0.158092</text:p>
          </table:table-cell>
          <table:table-cell office:value-type="float" office:value="0.163362" calcext:value-type="float">
            <text:p>0.163362</text:p>
          </table:table-cell>
          <table:table-cell table:number-columns-repeated="3"/>
          <table:table-cell office:value-type="float" office:value="0.158411" calcext:value-type="float">
            <text:p>0.158411</text:p>
          </table:table-cell>
          <table:table-cell office:value-type="float" office:value="0.158488" calcext:value-type="float">
            <text:p>0.15848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56" calcext:value-type="float">
            <text:p>0.157656</text:p>
          </table:table-cell>
          <table:table-cell office:value-type="float" office:value="0.156787" calcext:value-type="float">
            <text:p>0.156787</text:p>
          </table:table-cell>
          <table:table-cell office:value-type="float" office:value="0.158095" calcext:value-type="float">
            <text:p>0.158095</text:p>
          </table:table-cell>
          <table:table-cell office:value-type="float" office:value="0.163359" calcext:value-type="float">
            <text:p>0.163359</text:p>
          </table:table-cell>
          <table:table-cell table:number-columns-repeated="3"/>
          <table:table-cell office:value-type="float" office:value="0.158406" calcext:value-type="float">
            <text:p>0.158406</text:p>
          </table:table-cell>
          <table:table-cell office:value-type="float" office:value="0.158482" calcext:value-type="float">
            <text:p>0.1584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68" calcext:value-type="float">
            <text:p>0.157668</text:p>
          </table:table-cell>
          <table:table-cell office:value-type="float" office:value="0.156791" calcext:value-type="float">
            <text:p>0.156791</text:p>
          </table:table-cell>
          <table:table-cell office:value-type="float" office:value="0.15809" calcext:value-type="float">
            <text:p>0.15809</text:p>
          </table:table-cell>
          <table:table-cell office:value-type="float" office:value="0.163357" calcext:value-type="float">
            <text:p>0.163357</text:p>
          </table:table-cell>
          <table:table-cell table:number-columns-repeated="3"/>
          <table:table-cell office:value-type="float" office:value="0.1584" calcext:value-type="float">
            <text:p>0.1584</text:p>
          </table:table-cell>
          <table:table-cell office:value-type="float" office:value="0.158477" calcext:value-type="float">
            <text:p>0.1584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52" calcext:value-type="float">
            <text:p>0.157652</text:p>
          </table:table-cell>
          <table:table-cell office:value-type="float" office:value="0.156788" calcext:value-type="float">
            <text:p>0.156788</text:p>
          </table:table-cell>
          <table:table-cell office:value-type="float" office:value="0.158101" calcext:value-type="float">
            <text:p>0.158101</text:p>
          </table:table-cell>
          <table:table-cell office:value-type="float" office:value="0.163357" calcext:value-type="float">
            <text:p>0.163357</text:p>
          </table:table-cell>
          <table:table-cell table:number-columns-repeated="3"/>
          <table:table-cell office:value-type="float" office:value="0.158395" calcext:value-type="float">
            <text:p>0.158395</text:p>
          </table:table-cell>
          <table:table-cell office:value-type="float" office:value="0.158471" calcext:value-type="float">
            <text:p>0.1584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51" calcext:value-type="float">
            <text:p>0.157651</text:p>
          </table:table-cell>
          <table:table-cell office:value-type="float" office:value="0.156826" calcext:value-type="float">
            <text:p>0.156826</text:p>
          </table:table-cell>
          <table:table-cell office:value-type="float" office:value="0.158089" calcext:value-type="float">
            <text:p>0.158089</text:p>
          </table:table-cell>
          <table:table-cell office:value-type="float" office:value="0.163356" calcext:value-type="float">
            <text:p>0.163356</text:p>
          </table:table-cell>
          <table:table-cell table:number-columns-repeated="3"/>
          <table:table-cell office:value-type="float" office:value="0.15839" calcext:value-type="float">
            <text:p>0.15839</text:p>
          </table:table-cell>
          <table:table-cell office:value-type="float" office:value="0.158465" calcext:value-type="float">
            <text:p>0.15846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68" calcext:value-type="float">
            <text:p>0.157668</text:p>
          </table:table-cell>
          <table:table-cell office:value-type="float" office:value="0.156789" calcext:value-type="float">
            <text:p>0.156789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163359" calcext:value-type="float">
            <text:p>0.163359</text:p>
          </table:table-cell>
          <table:table-cell table:number-columns-repeated="3"/>
          <table:table-cell office:value-type="float" office:value="0.158385" calcext:value-type="float">
            <text:p>0.158385</text:p>
          </table:table-cell>
          <table:table-cell office:value-type="float" office:value="0.158459" calcext:value-type="float">
            <text:p>0.1584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5" calcext:value-type="float">
            <text:p>0.15765</text:p>
          </table:table-cell>
          <table:table-cell office:value-type="float" office:value="0.156787" calcext:value-type="float">
            <text:p>0.156787</text:p>
          </table:table-cell>
          <table:table-cell office:value-type="float" office:value="0.158095" calcext:value-type="float">
            <text:p>0.158095</text:p>
          </table:table-cell>
          <table:table-cell office:value-type="float" office:value="0.163356" calcext:value-type="float">
            <text:p>0.163356</text:p>
          </table:table-cell>
          <table:table-cell table:number-columns-repeated="3"/>
          <table:table-cell office:value-type="float" office:value="0.15838" calcext:value-type="float">
            <text:p>0.15838</text:p>
          </table:table-cell>
          <table:table-cell office:value-type="float" office:value="0.158454" calcext:value-type="float">
            <text:p>0.15845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5" calcext:value-type="float">
            <text:p>0.15765</text:p>
          </table:table-cell>
          <table:table-cell office:value-type="float" office:value="0.156795" calcext:value-type="float">
            <text:p>0.156795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163353" calcext:value-type="float">
            <text:p>0.163353</text:p>
          </table:table-cell>
          <table:table-cell table:number-columns-repeated="3"/>
          <table:table-cell office:value-type="float" office:value="0.158374" calcext:value-type="float">
            <text:p>0.158374</text:p>
          </table:table-cell>
          <table:table-cell office:value-type="float" office:value="0.158448" calcext:value-type="float">
            <text:p>0.1584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5" calcext:value-type="float">
            <text:p>0.15765</text:p>
          </table:table-cell>
          <table:table-cell office:value-type="float" office:value="0.156781" calcext:value-type="float">
            <text:p>0.156781</text:p>
          </table:table-cell>
          <table:table-cell office:value-type="float" office:value="0.158092" calcext:value-type="float">
            <text:p>0.158092</text:p>
          </table:table-cell>
          <table:table-cell office:value-type="float" office:value="0.16335" calcext:value-type="float">
            <text:p>0.16335</text:p>
          </table:table-cell>
          <table:table-cell table:number-columns-repeated="3"/>
          <table:table-cell office:value-type="float" office:value="0.158369" calcext:value-type="float">
            <text:p>0.158369</text:p>
          </table:table-cell>
          <table:table-cell office:value-type="float" office:value="0.158442" calcext:value-type="float">
            <text:p>0.1584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49" calcext:value-type="float">
            <text:p>0.157649</text:p>
          </table:table-cell>
          <table:table-cell office:value-type="float" office:value="0.15678" calcext:value-type="float">
            <text:p>0.15678</text:p>
          </table:table-cell>
          <table:table-cell office:value-type="float" office:value="0.158093" calcext:value-type="float">
            <text:p>0.158093</text:p>
          </table:table-cell>
          <table:table-cell office:value-type="float" office:value="0.163349" calcext:value-type="float">
            <text:p>0.163349</text:p>
          </table:table-cell>
          <table:table-cell table:number-columns-repeated="3"/>
          <table:table-cell office:value-type="float" office:value="0.158364" calcext:value-type="float">
            <text:p>0.158364</text:p>
          </table:table-cell>
          <table:table-cell office:value-type="float" office:value="0.158437" calcext:value-type="float">
            <text:p>0.15843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43" calcext:value-type="float">
            <text:p>0.157643</text:p>
          </table:table-cell>
          <table:table-cell office:value-type="float" office:value="0.156785" calcext:value-type="float">
            <text:p>0.156785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163348" calcext:value-type="float">
            <text:p>0.163348</text:p>
          </table:table-cell>
          <table:table-cell table:number-columns-repeated="3"/>
          <table:table-cell office:value-type="float" office:value="0.158358" calcext:value-type="float">
            <text:p>0.158358</text:p>
          </table:table-cell>
          <table:table-cell office:value-type="float" office:value="0.158432" calcext:value-type="float">
            <text:p>0.15843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42" calcext:value-type="float">
            <text:p>0.157642</text:p>
          </table:table-cell>
          <table:table-cell office:value-type="float" office:value="0.156778" calcext:value-type="float">
            <text:p>0.156778</text:p>
          </table:table-cell>
          <table:table-cell office:value-type="float" office:value="0.158091" calcext:value-type="float">
            <text:p>0.158091</text:p>
          </table:table-cell>
          <table:table-cell office:value-type="float" office:value="0.163346" calcext:value-type="float">
            <text:p>0.163346</text:p>
          </table:table-cell>
          <table:table-cell table:number-columns-repeated="3"/>
          <table:table-cell office:value-type="float" office:value="0.158353" calcext:value-type="float">
            <text:p>0.158353</text:p>
          </table:table-cell>
          <table:table-cell office:value-type="float" office:value="0.158426" calcext:value-type="float">
            <text:p>0.1584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4" calcext:value-type="float">
            <text:p>0.15764</text:p>
          </table:table-cell>
          <table:table-cell office:value-type="float" office:value="0.156774" calcext:value-type="float">
            <text:p>0.156774</text:p>
          </table:table-cell>
          <table:table-cell office:value-type="float" office:value="0.158085" calcext:value-type="float">
            <text:p>0.158085</text:p>
          </table:table-cell>
          <table:table-cell office:value-type="float" office:value="0.163345" calcext:value-type="float">
            <text:p>0.163345</text:p>
          </table:table-cell>
          <table:table-cell table:number-columns-repeated="3"/>
          <table:table-cell office:value-type="float" office:value="0.158348" calcext:value-type="float">
            <text:p>0.158348</text:p>
          </table:table-cell>
          <table:table-cell office:value-type="float" office:value="0.158421" calcext:value-type="float">
            <text:p>0.1584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42" calcext:value-type="float">
            <text:p>0.157642</text:p>
          </table:table-cell>
          <table:table-cell office:value-type="float" office:value="0.156774" calcext:value-type="float">
            <text:p>0.156774</text:p>
          </table:table-cell>
          <table:table-cell office:value-type="float" office:value="0.15808" calcext:value-type="float">
            <text:p>0.15808</text:p>
          </table:table-cell>
          <table:table-cell office:value-type="float" office:value="0.163347" calcext:value-type="float">
            <text:p>0.163347</text:p>
          </table:table-cell>
          <table:table-cell table:number-columns-repeated="3"/>
          <table:table-cell office:value-type="float" office:value="0.158343" calcext:value-type="float">
            <text:p>0.158343</text:p>
          </table:table-cell>
          <table:table-cell office:value-type="float" office:value="0.158414" calcext:value-type="float">
            <text:p>0.1584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37" calcext:value-type="float">
            <text:p>0.157637</text:p>
          </table:table-cell>
          <table:table-cell office:value-type="float" office:value="0.156782" calcext:value-type="float">
            <text:p>0.156782</text:p>
          </table:table-cell>
          <table:table-cell office:value-type="float" office:value="0.158081" calcext:value-type="float">
            <text:p>0.158081</text:p>
          </table:table-cell>
          <table:table-cell office:value-type="float" office:value="0.163343" calcext:value-type="float">
            <text:p>0.163343</text:p>
          </table:table-cell>
          <table:table-cell table:number-columns-repeated="3"/>
          <table:table-cell office:value-type="float" office:value="0.158338" calcext:value-type="float">
            <text:p>0.158338</text:p>
          </table:table-cell>
          <table:table-cell office:value-type="float" office:value="0.158409" calcext:value-type="float">
            <text:p>0.15840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46" calcext:value-type="float">
            <text:p>0.157646</text:p>
          </table:table-cell>
          <table:table-cell office:value-type="float" office:value="0.156772" calcext:value-type="float">
            <text:p>0.156772</text:p>
          </table:table-cell>
          <table:table-cell office:value-type="float" office:value="0.158082" calcext:value-type="float">
            <text:p>0.158082</text:p>
          </table:table-cell>
          <table:table-cell office:value-type="float" office:value="0.163341" calcext:value-type="float">
            <text:p>0.163341</text:p>
          </table:table-cell>
          <table:table-cell table:number-columns-repeated="3"/>
          <table:table-cell office:value-type="float" office:value="0.158333" calcext:value-type="float">
            <text:p>0.158333</text:p>
          </table:table-cell>
          <table:table-cell office:value-type="float" office:value="0.158403" calcext:value-type="float">
            <text:p>0.15840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39" calcext:value-type="float">
            <text:p>0.157639</text:p>
          </table:table-cell>
          <table:table-cell office:value-type="float" office:value="0.156778" calcext:value-type="float">
            <text:p>0.156778</text:p>
          </table:table-cell>
          <table:table-cell office:value-type="float" office:value="0.158077" calcext:value-type="float">
            <text:p>0.158077</text:p>
          </table:table-cell>
          <table:table-cell office:value-type="float" office:value="0.16334" calcext:value-type="float">
            <text:p>0.16334</text:p>
          </table:table-cell>
          <table:table-cell table:number-columns-repeated="3"/>
          <table:table-cell office:value-type="float" office:value="0.158328" calcext:value-type="float">
            <text:p>0.158328</text:p>
          </table:table-cell>
          <table:table-cell office:value-type="float" office:value="0.158397" calcext:value-type="float">
            <text:p>0.1583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34" calcext:value-type="float">
            <text:p>0.157634</text:p>
          </table:table-cell>
          <table:table-cell office:value-type="float" office:value="0.156784" calcext:value-type="float">
            <text:p>0.156784</text:p>
          </table:table-cell>
          <table:table-cell office:value-type="float" office:value="0.158076" calcext:value-type="float">
            <text:p>0.158076</text:p>
          </table:table-cell>
          <table:table-cell office:value-type="float" office:value="0.163339" calcext:value-type="float">
            <text:p>0.163339</text:p>
          </table:table-cell>
          <table:table-cell table:number-columns-repeated="3"/>
          <table:table-cell office:value-type="float" office:value="0.158322" calcext:value-type="float">
            <text:p>0.158322</text:p>
          </table:table-cell>
          <table:table-cell office:value-type="float" office:value="0.158392" calcext:value-type="float">
            <text:p>0.1583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68" calcext:value-type="float">
            <text:p>0.157668</text:p>
          </table:table-cell>
          <table:table-cell office:value-type="float" office:value="0.156772" calcext:value-type="float">
            <text:p>0.156772</text:p>
          </table:table-cell>
          <table:table-cell office:value-type="float" office:value="0.158075" calcext:value-type="float">
            <text:p>0.158075</text:p>
          </table:table-cell>
          <table:table-cell office:value-type="float" office:value="0.163337" calcext:value-type="float">
            <text:p>0.163337</text:p>
          </table:table-cell>
          <table:table-cell table:number-columns-repeated="3"/>
          <table:table-cell office:value-type="float" office:value="0.158317" calcext:value-type="float">
            <text:p>0.158317</text:p>
          </table:table-cell>
          <table:table-cell office:value-type="float" office:value="0.158387" calcext:value-type="float">
            <text:p>0.1583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34" calcext:value-type="float">
            <text:p>0.157634</text:p>
          </table:table-cell>
          <table:table-cell office:value-type="float" office:value="0.156785" calcext:value-type="float">
            <text:p>0.156785</text:p>
          </table:table-cell>
          <table:table-cell office:value-type="float" office:value="0.158077" calcext:value-type="float">
            <text:p>0.158077</text:p>
          </table:table-cell>
          <table:table-cell office:value-type="float" office:value="0.163338" calcext:value-type="float">
            <text:p>0.163338</text:p>
          </table:table-cell>
          <table:table-cell table:number-columns-repeated="3"/>
          <table:table-cell office:value-type="float" office:value="0.158312" calcext:value-type="float">
            <text:p>0.158312</text:p>
          </table:table-cell>
          <table:table-cell office:value-type="float" office:value="0.158381" calcext:value-type="float">
            <text:p>0.1583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3" calcext:value-type="float">
            <text:p>0.15763</text:p>
          </table:table-cell>
          <table:table-cell office:value-type="float" office:value="0.156799" calcext:value-type="float">
            <text:p>0.156799</text:p>
          </table:table-cell>
          <table:table-cell office:value-type="float" office:value="0.15808" calcext:value-type="float">
            <text:p>0.15808</text:p>
          </table:table-cell>
          <table:table-cell office:value-type="float" office:value="0.163335" calcext:value-type="float">
            <text:p>0.163335</text:p>
          </table:table-cell>
          <table:table-cell table:number-columns-repeated="3"/>
          <table:table-cell office:value-type="float" office:value="0.158307" calcext:value-type="float">
            <text:p>0.158307</text:p>
          </table:table-cell>
          <table:table-cell office:value-type="float" office:value="0.158376" calcext:value-type="float">
            <text:p>0.15837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28" calcext:value-type="float">
            <text:p>0.157628</text:p>
          </table:table-cell>
          <table:table-cell office:value-type="float" office:value="0.156774" calcext:value-type="float">
            <text:p>0.156774</text:p>
          </table:table-cell>
          <table:table-cell office:value-type="float" office:value="0.158077" calcext:value-type="float">
            <text:p>0.158077</text:p>
          </table:table-cell>
          <table:table-cell office:value-type="float" office:value="0.163335" calcext:value-type="float">
            <text:p>0.163335</text:p>
          </table:table-cell>
          <table:table-cell table:number-columns-repeated="3"/>
          <table:table-cell office:value-type="float" office:value="0.158302" calcext:value-type="float">
            <text:p>0.158302</text:p>
          </table:table-cell>
          <table:table-cell office:value-type="float" office:value="0.158371" calcext:value-type="float">
            <text:p>0.1583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28" calcext:value-type="float">
            <text:p>0.157628</text:p>
          </table:table-cell>
          <table:table-cell office:value-type="float" office:value="0.156769" calcext:value-type="float">
            <text:p>0.156769</text:p>
          </table:table-cell>
          <table:table-cell office:value-type="float" office:value="0.158072" calcext:value-type="float">
            <text:p>0.158072</text:p>
          </table:table-cell>
          <table:table-cell office:value-type="float" office:value="0.163333" calcext:value-type="float">
            <text:p>0.163333</text:p>
          </table:table-cell>
          <table:table-cell table:number-columns-repeated="3"/>
          <table:table-cell office:value-type="float" office:value="0.158296" calcext:value-type="float">
            <text:p>0.158296</text:p>
          </table:table-cell>
          <table:table-cell office:value-type="float" office:value="0.158366" calcext:value-type="float">
            <text:p>0.15836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27" calcext:value-type="float">
            <text:p>0.157627</text:p>
          </table:table-cell>
          <table:table-cell office:value-type="float" office:value="0.156767" calcext:value-type="float">
            <text:p>0.156767</text:p>
          </table:table-cell>
          <table:table-cell office:value-type="float" office:value="0.15807" calcext:value-type="float">
            <text:p>0.15807</text:p>
          </table:table-cell>
          <table:table-cell office:value-type="float" office:value="0.163333" calcext:value-type="float">
            <text:p>0.163333</text:p>
          </table:table-cell>
          <table:table-cell table:number-columns-repeated="3"/>
          <table:table-cell office:value-type="float" office:value="0.158291" calcext:value-type="float">
            <text:p>0.158291</text:p>
          </table:table-cell>
          <table:table-cell office:value-type="float" office:value="0.15836" calcext:value-type="float">
            <text:p>0.158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37" calcext:value-type="float">
            <text:p>0.157637</text:p>
          </table:table-cell>
          <table:table-cell office:value-type="float" office:value="0.156768" calcext:value-type="float">
            <text:p>0.156768</text:p>
          </table:table-cell>
          <table:table-cell office:value-type="float" office:value="0.158075" calcext:value-type="float">
            <text:p>0.158075</text:p>
          </table:table-cell>
          <table:table-cell office:value-type="float" office:value="0.16333" calcext:value-type="float">
            <text:p>0.16333</text:p>
          </table:table-cell>
          <table:table-cell table:number-columns-repeated="3"/>
          <table:table-cell office:value-type="float" office:value="0.158286" calcext:value-type="float">
            <text:p>0.158286</text:p>
          </table:table-cell>
          <table:table-cell office:value-type="float" office:value="0.158355" calcext:value-type="float">
            <text:p>0.1583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32" calcext:value-type="float">
            <text:p>0.157632</text:p>
          </table:table-cell>
          <table:table-cell office:value-type="float" office:value="0.156769" calcext:value-type="float">
            <text:p>0.156769</text:p>
          </table:table-cell>
          <table:table-cell office:value-type="float" office:value="0.158071" calcext:value-type="float">
            <text:p>0.158071</text:p>
          </table:table-cell>
          <table:table-cell office:value-type="float" office:value="0.163333" calcext:value-type="float">
            <text:p>0.163333</text:p>
          </table:table-cell>
          <table:table-cell table:number-columns-repeated="3"/>
          <table:table-cell office:value-type="float" office:value="0.158281" calcext:value-type="float">
            <text:p>0.158281</text:p>
          </table:table-cell>
          <table:table-cell office:value-type="float" office:value="0.15835" calcext:value-type="float">
            <text:p>0.1583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29" calcext:value-type="float">
            <text:p>0.157629</text:p>
          </table:table-cell>
          <table:table-cell office:value-type="float" office:value="0.156761" calcext:value-type="float">
            <text:p>0.156761</text:p>
          </table:table-cell>
          <table:table-cell office:value-type="float" office:value="0.158071" calcext:value-type="float">
            <text:p>0.158071</text:p>
          </table:table-cell>
          <table:table-cell office:value-type="float" office:value="0.163331" calcext:value-type="float">
            <text:p>0.163331</text:p>
          </table:table-cell>
          <table:table-cell table:number-columns-repeated="3"/>
          <table:table-cell office:value-type="float" office:value="0.158276" calcext:value-type="float">
            <text:p>0.158276</text:p>
          </table:table-cell>
          <table:table-cell office:value-type="float" office:value="0.158345" calcext:value-type="float">
            <text:p>0.1583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23" calcext:value-type="float">
            <text:p>0.157623</text:p>
          </table:table-cell>
          <table:table-cell office:value-type="float" office:value="0.156768" calcext:value-type="float">
            <text:p>0.156768</text:p>
          </table:table-cell>
          <table:table-cell office:value-type="float" office:value="0.158114" calcext:value-type="float">
            <text:p>0.158114</text:p>
          </table:table-cell>
          <table:table-cell office:value-type="float" office:value="0.163328" calcext:value-type="float">
            <text:p>0.163328</text:p>
          </table:table-cell>
          <table:table-cell table:number-columns-repeated="3"/>
          <table:table-cell office:value-type="float" office:value="0.158271" calcext:value-type="float">
            <text:p>0.158271</text:p>
          </table:table-cell>
          <table:table-cell office:value-type="float" office:value="0.158339" calcext:value-type="float">
            <text:p>0.1583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22" calcext:value-type="float">
            <text:p>0.157622</text:p>
          </table:table-cell>
          <table:table-cell office:value-type="float" office:value="0.156764" calcext:value-type="float">
            <text:p>0.156764</text:p>
          </table:table-cell>
          <table:table-cell office:value-type="float" office:value="0.158074" calcext:value-type="float">
            <text:p>0.158074</text:p>
          </table:table-cell>
          <table:table-cell office:value-type="float" office:value="0.163326" calcext:value-type="float">
            <text:p>0.163326</text:p>
          </table:table-cell>
          <table:table-cell table:number-columns-repeated="3"/>
          <table:table-cell office:value-type="float" office:value="0.158266" calcext:value-type="float">
            <text:p>0.158266</text:p>
          </table:table-cell>
          <table:table-cell office:value-type="float" office:value="0.158335" calcext:value-type="float">
            <text:p>0.15833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26" calcext:value-type="float">
            <text:p>0.157626</text:p>
          </table:table-cell>
          <table:table-cell office:value-type="float" office:value="0.156759" calcext:value-type="float">
            <text:p>0.156759</text:p>
          </table:table-cell>
          <table:table-cell office:value-type="float" office:value="0.15807" calcext:value-type="float">
            <text:p>0.15807</text:p>
          </table:table-cell>
          <table:table-cell office:value-type="float" office:value="0.163325" calcext:value-type="float">
            <text:p>0.163325</text:p>
          </table:table-cell>
          <table:table-cell table:number-columns-repeated="3"/>
          <table:table-cell office:value-type="float" office:value="0.158261" calcext:value-type="float">
            <text:p>0.158261</text:p>
          </table:table-cell>
          <table:table-cell office:value-type="float" office:value="0.158329" calcext:value-type="float">
            <text:p>0.15832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19" calcext:value-type="float">
            <text:p>0.157619</text:p>
          </table:table-cell>
          <table:table-cell office:value-type="float" office:value="0.156759" calcext:value-type="float">
            <text:p>0.156759</text:p>
          </table:table-cell>
          <table:table-cell office:value-type="float" office:value="0.158064" calcext:value-type="float">
            <text:p>0.158064</text:p>
          </table:table-cell>
          <table:table-cell office:value-type="float" office:value="0.163324" calcext:value-type="float">
            <text:p>0.163324</text:p>
          </table:table-cell>
          <table:table-cell table:number-columns-repeated="3"/>
          <table:table-cell office:value-type="float" office:value="0.158256" calcext:value-type="float">
            <text:p>0.158256</text:p>
          </table:table-cell>
          <table:table-cell office:value-type="float" office:value="0.158324" calcext:value-type="float">
            <text:p>0.15832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22" calcext:value-type="float">
            <text:p>0.157622</text:p>
          </table:table-cell>
          <table:table-cell office:value-type="float" office:value="0.156758" calcext:value-type="float">
            <text:p>0.156758</text:p>
          </table:table-cell>
          <table:table-cell office:value-type="float" office:value="0.158064" calcext:value-type="float">
            <text:p>0.158064</text:p>
          </table:table-cell>
          <table:table-cell office:value-type="float" office:value="0.163326" calcext:value-type="float">
            <text:p>0.163326</text:p>
          </table:table-cell>
          <table:table-cell table:number-columns-repeated="3"/>
          <table:table-cell office:value-type="float" office:value="0.158251" calcext:value-type="float">
            <text:p>0.158251</text:p>
          </table:table-cell>
          <table:table-cell office:value-type="float" office:value="0.158319" calcext:value-type="float">
            <text:p>0.1583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16" calcext:value-type="float">
            <text:p>0.157616</text:p>
          </table:table-cell>
          <table:table-cell office:value-type="float" office:value="0.156759" calcext:value-type="float">
            <text:p>0.156759</text:p>
          </table:table-cell>
          <table:table-cell office:value-type="float" office:value="0.15807" calcext:value-type="float">
            <text:p>0.15807</text:p>
          </table:table-cell>
          <table:table-cell office:value-type="float" office:value="0.163323" calcext:value-type="float">
            <text:p>0.163323</text:p>
          </table:table-cell>
          <table:table-cell table:number-columns-repeated="3"/>
          <table:table-cell office:value-type="float" office:value="0.158245" calcext:value-type="float">
            <text:p>0.158245</text:p>
          </table:table-cell>
          <table:table-cell office:value-type="float" office:value="0.158314" calcext:value-type="float">
            <text:p>0.1583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17" calcext:value-type="float">
            <text:p>0.157617</text:p>
          </table:table-cell>
          <table:table-cell office:value-type="float" office:value="0.156758" calcext:value-type="float">
            <text:p>0.156758</text:p>
          </table:table-cell>
          <table:table-cell office:value-type="float" office:value="0.158064" calcext:value-type="float">
            <text:p>0.158064</text:p>
          </table:table-cell>
          <table:table-cell office:value-type="float" office:value="0.163321" calcext:value-type="float">
            <text:p>0.163321</text:p>
          </table:table-cell>
          <table:table-cell table:number-columns-repeated="3"/>
          <table:table-cell office:value-type="float" office:value="0.158241" calcext:value-type="float">
            <text:p>0.158241</text:p>
          </table:table-cell>
          <table:table-cell office:value-type="float" office:value="0.15831" calcext:value-type="float">
            <text:p>0.158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15" calcext:value-type="float">
            <text:p>0.157615</text:p>
          </table:table-cell>
          <table:table-cell office:value-type="float" office:value="0.156757" calcext:value-type="float">
            <text:p>0.156757</text:p>
          </table:table-cell>
          <table:table-cell office:value-type="float" office:value="0.158061" calcext:value-type="float">
            <text:p>0.158061</text:p>
          </table:table-cell>
          <table:table-cell office:value-type="float" office:value="0.163321" calcext:value-type="float">
            <text:p>0.163321</text:p>
          </table:table-cell>
          <table:table-cell table:number-columns-repeated="3"/>
          <table:table-cell office:value-type="float" office:value="0.158236" calcext:value-type="float">
            <text:p>0.158236</text:p>
          </table:table-cell>
          <table:table-cell office:value-type="float" office:value="0.158306" calcext:value-type="float">
            <text:p>0.1583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15" calcext:value-type="float">
            <text:p>0.157615</text:p>
          </table:table-cell>
          <table:table-cell office:value-type="float" office:value="0.156784" calcext:value-type="float">
            <text:p>0.156784</text:p>
          </table:table-cell>
          <table:table-cell office:value-type="float" office:value="0.158062" calcext:value-type="float">
            <text:p>0.158062</text:p>
          </table:table-cell>
          <table:table-cell office:value-type="float" office:value="0.163319" calcext:value-type="float">
            <text:p>0.163319</text:p>
          </table:table-cell>
          <table:table-cell table:number-columns-repeated="3"/>
          <table:table-cell office:value-type="float" office:value="0.158231" calcext:value-type="float">
            <text:p>0.158231</text:p>
          </table:table-cell>
          <table:table-cell office:value-type="float" office:value="0.158301" calcext:value-type="float">
            <text:p>0.1583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9" calcext:value-type="float">
            <text:p>0.157609</text:p>
          </table:table-cell>
          <table:table-cell office:value-type="float" office:value="0.156768" calcext:value-type="float">
            <text:p>0.156768</text:p>
          </table:table-cell>
          <table:table-cell office:value-type="float" office:value="0.158059" calcext:value-type="float">
            <text:p>0.158059</text:p>
          </table:table-cell>
          <table:table-cell office:value-type="float" office:value="0.163318" calcext:value-type="float">
            <text:p>0.163318</text:p>
          </table:table-cell>
          <table:table-cell table:number-columns-repeated="3"/>
          <table:table-cell office:value-type="float" office:value="0.158225" calcext:value-type="float">
            <text:p>0.158225</text:p>
          </table:table-cell>
          <table:table-cell office:value-type="float" office:value="0.158296" calcext:value-type="float">
            <text:p>0.15829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9" calcext:value-type="float">
            <text:p>0.157609</text:p>
          </table:table-cell>
          <table:table-cell office:value-type="float" office:value="0.156764" calcext:value-type="float">
            <text:p>0.156764</text:p>
          </table:table-cell>
          <table:table-cell office:value-type="float" office:value="0.158058" calcext:value-type="float">
            <text:p>0.158058</text:p>
          </table:table-cell>
          <table:table-cell office:value-type="float" office:value="0.163316" calcext:value-type="float">
            <text:p>0.163316</text:p>
          </table:table-cell>
          <table:table-cell table:number-columns-repeated="3"/>
          <table:table-cell office:value-type="float" office:value="0.15822" calcext:value-type="float">
            <text:p>0.15822</text:p>
          </table:table-cell>
          <table:table-cell office:value-type="float" office:value="0.158291" calcext:value-type="float">
            <text:p>0.15829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17" calcext:value-type="float">
            <text:p>0.157617</text:p>
          </table:table-cell>
          <table:table-cell office:value-type="float" office:value="0.156758" calcext:value-type="float">
            <text:p>0.156758</text:p>
          </table:table-cell>
          <table:table-cell office:value-type="float" office:value="0.158057" calcext:value-type="float">
            <text:p>0.158057</text:p>
          </table:table-cell>
          <table:table-cell office:value-type="float" office:value="0.163317" calcext:value-type="float">
            <text:p>0.163317</text:p>
          </table:table-cell>
          <table:table-cell table:number-columns-repeated="3"/>
          <table:table-cell office:value-type="float" office:value="0.158215" calcext:value-type="float">
            <text:p>0.158215</text:p>
          </table:table-cell>
          <table:table-cell office:value-type="float" office:value="0.158287" calcext:value-type="float">
            <text:p>0.1582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17" calcext:value-type="float">
            <text:p>0.157617</text:p>
          </table:table-cell>
          <table:table-cell office:value-type="float" office:value="0.156757" calcext:value-type="float">
            <text:p>0.156757</text:p>
          </table:table-cell>
          <table:table-cell office:value-type="float" office:value="0.158059" calcext:value-type="float">
            <text:p>0.158059</text:p>
          </table:table-cell>
          <table:table-cell office:value-type="float" office:value="0.163315" calcext:value-type="float">
            <text:p>0.163315</text:p>
          </table:table-cell>
          <table:table-cell table:number-columns-repeated="3"/>
          <table:table-cell office:value-type="float" office:value="0.15821" calcext:value-type="float">
            <text:p>0.15821</text:p>
          </table:table-cell>
          <table:table-cell office:value-type="float" office:value="0.158282" calcext:value-type="float">
            <text:p>0.1582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16" calcext:value-type="float">
            <text:p>0.157616</text:p>
          </table:table-cell>
          <table:table-cell office:value-type="float" office:value="0.156755" calcext:value-type="float">
            <text:p>0.156755</text:p>
          </table:table-cell>
          <table:table-cell office:value-type="float" office:value="0.158057" calcext:value-type="float">
            <text:p>0.158057</text:p>
          </table:table-cell>
          <table:table-cell office:value-type="float" office:value="0.163313" calcext:value-type="float">
            <text:p>0.163313</text:p>
          </table:table-cell>
          <table:table-cell table:number-columns-repeated="3"/>
          <table:table-cell office:value-type="float" office:value="0.158205" calcext:value-type="float">
            <text:p>0.158205</text:p>
          </table:table-cell>
          <table:table-cell office:value-type="float" office:value="0.158277" calcext:value-type="float">
            <text:p>0.1582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4" calcext:value-type="float">
            <text:p>0.157604</text:p>
          </table:table-cell>
          <table:table-cell office:value-type="float" office:value="0.156749" calcext:value-type="float">
            <text:p>0.156749</text:p>
          </table:table-cell>
          <table:table-cell office:value-type="float" office:value="0.158056" calcext:value-type="float">
            <text:p>0.158056</text:p>
          </table:table-cell>
          <table:table-cell office:value-type="float" office:value="0.163312" calcext:value-type="float">
            <text:p>0.163312</text:p>
          </table:table-cell>
          <table:table-cell table:number-columns-repeated="3"/>
          <table:table-cell office:value-type="float" office:value="0.1582" calcext:value-type="float">
            <text:p>0.1582</text:p>
          </table:table-cell>
          <table:table-cell office:value-type="float" office:value="0.158272" calcext:value-type="float">
            <text:p>0.1582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4" calcext:value-type="float">
            <text:p>0.157604</text:p>
          </table:table-cell>
          <table:table-cell office:value-type="float" office:value="0.156749" calcext:value-type="float">
            <text:p>0.156749</text:p>
          </table:table-cell>
          <table:table-cell office:value-type="float" office:value="0.158055" calcext:value-type="float">
            <text:p>0.158055</text:p>
          </table:table-cell>
          <table:table-cell office:value-type="float" office:value="0.163312" calcext:value-type="float">
            <text:p>0.163312</text:p>
          </table:table-cell>
          <table:table-cell table:number-columns-repeated="3"/>
          <table:table-cell office:value-type="float" office:value="0.158196" calcext:value-type="float">
            <text:p>0.158196</text:p>
          </table:table-cell>
          <table:table-cell office:value-type="float" office:value="0.158267" calcext:value-type="float">
            <text:p>0.1582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5" calcext:value-type="float">
            <text:p>0.157605</text:p>
          </table:table-cell>
          <table:table-cell office:value-type="float" office:value="0.156752" calcext:value-type="float">
            <text:p>0.156752</text:p>
          </table:table-cell>
          <table:table-cell office:value-type="float" office:value="0.158056" calcext:value-type="float">
            <text:p>0.158056</text:p>
          </table:table-cell>
          <table:table-cell office:value-type="float" office:value="0.163309" calcext:value-type="float">
            <text:p>0.163309</text:p>
          </table:table-cell>
          <table:table-cell table:number-columns-repeated="3"/>
          <table:table-cell office:value-type="float" office:value="0.158191" calcext:value-type="float">
            <text:p>0.158191</text:p>
          </table:table-cell>
          <table:table-cell office:value-type="float" office:value="0.158263" calcext:value-type="float">
            <text:p>0.15826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4" calcext:value-type="float">
            <text:p>0.157604</text:p>
          </table:table-cell>
          <table:table-cell office:value-type="float" office:value="0.156756" calcext:value-type="float">
            <text:p>0.156756</text:p>
          </table:table-cell>
          <table:table-cell office:value-type="float" office:value="0.158062" calcext:value-type="float">
            <text:p>0.158062</text:p>
          </table:table-cell>
          <table:table-cell office:value-type="float" office:value="0.163308" calcext:value-type="float">
            <text:p>0.163308</text:p>
          </table:table-cell>
          <table:table-cell table:number-columns-repeated="3"/>
          <table:table-cell office:value-type="float" office:value="0.158186" calcext:value-type="float">
            <text:p>0.158186</text:p>
          </table:table-cell>
          <table:table-cell office:value-type="float" office:value="0.158258" calcext:value-type="float">
            <text:p>0.15825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1" calcext:value-type="float">
            <text:p>0.157601</text:p>
          </table:table-cell>
          <table:table-cell office:value-type="float" office:value="0.156753" calcext:value-type="float">
            <text:p>0.156753</text:p>
          </table:table-cell>
          <table:table-cell office:value-type="float" office:value="0.158054" calcext:value-type="float">
            <text:p>0.158054</text:p>
          </table:table-cell>
          <table:table-cell office:value-type="float" office:value="0.163308" calcext:value-type="float">
            <text:p>0.163308</text:p>
          </table:table-cell>
          <table:table-cell table:number-columns-repeated="3"/>
          <table:table-cell office:value-type="float" office:value="0.158181" calcext:value-type="float">
            <text:p>0.158181</text:p>
          </table:table-cell>
          <table:table-cell office:value-type="float" office:value="0.158254" calcext:value-type="float">
            <text:p>0.15825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2" calcext:value-type="float">
            <text:p>0.157602</text:p>
          </table:table-cell>
          <table:table-cell office:value-type="float" office:value="0.156749" calcext:value-type="float">
            <text:p>0.156749</text:p>
          </table:table-cell>
          <table:table-cell office:value-type="float" office:value="0.158059" calcext:value-type="float">
            <text:p>0.158059</text:p>
          </table:table-cell>
          <table:table-cell office:value-type="float" office:value="0.163307" calcext:value-type="float">
            <text:p>0.163307</text:p>
          </table:table-cell>
          <table:table-cell table:number-columns-repeated="3"/>
          <table:table-cell office:value-type="float" office:value="0.158176" calcext:value-type="float">
            <text:p>0.158176</text:p>
          </table:table-cell>
          <table:table-cell office:value-type="float" office:value="0.158249" calcext:value-type="float">
            <text:p>0.1582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" calcext:value-type="float">
            <text:p>0.1576</text:p>
          </table:table-cell>
          <table:table-cell office:value-type="float" office:value="0.156748" calcext:value-type="float">
            <text:p>0.156748</text:p>
          </table:table-cell>
          <table:table-cell office:value-type="float" office:value="0.158062" calcext:value-type="float">
            <text:p>0.158062</text:p>
          </table:table-cell>
          <table:table-cell office:value-type="float" office:value="0.163305" calcext:value-type="float">
            <text:p>0.163305</text:p>
          </table:table-cell>
          <table:table-cell table:number-columns-repeated="3"/>
          <table:table-cell office:value-type="float" office:value="0.158171" calcext:value-type="float">
            <text:p>0.158171</text:p>
          </table:table-cell>
          <table:table-cell office:value-type="float" office:value="0.158244" calcext:value-type="float">
            <text:p>0.15824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9" calcext:value-type="float">
            <text:p>0.157609</text:p>
          </table:table-cell>
          <table:table-cell office:value-type="float" office:value="0.156745" calcext:value-type="float">
            <text:p>0.156745</text:p>
          </table:table-cell>
          <table:table-cell office:value-type="float" office:value="0.158056" calcext:value-type="float">
            <text:p>0.158056</text:p>
          </table:table-cell>
          <table:table-cell office:value-type="float" office:value="0.163304" calcext:value-type="float">
            <text:p>0.163304</text:p>
          </table:table-cell>
          <table:table-cell table:number-columns-repeated="3"/>
          <table:table-cell office:value-type="float" office:value="0.158167" calcext:value-type="float">
            <text:p>0.158167</text:p>
          </table:table-cell>
          <table:table-cell office:value-type="float" office:value="0.158239" calcext:value-type="float">
            <text:p>0.1582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4" calcext:value-type="float">
            <text:p>0.157604</text:p>
          </table:table-cell>
          <table:table-cell office:value-type="float" office:value="0.15676" calcext:value-type="float">
            <text:p>0.15676</text:p>
          </table:table-cell>
          <table:table-cell office:value-type="float" office:value="0.158051" calcext:value-type="float">
            <text:p>0.158051</text:p>
          </table:table-cell>
          <table:table-cell office:value-type="float" office:value="0.163302" calcext:value-type="float">
            <text:p>0.163302</text:p>
          </table:table-cell>
          <table:table-cell table:number-columns-repeated="3"/>
          <table:table-cell office:value-type="float" office:value="0.158162" calcext:value-type="float">
            <text:p>0.158162</text:p>
          </table:table-cell>
          <table:table-cell office:value-type="float" office:value="0.158235" calcext:value-type="float">
            <text:p>0.15823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16" calcext:value-type="float">
            <text:p>0.157616</text:p>
          </table:table-cell>
          <table:table-cell office:value-type="float" office:value="0.156745" calcext:value-type="float">
            <text:p>0.156745</text:p>
          </table:table-cell>
          <table:table-cell office:value-type="float" office:value="0.15805" calcext:value-type="float">
            <text:p>0.15805</text:p>
          </table:table-cell>
          <table:table-cell office:value-type="float" office:value="0.163301" calcext:value-type="float">
            <text:p>0.163301</text:p>
          </table:table-cell>
          <table:table-cell table:number-columns-repeated="3"/>
          <table:table-cell office:value-type="float" office:value="0.158156" calcext:value-type="float">
            <text:p>0.158156</text:p>
          </table:table-cell>
          <table:table-cell office:value-type="float" office:value="0.15823" calcext:value-type="float">
            <text:p>0.1582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15" calcext:value-type="float">
            <text:p>0.157615</text:p>
          </table:table-cell>
          <table:table-cell office:value-type="float" office:value="0.156742" calcext:value-type="float">
            <text:p>0.156742</text:p>
          </table:table-cell>
          <table:table-cell office:value-type="float" office:value="0.158056" calcext:value-type="float">
            <text:p>0.158056</text:p>
          </table:table-cell>
          <table:table-cell office:value-type="float" office:value="0.163301" calcext:value-type="float">
            <text:p>0.163301</text:p>
          </table:table-cell>
          <table:table-cell table:number-columns-repeated="3"/>
          <table:table-cell office:value-type="float" office:value="0.158152" calcext:value-type="float">
            <text:p>0.158152</text:p>
          </table:table-cell>
          <table:table-cell office:value-type="float" office:value="0.158226" calcext:value-type="float">
            <text:p>0.1582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5" calcext:value-type="float">
            <text:p>0.157605</text:p>
          </table:table-cell>
          <table:table-cell office:value-type="float" office:value="0.156744" calcext:value-type="float">
            <text:p>0.156744</text:p>
          </table:table-cell>
          <table:table-cell office:value-type="float" office:value="0.158053" calcext:value-type="float">
            <text:p>0.158053</text:p>
          </table:table-cell>
          <table:table-cell office:value-type="float" office:value="0.1633" calcext:value-type="float">
            <text:p>0.1633</text:p>
          </table:table-cell>
          <table:table-cell table:number-columns-repeated="3"/>
          <table:table-cell office:value-type="float" office:value="0.158147" calcext:value-type="float">
            <text:p>0.158147</text:p>
          </table:table-cell>
          <table:table-cell office:value-type="float" office:value="0.158221" calcext:value-type="float">
            <text:p>0.1582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" calcext:value-type="float">
            <text:p>0.1576</text:p>
          </table:table-cell>
          <table:table-cell office:value-type="float" office:value="0.156755" calcext:value-type="float">
            <text:p>0.156755</text:p>
          </table:table-cell>
          <table:table-cell office:value-type="float" office:value="0.158058" calcext:value-type="float">
            <text:p>0.158058</text:p>
          </table:table-cell>
          <table:table-cell office:value-type="float" office:value="0.163299" calcext:value-type="float">
            <text:p>0.163299</text:p>
          </table:table-cell>
          <table:table-cell table:number-columns-repeated="3"/>
          <table:table-cell office:value-type="float" office:value="0.158143" calcext:value-type="float">
            <text:p>0.158143</text:p>
          </table:table-cell>
          <table:table-cell office:value-type="float" office:value="0.158216" calcext:value-type="float">
            <text:p>0.1582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94" calcext:value-type="float">
            <text:p>0.157594</text:p>
          </table:table-cell>
          <table:table-cell office:value-type="float" office:value="0.156748" calcext:value-type="float">
            <text:p>0.156748</text:p>
          </table:table-cell>
          <table:table-cell office:value-type="float" office:value="0.158051" calcext:value-type="float">
            <text:p>0.158051</text:p>
          </table:table-cell>
          <table:table-cell office:value-type="float" office:value="0.163299" calcext:value-type="float">
            <text:p>0.163299</text:p>
          </table:table-cell>
          <table:table-cell table:number-columns-repeated="3"/>
          <table:table-cell office:value-type="float" office:value="0.158138" calcext:value-type="float">
            <text:p>0.158138</text:p>
          </table:table-cell>
          <table:table-cell office:value-type="float" office:value="0.158212" calcext:value-type="float">
            <text:p>0.1582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605" calcext:value-type="float">
            <text:p>0.157605</text:p>
          </table:table-cell>
          <table:table-cell office:value-type="float" office:value="0.156739" calcext:value-type="float">
            <text:p>0.156739</text:p>
          </table:table-cell>
          <table:table-cell office:value-type="float" office:value="0.158049" calcext:value-type="float">
            <text:p>0.158049</text:p>
          </table:table-cell>
          <table:table-cell office:value-type="float" office:value="0.163298" calcext:value-type="float">
            <text:p>0.163298</text:p>
          </table:table-cell>
          <table:table-cell table:number-columns-repeated="3"/>
          <table:table-cell office:value-type="float" office:value="0.158133" calcext:value-type="float">
            <text:p>0.158133</text:p>
          </table:table-cell>
          <table:table-cell office:value-type="float" office:value="0.158207" calcext:value-type="float">
            <text:p>0.15820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8" calcext:value-type="float">
            <text:p>0.157588</text:p>
          </table:table-cell>
          <table:table-cell office:value-type="float" office:value="0.156743" calcext:value-type="float">
            <text:p>0.156743</text:p>
          </table:table-cell>
          <table:table-cell office:value-type="float" office:value="0.158046" calcext:value-type="float">
            <text:p>0.158046</text:p>
          </table:table-cell>
          <table:table-cell office:value-type="float" office:value="0.163296" calcext:value-type="float">
            <text:p>0.163296</text:p>
          </table:table-cell>
          <table:table-cell table:number-columns-repeated="3"/>
          <table:table-cell office:value-type="float" office:value="0.158128" calcext:value-type="float">
            <text:p>0.158128</text:p>
          </table:table-cell>
          <table:table-cell office:value-type="float" office:value="0.158203" calcext:value-type="float">
            <text:p>0.15820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6" calcext:value-type="float">
            <text:p>0.157586</text:p>
          </table:table-cell>
          <table:table-cell office:value-type="float" office:value="0.156746" calcext:value-type="float">
            <text:p>0.156746</text:p>
          </table:table-cell>
          <table:table-cell office:value-type="float" office:value="0.158044" calcext:value-type="float">
            <text:p>0.158044</text:p>
          </table:table-cell>
          <table:table-cell office:value-type="float" office:value="0.163296" calcext:value-type="float">
            <text:p>0.163296</text:p>
          </table:table-cell>
          <table:table-cell table:number-columns-repeated="3"/>
          <table:table-cell office:value-type="float" office:value="0.158123" calcext:value-type="float">
            <text:p>0.158123</text:p>
          </table:table-cell>
          <table:table-cell office:value-type="float" office:value="0.158199" calcext:value-type="float">
            <text:p>0.15819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9" calcext:value-type="float">
            <text:p>0.157589</text:p>
          </table:table-cell>
          <table:table-cell office:value-type="float" office:value="0.156735" calcext:value-type="float">
            <text:p>0.156735</text:p>
          </table:table-cell>
          <table:table-cell office:value-type="float" office:value="0.158044" calcext:value-type="float">
            <text:p>0.158044</text:p>
          </table:table-cell>
          <table:table-cell office:value-type="float" office:value="0.163293" calcext:value-type="float">
            <text:p>0.163293</text:p>
          </table:table-cell>
          <table:table-cell table:number-columns-repeated="3"/>
          <table:table-cell office:value-type="float" office:value="0.158118" calcext:value-type="float">
            <text:p>0.158118</text:p>
          </table:table-cell>
          <table:table-cell office:value-type="float" office:value="0.158195" calcext:value-type="float">
            <text:p>0.15819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9" calcext:value-type="float">
            <text:p>0.157589</text:p>
          </table:table-cell>
          <table:table-cell office:value-type="float" office:value="0.156752" calcext:value-type="float">
            <text:p>0.156752</text:p>
          </table:table-cell>
          <table:table-cell office:value-type="float" office:value="0.158052" calcext:value-type="float">
            <text:p>0.158052</text:p>
          </table:table-cell>
          <table:table-cell office:value-type="float" office:value="0.163292" calcext:value-type="float">
            <text:p>0.163292</text:p>
          </table:table-cell>
          <table:table-cell table:number-columns-repeated="3"/>
          <table:table-cell office:value-type="float" office:value="0.158114" calcext:value-type="float">
            <text:p>0.158114</text:p>
          </table:table-cell>
          <table:table-cell office:value-type="float" office:value="0.15819" calcext:value-type="float">
            <text:p>0.158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4" calcext:value-type="float">
            <text:p>0.157584</text:p>
          </table:table-cell>
          <table:table-cell office:value-type="float" office:value="0.156739" calcext:value-type="float">
            <text:p>0.156739</text:p>
          </table:table-cell>
          <table:table-cell office:value-type="float" office:value="0.158045" calcext:value-type="float">
            <text:p>0.158045</text:p>
          </table:table-cell>
          <table:table-cell office:value-type="float" office:value="0.163292" calcext:value-type="float">
            <text:p>0.163292</text:p>
          </table:table-cell>
          <table:table-cell table:number-columns-repeated="3"/>
          <table:table-cell office:value-type="float" office:value="0.158109" calcext:value-type="float">
            <text:p>0.158109</text:p>
          </table:table-cell>
          <table:table-cell office:value-type="float" office:value="0.158186" calcext:value-type="float">
            <text:p>0.15818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4" calcext:value-type="float">
            <text:p>0.157584</text:p>
          </table:table-cell>
          <table:table-cell office:value-type="float" office:value="0.156737" calcext:value-type="float">
            <text:p>0.156737</text:p>
          </table:table-cell>
          <table:table-cell office:value-type="float" office:value="0.158044" calcext:value-type="float">
            <text:p>0.158044</text:p>
          </table:table-cell>
          <table:table-cell office:value-type="float" office:value="0.163291" calcext:value-type="float">
            <text:p>0.163291</text:p>
          </table:table-cell>
          <table:table-cell table:number-columns-repeated="3"/>
          <table:table-cell office:value-type="float" office:value="0.158104" calcext:value-type="float">
            <text:p>0.158104</text:p>
          </table:table-cell>
          <table:table-cell office:value-type="float" office:value="0.158181" calcext:value-type="float">
            <text:p>0.1581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2" calcext:value-type="float">
            <text:p>0.157582</text:p>
          </table:table-cell>
          <table:table-cell office:value-type="float" office:value="0.156733" calcext:value-type="float">
            <text:p>0.156733</text:p>
          </table:table-cell>
          <table:table-cell office:value-type="float" office:value="0.15804" calcext:value-type="float">
            <text:p>0.15804</text:p>
          </table:table-cell>
          <table:table-cell office:value-type="float" office:value="0.163291" calcext:value-type="float">
            <text:p>0.163291</text:p>
          </table:table-cell>
          <table:table-cell table:number-columns-repeated="3"/>
          <table:table-cell office:value-type="float" office:value="0.158099" calcext:value-type="float">
            <text:p>0.158099</text:p>
          </table:table-cell>
          <table:table-cell office:value-type="float" office:value="0.158177" calcext:value-type="float">
            <text:p>0.1581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93" calcext:value-type="float">
            <text:p>0.157593</text:p>
          </table:table-cell>
          <table:table-cell office:value-type="float" office:value="0.156729" calcext:value-type="float">
            <text:p>0.156729</text:p>
          </table:table-cell>
          <table:table-cell office:value-type="float" office:value="0.158038" calcext:value-type="float">
            <text:p>0.158038</text:p>
          </table:table-cell>
          <table:table-cell office:value-type="float" office:value="0.163289" calcext:value-type="float">
            <text:p>0.163289</text:p>
          </table:table-cell>
          <table:table-cell table:number-columns-repeated="3"/>
          <table:table-cell office:value-type="float" office:value="0.158095" calcext:value-type="float">
            <text:p>0.158095</text:p>
          </table:table-cell>
          <table:table-cell office:value-type="float" office:value="0.158172" calcext:value-type="float">
            <text:p>0.1581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5" calcext:value-type="float">
            <text:p>0.157585</text:p>
          </table:table-cell>
          <table:table-cell office:value-type="float" office:value="0.156761" calcext:value-type="float">
            <text:p>0.156761</text:p>
          </table:table-cell>
          <table:table-cell office:value-type="float" office:value="0.158038" calcext:value-type="float">
            <text:p>0.158038</text:p>
          </table:table-cell>
          <table:table-cell office:value-type="float" office:value="0.163289" calcext:value-type="float">
            <text:p>0.163289</text:p>
          </table:table-cell>
          <table:table-cell table:number-columns-repeated="3"/>
          <table:table-cell office:value-type="float" office:value="0.15809" calcext:value-type="float">
            <text:p>0.15809</text:p>
          </table:table-cell>
          <table:table-cell office:value-type="float" office:value="0.158168" calcext:value-type="float">
            <text:p>0.1581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2" calcext:value-type="float">
            <text:p>0.157582</text:p>
          </table:table-cell>
          <table:table-cell office:value-type="float" office:value="0.156729" calcext:value-type="float">
            <text:p>0.156729</text:p>
          </table:table-cell>
          <table:table-cell office:value-type="float" office:value="0.158037" calcext:value-type="float">
            <text:p>0.158037</text:p>
          </table:table-cell>
          <table:table-cell office:value-type="float" office:value="0.163291" calcext:value-type="float">
            <text:p>0.163291</text:p>
          </table:table-cell>
          <table:table-cell table:number-columns-repeated="3"/>
          <table:table-cell office:value-type="float" office:value="0.158085" calcext:value-type="float">
            <text:p>0.158085</text:p>
          </table:table-cell>
          <table:table-cell office:value-type="float" office:value="0.158163" calcext:value-type="float">
            <text:p>0.15816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3" calcext:value-type="float">
            <text:p>0.157583</text:p>
          </table:table-cell>
          <table:table-cell office:value-type="float" office:value="0.156728" calcext:value-type="float">
            <text:p>0.156728</text:p>
          </table:table-cell>
          <table:table-cell office:value-type="float" office:value="0.158036" calcext:value-type="float">
            <text:p>0.158036</text:p>
          </table:table-cell>
          <table:table-cell office:value-type="float" office:value="0.163287" calcext:value-type="float">
            <text:p>0.163287</text:p>
          </table:table-cell>
          <table:table-cell table:number-columns-repeated="3"/>
          <table:table-cell office:value-type="float" office:value="0.15808" calcext:value-type="float">
            <text:p>0.15808</text:p>
          </table:table-cell>
          <table:table-cell office:value-type="float" office:value="0.158159" calcext:value-type="float">
            <text:p>0.1581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" calcext:value-type="float">
            <text:p>0.15758</text:p>
          </table:table-cell>
          <table:table-cell office:value-type="float" office:value="0.156726" calcext:value-type="float">
            <text:p>0.156726</text:p>
          </table:table-cell>
          <table:table-cell office:value-type="float" office:value="0.158038" calcext:value-type="float">
            <text:p>0.158038</text:p>
          </table:table-cell>
          <table:table-cell office:value-type="float" office:value="0.163285" calcext:value-type="float">
            <text:p>0.163285</text:p>
          </table:table-cell>
          <table:table-cell table:number-columns-repeated="3"/>
          <table:table-cell office:value-type="float" office:value="0.158075" calcext:value-type="float">
            <text:p>0.158075</text:p>
          </table:table-cell>
          <table:table-cell office:value-type="float" office:value="0.158155" calcext:value-type="float">
            <text:p>0.1581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76" calcext:value-type="float">
            <text:p>0.157576</text:p>
          </table:table-cell>
          <table:table-cell office:value-type="float" office:value="0.156729" calcext:value-type="float">
            <text:p>0.156729</text:p>
          </table:table-cell>
          <table:table-cell office:value-type="float" office:value="0.158034" calcext:value-type="float">
            <text:p>0.158034</text:p>
          </table:table-cell>
          <table:table-cell office:value-type="float" office:value="0.163284" calcext:value-type="float">
            <text:p>0.163284</text:p>
          </table:table-cell>
          <table:table-cell table:number-columns-repeated="3"/>
          <table:table-cell office:value-type="float" office:value="0.15807" calcext:value-type="float">
            <text:p>0.15807</text:p>
          </table:table-cell>
          <table:table-cell office:value-type="float" office:value="0.158151" calcext:value-type="float">
            <text:p>0.1581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73" calcext:value-type="float">
            <text:p>0.157573</text:p>
          </table:table-cell>
          <table:table-cell office:value-type="float" office:value="0.156726" calcext:value-type="float">
            <text:p>0.156726</text:p>
          </table:table-cell>
          <table:table-cell office:value-type="float" office:value="0.158038" calcext:value-type="float">
            <text:p>0.158038</text:p>
          </table:table-cell>
          <table:table-cell office:value-type="float" office:value="0.163282" calcext:value-type="float">
            <text:p>0.163282</text:p>
          </table:table-cell>
          <table:table-cell table:number-columns-repeated="3"/>
          <table:table-cell office:value-type="float" office:value="0.158065" calcext:value-type="float">
            <text:p>0.158065</text:p>
          </table:table-cell>
          <table:table-cell office:value-type="float" office:value="0.158146" calcext:value-type="float">
            <text:p>0.1581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79" calcext:value-type="float">
            <text:p>0.157579</text:p>
          </table:table-cell>
          <table:table-cell office:value-type="float" office:value="0.156733" calcext:value-type="float">
            <text:p>0.156733</text:p>
          </table:table-cell>
          <table:table-cell office:value-type="float" office:value="0.158034" calcext:value-type="float">
            <text:p>0.158034</text:p>
          </table:table-cell>
          <table:table-cell office:value-type="float" office:value="0.163281" calcext:value-type="float">
            <text:p>0.163281</text:p>
          </table:table-cell>
          <table:table-cell table:number-columns-repeated="3"/>
          <table:table-cell office:value-type="float" office:value="0.15806" calcext:value-type="float">
            <text:p>0.15806</text:p>
          </table:table-cell>
          <table:table-cell office:value-type="float" office:value="0.158142" calcext:value-type="float">
            <text:p>0.1581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81" calcext:value-type="float">
            <text:p>0.157581</text:p>
          </table:table-cell>
          <table:table-cell office:value-type="float" office:value="0.156723" calcext:value-type="float">
            <text:p>0.156723</text:p>
          </table:table-cell>
          <table:table-cell office:value-type="float" office:value="0.158034" calcext:value-type="float">
            <text:p>0.158034</text:p>
          </table:table-cell>
          <table:table-cell office:value-type="float" office:value="0.16328" calcext:value-type="float">
            <text:p>0.16328</text:p>
          </table:table-cell>
          <table:table-cell table:number-columns-repeated="3"/>
          <table:table-cell office:value-type="float" office:value="0.158056" calcext:value-type="float">
            <text:p>0.158056</text:p>
          </table:table-cell>
          <table:table-cell office:value-type="float" office:value="0.158138" calcext:value-type="float">
            <text:p>0.15813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9" calcext:value-type="float">
            <text:p>0.157569</text:p>
          </table:table-cell>
          <table:table-cell office:value-type="float" office:value="0.156726" calcext:value-type="float">
            <text:p>0.156726</text:p>
          </table:table-cell>
          <table:table-cell office:value-type="float" office:value="0.158031" calcext:value-type="float">
            <text:p>0.158031</text:p>
          </table:table-cell>
          <table:table-cell office:value-type="float" office:value="0.163279" calcext:value-type="float">
            <text:p>0.163279</text:p>
          </table:table-cell>
          <table:table-cell table:number-columns-repeated="3"/>
          <table:table-cell office:value-type="float" office:value="0.158051" calcext:value-type="float">
            <text:p>0.158051</text:p>
          </table:table-cell>
          <table:table-cell office:value-type="float" office:value="0.158133" calcext:value-type="float">
            <text:p>0.1581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76" calcext:value-type="float">
            <text:p>0.157576</text:p>
          </table:table-cell>
          <table:table-cell office:value-type="float" office:value="0.156726" calcext:value-type="float">
            <text:p>0.156726</text:p>
          </table:table-cell>
          <table:table-cell office:value-type="float" office:value="0.158037" calcext:value-type="float">
            <text:p>0.158037</text:p>
          </table:table-cell>
          <table:table-cell office:value-type="float" office:value="0.16328" calcext:value-type="float">
            <text:p>0.16328</text:p>
          </table:table-cell>
          <table:table-cell table:number-columns-repeated="3"/>
          <table:table-cell office:value-type="float" office:value="0.158047" calcext:value-type="float">
            <text:p>0.158047</text:p>
          </table:table-cell>
          <table:table-cell office:value-type="float" office:value="0.158129" calcext:value-type="float">
            <text:p>0.15812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8" calcext:value-type="float">
            <text:p>0.157568</text:p>
          </table:table-cell>
          <table:table-cell office:value-type="float" office:value="0.156724" calcext:value-type="float">
            <text:p>0.156724</text:p>
          </table:table-cell>
          <table:table-cell office:value-type="float" office:value="0.158032" calcext:value-type="float">
            <text:p>0.158032</text:p>
          </table:table-cell>
          <table:table-cell office:value-type="float" office:value="0.163278" calcext:value-type="float">
            <text:p>0.163278</text:p>
          </table:table-cell>
          <table:table-cell table:number-columns-repeated="3"/>
          <table:table-cell office:value-type="float" office:value="0.158042" calcext:value-type="float">
            <text:p>0.158042</text:p>
          </table:table-cell>
          <table:table-cell office:value-type="float" office:value="0.158125" calcext:value-type="float">
            <text:p>0.15812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7" calcext:value-type="float">
            <text:p>0.157567</text:p>
          </table:table-cell>
          <table:table-cell office:value-type="float" office:value="0.156724" calcext:value-type="float">
            <text:p>0.156724</text:p>
          </table:table-cell>
          <table:table-cell office:value-type="float" office:value="0.15803" calcext:value-type="float">
            <text:p>0.15803</text:p>
          </table:table-cell>
          <table:table-cell office:value-type="float" office:value="0.163276" calcext:value-type="float">
            <text:p>0.163276</text:p>
          </table:table-cell>
          <table:table-cell table:number-columns-repeated="3"/>
          <table:table-cell office:value-type="float" office:value="0.158038" calcext:value-type="float">
            <text:p>0.158038</text:p>
          </table:table-cell>
          <table:table-cell office:value-type="float" office:value="0.158121" calcext:value-type="float">
            <text:p>0.1581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7" calcext:value-type="float">
            <text:p>0.157567</text:p>
          </table:table-cell>
          <table:table-cell office:value-type="float" office:value="0.156735" calcext:value-type="float">
            <text:p>0.156735</text:p>
          </table:table-cell>
          <table:table-cell office:value-type="float" office:value="0.15803" calcext:value-type="float">
            <text:p>0.15803</text:p>
          </table:table-cell>
          <table:table-cell office:value-type="float" office:value="0.163274" calcext:value-type="float">
            <text:p>0.163274</text:p>
          </table:table-cell>
          <table:table-cell table:number-columns-repeated="3"/>
          <table:table-cell office:value-type="float" office:value="0.158033" calcext:value-type="float">
            <text:p>0.158033</text:p>
          </table:table-cell>
          <table:table-cell office:value-type="float" office:value="0.158117" calcext:value-type="float">
            <text:p>0.1581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8" calcext:value-type="float">
            <text:p>0.157568</text:p>
          </table:table-cell>
          <table:table-cell office:value-type="float" office:value="0.156724" calcext:value-type="float">
            <text:p>0.156724</text:p>
          </table:table-cell>
          <table:table-cell office:value-type="float" office:value="0.158031" calcext:value-type="float">
            <text:p>0.158031</text:p>
          </table:table-cell>
          <table:table-cell office:value-type="float" office:value="0.163273" calcext:value-type="float">
            <text:p>0.163273</text:p>
          </table:table-cell>
          <table:table-cell table:number-columns-repeated="3"/>
          <table:table-cell office:value-type="float" office:value="0.158029" calcext:value-type="float">
            <text:p>0.158029</text:p>
          </table:table-cell>
          <table:table-cell office:value-type="float" office:value="0.158113" calcext:value-type="float">
            <text:p>0.15811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7" calcext:value-type="float">
            <text:p>0.157567</text:p>
          </table:table-cell>
          <table:table-cell office:value-type="float" office:value="0.156721" calcext:value-type="float">
            <text:p>0.156721</text:p>
          </table:table-cell>
          <table:table-cell office:value-type="float" office:value="0.158029" calcext:value-type="float">
            <text:p>0.158029</text:p>
          </table:table-cell>
          <table:table-cell office:value-type="float" office:value="0.163273" calcext:value-type="float">
            <text:p>0.163273</text:p>
          </table:table-cell>
          <table:table-cell table:number-columns-repeated="3"/>
          <table:table-cell office:value-type="float" office:value="0.158024" calcext:value-type="float">
            <text:p>0.158024</text:p>
          </table:table-cell>
          <table:table-cell office:value-type="float" office:value="0.158109" calcext:value-type="float">
            <text:p>0.15810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4" calcext:value-type="float">
            <text:p>0.157564</text:p>
          </table:table-cell>
          <table:table-cell office:value-type="float" office:value="0.156727" calcext:value-type="float">
            <text:p>0.156727</text:p>
          </table:table-cell>
          <table:table-cell office:value-type="float" office:value="0.158027" calcext:value-type="float">
            <text:p>0.158027</text:p>
          </table:table-cell>
          <table:table-cell office:value-type="float" office:value="0.163272" calcext:value-type="float">
            <text:p>0.163272</text:p>
          </table:table-cell>
          <table:table-cell table:number-columns-repeated="3"/>
          <table:table-cell office:value-type="float" office:value="0.15802" calcext:value-type="float">
            <text:p>0.15802</text:p>
          </table:table-cell>
          <table:table-cell office:value-type="float" office:value="0.158105" calcext:value-type="float">
            <text:p>0.1581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4" calcext:value-type="float">
            <text:p>0.157564</text:p>
          </table:table-cell>
          <table:table-cell office:value-type="float" office:value="0.156718" calcext:value-type="float">
            <text:p>0.156718</text:p>
          </table:table-cell>
          <table:table-cell office:value-type="float" office:value="0.158024" calcext:value-type="float">
            <text:p>0.158024</text:p>
          </table:table-cell>
          <table:table-cell office:value-type="float" office:value="0.16327" calcext:value-type="float">
            <text:p>0.16327</text:p>
          </table:table-cell>
          <table:table-cell table:number-columns-repeated="3"/>
          <table:table-cell office:value-type="float" office:value="0.158015" calcext:value-type="float">
            <text:p>0.158015</text:p>
          </table:table-cell>
          <table:table-cell office:value-type="float" office:value="0.1581" calcext:value-type="float">
            <text:p>0.15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4" calcext:value-type="float">
            <text:p>0.157564</text:p>
          </table:table-cell>
          <table:table-cell office:value-type="float" office:value="0.156728" calcext:value-type="float">
            <text:p>0.156728</text:p>
          </table:table-cell>
          <table:table-cell office:value-type="float" office:value="0.158026" calcext:value-type="float">
            <text:p>0.158026</text:p>
          </table:table-cell>
          <table:table-cell office:value-type="float" office:value="0.163269" calcext:value-type="float">
            <text:p>0.163269</text:p>
          </table:table-cell>
          <table:table-cell table:number-columns-repeated="3"/>
          <table:table-cell office:value-type="float" office:value="0.158011" calcext:value-type="float">
            <text:p>0.158011</text:p>
          </table:table-cell>
          <table:table-cell office:value-type="float" office:value="0.158096" calcext:value-type="float">
            <text:p>0.15809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2" calcext:value-type="float">
            <text:p>0.157562</text:p>
          </table:table-cell>
          <table:table-cell office:value-type="float" office:value="0.156722" calcext:value-type="float">
            <text:p>0.156722</text:p>
          </table:table-cell>
          <table:table-cell office:value-type="float" office:value="0.158022" calcext:value-type="float">
            <text:p>0.158022</text:p>
          </table:table-cell>
          <table:table-cell office:value-type="float" office:value="0.163269" calcext:value-type="float">
            <text:p>0.163269</text:p>
          </table:table-cell>
          <table:table-cell table:number-columns-repeated="3"/>
          <table:table-cell office:value-type="float" office:value="0.158006" calcext:value-type="float">
            <text:p>0.158006</text:p>
          </table:table-cell>
          <table:table-cell office:value-type="float" office:value="0.158091" calcext:value-type="float">
            <text:p>0.15809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2" calcext:value-type="float">
            <text:p>0.157562</text:p>
          </table:table-cell>
          <table:table-cell office:value-type="float" office:value="0.156716" calcext:value-type="float">
            <text:p>0.156716</text:p>
          </table:table-cell>
          <table:table-cell office:value-type="float" office:value="0.158022" calcext:value-type="float">
            <text:p>0.158022</text:p>
          </table:table-cell>
          <table:table-cell office:value-type="float" office:value="0.163269" calcext:value-type="float">
            <text:p>0.163269</text:p>
          </table:table-cell>
          <table:table-cell table:number-columns-repeated="3"/>
          <table:table-cell office:value-type="float" office:value="0.158001" calcext:value-type="float">
            <text:p>0.158001</text:p>
          </table:table-cell>
          <table:table-cell office:value-type="float" office:value="0.158087" calcext:value-type="float">
            <text:p>0.1580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9" calcext:value-type="float">
            <text:p>0.157569</text:p>
          </table:table-cell>
          <table:table-cell office:value-type="float" office:value="0.15672" calcext:value-type="float">
            <text:p>0.15672</text:p>
          </table:table-cell>
          <table:table-cell office:value-type="float" office:value="0.158027" calcext:value-type="float">
            <text:p>0.158027</text:p>
          </table:table-cell>
          <table:table-cell office:value-type="float" office:value="0.163268" calcext:value-type="float">
            <text:p>0.163268</text:p>
          </table:table-cell>
          <table:table-cell table:number-columns-repeated="3"/>
          <table:table-cell office:value-type="float" office:value="0.157997" calcext:value-type="float">
            <text:p>0.157997</text:p>
          </table:table-cell>
          <table:table-cell office:value-type="float" office:value="0.158083" calcext:value-type="float">
            <text:p>0.15808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1" calcext:value-type="float">
            <text:p>0.157561</text:p>
          </table:table-cell>
          <table:table-cell office:value-type="float" office:value="0.156712" calcext:value-type="float">
            <text:p>0.156712</text:p>
          </table:table-cell>
          <table:table-cell office:value-type="float" office:value="0.158019" calcext:value-type="float">
            <text:p>0.158019</text:p>
          </table:table-cell>
          <table:table-cell office:value-type="float" office:value="0.163267" calcext:value-type="float">
            <text:p>0.163267</text:p>
          </table:table-cell>
          <table:table-cell table:number-columns-repeated="3"/>
          <table:table-cell office:value-type="float" office:value="0.157992" calcext:value-type="float">
            <text:p>0.157992</text:p>
          </table:table-cell>
          <table:table-cell office:value-type="float" office:value="0.158078" calcext:value-type="float">
            <text:p>0.15807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55" calcext:value-type="float">
            <text:p>0.157555</text:p>
          </table:table-cell>
          <table:table-cell office:value-type="float" office:value="0.156735" calcext:value-type="float">
            <text:p>0.156735</text:p>
          </table:table-cell>
          <table:table-cell office:value-type="float" office:value="0.158021" calcext:value-type="float">
            <text:p>0.158021</text:p>
          </table:table-cell>
          <table:table-cell office:value-type="float" office:value="0.163265" calcext:value-type="float">
            <text:p>0.163265</text:p>
          </table:table-cell>
          <table:table-cell table:number-columns-repeated="3"/>
          <table:table-cell office:value-type="float" office:value="0.157987" calcext:value-type="float">
            <text:p>0.157987</text:p>
          </table:table-cell>
          <table:table-cell office:value-type="float" office:value="0.158074" calcext:value-type="float">
            <text:p>0.1580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55" calcext:value-type="float">
            <text:p>0.157555</text:p>
          </table:table-cell>
          <table:table-cell office:value-type="float" office:value="0.156711" calcext:value-type="float">
            <text:p>0.156711</text:p>
          </table:table-cell>
          <table:table-cell office:value-type="float" office:value="0.158025" calcext:value-type="float">
            <text:p>0.158025</text:p>
          </table:table-cell>
          <table:table-cell office:value-type="float" office:value="0.163264" calcext:value-type="float">
            <text:p>0.163264</text:p>
          </table:table-cell>
          <table:table-cell table:number-columns-repeated="3"/>
          <table:table-cell office:value-type="float" office:value="0.157983" calcext:value-type="float">
            <text:p>0.157983</text:p>
          </table:table-cell>
          <table:table-cell office:value-type="float" office:value="0.15807" calcext:value-type="float">
            <text:p>0.1580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55" calcext:value-type="float">
            <text:p>0.157555</text:p>
          </table:table-cell>
          <table:table-cell office:value-type="float" office:value="0.156711" calcext:value-type="float">
            <text:p>0.156711</text:p>
          </table:table-cell>
          <table:table-cell office:value-type="float" office:value="0.158017" calcext:value-type="float">
            <text:p>0.158017</text:p>
          </table:table-cell>
          <table:table-cell office:value-type="float" office:value="0.163264" calcext:value-type="float">
            <text:p>0.163264</text:p>
          </table:table-cell>
          <table:table-cell table:number-columns-repeated="3"/>
          <table:table-cell office:value-type="float" office:value="0.157978" calcext:value-type="float">
            <text:p>0.157978</text:p>
          </table:table-cell>
          <table:table-cell office:value-type="float" office:value="0.158066" calcext:value-type="float">
            <text:p>0.15806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55" calcext:value-type="float">
            <text:p>0.157555</text:p>
          </table:table-cell>
          <table:table-cell office:value-type="float" office:value="0.15671" calcext:value-type="float">
            <text:p>0.15671</text:p>
          </table:table-cell>
          <table:table-cell office:value-type="float" office:value="0.158022" calcext:value-type="float">
            <text:p>0.158022</text:p>
          </table:table-cell>
          <table:table-cell office:value-type="float" office:value="0.163263" calcext:value-type="float">
            <text:p>0.163263</text:p>
          </table:table-cell>
          <table:table-cell table:number-columns-repeated="3"/>
          <table:table-cell office:value-type="float" office:value="0.157973" calcext:value-type="float">
            <text:p>0.157973</text:p>
          </table:table-cell>
          <table:table-cell office:value-type="float" office:value="0.158062" calcext:value-type="float">
            <text:p>0.1580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56" calcext:value-type="float">
            <text:p>0.157556</text:p>
          </table:table-cell>
          <table:table-cell office:value-type="float" office:value="0.156718" calcext:value-type="float">
            <text:p>0.156718</text:p>
          </table:table-cell>
          <table:table-cell office:value-type="float" office:value="0.158016" calcext:value-type="float">
            <text:p>0.158016</text:p>
          </table:table-cell>
          <table:table-cell office:value-type="float" office:value="0.163261" calcext:value-type="float">
            <text:p>0.163261</text:p>
          </table:table-cell>
          <table:table-cell table:number-columns-repeated="3"/>
          <table:table-cell office:value-type="float" office:value="0.157969" calcext:value-type="float">
            <text:p>0.157969</text:p>
          </table:table-cell>
          <table:table-cell office:value-type="float" office:value="0.158057" calcext:value-type="float">
            <text:p>0.15805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53" calcext:value-type="float">
            <text:p>0.157553</text:p>
          </table:table-cell>
          <table:table-cell office:value-type="float" office:value="0.156712" calcext:value-type="float">
            <text:p>0.156712</text:p>
          </table:table-cell>
          <table:table-cell office:value-type="float" office:value="0.158018" calcext:value-type="float">
            <text:p>0.158018</text:p>
          </table:table-cell>
          <table:table-cell office:value-type="float" office:value="0.163259" calcext:value-type="float">
            <text:p>0.163259</text:p>
          </table:table-cell>
          <table:table-cell table:number-columns-repeated="3"/>
          <table:table-cell office:value-type="float" office:value="0.157964" calcext:value-type="float">
            <text:p>0.157964</text:p>
          </table:table-cell>
          <table:table-cell office:value-type="float" office:value="0.158053" calcext:value-type="float">
            <text:p>0.15805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56" calcext:value-type="float">
            <text:p>0.157556</text:p>
          </table:table-cell>
          <table:table-cell office:value-type="float" office:value="0.156718" calcext:value-type="float">
            <text:p>0.156718</text:p>
          </table:table-cell>
          <table:table-cell office:value-type="float" office:value="0.15802" calcext:value-type="float">
            <text:p>0.15802</text:p>
          </table:table-cell>
          <table:table-cell office:value-type="float" office:value="0.163259" calcext:value-type="float">
            <text:p>0.163259</text:p>
          </table:table-cell>
          <table:table-cell table:number-columns-repeated="3"/>
          <table:table-cell office:value-type="float" office:value="0.157959" calcext:value-type="float">
            <text:p>0.157959</text:p>
          </table:table-cell>
          <table:table-cell office:value-type="float" office:value="0.15805" calcext:value-type="float">
            <text:p>0.158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65" calcext:value-type="float">
            <text:p>0.157565</text:p>
          </table:table-cell>
          <table:table-cell office:value-type="float" office:value="0.156712" calcext:value-type="float">
            <text:p>0.156712</text:p>
          </table:table-cell>
          <table:table-cell office:value-type="float" office:value="0.158017" calcext:value-type="float">
            <text:p>0.158017</text:p>
          </table:table-cell>
          <table:table-cell office:value-type="float" office:value="0.163258" calcext:value-type="float">
            <text:p>0.163258</text:p>
          </table:table-cell>
          <table:table-cell table:number-columns-repeated="3"/>
          <table:table-cell office:value-type="float" office:value="0.157955" calcext:value-type="float">
            <text:p>0.157955</text:p>
          </table:table-cell>
          <table:table-cell office:value-type="float" office:value="0.158045" calcext:value-type="float">
            <text:p>0.1580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52" calcext:value-type="float">
            <text:p>0.157552</text:p>
          </table:table-cell>
          <table:table-cell office:value-type="float" office:value="0.156712" calcext:value-type="float">
            <text:p>0.156712</text:p>
          </table:table-cell>
          <table:table-cell office:value-type="float" office:value="0.158017" calcext:value-type="float">
            <text:p>0.158017</text:p>
          </table:table-cell>
          <table:table-cell office:value-type="float" office:value="0.163256" calcext:value-type="float">
            <text:p>0.163256</text:p>
          </table:table-cell>
          <table:table-cell table:number-columns-repeated="3"/>
          <table:table-cell office:value-type="float" office:value="0.157949" calcext:value-type="float">
            <text:p>0.157949</text:p>
          </table:table-cell>
          <table:table-cell office:value-type="float" office:value="0.158041" calcext:value-type="float">
            <text:p>0.15804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54" calcext:value-type="float">
            <text:p>0.157554</text:p>
          </table:table-cell>
          <table:table-cell office:value-type="float" office:value="0.156704" calcext:value-type="float">
            <text:p>0.156704</text:p>
          </table:table-cell>
          <table:table-cell office:value-type="float" office:value="0.158016" calcext:value-type="float">
            <text:p>0.158016</text:p>
          </table:table-cell>
          <table:table-cell office:value-type="float" office:value="0.163256" calcext:value-type="float">
            <text:p>0.163256</text:p>
          </table:table-cell>
          <table:table-cell table:number-columns-repeated="3"/>
          <table:table-cell office:value-type="float" office:value="0.157945" calcext:value-type="float">
            <text:p>0.157945</text:p>
          </table:table-cell>
          <table:table-cell office:value-type="float" office:value="0.158037" calcext:value-type="float">
            <text:p>0.15803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47" calcext:value-type="float">
            <text:p>0.157547</text:p>
          </table:table-cell>
          <table:table-cell office:value-type="float" office:value="0.156704" calcext:value-type="float">
            <text:p>0.156704</text:p>
          </table:table-cell>
          <table:table-cell office:value-type="float" office:value="0.158018" calcext:value-type="float">
            <text:p>0.158018</text:p>
          </table:table-cell>
          <table:table-cell office:value-type="float" office:value="0.163255" calcext:value-type="float">
            <text:p>0.163255</text:p>
          </table:table-cell>
          <table:table-cell table:number-columns-repeated="3"/>
          <table:table-cell office:value-type="float" office:value="0.15794" calcext:value-type="float">
            <text:p>0.15794</text:p>
          </table:table-cell>
          <table:table-cell office:value-type="float" office:value="0.158033" calcext:value-type="float">
            <text:p>0.1580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48" calcext:value-type="float">
            <text:p>0.157548</text:p>
          </table:table-cell>
          <table:table-cell office:value-type="float" office:value="0.156715" calcext:value-type="float">
            <text:p>0.156715</text:p>
          </table:table-cell>
          <table:table-cell office:value-type="float" office:value="0.158012" calcext:value-type="float">
            <text:p>0.158012</text:p>
          </table:table-cell>
          <table:table-cell office:value-type="float" office:value="0.163254" calcext:value-type="float">
            <text:p>0.163254</text:p>
          </table:table-cell>
          <table:table-cell table:number-columns-repeated="3"/>
          <table:table-cell office:value-type="float" office:value="0.157935" calcext:value-type="float">
            <text:p>0.157935</text:p>
          </table:table-cell>
          <table:table-cell office:value-type="float" office:value="0.158029" calcext:value-type="float">
            <text:p>0.15802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47" calcext:value-type="float">
            <text:p>0.157547</text:p>
          </table:table-cell>
          <table:table-cell office:value-type="float" office:value="0.156706" calcext:value-type="float">
            <text:p>0.156706</text:p>
          </table:table-cell>
          <table:table-cell office:value-type="float" office:value="0.158012" calcext:value-type="float">
            <text:p>0.158012</text:p>
          </table:table-cell>
          <table:table-cell office:value-type="float" office:value="0.163254" calcext:value-type="float">
            <text:p>0.163254</text:p>
          </table:table-cell>
          <table:table-cell table:number-columns-repeated="3"/>
          <table:table-cell office:value-type="float" office:value="0.157931" calcext:value-type="float">
            <text:p>0.157931</text:p>
          </table:table-cell>
          <table:table-cell office:value-type="float" office:value="0.158025" calcext:value-type="float">
            <text:p>0.15802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48" calcext:value-type="float">
            <text:p>0.157548</text:p>
          </table:table-cell>
          <table:table-cell office:value-type="float" office:value="0.156712" calcext:value-type="float">
            <text:p>0.156712</text:p>
          </table:table-cell>
          <table:table-cell office:value-type="float" office:value="0.158013" calcext:value-type="float">
            <text:p>0.158013</text:p>
          </table:table-cell>
          <table:table-cell office:value-type="float" office:value="0.163253" calcext:value-type="float">
            <text:p>0.163253</text:p>
          </table:table-cell>
          <table:table-cell table:number-columns-repeated="3"/>
          <table:table-cell office:value-type="float" office:value="0.157927" calcext:value-type="float">
            <text:p>0.157927</text:p>
          </table:table-cell>
          <table:table-cell office:value-type="float" office:value="0.158021" calcext:value-type="float">
            <text:p>0.1580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44" calcext:value-type="float">
            <text:p>0.157544</text:p>
          </table:table-cell>
          <table:table-cell office:value-type="float" office:value="0.156714" calcext:value-type="float">
            <text:p>0.156714</text:p>
          </table:table-cell>
          <table:table-cell office:value-type="float" office:value="0.158008" calcext:value-type="float">
            <text:p>0.158008</text:p>
          </table:table-cell>
          <table:table-cell office:value-type="float" office:value="0.163254" calcext:value-type="float">
            <text:p>0.163254</text:p>
          </table:table-cell>
          <table:table-cell table:number-columns-repeated="3"/>
          <table:table-cell office:value-type="float" office:value="0.157922" calcext:value-type="float">
            <text:p>0.157922</text:p>
          </table:table-cell>
          <table:table-cell office:value-type="float" office:value="0.158017" calcext:value-type="float">
            <text:p>0.1580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43" calcext:value-type="float">
            <text:p>0.157543</text:p>
          </table:table-cell>
          <table:table-cell office:value-type="float" office:value="0.156709" calcext:value-type="float">
            <text:p>0.156709</text:p>
          </table:table-cell>
          <table:table-cell office:value-type="float" office:value="0.15801" calcext:value-type="float">
            <text:p>0.15801</text:p>
          </table:table-cell>
          <table:table-cell office:value-type="float" office:value="0.163251" calcext:value-type="float">
            <text:p>0.163251</text:p>
          </table:table-cell>
          <table:table-cell table:number-columns-repeated="3"/>
          <table:table-cell office:value-type="float" office:value="0.157918" calcext:value-type="float">
            <text:p>0.157918</text:p>
          </table:table-cell>
          <table:table-cell office:value-type="float" office:value="0.158012" calcext:value-type="float">
            <text:p>0.1580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44" calcext:value-type="float">
            <text:p>0.157544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15801" calcext:value-type="float">
            <text:p>0.15801</text:p>
          </table:table-cell>
          <table:table-cell office:value-type="float" office:value="0.16325" calcext:value-type="float">
            <text:p>0.16325</text:p>
          </table:table-cell>
          <table:table-cell table:number-columns-repeated="3"/>
          <table:table-cell office:value-type="float" office:value="0.157913" calcext:value-type="float">
            <text:p>0.157913</text:p>
          </table:table-cell>
          <table:table-cell office:value-type="float" office:value="0.158009" calcext:value-type="float">
            <text:p>0.15800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38" calcext:value-type="float">
            <text:p>0.157538</text:p>
          </table:table-cell>
          <table:table-cell office:value-type="float" office:value="0.156698" calcext:value-type="float">
            <text:p>0.156698</text:p>
          </table:table-cell>
          <table:table-cell office:value-type="float" office:value="0.158006" calcext:value-type="float">
            <text:p>0.158006</text:p>
          </table:table-cell>
          <table:table-cell office:value-type="float" office:value="0.163249" calcext:value-type="float">
            <text:p>0.163249</text:p>
          </table:table-cell>
          <table:table-cell table:number-columns-repeated="3"/>
          <table:table-cell office:value-type="float" office:value="0.157909" calcext:value-type="float">
            <text:p>0.157909</text:p>
          </table:table-cell>
          <table:table-cell office:value-type="float" office:value="0.158004" calcext:value-type="float">
            <text:p>0.15800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4" calcext:value-type="float">
            <text:p>0.15754</text:p>
          </table:table-cell>
          <table:table-cell office:value-type="float" office:value="0.156697" calcext:value-type="float">
            <text:p>0.156697</text:p>
          </table:table-cell>
          <table:table-cell office:value-type="float" office:value="0.158016" calcext:value-type="float">
            <text:p>0.158016</text:p>
          </table:table-cell>
          <table:table-cell office:value-type="float" office:value="0.163251" calcext:value-type="float">
            <text:p>0.163251</text:p>
          </table:table-cell>
          <table:table-cell table:number-columns-repeated="3"/>
          <table:table-cell office:value-type="float" office:value="0.157904" calcext:value-type="float">
            <text:p>0.157904</text:p>
          </table:table-cell>
          <table:table-cell office:value-type="float" office:value="0.158" calcext:value-type="float">
            <text:p>0.15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38" calcext:value-type="float">
            <text:p>0.157538</text:p>
          </table:table-cell>
          <table:table-cell office:value-type="float" office:value="0.156697" calcext:value-type="float">
            <text:p>0.156697</text:p>
          </table:table-cell>
          <table:table-cell office:value-type="float" office:value="0.158008" calcext:value-type="float">
            <text:p>0.158008</text:p>
          </table:table-cell>
          <table:table-cell office:value-type="float" office:value="0.163247" calcext:value-type="float">
            <text:p>0.163247</text:p>
          </table:table-cell>
          <table:table-cell table:number-columns-repeated="3"/>
          <table:table-cell office:value-type="float" office:value="0.1579" calcext:value-type="float">
            <text:p>0.1579</text:p>
          </table:table-cell>
          <table:table-cell office:value-type="float" office:value="0.157996" calcext:value-type="float">
            <text:p>0.15799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38" calcext:value-type="float">
            <text:p>0.157538</text:p>
          </table:table-cell>
          <table:table-cell office:value-type="float" office:value="0.156699" calcext:value-type="float">
            <text:p>0.156699</text:p>
          </table:table-cell>
          <table:table-cell office:value-type="float" office:value="0.158007" calcext:value-type="float">
            <text:p>0.158007</text:p>
          </table:table-cell>
          <table:table-cell office:value-type="float" office:value="0.163246" calcext:value-type="float">
            <text:p>0.163246</text:p>
          </table:table-cell>
          <table:table-cell table:number-columns-repeated="3"/>
          <table:table-cell office:value-type="float" office:value="0.157895" calcext:value-type="float">
            <text:p>0.157895</text:p>
          </table:table-cell>
          <table:table-cell office:value-type="float" office:value="0.157992" calcext:value-type="float">
            <text:p>0.1579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35" calcext:value-type="float">
            <text:p>0.157535</text:p>
          </table:table-cell>
          <table:table-cell office:value-type="float" office:value="0.156697" calcext:value-type="float">
            <text:p>0.156697</text:p>
          </table:table-cell>
          <table:table-cell office:value-type="float" office:value="0.158005" calcext:value-type="float">
            <text:p>0.158005</text:p>
          </table:table-cell>
          <table:table-cell office:value-type="float" office:value="0.163245" calcext:value-type="float">
            <text:p>0.163245</text:p>
          </table:table-cell>
          <table:table-cell table:number-columns-repeated="3"/>
          <table:table-cell office:value-type="float" office:value="0.15789" calcext:value-type="float">
            <text:p>0.15789</text:p>
          </table:table-cell>
          <table:table-cell office:value-type="float" office:value="0.157989" calcext:value-type="float">
            <text:p>0.1579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39" calcext:value-type="float">
            <text:p>0.157539</text:p>
          </table:table-cell>
          <table:table-cell office:value-type="float" office:value="0.156694" calcext:value-type="float">
            <text:p>0.156694</text:p>
          </table:table-cell>
          <table:table-cell office:value-type="float" office:value="0.158006" calcext:value-type="float">
            <text:p>0.158006</text:p>
          </table:table-cell>
          <table:table-cell office:value-type="float" office:value="0.163244" calcext:value-type="float">
            <text:p>0.163244</text:p>
          </table:table-cell>
          <table:table-cell table:number-columns-repeated="3"/>
          <table:table-cell office:value-type="float" office:value="0.157886" calcext:value-type="float">
            <text:p>0.157886</text:p>
          </table:table-cell>
          <table:table-cell office:value-type="float" office:value="0.157985" calcext:value-type="float">
            <text:p>0.15798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35" calcext:value-type="float">
            <text:p>0.157535</text:p>
          </table:table-cell>
          <table:table-cell office:value-type="float" office:value="0.156693" calcext:value-type="float">
            <text:p>0.156693</text:p>
          </table:table-cell>
          <table:table-cell office:value-type="float" office:value="0.158017" calcext:value-type="float">
            <text:p>0.158017</text:p>
          </table:table-cell>
          <table:table-cell office:value-type="float" office:value="0.163244" calcext:value-type="float">
            <text:p>0.163244</text:p>
          </table:table-cell>
          <table:table-cell table:number-columns-repeated="3"/>
          <table:table-cell office:value-type="float" office:value="0.157882" calcext:value-type="float">
            <text:p>0.157882</text:p>
          </table:table-cell>
          <table:table-cell office:value-type="float" office:value="0.15798" calcext:value-type="float">
            <text:p>0.1579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32" calcext:value-type="float">
            <text:p>0.157532</text:p>
          </table:table-cell>
          <table:table-cell office:value-type="float" office:value="0.156698" calcext:value-type="float">
            <text:p>0.156698</text:p>
          </table:table-cell>
          <table:table-cell office:value-type="float" office:value="0.158005" calcext:value-type="float">
            <text:p>0.158005</text:p>
          </table:table-cell>
          <table:table-cell office:value-type="float" office:value="0.163242" calcext:value-type="float">
            <text:p>0.163242</text:p>
          </table:table-cell>
          <table:table-cell table:number-columns-repeated="3"/>
          <table:table-cell office:value-type="float" office:value="0.157877" calcext:value-type="float">
            <text:p>0.157877</text:p>
          </table:table-cell>
          <table:table-cell office:value-type="float" office:value="0.157977" calcext:value-type="float">
            <text:p>0.1579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3" calcext:value-type="float">
            <text:p>0.15753</text:p>
          </table:table-cell>
          <table:table-cell office:value-type="float" office:value="0.156699" calcext:value-type="float">
            <text:p>0.156699</text:p>
          </table:table-cell>
          <table:table-cell office:value-type="float" office:value="0.158003" calcext:value-type="float">
            <text:p>0.158003</text:p>
          </table:table-cell>
          <table:table-cell office:value-type="float" office:value="0.163242" calcext:value-type="float">
            <text:p>0.163242</text:p>
          </table:table-cell>
          <table:table-cell table:number-columns-repeated="3"/>
          <table:table-cell office:value-type="float" office:value="0.157872" calcext:value-type="float">
            <text:p>0.157872</text:p>
          </table:table-cell>
          <table:table-cell office:value-type="float" office:value="0.157972" calcext:value-type="float">
            <text:p>0.1579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34" calcext:value-type="float">
            <text:p>0.157534</text:p>
          </table:table-cell>
          <table:table-cell office:value-type="float" office:value="0.156701" calcext:value-type="float">
            <text:p>0.15670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3241" calcext:value-type="float">
            <text:p>0.163241</text:p>
          </table:table-cell>
          <table:table-cell table:number-columns-repeated="3"/>
          <table:table-cell office:value-type="float" office:value="0.157868" calcext:value-type="float">
            <text:p>0.157868</text:p>
          </table:table-cell>
          <table:table-cell office:value-type="float" office:value="0.157969" calcext:value-type="float">
            <text:p>0.15796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32" calcext:value-type="float">
            <text:p>0.157532</text:p>
          </table:table-cell>
          <table:table-cell office:value-type="float" office:value="0.156697" calcext:value-type="float">
            <text:p>0.156697</text:p>
          </table:table-cell>
          <table:table-cell office:value-type="float" office:value="0.158001" calcext:value-type="float">
            <text:p>0.158001</text:p>
          </table:table-cell>
          <table:table-cell office:value-type="float" office:value="0.16324" calcext:value-type="float">
            <text:p>0.16324</text:p>
          </table:table-cell>
          <table:table-cell table:number-columns-repeated="3"/>
          <table:table-cell office:value-type="float" office:value="0.157864" calcext:value-type="float">
            <text:p>0.157864</text:p>
          </table:table-cell>
          <table:table-cell office:value-type="float" office:value="0.157964" calcext:value-type="float">
            <text:p>0.1579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27" calcext:value-type="float">
            <text:p>0.157527</text:p>
          </table:table-cell>
          <table:table-cell office:value-type="float" office:value="0.156698" calcext:value-type="float">
            <text:p>0.156698</text:p>
          </table:table-cell>
          <table:table-cell office:value-type="float" office:value="0.158007" calcext:value-type="float">
            <text:p>0.158007</text:p>
          </table:table-cell>
          <table:table-cell office:value-type="float" office:value="0.163239" calcext:value-type="float">
            <text:p>0.163239</text:p>
          </table:table-cell>
          <table:table-cell table:number-columns-repeated="3"/>
          <table:table-cell office:value-type="float" office:value="0.157859" calcext:value-type="float">
            <text:p>0.157859</text:p>
          </table:table-cell>
          <table:table-cell office:value-type="float" office:value="0.15796" calcext:value-type="float">
            <text:p>0.1579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26" calcext:value-type="float">
            <text:p>0.157526</text:p>
          </table:table-cell>
          <table:table-cell office:value-type="float" office:value="0.156697" calcext:value-type="float">
            <text:p>0.156697</text:p>
          </table:table-cell>
          <table:table-cell office:value-type="float" office:value="0.157999" calcext:value-type="float">
            <text:p>0.157999</text:p>
          </table:table-cell>
          <table:table-cell office:value-type="float" office:value="0.163238" calcext:value-type="float">
            <text:p>0.163238</text:p>
          </table:table-cell>
          <table:table-cell table:number-columns-repeated="3"/>
          <table:table-cell office:value-type="float" office:value="0.157855" calcext:value-type="float">
            <text:p>0.157855</text:p>
          </table:table-cell>
          <table:table-cell office:value-type="float" office:value="0.157956" calcext:value-type="float">
            <text:p>0.15795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24" calcext:value-type="float">
            <text:p>0.157524</text:p>
          </table:table-cell>
          <table:table-cell office:value-type="float" office:value="0.156693" calcext:value-type="float">
            <text:p>0.15669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3237" calcext:value-type="float">
            <text:p>0.163237</text:p>
          </table:table-cell>
          <table:table-cell table:number-columns-repeated="3"/>
          <table:table-cell office:value-type="float" office:value="0.157851" calcext:value-type="float">
            <text:p>0.157851</text:p>
          </table:table-cell>
          <table:table-cell office:value-type="float" office:value="0.157952" calcext:value-type="float">
            <text:p>0.15795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23" calcext:value-type="float">
            <text:p>0.157523</text:p>
          </table:table-cell>
          <table:table-cell office:value-type="float" office:value="0.156693" calcext:value-type="float">
            <text:p>0.156693</text:p>
          </table:table-cell>
          <table:table-cell office:value-type="float" office:value="0.157999" calcext:value-type="float">
            <text:p>0.157999</text:p>
          </table:table-cell>
          <table:table-cell office:value-type="float" office:value="0.163236" calcext:value-type="float">
            <text:p>0.163236</text:p>
          </table:table-cell>
          <table:table-cell table:number-columns-repeated="3"/>
          <table:table-cell office:value-type="float" office:value="0.157846" calcext:value-type="float">
            <text:p>0.157846</text:p>
          </table:table-cell>
          <table:table-cell office:value-type="float" office:value="0.157948" calcext:value-type="float">
            <text:p>0.1579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24" calcext:value-type="float">
            <text:p>0.157524</text:p>
          </table:table-cell>
          <table:table-cell office:value-type="float" office:value="0.156699" calcext:value-type="float">
            <text:p>0.156699</text:p>
          </table:table-cell>
          <table:table-cell office:value-type="float" office:value="0.157996" calcext:value-type="float">
            <text:p>0.157996</text:p>
          </table:table-cell>
          <table:table-cell office:value-type="float" office:value="0.163235" calcext:value-type="float">
            <text:p>0.163235</text:p>
          </table:table-cell>
          <table:table-cell table:number-columns-repeated="3"/>
          <table:table-cell office:value-type="float" office:value="0.157842" calcext:value-type="float">
            <text:p>0.157842</text:p>
          </table:table-cell>
          <table:table-cell office:value-type="float" office:value="0.157944" calcext:value-type="float">
            <text:p>0.15794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22" calcext:value-type="float">
            <text:p>0.157522</text:p>
          </table:table-cell>
          <table:table-cell office:value-type="float" office:value="0.156692" calcext:value-type="float">
            <text:p>0.156692</text:p>
          </table:table-cell>
          <table:table-cell office:value-type="float" office:value="0.157998" calcext:value-type="float">
            <text:p>0.157998</text:p>
          </table:table-cell>
          <table:table-cell office:value-type="float" office:value="0.163234" calcext:value-type="float">
            <text:p>0.163234</text:p>
          </table:table-cell>
          <table:table-cell table:number-columns-repeated="3"/>
          <table:table-cell office:value-type="float" office:value="0.157838" calcext:value-type="float">
            <text:p>0.157838</text:p>
          </table:table-cell>
          <table:table-cell office:value-type="float" office:value="0.15794" calcext:value-type="float">
            <text:p>0.1579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24" calcext:value-type="float">
            <text:p>0.157524</text:p>
          </table:table-cell>
          <table:table-cell office:value-type="float" office:value="0.156695" calcext:value-type="float">
            <text:p>0.156695</text:p>
          </table:table-cell>
          <table:table-cell office:value-type="float" office:value="0.157994" calcext:value-type="float">
            <text:p>0.157994</text:p>
          </table:table-cell>
          <table:table-cell office:value-type="float" office:value="0.163233" calcext:value-type="float">
            <text:p>0.163233</text:p>
          </table:table-cell>
          <table:table-cell table:number-columns-repeated="3"/>
          <table:table-cell office:value-type="float" office:value="0.157833" calcext:value-type="float">
            <text:p>0.157833</text:p>
          </table:table-cell>
          <table:table-cell office:value-type="float" office:value="0.157936" calcext:value-type="float">
            <text:p>0.1579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2" calcext:value-type="float">
            <text:p>0.15752</text:p>
          </table:table-cell>
          <table:table-cell office:value-type="float" office:value="0.156706" calcext:value-type="float">
            <text:p>0.156706</text:p>
          </table:table-cell>
          <table:table-cell office:value-type="float" office:value="0.157994" calcext:value-type="float">
            <text:p>0.157994</text:p>
          </table:table-cell>
          <table:table-cell office:value-type="float" office:value="0.163232" calcext:value-type="float">
            <text:p>0.163232</text:p>
          </table:table-cell>
          <table:table-cell table:number-columns-repeated="3"/>
          <table:table-cell office:value-type="float" office:value="0.157829" calcext:value-type="float">
            <text:p>0.157829</text:p>
          </table:table-cell>
          <table:table-cell office:value-type="float" office:value="0.157933" calcext:value-type="float">
            <text:p>0.1579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26" calcext:value-type="float">
            <text:p>0.157526</text:p>
          </table:table-cell>
          <table:table-cell office:value-type="float" office:value="0.156694" calcext:value-type="float">
            <text:p>0.156694</text:p>
          </table:table-cell>
          <table:table-cell office:value-type="float" office:value="0.157994" calcext:value-type="float">
            <text:p>0.157994</text:p>
          </table:table-cell>
          <table:table-cell office:value-type="float" office:value="0.163231" calcext:value-type="float">
            <text:p>0.163231</text:p>
          </table:table-cell>
          <table:table-cell table:number-columns-repeated="3"/>
          <table:table-cell office:value-type="float" office:value="0.157824" calcext:value-type="float">
            <text:p>0.157824</text:p>
          </table:table-cell>
          <table:table-cell office:value-type="float" office:value="0.157928" calcext:value-type="float">
            <text:p>0.1579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19" calcext:value-type="float">
            <text:p>0.157519</text:p>
          </table:table-cell>
          <table:table-cell office:value-type="float" office:value="0.156692" calcext:value-type="float">
            <text:p>0.156692</text:p>
          </table:table-cell>
          <table:table-cell office:value-type="float" office:value="0.157994" calcext:value-type="float">
            <text:p>0.157994</text:p>
          </table:table-cell>
          <table:table-cell office:value-type="float" office:value="0.163229" calcext:value-type="float">
            <text:p>0.163229</text:p>
          </table:table-cell>
          <table:table-cell table:number-columns-repeated="3"/>
          <table:table-cell office:value-type="float" office:value="0.15782" calcext:value-type="float">
            <text:p>0.15782</text:p>
          </table:table-cell>
          <table:table-cell office:value-type="float" office:value="0.157925" calcext:value-type="float">
            <text:p>0.15792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18" calcext:value-type="float">
            <text:p>0.157518</text:p>
          </table:table-cell>
          <table:table-cell office:value-type="float" office:value="0.156692" calcext:value-type="float">
            <text:p>0.156692</text:p>
          </table:table-cell>
          <table:table-cell office:value-type="float" office:value="0.157997" calcext:value-type="float">
            <text:p>0.157997</text:p>
          </table:table-cell>
          <table:table-cell office:value-type="float" office:value="0.16323" calcext:value-type="float">
            <text:p>0.16323</text:p>
          </table:table-cell>
          <table:table-cell table:number-columns-repeated="3"/>
          <table:table-cell office:value-type="float" office:value="0.157816" calcext:value-type="float">
            <text:p>0.157816</text:p>
          </table:table-cell>
          <table:table-cell office:value-type="float" office:value="0.157921" calcext:value-type="float">
            <text:p>0.1579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13" calcext:value-type="float">
            <text:p>0.157513</text:p>
          </table:table-cell>
          <table:table-cell office:value-type="float" office:value="0.156688" calcext:value-type="float">
            <text:p>0.156688</text:p>
          </table:table-cell>
          <table:table-cell office:value-type="float" office:value="0.157991" calcext:value-type="float">
            <text:p>0.157991</text:p>
          </table:table-cell>
          <table:table-cell office:value-type="float" office:value="0.163227" calcext:value-type="float">
            <text:p>0.163227</text:p>
          </table:table-cell>
          <table:table-cell table:number-columns-repeated="3"/>
          <table:table-cell office:value-type="float" office:value="0.157812" calcext:value-type="float">
            <text:p>0.157812</text:p>
          </table:table-cell>
          <table:table-cell office:value-type="float" office:value="0.157917" calcext:value-type="float">
            <text:p>0.1579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14" calcext:value-type="float">
            <text:p>0.157514</text:p>
          </table:table-cell>
          <table:table-cell office:value-type="float" office:value="0.156683" calcext:value-type="float">
            <text:p>0.156683</text:p>
          </table:table-cell>
          <table:table-cell office:value-type="float" office:value="0.157991" calcext:value-type="float">
            <text:p>0.157991</text:p>
          </table:table-cell>
          <table:table-cell office:value-type="float" office:value="0.163226" calcext:value-type="float">
            <text:p>0.163226</text:p>
          </table:table-cell>
          <table:table-cell table:number-columns-repeated="3"/>
          <table:table-cell office:value-type="float" office:value="0.157807" calcext:value-type="float">
            <text:p>0.157807</text:p>
          </table:table-cell>
          <table:table-cell office:value-type="float" office:value="0.157912" calcext:value-type="float">
            <text:p>0.1579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12" calcext:value-type="float">
            <text:p>0.157512</text:p>
          </table:table-cell>
          <table:table-cell office:value-type="float" office:value="0.156687" calcext:value-type="float">
            <text:p>0.156687</text:p>
          </table:table-cell>
          <table:table-cell office:value-type="float" office:value="0.157994" calcext:value-type="float">
            <text:p>0.157994</text:p>
          </table:table-cell>
          <table:table-cell office:value-type="float" office:value="0.163226" calcext:value-type="float">
            <text:p>0.163226</text:p>
          </table:table-cell>
          <table:table-cell table:number-columns-repeated="3"/>
          <table:table-cell office:value-type="float" office:value="0.157803" calcext:value-type="float">
            <text:p>0.157803</text:p>
          </table:table-cell>
          <table:table-cell office:value-type="float" office:value="0.157908" calcext:value-type="float">
            <text:p>0.1579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13" calcext:value-type="float">
            <text:p>0.157513</text:p>
          </table:table-cell>
          <table:table-cell office:value-type="float" office:value="0.156684" calcext:value-type="float">
            <text:p>0.156684</text:p>
          </table:table-cell>
          <table:table-cell office:value-type="float" office:value="0.15799" calcext:value-type="float">
            <text:p>0.15799</text:p>
          </table:table-cell>
          <table:table-cell office:value-type="float" office:value="0.163225" calcext:value-type="float">
            <text:p>0.163225</text:p>
          </table:table-cell>
          <table:table-cell table:number-columns-repeated="3"/>
          <table:table-cell office:value-type="float" office:value="0.157799" calcext:value-type="float">
            <text:p>0.157799</text:p>
          </table:table-cell>
          <table:table-cell office:value-type="float" office:value="0.157905" calcext:value-type="float">
            <text:p>0.1579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9" calcext:value-type="float">
            <text:p>0.157509</text:p>
          </table:table-cell>
          <table:table-cell office:value-type="float" office:value="0.156688" calcext:value-type="float">
            <text:p>0.156688</text:p>
          </table:table-cell>
          <table:table-cell office:value-type="float" office:value="0.157995" calcext:value-type="float">
            <text:p>0.157995</text:p>
          </table:table-cell>
          <table:table-cell office:value-type="float" office:value="0.163226" calcext:value-type="float">
            <text:p>0.163226</text:p>
          </table:table-cell>
          <table:table-cell table:number-columns-repeated="3"/>
          <table:table-cell office:value-type="float" office:value="0.157794" calcext:value-type="float">
            <text:p>0.157794</text:p>
          </table:table-cell>
          <table:table-cell office:value-type="float" office:value="0.157901" calcext:value-type="float">
            <text:p>0.1579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12" calcext:value-type="float">
            <text:p>0.157512</text:p>
          </table:table-cell>
          <table:table-cell office:value-type="float" office:value="0.156682" calcext:value-type="float">
            <text:p>0.156682</text:p>
          </table:table-cell>
          <table:table-cell office:value-type="float" office:value="0.157989" calcext:value-type="float">
            <text:p>0.157989</text:p>
          </table:table-cell>
          <table:table-cell office:value-type="float" office:value="0.163223" calcext:value-type="float">
            <text:p>0.163223</text:p>
          </table:table-cell>
          <table:table-cell table:number-columns-repeated="3"/>
          <table:table-cell office:value-type="float" office:value="0.15779" calcext:value-type="float">
            <text:p>0.15779</text:p>
          </table:table-cell>
          <table:table-cell office:value-type="float" office:value="0.157897" calcext:value-type="float">
            <text:p>0.1578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9" calcext:value-type="float">
            <text:p>0.157509</text:p>
          </table:table-cell>
          <table:table-cell office:value-type="float" office:value="0.156704" calcext:value-type="float">
            <text:p>0.156704</text:p>
          </table:table-cell>
          <table:table-cell office:value-type="float" office:value="0.157993" calcext:value-type="float">
            <text:p>0.157993</text:p>
          </table:table-cell>
          <table:table-cell office:value-type="float" office:value="0.163223" calcext:value-type="float">
            <text:p>0.163223</text:p>
          </table:table-cell>
          <table:table-cell table:number-columns-repeated="3"/>
          <table:table-cell office:value-type="float" office:value="0.157786" calcext:value-type="float">
            <text:p>0.157786</text:p>
          </table:table-cell>
          <table:table-cell office:value-type="float" office:value="0.157893" calcext:value-type="float">
            <text:p>0.15789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1" calcext:value-type="float">
            <text:p>0.15751</text:p>
          </table:table-cell>
          <table:table-cell office:value-type="float" office:value="0.156694" calcext:value-type="float">
            <text:p>0.156694</text:p>
          </table:table-cell>
          <table:table-cell office:value-type="float" office:value="0.157986" calcext:value-type="float">
            <text:p>0.157986</text:p>
          </table:table-cell>
          <table:table-cell office:value-type="float" office:value="0.163221" calcext:value-type="float">
            <text:p>0.163221</text:p>
          </table:table-cell>
          <table:table-cell table:number-columns-repeated="3"/>
          <table:table-cell office:value-type="float" office:value="0.157782" calcext:value-type="float">
            <text:p>0.157782</text:p>
          </table:table-cell>
          <table:table-cell office:value-type="float" office:value="0.15789" calcext:value-type="float">
            <text:p>0.157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7" calcext:value-type="float">
            <text:p>0.157507</text:p>
          </table:table-cell>
          <table:table-cell office:value-type="float" office:value="0.156681" calcext:value-type="float">
            <text:p>0.156681</text:p>
          </table:table-cell>
          <table:table-cell office:value-type="float" office:value="0.157989" calcext:value-type="float">
            <text:p>0.157989</text:p>
          </table:table-cell>
          <table:table-cell office:value-type="float" office:value="0.16322" calcext:value-type="float">
            <text:p>0.16322</text:p>
          </table:table-cell>
          <table:table-cell table:number-columns-repeated="3"/>
          <table:table-cell office:value-type="float" office:value="0.157777" calcext:value-type="float">
            <text:p>0.157777</text:p>
          </table:table-cell>
          <table:table-cell office:value-type="float" office:value="0.157885" calcext:value-type="float">
            <text:p>0.15788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7" calcext:value-type="float">
            <text:p>0.157507</text:p>
          </table:table-cell>
          <table:table-cell office:value-type="float" office:value="0.156679" calcext:value-type="float">
            <text:p>0.156679</text:p>
          </table:table-cell>
          <table:table-cell office:value-type="float" office:value="0.157987" calcext:value-type="float">
            <text:p>0.157987</text:p>
          </table:table-cell>
          <table:table-cell office:value-type="float" office:value="0.163219" calcext:value-type="float">
            <text:p>0.163219</text:p>
          </table:table-cell>
          <table:table-cell table:number-columns-repeated="3"/>
          <table:table-cell office:value-type="float" office:value="0.157773" calcext:value-type="float">
            <text:p>0.157773</text:p>
          </table:table-cell>
          <table:table-cell office:value-type="float" office:value="0.157882" calcext:value-type="float">
            <text:p>0.1578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9" calcext:value-type="float">
            <text:p>0.157509</text:p>
          </table:table-cell>
          <table:table-cell office:value-type="float" office:value="0.156684" calcext:value-type="float">
            <text:p>0.156684</text:p>
          </table:table-cell>
          <table:table-cell office:value-type="float" office:value="0.157994" calcext:value-type="float">
            <text:p>0.157994</text:p>
          </table:table-cell>
          <table:table-cell office:value-type="float" office:value="0.16322" calcext:value-type="float">
            <text:p>0.16322</text:p>
          </table:table-cell>
          <table:table-cell table:number-columns-repeated="3"/>
          <table:table-cell office:value-type="float" office:value="0.157769" calcext:value-type="float">
            <text:p>0.157769</text:p>
          </table:table-cell>
          <table:table-cell office:value-type="float" office:value="0.157878" calcext:value-type="float">
            <text:p>0.15787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7" calcext:value-type="float">
            <text:p>0.157507</text:p>
          </table:table-cell>
          <table:table-cell office:value-type="float" office:value="0.15672" calcext:value-type="float">
            <text:p>0.15672</text:p>
          </table:table-cell>
          <table:table-cell office:value-type="float" office:value="0.157987" calcext:value-type="float">
            <text:p>0.157987</text:p>
          </table:table-cell>
          <table:table-cell office:value-type="float" office:value="0.163217" calcext:value-type="float">
            <text:p>0.163217</text:p>
          </table:table-cell>
          <table:table-cell table:number-columns-repeated="3"/>
          <table:table-cell office:value-type="float" office:value="0.157765" calcext:value-type="float">
            <text:p>0.157765</text:p>
          </table:table-cell>
          <table:table-cell office:value-type="float" office:value="0.157874" calcext:value-type="float">
            <text:p>0.1578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7" calcext:value-type="float">
            <text:p>0.157507</text:p>
          </table:table-cell>
          <table:table-cell office:value-type="float" office:value="0.15668" calcext:value-type="float">
            <text:p>0.15668</text:p>
          </table:table-cell>
          <table:table-cell office:value-type="float" office:value="0.157983" calcext:value-type="float">
            <text:p>0.157983</text:p>
          </table:table-cell>
          <table:table-cell office:value-type="float" office:value="0.163218" calcext:value-type="float">
            <text:p>0.163218</text:p>
          </table:table-cell>
          <table:table-cell table:number-columns-repeated="3"/>
          <table:table-cell office:value-type="float" office:value="0.157761" calcext:value-type="float">
            <text:p>0.157761</text:p>
          </table:table-cell>
          <table:table-cell office:value-type="float" office:value="0.157871" calcext:value-type="float">
            <text:p>0.1578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11" calcext:value-type="float">
            <text:p>0.157511</text:p>
          </table:table-cell>
          <table:table-cell office:value-type="float" office:value="0.156678" calcext:value-type="float">
            <text:p>0.156678</text:p>
          </table:table-cell>
          <table:table-cell office:value-type="float" office:value="0.157982" calcext:value-type="float">
            <text:p>0.157982</text:p>
          </table:table-cell>
          <table:table-cell office:value-type="float" office:value="0.163216" calcext:value-type="float">
            <text:p>0.163216</text:p>
          </table:table-cell>
          <table:table-cell table:number-columns-repeated="3"/>
          <table:table-cell office:value-type="float" office:value="0.157756" calcext:value-type="float">
            <text:p>0.157756</text:p>
          </table:table-cell>
          <table:table-cell office:value-type="float" office:value="0.157866" calcext:value-type="float">
            <text:p>0.15786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2" calcext:value-type="float">
            <text:p>0.157502</text:p>
          </table:table-cell>
          <table:table-cell office:value-type="float" office:value="0.156673" calcext:value-type="float">
            <text:p>0.156673</text:p>
          </table:table-cell>
          <table:table-cell office:value-type="float" office:value="0.157984" calcext:value-type="float">
            <text:p>0.157984</text:p>
          </table:table-cell>
          <table:table-cell office:value-type="float" office:value="0.163216" calcext:value-type="float">
            <text:p>0.163216</text:p>
          </table:table-cell>
          <table:table-cell table:number-columns-repeated="3"/>
          <table:table-cell office:value-type="float" office:value="0.157752" calcext:value-type="float">
            <text:p>0.157752</text:p>
          </table:table-cell>
          <table:table-cell office:value-type="float" office:value="0.157862" calcext:value-type="float">
            <text:p>0.1578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2" calcext:value-type="float">
            <text:p>0.157502</text:p>
          </table:table-cell>
          <table:table-cell office:value-type="float" office:value="0.156698" calcext:value-type="float">
            <text:p>0.156698</text:p>
          </table:table-cell>
          <table:table-cell office:value-type="float" office:value="0.157986" calcext:value-type="float">
            <text:p>0.157986</text:p>
          </table:table-cell>
          <table:table-cell office:value-type="float" office:value="0.163214" calcext:value-type="float">
            <text:p>0.163214</text:p>
          </table:table-cell>
          <table:table-cell table:number-columns-repeated="3"/>
          <table:table-cell office:value-type="float" office:value="0.157748" calcext:value-type="float">
            <text:p>0.157748</text:p>
          </table:table-cell>
          <table:table-cell office:value-type="float" office:value="0.157859" calcext:value-type="float">
            <text:p>0.1578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6" calcext:value-type="float">
            <text:p>0.157506</text:p>
          </table:table-cell>
          <table:table-cell office:value-type="float" office:value="0.156673" calcext:value-type="float">
            <text:p>0.156673</text:p>
          </table:table-cell>
          <table:table-cell office:value-type="float" office:value="0.157981" calcext:value-type="float">
            <text:p>0.157981</text:p>
          </table:table-cell>
          <table:table-cell office:value-type="float" office:value="0.163213" calcext:value-type="float">
            <text:p>0.163213</text:p>
          </table:table-cell>
          <table:table-cell table:number-columns-repeated="3"/>
          <table:table-cell office:value-type="float" office:value="0.157744" calcext:value-type="float">
            <text:p>0.157744</text:p>
          </table:table-cell>
          <table:table-cell office:value-type="float" office:value="0.157855" calcext:value-type="float">
            <text:p>0.1578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4" calcext:value-type="float">
            <text:p>0.157504</text:p>
          </table:table-cell>
          <table:table-cell office:value-type="float" office:value="0.156675" calcext:value-type="float">
            <text:p>0.156675</text:p>
          </table:table-cell>
          <table:table-cell office:value-type="float" office:value="0.157978" calcext:value-type="float">
            <text:p>0.157978</text:p>
          </table:table-cell>
          <table:table-cell office:value-type="float" office:value="0.163212" calcext:value-type="float">
            <text:p>0.163212</text:p>
          </table:table-cell>
          <table:table-cell table:number-columns-repeated="3"/>
          <table:table-cell office:value-type="float" office:value="0.157739" calcext:value-type="float">
            <text:p>0.157739</text:p>
          </table:table-cell>
          <table:table-cell office:value-type="float" office:value="0.157851" calcext:value-type="float">
            <text:p>0.1578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12" calcext:value-type="float">
            <text:p>0.157512</text:p>
          </table:table-cell>
          <table:table-cell office:value-type="float" office:value="0.156668" calcext:value-type="float">
            <text:p>0.156668</text:p>
          </table:table-cell>
          <table:table-cell office:value-type="float" office:value="0.157985" calcext:value-type="float">
            <text:p>0.157985</text:p>
          </table:table-cell>
          <table:table-cell office:value-type="float" office:value="0.163212" calcext:value-type="float">
            <text:p>0.163212</text:p>
          </table:table-cell>
          <table:table-cell table:number-columns-repeated="3"/>
          <table:table-cell office:value-type="float" office:value="0.157735" calcext:value-type="float">
            <text:p>0.157735</text:p>
          </table:table-cell>
          <table:table-cell office:value-type="float" office:value="0.157847" calcext:value-type="float">
            <text:p>0.15784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21" calcext:value-type="float">
            <text:p>0.157521</text:p>
          </table:table-cell>
          <table:table-cell office:value-type="float" office:value="0.156672" calcext:value-type="float">
            <text:p>0.156672</text:p>
          </table:table-cell>
          <table:table-cell office:value-type="float" office:value="0.157978" calcext:value-type="float">
            <text:p>0.157978</text:p>
          </table:table-cell>
          <table:table-cell office:value-type="float" office:value="0.163211" calcext:value-type="float">
            <text:p>0.163211</text:p>
          </table:table-cell>
          <table:table-cell table:number-columns-repeated="3"/>
          <table:table-cell office:value-type="float" office:value="0.157731" calcext:value-type="float">
            <text:p>0.157731</text:p>
          </table:table-cell>
          <table:table-cell office:value-type="float" office:value="0.157844" calcext:value-type="float">
            <text:p>0.15784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2" calcext:value-type="float">
            <text:p>0.157502</text:p>
          </table:table-cell>
          <table:table-cell office:value-type="float" office:value="0.156667" calcext:value-type="float">
            <text:p>0.156667</text:p>
          </table:table-cell>
          <table:table-cell office:value-type="float" office:value="0.157978" calcext:value-type="float">
            <text:p>0.157978</text:p>
          </table:table-cell>
          <table:table-cell office:value-type="float" office:value="0.16321" calcext:value-type="float">
            <text:p>0.16321</text:p>
          </table:table-cell>
          <table:table-cell table:number-columns-repeated="3"/>
          <table:table-cell office:value-type="float" office:value="0.157726" calcext:value-type="float">
            <text:p>0.157726</text:p>
          </table:table-cell>
          <table:table-cell office:value-type="float" office:value="0.157841" calcext:value-type="float">
            <text:p>0.15784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1" calcext:value-type="float">
            <text:p>0.157501</text:p>
          </table:table-cell>
          <table:table-cell office:value-type="float" office:value="0.156666" calcext:value-type="float">
            <text:p>0.156666</text:p>
          </table:table-cell>
          <table:table-cell office:value-type="float" office:value="0.157976" calcext:value-type="float">
            <text:p>0.157976</text:p>
          </table:table-cell>
          <table:table-cell office:value-type="float" office:value="0.163208" calcext:value-type="float">
            <text:p>0.163208</text:p>
          </table:table-cell>
          <table:table-cell table:number-columns-repeated="3"/>
          <table:table-cell office:value-type="float" office:value="0.157723" calcext:value-type="float">
            <text:p>0.157723</text:p>
          </table:table-cell>
          <table:table-cell office:value-type="float" office:value="0.157837" calcext:value-type="float">
            <text:p>0.15783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9" calcext:value-type="float">
            <text:p>0.157499</text:p>
          </table:table-cell>
          <table:table-cell office:value-type="float" office:value="0.156667" calcext:value-type="float">
            <text:p>0.156667</text:p>
          </table:table-cell>
          <table:table-cell office:value-type="float" office:value="0.157983" calcext:value-type="float">
            <text:p>0.157983</text:p>
          </table:table-cell>
          <table:table-cell office:value-type="float" office:value="0.163209" calcext:value-type="float">
            <text:p>0.163209</text:p>
          </table:table-cell>
          <table:table-cell table:number-columns-repeated="3"/>
          <table:table-cell office:value-type="float" office:value="0.157718" calcext:value-type="float">
            <text:p>0.157718</text:p>
          </table:table-cell>
          <table:table-cell office:value-type="float" office:value="0.157834" calcext:value-type="float">
            <text:p>0.15783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7" calcext:value-type="float">
            <text:p>0.157497</text:p>
          </table:table-cell>
          <table:table-cell office:value-type="float" office:value="0.156664" calcext:value-type="float">
            <text:p>0.156664</text:p>
          </table:table-cell>
          <table:table-cell office:value-type="float" office:value="0.157983" calcext:value-type="float">
            <text:p>0.157983</text:p>
          </table:table-cell>
          <table:table-cell office:value-type="float" office:value="0.163208" calcext:value-type="float">
            <text:p>0.163208</text:p>
          </table:table-cell>
          <table:table-cell table:number-columns-repeated="3"/>
          <table:table-cell office:value-type="float" office:value="0.157714" calcext:value-type="float">
            <text:p>0.157714</text:p>
          </table:table-cell>
          <table:table-cell office:value-type="float" office:value="0.15783" calcext:value-type="float">
            <text:p>0.1578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1" calcext:value-type="float">
            <text:p>0.157501</text:p>
          </table:table-cell>
          <table:table-cell office:value-type="float" office:value="0.156664" calcext:value-type="float">
            <text:p>0.156664</text:p>
          </table:table-cell>
          <table:table-cell office:value-type="float" office:value="0.157977" calcext:value-type="float">
            <text:p>0.157977</text:p>
          </table:table-cell>
          <table:table-cell office:value-type="float" office:value="0.163206" calcext:value-type="float">
            <text:p>0.163206</text:p>
          </table:table-cell>
          <table:table-cell table:number-columns-repeated="3"/>
          <table:table-cell office:value-type="float" office:value="0.15771" calcext:value-type="float">
            <text:p>0.15771</text:p>
          </table:table-cell>
          <table:table-cell office:value-type="float" office:value="0.157826" calcext:value-type="float">
            <text:p>0.1578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8" calcext:value-type="float">
            <text:p>0.157498</text:p>
          </table:table-cell>
          <table:table-cell office:value-type="float" office:value="0.156666" calcext:value-type="float">
            <text:p>0.156666</text:p>
          </table:table-cell>
          <table:table-cell office:value-type="float" office:value="0.157979" calcext:value-type="float">
            <text:p>0.157979</text:p>
          </table:table-cell>
          <table:table-cell office:value-type="float" office:value="0.163205" calcext:value-type="float">
            <text:p>0.163205</text:p>
          </table:table-cell>
          <table:table-cell table:number-columns-repeated="3"/>
          <table:table-cell office:value-type="float" office:value="0.157706" calcext:value-type="float">
            <text:p>0.157706</text:p>
          </table:table-cell>
          <table:table-cell office:value-type="float" office:value="0.157822" calcext:value-type="float">
            <text:p>0.1578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8" calcext:value-type="float">
            <text:p>0.157498</text:p>
          </table:table-cell>
          <table:table-cell office:value-type="float" office:value="0.156663" calcext:value-type="float">
            <text:p>0.156663</text:p>
          </table:table-cell>
          <table:table-cell office:value-type="float" office:value="0.157983" calcext:value-type="float">
            <text:p>0.157983</text:p>
          </table:table-cell>
          <table:table-cell office:value-type="float" office:value="0.163205" calcext:value-type="float">
            <text:p>0.163205</text:p>
          </table:table-cell>
          <table:table-cell table:number-columns-repeated="3"/>
          <table:table-cell office:value-type="float" office:value="0.157702" calcext:value-type="float">
            <text:p>0.157702</text:p>
          </table:table-cell>
          <table:table-cell office:value-type="float" office:value="0.157819" calcext:value-type="float">
            <text:p>0.1578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6" calcext:value-type="float">
            <text:p>0.157496</text:p>
          </table:table-cell>
          <table:table-cell office:value-type="float" office:value="0.156695" calcext:value-type="float">
            <text:p>0.156695</text:p>
          </table:table-cell>
          <table:table-cell office:value-type="float" office:value="0.157976" calcext:value-type="float">
            <text:p>0.157976</text:p>
          </table:table-cell>
          <table:table-cell office:value-type="float" office:value="0.163204" calcext:value-type="float">
            <text:p>0.163204</text:p>
          </table:table-cell>
          <table:table-cell table:number-columns-repeated="3"/>
          <table:table-cell office:value-type="float" office:value="0.157698" calcext:value-type="float">
            <text:p>0.157698</text:p>
          </table:table-cell>
          <table:table-cell office:value-type="float" office:value="0.157815" calcext:value-type="float">
            <text:p>0.15781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502" calcext:value-type="float">
            <text:p>0.157502</text:p>
          </table:table-cell>
          <table:table-cell office:value-type="float" office:value="0.156668" calcext:value-type="float">
            <text:p>0.156668</text:p>
          </table:table-cell>
          <table:table-cell office:value-type="float" office:value="0.157986" calcext:value-type="float">
            <text:p>0.157986</text:p>
          </table:table-cell>
          <table:table-cell office:value-type="float" office:value="0.163204" calcext:value-type="float">
            <text:p>0.163204</text:p>
          </table:table-cell>
          <table:table-cell table:number-columns-repeated="3"/>
          <table:table-cell office:value-type="float" office:value="0.157694" calcext:value-type="float">
            <text:p>0.157694</text:p>
          </table:table-cell>
          <table:table-cell office:value-type="float" office:value="0.157812" calcext:value-type="float">
            <text:p>0.1578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8" calcext:value-type="float">
            <text:p>0.157498</text:p>
          </table:table-cell>
          <table:table-cell office:value-type="float" office:value="0.156662" calcext:value-type="float">
            <text:p>0.156662</text:p>
          </table:table-cell>
          <table:table-cell office:value-type="float" office:value="0.157975" calcext:value-type="float">
            <text:p>0.157975</text:p>
          </table:table-cell>
          <table:table-cell office:value-type="float" office:value="0.163202" calcext:value-type="float">
            <text:p>0.163202</text:p>
          </table:table-cell>
          <table:table-cell table:number-columns-repeated="3"/>
          <table:table-cell office:value-type="float" office:value="0.15769" calcext:value-type="float">
            <text:p>0.15769</text:p>
          </table:table-cell>
          <table:table-cell office:value-type="float" office:value="0.157808" calcext:value-type="float">
            <text:p>0.1578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2" calcext:value-type="float">
            <text:p>0.157492</text:p>
          </table:table-cell>
          <table:table-cell office:value-type="float" office:value="0.156659" calcext:value-type="float">
            <text:p>0.156659</text:p>
          </table:table-cell>
          <table:table-cell office:value-type="float" office:value="0.157975" calcext:value-type="float">
            <text:p>0.157975</text:p>
          </table:table-cell>
          <table:table-cell office:value-type="float" office:value="0.163201" calcext:value-type="float">
            <text:p>0.163201</text:p>
          </table:table-cell>
          <table:table-cell table:number-columns-repeated="3"/>
          <table:table-cell office:value-type="float" office:value="0.157686" calcext:value-type="float">
            <text:p>0.157686</text:p>
          </table:table-cell>
          <table:table-cell office:value-type="float" office:value="0.157805" calcext:value-type="float">
            <text:p>0.1578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2" calcext:value-type="float">
            <text:p>0.157492</text:p>
          </table:table-cell>
          <table:table-cell office:value-type="float" office:value="0.15666" calcext:value-type="float">
            <text:p>0.15666</text:p>
          </table:table-cell>
          <table:table-cell office:value-type="float" office:value="0.157974" calcext:value-type="float">
            <text:p>0.157974</text:p>
          </table:table-cell>
          <table:table-cell office:value-type="float" office:value="0.163202" calcext:value-type="float">
            <text:p>0.163202</text:p>
          </table:table-cell>
          <table:table-cell table:number-columns-repeated="3"/>
          <table:table-cell office:value-type="float" office:value="0.157682" calcext:value-type="float">
            <text:p>0.157682</text:p>
          </table:table-cell>
          <table:table-cell office:value-type="float" office:value="0.157801" calcext:value-type="float">
            <text:p>0.1578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4" calcext:value-type="float">
            <text:p>0.157494</text:p>
          </table:table-cell>
          <table:table-cell office:value-type="float" office:value="0.156659" calcext:value-type="float">
            <text:p>0.156659</text:p>
          </table:table-cell>
          <table:table-cell office:value-type="float" office:value="0.157972" calcext:value-type="float">
            <text:p>0.157972</text:p>
          </table:table-cell>
          <table:table-cell office:value-type="float" office:value="0.163201" calcext:value-type="float">
            <text:p>0.163201</text:p>
          </table:table-cell>
          <table:table-cell table:number-columns-repeated="3"/>
          <table:table-cell office:value-type="float" office:value="0.157677" calcext:value-type="float">
            <text:p>0.157677</text:p>
          </table:table-cell>
          <table:table-cell office:value-type="float" office:value="0.157797" calcext:value-type="float">
            <text:p>0.1577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2" calcext:value-type="float">
            <text:p>0.157492</text:p>
          </table:table-cell>
          <table:table-cell office:value-type="float" office:value="0.156661" calcext:value-type="float">
            <text:p>0.156661</text:p>
          </table:table-cell>
          <table:table-cell office:value-type="float" office:value="0.157972" calcext:value-type="float">
            <text:p>0.157972</text:p>
          </table:table-cell>
          <table:table-cell office:value-type="float" office:value="0.1632" calcext:value-type="float">
            <text:p>0.1632</text:p>
          </table:table-cell>
          <table:table-cell table:number-columns-repeated="3"/>
          <table:table-cell office:value-type="float" office:value="0.157673" calcext:value-type="float">
            <text:p>0.157673</text:p>
          </table:table-cell>
          <table:table-cell office:value-type="float" office:value="0.157794" calcext:value-type="float">
            <text:p>0.15779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2" calcext:value-type="float">
            <text:p>0.157492</text:p>
          </table:table-cell>
          <table:table-cell office:value-type="float" office:value="0.156657" calcext:value-type="float">
            <text:p>0.156657</text:p>
          </table:table-cell>
          <table:table-cell office:value-type="float" office:value="0.157978" calcext:value-type="float">
            <text:p>0.157978</text:p>
          </table:table-cell>
          <table:table-cell office:value-type="float" office:value="0.163199" calcext:value-type="float">
            <text:p>0.163199</text:p>
          </table:table-cell>
          <table:table-cell table:number-columns-repeated="3"/>
          <table:table-cell office:value-type="float" office:value="0.157669" calcext:value-type="float">
            <text:p>0.157669</text:p>
          </table:table-cell>
          <table:table-cell office:value-type="float" office:value="0.157791" calcext:value-type="float">
            <text:p>0.15779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89" calcext:value-type="float">
            <text:p>0.157489</text:p>
          </table:table-cell>
          <table:table-cell office:value-type="float" office:value="0.156657" calcext:value-type="float">
            <text:p>0.156657</text:p>
          </table:table-cell>
          <table:table-cell office:value-type="float" office:value="0.157973" calcext:value-type="float">
            <text:p>0.157973</text:p>
          </table:table-cell>
          <table:table-cell office:value-type="float" office:value="0.1632" calcext:value-type="float">
            <text:p>0.1632</text:p>
          </table:table-cell>
          <table:table-cell table:number-columns-repeated="3"/>
          <table:table-cell office:value-type="float" office:value="0.157665" calcext:value-type="float">
            <text:p>0.157665</text:p>
          </table:table-cell>
          <table:table-cell office:value-type="float" office:value="0.157787" calcext:value-type="float">
            <text:p>0.1577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87" calcext:value-type="float">
            <text:p>0.157487</text:p>
          </table:table-cell>
          <table:table-cell office:value-type="float" office:value="0.156679" calcext:value-type="float">
            <text:p>0.156679</text:p>
          </table:table-cell>
          <table:table-cell office:value-type="float" office:value="0.157968" calcext:value-type="float">
            <text:p>0.157968</text:p>
          </table:table-cell>
          <table:table-cell office:value-type="float" office:value="0.163198" calcext:value-type="float">
            <text:p>0.163198</text:p>
          </table:table-cell>
          <table:table-cell table:number-columns-repeated="3"/>
          <table:table-cell office:value-type="float" office:value="0.157662" calcext:value-type="float">
            <text:p>0.157662</text:p>
          </table:table-cell>
          <table:table-cell office:value-type="float" office:value="0.157783" calcext:value-type="float">
            <text:p>0.15778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86" calcext:value-type="float">
            <text:p>0.157486</text:p>
          </table:table-cell>
          <table:table-cell office:value-type="float" office:value="0.156671" calcext:value-type="float">
            <text:p>0.156671</text:p>
          </table:table-cell>
          <table:table-cell office:value-type="float" office:value="0.157968" calcext:value-type="float">
            <text:p>0.157968</text:p>
          </table:table-cell>
          <table:table-cell office:value-type="float" office:value="0.163197" calcext:value-type="float">
            <text:p>0.163197</text:p>
          </table:table-cell>
          <table:table-cell table:number-columns-repeated="3"/>
          <table:table-cell office:value-type="float" office:value="0.157657" calcext:value-type="float">
            <text:p>0.157657</text:p>
          </table:table-cell>
          <table:table-cell office:value-type="float" office:value="0.157779" calcext:value-type="float">
            <text:p>0.15777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84" calcext:value-type="float">
            <text:p>0.157484</text:p>
          </table:table-cell>
          <table:table-cell office:value-type="float" office:value="0.15666" calcext:value-type="float">
            <text:p>0.15666</text:p>
          </table:table-cell>
          <table:table-cell office:value-type="float" office:value="0.157967" calcext:value-type="float">
            <text:p>0.157967</text:p>
          </table:table-cell>
          <table:table-cell office:value-type="float" office:value="0.163196" calcext:value-type="float">
            <text:p>0.163196</text:p>
          </table:table-cell>
          <table:table-cell table:number-columns-repeated="3"/>
          <table:table-cell office:value-type="float" office:value="0.157653" calcext:value-type="float">
            <text:p>0.157653</text:p>
          </table:table-cell>
          <table:table-cell office:value-type="float" office:value="0.157776" calcext:value-type="float">
            <text:p>0.15777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86" calcext:value-type="float">
            <text:p>0.157486</text:p>
          </table:table-cell>
          <table:table-cell office:value-type="float" office:value="0.156653" calcext:value-type="float">
            <text:p>0.156653</text:p>
          </table:table-cell>
          <table:table-cell office:value-type="float" office:value="0.157966" calcext:value-type="float">
            <text:p>0.157966</text:p>
          </table:table-cell>
          <table:table-cell office:value-type="float" office:value="0.163195" calcext:value-type="float">
            <text:p>0.163195</text:p>
          </table:table-cell>
          <table:table-cell table:number-columns-repeated="3"/>
          <table:table-cell office:value-type="float" office:value="0.157649" calcext:value-type="float">
            <text:p>0.157649</text:p>
          </table:table-cell>
          <table:table-cell office:value-type="float" office:value="0.157772" calcext:value-type="float">
            <text:p>0.1577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84" calcext:value-type="float">
            <text:p>0.157484</text:p>
          </table:table-cell>
          <table:table-cell office:value-type="float" office:value="0.156667" calcext:value-type="float">
            <text:p>0.156667</text:p>
          </table:table-cell>
          <table:table-cell office:value-type="float" office:value="0.157965" calcext:value-type="float">
            <text:p>0.157965</text:p>
          </table:table-cell>
          <table:table-cell office:value-type="float" office:value="0.163197" calcext:value-type="float">
            <text:p>0.163197</text:p>
          </table:table-cell>
          <table:table-cell table:number-columns-repeated="3"/>
          <table:table-cell office:value-type="float" office:value="0.157645" calcext:value-type="float">
            <text:p>0.157645</text:p>
          </table:table-cell>
          <table:table-cell office:value-type="float" office:value="0.157768" calcext:value-type="float">
            <text:p>0.1577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5" calcext:value-type="float">
            <text:p>0.157495</text:p>
          </table:table-cell>
          <table:table-cell office:value-type="float" office:value="0.156654" calcext:value-type="float">
            <text:p>0.156654</text:p>
          </table:table-cell>
          <table:table-cell office:value-type="float" office:value="0.157967" calcext:value-type="float">
            <text:p>0.157967</text:p>
          </table:table-cell>
          <table:table-cell office:value-type="float" office:value="0.163196" calcext:value-type="float">
            <text:p>0.163196</text:p>
          </table:table-cell>
          <table:table-cell table:number-columns-repeated="3"/>
          <table:table-cell office:value-type="float" office:value="0.157641" calcext:value-type="float">
            <text:p>0.157641</text:p>
          </table:table-cell>
          <table:table-cell office:value-type="float" office:value="0.157764" calcext:value-type="float">
            <text:p>0.1577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82" calcext:value-type="float">
            <text:p>0.157482</text:p>
          </table:table-cell>
          <table:table-cell office:value-type="float" office:value="0.156653" calcext:value-type="float">
            <text:p>0.156653</text:p>
          </table:table-cell>
          <table:table-cell office:value-type="float" office:value="0.157965" calcext:value-type="float">
            <text:p>0.157965</text:p>
          </table:table-cell>
          <table:table-cell office:value-type="float" office:value="0.163193" calcext:value-type="float">
            <text:p>0.163193</text:p>
          </table:table-cell>
          <table:table-cell table:number-columns-repeated="3"/>
          <table:table-cell office:value-type="float" office:value="0.157637" calcext:value-type="float">
            <text:p>0.157637</text:p>
          </table:table-cell>
          <table:table-cell office:value-type="float" office:value="0.157762" calcext:value-type="float">
            <text:p>0.1577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8" calcext:value-type="float">
            <text:p>0.15748</text:p>
          </table:table-cell>
          <table:table-cell office:value-type="float" office:value="0.156652" calcext:value-type="float">
            <text:p>0.156652</text:p>
          </table:table-cell>
          <table:table-cell office:value-type="float" office:value="0.157967" calcext:value-type="float">
            <text:p>0.157967</text:p>
          </table:table-cell>
          <table:table-cell office:value-type="float" office:value="0.163193" calcext:value-type="float">
            <text:p>0.163193</text:p>
          </table:table-cell>
          <table:table-cell table:number-columns-repeated="3"/>
          <table:table-cell office:value-type="float" office:value="0.157633" calcext:value-type="float">
            <text:p>0.157633</text:p>
          </table:table-cell>
          <table:table-cell office:value-type="float" office:value="0.157758" calcext:value-type="float">
            <text:p>0.15775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8" calcext:value-type="float">
            <text:p>0.157478</text:p>
          </table:table-cell>
          <table:table-cell office:value-type="float" office:value="0.156652" calcext:value-type="float">
            <text:p>0.156652</text:p>
          </table:table-cell>
          <table:table-cell office:value-type="float" office:value="0.157964" calcext:value-type="float">
            <text:p>0.157964</text:p>
          </table:table-cell>
          <table:table-cell office:value-type="float" office:value="0.163192" calcext:value-type="float">
            <text:p>0.163192</text:p>
          </table:table-cell>
          <table:table-cell table:number-columns-repeated="3"/>
          <table:table-cell office:value-type="float" office:value="0.157629" calcext:value-type="float">
            <text:p>0.157629</text:p>
          </table:table-cell>
          <table:table-cell office:value-type="float" office:value="0.157755" calcext:value-type="float">
            <text:p>0.1577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97" calcext:value-type="float">
            <text:p>0.157497</text:p>
          </table:table-cell>
          <table:table-cell office:value-type="float" office:value="0.156652" calcext:value-type="float">
            <text:p>0.156652</text:p>
          </table:table-cell>
          <table:table-cell office:value-type="float" office:value="0.157962" calcext:value-type="float">
            <text:p>0.157962</text:p>
          </table:table-cell>
          <table:table-cell office:value-type="float" office:value="0.16319" calcext:value-type="float">
            <text:p>0.16319</text:p>
          </table:table-cell>
          <table:table-cell table:number-columns-repeated="3"/>
          <table:table-cell office:value-type="float" office:value="0.157625" calcext:value-type="float">
            <text:p>0.157625</text:p>
          </table:table-cell>
          <table:table-cell office:value-type="float" office:value="0.157751" calcext:value-type="float">
            <text:p>0.1577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87" calcext:value-type="float">
            <text:p>0.157487</text:p>
          </table:table-cell>
          <table:table-cell office:value-type="float" office:value="0.15665" calcext:value-type="float">
            <text:p>0.15665</text:p>
          </table:table-cell>
          <table:table-cell office:value-type="float" office:value="0.157978" calcext:value-type="float">
            <text:p>0.157978</text:p>
          </table:table-cell>
          <table:table-cell office:value-type="float" office:value="0.163189" calcext:value-type="float">
            <text:p>0.163189</text:p>
          </table:table-cell>
          <table:table-cell table:number-columns-repeated="3"/>
          <table:table-cell office:value-type="float" office:value="0.157621" calcext:value-type="float">
            <text:p>0.157621</text:p>
          </table:table-cell>
          <table:table-cell office:value-type="float" office:value="0.157747" calcext:value-type="float">
            <text:p>0.15774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81" calcext:value-type="float">
            <text:p>0.157481</text:p>
          </table:table-cell>
          <table:table-cell office:value-type="float" office:value="0.15665" calcext:value-type="float">
            <text:p>0.15665</text:p>
          </table:table-cell>
          <table:table-cell office:value-type="float" office:value="0.157965" calcext:value-type="float">
            <text:p>0.157965</text:p>
          </table:table-cell>
          <table:table-cell office:value-type="float" office:value="0.163189" calcext:value-type="float">
            <text:p>0.163189</text:p>
          </table:table-cell>
          <table:table-cell table:number-columns-repeated="3"/>
          <table:table-cell office:value-type="float" office:value="0.157618" calcext:value-type="float">
            <text:p>0.157618</text:p>
          </table:table-cell>
          <table:table-cell office:value-type="float" office:value="0.157743" calcext:value-type="float">
            <text:p>0.15774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7" calcext:value-type="float">
            <text:p>0.157477</text:p>
          </table:table-cell>
          <table:table-cell office:value-type="float" office:value="0.156655" calcext:value-type="float">
            <text:p>0.156655</text:p>
          </table:table-cell>
          <table:table-cell office:value-type="float" office:value="0.157963" calcext:value-type="float">
            <text:p>0.157963</text:p>
          </table:table-cell>
          <table:table-cell office:value-type="float" office:value="0.163187" calcext:value-type="float">
            <text:p>0.163187</text:p>
          </table:table-cell>
          <table:table-cell table:number-columns-repeated="3"/>
          <table:table-cell office:value-type="float" office:value="0.157613" calcext:value-type="float">
            <text:p>0.157613</text:p>
          </table:table-cell>
          <table:table-cell office:value-type="float" office:value="0.157739" calcext:value-type="float">
            <text:p>0.1577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3" calcext:value-type="float">
            <text:p>0.157473</text:p>
          </table:table-cell>
          <table:table-cell office:value-type="float" office:value="0.156651" calcext:value-type="float">
            <text:p>0.156651</text:p>
          </table:table-cell>
          <table:table-cell office:value-type="float" office:value="0.15796" calcext:value-type="float">
            <text:p>0.15796</text:p>
          </table:table-cell>
          <table:table-cell office:value-type="float" office:value="0.163188" calcext:value-type="float">
            <text:p>0.163188</text:p>
          </table:table-cell>
          <table:table-cell table:number-columns-repeated="3"/>
          <table:table-cell office:value-type="float" office:value="0.157609" calcext:value-type="float">
            <text:p>0.157609</text:p>
          </table:table-cell>
          <table:table-cell office:value-type="float" office:value="0.157736" calcext:value-type="float">
            <text:p>0.1577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81" calcext:value-type="float">
            <text:p>0.157481</text:p>
          </table:table-cell>
          <table:table-cell office:value-type="float" office:value="0.156662" calcext:value-type="float">
            <text:p>0.156662</text:p>
          </table:table-cell>
          <table:table-cell office:value-type="float" office:value="0.157958" calcext:value-type="float">
            <text:p>0.157958</text:p>
          </table:table-cell>
          <table:table-cell office:value-type="float" office:value="0.163187" calcext:value-type="float">
            <text:p>0.163187</text:p>
          </table:table-cell>
          <table:table-cell table:number-columns-repeated="3"/>
          <table:table-cell office:value-type="float" office:value="0.157605" calcext:value-type="float">
            <text:p>0.157605</text:p>
          </table:table-cell>
          <table:table-cell office:value-type="float" office:value="0.157733" calcext:value-type="float">
            <text:p>0.1577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6" calcext:value-type="float">
            <text:p>0.157476</text:p>
          </table:table-cell>
          <table:table-cell office:value-type="float" office:value="0.156664" calcext:value-type="float">
            <text:p>0.156664</text:p>
          </table:table-cell>
          <table:table-cell office:value-type="float" office:value="0.157957" calcext:value-type="float">
            <text:p>0.157957</text:p>
          </table:table-cell>
          <table:table-cell office:value-type="float" office:value="0.163186" calcext:value-type="float">
            <text:p>0.163186</text:p>
          </table:table-cell>
          <table:table-cell table:number-columns-repeated="3"/>
          <table:table-cell office:value-type="float" office:value="0.157601" calcext:value-type="float">
            <text:p>0.157601</text:p>
          </table:table-cell>
          <table:table-cell office:value-type="float" office:value="0.157729" calcext:value-type="float">
            <text:p>0.15772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2" calcext:value-type="float">
            <text:p>0.157472</text:p>
          </table:table-cell>
          <table:table-cell office:value-type="float" office:value="0.156649" calcext:value-type="float">
            <text:p>0.156649</text:p>
          </table:table-cell>
          <table:table-cell office:value-type="float" office:value="0.157959" calcext:value-type="float">
            <text:p>0.157959</text:p>
          </table:table-cell>
          <table:table-cell office:value-type="float" office:value="0.163186" calcext:value-type="float">
            <text:p>0.163186</text:p>
          </table:table-cell>
          <table:table-cell table:number-columns-repeated="3"/>
          <table:table-cell office:value-type="float" office:value="0.157597" calcext:value-type="float">
            <text:p>0.157597</text:p>
          </table:table-cell>
          <table:table-cell office:value-type="float" office:value="0.157726" calcext:value-type="float">
            <text:p>0.1577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3" calcext:value-type="float">
            <text:p>0.157473</text:p>
          </table:table-cell>
          <table:table-cell office:value-type="float" office:value="0.156645" calcext:value-type="float">
            <text:p>0.156645</text:p>
          </table:table-cell>
          <table:table-cell office:value-type="float" office:value="0.157958" calcext:value-type="float">
            <text:p>0.157958</text:p>
          </table:table-cell>
          <table:table-cell office:value-type="float" office:value="0.163184" calcext:value-type="float">
            <text:p>0.163184</text:p>
          </table:table-cell>
          <table:table-cell table:number-columns-repeated="3"/>
          <table:table-cell office:value-type="float" office:value="0.157593" calcext:value-type="float">
            <text:p>0.157593</text:p>
          </table:table-cell>
          <table:table-cell office:value-type="float" office:value="0.157722" calcext:value-type="float">
            <text:p>0.1577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" calcext:value-type="float">
            <text:p>0.15747</text:p>
          </table:table-cell>
          <table:table-cell office:value-type="float" office:value="0.156648" calcext:value-type="float">
            <text:p>0.156648</text:p>
          </table:table-cell>
          <table:table-cell office:value-type="float" office:value="0.157956" calcext:value-type="float">
            <text:p>0.157956</text:p>
          </table:table-cell>
          <table:table-cell office:value-type="float" office:value="0.163183" calcext:value-type="float">
            <text:p>0.163183</text:p>
          </table:table-cell>
          <table:table-cell table:number-columns-repeated="3"/>
          <table:table-cell office:value-type="float" office:value="0.157589" calcext:value-type="float">
            <text:p>0.157589</text:p>
          </table:table-cell>
          <table:table-cell office:value-type="float" office:value="0.157719" calcext:value-type="float">
            <text:p>0.1577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2" calcext:value-type="float">
            <text:p>0.157472</text:p>
          </table:table-cell>
          <table:table-cell office:value-type="float" office:value="0.156646" calcext:value-type="float">
            <text:p>0.156646</text:p>
          </table:table-cell>
          <table:table-cell office:value-type="float" office:value="0.157956" calcext:value-type="float">
            <text:p>0.157956</text:p>
          </table:table-cell>
          <table:table-cell office:value-type="float" office:value="0.163182" calcext:value-type="float">
            <text:p>0.163182</text:p>
          </table:table-cell>
          <table:table-cell table:number-columns-repeated="3"/>
          <table:table-cell office:value-type="float" office:value="0.157585" calcext:value-type="float">
            <text:p>0.157585</text:p>
          </table:table-cell>
          <table:table-cell office:value-type="float" office:value="0.157715" calcext:value-type="float">
            <text:p>0.15771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9" calcext:value-type="float">
            <text:p>0.157469</text:p>
          </table:table-cell>
          <table:table-cell office:value-type="float" office:value="0.156644" calcext:value-type="float">
            <text:p>0.156644</text:p>
          </table:table-cell>
          <table:table-cell office:value-type="float" office:value="0.157955" calcext:value-type="float">
            <text:p>0.157955</text:p>
          </table:table-cell>
          <table:table-cell office:value-type="float" office:value="0.163182" calcext:value-type="float">
            <text:p>0.163182</text:p>
          </table:table-cell>
          <table:table-cell table:number-columns-repeated="3"/>
          <table:table-cell office:value-type="float" office:value="0.157582" calcext:value-type="float">
            <text:p>0.157582</text:p>
          </table:table-cell>
          <table:table-cell office:value-type="float" office:value="0.157712" calcext:value-type="float">
            <text:p>0.1577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9" calcext:value-type="float">
            <text:p>0.157469</text:p>
          </table:table-cell>
          <table:table-cell office:value-type="float" office:value="0.156646" calcext:value-type="float">
            <text:p>0.156646</text:p>
          </table:table-cell>
          <table:table-cell office:value-type="float" office:value="0.157955" calcext:value-type="float">
            <text:p>0.157955</text:p>
          </table:table-cell>
          <table:table-cell office:value-type="float" office:value="0.16318" calcext:value-type="float">
            <text:p>0.16318</text:p>
          </table:table-cell>
          <table:table-cell table:number-columns-repeated="3"/>
          <table:table-cell office:value-type="float" office:value="0.157578" calcext:value-type="float">
            <text:p>0.157578</text:p>
          </table:table-cell>
          <table:table-cell office:value-type="float" office:value="0.157708" calcext:value-type="float">
            <text:p>0.1577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1" calcext:value-type="float">
            <text:p>0.157471</text:p>
          </table:table-cell>
          <table:table-cell office:value-type="float" office:value="0.156645" calcext:value-type="float">
            <text:p>0.156645</text:p>
          </table:table-cell>
          <table:table-cell office:value-type="float" office:value="0.157957" calcext:value-type="float">
            <text:p>0.157957</text:p>
          </table:table-cell>
          <table:table-cell office:value-type="float" office:value="0.163179" calcext:value-type="float">
            <text:p>0.163179</text:p>
          </table:table-cell>
          <table:table-cell table:number-columns-repeated="3"/>
          <table:table-cell office:value-type="float" office:value="0.157574" calcext:value-type="float">
            <text:p>0.157574</text:p>
          </table:table-cell>
          <table:table-cell office:value-type="float" office:value="0.157705" calcext:value-type="float">
            <text:p>0.1577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9" calcext:value-type="float">
            <text:p>0.157469</text:p>
          </table:table-cell>
          <table:table-cell office:value-type="float" office:value="0.156641" calcext:value-type="float">
            <text:p>0.156641</text:p>
          </table:table-cell>
          <table:table-cell office:value-type="float" office:value="0.157953" calcext:value-type="float">
            <text:p>0.157953</text:p>
          </table:table-cell>
          <table:table-cell office:value-type="float" office:value="0.163178" calcext:value-type="float">
            <text:p>0.163178</text:p>
          </table:table-cell>
          <table:table-cell table:number-columns-repeated="3"/>
          <table:table-cell office:value-type="float" office:value="0.15757" calcext:value-type="float">
            <text:p>0.15757</text:p>
          </table:table-cell>
          <table:table-cell office:value-type="float" office:value="0.157701" calcext:value-type="float">
            <text:p>0.1577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9" calcext:value-type="float">
            <text:p>0.157469</text:p>
          </table:table-cell>
          <table:table-cell office:value-type="float" office:value="0.156644" calcext:value-type="float">
            <text:p>0.156644</text:p>
          </table:table-cell>
          <table:table-cell office:value-type="float" office:value="0.15796" calcext:value-type="float">
            <text:p>0.15796</text:p>
          </table:table-cell>
          <table:table-cell office:value-type="float" office:value="0.163178" calcext:value-type="float">
            <text:p>0.163178</text:p>
          </table:table-cell>
          <table:table-cell table:number-columns-repeated="3"/>
          <table:table-cell office:value-type="float" office:value="0.157566" calcext:value-type="float">
            <text:p>0.157566</text:p>
          </table:table-cell>
          <table:table-cell office:value-type="float" office:value="0.157698" calcext:value-type="float">
            <text:p>0.15769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9" calcext:value-type="float">
            <text:p>0.157469</text:p>
          </table:table-cell>
          <table:table-cell office:value-type="float" office:value="0.156641" calcext:value-type="float">
            <text:p>0.156641</text:p>
          </table:table-cell>
          <table:table-cell office:value-type="float" office:value="0.157958" calcext:value-type="float">
            <text:p>0.157958</text:p>
          </table:table-cell>
          <table:table-cell office:value-type="float" office:value="0.163176" calcext:value-type="float">
            <text:p>0.163176</text:p>
          </table:table-cell>
          <table:table-cell table:number-columns-repeated="3"/>
          <table:table-cell office:value-type="float" office:value="0.157562" calcext:value-type="float">
            <text:p>0.157562</text:p>
          </table:table-cell>
          <table:table-cell office:value-type="float" office:value="0.157694" calcext:value-type="float">
            <text:p>0.15769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1" calcext:value-type="float">
            <text:p>0.157471</text:p>
          </table:table-cell>
          <table:table-cell office:value-type="float" office:value="0.156638" calcext:value-type="float">
            <text:p>0.156638</text:p>
          </table:table-cell>
          <table:table-cell office:value-type="float" office:value="0.157952" calcext:value-type="float">
            <text:p>0.157952</text:p>
          </table:table-cell>
          <table:table-cell office:value-type="float" office:value="0.163176" calcext:value-type="float">
            <text:p>0.163176</text:p>
          </table:table-cell>
          <table:table-cell table:number-columns-repeated="3"/>
          <table:table-cell office:value-type="float" office:value="0.157558" calcext:value-type="float">
            <text:p>0.157558</text:p>
          </table:table-cell>
          <table:table-cell office:value-type="float" office:value="0.157691" calcext:value-type="float">
            <text:p>0.15769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9" calcext:value-type="float">
            <text:p>0.157469</text:p>
          </table:table-cell>
          <table:table-cell office:value-type="float" office:value="0.156644" calcext:value-type="float">
            <text:p>0.156644</text:p>
          </table:table-cell>
          <table:table-cell office:value-type="float" office:value="0.157952" calcext:value-type="float">
            <text:p>0.157952</text:p>
          </table:table-cell>
          <table:table-cell office:value-type="float" office:value="0.163176" calcext:value-type="float">
            <text:p>0.163176</text:p>
          </table:table-cell>
          <table:table-cell table:number-columns-repeated="3"/>
          <table:table-cell office:value-type="float" office:value="0.157554" calcext:value-type="float">
            <text:p>0.157554</text:p>
          </table:table-cell>
          <table:table-cell office:value-type="float" office:value="0.157687" calcext:value-type="float">
            <text:p>0.1576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7" calcext:value-type="float">
            <text:p>0.157467</text:p>
          </table:table-cell>
          <table:table-cell office:value-type="float" office:value="0.156639" calcext:value-type="float">
            <text:p>0.156639</text:p>
          </table:table-cell>
          <table:table-cell office:value-type="float" office:value="0.157958" calcext:value-type="float">
            <text:p>0.157958</text:p>
          </table:table-cell>
          <table:table-cell office:value-type="float" office:value="0.163175" calcext:value-type="float">
            <text:p>0.163175</text:p>
          </table:table-cell>
          <table:table-cell table:number-columns-repeated="3"/>
          <table:table-cell office:value-type="float" office:value="0.15755" calcext:value-type="float">
            <text:p>0.15755</text:p>
          </table:table-cell>
          <table:table-cell office:value-type="float" office:value="0.157684" calcext:value-type="float">
            <text:p>0.15768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" calcext:value-type="float">
            <text:p>0.15747</text:p>
          </table:table-cell>
          <table:table-cell office:value-type="float" office:value="0.156639" calcext:value-type="float">
            <text:p>0.156639</text:p>
          </table:table-cell>
          <table:table-cell office:value-type="float" office:value="0.157953" calcext:value-type="float">
            <text:p>0.157953</text:p>
          </table:table-cell>
          <table:table-cell office:value-type="float" office:value="0.163174" calcext:value-type="float">
            <text:p>0.163174</text:p>
          </table:table-cell>
          <table:table-cell table:number-columns-repeated="3"/>
          <table:table-cell office:value-type="float" office:value="0.157546" calcext:value-type="float">
            <text:p>0.157546</text:p>
          </table:table-cell>
          <table:table-cell office:value-type="float" office:value="0.15768" calcext:value-type="float">
            <text:p>0.157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1" calcext:value-type="float">
            <text:p>0.157471</text:p>
          </table:table-cell>
          <table:table-cell office:value-type="float" office:value="0.156639" calcext:value-type="float">
            <text:p>0.156639</text:p>
          </table:table-cell>
          <table:table-cell office:value-type="float" office:value="0.157953" calcext:value-type="float">
            <text:p>0.157953</text:p>
          </table:table-cell>
          <table:table-cell office:value-type="float" office:value="0.163173" calcext:value-type="float">
            <text:p>0.163173</text:p>
          </table:table-cell>
          <table:table-cell table:number-columns-repeated="3"/>
          <table:table-cell office:value-type="float" office:value="0.157542" calcext:value-type="float">
            <text:p>0.157542</text:p>
          </table:table-cell>
          <table:table-cell office:value-type="float" office:value="0.157677" calcext:value-type="float">
            <text:p>0.1576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1" calcext:value-type="float">
            <text:p>0.157471</text:p>
          </table:table-cell>
          <table:table-cell office:value-type="float" office:value="0.156636" calcext:value-type="float">
            <text:p>0.156636</text:p>
          </table:table-cell>
          <table:table-cell office:value-type="float" office:value="0.157952" calcext:value-type="float">
            <text:p>0.157952</text:p>
          </table:table-cell>
          <table:table-cell office:value-type="float" office:value="0.163172" calcext:value-type="float">
            <text:p>0.163172</text:p>
          </table:table-cell>
          <table:table-cell table:number-columns-repeated="3"/>
          <table:table-cell office:value-type="float" office:value="0.157538" calcext:value-type="float">
            <text:p>0.157538</text:p>
          </table:table-cell>
          <table:table-cell office:value-type="float" office:value="0.157673" calcext:value-type="float">
            <text:p>0.15767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8" calcext:value-type="float">
            <text:p>0.157468</text:p>
          </table:table-cell>
          <table:table-cell office:value-type="float" office:value="0.156635" calcext:value-type="float">
            <text:p>0.156635</text:p>
          </table:table-cell>
          <table:table-cell office:value-type="float" office:value="0.157951" calcext:value-type="float">
            <text:p>0.157951</text:p>
          </table:table-cell>
          <table:table-cell office:value-type="float" office:value="0.163171" calcext:value-type="float">
            <text:p>0.163171</text:p>
          </table:table-cell>
          <table:table-cell table:number-columns-repeated="3"/>
          <table:table-cell office:value-type="float" office:value="0.157534" calcext:value-type="float">
            <text:p>0.157534</text:p>
          </table:table-cell>
          <table:table-cell office:value-type="float" office:value="0.15767" calcext:value-type="float">
            <text:p>0.157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6" calcext:value-type="float">
            <text:p>0.157466</text:p>
          </table:table-cell>
          <table:table-cell office:value-type="float" office:value="0.156644" calcext:value-type="float">
            <text:p>0.156644</text:p>
          </table:table-cell>
          <table:table-cell office:value-type="float" office:value="0.157954" calcext:value-type="float">
            <text:p>0.157954</text:p>
          </table:table-cell>
          <table:table-cell office:value-type="float" office:value="0.163171" calcext:value-type="float">
            <text:p>0.163171</text:p>
          </table:table-cell>
          <table:table-cell table:number-columns-repeated="3"/>
          <table:table-cell office:value-type="float" office:value="0.15753" calcext:value-type="float">
            <text:p>0.15753</text:p>
          </table:table-cell>
          <table:table-cell office:value-type="float" office:value="0.157667" calcext:value-type="float">
            <text:p>0.1576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4" calcext:value-type="float">
            <text:p>0.157464</text:p>
          </table:table-cell>
          <table:table-cell office:value-type="float" office:value="0.156644" calcext:value-type="float">
            <text:p>0.156644</text:p>
          </table:table-cell>
          <table:table-cell office:value-type="float" office:value="0.15795" calcext:value-type="float">
            <text:p>0.15795</text:p>
          </table:table-cell>
          <table:table-cell office:value-type="float" office:value="0.16317" calcext:value-type="float">
            <text:p>0.16317</text:p>
          </table:table-cell>
          <table:table-cell table:number-columns-repeated="3"/>
          <table:table-cell office:value-type="float" office:value="0.157526" calcext:value-type="float">
            <text:p>0.157526</text:p>
          </table:table-cell>
          <table:table-cell office:value-type="float" office:value="0.157663" calcext:value-type="float">
            <text:p>0.15766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2" calcext:value-type="float">
            <text:p>0.157462</text:p>
          </table:table-cell>
          <table:table-cell office:value-type="float" office:value="0.156636" calcext:value-type="float">
            <text:p>0.156636</text:p>
          </table:table-cell>
          <table:table-cell office:value-type="float" office:value="0.157946" calcext:value-type="float">
            <text:p>0.157946</text:p>
          </table:table-cell>
          <table:table-cell office:value-type="float" office:value="0.163169" calcext:value-type="float">
            <text:p>0.163169</text:p>
          </table:table-cell>
          <table:table-cell table:number-columns-repeated="3"/>
          <table:table-cell office:value-type="float" office:value="0.157522" calcext:value-type="float">
            <text:p>0.157522</text:p>
          </table:table-cell>
          <table:table-cell office:value-type="float" office:value="0.157659" calcext:value-type="float">
            <text:p>0.1576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8" calcext:value-type="float">
            <text:p>0.157478</text:p>
          </table:table-cell>
          <table:table-cell office:value-type="float" office:value="0.156635" calcext:value-type="float">
            <text:p>0.156635</text:p>
          </table:table-cell>
          <table:table-cell office:value-type="float" office:value="0.157946" calcext:value-type="float">
            <text:p>0.157946</text:p>
          </table:table-cell>
          <table:table-cell office:value-type="float" office:value="0.163168" calcext:value-type="float">
            <text:p>0.163168</text:p>
          </table:table-cell>
          <table:table-cell table:number-columns-repeated="3"/>
          <table:table-cell office:value-type="float" office:value="0.157519" calcext:value-type="float">
            <text:p>0.157519</text:p>
          </table:table-cell>
          <table:table-cell office:value-type="float" office:value="0.157656" calcext:value-type="float">
            <text:p>0.15765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5" calcext:value-type="float">
            <text:p>0.157465</text:p>
          </table:table-cell>
          <table:table-cell office:value-type="float" office:value="0.156631" calcext:value-type="float">
            <text:p>0.156631</text:p>
          </table:table-cell>
          <table:table-cell office:value-type="float" office:value="0.157945" calcext:value-type="float">
            <text:p>0.157945</text:p>
          </table:table-cell>
          <table:table-cell office:value-type="float" office:value="0.163168" calcext:value-type="float">
            <text:p>0.163168</text:p>
          </table:table-cell>
          <table:table-cell table:number-columns-repeated="3"/>
          <table:table-cell office:value-type="float" office:value="0.157515" calcext:value-type="float">
            <text:p>0.157515</text:p>
          </table:table-cell>
          <table:table-cell office:value-type="float" office:value="0.157652" calcext:value-type="float">
            <text:p>0.15765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5" calcext:value-type="float">
            <text:p>0.157465</text:p>
          </table:table-cell>
          <table:table-cell office:value-type="float" office:value="0.15663" calcext:value-type="float">
            <text:p>0.15663</text:p>
          </table:table-cell>
          <table:table-cell office:value-type="float" office:value="0.157948" calcext:value-type="float">
            <text:p>0.157948</text:p>
          </table:table-cell>
          <table:table-cell office:value-type="float" office:value="0.163168" calcext:value-type="float">
            <text:p>0.163168</text:p>
          </table:table-cell>
          <table:table-cell table:number-columns-repeated="3"/>
          <table:table-cell office:value-type="float" office:value="0.157511" calcext:value-type="float">
            <text:p>0.157511</text:p>
          </table:table-cell>
          <table:table-cell office:value-type="float" office:value="0.157649" calcext:value-type="float">
            <text:p>0.1576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2" calcext:value-type="float">
            <text:p>0.157462</text:p>
          </table:table-cell>
          <table:table-cell office:value-type="float" office:value="0.156635" calcext:value-type="float">
            <text:p>0.156635</text:p>
          </table:table-cell>
          <table:table-cell office:value-type="float" office:value="0.157951" calcext:value-type="float">
            <text:p>0.157951</text:p>
          </table:table-cell>
          <table:table-cell office:value-type="float" office:value="0.163166" calcext:value-type="float">
            <text:p>0.163166</text:p>
          </table:table-cell>
          <table:table-cell table:number-columns-repeated="3"/>
          <table:table-cell office:value-type="float" office:value="0.157507" calcext:value-type="float">
            <text:p>0.157507</text:p>
          </table:table-cell>
          <table:table-cell office:value-type="float" office:value="0.157645" calcext:value-type="float">
            <text:p>0.1576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3" calcext:value-type="float">
            <text:p>0.157463</text:p>
          </table:table-cell>
          <table:table-cell office:value-type="float" office:value="0.15666" calcext:value-type="float">
            <text:p>0.15666</text:p>
          </table:table-cell>
          <table:table-cell office:value-type="float" office:value="0.157947" calcext:value-type="float">
            <text:p>0.157947</text:p>
          </table:table-cell>
          <table:table-cell office:value-type="float" office:value="0.163166" calcext:value-type="float">
            <text:p>0.163166</text:p>
          </table:table-cell>
          <table:table-cell table:number-columns-repeated="3"/>
          <table:table-cell office:value-type="float" office:value="0.157503" calcext:value-type="float">
            <text:p>0.157503</text:p>
          </table:table-cell>
          <table:table-cell office:value-type="float" office:value="0.157642" calcext:value-type="float">
            <text:p>0.1576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3" calcext:value-type="float">
            <text:p>0.157463</text:p>
          </table:table-cell>
          <table:table-cell office:value-type="float" office:value="0.156631" calcext:value-type="float">
            <text:p>0.156631</text:p>
          </table:table-cell>
          <table:table-cell office:value-type="float" office:value="0.157944" calcext:value-type="float">
            <text:p>0.157944</text:p>
          </table:table-cell>
          <table:table-cell office:value-type="float" office:value="0.163165" calcext:value-type="float">
            <text:p>0.163165</text:p>
          </table:table-cell>
          <table:table-cell table:number-columns-repeated="3"/>
          <table:table-cell office:value-type="float" office:value="0.157499" calcext:value-type="float">
            <text:p>0.157499</text:p>
          </table:table-cell>
          <table:table-cell office:value-type="float" office:value="0.157639" calcext:value-type="float">
            <text:p>0.1576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8" calcext:value-type="float">
            <text:p>0.157478</text:p>
          </table:table-cell>
          <table:table-cell office:value-type="float" office:value="0.156643" calcext:value-type="float">
            <text:p>0.156643</text:p>
          </table:table-cell>
          <table:table-cell office:value-type="float" office:value="0.157942" calcext:value-type="float">
            <text:p>0.157942</text:p>
          </table:table-cell>
          <table:table-cell office:value-type="float" office:value="0.163163" calcext:value-type="float">
            <text:p>0.163163</text:p>
          </table:table-cell>
          <table:table-cell table:number-columns-repeated="3"/>
          <table:table-cell office:value-type="float" office:value="0.157496" calcext:value-type="float">
            <text:p>0.157496</text:p>
          </table:table-cell>
          <table:table-cell office:value-type="float" office:value="0.157635" calcext:value-type="float">
            <text:p>0.15763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9" calcext:value-type="float">
            <text:p>0.157459</text:p>
          </table:table-cell>
          <table:table-cell office:value-type="float" office:value="0.15663" calcext:value-type="float">
            <text:p>0.15663</text:p>
          </table:table-cell>
          <table:table-cell office:value-type="float" office:value="0.157944" calcext:value-type="float">
            <text:p>0.157944</text:p>
          </table:table-cell>
          <table:table-cell office:value-type="float" office:value="0.163164" calcext:value-type="float">
            <text:p>0.163164</text:p>
          </table:table-cell>
          <table:table-cell table:number-columns-repeated="3"/>
          <table:table-cell office:value-type="float" office:value="0.157492" calcext:value-type="float">
            <text:p>0.157492</text:p>
          </table:table-cell>
          <table:table-cell office:value-type="float" office:value="0.157632" calcext:value-type="float">
            <text:p>0.15763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9" calcext:value-type="float">
            <text:p>0.157459</text:p>
          </table:table-cell>
          <table:table-cell office:value-type="float" office:value="0.156629" calcext:value-type="float">
            <text:p>0.156629</text:p>
          </table:table-cell>
          <table:table-cell office:value-type="float" office:value="0.157941" calcext:value-type="float">
            <text:p>0.157941</text:p>
          </table:table-cell>
          <table:table-cell office:value-type="float" office:value="0.163164" calcext:value-type="float">
            <text:p>0.163164</text:p>
          </table:table-cell>
          <table:table-cell table:number-columns-repeated="3"/>
          <table:table-cell office:value-type="float" office:value="0.157488" calcext:value-type="float">
            <text:p>0.157488</text:p>
          </table:table-cell>
          <table:table-cell office:value-type="float" office:value="0.157628" calcext:value-type="float">
            <text:p>0.1576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8" calcext:value-type="float">
            <text:p>0.157458</text:p>
          </table:table-cell>
          <table:table-cell office:value-type="float" office:value="0.156627" calcext:value-type="float">
            <text:p>0.156627</text:p>
          </table:table-cell>
          <table:table-cell office:value-type="float" office:value="0.157939" calcext:value-type="float">
            <text:p>0.157939</text:p>
          </table:table-cell>
          <table:table-cell office:value-type="float" office:value="0.163163" calcext:value-type="float">
            <text:p>0.163163</text:p>
          </table:table-cell>
          <table:table-cell table:number-columns-repeated="3"/>
          <table:table-cell office:value-type="float" office:value="0.157485" calcext:value-type="float">
            <text:p>0.157485</text:p>
          </table:table-cell>
          <table:table-cell office:value-type="float" office:value="0.157625" calcext:value-type="float">
            <text:p>0.15762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6" calcext:value-type="float">
            <text:p>0.157456</text:p>
          </table:table-cell>
          <table:table-cell office:value-type="float" office:value="0.156635" calcext:value-type="float">
            <text:p>0.156635</text:p>
          </table:table-cell>
          <table:table-cell office:value-type="float" office:value="0.15794" calcext:value-type="float">
            <text:p>0.15794</text:p>
          </table:table-cell>
          <table:table-cell office:value-type="float" office:value="0.163161" calcext:value-type="float">
            <text:p>0.163161</text:p>
          </table:table-cell>
          <table:table-cell table:number-columns-repeated="3"/>
          <table:table-cell office:value-type="float" office:value="0.157481" calcext:value-type="float">
            <text:p>0.157481</text:p>
          </table:table-cell>
          <table:table-cell office:value-type="float" office:value="0.157622" calcext:value-type="float">
            <text:p>0.1576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5" calcext:value-type="float">
            <text:p>0.157455</text:p>
          </table:table-cell>
          <table:table-cell office:value-type="float" office:value="0.156624" calcext:value-type="float">
            <text:p>0.156624</text:p>
          </table:table-cell>
          <table:table-cell office:value-type="float" office:value="0.157938" calcext:value-type="float">
            <text:p>0.157938</text:p>
          </table:table-cell>
          <table:table-cell office:value-type="float" office:value="0.163164" calcext:value-type="float">
            <text:p>0.163164</text:p>
          </table:table-cell>
          <table:table-cell table:number-columns-repeated="3"/>
          <table:table-cell office:value-type="float" office:value="0.157477" calcext:value-type="float">
            <text:p>0.157477</text:p>
          </table:table-cell>
          <table:table-cell office:value-type="float" office:value="0.157618" calcext:value-type="float">
            <text:p>0.15761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78" calcext:value-type="float">
            <text:p>0.157478</text:p>
          </table:table-cell>
          <table:table-cell office:value-type="float" office:value="0.156627" calcext:value-type="float">
            <text:p>0.156627</text:p>
          </table:table-cell>
          <table:table-cell office:value-type="float" office:value="0.157945" calcext:value-type="float">
            <text:p>0.157945</text:p>
          </table:table-cell>
          <table:table-cell office:value-type="float" office:value="0.163161" calcext:value-type="float">
            <text:p>0.163161</text:p>
          </table:table-cell>
          <table:table-cell table:number-columns-repeated="3"/>
          <table:table-cell office:value-type="float" office:value="0.157473" calcext:value-type="float">
            <text:p>0.157473</text:p>
          </table:table-cell>
          <table:table-cell office:value-type="float" office:value="0.157615" calcext:value-type="float">
            <text:p>0.15761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9" calcext:value-type="float">
            <text:p>0.157459</text:p>
          </table:table-cell>
          <table:table-cell office:value-type="float" office:value="0.15663" calcext:value-type="float">
            <text:p>0.15663</text:p>
          </table:table-cell>
          <table:table-cell office:value-type="float" office:value="0.157939" calcext:value-type="float">
            <text:p>0.157939</text:p>
          </table:table-cell>
          <table:table-cell office:value-type="float" office:value="0.163159" calcext:value-type="float">
            <text:p>0.163159</text:p>
          </table:table-cell>
          <table:table-cell table:number-columns-repeated="3"/>
          <table:table-cell office:value-type="float" office:value="0.15747" calcext:value-type="float">
            <text:p>0.15747</text:p>
          </table:table-cell>
          <table:table-cell office:value-type="float" office:value="0.157612" calcext:value-type="float">
            <text:p>0.1576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67" calcext:value-type="float">
            <text:p>0.157467</text:p>
          </table:table-cell>
          <table:table-cell office:value-type="float" office:value="0.156627" calcext:value-type="float">
            <text:p>0.156627</text:p>
          </table:table-cell>
          <table:table-cell office:value-type="float" office:value="0.15794" calcext:value-type="float">
            <text:p>0.15794</text:p>
          </table:table-cell>
          <table:table-cell office:value-type="float" office:value="0.163158" calcext:value-type="float">
            <text:p>0.163158</text:p>
          </table:table-cell>
          <table:table-cell table:number-columns-repeated="3"/>
          <table:table-cell office:value-type="float" office:value="0.157466" calcext:value-type="float">
            <text:p>0.157466</text:p>
          </table:table-cell>
          <table:table-cell office:value-type="float" office:value="0.157608" calcext:value-type="float">
            <text:p>0.1576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7" calcext:value-type="float">
            <text:p>0.157457</text:p>
          </table:table-cell>
          <table:table-cell office:value-type="float" office:value="0.156628" calcext:value-type="float">
            <text:p>0.156628</text:p>
          </table:table-cell>
          <table:table-cell office:value-type="float" office:value="0.157941" calcext:value-type="float">
            <text:p>0.157941</text:p>
          </table:table-cell>
          <table:table-cell office:value-type="float" office:value="0.163156" calcext:value-type="float">
            <text:p>0.163156</text:p>
          </table:table-cell>
          <table:table-cell table:number-columns-repeated="3"/>
          <table:table-cell office:value-type="float" office:value="0.157462" calcext:value-type="float">
            <text:p>0.157462</text:p>
          </table:table-cell>
          <table:table-cell office:value-type="float" office:value="0.157605" calcext:value-type="float">
            <text:p>0.1576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5" calcext:value-type="float">
            <text:p>0.157455</text:p>
          </table:table-cell>
          <table:table-cell office:value-type="float" office:value="0.156634" calcext:value-type="float">
            <text:p>0.156634</text:p>
          </table:table-cell>
          <table:table-cell office:value-type="float" office:value="0.15794" calcext:value-type="float">
            <text:p>0.15794</text:p>
          </table:table-cell>
          <table:table-cell office:value-type="float" office:value="0.163156" calcext:value-type="float">
            <text:p>0.163156</text:p>
          </table:table-cell>
          <table:table-cell table:number-columns-repeated="3"/>
          <table:table-cell office:value-type="float" office:value="0.157458" calcext:value-type="float">
            <text:p>0.157458</text:p>
          </table:table-cell>
          <table:table-cell office:value-type="float" office:value="0.157602" calcext:value-type="float">
            <text:p>0.15760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3" calcext:value-type="float">
            <text:p>0.157453</text:p>
          </table:table-cell>
          <table:table-cell office:value-type="float" office:value="0.156624" calcext:value-type="float">
            <text:p>0.156624</text:p>
          </table:table-cell>
          <table:table-cell office:value-type="float" office:value="0.157937" calcext:value-type="float">
            <text:p>0.157937</text:p>
          </table:table-cell>
          <table:table-cell office:value-type="float" office:value="0.163155" calcext:value-type="float">
            <text:p>0.163155</text:p>
          </table:table-cell>
          <table:table-cell table:number-columns-repeated="3"/>
          <table:table-cell office:value-type="float" office:value="0.157455" calcext:value-type="float">
            <text:p>0.157455</text:p>
          </table:table-cell>
          <table:table-cell office:value-type="float" office:value="0.157598" calcext:value-type="float">
            <text:p>0.15759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6" calcext:value-type="float">
            <text:p>0.157456</text:p>
          </table:table-cell>
          <table:table-cell office:value-type="float" office:value="0.156621" calcext:value-type="float">
            <text:p>0.156621</text:p>
          </table:table-cell>
          <table:table-cell office:value-type="float" office:value="0.157935" calcext:value-type="float">
            <text:p>0.157935</text:p>
          </table:table-cell>
          <table:table-cell office:value-type="float" office:value="0.163154" calcext:value-type="float">
            <text:p>0.163154</text:p>
          </table:table-cell>
          <table:table-cell table:number-columns-repeated="3"/>
          <table:table-cell office:value-type="float" office:value="0.157451" calcext:value-type="float">
            <text:p>0.157451</text:p>
          </table:table-cell>
          <table:table-cell office:value-type="float" office:value="0.157595" calcext:value-type="float">
            <text:p>0.15759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9" calcext:value-type="float">
            <text:p>0.157449</text:p>
          </table:table-cell>
          <table:table-cell office:value-type="float" office:value="0.156619" calcext:value-type="float">
            <text:p>0.156619</text:p>
          </table:table-cell>
          <table:table-cell office:value-type="float" office:value="0.157938" calcext:value-type="float">
            <text:p>0.157938</text:p>
          </table:table-cell>
          <table:table-cell office:value-type="float" office:value="0.163153" calcext:value-type="float">
            <text:p>0.163153</text:p>
          </table:table-cell>
          <table:table-cell table:number-columns-repeated="3"/>
          <table:table-cell office:value-type="float" office:value="0.157447" calcext:value-type="float">
            <text:p>0.157447</text:p>
          </table:table-cell>
          <table:table-cell office:value-type="float" office:value="0.157592" calcext:value-type="float">
            <text:p>0.1575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8" calcext:value-type="float">
            <text:p>0.157448</text:p>
          </table:table-cell>
          <table:table-cell office:value-type="float" office:value="0.156619" calcext:value-type="float">
            <text:p>0.156619</text:p>
          </table:table-cell>
          <table:table-cell office:value-type="float" office:value="0.157934" calcext:value-type="float">
            <text:p>0.157934</text:p>
          </table:table-cell>
          <table:table-cell office:value-type="float" office:value="0.163153" calcext:value-type="float">
            <text:p>0.163153</text:p>
          </table:table-cell>
          <table:table-cell table:number-columns-repeated="3"/>
          <table:table-cell office:value-type="float" office:value="0.157443" calcext:value-type="float">
            <text:p>0.157443</text:p>
          </table:table-cell>
          <table:table-cell office:value-type="float" office:value="0.157588" calcext:value-type="float">
            <text:p>0.15758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8" calcext:value-type="float">
            <text:p>0.157448</text:p>
          </table:table-cell>
          <table:table-cell office:value-type="float" office:value="0.156622" calcext:value-type="float">
            <text:p>0.156622</text:p>
          </table:table-cell>
          <table:table-cell office:value-type="float" office:value="0.157933" calcext:value-type="float">
            <text:p>0.157933</text:p>
          </table:table-cell>
          <table:table-cell office:value-type="float" office:value="0.163152" calcext:value-type="float">
            <text:p>0.163152</text:p>
          </table:table-cell>
          <table:table-cell table:number-columns-repeated="3"/>
          <table:table-cell office:value-type="float" office:value="0.15744" calcext:value-type="float">
            <text:p>0.15744</text:p>
          </table:table-cell>
          <table:table-cell office:value-type="float" office:value="0.157585" calcext:value-type="float">
            <text:p>0.15758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1" calcext:value-type="float">
            <text:p>0.157451</text:p>
          </table:table-cell>
          <table:table-cell office:value-type="float" office:value="0.156619" calcext:value-type="float">
            <text:p>0.156619</text:p>
          </table:table-cell>
          <table:table-cell office:value-type="float" office:value="0.157933" calcext:value-type="float">
            <text:p>0.157933</text:p>
          </table:table-cell>
          <table:table-cell office:value-type="float" office:value="0.163151" calcext:value-type="float">
            <text:p>0.163151</text:p>
          </table:table-cell>
          <table:table-cell table:number-columns-repeated="3"/>
          <table:table-cell office:value-type="float" office:value="0.157436" calcext:value-type="float">
            <text:p>0.157436</text:p>
          </table:table-cell>
          <table:table-cell office:value-type="float" office:value="0.157582" calcext:value-type="float">
            <text:p>0.1575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9" calcext:value-type="float">
            <text:p>0.157449</text:p>
          </table:table-cell>
          <table:table-cell office:value-type="float" office:value="0.156619" calcext:value-type="float">
            <text:p>0.156619</text:p>
          </table:table-cell>
          <table:table-cell office:value-type="float" office:value="0.157931" calcext:value-type="float">
            <text:p>0.157931</text:p>
          </table:table-cell>
          <table:table-cell office:value-type="float" office:value="0.163151" calcext:value-type="float">
            <text:p>0.163151</text:p>
          </table:table-cell>
          <table:table-cell table:number-columns-repeated="3"/>
          <table:table-cell office:value-type="float" office:value="0.157433" calcext:value-type="float">
            <text:p>0.157433</text:p>
          </table:table-cell>
          <table:table-cell office:value-type="float" office:value="0.157579" calcext:value-type="float">
            <text:p>0.15757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6" calcext:value-type="float">
            <text:p>0.157446</text:p>
          </table:table-cell>
          <table:table-cell office:value-type="float" office:value="0.156621" calcext:value-type="float">
            <text:p>0.156621</text:p>
          </table:table-cell>
          <table:table-cell office:value-type="float" office:value="0.157931" calcext:value-type="float">
            <text:p>0.157931</text:p>
          </table:table-cell>
          <table:table-cell office:value-type="float" office:value="0.163148" calcext:value-type="float">
            <text:p>0.163148</text:p>
          </table:table-cell>
          <table:table-cell table:number-columns-repeated="3"/>
          <table:table-cell office:value-type="float" office:value="0.157429" calcext:value-type="float">
            <text:p>0.157429</text:p>
          </table:table-cell>
          <table:table-cell office:value-type="float" office:value="0.157575" calcext:value-type="float">
            <text:p>0.15757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6" calcext:value-type="float">
            <text:p>0.157446</text:p>
          </table:table-cell>
          <table:table-cell office:value-type="float" office:value="0.156618" calcext:value-type="float">
            <text:p>0.156618</text:p>
          </table:table-cell>
          <table:table-cell office:value-type="float" office:value="0.15793" calcext:value-type="float">
            <text:p>0.15793</text:p>
          </table:table-cell>
          <table:table-cell office:value-type="float" office:value="0.163148" calcext:value-type="float">
            <text:p>0.163148</text:p>
          </table:table-cell>
          <table:table-cell table:number-columns-repeated="3"/>
          <table:table-cell office:value-type="float" office:value="0.157425" calcext:value-type="float">
            <text:p>0.157425</text:p>
          </table:table-cell>
          <table:table-cell office:value-type="float" office:value="0.157571" calcext:value-type="float">
            <text:p>0.1575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4" calcext:value-type="float">
            <text:p>0.157444</text:p>
          </table:table-cell>
          <table:table-cell office:value-type="float" office:value="0.156615" calcext:value-type="float">
            <text:p>0.156615</text:p>
          </table:table-cell>
          <table:table-cell office:value-type="float" office:value="0.157933" calcext:value-type="float">
            <text:p>0.157933</text:p>
          </table:table-cell>
          <table:table-cell office:value-type="float" office:value="0.163148" calcext:value-type="float">
            <text:p>0.163148</text:p>
          </table:table-cell>
          <table:table-cell table:number-columns-repeated="3"/>
          <table:table-cell office:value-type="float" office:value="0.157422" calcext:value-type="float">
            <text:p>0.157422</text:p>
          </table:table-cell>
          <table:table-cell office:value-type="float" office:value="0.157568" calcext:value-type="float">
            <text:p>0.1575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4" calcext:value-type="float">
            <text:p>0.157444</text:p>
          </table:table-cell>
          <table:table-cell office:value-type="float" office:value="0.156625" calcext:value-type="float">
            <text:p>0.156625</text:p>
          </table:table-cell>
          <table:table-cell office:value-type="float" office:value="0.157931" calcext:value-type="float">
            <text:p>0.157931</text:p>
          </table:table-cell>
          <table:table-cell office:value-type="float" office:value="0.163147" calcext:value-type="float">
            <text:p>0.163147</text:p>
          </table:table-cell>
          <table:table-cell table:number-columns-repeated="3"/>
          <table:table-cell office:value-type="float" office:value="0.157418" calcext:value-type="float">
            <text:p>0.157418</text:p>
          </table:table-cell>
          <table:table-cell office:value-type="float" office:value="0.157564" calcext:value-type="float">
            <text:p>0.1575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5" calcext:value-type="float">
            <text:p>0.15745</text:p>
          </table:table-cell>
          <table:table-cell office:value-type="float" office:value="0.156619" calcext:value-type="float">
            <text:p>0.156619</text:p>
          </table:table-cell>
          <table:table-cell office:value-type="float" office:value="0.157931" calcext:value-type="float">
            <text:p>0.157931</text:p>
          </table:table-cell>
          <table:table-cell office:value-type="float" office:value="0.163147" calcext:value-type="float">
            <text:p>0.163147</text:p>
          </table:table-cell>
          <table:table-cell table:number-columns-repeated="3"/>
          <table:table-cell office:value-type="float" office:value="0.157414" calcext:value-type="float">
            <text:p>0.157414</text:p>
          </table:table-cell>
          <table:table-cell office:value-type="float" office:value="0.157561" calcext:value-type="float">
            <text:p>0.15756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6" calcext:value-type="float">
            <text:p>0.157446</text:p>
          </table:table-cell>
          <table:table-cell office:value-type="float" office:value="0.156624" calcext:value-type="float">
            <text:p>0.156624</text:p>
          </table:table-cell>
          <table:table-cell office:value-type="float" office:value="0.15793" calcext:value-type="float">
            <text:p>0.15793</text:p>
          </table:table-cell>
          <table:table-cell office:value-type="float" office:value="0.163146" calcext:value-type="float">
            <text:p>0.163146</text:p>
          </table:table-cell>
          <table:table-cell table:number-columns-repeated="3"/>
          <table:table-cell office:value-type="float" office:value="0.15741" calcext:value-type="float">
            <text:p>0.15741</text:p>
          </table:table-cell>
          <table:table-cell office:value-type="float" office:value="0.157558" calcext:value-type="float">
            <text:p>0.15755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4" calcext:value-type="float">
            <text:p>0.157444</text:p>
          </table:table-cell>
          <table:table-cell office:value-type="float" office:value="0.156615" calcext:value-type="float">
            <text:p>0.156615</text:p>
          </table:table-cell>
          <table:table-cell office:value-type="float" office:value="0.15793" calcext:value-type="float">
            <text:p>0.15793</text:p>
          </table:table-cell>
          <table:table-cell office:value-type="float" office:value="0.163145" calcext:value-type="float">
            <text:p>0.163145</text:p>
          </table:table-cell>
          <table:table-cell table:number-columns-repeated="3"/>
          <table:table-cell office:value-type="float" office:value="0.157406" calcext:value-type="float">
            <text:p>0.157406</text:p>
          </table:table-cell>
          <table:table-cell office:value-type="float" office:value="0.157555" calcext:value-type="float">
            <text:p>0.1575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8" calcext:value-type="float">
            <text:p>0.157448</text:p>
          </table:table-cell>
          <table:table-cell office:value-type="float" office:value="0.156612" calcext:value-type="float">
            <text:p>0.156612</text:p>
          </table:table-cell>
          <table:table-cell office:value-type="float" office:value="0.157928" calcext:value-type="float">
            <text:p>0.157928</text:p>
          </table:table-cell>
          <table:table-cell office:value-type="float" office:value="0.163144" calcext:value-type="float">
            <text:p>0.163144</text:p>
          </table:table-cell>
          <table:table-cell table:number-columns-repeated="3"/>
          <table:table-cell office:value-type="float" office:value="0.157403" calcext:value-type="float">
            <text:p>0.157403</text:p>
          </table:table-cell>
          <table:table-cell office:value-type="float" office:value="0.157552" calcext:value-type="float">
            <text:p>0.15755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6" calcext:value-type="float">
            <text:p>0.157446</text:p>
          </table:table-cell>
          <table:table-cell office:value-type="float" office:value="0.156614" calcext:value-type="float">
            <text:p>0.156614</text:p>
          </table:table-cell>
          <table:table-cell office:value-type="float" office:value="0.157933" calcext:value-type="float">
            <text:p>0.157933</text:p>
          </table:table-cell>
          <table:table-cell office:value-type="float" office:value="0.163143" calcext:value-type="float">
            <text:p>0.163143</text:p>
          </table:table-cell>
          <table:table-cell table:number-columns-repeated="3"/>
          <table:table-cell office:value-type="float" office:value="0.157399" calcext:value-type="float">
            <text:p>0.157399</text:p>
          </table:table-cell>
          <table:table-cell office:value-type="float" office:value="0.157548" calcext:value-type="float">
            <text:p>0.1575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1" calcext:value-type="float">
            <text:p>0.157441</text:p>
          </table:table-cell>
          <table:table-cell office:value-type="float" office:value="0.156622" calcext:value-type="float">
            <text:p>0.156622</text:p>
          </table:table-cell>
          <table:table-cell office:value-type="float" office:value="0.157928" calcext:value-type="float">
            <text:p>0.157928</text:p>
          </table:table-cell>
          <table:table-cell office:value-type="float" office:value="0.163143" calcext:value-type="float">
            <text:p>0.163143</text:p>
          </table:table-cell>
          <table:table-cell table:number-columns-repeated="3"/>
          <table:table-cell office:value-type="float" office:value="0.157396" calcext:value-type="float">
            <text:p>0.157396</text:p>
          </table:table-cell>
          <table:table-cell office:value-type="float" office:value="0.157545" calcext:value-type="float">
            <text:p>0.1575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" calcext:value-type="float">
            <text:p>0.15744</text:p>
          </table:table-cell>
          <table:table-cell office:value-type="float" office:value="0.156633" calcext:value-type="float">
            <text:p>0.156633</text:p>
          </table:table-cell>
          <table:table-cell office:value-type="float" office:value="0.157927" calcext:value-type="float">
            <text:p>0.157927</text:p>
          </table:table-cell>
          <table:table-cell office:value-type="float" office:value="0.163141" calcext:value-type="float">
            <text:p>0.163141</text:p>
          </table:table-cell>
          <table:table-cell table:number-columns-repeated="3"/>
          <table:table-cell office:value-type="float" office:value="0.157392" calcext:value-type="float">
            <text:p>0.157392</text:p>
          </table:table-cell>
          <table:table-cell office:value-type="float" office:value="0.157541" calcext:value-type="float">
            <text:p>0.15754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44" calcext:value-type="float">
            <text:p>0.157444</text:p>
          </table:table-cell>
          <table:table-cell office:value-type="float" office:value="0.156615" calcext:value-type="float">
            <text:p>0.156615</text:p>
          </table:table-cell>
          <table:table-cell office:value-type="float" office:value="0.157926" calcext:value-type="float">
            <text:p>0.157926</text:p>
          </table:table-cell>
          <table:table-cell office:value-type="float" office:value="0.163141" calcext:value-type="float">
            <text:p>0.163141</text:p>
          </table:table-cell>
          <table:table-cell table:number-columns-repeated="3"/>
          <table:table-cell office:value-type="float" office:value="0.157388" calcext:value-type="float">
            <text:p>0.157388</text:p>
          </table:table-cell>
          <table:table-cell office:value-type="float" office:value="0.157537" calcext:value-type="float">
            <text:p>0.15753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9" calcext:value-type="float">
            <text:p>0.157439</text:p>
          </table:table-cell>
          <table:table-cell office:value-type="float" office:value="0.156618" calcext:value-type="float">
            <text:p>0.156618</text:p>
          </table:table-cell>
          <table:table-cell office:value-type="float" office:value="0.157925" calcext:value-type="float">
            <text:p>0.157925</text:p>
          </table:table-cell>
          <table:table-cell office:value-type="float" office:value="0.16314" calcext:value-type="float">
            <text:p>0.16314</text:p>
          </table:table-cell>
          <table:table-cell table:number-columns-repeated="3"/>
          <table:table-cell office:value-type="float" office:value="0.157385" calcext:value-type="float">
            <text:p>0.157385</text:p>
          </table:table-cell>
          <table:table-cell office:value-type="float" office:value="0.157534" calcext:value-type="float">
            <text:p>0.15753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7" calcext:value-type="float">
            <text:p>0.157437</text:p>
          </table:table-cell>
          <table:table-cell office:value-type="float" office:value="0.156613" calcext:value-type="float">
            <text:p>0.156613</text:p>
          </table:table-cell>
          <table:table-cell office:value-type="float" office:value="0.157923" calcext:value-type="float">
            <text:p>0.157923</text:p>
          </table:table-cell>
          <table:table-cell office:value-type="float" office:value="0.16314" calcext:value-type="float">
            <text:p>0.16314</text:p>
          </table:table-cell>
          <table:table-cell table:number-columns-repeated="3"/>
          <table:table-cell office:value-type="float" office:value="0.157381" calcext:value-type="float">
            <text:p>0.157381</text:p>
          </table:table-cell>
          <table:table-cell office:value-type="float" office:value="0.157531" calcext:value-type="float">
            <text:p>0.1575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7" calcext:value-type="float">
            <text:p>0.157437</text:p>
          </table:table-cell>
          <table:table-cell office:value-type="float" office:value="0.156616" calcext:value-type="float">
            <text:p>0.156616</text:p>
          </table:table-cell>
          <table:table-cell office:value-type="float" office:value="0.157937" calcext:value-type="float">
            <text:p>0.157937</text:p>
          </table:table-cell>
          <table:table-cell office:value-type="float" office:value="0.163139" calcext:value-type="float">
            <text:p>0.163139</text:p>
          </table:table-cell>
          <table:table-cell table:number-columns-repeated="3"/>
          <table:table-cell office:value-type="float" office:value="0.157378" calcext:value-type="float">
            <text:p>0.157378</text:p>
          </table:table-cell>
          <table:table-cell office:value-type="float" office:value="0.157527" calcext:value-type="float">
            <text:p>0.1575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7" calcext:value-type="float">
            <text:p>0.157437</text:p>
          </table:table-cell>
          <table:table-cell office:value-type="float" office:value="0.156608" calcext:value-type="float">
            <text:p>0.156608</text:p>
          </table:table-cell>
          <table:table-cell office:value-type="float" office:value="0.157954" calcext:value-type="float">
            <text:p>0.157954</text:p>
          </table:table-cell>
          <table:table-cell office:value-type="float" office:value="0.163139" calcext:value-type="float">
            <text:p>0.163139</text:p>
          </table:table-cell>
          <table:table-cell table:number-columns-repeated="3"/>
          <table:table-cell office:value-type="float" office:value="0.157374" calcext:value-type="float">
            <text:p>0.157374</text:p>
          </table:table-cell>
          <table:table-cell office:value-type="float" office:value="0.157524" calcext:value-type="float">
            <text:p>0.15752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6" calcext:value-type="float">
            <text:p>0.157436</text:p>
          </table:table-cell>
          <table:table-cell office:value-type="float" office:value="0.156612" calcext:value-type="float">
            <text:p>0.156612</text:p>
          </table:table-cell>
          <table:table-cell office:value-type="float" office:value="0.157926" calcext:value-type="float">
            <text:p>0.157926</text:p>
          </table:table-cell>
          <table:table-cell office:value-type="float" office:value="0.163137" calcext:value-type="float">
            <text:p>0.163137</text:p>
          </table:table-cell>
          <table:table-cell table:number-columns-repeated="3"/>
          <table:table-cell office:value-type="float" office:value="0.15737" calcext:value-type="float">
            <text:p>0.15737</text:p>
          </table:table-cell>
          <table:table-cell office:value-type="float" office:value="0.15752" calcext:value-type="float">
            <text:p>0.1575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5" calcext:value-type="float">
            <text:p>0.157435</text:p>
          </table:table-cell>
          <table:table-cell office:value-type="float" office:value="0.156607" calcext:value-type="float">
            <text:p>0.156607</text:p>
          </table:table-cell>
          <table:table-cell office:value-type="float" office:value="0.157923" calcext:value-type="float">
            <text:p>0.157923</text:p>
          </table:table-cell>
          <table:table-cell office:value-type="float" office:value="0.163135" calcext:value-type="float">
            <text:p>0.163135</text:p>
          </table:table-cell>
          <table:table-cell table:number-columns-repeated="3"/>
          <table:table-cell office:value-type="float" office:value="0.157367" calcext:value-type="float">
            <text:p>0.157367</text:p>
          </table:table-cell>
          <table:table-cell office:value-type="float" office:value="0.157517" calcext:value-type="float">
            <text:p>0.1575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3" calcext:value-type="float">
            <text:p>0.157433</text:p>
          </table:table-cell>
          <table:table-cell office:value-type="float" office:value="0.156631" calcext:value-type="float">
            <text:p>0.156631</text:p>
          </table:table-cell>
          <table:table-cell office:value-type="float" office:value="0.157922" calcext:value-type="float">
            <text:p>0.157922</text:p>
          </table:table-cell>
          <table:table-cell office:value-type="float" office:value="0.163136" calcext:value-type="float">
            <text:p>0.163136</text:p>
          </table:table-cell>
          <table:table-cell table:number-columns-repeated="3"/>
          <table:table-cell office:value-type="float" office:value="0.157363" calcext:value-type="float">
            <text:p>0.157363</text:p>
          </table:table-cell>
          <table:table-cell office:value-type="float" office:value="0.157514" calcext:value-type="float">
            <text:p>0.1575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7" calcext:value-type="float">
            <text:p>0.157437</text:p>
          </table:table-cell>
          <table:table-cell office:value-type="float" office:value="0.156615" calcext:value-type="float">
            <text:p>0.156615</text:p>
          </table:table-cell>
          <table:table-cell office:value-type="float" office:value="0.157922" calcext:value-type="float">
            <text:p>0.157922</text:p>
          </table:table-cell>
          <table:table-cell office:value-type="float" office:value="0.163135" calcext:value-type="float">
            <text:p>0.163135</text:p>
          </table:table-cell>
          <table:table-cell table:number-columns-repeated="3"/>
          <table:table-cell office:value-type="float" office:value="0.157359" calcext:value-type="float">
            <text:p>0.157359</text:p>
          </table:table-cell>
          <table:table-cell office:value-type="float" office:value="0.157511" calcext:value-type="float">
            <text:p>0.15751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4" calcext:value-type="float">
            <text:p>0.157434</text:p>
          </table:table-cell>
          <table:table-cell office:value-type="float" office:value="0.156609" calcext:value-type="float">
            <text:p>0.156609</text:p>
          </table:table-cell>
          <table:table-cell office:value-type="float" office:value="0.157921" calcext:value-type="float">
            <text:p>0.157921</text:p>
          </table:table-cell>
          <table:table-cell office:value-type="float" office:value="0.163135" calcext:value-type="float">
            <text:p>0.163135</text:p>
          </table:table-cell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7508" calcext:value-type="float">
            <text:p>0.1575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2" calcext:value-type="float">
            <text:p>0.157432</text:p>
          </table:table-cell>
          <table:table-cell office:value-type="float" office:value="0.156605" calcext:value-type="float">
            <text:p>0.156605</text:p>
          </table:table-cell>
          <table:table-cell office:value-type="float" office:value="0.15792" calcext:value-type="float">
            <text:p>0.15792</text:p>
          </table:table-cell>
          <table:table-cell office:value-type="float" office:value="0.163132" calcext:value-type="float">
            <text:p>0.163132</text:p>
          </table:table-cell>
          <table:table-cell table:number-columns-repeated="3"/>
          <table:table-cell office:value-type="float" office:value="0.157352" calcext:value-type="float">
            <text:p>0.157352</text:p>
          </table:table-cell>
          <table:table-cell office:value-type="float" office:value="0.157504" calcext:value-type="float">
            <text:p>0.15750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9" calcext:value-type="float">
            <text:p>0.157429</text:p>
          </table:table-cell>
          <table:table-cell office:value-type="float" office:value="0.156608" calcext:value-type="float">
            <text:p>0.156608</text:p>
          </table:table-cell>
          <table:table-cell office:value-type="float" office:value="0.157919" calcext:value-type="float">
            <text:p>0.157919</text:p>
          </table:table-cell>
          <table:table-cell office:value-type="float" office:value="0.163133" calcext:value-type="float">
            <text:p>0.163133</text:p>
          </table:table-cell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7501" calcext:value-type="float">
            <text:p>0.1575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8" calcext:value-type="float">
            <text:p>0.157428</text:p>
          </table:table-cell>
          <table:table-cell office:value-type="float" office:value="0.156603" calcext:value-type="float">
            <text:p>0.156603</text:p>
          </table:table-cell>
          <table:table-cell office:value-type="float" office:value="0.157919" calcext:value-type="float">
            <text:p>0.157919</text:p>
          </table:table-cell>
          <table:table-cell office:value-type="float" office:value="0.163131" calcext:value-type="float">
            <text:p>0.163131</text:p>
          </table:table-cell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7498" calcext:value-type="float">
            <text:p>0.15749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7" calcext:value-type="float">
            <text:p>0.157427</text:p>
          </table:table-cell>
          <table:table-cell office:value-type="float" office:value="0.156607" calcext:value-type="float">
            <text:p>0.156607</text:p>
          </table:table-cell>
          <table:table-cell office:value-type="float" office:value="0.157921" calcext:value-type="float">
            <text:p>0.157921</text:p>
          </table:table-cell>
          <table:table-cell office:value-type="float" office:value="0.163132" calcext:value-type="float">
            <text:p>0.163132</text:p>
          </table:table-cell>
          <table:table-cell table:number-columns-repeated="3"/>
          <table:table-cell office:value-type="float" office:value="0.157341" calcext:value-type="float">
            <text:p>0.157341</text:p>
          </table:table-cell>
          <table:table-cell office:value-type="float" office:value="0.157494" calcext:value-type="float">
            <text:p>0.15749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6" calcext:value-type="float">
            <text:p>0.157426</text:p>
          </table:table-cell>
          <table:table-cell office:value-type="float" office:value="0.156623" calcext:value-type="float">
            <text:p>0.156623</text:p>
          </table:table-cell>
          <table:table-cell office:value-type="float" office:value="0.157919" calcext:value-type="float">
            <text:p>0.157919</text:p>
          </table:table-cell>
          <table:table-cell office:value-type="float" office:value="0.163131" calcext:value-type="float">
            <text:p>0.163131</text:p>
          </table:table-cell>
          <table:table-cell table:number-columns-repeated="3"/>
          <table:table-cell office:value-type="float" office:value="0.157338" calcext:value-type="float">
            <text:p>0.157338</text:p>
          </table:table-cell>
          <table:table-cell office:value-type="float" office:value="0.157491" calcext:value-type="float">
            <text:p>0.15749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6" calcext:value-type="float">
            <text:p>0.157426</text:p>
          </table:table-cell>
          <table:table-cell office:value-type="float" office:value="0.156623" calcext:value-type="float">
            <text:p>0.156623</text:p>
          </table:table-cell>
          <table:table-cell office:value-type="float" office:value="0.157925" calcext:value-type="float">
            <text:p>0.157925</text:p>
          </table:table-cell>
          <table:table-cell office:value-type="float" office:value="0.16313" calcext:value-type="float">
            <text:p>0.16313</text:p>
          </table:table-cell>
          <table:table-cell table:number-columns-repeated="3"/>
          <table:table-cell office:value-type="float" office:value="0.157334" calcext:value-type="float">
            <text:p>0.157334</text:p>
          </table:table-cell>
          <table:table-cell office:value-type="float" office:value="0.157488" calcext:value-type="float">
            <text:p>0.15748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4" calcext:value-type="float">
            <text:p>0.157424</text:p>
          </table:table-cell>
          <table:table-cell office:value-type="float" office:value="0.156603" calcext:value-type="float">
            <text:p>0.156603</text:p>
          </table:table-cell>
          <table:table-cell office:value-type="float" office:value="0.157917" calcext:value-type="float">
            <text:p>0.157917</text:p>
          </table:table-cell>
          <table:table-cell office:value-type="float" office:value="0.16313" calcext:value-type="float">
            <text:p>0.16313</text:p>
          </table:table-cell>
          <table:table-cell table:number-columns-repeated="3"/>
          <table:table-cell office:value-type="float" office:value="0.157331" calcext:value-type="float">
            <text:p>0.157331</text:p>
          </table:table-cell>
          <table:table-cell office:value-type="float" office:value="0.157484" calcext:value-type="float">
            <text:p>0.15748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1" calcext:value-type="float">
            <text:p>0.157431</text:p>
          </table:table-cell>
          <table:table-cell office:value-type="float" office:value="0.156606" calcext:value-type="float">
            <text:p>0.156606</text:p>
          </table:table-cell>
          <table:table-cell office:value-type="float" office:value="0.157917" calcext:value-type="float">
            <text:p>0.157917</text:p>
          </table:table-cell>
          <table:table-cell office:value-type="float" office:value="0.163128" calcext:value-type="float">
            <text:p>0.163128</text:p>
          </table:table-cell>
          <table:table-cell table:number-columns-repeated="3"/>
          <table:table-cell office:value-type="float" office:value="0.157327" calcext:value-type="float">
            <text:p>0.157327</text:p>
          </table:table-cell>
          <table:table-cell office:value-type="float" office:value="0.157481" calcext:value-type="float">
            <text:p>0.1574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4" calcext:value-type="float">
            <text:p>0.157424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57923" calcext:value-type="float">
            <text:p>0.157923</text:p>
          </table:table-cell>
          <table:table-cell office:value-type="float" office:value="0.163127" calcext:value-type="float">
            <text:p>0.163127</text:p>
          </table:table-cell>
          <table:table-cell table:number-columns-repeated="3"/>
          <table:table-cell office:value-type="float" office:value="0.157324" calcext:value-type="float">
            <text:p>0.157324</text:p>
          </table:table-cell>
          <table:table-cell office:value-type="float" office:value="0.157477" calcext:value-type="float">
            <text:p>0.1574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2" calcext:value-type="float">
            <text:p>0.157422</text:p>
          </table:table-cell>
          <table:table-cell office:value-type="float" office:value="0.156602" calcext:value-type="float">
            <text:p>0.156602</text:p>
          </table:table-cell>
          <table:table-cell office:value-type="float" office:value="0.157917" calcext:value-type="float">
            <text:p>0.157917</text:p>
          </table:table-cell>
          <table:table-cell office:value-type="float" office:value="0.163127" calcext:value-type="float">
            <text:p>0.163127</text:p>
          </table:table-cell>
          <table:table-cell table:number-columns-repeated="3"/>
          <table:table-cell office:value-type="float" office:value="0.15732" calcext:value-type="float">
            <text:p>0.15732</text:p>
          </table:table-cell>
          <table:table-cell office:value-type="float" office:value="0.157474" calcext:value-type="float">
            <text:p>0.1574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7" calcext:value-type="float">
            <text:p>0.157437</text:p>
          </table:table-cell>
          <table:table-cell office:value-type="float" office:value="0.156601" calcext:value-type="float">
            <text:p>0.156601</text:p>
          </table:table-cell>
          <table:table-cell office:value-type="float" office:value="0.157916" calcext:value-type="float">
            <text:p>0.157916</text:p>
          </table:table-cell>
          <table:table-cell office:value-type="float" office:value="0.163126" calcext:value-type="float">
            <text:p>0.163126</text:p>
          </table:table-cell>
          <table:table-cell table:number-columns-repeated="3"/>
          <table:table-cell office:value-type="float" office:value="0.157317" calcext:value-type="float">
            <text:p>0.157317</text:p>
          </table:table-cell>
          <table:table-cell office:value-type="float" office:value="0.15747" calcext:value-type="float">
            <text:p>0.1574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4" calcext:value-type="float">
            <text:p>0.157424</text:p>
          </table:table-cell>
          <table:table-cell office:value-type="float" office:value="0.156598" calcext:value-type="float">
            <text:p>0.156598</text:p>
          </table:table-cell>
          <table:table-cell office:value-type="float" office:value="0.157913" calcext:value-type="float">
            <text:p>0.157913</text:p>
          </table:table-cell>
          <table:table-cell office:value-type="float" office:value="0.163125" calcext:value-type="float">
            <text:p>0.163125</text:p>
          </table:table-cell>
          <table:table-cell table:number-columns-repeated="3"/>
          <table:table-cell office:value-type="float" office:value="0.157313" calcext:value-type="float">
            <text:p>0.157313</text:p>
          </table:table-cell>
          <table:table-cell office:value-type="float" office:value="0.157467" calcext:value-type="float">
            <text:p>0.1574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" calcext:value-type="float">
            <text:p>0.15742</text:p>
          </table:table-cell>
          <table:table-cell office:value-type="float" office:value="0.156598" calcext:value-type="float">
            <text:p>0.156598</text:p>
          </table:table-cell>
          <table:table-cell office:value-type="float" office:value="0.157914" calcext:value-type="float">
            <text:p>0.157914</text:p>
          </table:table-cell>
          <table:table-cell office:value-type="float" office:value="0.163125" calcext:value-type="float">
            <text:p>0.163125</text:p>
          </table:table-cell>
          <table:table-cell table:number-columns-repeated="3"/>
          <table:table-cell office:value-type="float" office:value="0.15731" calcext:value-type="float">
            <text:p>0.15731</text:p>
          </table:table-cell>
          <table:table-cell office:value-type="float" office:value="0.157464" calcext:value-type="float">
            <text:p>0.1574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2" calcext:value-type="float">
            <text:p>0.157422</text:p>
          </table:table-cell>
          <table:table-cell office:value-type="float" office:value="0.156609" calcext:value-type="float">
            <text:p>0.156609</text:p>
          </table:table-cell>
          <table:table-cell office:value-type="float" office:value="0.157912" calcext:value-type="float">
            <text:p>0.157912</text:p>
          </table:table-cell>
          <table:table-cell office:value-type="float" office:value="0.163125" calcext:value-type="float">
            <text:p>0.163125</text:p>
          </table:table-cell>
          <table:table-cell table:number-columns-repeated="3"/>
          <table:table-cell office:value-type="float" office:value="0.157306" calcext:value-type="float">
            <text:p>0.157306</text:p>
          </table:table-cell>
          <table:table-cell office:value-type="float" office:value="0.15746" calcext:value-type="float">
            <text:p>0.157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1" calcext:value-type="float">
            <text:p>0.157431</text:p>
          </table:table-cell>
          <table:table-cell office:value-type="float" office:value="0.156602" calcext:value-type="float">
            <text:p>0.156602</text:p>
          </table:table-cell>
          <table:table-cell office:value-type="float" office:value="0.157912" calcext:value-type="float">
            <text:p>0.157912</text:p>
          </table:table-cell>
          <table:table-cell office:value-type="float" office:value="0.163124" calcext:value-type="float">
            <text:p>0.163124</text:p>
          </table:table-cell>
          <table:table-cell table:number-columns-repeated="3"/>
          <table:table-cell office:value-type="float" office:value="0.157303" calcext:value-type="float">
            <text:p>0.157303</text:p>
          </table:table-cell>
          <table:table-cell office:value-type="float" office:value="0.157457" calcext:value-type="float">
            <text:p>0.15745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4" calcext:value-type="float">
            <text:p>0.157424</text:p>
          </table:table-cell>
          <table:table-cell office:value-type="float" office:value="0.156597" calcext:value-type="float">
            <text:p>0.156597</text:p>
          </table:table-cell>
          <table:table-cell office:value-type="float" office:value="0.157916" calcext:value-type="float">
            <text:p>0.157916</text:p>
          </table:table-cell>
          <table:table-cell office:value-type="float" office:value="0.163124" calcext:value-type="float">
            <text:p>0.163124</text:p>
          </table:table-cell>
          <table:table-cell table:number-columns-repeated="3"/>
          <table:table-cell office:value-type="float" office:value="0.157299" calcext:value-type="float">
            <text:p>0.157299</text:p>
          </table:table-cell>
          <table:table-cell office:value-type="float" office:value="0.157454" calcext:value-type="float">
            <text:p>0.15745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7" calcext:value-type="float">
            <text:p>0.157427</text:p>
          </table:table-cell>
          <table:table-cell office:value-type="float" office:value="0.156603" calcext:value-type="float">
            <text:p>0.156603</text:p>
          </table:table-cell>
          <table:table-cell office:value-type="float" office:value="0.157917" calcext:value-type="float">
            <text:p>0.157917</text:p>
          </table:table-cell>
          <table:table-cell office:value-type="float" office:value="0.163122" calcext:value-type="float">
            <text:p>0.163122</text:p>
          </table:table-cell>
          <table:table-cell table:number-columns-repeated="3"/>
          <table:table-cell office:value-type="float" office:value="0.157295" calcext:value-type="float">
            <text:p>0.157295</text:p>
          </table:table-cell>
          <table:table-cell office:value-type="float" office:value="0.157451" calcext:value-type="float">
            <text:p>0.1574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2" calcext:value-type="float">
            <text:p>0.157422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57913" calcext:value-type="float">
            <text:p>0.157913</text:p>
          </table:table-cell>
          <table:table-cell office:value-type="float" office:value="0.163122" calcext:value-type="float">
            <text:p>0.163122</text:p>
          </table:table-cell>
          <table:table-cell table:number-columns-repeated="3"/>
          <table:table-cell office:value-type="float" office:value="0.157291" calcext:value-type="float">
            <text:p>0.157291</text:p>
          </table:table-cell>
          <table:table-cell office:value-type="float" office:value="0.157447" calcext:value-type="float">
            <text:p>0.15744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17" calcext:value-type="float">
            <text:p>0.157417</text:p>
          </table:table-cell>
          <table:table-cell office:value-type="float" office:value="0.156599" calcext:value-type="float">
            <text:p>0.156599</text:p>
          </table:table-cell>
          <table:table-cell office:value-type="float" office:value="0.157914" calcext:value-type="float">
            <text:p>0.157914</text:p>
          </table:table-cell>
          <table:table-cell office:value-type="float" office:value="0.163121" calcext:value-type="float">
            <text:p>0.163121</text:p>
          </table:table-cell>
          <table:table-cell table:number-columns-repeated="3"/>
          <table:table-cell office:value-type="float" office:value="0.157288" calcext:value-type="float">
            <text:p>0.157288</text:p>
          </table:table-cell>
          <table:table-cell office:value-type="float" office:value="0.157444" calcext:value-type="float">
            <text:p>0.15744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5" calcext:value-type="float">
            <text:p>0.157435</text:p>
          </table:table-cell>
          <table:table-cell office:value-type="float" office:value="0.156594" calcext:value-type="float">
            <text:p>0.156594</text:p>
          </table:table-cell>
          <table:table-cell office:value-type="float" office:value="0.157911" calcext:value-type="float">
            <text:p>0.157911</text:p>
          </table:table-cell>
          <table:table-cell office:value-type="float" office:value="0.163122" calcext:value-type="float">
            <text:p>0.163122</text:p>
          </table:table-cell>
          <table:table-cell table:number-columns-repeated="3"/>
          <table:table-cell office:value-type="float" office:value="0.157285" calcext:value-type="float">
            <text:p>0.157285</text:p>
          </table:table-cell>
          <table:table-cell office:value-type="float" office:value="0.157441" calcext:value-type="float">
            <text:p>0.15744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15" calcext:value-type="float">
            <text:p>0.157415</text:p>
          </table:table-cell>
          <table:table-cell office:value-type="float" office:value="0.156599" calcext:value-type="float">
            <text:p>0.156599</text:p>
          </table:table-cell>
          <table:table-cell office:value-type="float" office:value="0.157914" calcext:value-type="float">
            <text:p>0.157914</text:p>
          </table:table-cell>
          <table:table-cell office:value-type="float" office:value="0.163121" calcext:value-type="float">
            <text:p>0.163121</text:p>
          </table:table-cell>
          <table:table-cell table:number-columns-repeated="3"/>
          <table:table-cell office:value-type="float" office:value="0.157281" calcext:value-type="float">
            <text:p>0.157281</text:p>
          </table:table-cell>
          <table:table-cell office:value-type="float" office:value="0.157437" calcext:value-type="float">
            <text:p>0.15743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16" calcext:value-type="float">
            <text:p>0.157416</text:p>
          </table:table-cell>
          <table:table-cell office:value-type="float" office:value="0.156596" calcext:value-type="float">
            <text:p>0.156596</text:p>
          </table:table-cell>
          <table:table-cell office:value-type="float" office:value="0.157909" calcext:value-type="float">
            <text:p>0.157909</text:p>
          </table:table-cell>
          <table:table-cell office:value-type="float" office:value="0.16312" calcext:value-type="float">
            <text:p>0.16312</text:p>
          </table:table-cell>
          <table:table-cell table:number-columns-repeated="3"/>
          <table:table-cell office:value-type="float" office:value="0.157278" calcext:value-type="float">
            <text:p>0.157278</text:p>
          </table:table-cell>
          <table:table-cell office:value-type="float" office:value="0.157434" calcext:value-type="float">
            <text:p>0.15743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31" calcext:value-type="float">
            <text:p>0.157431</text:p>
          </table:table-cell>
          <table:table-cell office:value-type="float" office:value="0.156594" calcext:value-type="float">
            <text:p>0.156594</text:p>
          </table:table-cell>
          <table:table-cell office:value-type="float" office:value="0.15791" calcext:value-type="float">
            <text:p>0.15791</text:p>
          </table:table-cell>
          <table:table-cell office:value-type="float" office:value="0.163119" calcext:value-type="float">
            <text:p>0.163119</text:p>
          </table:table-cell>
          <table:table-cell table:number-columns-repeated="3"/>
          <table:table-cell office:value-type="float" office:value="0.157274" calcext:value-type="float">
            <text:p>0.157274</text:p>
          </table:table-cell>
          <table:table-cell office:value-type="float" office:value="0.157431" calcext:value-type="float">
            <text:p>0.1574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19" calcext:value-type="float">
            <text:p>0.157419</text:p>
          </table:table-cell>
          <table:table-cell office:value-type="float" office:value="0.156591" calcext:value-type="float">
            <text:p>0.156591</text:p>
          </table:table-cell>
          <table:table-cell office:value-type="float" office:value="0.157909" calcext:value-type="float">
            <text:p>0.157909</text:p>
          </table:table-cell>
          <table:table-cell office:value-type="float" office:value="0.163118" calcext:value-type="float">
            <text:p>0.163118</text:p>
          </table:table-cell>
          <table:table-cell table:number-columns-repeated="3"/>
          <table:table-cell office:value-type="float" office:value="0.15727" calcext:value-type="float">
            <text:p>0.15727</text:p>
          </table:table-cell>
          <table:table-cell office:value-type="float" office:value="0.157428" calcext:value-type="float">
            <text:p>0.1574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18" calcext:value-type="float">
            <text:p>0.157418</text:p>
          </table:table-cell>
          <table:table-cell office:value-type="float" office:value="0.156591" calcext:value-type="float">
            <text:p>0.156591</text:p>
          </table:table-cell>
          <table:table-cell office:value-type="float" office:value="0.157907" calcext:value-type="float">
            <text:p>0.157907</text:p>
          </table:table-cell>
          <table:table-cell office:value-type="float" office:value="0.163117" calcext:value-type="float">
            <text:p>0.163117</text:p>
          </table:table-cell>
          <table:table-cell table:number-columns-repeated="3"/>
          <table:table-cell office:value-type="float" office:value="0.157267" calcext:value-type="float">
            <text:p>0.157267</text:p>
          </table:table-cell>
          <table:table-cell table:style-name="Default" office:value-type="float" office:value="0.157425" calcext:value-type="float">
            <text:p>0.15742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13" calcext:value-type="float">
            <text:p>0.157413</text:p>
          </table:table-cell>
          <table:table-cell office:value-type="float" office:value="0.156594" calcext:value-type="float">
            <text:p>0.156594</text:p>
          </table:table-cell>
          <table:table-cell office:value-type="float" office:value="0.157905" calcext:value-type="float">
            <text:p>0.157905</text:p>
          </table:table-cell>
          <table:table-cell office:value-type="float" office:value="0.163116" calcext:value-type="float">
            <text:p>0.163116</text:p>
          </table:table-cell>
          <table:table-cell table:number-columns-repeated="3"/>
          <table:table-cell office:value-type="float" office:value="0.157263" calcext:value-type="float">
            <text:p>0.157263</text:p>
          </table:table-cell>
          <table:table-cell table:style-name="Default" office:value-type="float" office:value="0.157422" calcext:value-type="float">
            <text:p>0.1574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2" calcext:value-type="float">
            <text:p>0.15742</text:p>
          </table:table-cell>
          <table:table-cell office:value-type="float" office:value="0.156593" calcext:value-type="float">
            <text:p>0.156593</text:p>
          </table:table-cell>
          <table:table-cell office:value-type="float" office:value="0.157909" calcext:value-type="float">
            <text:p>0.157909</text:p>
          </table:table-cell>
          <table:table-cell office:value-type="float" office:value="0.163116" calcext:value-type="float">
            <text:p>0.163116</text:p>
          </table:table-cell>
          <table:table-cell table:number-columns-repeated="3"/>
          <table:table-cell office:value-type="float" office:value="0.157259" calcext:value-type="float">
            <text:p>0.157259</text:p>
          </table:table-cell>
          <table:table-cell table:style-name="Default" office:value-type="float" office:value="0.157419" calcext:value-type="float">
            <text:p>0.1574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13" calcext:value-type="float">
            <text:p>0.157413</text:p>
          </table:table-cell>
          <table:table-cell office:value-type="float" office:value="0.15659" calcext:value-type="float">
            <text:p>0.15659</text:p>
          </table:table-cell>
          <table:table-cell office:value-type="float" office:value="0.157907" calcext:value-type="float">
            <text:p>0.157907</text:p>
          </table:table-cell>
          <table:table-cell office:value-type="float" office:value="0.163115" calcext:value-type="float">
            <text:p>0.163115</text:p>
          </table:table-cell>
          <table:table-cell table:number-columns-repeated="3"/>
          <table:table-cell office:value-type="float" office:value="0.157256" calcext:value-type="float">
            <text:p>0.157256</text:p>
          </table:table-cell>
          <table:table-cell table:style-name="Default" office:value-type="float" office:value="0.157415" calcext:value-type="float">
            <text:p>0.15741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9" calcext:value-type="float">
            <text:p>0.157409</text:p>
          </table:table-cell>
          <table:table-cell office:value-type="float" office:value="0.15659" calcext:value-type="float">
            <text:p>0.15659</text:p>
          </table:table-cell>
          <table:table-cell office:value-type="float" office:value="0.157904" calcext:value-type="float">
            <text:p>0.157904</text:p>
          </table:table-cell>
          <table:table-cell office:value-type="float" office:value="0.163114" calcext:value-type="float">
            <text:p>0.163114</text:p>
          </table:table-cell>
          <table:table-cell table:number-columns-repeated="3"/>
          <table:table-cell office:value-type="float" office:value="0.157253" calcext:value-type="float">
            <text:p>0.157253</text:p>
          </table:table-cell>
          <table:table-cell table:style-name="Default" office:value-type="float" office:value="0.157412" calcext:value-type="float">
            <text:p>0.1574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7" calcext:value-type="float">
            <text:p>0.157407</text:p>
          </table:table-cell>
          <table:table-cell office:value-type="float" office:value="0.156595" calcext:value-type="float">
            <text:p>0.156595</text:p>
          </table:table-cell>
          <table:table-cell office:value-type="float" office:value="0.157905" calcext:value-type="float">
            <text:p>0.157905</text:p>
          </table:table-cell>
          <table:table-cell office:value-type="float" office:value="0.163114" calcext:value-type="float">
            <text:p>0.163114</text:p>
          </table:table-cell>
          <table:table-cell table:number-columns-repeated="3"/>
          <table:table-cell office:value-type="float" office:value="0.157249" calcext:value-type="float">
            <text:p>0.157249</text:p>
          </table:table-cell>
          <table:table-cell table:style-name="Default" office:value-type="float" office:value="0.157409" calcext:value-type="float">
            <text:p>0.15740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8" calcext:value-type="float">
            <text:p>0.157408</text:p>
          </table:table-cell>
          <table:table-cell office:value-type="float" office:value="0.156587" calcext:value-type="float">
            <text:p>0.156587</text:p>
          </table:table-cell>
          <table:table-cell office:value-type="float" office:value="0.157906" calcext:value-type="float">
            <text:p>0.157906</text:p>
          </table:table-cell>
          <table:table-cell office:value-type="float" office:value="0.163113" calcext:value-type="float">
            <text:p>0.163113</text:p>
          </table:table-cell>
          <table:table-cell table:number-columns-repeated="3"/>
          <table:table-cell office:value-type="float" office:value="0.157245" calcext:value-type="float">
            <text:p>0.157245</text:p>
          </table:table-cell>
          <table:table-cell table:style-name="Default" office:value-type="float" office:value="0.157406" calcext:value-type="float">
            <text:p>0.1574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6" calcext:value-type="float">
            <text:p>0.157406</text:p>
          </table:table-cell>
          <table:table-cell office:value-type="float" office:value="0.156593" calcext:value-type="float">
            <text:p>0.156593</text:p>
          </table:table-cell>
          <table:table-cell office:value-type="float" office:value="0.157903" calcext:value-type="float">
            <text:p>0.157903</text:p>
          </table:table-cell>
          <table:table-cell office:value-type="float" office:value="0.163112" calcext:value-type="float">
            <text:p>0.163112</text:p>
          </table:table-cell>
          <table:table-cell table:number-columns-repeated="3"/>
          <table:table-cell office:value-type="float" office:value="0.157242" calcext:value-type="float">
            <text:p>0.157242</text:p>
          </table:table-cell>
          <table:table-cell table:style-name="Default" office:value-type="float" office:value="0.157403" calcext:value-type="float">
            <text:p>0.15740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2" calcext:value-type="float">
            <text:p>0.157402</text:p>
          </table:table-cell>
          <table:table-cell office:value-type="float" office:value="0.156594" calcext:value-type="float">
            <text:p>0.156594</text:p>
          </table:table-cell>
          <table:table-cell office:value-type="float" office:value="0.15791" calcext:value-type="float">
            <text:p>0.15791</text:p>
          </table:table-cell>
          <table:table-cell office:value-type="float" office:value="0.163112" calcext:value-type="float">
            <text:p>0.163112</text:p>
          </table:table-cell>
          <table:table-cell table:number-columns-repeated="3"/>
          <table:table-cell office:value-type="float" office:value="0.157239" calcext:value-type="float">
            <text:p>0.157239</text:p>
          </table:table-cell>
          <table:table-cell table:style-name="Default" office:value-type="float" office:value="0.1574" calcext:value-type="float">
            <text:p>0.15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8" calcext:value-type="float">
            <text:p>0.157408</text:p>
          </table:table-cell>
          <table:table-cell office:value-type="float" office:value="0.156589" calcext:value-type="float">
            <text:p>0.156589</text:p>
          </table:table-cell>
          <table:table-cell office:value-type="float" office:value="0.157911" calcext:value-type="float">
            <text:p>0.157911</text:p>
          </table:table-cell>
          <table:table-cell office:value-type="float" office:value="0.163111" calcext:value-type="float">
            <text:p>0.163111</text:p>
          </table:table-cell>
          <table:table-cell table:number-columns-repeated="3"/>
          <table:table-cell office:value-type="float" office:value="0.157235" calcext:value-type="float">
            <text:p>0.157235</text:p>
          </table:table-cell>
          <table:table-cell table:style-name="Default" office:value-type="float" office:value="0.157397" calcext:value-type="float">
            <text:p>0.1573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6" calcext:value-type="float">
            <text:p>0.157406</text:p>
          </table:table-cell>
          <table:table-cell office:value-type="float" office:value="0.156585" calcext:value-type="float">
            <text:p>0.156585</text:p>
          </table:table-cell>
          <table:table-cell office:value-type="float" office:value="0.157904" calcext:value-type="float">
            <text:p>0.157904</text:p>
          </table:table-cell>
          <table:table-cell office:value-type="float" office:value="0.163109" calcext:value-type="float">
            <text:p>0.163109</text:p>
          </table:table-cell>
          <table:table-cell table:number-columns-repeated="3"/>
          <table:table-cell office:value-type="float" office:value="0.157231" calcext:value-type="float">
            <text:p>0.157231</text:p>
          </table:table-cell>
          <table:table-cell table:style-name="Default" office:value-type="float" office:value="0.157393" calcext:value-type="float">
            <text:p>0.15739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3" calcext:value-type="float">
            <text:p>0.157403</text:p>
          </table:table-cell>
          <table:table-cell office:value-type="float" office:value="0.156586" calcext:value-type="float">
            <text:p>0.156586</text:p>
          </table:table-cell>
          <table:table-cell office:value-type="float" office:value="0.157901" calcext:value-type="float">
            <text:p>0.157901</text:p>
          </table:table-cell>
          <table:table-cell office:value-type="float" office:value="0.163108" calcext:value-type="float">
            <text:p>0.163108</text:p>
          </table:table-cell>
          <table:table-cell table:number-columns-repeated="3"/>
          <table:table-cell office:value-type="float" office:value="0.157228" calcext:value-type="float">
            <text:p>0.157228</text:p>
          </table:table-cell>
          <table:table-cell table:style-name="Default" office:value-type="float" office:value="0.15739" calcext:value-type="float">
            <text:p>0.157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2" calcext:value-type="float">
            <text:p>0.157402</text:p>
          </table:table-cell>
          <table:table-cell office:value-type="float" office:value="0.156586" calcext:value-type="float">
            <text:p>0.156586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63109" calcext:value-type="float">
            <text:p>0.163109</text:p>
          </table:table-cell>
          <table:table-cell table:number-columns-repeated="3"/>
          <table:table-cell office:value-type="float" office:value="0.157224" calcext:value-type="float">
            <text:p>0.157224</text:p>
          </table:table-cell>
          <table:table-cell office:value-type="float" office:value="0.157387" calcext:value-type="float">
            <text:p>0.1573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1" calcext:value-type="float">
            <text:p>0.157401</text:p>
          </table:table-cell>
          <table:table-cell office:value-type="float" office:value="0.156585" calcext:value-type="float">
            <text:p>0.156585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63108" calcext:value-type="float">
            <text:p>0.163108</text:p>
          </table:table-cell>
          <table:table-cell table:number-columns-repeated="3"/>
          <table:table-cell office:value-type="float" office:value="0.157221" calcext:value-type="float">
            <text:p>0.157221</text:p>
          </table:table-cell>
          <table:table-cell office:value-type="float" office:value="0.157384" calcext:value-type="float">
            <text:p>0.15738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9" calcext:value-type="float">
            <text:p>0.157399</text:p>
          </table:table-cell>
          <table:table-cell office:value-type="float" office:value="0.156593" calcext:value-type="float">
            <text:p>0.156593</text:p>
          </table:table-cell>
          <table:table-cell office:value-type="float" office:value="0.157905" calcext:value-type="float">
            <text:p>0.157905</text:p>
          </table:table-cell>
          <table:table-cell office:value-type="float" office:value="0.163107" calcext:value-type="float">
            <text:p>0.163107</text:p>
          </table:table-cell>
          <table:table-cell table:number-columns-repeated="3"/>
          <table:table-cell office:value-type="float" office:value="0.157218" calcext:value-type="float">
            <text:p>0.157218</text:p>
          </table:table-cell>
          <table:table-cell office:value-type="float" office:value="0.157381" calcext:value-type="float">
            <text:p>0.1573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" calcext:value-type="float">
            <text:p>0.1574</text:p>
          </table:table-cell>
          <table:table-cell office:value-type="float" office:value="0.156585" calcext:value-type="float">
            <text:p>0.156585</text:p>
          </table:table-cell>
          <table:table-cell office:value-type="float" office:value="0.157898" calcext:value-type="float">
            <text:p>0.157898</text:p>
          </table:table-cell>
          <table:table-cell office:value-type="float" office:value="0.163106" calcext:value-type="float">
            <text:p>0.163106</text:p>
          </table:table-cell>
          <table:table-cell table:number-columns-repeated="3"/>
          <table:table-cell office:value-type="float" office:value="0.157214" calcext:value-type="float">
            <text:p>0.157214</text:p>
          </table:table-cell>
          <table:table-cell office:value-type="float" office:value="0.157378" calcext:value-type="float">
            <text:p>0.15737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7" calcext:value-type="float">
            <text:p>0.157397</text:p>
          </table:table-cell>
          <table:table-cell office:value-type="float" office:value="0.156581" calcext:value-type="float">
            <text:p>0.156581</text:p>
          </table:table-cell>
          <table:table-cell office:value-type="float" office:value="0.157903" calcext:value-type="float">
            <text:p>0.157903</text:p>
          </table:table-cell>
          <table:table-cell office:value-type="float" office:value="0.163106" calcext:value-type="float">
            <text:p>0.163106</text:p>
          </table:table-cell>
          <table:table-cell table:number-columns-repeated="3"/>
          <table:table-cell office:value-type="float" office:value="0.157211" calcext:value-type="float">
            <text:p>0.157211</text:p>
          </table:table-cell>
          <table:table-cell office:value-type="float" office:value="0.157374" calcext:value-type="float">
            <text:p>0.1573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7" calcext:value-type="float">
            <text:p>0.157397</text:p>
          </table:table-cell>
          <table:table-cell office:value-type="float" office:value="0.156582" calcext:value-type="float">
            <text:p>0.156582</text:p>
          </table:table-cell>
          <table:table-cell office:value-type="float" office:value="0.157916" calcext:value-type="float">
            <text:p>0.157916</text:p>
          </table:table-cell>
          <table:table-cell office:value-type="float" office:value="0.163107" calcext:value-type="float">
            <text:p>0.163107</text:p>
          </table:table-cell>
          <table:table-cell table:number-columns-repeated="3"/>
          <table:table-cell office:value-type="float" office:value="0.157207" calcext:value-type="float">
            <text:p>0.157207</text:p>
          </table:table-cell>
          <table:table-cell office:value-type="float" office:value="0.157371" calcext:value-type="float">
            <text:p>0.1573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2" calcext:value-type="float">
            <text:p>0.157402</text:p>
          </table:table-cell>
          <table:table-cell office:value-type="float" office:value="0.156589" calcext:value-type="float">
            <text:p>0.156589</text:p>
          </table:table-cell>
          <table:table-cell office:value-type="float" office:value="0.157902" calcext:value-type="float">
            <text:p>0.157902</text:p>
          </table:table-cell>
          <table:table-cell office:value-type="float" office:value="0.163105" calcext:value-type="float">
            <text:p>0.163105</text:p>
          </table:table-cell>
          <table:table-cell table:number-columns-repeated="3"/>
          <table:table-cell office:value-type="float" office:value="0.157204" calcext:value-type="float">
            <text:p>0.157204</text:p>
          </table:table-cell>
          <table:table-cell office:value-type="float" office:value="0.157368" calcext:value-type="float">
            <text:p>0.1573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7" calcext:value-type="float">
            <text:p>0.157397</text:p>
          </table:table-cell>
          <table:table-cell office:value-type="float" office:value="0.156583" calcext:value-type="float">
            <text:p>0.156583</text:p>
          </table:table-cell>
          <table:table-cell office:value-type="float" office:value="0.157899" calcext:value-type="float">
            <text:p>0.157899</text:p>
          </table:table-cell>
          <table:table-cell office:value-type="float" office:value="0.163106" calcext:value-type="float">
            <text:p>0.163106</text:p>
          </table:table-cell>
          <table:table-cell table:number-columns-repeated="3"/>
          <table:table-cell office:value-type="float" office:value="0.1572" calcext:value-type="float">
            <text:p>0.1572</text:p>
          </table:table-cell>
          <table:table-cell office:value-type="float" office:value="0.157365" calcext:value-type="float">
            <text:p>0.15736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5" calcext:value-type="float">
            <text:p>0.157395</text:p>
          </table:table-cell>
          <table:table-cell office:value-type="float" office:value="0.15658" calcext:value-type="float">
            <text:p>0.15658</text:p>
          </table:table-cell>
          <table:table-cell office:value-type="float" office:value="0.157899" calcext:value-type="float">
            <text:p>0.157899</text:p>
          </table:table-cell>
          <table:table-cell office:value-type="float" office:value="0.163103" calcext:value-type="float">
            <text:p>0.163103</text:p>
          </table:table-cell>
          <table:table-cell table:number-columns-repeated="3"/>
          <table:table-cell office:value-type="float" office:value="0.157197" calcext:value-type="float">
            <text:p>0.157197</text:p>
          </table:table-cell>
          <table:table-cell office:value-type="float" office:value="0.157361" calcext:value-type="float">
            <text:p>0.15736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6" calcext:value-type="float">
            <text:p>0.157396</text:p>
          </table:table-cell>
          <table:table-cell office:value-type="float" office:value="0.156582" calcext:value-type="float">
            <text:p>0.156582</text:p>
          </table:table-cell>
          <table:table-cell office:value-type="float" office:value="0.157899" calcext:value-type="float">
            <text:p>0.157899</text:p>
          </table:table-cell>
          <table:table-cell office:value-type="float" office:value="0.163105" calcext:value-type="float">
            <text:p>0.163105</text:p>
          </table:table-cell>
          <table:table-cell table:number-columns-repeated="3"/>
          <table:table-cell office:value-type="float" office:value="0.157194" calcext:value-type="float">
            <text:p>0.157194</text:p>
          </table:table-cell>
          <table:table-cell office:value-type="float" office:value="0.157358" calcext:value-type="float">
            <text:p>0.15735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9" calcext:value-type="float">
            <text:p>0.157399</text:p>
          </table:table-cell>
          <table:table-cell office:value-type="float" office:value="0.156584" calcext:value-type="float">
            <text:p>0.156584</text:p>
          </table:table-cell>
          <table:table-cell office:value-type="float" office:value="0.157901" calcext:value-type="float">
            <text:p>0.157901</text:p>
          </table:table-cell>
          <table:table-cell office:value-type="float" office:value="0.163107" calcext:value-type="float">
            <text:p>0.163107</text:p>
          </table:table-cell>
          <table:table-cell table:number-columns-repeated="3"/>
          <table:table-cell office:value-type="float" office:value="0.15719" calcext:value-type="float">
            <text:p>0.15719</text:p>
          </table:table-cell>
          <table:table-cell office:value-type="float" office:value="0.157355" calcext:value-type="float">
            <text:p>0.1573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9" calcext:value-type="float">
            <text:p>0.157399</text:p>
          </table:table-cell>
          <table:table-cell office:value-type="float" office:value="0.156577" calcext:value-type="float">
            <text:p>0.156577</text:p>
          </table:table-cell>
          <table:table-cell office:value-type="float" office:value="0.157902" calcext:value-type="float">
            <text:p>0.157902</text:p>
          </table:table-cell>
          <table:table-cell office:value-type="float" office:value="0.163103" calcext:value-type="float">
            <text:p>0.163103</text:p>
          </table:table-cell>
          <table:table-cell table:number-columns-repeated="3"/>
          <table:table-cell office:value-type="float" office:value="0.157187" calcext:value-type="float">
            <text:p>0.157187</text:p>
          </table:table-cell>
          <table:table-cell office:value-type="float" office:value="0.157352" calcext:value-type="float">
            <text:p>0.15735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5" calcext:value-type="float">
            <text:p>0.157395</text:p>
          </table:table-cell>
          <table:table-cell office:value-type="float" office:value="0.156577" calcext:value-type="float">
            <text:p>0.156577</text:p>
          </table:table-cell>
          <table:table-cell office:value-type="float" office:value="0.157898" calcext:value-type="float">
            <text:p>0.157898</text:p>
          </table:table-cell>
          <table:table-cell office:value-type="float" office:value="0.163102" calcext:value-type="float">
            <text:p>0.163102</text:p>
          </table:table-cell>
          <table:table-cell table:number-columns-repeated="3"/>
          <table:table-cell office:value-type="float" office:value="0.157183" calcext:value-type="float">
            <text:p>0.157183</text:p>
          </table:table-cell>
          <table:table-cell office:value-type="float" office:value="0.157349" calcext:value-type="float">
            <text:p>0.1573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5" calcext:value-type="float">
            <text:p>0.157395</text:p>
          </table:table-cell>
          <table:table-cell office:value-type="float" office:value="0.156581" calcext:value-type="float">
            <text:p>0.156581</text:p>
          </table:table-cell>
          <table:table-cell office:value-type="float" office:value="0.157898" calcext:value-type="float">
            <text:p>0.157898</text:p>
          </table:table-cell>
          <table:table-cell office:value-type="float" office:value="0.163102" calcext:value-type="float">
            <text:p>0.163102</text:p>
          </table:table-cell>
          <table:table-cell table:number-columns-repeated="3"/>
          <table:table-cell office:value-type="float" office:value="0.15718" calcext:value-type="float">
            <text:p>0.15718</text:p>
          </table:table-cell>
          <table:table-cell office:value-type="float" office:value="0.157346" calcext:value-type="float">
            <text:p>0.1573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8" calcext:value-type="float">
            <text:p>0.157398</text:p>
          </table:table-cell>
          <table:table-cell office:value-type="float" office:value="0.156582" calcext:value-type="float">
            <text:p>0.156582</text:p>
          </table:table-cell>
          <table:table-cell office:value-type="float" office:value="0.157912" calcext:value-type="float">
            <text:p>0.157912</text:p>
          </table:table-cell>
          <table:table-cell office:value-type="float" office:value="0.163101" calcext:value-type="float">
            <text:p>0.163101</text:p>
          </table:table-cell>
          <table:table-cell table:number-columns-repeated="3"/>
          <table:table-cell office:value-type="float" office:value="0.157177" calcext:value-type="float">
            <text:p>0.157177</text:p>
          </table:table-cell>
          <table:table-cell office:value-type="float" office:value="0.157343" calcext:value-type="float">
            <text:p>0.15734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5" calcext:value-type="float">
            <text:p>0.157395</text:p>
          </table:table-cell>
          <table:table-cell office:value-type="float" office:value="0.156579" calcext:value-type="float">
            <text:p>0.156579</text:p>
          </table:table-cell>
          <table:table-cell office:value-type="float" office:value="0.157902" calcext:value-type="float">
            <text:p>0.157902</text:p>
          </table:table-cell>
          <table:table-cell office:value-type="float" office:value="0.163102" calcext:value-type="float">
            <text:p>0.163102</text:p>
          </table:table-cell>
          <table:table-cell table:number-columns-repeated="3"/>
          <table:table-cell office:value-type="float" office:value="0.157173" calcext:value-type="float">
            <text:p>0.157173</text:p>
          </table:table-cell>
          <table:table-cell office:value-type="float" office:value="0.157339" calcext:value-type="float">
            <text:p>0.1573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3" calcext:value-type="float">
            <text:p>0.157393</text:p>
          </table:table-cell>
          <table:table-cell office:value-type="float" office:value="0.156576" calcext:value-type="float">
            <text:p>0.156576</text:p>
          </table:table-cell>
          <table:table-cell office:value-type="float" office:value="0.157898" calcext:value-type="float">
            <text:p>0.157898</text:p>
          </table:table-cell>
          <table:table-cell office:value-type="float" office:value="0.163103" calcext:value-type="float">
            <text:p>0.163103</text:p>
          </table:table-cell>
          <table:table-cell table:number-columns-repeated="3"/>
          <table:table-cell office:value-type="float" office:value="0.15717" calcext:value-type="float">
            <text:p>0.15717</text:p>
          </table:table-cell>
          <table:table-cell office:value-type="float" office:value="0.157336" calcext:value-type="float">
            <text:p>0.1573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2" calcext:value-type="float">
            <text:p>0.157392</text:p>
          </table:table-cell>
          <table:table-cell office:value-type="float" office:value="0.156582" calcext:value-type="float">
            <text:p>0.156582</text:p>
          </table:table-cell>
          <table:table-cell office:value-type="float" office:value="0.157897" calcext:value-type="float">
            <text:p>0.157897</text:p>
          </table:table-cell>
          <table:table-cell office:value-type="float" office:value="0.163102" calcext:value-type="float">
            <text:p>0.163102</text:p>
          </table:table-cell>
          <table:table-cell table:number-columns-repeated="3"/>
          <table:table-cell office:value-type="float" office:value="0.157166" calcext:value-type="float">
            <text:p>0.157166</text:p>
          </table:table-cell>
          <table:table-cell office:value-type="float" office:value="0.157333" calcext:value-type="float">
            <text:p>0.1573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1" calcext:value-type="float">
            <text:p>0.157391</text:p>
          </table:table-cell>
          <table:table-cell office:value-type="float" office:value="0.156576" calcext:value-type="float">
            <text:p>0.15657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1631" calcext:value-type="float">
            <text:p>0.1631</text:p>
          </table:table-cell>
          <table:table-cell table:number-columns-repeated="3"/>
          <table:table-cell office:value-type="float" office:value="0.157163" calcext:value-type="float">
            <text:p>0.157163</text:p>
          </table:table-cell>
          <table:table-cell office:value-type="float" office:value="0.15733" calcext:value-type="float">
            <text:p>0.157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" calcext:value-type="float">
            <text:p>0.15739</text:p>
          </table:table-cell>
          <table:table-cell office:value-type="float" office:value="0.156583" calcext:value-type="float">
            <text:p>0.156583</text:p>
          </table:table-cell>
          <table:table-cell office:value-type="float" office:value="0.157894" calcext:value-type="float">
            <text:p>0.157894</text:p>
          </table:table-cell>
          <table:table-cell office:value-type="float" office:value="0.163099" calcext:value-type="float">
            <text:p>0.163099</text:p>
          </table:table-cell>
          <table:table-cell table:number-columns-repeated="3"/>
          <table:table-cell office:value-type="float" office:value="0.157159" calcext:value-type="float">
            <text:p>0.157159</text:p>
          </table:table-cell>
          <table:table-cell office:value-type="float" office:value="0.157326" calcext:value-type="float">
            <text:p>0.1573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" calcext:value-type="float">
            <text:p>0.1574</text:p>
          </table:table-cell>
          <table:table-cell office:value-type="float" office:value="0.156577" calcext:value-type="float">
            <text:p>0.156577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1631" calcext:value-type="float">
            <text:p>0.1631</text:p>
          </table:table-cell>
          <table:table-cell table:number-columns-repeated="3"/>
          <table:table-cell office:value-type="float" office:value="0.157156" calcext:value-type="float">
            <text:p>0.157156</text:p>
          </table:table-cell>
          <table:table-cell office:value-type="float" office:value="0.157323" calcext:value-type="float">
            <text:p>0.15732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1" calcext:value-type="float">
            <text:p>0.157391</text:p>
          </table:table-cell>
          <table:table-cell office:value-type="float" office:value="0.156581" calcext:value-type="float">
            <text:p>0.156581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3099" calcext:value-type="float">
            <text:p>0.163099</text:p>
          </table:table-cell>
          <table:table-cell table:number-columns-repeated="3"/>
          <table:table-cell office:value-type="float" office:value="0.157153" calcext:value-type="float">
            <text:p>0.157153</text:p>
          </table:table-cell>
          <table:table-cell office:value-type="float" office:value="0.15732" calcext:value-type="float">
            <text:p>0.1573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1" calcext:value-type="float">
            <text:p>0.157391</text:p>
          </table:table-cell>
          <table:table-cell office:value-type="float" office:value="0.156573" calcext:value-type="float">
            <text:p>0.156573</text:p>
          </table:table-cell>
          <table:table-cell office:value-type="float" office:value="0.157894" calcext:value-type="float">
            <text:p>0.157894</text:p>
          </table:table-cell>
          <table:table-cell office:value-type="float" office:value="0.163099" calcext:value-type="float">
            <text:p>0.163099</text:p>
          </table:table-cell>
          <table:table-cell table:number-columns-repeated="3"/>
          <table:table-cell office:value-type="float" office:value="0.157149" calcext:value-type="float">
            <text:p>0.157149</text:p>
          </table:table-cell>
          <table:table-cell office:value-type="float" office:value="0.157316" calcext:value-type="float">
            <text:p>0.1573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1" calcext:value-type="float">
            <text:p>0.157401</text:p>
          </table:table-cell>
          <table:table-cell office:value-type="float" office:value="0.156578" calcext:value-type="float">
            <text:p>0.156578</text:p>
          </table:table-cell>
          <table:table-cell office:value-type="float" office:value="0.157897" calcext:value-type="float">
            <text:p>0.157897</text:p>
          </table:table-cell>
          <table:table-cell office:value-type="float" office:value="0.163099" calcext:value-type="float">
            <text:p>0.163099</text:p>
          </table:table-cell>
          <table:table-cell table:number-columns-repeated="3"/>
          <table:table-cell office:value-type="float" office:value="0.157146" calcext:value-type="float">
            <text:p>0.157146</text:p>
          </table:table-cell>
          <table:table-cell office:value-type="float" office:value="0.157313" calcext:value-type="float">
            <text:p>0.15731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" calcext:value-type="float">
            <text:p>0.1574</text:p>
          </table:table-cell>
          <table:table-cell office:value-type="float" office:value="0.156572" calcext:value-type="float">
            <text:p>0.156572</text:p>
          </table:table-cell>
          <table:table-cell office:value-type="float" office:value="0.157891" calcext:value-type="float">
            <text:p>0.157891</text:p>
          </table:table-cell>
          <table:table-cell office:value-type="float" office:value="0.163098" calcext:value-type="float">
            <text:p>0.163098</text:p>
          </table:table-cell>
          <table:table-cell table:number-columns-repeated="3"/>
          <table:table-cell office:value-type="float" office:value="0.157142" calcext:value-type="float">
            <text:p>0.157142</text:p>
          </table:table-cell>
          <table:table-cell office:value-type="float" office:value="0.15731" calcext:value-type="float">
            <text:p>0.157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3" calcext:value-type="float">
            <text:p>0.157393</text:p>
          </table:table-cell>
          <table:table-cell office:value-type="float" office:value="0.156573" calcext:value-type="float">
            <text:p>0.156573</text:p>
          </table:table-cell>
          <table:table-cell office:value-type="float" office:value="0.157891" calcext:value-type="float">
            <text:p>0.157891</text:p>
          </table:table-cell>
          <table:table-cell office:value-type="float" office:value="0.163099" calcext:value-type="float">
            <text:p>0.163099</text:p>
          </table:table-cell>
          <table:table-cell table:number-columns-repeated="3"/>
          <table:table-cell office:value-type="float" office:value="0.157139" calcext:value-type="float">
            <text:p>0.157139</text:p>
          </table:table-cell>
          <table:table-cell office:value-type="float" office:value="0.157307" calcext:value-type="float">
            <text:p>0.15730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1" calcext:value-type="float">
            <text:p>0.157391</text:p>
          </table:table-cell>
          <table:table-cell office:value-type="float" office:value="0.156571" calcext:value-type="float">
            <text:p>0.156571</text:p>
          </table:table-cell>
          <table:table-cell office:value-type="float" office:value="0.157889" calcext:value-type="float">
            <text:p>0.157889</text:p>
          </table:table-cell>
          <table:table-cell office:value-type="float" office:value="0.163096" calcext:value-type="float">
            <text:p>0.163096</text:p>
          </table:table-cell>
          <table:table-cell table:number-columns-repeated="3"/>
          <table:table-cell office:value-type="float" office:value="0.157136" calcext:value-type="float">
            <text:p>0.157136</text:p>
          </table:table-cell>
          <table:table-cell office:value-type="float" office:value="0.157304" calcext:value-type="float">
            <text:p>0.15730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" calcext:value-type="float">
            <text:p>0.1574</text:p>
          </table:table-cell>
          <table:table-cell office:value-type="float" office:value="0.156573" calcext:value-type="float">
            <text:p>0.156573</text:p>
          </table:table-cell>
          <table:table-cell office:value-type="float" office:value="0.157896" calcext:value-type="float">
            <text:p>0.157896</text:p>
          </table:table-cell>
          <table:table-cell office:value-type="float" office:value="0.163095" calcext:value-type="float">
            <text:p>0.163095</text:p>
          </table:table-cell>
          <table:table-cell table:number-columns-repeated="3"/>
          <table:table-cell office:value-type="float" office:value="0.157132" calcext:value-type="float">
            <text:p>0.157132</text:p>
          </table:table-cell>
          <table:table-cell office:value-type="float" office:value="0.157301" calcext:value-type="float">
            <text:p>0.1573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3" calcext:value-type="float">
            <text:p>0.157393</text:p>
          </table:table-cell>
          <table:table-cell office:value-type="float" office:value="0.156577" calcext:value-type="float">
            <text:p>0.156577</text:p>
          </table:table-cell>
          <table:table-cell office:value-type="float" office:value="0.157888" calcext:value-type="float">
            <text:p>0.157888</text:p>
          </table:table-cell>
          <table:table-cell office:value-type="float" office:value="0.163094" calcext:value-type="float">
            <text:p>0.163094</text:p>
          </table:table-cell>
          <table:table-cell table:number-columns-repeated="3"/>
          <table:table-cell office:value-type="float" office:value="0.157129" calcext:value-type="float">
            <text:p>0.157129</text:p>
          </table:table-cell>
          <table:table-cell office:value-type="float" office:value="0.157298" calcext:value-type="float">
            <text:p>0.15729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3" calcext:value-type="float">
            <text:p>0.157393</text:p>
          </table:table-cell>
          <table:table-cell office:value-type="float" office:value="0.156576" calcext:value-type="float">
            <text:p>0.156576</text:p>
          </table:table-cell>
          <table:table-cell office:value-type="float" office:value="0.157886" calcext:value-type="float">
            <text:p>0.157886</text:p>
          </table:table-cell>
          <table:table-cell office:value-type="float" office:value="0.163092" calcext:value-type="float">
            <text:p>0.163092</text:p>
          </table:table-cell>
          <table:table-cell table:number-columns-repeated="3"/>
          <table:table-cell office:value-type="float" office:value="0.157125" calcext:value-type="float">
            <text:p>0.157125</text:p>
          </table:table-cell>
          <table:table-cell office:value-type="float" office:value="0.157295" calcext:value-type="float">
            <text:p>0.15729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1" calcext:value-type="float">
            <text:p>0.157391</text:p>
          </table:table-cell>
          <table:table-cell office:value-type="float" office:value="0.156577" calcext:value-type="float">
            <text:p>0.156577</text:p>
          </table:table-cell>
          <table:table-cell office:value-type="float" office:value="0.157884" calcext:value-type="float">
            <text:p>0.157884</text:p>
          </table:table-cell>
          <table:table-cell office:value-type="float" office:value="0.163092" calcext:value-type="float">
            <text:p>0.163092</text:p>
          </table:table-cell>
          <table:table-cell table:number-columns-repeated="3"/>
          <table:table-cell office:value-type="float" office:value="0.157121" calcext:value-type="float">
            <text:p>0.157121</text:p>
          </table:table-cell>
          <table:table-cell office:value-type="float" office:value="0.157292" calcext:value-type="float">
            <text:p>0.1572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403" calcext:value-type="float">
            <text:p>0.157403</text:p>
          </table:table-cell>
          <table:table-cell office:value-type="float" office:value="0.156572" calcext:value-type="float">
            <text:p>0.156572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3091" calcext:value-type="float">
            <text:p>0.163091</text:p>
          </table:table-cell>
          <table:table-cell table:number-columns-repeated="3"/>
          <table:table-cell office:value-type="float" office:value="0.157118" calcext:value-type="float">
            <text:p>0.157118</text:p>
          </table:table-cell>
          <table:table-cell office:value-type="float" office:value="0.157289" calcext:value-type="float">
            <text:p>0.1572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2" calcext:value-type="float">
            <text:p>0.157392</text:p>
          </table:table-cell>
          <table:table-cell office:value-type="float" office:value="0.156573" calcext:value-type="float">
            <text:p>0.156573</text:p>
          </table:table-cell>
          <table:table-cell office:value-type="float" office:value="0.157884" calcext:value-type="float">
            <text:p>0.157884</text:p>
          </table:table-cell>
          <table:table-cell office:value-type="float" office:value="0.163091" calcext:value-type="float">
            <text:p>0.163091</text:p>
          </table:table-cell>
          <table:table-cell table:number-columns-repeated="3"/>
          <table:table-cell office:value-type="float" office:value="0.157115" calcext:value-type="float">
            <text:p>0.157115</text:p>
          </table:table-cell>
          <table:table-cell office:value-type="float" office:value="0.157286" calcext:value-type="float">
            <text:p>0.15728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" calcext:value-type="float">
            <text:p>0.15739</text:p>
          </table:table-cell>
          <table:table-cell office:value-type="float" office:value="0.15657" calcext:value-type="float">
            <text:p>0.15657</text:p>
          </table:table-cell>
          <table:table-cell office:value-type="float" office:value="0.157883" calcext:value-type="float">
            <text:p>0.157883</text:p>
          </table:table-cell>
          <table:table-cell office:value-type="float" office:value="0.163089" calcext:value-type="float">
            <text:p>0.163089</text:p>
          </table:table-cell>
          <table:table-cell table:number-columns-repeated="3"/>
          <table:table-cell office:value-type="float" office:value="0.157111" calcext:value-type="float">
            <text:p>0.157111</text:p>
          </table:table-cell>
          <table:table-cell office:value-type="float" office:value="0.157283" calcext:value-type="float">
            <text:p>0.15728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2" calcext:value-type="float">
            <text:p>0.157392</text:p>
          </table:table-cell>
          <table:table-cell office:value-type="float" office:value="0.156571" calcext:value-type="float">
            <text:p>0.156571</text:p>
          </table:table-cell>
          <table:table-cell office:value-type="float" office:value="0.157884" calcext:value-type="float">
            <text:p>0.157884</text:p>
          </table:table-cell>
          <table:table-cell office:value-type="float" office:value="0.16309" calcext:value-type="float">
            <text:p>0.16309</text:p>
          </table:table-cell>
          <table:table-cell table:number-columns-repeated="3"/>
          <table:table-cell office:value-type="float" office:value="0.157108" calcext:value-type="float">
            <text:p>0.157108</text:p>
          </table:table-cell>
          <table:table-cell office:value-type="float" office:value="0.15728" calcext:value-type="float">
            <text:p>0.157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8" calcext:value-type="float">
            <text:p>0.157388</text:p>
          </table:table-cell>
          <table:table-cell office:value-type="float" office:value="0.156569" calcext:value-type="float">
            <text:p>0.156569</text:p>
          </table:table-cell>
          <table:table-cell office:value-type="float" office:value="0.157882" calcext:value-type="float">
            <text:p>0.157882</text:p>
          </table:table-cell>
          <table:table-cell office:value-type="float" office:value="0.163088" calcext:value-type="float">
            <text:p>0.163088</text:p>
          </table:table-cell>
          <table:table-cell table:number-columns-repeated="3"/>
          <table:table-cell office:value-type="float" office:value="0.157104" calcext:value-type="float">
            <text:p>0.157104</text:p>
          </table:table-cell>
          <table:table-cell office:value-type="float" office:value="0.157277" calcext:value-type="float">
            <text:p>0.1572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6" calcext:value-type="float">
            <text:p>0.157386</text:p>
          </table:table-cell>
          <table:table-cell office:value-type="float" office:value="0.156568" calcext:value-type="float">
            <text:p>0.156568</text:p>
          </table:table-cell>
          <table:table-cell office:value-type="float" office:value="0.157881" calcext:value-type="float">
            <text:p>0.157881</text:p>
          </table:table-cell>
          <table:table-cell office:value-type="float" office:value="0.163087" calcext:value-type="float">
            <text:p>0.163087</text:p>
          </table:table-cell>
          <table:table-cell table:number-columns-repeated="3"/>
          <table:table-cell office:value-type="float" office:value="0.157101" calcext:value-type="float">
            <text:p>0.157101</text:p>
          </table:table-cell>
          <table:table-cell office:value-type="float" office:value="0.157274" calcext:value-type="float">
            <text:p>0.15727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9" calcext:value-type="float">
            <text:p>0.157389</text:p>
          </table:table-cell>
          <table:table-cell office:value-type="float" office:value="0.156571" calcext:value-type="float">
            <text:p>0.156571</text:p>
          </table:table-cell>
          <table:table-cell office:value-type="float" office:value="0.157884" calcext:value-type="float">
            <text:p>0.157884</text:p>
          </table:table-cell>
          <table:table-cell office:value-type="float" office:value="0.163087" calcext:value-type="float">
            <text:p>0.163087</text:p>
          </table:table-cell>
          <table:table-cell table:number-columns-repeated="3"/>
          <table:table-cell office:value-type="float" office:value="0.157097" calcext:value-type="float">
            <text:p>0.157097</text:p>
          </table:table-cell>
          <table:table-cell office:value-type="float" office:value="0.15727" calcext:value-type="float">
            <text:p>0.157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5" calcext:value-type="float">
            <text:p>0.157385</text:p>
          </table:table-cell>
          <table:table-cell office:value-type="float" office:value="0.156566" calcext:value-type="float">
            <text:p>0.156566</text:p>
          </table:table-cell>
          <table:table-cell office:value-type="float" office:value="0.157881" calcext:value-type="float">
            <text:p>0.157881</text:p>
          </table:table-cell>
          <table:table-cell office:value-type="float" office:value="0.163085" calcext:value-type="float">
            <text:p>0.163085</text:p>
          </table:table-cell>
          <table:table-cell table:number-columns-repeated="3"/>
          <table:table-cell office:value-type="float" office:value="0.157094" calcext:value-type="float">
            <text:p>0.157094</text:p>
          </table:table-cell>
          <table:table-cell office:value-type="float" office:value="0.157267" calcext:value-type="float">
            <text:p>0.1572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7" calcext:value-type="float">
            <text:p>0.157387</text:p>
          </table:table-cell>
          <table:table-cell office:value-type="float" office:value="0.15657" calcext:value-type="float">
            <text:p>0.15657</text:p>
          </table:table-cell>
          <table:table-cell office:value-type="float" office:value="0.15788" calcext:value-type="float">
            <text:p>0.15788</text:p>
          </table:table-cell>
          <table:table-cell office:value-type="float" office:value="0.163084" calcext:value-type="float">
            <text:p>0.163084</text:p>
          </table:table-cell>
          <table:table-cell table:number-columns-repeated="3"/>
          <table:table-cell office:value-type="float" office:value="0.157091" calcext:value-type="float">
            <text:p>0.157091</text:p>
          </table:table-cell>
          <table:table-cell office:value-type="float" office:value="0.157264" calcext:value-type="float">
            <text:p>0.1572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8" calcext:value-type="float">
            <text:p>0.157388</text:p>
          </table:table-cell>
          <table:table-cell office:value-type="float" office:value="0.156575" calcext:value-type="float">
            <text:p>0.156575</text:p>
          </table:table-cell>
          <table:table-cell office:value-type="float" office:value="0.157885" calcext:value-type="float">
            <text:p>0.157885</text:p>
          </table:table-cell>
          <table:table-cell office:value-type="float" office:value="0.163084" calcext:value-type="float">
            <text:p>0.163084</text:p>
          </table:table-cell>
          <table:table-cell table:number-columns-repeated="3"/>
          <table:table-cell office:value-type="float" office:value="0.157087" calcext:value-type="float">
            <text:p>0.157087</text:p>
          </table:table-cell>
          <table:table-cell office:value-type="float" office:value="0.157261" calcext:value-type="float">
            <text:p>0.15726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4" calcext:value-type="float">
            <text:p>0.157384</text:p>
          </table:table-cell>
          <table:table-cell office:value-type="float" office:value="0.156569" calcext:value-type="float">
            <text:p>0.156569</text:p>
          </table:table-cell>
          <table:table-cell office:value-type="float" office:value="0.157879" calcext:value-type="float">
            <text:p>0.157879</text:p>
          </table:table-cell>
          <table:table-cell office:value-type="float" office:value="0.163084" calcext:value-type="float">
            <text:p>0.163084</text:p>
          </table:table-cell>
          <table:table-cell table:number-columns-repeated="3"/>
          <table:table-cell office:value-type="float" office:value="0.157083" calcext:value-type="float">
            <text:p>0.157083</text:p>
          </table:table-cell>
          <table:table-cell office:value-type="float" office:value="0.157258" calcext:value-type="float">
            <text:p>0.15725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9" calcext:value-type="float">
            <text:p>0.15739</text:p>
          </table:table-cell>
          <table:table-cell office:value-type="float" office:value="0.156564" calcext:value-type="float">
            <text:p>0.156564</text:p>
          </table:table-cell>
          <table:table-cell office:value-type="float" office:value="0.157885" calcext:value-type="float">
            <text:p>0.157885</text:p>
          </table:table-cell>
          <table:table-cell office:value-type="float" office:value="0.163083" calcext:value-type="float">
            <text:p>0.163083</text:p>
          </table:table-cell>
          <table:table-cell table:number-columns-repeated="3"/>
          <table:table-cell office:value-type="float" office:value="0.15708" calcext:value-type="float">
            <text:p>0.15708</text:p>
          </table:table-cell>
          <table:table-cell office:value-type="float" office:value="0.157255" calcext:value-type="float">
            <text:p>0.1572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5" calcext:value-type="float">
            <text:p>0.157385</text:p>
          </table:table-cell>
          <table:table-cell office:value-type="float" office:value="0.156568" calcext:value-type="float">
            <text:p>0.156568</text:p>
          </table:table-cell>
          <table:table-cell office:value-type="float" office:value="0.157878" calcext:value-type="float">
            <text:p>0.157878</text:p>
          </table:table-cell>
          <table:table-cell office:value-type="float" office:value="0.163083" calcext:value-type="float">
            <text:p>0.163083</text:p>
          </table:table-cell>
          <table:table-cell table:number-columns-repeated="3"/>
          <table:table-cell office:value-type="float" office:value="0.157077" calcext:value-type="float">
            <text:p>0.157077</text:p>
          </table:table-cell>
          <table:table-cell office:value-type="float" office:value="0.157252" calcext:value-type="float">
            <text:p>0.15725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4" calcext:value-type="float">
            <text:p>0.157384</text:p>
          </table:table-cell>
          <table:table-cell office:value-type="float" office:value="0.156564" calcext:value-type="float">
            <text:p>0.156564</text:p>
          </table:table-cell>
          <table:table-cell office:value-type="float" office:value="0.15788" calcext:value-type="float">
            <text:p>0.15788</text:p>
          </table:table-cell>
          <table:table-cell office:value-type="float" office:value="0.163082" calcext:value-type="float">
            <text:p>0.163082</text:p>
          </table:table-cell>
          <table:table-cell table:number-columns-repeated="3"/>
          <table:table-cell office:value-type="float" office:value="0.157073" calcext:value-type="float">
            <text:p>0.157073</text:p>
          </table:table-cell>
          <table:table-cell office:value-type="float" office:value="0.157249" calcext:value-type="float">
            <text:p>0.1572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3" calcext:value-type="float">
            <text:p>0.157383</text:p>
          </table:table-cell>
          <table:table-cell office:value-type="float" office:value="0.156567" calcext:value-type="float">
            <text:p>0.156567</text:p>
          </table:table-cell>
          <table:table-cell office:value-type="float" office:value="0.157879" calcext:value-type="float">
            <text:p>0.157879</text:p>
          </table:table-cell>
          <table:table-cell office:value-type="float" office:value="0.163081" calcext:value-type="float">
            <text:p>0.163081</text:p>
          </table:table-cell>
          <table:table-cell table:number-columns-repeated="3"/>
          <table:table-cell office:value-type="float" office:value="0.15707" calcext:value-type="float">
            <text:p>0.15707</text:p>
          </table:table-cell>
          <table:table-cell office:value-type="float" office:value="0.157246" calcext:value-type="float">
            <text:p>0.1572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9" calcext:value-type="float">
            <text:p>0.157379</text:p>
          </table:table-cell>
          <table:table-cell office:value-type="float" office:value="0.156565" calcext:value-type="float">
            <text:p>0.156565</text:p>
          </table:table-cell>
          <table:table-cell office:value-type="float" office:value="0.157877" calcext:value-type="float">
            <text:p>0.157877</text:p>
          </table:table-cell>
          <table:table-cell office:value-type="float" office:value="0.163079" calcext:value-type="float">
            <text:p>0.163079</text:p>
          </table:table-cell>
          <table:table-cell table:number-columns-repeated="3"/>
          <table:table-cell office:value-type="float" office:value="0.157067" calcext:value-type="float">
            <text:p>0.157067</text:p>
          </table:table-cell>
          <table:table-cell office:value-type="float" office:value="0.157243" calcext:value-type="float">
            <text:p>0.15724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8" calcext:value-type="float">
            <text:p>0.157378</text:p>
          </table:table-cell>
          <table:table-cell office:value-type="float" office:value="0.156563" calcext:value-type="float">
            <text:p>0.156563</text:p>
          </table:table-cell>
          <table:table-cell office:value-type="float" office:value="0.157891" calcext:value-type="float">
            <text:p>0.157891</text:p>
          </table:table-cell>
          <table:table-cell office:value-type="float" office:value="0.163078" calcext:value-type="float">
            <text:p>0.163078</text:p>
          </table:table-cell>
          <table:table-cell table:number-columns-repeated="3"/>
          <table:table-cell office:value-type="float" office:value="0.157063" calcext:value-type="float">
            <text:p>0.157063</text:p>
          </table:table-cell>
          <table:table-cell office:value-type="float" office:value="0.157239" calcext:value-type="float">
            <text:p>0.1572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6" calcext:value-type="float">
            <text:p>0.157386</text:p>
          </table:table-cell>
          <table:table-cell office:value-type="float" office:value="0.156564" calcext:value-type="float">
            <text:p>0.156564</text:p>
          </table:table-cell>
          <table:table-cell office:value-type="float" office:value="0.157879" calcext:value-type="float">
            <text:p>0.157879</text:p>
          </table:table-cell>
          <table:table-cell office:value-type="float" office:value="0.163077" calcext:value-type="float">
            <text:p>0.163077</text:p>
          </table:table-cell>
          <table:table-cell table:number-columns-repeated="3"/>
          <table:table-cell office:value-type="float" office:value="0.157059" calcext:value-type="float">
            <text:p>0.157059</text:p>
          </table:table-cell>
          <table:table-cell office:value-type="float" office:value="0.157236" calcext:value-type="float">
            <text:p>0.1572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8" calcext:value-type="float">
            <text:p>0.15738</text:p>
          </table:table-cell>
          <table:table-cell office:value-type="float" office:value="0.156563" calcext:value-type="float">
            <text:p>0.156563</text:p>
          </table:table-cell>
          <table:table-cell office:value-type="float" office:value="0.157877" calcext:value-type="float">
            <text:p>0.157877</text:p>
          </table:table-cell>
          <table:table-cell office:value-type="float" office:value="0.163078" calcext:value-type="float">
            <text:p>0.163078</text:p>
          </table:table-cell>
          <table:table-cell table:number-columns-repeated="3"/>
          <table:table-cell office:value-type="float" office:value="0.157056" calcext:value-type="float">
            <text:p>0.157056</text:p>
          </table:table-cell>
          <table:table-cell office:value-type="float" office:value="0.157233" calcext:value-type="float">
            <text:p>0.1572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7" calcext:value-type="float">
            <text:p>0.157377</text:p>
          </table:table-cell>
          <table:table-cell office:value-type="float" office:value="0.156569" calcext:value-type="float">
            <text:p>0.156569</text:p>
          </table:table-cell>
          <table:table-cell office:value-type="float" office:value="0.157876" calcext:value-type="float">
            <text:p>0.157876</text:p>
          </table:table-cell>
          <table:table-cell office:value-type="float" office:value="0.163076" calcext:value-type="float">
            <text:p>0.163076</text:p>
          </table:table-cell>
          <table:table-cell table:number-columns-repeated="3"/>
          <table:table-cell office:value-type="float" office:value="0.157052" calcext:value-type="float">
            <text:p>0.157052</text:p>
          </table:table-cell>
          <table:table-cell office:value-type="float" office:value="0.15723" calcext:value-type="float">
            <text:p>0.1572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5" calcext:value-type="float">
            <text:p>0.157375</text:p>
          </table:table-cell>
          <table:table-cell office:value-type="float" office:value="0.156571" calcext:value-type="float">
            <text:p>0.156571</text:p>
          </table:table-cell>
          <table:table-cell office:value-type="float" office:value="0.157877" calcext:value-type="float">
            <text:p>0.157877</text:p>
          </table:table-cell>
          <table:table-cell office:value-type="float" office:value="0.163075" calcext:value-type="float">
            <text:p>0.163075</text:p>
          </table:table-cell>
          <table:table-cell table:number-columns-repeated="3"/>
          <table:table-cell office:value-type="float" office:value="0.157049" calcext:value-type="float">
            <text:p>0.157049</text:p>
          </table:table-cell>
          <table:table-cell office:value-type="float" office:value="0.157227" calcext:value-type="float">
            <text:p>0.1572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5" calcext:value-type="float">
            <text:p>0.157375</text:p>
          </table:table-cell>
          <table:table-cell office:value-type="float" office:value="0.156565" calcext:value-type="float">
            <text:p>0.156565</text:p>
          </table:table-cell>
          <table:table-cell office:value-type="float" office:value="0.157873" calcext:value-type="float">
            <text:p>0.157873</text:p>
          </table:table-cell>
          <table:table-cell office:value-type="float" office:value="0.163074" calcext:value-type="float">
            <text:p>0.163074</text:p>
          </table:table-cell>
          <table:table-cell table:number-columns-repeated="3"/>
          <table:table-cell office:value-type="float" office:value="0.157046" calcext:value-type="float">
            <text:p>0.157046</text:p>
          </table:table-cell>
          <table:table-cell office:value-type="float" office:value="0.157224" calcext:value-type="float">
            <text:p>0.15722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7" calcext:value-type="float">
            <text:p>0.157377</text:p>
          </table:table-cell>
          <table:table-cell office:value-type="float" office:value="0.156566" calcext:value-type="float">
            <text:p>0.156566</text:p>
          </table:table-cell>
          <table:table-cell office:value-type="float" office:value="0.157873" calcext:value-type="float">
            <text:p>0.157873</text:p>
          </table:table-cell>
          <table:table-cell office:value-type="float" office:value="0.163074" calcext:value-type="float">
            <text:p>0.163074</text:p>
          </table:table-cell>
          <table:table-cell table:number-columns-repeated="3"/>
          <table:table-cell office:value-type="float" office:value="0.157043" calcext:value-type="float">
            <text:p>0.157043</text:p>
          </table:table-cell>
          <table:table-cell office:value-type="float" office:value="0.157221" calcext:value-type="float">
            <text:p>0.1572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4" calcext:value-type="float">
            <text:p>0.157374</text:p>
          </table:table-cell>
          <table:table-cell office:value-type="float" office:value="0.156561" calcext:value-type="float">
            <text:p>0.156561</text:p>
          </table:table-cell>
          <table:table-cell office:value-type="float" office:value="0.157873" calcext:value-type="float">
            <text:p>0.157873</text:p>
          </table:table-cell>
          <table:table-cell office:value-type="float" office:value="0.163073" calcext:value-type="float">
            <text:p>0.163073</text:p>
          </table:table-cell>
          <table:table-cell table:number-columns-repeated="3"/>
          <table:table-cell office:value-type="float" office:value="0.157039" calcext:value-type="float">
            <text:p>0.157039</text:p>
          </table:table-cell>
          <table:table-cell office:value-type="float" office:value="0.157218" calcext:value-type="float">
            <text:p>0.15721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3" calcext:value-type="float">
            <text:p>0.157373</text:p>
          </table:table-cell>
          <table:table-cell office:value-type="float" office:value="0.156563" calcext:value-type="float">
            <text:p>0.156563</text:p>
          </table:table-cell>
          <table:table-cell office:value-type="float" office:value="0.157872" calcext:value-type="float">
            <text:p>0.157872</text:p>
          </table:table-cell>
          <table:table-cell office:value-type="float" office:value="0.163072" calcext:value-type="float">
            <text:p>0.163072</text:p>
          </table:table-cell>
          <table:table-cell table:number-columns-repeated="3"/>
          <table:table-cell office:value-type="float" office:value="0.157036" calcext:value-type="float">
            <text:p>0.157036</text:p>
          </table:table-cell>
          <table:table-cell office:value-type="float" office:value="0.157215" calcext:value-type="float">
            <text:p>0.15721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5" calcext:value-type="float">
            <text:p>0.157375</text:p>
          </table:table-cell>
          <table:table-cell office:value-type="float" office:value="0.156575" calcext:value-type="float">
            <text:p>0.156575</text:p>
          </table:table-cell>
          <table:table-cell office:value-type="float" office:value="0.157879" calcext:value-type="float">
            <text:p>0.157879</text:p>
          </table:table-cell>
          <table:table-cell office:value-type="float" office:value="0.163071" calcext:value-type="float">
            <text:p>0.163071</text:p>
          </table:table-cell>
          <table:table-cell table:number-columns-repeated="3"/>
          <table:table-cell office:value-type="float" office:value="0.157033" calcext:value-type="float">
            <text:p>0.157033</text:p>
          </table:table-cell>
          <table:table-cell office:value-type="float" office:value="0.157212" calcext:value-type="float">
            <text:p>0.1572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3" calcext:value-type="float">
            <text:p>0.157373</text:p>
          </table:table-cell>
          <table:table-cell office:value-type="float" office:value="0.156579" calcext:value-type="float">
            <text:p>0.156579</text:p>
          </table:table-cell>
          <table:table-cell office:value-type="float" office:value="0.157872" calcext:value-type="float">
            <text:p>0.157872</text:p>
          </table:table-cell>
          <table:table-cell office:value-type="float" office:value="0.163071" calcext:value-type="float">
            <text:p>0.163071</text:p>
          </table:table-cell>
          <table:table-cell table:number-columns-repeated="3"/>
          <table:table-cell office:value-type="float" office:value="0.157029" calcext:value-type="float">
            <text:p>0.157029</text:p>
          </table:table-cell>
          <table:table-cell office:value-type="float" office:value="0.157209" calcext:value-type="float">
            <text:p>0.15720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3" calcext:value-type="float">
            <text:p>0.157373</text:p>
          </table:table-cell>
          <table:table-cell office:value-type="float" office:value="0.15656" calcext:value-type="float">
            <text:p>0.15656</text:p>
          </table:table-cell>
          <table:table-cell office:value-type="float" office:value="0.157873" calcext:value-type="float">
            <text:p>0.157873</text:p>
          </table:table-cell>
          <table:table-cell office:value-type="float" office:value="0.16307" calcext:value-type="float">
            <text:p>0.16307</text:p>
          </table:table-cell>
          <table:table-cell table:number-columns-repeated="3"/>
          <table:table-cell office:value-type="float" office:value="0.157026" calcext:value-type="float">
            <text:p>0.157026</text:p>
          </table:table-cell>
          <table:table-cell office:value-type="float" office:value="0.157206" calcext:value-type="float">
            <text:p>0.1572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4" calcext:value-type="float">
            <text:p>0.157374</text:p>
          </table:table-cell>
          <table:table-cell office:value-type="float" office:value="0.156564" calcext:value-type="float">
            <text:p>0.156564</text:p>
          </table:table-cell>
          <table:table-cell office:value-type="float" office:value="0.157871" calcext:value-type="float">
            <text:p>0.157871</text:p>
          </table:table-cell>
          <table:table-cell office:value-type="float" office:value="0.16307" calcext:value-type="float">
            <text:p>0.16307</text:p>
          </table:table-cell>
          <table:table-cell table:number-columns-repeated="3"/>
          <table:table-cell office:value-type="float" office:value="0.157023" calcext:value-type="float">
            <text:p>0.157023</text:p>
          </table:table-cell>
          <table:table-cell office:value-type="float" office:value="0.157203" calcext:value-type="float">
            <text:p>0.15720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5" calcext:value-type="float">
            <text:p>0.157375</text:p>
          </table:table-cell>
          <table:table-cell office:value-type="float" office:value="0.156557" calcext:value-type="float">
            <text:p>0.156557</text:p>
          </table:table-cell>
          <table:table-cell office:value-type="float" office:value="0.157885" calcext:value-type="float">
            <text:p>0.157885</text:p>
          </table:table-cell>
          <table:table-cell office:value-type="float" office:value="0.163068" calcext:value-type="float">
            <text:p>0.163068</text:p>
          </table:table-cell>
          <table:table-cell table:number-columns-repeated="3"/>
          <table:table-cell office:value-type="float" office:value="0.157019" calcext:value-type="float">
            <text:p>0.157019</text:p>
          </table:table-cell>
          <table:table-cell office:value-type="float" office:value="0.1572" calcext:value-type="float">
            <text:p>0.15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3" calcext:value-type="float">
            <text:p>0.157373</text:p>
          </table:table-cell>
          <table:table-cell office:value-type="float" office:value="0.156559" calcext:value-type="float">
            <text:p>0.156559</text:p>
          </table:table-cell>
          <table:table-cell office:value-type="float" office:value="0.157871" calcext:value-type="float">
            <text:p>0.157871</text:p>
          </table:table-cell>
          <table:table-cell office:value-type="float" office:value="0.163068" calcext:value-type="float">
            <text:p>0.163068</text:p>
          </table:table-cell>
          <table:table-cell table:number-columns-repeated="3"/>
          <table:table-cell office:value-type="float" office:value="0.157016" calcext:value-type="float">
            <text:p>0.157016</text:p>
          </table:table-cell>
          <table:table-cell office:value-type="float" office:value="0.157197" calcext:value-type="float">
            <text:p>0.1571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2" calcext:value-type="float">
            <text:p>0.157372</text:p>
          </table:table-cell>
          <table:table-cell office:value-type="float" office:value="0.156562" calcext:value-type="float">
            <text:p>0.156562</text:p>
          </table:table-cell>
          <table:table-cell office:value-type="float" office:value="0.15787" calcext:value-type="float">
            <text:p>0.15787</text:p>
          </table:table-cell>
          <table:table-cell office:value-type="float" office:value="0.163068" calcext:value-type="float">
            <text:p>0.163068</text:p>
          </table:table-cell>
          <table:table-cell table:number-columns-repeated="3"/>
          <table:table-cell office:value-type="float" office:value="0.157013" calcext:value-type="float">
            <text:p>0.157013</text:p>
          </table:table-cell>
          <table:table-cell office:value-type="float" office:value="0.157194" calcext:value-type="float">
            <text:p>0.15719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2" calcext:value-type="float">
            <text:p>0.157372</text:p>
          </table:table-cell>
          <table:table-cell office:value-type="float" office:value="0.156559" calcext:value-type="float">
            <text:p>0.156559</text:p>
          </table:table-cell>
          <table:table-cell office:value-type="float" office:value="0.157869" calcext:value-type="float">
            <text:p>0.157869</text:p>
          </table:table-cell>
          <table:table-cell office:value-type="float" office:value="0.163067" calcext:value-type="float">
            <text:p>0.163067</text:p>
          </table:table-cell>
          <table:table-cell table:number-columns-repeated="3"/>
          <table:table-cell office:value-type="float" office:value="0.15701" calcext:value-type="float">
            <text:p>0.15701</text:p>
          </table:table-cell>
          <table:table-cell office:value-type="float" office:value="0.157191" calcext:value-type="float">
            <text:p>0.15719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3" calcext:value-type="float">
            <text:p>0.157373</text:p>
          </table:table-cell>
          <table:table-cell office:value-type="float" office:value="0.156557" calcext:value-type="float">
            <text:p>0.156557</text:p>
          </table:table-cell>
          <table:table-cell office:value-type="float" office:value="0.157868" calcext:value-type="float">
            <text:p>0.157868</text:p>
          </table:table-cell>
          <table:table-cell office:value-type="float" office:value="0.163066" calcext:value-type="float">
            <text:p>0.163066</text:p>
          </table:table-cell>
          <table:table-cell table:number-columns-repeated="3"/>
          <table:table-cell office:value-type="float" office:value="0.157006" calcext:value-type="float">
            <text:p>0.157006</text:p>
          </table:table-cell>
          <table:table-cell office:value-type="float" office:value="0.157188" calcext:value-type="float">
            <text:p>0.15718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" calcext:value-type="float">
            <text:p>0.15737</text:p>
          </table:table-cell>
          <table:table-cell office:value-type="float" office:value="0.156557" calcext:value-type="float">
            <text:p>0.156557</text:p>
          </table:table-cell>
          <table:table-cell office:value-type="float" office:value="0.157868" calcext:value-type="float">
            <text:p>0.157868</text:p>
          </table:table-cell>
          <table:table-cell office:value-type="float" office:value="0.163066" calcext:value-type="float">
            <text:p>0.163066</text:p>
          </table:table-cell>
          <table:table-cell table:number-columns-repeated="3"/>
          <table:table-cell office:value-type="float" office:value="0.157003" calcext:value-type="float">
            <text:p>0.157003</text:p>
          </table:table-cell>
          <table:table-cell office:value-type="float" office:value="0.157185" calcext:value-type="float">
            <text:p>0.15718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5" calcext:value-type="float">
            <text:p>0.157375</text:p>
          </table:table-cell>
          <table:table-cell office:value-type="float" office:value="0.156557" calcext:value-type="float">
            <text:p>0.156557</text:p>
          </table:table-cell>
          <table:table-cell office:value-type="float" office:value="0.157869" calcext:value-type="float">
            <text:p>0.157869</text:p>
          </table:table-cell>
          <table:table-cell office:value-type="float" office:value="0.163065" calcext:value-type="float">
            <text:p>0.163065</text:p>
          </table:table-cell>
          <table:table-cell table:number-columns-repeated="3"/>
          <table:table-cell office:value-type="float" office:value="0.157" calcext:value-type="float">
            <text:p>0.157</text:p>
          </table:table-cell>
          <table:table-cell office:value-type="float" office:value="0.157182" calcext:value-type="float">
            <text:p>0.1571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9" calcext:value-type="float">
            <text:p>0.157369</text:p>
          </table:table-cell>
          <table:table-cell office:value-type="float" office:value="0.156555" calcext:value-type="float">
            <text:p>0.156555</text:p>
          </table:table-cell>
          <table:table-cell office:value-type="float" office:value="0.157868" calcext:value-type="float">
            <text:p>0.157868</text:p>
          </table:table-cell>
          <table:table-cell office:value-type="float" office:value="0.163064" calcext:value-type="float">
            <text:p>0.163064</text:p>
          </table:table-cell>
          <table:table-cell table:number-columns-repeated="3"/>
          <table:table-cell office:value-type="float" office:value="0.156997" calcext:value-type="float">
            <text:p>0.156997</text:p>
          </table:table-cell>
          <table:table-cell office:value-type="float" office:value="0.157179" calcext:value-type="float">
            <text:p>0.15717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7" calcext:value-type="float">
            <text:p>0.157367</text:p>
          </table:table-cell>
          <table:table-cell office:value-type="float" office:value="0.156555" calcext:value-type="float">
            <text:p>0.156555</text:p>
          </table:table-cell>
          <table:table-cell office:value-type="float" office:value="0.157869" calcext:value-type="float">
            <text:p>0.157869</text:p>
          </table:table-cell>
          <table:table-cell office:value-type="float" office:value="0.163064" calcext:value-type="float">
            <text:p>0.163064</text:p>
          </table:table-cell>
          <table:table-cell table:number-columns-repeated="3"/>
          <table:table-cell office:value-type="float" office:value="0.156993" calcext:value-type="float">
            <text:p>0.156993</text:p>
          </table:table-cell>
          <table:table-cell office:value-type="float" office:value="0.157176" calcext:value-type="float">
            <text:p>0.15717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1" calcext:value-type="float">
            <text:p>0.157371</text:p>
          </table:table-cell>
          <table:table-cell office:value-type="float" office:value="0.156555" calcext:value-type="float">
            <text:p>0.156555</text:p>
          </table:table-cell>
          <table:table-cell office:value-type="float" office:value="0.157866" calcext:value-type="float">
            <text:p>0.157866</text:p>
          </table:table-cell>
          <table:table-cell office:value-type="float" office:value="0.163064" calcext:value-type="float">
            <text:p>0.163064</text:p>
          </table:table-cell>
          <table:table-cell table:number-columns-repeated="3"/>
          <table:table-cell office:value-type="float" office:value="0.156989" calcext:value-type="float">
            <text:p>0.156989</text:p>
          </table:table-cell>
          <table:table-cell office:value-type="float" office:value="0.157173" calcext:value-type="float">
            <text:p>0.15717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" calcext:value-type="float">
            <text:p>0.15737</text:p>
          </table:table-cell>
          <table:table-cell office:value-type="float" office:value="0.156553" calcext:value-type="float">
            <text:p>0.156553</text:p>
          </table:table-cell>
          <table:table-cell office:value-type="float" office:value="0.157886" calcext:value-type="float">
            <text:p>0.157886</text:p>
          </table:table-cell>
          <table:table-cell office:value-type="float" office:value="0.163063" calcext:value-type="float">
            <text:p>0.163063</text:p>
          </table:table-cell>
          <table:table-cell table:number-columns-repeated="3"/>
          <table:table-cell office:value-type="float" office:value="0.156986" calcext:value-type="float">
            <text:p>0.156986</text:p>
          </table:table-cell>
          <table:table-cell office:value-type="float" office:value="0.15717" calcext:value-type="float">
            <text:p>0.157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9" calcext:value-type="float">
            <text:p>0.157369</text:p>
          </table:table-cell>
          <table:table-cell office:value-type="float" office:value="0.15656" calcext:value-type="float">
            <text:p>0.15656</text:p>
          </table:table-cell>
          <table:table-cell office:value-type="float" office:value="0.157867" calcext:value-type="float">
            <text:p>0.157867</text:p>
          </table:table-cell>
          <table:table-cell office:value-type="float" office:value="0.163062" calcext:value-type="float">
            <text:p>0.163062</text:p>
          </table:table-cell>
          <table:table-cell table:number-columns-repeated="3"/>
          <table:table-cell office:value-type="float" office:value="0.156983" calcext:value-type="float">
            <text:p>0.156983</text:p>
          </table:table-cell>
          <table:table-cell office:value-type="float" office:value="0.157167" calcext:value-type="float">
            <text:p>0.1571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9" calcext:value-type="float">
            <text:p>0.157369</text:p>
          </table:table-cell>
          <table:table-cell office:value-type="float" office:value="0.156559" calcext:value-type="float">
            <text:p>0.156559</text:p>
          </table:table-cell>
          <table:table-cell office:value-type="float" office:value="0.157869" calcext:value-type="float">
            <text:p>0.157869</text:p>
          </table:table-cell>
          <table:table-cell office:value-type="float" office:value="0.163061" calcext:value-type="float">
            <text:p>0.163061</text:p>
          </table:table-cell>
          <table:table-cell table:number-columns-repeated="3"/>
          <table:table-cell office:value-type="float" office:value="0.156979" calcext:value-type="float">
            <text:p>0.156979</text:p>
          </table:table-cell>
          <table:table-cell office:value-type="float" office:value="0.157164" calcext:value-type="float">
            <text:p>0.1571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7" calcext:value-type="float">
            <text:p>0.157367</text:p>
          </table:table-cell>
          <table:table-cell office:value-type="float" office:value="0.156552" calcext:value-type="float">
            <text:p>0.156552</text:p>
          </table:table-cell>
          <table:table-cell office:value-type="float" office:value="0.157865" calcext:value-type="float">
            <text:p>0.157865</text:p>
          </table:table-cell>
          <table:table-cell office:value-type="float" office:value="0.163061" calcext:value-type="float">
            <text:p>0.163061</text:p>
          </table:table-cell>
          <table:table-cell table:number-columns-repeated="3"/>
          <table:table-cell office:value-type="float" office:value="0.156976" calcext:value-type="float">
            <text:p>0.156976</text:p>
          </table:table-cell>
          <table:table-cell office:value-type="float" office:value="0.15716" calcext:value-type="float">
            <text:p>0.157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7" calcext:value-type="float">
            <text:p>0.157367</text:p>
          </table:table-cell>
          <table:table-cell office:value-type="float" office:value="0.156552" calcext:value-type="float">
            <text:p>0.156552</text:p>
          </table:table-cell>
          <table:table-cell office:value-type="float" office:value="0.157864" calcext:value-type="float">
            <text:p>0.157864</text:p>
          </table:table-cell>
          <table:table-cell office:value-type="float" office:value="0.16306" calcext:value-type="float">
            <text:p>0.16306</text:p>
          </table:table-cell>
          <table:table-cell table:number-columns-repeated="3"/>
          <table:table-cell office:value-type="float" office:value="0.156972" calcext:value-type="float">
            <text:p>0.156972</text:p>
          </table:table-cell>
          <table:table-cell office:value-type="float" office:value="0.157157" calcext:value-type="float">
            <text:p>0.15715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8" calcext:value-type="float">
            <text:p>0.157368</text:p>
          </table:table-cell>
          <table:table-cell office:value-type="float" office:value="0.156551" calcext:value-type="float">
            <text:p>0.156551</text:p>
          </table:table-cell>
          <table:table-cell office:value-type="float" office:value="0.157864" calcext:value-type="float">
            <text:p>0.157864</text:p>
          </table:table-cell>
          <table:table-cell office:value-type="float" office:value="0.16306" calcext:value-type="float">
            <text:p>0.16306</text:p>
          </table:table-cell>
          <table:table-cell table:number-columns-repeated="3"/>
          <table:table-cell office:value-type="float" office:value="0.156969" calcext:value-type="float">
            <text:p>0.156969</text:p>
          </table:table-cell>
          <table:table-cell office:value-type="float" office:value="0.157154" calcext:value-type="float">
            <text:p>0.15715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" calcext:value-type="float">
            <text:p>0.15737</text:p>
          </table:table-cell>
          <table:table-cell office:value-type="float" office:value="0.156552" calcext:value-type="float">
            <text:p>0.156552</text:p>
          </table:table-cell>
          <table:table-cell office:value-type="float" office:value="0.157865" calcext:value-type="float">
            <text:p>0.157865</text:p>
          </table:table-cell>
          <table:table-cell office:value-type="float" office:value="0.163059" calcext:value-type="float">
            <text:p>0.163059</text:p>
          </table:table-cell>
          <table:table-cell table:number-columns-repeated="3"/>
          <table:table-cell office:value-type="float" office:value="0.156966" calcext:value-type="float">
            <text:p>0.156966</text:p>
          </table:table-cell>
          <table:table-cell office:value-type="float" office:value="0.157152" calcext:value-type="float">
            <text:p>0.15715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5" calcext:value-type="float">
            <text:p>0.157375</text:p>
          </table:table-cell>
          <table:table-cell office:value-type="float" office:value="0.156559" calcext:value-type="float">
            <text:p>0.156559</text:p>
          </table:table-cell>
          <table:table-cell office:value-type="float" office:value="0.157862" calcext:value-type="float">
            <text:p>0.157862</text:p>
          </table:table-cell>
          <table:table-cell office:value-type="float" office:value="0.163059" calcext:value-type="float">
            <text:p>0.163059</text:p>
          </table:table-cell>
          <table:table-cell table:number-columns-repeated="3"/>
          <table:table-cell office:value-type="float" office:value="0.156962" calcext:value-type="float">
            <text:p>0.156962</text:p>
          </table:table-cell>
          <table:table-cell office:value-type="float" office:value="0.157148" calcext:value-type="float">
            <text:p>0.1571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8" calcext:value-type="float">
            <text:p>0.157368</text:p>
          </table:table-cell>
          <table:table-cell office:value-type="float" office:value="0.156551" calcext:value-type="float">
            <text:p>0.156551</text:p>
          </table:table-cell>
          <table:table-cell office:value-type="float" office:value="0.157861" calcext:value-type="float">
            <text:p>0.157861</text:p>
          </table:table-cell>
          <table:table-cell office:value-type="float" office:value="0.163058" calcext:value-type="float">
            <text:p>0.163058</text:p>
          </table:table-cell>
          <table:table-cell table:number-columns-repeated="3"/>
          <table:table-cell office:value-type="float" office:value="0.156959" calcext:value-type="float">
            <text:p>0.156959</text:p>
          </table:table-cell>
          <table:table-cell office:value-type="float" office:value="0.157145" calcext:value-type="float">
            <text:p>0.1571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3" calcext:value-type="float">
            <text:p>0.157373</text:p>
          </table:table-cell>
          <table:table-cell office:value-type="float" office:value="0.156554" calcext:value-type="float">
            <text:p>0.156554</text:p>
          </table:table-cell>
          <table:table-cell office:value-type="float" office:value="0.157862" calcext:value-type="float">
            <text:p>0.157862</text:p>
          </table:table-cell>
          <table:table-cell office:value-type="float" office:value="0.163058" calcext:value-type="float">
            <text:p>0.163058</text:p>
          </table:table-cell>
          <table:table-cell table:number-columns-repeated="3"/>
          <table:table-cell office:value-type="float" office:value="0.156956" calcext:value-type="float">
            <text:p>0.156956</text:p>
          </table:table-cell>
          <table:table-cell office:value-type="float" office:value="0.157142" calcext:value-type="float">
            <text:p>0.1571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" calcext:value-type="float">
            <text:p>0.15737</text:p>
          </table:table-cell>
          <table:table-cell office:value-type="float" office:value="0.156549" calcext:value-type="float">
            <text:p>0.156549</text:p>
          </table:table-cell>
          <table:table-cell office:value-type="float" office:value="0.157866" calcext:value-type="float">
            <text:p>0.157866</text:p>
          </table:table-cell>
          <table:table-cell office:value-type="float" office:value="0.163057" calcext:value-type="float">
            <text:p>0.163057</text:p>
          </table:table-cell>
          <table:table-cell table:number-columns-repeated="3"/>
          <table:table-cell office:value-type="float" office:value="0.156953" calcext:value-type="float">
            <text:p>0.156953</text:p>
          </table:table-cell>
          <table:table-cell office:value-type="float" office:value="0.157139" calcext:value-type="float">
            <text:p>0.1571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2" calcext:value-type="float">
            <text:p>0.157372</text:p>
          </table:table-cell>
          <table:table-cell office:value-type="float" office:value="0.156547" calcext:value-type="float">
            <text:p>0.156547</text:p>
          </table:table-cell>
          <table:table-cell office:value-type="float" office:value="0.157862" calcext:value-type="float">
            <text:p>0.157862</text:p>
          </table:table-cell>
          <table:table-cell office:value-type="float" office:value="0.163056" calcext:value-type="float">
            <text:p>0.163056</text:p>
          </table:table-cell>
          <table:table-cell table:number-columns-repeated="3"/>
          <table:table-cell office:value-type="float" office:value="0.156949" calcext:value-type="float">
            <text:p>0.156949</text:p>
          </table:table-cell>
          <table:table-cell office:value-type="float" office:value="0.157136" calcext:value-type="float">
            <text:p>0.1571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7" calcext:value-type="float">
            <text:p>0.157367</text:p>
          </table:table-cell>
          <table:table-cell office:value-type="float" office:value="0.15655" calcext:value-type="float">
            <text:p>0.15655</text:p>
          </table:table-cell>
          <table:table-cell office:value-type="float" office:value="0.15786" calcext:value-type="float">
            <text:p>0.15786</text:p>
          </table:table-cell>
          <table:table-cell office:value-type="float" office:value="0.163056" calcext:value-type="float">
            <text:p>0.163056</text:p>
          </table:table-cell>
          <table:table-cell table:number-columns-repeated="3"/>
          <table:table-cell office:value-type="float" office:value="0.156946" calcext:value-type="float">
            <text:p>0.156946</text:p>
          </table:table-cell>
          <table:table-cell office:value-type="float" office:value="0.157133" calcext:value-type="float">
            <text:p>0.1571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7" calcext:value-type="float">
            <text:p>0.157367</text:p>
          </table:table-cell>
          <table:table-cell office:value-type="float" office:value="0.156546" calcext:value-type="float">
            <text:p>0.156546</text:p>
          </table:table-cell>
          <table:table-cell office:value-type="float" office:value="0.157857" calcext:value-type="float">
            <text:p>0.157857</text:p>
          </table:table-cell>
          <table:table-cell office:value-type="float" office:value="0.163055" calcext:value-type="float">
            <text:p>0.163055</text:p>
          </table:table-cell>
          <table:table-cell table:number-columns-repeated="3"/>
          <table:table-cell office:value-type="float" office:value="0.156943" calcext:value-type="float">
            <text:p>0.156943</text:p>
          </table:table-cell>
          <table:table-cell office:value-type="float" office:value="0.15713" calcext:value-type="float">
            <text:p>0.1571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7" calcext:value-type="float">
            <text:p>0.157367</text:p>
          </table:table-cell>
          <table:table-cell office:value-type="float" office:value="0.156551" calcext:value-type="float">
            <text:p>0.156551</text:p>
          </table:table-cell>
          <table:table-cell office:value-type="float" office:value="0.157858" calcext:value-type="float">
            <text:p>0.157858</text:p>
          </table:table-cell>
          <table:table-cell office:value-type="float" office:value="0.163055" calcext:value-type="float">
            <text:p>0.163055</text:p>
          </table:table-cell>
          <table:table-cell table:number-columns-repeated="3"/>
          <table:table-cell office:value-type="float" office:value="0.156939" calcext:value-type="float">
            <text:p>0.156939</text:p>
          </table:table-cell>
          <table:table-cell office:value-type="float" office:value="0.157127" calcext:value-type="float">
            <text:p>0.1571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72" calcext:value-type="float">
            <text:p>0.157372</text:p>
          </table:table-cell>
          <table:table-cell office:value-type="float" office:value="0.15655" calcext:value-type="float">
            <text:p>0.15655</text:p>
          </table:table-cell>
          <table:table-cell office:value-type="float" office:value="0.157864" calcext:value-type="float">
            <text:p>0.157864</text:p>
          </table:table-cell>
          <table:table-cell office:value-type="float" office:value="0.163054" calcext:value-type="float">
            <text:p>0.163054</text:p>
          </table:table-cell>
          <table:table-cell table:number-columns-repeated="3"/>
          <table:table-cell office:value-type="float" office:value="0.156936" calcext:value-type="float">
            <text:p>0.156936</text:p>
          </table:table-cell>
          <table:table-cell office:value-type="float" office:value="0.157124" calcext:value-type="float">
            <text:p>0.15712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8" calcext:value-type="float">
            <text:p>0.157368</text:p>
          </table:table-cell>
          <table:table-cell office:value-type="float" office:value="0.156551" calcext:value-type="float">
            <text:p>0.156551</text:p>
          </table:table-cell>
          <table:table-cell office:value-type="float" office:value="0.157867" calcext:value-type="float">
            <text:p>0.157867</text:p>
          </table:table-cell>
          <table:table-cell office:value-type="float" office:value="0.163053" calcext:value-type="float">
            <text:p>0.163053</text:p>
          </table:table-cell>
          <table:table-cell table:number-columns-repeated="3"/>
          <table:table-cell office:value-type="float" office:value="0.156932" calcext:value-type="float">
            <text:p>0.156932</text:p>
          </table:table-cell>
          <table:table-cell office:value-type="float" office:value="0.157121" calcext:value-type="float">
            <text:p>0.1571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4" calcext:value-type="float">
            <text:p>0.157364</text:p>
          </table:table-cell>
          <table:table-cell office:value-type="float" office:value="0.156547" calcext:value-type="float">
            <text:p>0.156547</text:p>
          </table:table-cell>
          <table:table-cell office:value-type="float" office:value="0.157858" calcext:value-type="float">
            <text:p>0.157858</text:p>
          </table:table-cell>
          <table:table-cell office:value-type="float" office:value="0.163052" calcext:value-type="float">
            <text:p>0.163052</text:p>
          </table:table-cell>
          <table:table-cell table:number-columns-repeated="3"/>
          <table:table-cell office:value-type="float" office:value="0.156929" calcext:value-type="float">
            <text:p>0.156929</text:p>
          </table:table-cell>
          <table:table-cell office:value-type="float" office:value="0.157119" calcext:value-type="float">
            <text:p>0.1571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4" calcext:value-type="float">
            <text:p>0.157364</text:p>
          </table:table-cell>
          <table:table-cell office:value-type="float" office:value="0.15655" calcext:value-type="float">
            <text:p>0.15655</text:p>
          </table:table-cell>
          <table:table-cell office:value-type="float" office:value="0.15787" calcext:value-type="float">
            <text:p>0.15787</text:p>
          </table:table-cell>
          <table:table-cell office:value-type="float" office:value="0.163051" calcext:value-type="float">
            <text:p>0.163051</text:p>
          </table:table-cell>
          <table:table-cell table:number-columns-repeated="3"/>
          <table:table-cell office:value-type="float" office:value="0.156926" calcext:value-type="float">
            <text:p>0.156926</text:p>
          </table:table-cell>
          <table:table-cell office:value-type="float" office:value="0.157116" calcext:value-type="float">
            <text:p>0.1571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" calcext:value-type="float">
            <text:p>0.15736</text:p>
          </table:table-cell>
          <table:table-cell office:value-type="float" office:value="0.156545" calcext:value-type="float">
            <text:p>0.156545</text:p>
          </table:table-cell>
          <table:table-cell office:value-type="float" office:value="0.15786" calcext:value-type="float">
            <text:p>0.15786</text:p>
          </table:table-cell>
          <table:table-cell office:value-type="float" office:value="0.163051" calcext:value-type="float">
            <text:p>0.163051</text:p>
          </table:table-cell>
          <table:table-cell table:number-columns-repeated="3"/>
          <table:table-cell office:value-type="float" office:value="0.156923" calcext:value-type="float">
            <text:p>0.156923</text:p>
          </table:table-cell>
          <table:table-cell office:value-type="float" office:value="0.157113" calcext:value-type="float">
            <text:p>0.15711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2" calcext:value-type="float">
            <text:p>0.157362</text:p>
          </table:table-cell>
          <table:table-cell office:value-type="float" office:value="0.156549" calcext:value-type="float">
            <text:p>0.156549</text:p>
          </table:table-cell>
          <table:table-cell office:value-type="float" office:value="0.157856" calcext:value-type="float">
            <text:p>0.157856</text:p>
          </table:table-cell>
          <table:table-cell office:value-type="float" office:value="0.16305" calcext:value-type="float">
            <text:p>0.16305</text:p>
          </table:table-cell>
          <table:table-cell table:number-columns-repeated="3"/>
          <table:table-cell office:value-type="float" office:value="0.156919" calcext:value-type="float">
            <text:p>0.156919</text:p>
          </table:table-cell>
          <table:table-cell office:value-type="float" office:value="0.15711" calcext:value-type="float">
            <text:p>0.1571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2" calcext:value-type="float">
            <text:p>0.157362</text:p>
          </table:table-cell>
          <table:table-cell office:value-type="float" office:value="0.156556" calcext:value-type="float">
            <text:p>0.156556</text:p>
          </table:table-cell>
          <table:table-cell office:value-type="float" office:value="0.157867" calcext:value-type="float">
            <text:p>0.157867</text:p>
          </table:table-cell>
          <table:table-cell office:value-type="float" office:value="0.16305" calcext:value-type="float">
            <text:p>0.16305</text:p>
          </table:table-cell>
          <table:table-cell table:number-columns-repeated="3"/>
          <table:table-cell office:value-type="float" office:value="0.156916" calcext:value-type="float">
            <text:p>0.156916</text:p>
          </table:table-cell>
          <table:table-cell office:value-type="float" office:value="0.157107" calcext:value-type="float">
            <text:p>0.15710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" calcext:value-type="float">
            <text:p>0.15736</text:p>
          </table:table-cell>
          <table:table-cell office:value-type="float" office:value="0.156548" calcext:value-type="float">
            <text:p>0.156548</text:p>
          </table:table-cell>
          <table:table-cell office:value-type="float" office:value="0.157858" calcext:value-type="float">
            <text:p>0.157858</text:p>
          </table:table-cell>
          <table:table-cell office:value-type="float" office:value="0.163049" calcext:value-type="float">
            <text:p>0.163049</text:p>
          </table:table-cell>
          <table:table-cell table:number-columns-repeated="3"/>
          <table:table-cell office:value-type="float" office:value="0.156913" calcext:value-type="float">
            <text:p>0.156913</text:p>
          </table:table-cell>
          <table:table-cell office:value-type="float" office:value="0.157104" calcext:value-type="float">
            <text:p>0.15710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9" calcext:value-type="float">
            <text:p>0.157359</text:p>
          </table:table-cell>
          <table:table-cell office:value-type="float" office:value="0.156547" calcext:value-type="float">
            <text:p>0.156547</text:p>
          </table:table-cell>
          <table:table-cell office:value-type="float" office:value="0.157856" calcext:value-type="float">
            <text:p>0.157856</text:p>
          </table:table-cell>
          <table:table-cell office:value-type="float" office:value="0.163049" calcext:value-type="float">
            <text:p>0.163049</text:p>
          </table:table-cell>
          <table:table-cell table:number-columns-repeated="3"/>
          <table:table-cell office:value-type="float" office:value="0.15691" calcext:value-type="float">
            <text:p>0.15691</text:p>
          </table:table-cell>
          <table:table-cell office:value-type="float" office:value="0.157101" calcext:value-type="float">
            <text:p>0.15710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8" calcext:value-type="float">
            <text:p>0.157358</text:p>
          </table:table-cell>
          <table:table-cell office:value-type="float" office:value="0.156547" calcext:value-type="float">
            <text:p>0.156547</text:p>
          </table:table-cell>
          <table:table-cell office:value-type="float" office:value="0.157855" calcext:value-type="float">
            <text:p>0.157855</text:p>
          </table:table-cell>
          <table:table-cell office:value-type="float" office:value="0.163048" calcext:value-type="float">
            <text:p>0.163048</text:p>
          </table:table-cell>
          <table:table-cell table:number-columns-repeated="3"/>
          <table:table-cell office:value-type="float" office:value="0.156906" calcext:value-type="float">
            <text:p>0.156906</text:p>
          </table:table-cell>
          <table:table-cell office:value-type="float" office:value="0.157099" calcext:value-type="float">
            <text:p>0.15709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" calcext:value-type="float">
            <text:p>0.15736</text:p>
          </table:table-cell>
          <table:table-cell office:value-type="float" office:value="0.156542" calcext:value-type="float">
            <text:p>0.156542</text:p>
          </table:table-cell>
          <table:table-cell office:value-type="float" office:value="0.157859" calcext:value-type="float">
            <text:p>0.157859</text:p>
          </table:table-cell>
          <table:table-cell office:value-type="float" office:value="0.163047" calcext:value-type="float">
            <text:p>0.163047</text:p>
          </table:table-cell>
          <table:table-cell table:number-columns-repeated="3"/>
          <table:table-cell office:value-type="float" office:value="0.156903" calcext:value-type="float">
            <text:p>0.156903</text:p>
          </table:table-cell>
          <table:table-cell office:value-type="float" office:value="0.157096" calcext:value-type="float">
            <text:p>0.15709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7" calcext:value-type="float">
            <text:p>0.157357</text:p>
          </table:table-cell>
          <table:table-cell office:value-type="float" office:value="0.156542" calcext:value-type="float">
            <text:p>0.156542</text:p>
          </table:table-cell>
          <table:table-cell office:value-type="float" office:value="0.157854" calcext:value-type="float">
            <text:p>0.157854</text:p>
          </table:table-cell>
          <table:table-cell office:value-type="float" office:value="0.163047" calcext:value-type="float">
            <text:p>0.163047</text:p>
          </table:table-cell>
          <table:table-cell table:number-columns-repeated="3"/>
          <table:table-cell office:value-type="float" office:value="0.1569" calcext:value-type="float">
            <text:p>0.1569</text:p>
          </table:table-cell>
          <table:table-cell office:value-type="float" office:value="0.157093" calcext:value-type="float">
            <text:p>0.15709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8" calcext:value-type="float">
            <text:p>0.157358</text:p>
          </table:table-cell>
          <table:table-cell office:value-type="float" office:value="0.156542" calcext:value-type="float">
            <text:p>0.156542</text:p>
          </table:table-cell>
          <table:table-cell office:value-type="float" office:value="0.157854" calcext:value-type="float">
            <text:p>0.157854</text:p>
          </table:table-cell>
          <table:table-cell office:value-type="float" office:value="0.163046" calcext:value-type="float">
            <text:p>0.163046</text:p>
          </table:table-cell>
          <table:table-cell table:number-columns-repeated="3"/>
          <table:table-cell office:value-type="float" office:value="0.156896" calcext:value-type="float">
            <text:p>0.156896</text:p>
          </table:table-cell>
          <table:table-cell office:value-type="float" office:value="0.15709" calcext:value-type="float">
            <text:p>0.1570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8" calcext:value-type="float">
            <text:p>0.157358</text:p>
          </table:table-cell>
          <table:table-cell office:value-type="float" office:value="0.156549" calcext:value-type="float">
            <text:p>0.156549</text:p>
          </table:table-cell>
          <table:table-cell office:value-type="float" office:value="0.157853" calcext:value-type="float">
            <text:p>0.157853</text:p>
          </table:table-cell>
          <table:table-cell office:value-type="float" office:value="0.163046" calcext:value-type="float">
            <text:p>0.163046</text:p>
          </table:table-cell>
          <table:table-cell table:number-columns-repeated="3"/>
          <table:table-cell office:value-type="float" office:value="0.156893" calcext:value-type="float">
            <text:p>0.156893</text:p>
          </table:table-cell>
          <table:table-cell office:value-type="float" office:value="0.157087" calcext:value-type="float">
            <text:p>0.1570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" calcext:value-type="float">
            <text:p>0.15736</text:p>
          </table:table-cell>
          <table:table-cell office:value-type="float" office:value="0.156544" calcext:value-type="float">
            <text:p>0.156544</text:p>
          </table:table-cell>
          <table:table-cell office:value-type="float" office:value="0.157851" calcext:value-type="float">
            <text:p>0.157851</text:p>
          </table:table-cell>
          <table:table-cell office:value-type="float" office:value="0.163045" calcext:value-type="float">
            <text:p>0.163045</text:p>
          </table:table-cell>
          <table:table-cell table:number-columns-repeated="3"/>
          <table:table-cell office:value-type="float" office:value="0.15689" calcext:value-type="float">
            <text:p>0.15689</text:p>
          </table:table-cell>
          <table:table-cell office:value-type="float" office:value="0.157084" calcext:value-type="float">
            <text:p>0.15708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" calcext:value-type="float">
            <text:p>0.15736</text:p>
          </table:table-cell>
          <table:table-cell office:value-type="float" office:value="0.156542" calcext:value-type="float">
            <text:p>0.156542</text:p>
          </table:table-cell>
          <table:table-cell office:value-type="float" office:value="0.157858" calcext:value-type="float">
            <text:p>0.157858</text:p>
          </table:table-cell>
          <table:table-cell office:value-type="float" office:value="0.163045" calcext:value-type="float">
            <text:p>0.163045</text:p>
          </table:table-cell>
          <table:table-cell table:number-columns-repeated="3"/>
          <table:table-cell office:value-type="float" office:value="0.156886" calcext:value-type="float">
            <text:p>0.156886</text:p>
          </table:table-cell>
          <table:table-cell office:value-type="float" office:value="0.157082" calcext:value-type="float">
            <text:p>0.1570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6" calcext:value-type="float">
            <text:p>0.157356</text:p>
          </table:table-cell>
          <table:table-cell office:value-type="float" office:value="0.156539" calcext:value-type="float">
            <text:p>0.156539</text:p>
          </table:table-cell>
          <table:table-cell office:value-type="float" office:value="0.15785" calcext:value-type="float">
            <text:p>0.15785</text:p>
          </table:table-cell>
          <table:table-cell office:value-type="float" office:value="0.163044" calcext:value-type="float">
            <text:p>0.163044</text:p>
          </table:table-cell>
          <table:table-cell table:number-columns-repeated="3"/>
          <table:table-cell office:value-type="float" office:value="0.156883" calcext:value-type="float">
            <text:p>0.156883</text:p>
          </table:table-cell>
          <table:table-cell office:value-type="float" office:value="0.157079" calcext:value-type="float">
            <text:p>0.15707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7" calcext:value-type="float">
            <text:p>0.157357</text:p>
          </table:table-cell>
          <table:table-cell office:value-type="float" office:value="0.156541" calcext:value-type="float">
            <text:p>0.156541</text:p>
          </table:table-cell>
          <table:table-cell office:value-type="float" office:value="0.15785" calcext:value-type="float">
            <text:p>0.15785</text:p>
          </table:table-cell>
          <table:table-cell office:value-type="float" office:value="0.163045" calcext:value-type="float">
            <text:p>0.163045</text:p>
          </table:table-cell>
          <table:table-cell table:number-columns-repeated="3"/>
          <table:table-cell office:value-type="float" office:value="0.15688" calcext:value-type="float">
            <text:p>0.15688</text:p>
          </table:table-cell>
          <table:table-cell office:value-type="float" office:value="0.157076" calcext:value-type="float">
            <text:p>0.15707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654" calcext:value-type="float">
            <text:p>0.15654</text:p>
          </table:table-cell>
          <table:table-cell office:value-type="float" office:value="0.157848" calcext:value-type="float">
            <text:p>0.157848</text:p>
          </table:table-cell>
          <table:table-cell office:value-type="float" office:value="0.163044" calcext:value-type="float">
            <text:p>0.163044</text:p>
          </table:table-cell>
          <table:table-cell table:number-columns-repeated="3"/>
          <table:table-cell office:value-type="float" office:value="0.156876" calcext:value-type="float">
            <text:p>0.156876</text:p>
          </table:table-cell>
          <table:table-cell office:value-type="float" office:value="0.157073" calcext:value-type="float">
            <text:p>0.15707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8" calcext:value-type="float">
            <text:p>0.157358</text:p>
          </table:table-cell>
          <table:table-cell office:value-type="float" office:value="0.156538" calcext:value-type="float">
            <text:p>0.156538</text:p>
          </table:table-cell>
          <table:table-cell office:value-type="float" office:value="0.157849" calcext:value-type="float">
            <text:p>0.157849</text:p>
          </table:table-cell>
          <table:table-cell office:value-type="float" office:value="0.163043" calcext:value-type="float">
            <text:p>0.163043</text:p>
          </table:table-cell>
          <table:table-cell table:number-columns-repeated="3"/>
          <table:table-cell office:value-type="float" office:value="0.156873" calcext:value-type="float">
            <text:p>0.156873</text:p>
          </table:table-cell>
          <table:table-cell office:value-type="float" office:value="0.157071" calcext:value-type="float">
            <text:p>0.15707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9" calcext:value-type="float">
            <text:p>0.157359</text:p>
          </table:table-cell>
          <table:table-cell office:value-type="float" office:value="0.15654" calcext:value-type="float">
            <text:p>0.15654</text:p>
          </table:table-cell>
          <table:table-cell office:value-type="float" office:value="0.157858" calcext:value-type="float">
            <text:p>0.157858</text:p>
          </table:table-cell>
          <table:table-cell office:value-type="float" office:value="0.163045" calcext:value-type="float">
            <text:p>0.163045</text:p>
          </table:table-cell>
          <table:table-cell table:number-columns-repeated="3"/>
          <table:table-cell office:value-type="float" office:value="0.15687" calcext:value-type="float">
            <text:p>0.15687</text:p>
          </table:table-cell>
          <table:table-cell office:value-type="float" office:value="0.157068" calcext:value-type="float">
            <text:p>0.1570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6" calcext:value-type="float">
            <text:p>0.157356</text:p>
          </table:table-cell>
          <table:table-cell office:value-type="float" office:value="0.156538" calcext:value-type="float">
            <text:p>0.156538</text:p>
          </table:table-cell>
          <table:table-cell office:value-type="float" office:value="0.157849" calcext:value-type="float">
            <text:p>0.157849</text:p>
          </table:table-cell>
          <table:table-cell office:value-type="float" office:value="0.163043" calcext:value-type="float">
            <text:p>0.163043</text:p>
          </table:table-cell>
          <table:table-cell table:number-columns-repeated="3"/>
          <table:table-cell office:value-type="float" office:value="0.156867" calcext:value-type="float">
            <text:p>0.156867</text:p>
          </table:table-cell>
          <table:table-cell office:value-type="float" office:value="0.157065" calcext:value-type="float">
            <text:p>0.15706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654" calcext:value-type="float">
            <text:p>0.15654</text:p>
          </table:table-cell>
          <table:table-cell office:value-type="float" office:value="0.157847" calcext:value-type="float">
            <text:p>0.157847</text:p>
          </table:table-cell>
          <table:table-cell office:value-type="float" office:value="0.163044" calcext:value-type="float">
            <text:p>0.163044</text:p>
          </table:table-cell>
          <table:table-cell table:number-columns-repeated="3"/>
          <table:table-cell office:value-type="float" office:value="0.156863" calcext:value-type="float">
            <text:p>0.156863</text:p>
          </table:table-cell>
          <table:table-cell office:value-type="float" office:value="0.157062" calcext:value-type="float">
            <text:p>0.1570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1" calcext:value-type="float">
            <text:p>0.157361</text:p>
          </table:table-cell>
          <table:table-cell office:value-type="float" office:value="0.156537" calcext:value-type="float">
            <text:p>0.156537</text:p>
          </table:table-cell>
          <table:table-cell office:value-type="float" office:value="0.15785" calcext:value-type="float">
            <text:p>0.15785</text:p>
          </table:table-cell>
          <table:table-cell office:value-type="float" office:value="0.163043" calcext:value-type="float">
            <text:p>0.163043</text:p>
          </table:table-cell>
          <table:table-cell table:number-columns-repeated="3"/>
          <table:table-cell office:value-type="float" office:value="0.15686" calcext:value-type="float">
            <text:p>0.15686</text:p>
          </table:table-cell>
          <table:table-cell office:value-type="float" office:value="0.157059" calcext:value-type="float">
            <text:p>0.1570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8" calcext:value-type="float">
            <text:p>0.157358</text:p>
          </table:table-cell>
          <table:table-cell office:value-type="float" office:value="0.156537" calcext:value-type="float">
            <text:p>0.156537</text:p>
          </table:table-cell>
          <table:table-cell office:value-type="float" office:value="0.157849" calcext:value-type="float">
            <text:p>0.157849</text:p>
          </table:table-cell>
          <table:table-cell office:value-type="float" office:value="0.163042" calcext:value-type="float">
            <text:p>0.163042</text:p>
          </table:table-cell>
          <table:table-cell table:number-columns-repeated="3"/>
          <table:table-cell office:value-type="float" office:value="0.156857" calcext:value-type="float">
            <text:p>0.156857</text:p>
          </table:table-cell>
          <table:table-cell office:value-type="float" office:value="0.157057" calcext:value-type="float">
            <text:p>0.15705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4" calcext:value-type="float">
            <text:p>0.157354</text:p>
          </table:table-cell>
          <table:table-cell office:value-type="float" office:value="0.156537" calcext:value-type="float">
            <text:p>0.156537</text:p>
          </table:table-cell>
          <table:table-cell office:value-type="float" office:value="0.157848" calcext:value-type="float">
            <text:p>0.157848</text:p>
          </table:table-cell>
          <table:table-cell office:value-type="float" office:value="0.16304" calcext:value-type="float">
            <text:p>0.16304</text:p>
          </table:table-cell>
          <table:table-cell table:number-columns-repeated="3"/>
          <table:table-cell office:value-type="float" office:value="0.156853" calcext:value-type="float">
            <text:p>0.156853</text:p>
          </table:table-cell>
          <table:table-cell office:value-type="float" office:value="0.157054" calcext:value-type="float">
            <text:p>0.15705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8" calcext:value-type="float">
            <text:p>0.157358</text:p>
          </table:table-cell>
          <table:table-cell office:value-type="float" office:value="0.156537" calcext:value-type="float">
            <text:p>0.156537</text:p>
          </table:table-cell>
          <table:table-cell office:value-type="float" office:value="0.157846" calcext:value-type="float">
            <text:p>0.157846</text:p>
          </table:table-cell>
          <table:table-cell office:value-type="float" office:value="0.163041" calcext:value-type="float">
            <text:p>0.163041</text:p>
          </table:table-cell>
          <table:table-cell table:number-columns-repeated="3"/>
          <table:table-cell office:value-type="float" office:value="0.15685" calcext:value-type="float">
            <text:p>0.15685</text:p>
          </table:table-cell>
          <table:table-cell office:value-type="float" office:value="0.157051" calcext:value-type="float">
            <text:p>0.1570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3" calcext:value-type="float">
            <text:p>0.157353</text:p>
          </table:table-cell>
          <table:table-cell office:value-type="float" office:value="0.156538" calcext:value-type="float">
            <text:p>0.156538</text:p>
          </table:table-cell>
          <table:table-cell office:value-type="float" office:value="0.157852" calcext:value-type="float">
            <text:p>0.157852</text:p>
          </table:table-cell>
          <table:table-cell office:value-type="float" office:value="0.16304" calcext:value-type="float">
            <text:p>0.16304</text:p>
          </table:table-cell>
          <table:table-cell table:number-columns-repeated="3"/>
          <table:table-cell office:value-type="float" office:value="0.156846" calcext:value-type="float">
            <text:p>0.156846</text:p>
          </table:table-cell>
          <table:table-cell office:value-type="float" office:value="0.157048" calcext:value-type="float">
            <text:p>0.1570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" calcext:value-type="float">
            <text:p>0.15736</text:p>
          </table:table-cell>
          <table:table-cell office:value-type="float" office:value="0.156537" calcext:value-type="float">
            <text:p>0.156537</text:p>
          </table:table-cell>
          <table:table-cell office:value-type="float" office:value="0.157846" calcext:value-type="float">
            <text:p>0.157846</text:p>
          </table:table-cell>
          <table:table-cell office:value-type="float" office:value="0.16304" calcext:value-type="float">
            <text:p>0.16304</text:p>
          </table:table-cell>
          <table:table-cell table:number-columns-repeated="3"/>
          <table:table-cell office:value-type="float" office:value="0.156843" calcext:value-type="float">
            <text:p>0.156843</text:p>
          </table:table-cell>
          <table:table-cell office:value-type="float" office:value="0.157045" calcext:value-type="float">
            <text:p>0.1570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4" calcext:value-type="float">
            <text:p>0.157354</text:p>
          </table:table-cell>
          <table:table-cell office:value-type="float" office:value="0.15654" calcext:value-type="float">
            <text:p>0.15654</text:p>
          </table:table-cell>
          <table:table-cell office:value-type="float" office:value="0.157846" calcext:value-type="float">
            <text:p>0.157846</text:p>
          </table:table-cell>
          <table:table-cell office:value-type="float" office:value="0.163039" calcext:value-type="float">
            <text:p>0.163039</text:p>
          </table:table-cell>
          <table:table-cell table:number-columns-repeated="3"/>
          <table:table-cell office:value-type="float" office:value="0.15684" calcext:value-type="float">
            <text:p>0.15684</text:p>
          </table:table-cell>
          <table:table-cell office:value-type="float" office:value="0.157042" calcext:value-type="float">
            <text:p>0.1570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6" calcext:value-type="float">
            <text:p>0.157356</text:p>
          </table:table-cell>
          <table:table-cell office:value-type="float" office:value="0.15654" calcext:value-type="float">
            <text:p>0.15654</text:p>
          </table:table-cell>
          <table:table-cell office:value-type="float" office:value="0.157845" calcext:value-type="float">
            <text:p>0.157845</text:p>
          </table:table-cell>
          <table:table-cell office:value-type="float" office:value="0.163039" calcext:value-type="float">
            <text:p>0.163039</text:p>
          </table:table-cell>
          <table:table-cell table:number-columns-repeated="3"/>
          <table:table-cell office:value-type="float" office:value="0.156837" calcext:value-type="float">
            <text:p>0.156837</text:p>
          </table:table-cell>
          <table:table-cell office:value-type="float" office:value="0.15704" calcext:value-type="float">
            <text:p>0.1570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6534" calcext:value-type="float">
            <text:p>0.156534</text:p>
          </table:table-cell>
          <table:table-cell office:value-type="float" office:value="0.157845" calcext:value-type="float">
            <text:p>0.157845</text:p>
          </table:table-cell>
          <table:table-cell office:value-type="float" office:value="0.163037" calcext:value-type="float">
            <text:p>0.163037</text:p>
          </table:table-cell>
          <table:table-cell table:number-columns-repeated="3"/>
          <table:table-cell office:value-type="float" office:value="0.156834" calcext:value-type="float">
            <text:p>0.156834</text:p>
          </table:table-cell>
          <table:table-cell office:value-type="float" office:value="0.157037" calcext:value-type="float">
            <text:p>0.15703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4" calcext:value-type="float">
            <text:p>0.157354</text:p>
          </table:table-cell>
          <table:table-cell office:value-type="float" office:value="0.156536" calcext:value-type="float">
            <text:p>0.156536</text:p>
          </table:table-cell>
          <table:table-cell office:value-type="float" office:value="0.157844" calcext:value-type="float">
            <text:p>0.157844</text:p>
          </table:table-cell>
          <table:table-cell office:value-type="float" office:value="0.163037" calcext:value-type="float">
            <text:p>0.163037</text:p>
          </table:table-cell>
          <table:table-cell table:number-columns-repeated="3"/>
          <table:table-cell office:value-type="float" office:value="0.15683" calcext:value-type="float">
            <text:p>0.15683</text:p>
          </table:table-cell>
          <table:table-cell office:value-type="float" office:value="0.157034" calcext:value-type="float">
            <text:p>0.15703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6" calcext:value-type="float">
            <text:p>0.157356</text:p>
          </table:table-cell>
          <table:table-cell office:value-type="float" office:value="0.156533" calcext:value-type="float">
            <text:p>0.156533</text:p>
          </table:table-cell>
          <table:table-cell office:value-type="float" office:value="0.157843" calcext:value-type="float">
            <text:p>0.157843</text:p>
          </table:table-cell>
          <table:table-cell office:value-type="float" office:value="0.163036" calcext:value-type="float">
            <text:p>0.163036</text:p>
          </table:table-cell>
          <table:table-cell table:number-columns-repeated="3"/>
          <table:table-cell office:value-type="float" office:value="0.156827" calcext:value-type="float">
            <text:p>0.156827</text:p>
          </table:table-cell>
          <table:table-cell office:value-type="float" office:value="0.157031" calcext:value-type="float">
            <text:p>0.1570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4" calcext:value-type="float">
            <text:p>0.157354</text:p>
          </table:table-cell>
          <table:table-cell office:value-type="float" office:value="0.156535" calcext:value-type="float">
            <text:p>0.156535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163036" calcext:value-type="float">
            <text:p>0.163036</text:p>
          </table:table-cell>
          <table:table-cell table:number-columns-repeated="3"/>
          <table:table-cell office:value-type="float" office:value="0.156824" calcext:value-type="float">
            <text:p>0.156824</text:p>
          </table:table-cell>
          <table:table-cell office:value-type="float" office:value="0.157028" calcext:value-type="float">
            <text:p>0.1570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3" calcext:value-type="float">
            <text:p>0.157353</text:p>
          </table:table-cell>
          <table:table-cell office:value-type="float" office:value="0.156539" calcext:value-type="float">
            <text:p>0.156539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163035" calcext:value-type="float">
            <text:p>0.163035</text:p>
          </table:table-cell>
          <table:table-cell table:number-columns-repeated="3"/>
          <table:table-cell office:value-type="float" office:value="0.15682" calcext:value-type="float">
            <text:p>0.15682</text:p>
          </table:table-cell>
          <table:table-cell office:value-type="float" office:value="0.157025" calcext:value-type="float">
            <text:p>0.15702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6" calcext:value-type="float">
            <text:p>0.157356</text:p>
          </table:table-cell>
          <table:table-cell office:value-type="float" office:value="0.156549" calcext:value-type="float">
            <text:p>0.156549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163034" calcext:value-type="float">
            <text:p>0.163034</text:p>
          </table:table-cell>
          <table:table-cell table:number-columns-repeated="3"/>
          <table:table-cell office:value-type="float" office:value="0.156817" calcext:value-type="float">
            <text:p>0.156817</text:p>
          </table:table-cell>
          <table:table-cell office:value-type="float" office:value="0.157022" calcext:value-type="float">
            <text:p>0.1570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7" calcext:value-type="float">
            <text:p>0.157357</text:p>
          </table:table-cell>
          <table:table-cell office:value-type="float" office:value="0.156541" calcext:value-type="float">
            <text:p>0.156541</text:p>
          </table:table-cell>
          <table:table-cell office:value-type="float" office:value="0.157846" calcext:value-type="float">
            <text:p>0.157846</text:p>
          </table:table-cell>
          <table:table-cell office:value-type="float" office:value="0.163033" calcext:value-type="float">
            <text:p>0.163033</text:p>
          </table:table-cell>
          <table:table-cell table:number-columns-repeated="3"/>
          <table:table-cell office:value-type="float" office:value="0.156813" calcext:value-type="float">
            <text:p>0.156813</text:p>
          </table:table-cell>
          <table:table-cell office:value-type="float" office:value="0.157019" calcext:value-type="float">
            <text:p>0.1570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6541" calcext:value-type="float">
            <text:p>0.156541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163033" calcext:value-type="float">
            <text:p>0.163033</text:p>
          </table:table-cell>
          <table:table-cell table:number-columns-repeated="3"/>
          <table:table-cell office:value-type="float" office:value="0.15681" calcext:value-type="float">
            <text:p>0.15681</text:p>
          </table:table-cell>
          <table:table-cell office:value-type="float" office:value="0.157017" calcext:value-type="float">
            <text:p>0.1570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6534" calcext:value-type="float">
            <text:p>0.156534</text:p>
          </table:table-cell>
          <table:table-cell office:value-type="float" office:value="0.157841" calcext:value-type="float">
            <text:p>0.157841</text:p>
          </table:table-cell>
          <table:table-cell office:value-type="float" office:value="0.163032" calcext:value-type="float">
            <text:p>0.163032</text:p>
          </table:table-cell>
          <table:table-cell table:number-columns-repeated="3"/>
          <table:table-cell office:value-type="float" office:value="0.156807" calcext:value-type="float">
            <text:p>0.156807</text:p>
          </table:table-cell>
          <table:table-cell office:value-type="float" office:value="0.157014" calcext:value-type="float">
            <text:p>0.1570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6532" calcext:value-type="float">
            <text:p>0.156532</text:p>
          </table:table-cell>
          <table:table-cell office:value-type="float" office:value="0.15784" calcext:value-type="float">
            <text:p>0.15784</text:p>
          </table:table-cell>
          <table:table-cell office:value-type="float" office:value="0.163031" calcext:value-type="float">
            <text:p>0.163031</text:p>
          </table:table-cell>
          <table:table-cell table:number-columns-repeated="3"/>
          <table:table-cell office:value-type="float" office:value="0.156804" calcext:value-type="float">
            <text:p>0.156804</text:p>
          </table:table-cell>
          <table:table-cell office:value-type="float" office:value="0.157011" calcext:value-type="float">
            <text:p>0.15701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3" calcext:value-type="float">
            <text:p>0.157353</text:p>
          </table:table-cell>
          <table:table-cell office:value-type="float" office:value="0.156531" calcext:value-type="float">
            <text:p>0.156531</text:p>
          </table:table-cell>
          <table:table-cell office:value-type="float" office:value="0.15784" calcext:value-type="float">
            <text:p>0.15784</text:p>
          </table:table-cell>
          <table:table-cell office:value-type="float" office:value="0.163031" calcext:value-type="float">
            <text:p>0.163031</text:p>
          </table:table-cell>
          <table:table-cell table:number-columns-repeated="3"/>
          <table:table-cell office:value-type="float" office:value="0.1568" calcext:value-type="float">
            <text:p>0.1568</text:p>
          </table:table-cell>
          <table:table-cell office:value-type="float" office:value="0.157008" calcext:value-type="float">
            <text:p>0.1570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4" calcext:value-type="float">
            <text:p>0.157354</text:p>
          </table:table-cell>
          <table:table-cell office:value-type="float" office:value="0.156532" calcext:value-type="float">
            <text:p>0.156532</text:p>
          </table:table-cell>
          <table:table-cell office:value-type="float" office:value="0.15784" calcext:value-type="float">
            <text:p>0.15784</text:p>
          </table:table-cell>
          <table:table-cell office:value-type="float" office:value="0.16303" calcext:value-type="float">
            <text:p>0.16303</text:p>
          </table:table-cell>
          <table:table-cell table:number-columns-repeated="3"/>
          <table:table-cell office:value-type="float" office:value="0.156797" calcext:value-type="float">
            <text:p>0.156797</text:p>
          </table:table-cell>
          <table:table-cell office:value-type="float" office:value="0.157006" calcext:value-type="float">
            <text:p>0.1570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6534" calcext:value-type="float">
            <text:p>0.156534</text:p>
          </table:table-cell>
          <table:table-cell office:value-type="float" office:value="0.157839" calcext:value-type="float">
            <text:p>0.157839</text:p>
          </table:table-cell>
          <table:table-cell office:value-type="float" office:value="0.16303" calcext:value-type="float">
            <text:p>0.16303</text:p>
          </table:table-cell>
          <table:table-cell table:number-columns-repeated="3"/>
          <table:table-cell office:value-type="float" office:value="0.156794" calcext:value-type="float">
            <text:p>0.156794</text:p>
          </table:table-cell>
          <table:table-cell office:value-type="float" office:value="0.157003" calcext:value-type="float">
            <text:p>0.15700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6529" calcext:value-type="float">
            <text:p>0.156529</text:p>
          </table:table-cell>
          <table:table-cell office:value-type="float" office:value="0.157839" calcext:value-type="float">
            <text:p>0.157839</text:p>
          </table:table-cell>
          <table:table-cell office:value-type="float" office:value="0.16303" calcext:value-type="float">
            <text:p>0.16303</text:p>
          </table:table-cell>
          <table:table-cell table:number-columns-repeated="3"/>
          <table:table-cell office:value-type="float" office:value="0.15679" calcext:value-type="float">
            <text:p>0.15679</text:p>
          </table:table-cell>
          <table:table-cell office:value-type="float" office:value="0.157" calcext:value-type="float">
            <text:p>0.15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2" calcext:value-type="float">
            <text:p>0.157352</text:p>
          </table:table-cell>
          <table:table-cell office:value-type="float" office:value="0.156536" calcext:value-type="float">
            <text:p>0.156536</text:p>
          </table:table-cell>
          <table:table-cell office:value-type="float" office:value="0.157839" calcext:value-type="float">
            <text:p>0.157839</text:p>
          </table:table-cell>
          <table:table-cell office:value-type="float" office:value="0.163031" calcext:value-type="float">
            <text:p>0.163031</text:p>
          </table:table-cell>
          <table:table-cell table:number-columns-repeated="3"/>
          <table:table-cell office:value-type="float" office:value="0.156787" calcext:value-type="float">
            <text:p>0.156787</text:p>
          </table:table-cell>
          <table:table-cell office:value-type="float" office:value="0.156997" calcext:value-type="float">
            <text:p>0.1569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3" calcext:value-type="float">
            <text:p>0.157353</text:p>
          </table:table-cell>
          <table:table-cell office:value-type="float" office:value="0.156531" calcext:value-type="float">
            <text:p>0.156531</text:p>
          </table:table-cell>
          <table:table-cell office:value-type="float" office:value="0.157839" calcext:value-type="float">
            <text:p>0.157839</text:p>
          </table:table-cell>
          <table:table-cell office:value-type="float" office:value="0.163029" calcext:value-type="float">
            <text:p>0.163029</text:p>
          </table:table-cell>
          <table:table-cell table:number-columns-repeated="3"/>
          <table:table-cell office:value-type="float" office:value="0.156783" calcext:value-type="float">
            <text:p>0.156783</text:p>
          </table:table-cell>
          <table:table-cell office:value-type="float" office:value="0.156995" calcext:value-type="float">
            <text:p>0.15699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6" calcext:value-type="float">
            <text:p>0.157356</text:p>
          </table:table-cell>
          <table:table-cell office:value-type="float" office:value="0.156528" calcext:value-type="float">
            <text:p>0.156528</text:p>
          </table:table-cell>
          <table:table-cell office:value-type="float" office:value="0.157838" calcext:value-type="float">
            <text:p>0.157838</text:p>
          </table:table-cell>
          <table:table-cell office:value-type="float" office:value="0.163029" calcext:value-type="float">
            <text:p>0.163029</text:p>
          </table:table-cell>
          <table:table-cell table:number-columns-repeated="3"/>
          <table:table-cell office:value-type="float" office:value="0.15678" calcext:value-type="float">
            <text:p>0.15678</text:p>
          </table:table-cell>
          <table:table-cell office:value-type="float" office:value="0.156992" calcext:value-type="float">
            <text:p>0.1569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4" calcext:value-type="float">
            <text:p>0.157354</text:p>
          </table:table-cell>
          <table:table-cell office:value-type="float" office:value="0.156538" calcext:value-type="float">
            <text:p>0.156538</text:p>
          </table:table-cell>
          <table:table-cell office:value-type="float" office:value="0.157844" calcext:value-type="float">
            <text:p>0.157844</text:p>
          </table:table-cell>
          <table:table-cell office:value-type="float" office:value="0.163028" calcext:value-type="float">
            <text:p>0.163028</text:p>
          </table:table-cell>
          <table:table-cell table:number-columns-repeated="3"/>
          <table:table-cell office:value-type="float" office:value="0.156777" calcext:value-type="float">
            <text:p>0.156777</text:p>
          </table:table-cell>
          <table:table-cell office:value-type="float" office:value="0.156989" calcext:value-type="float">
            <text:p>0.1569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8" calcext:value-type="float">
            <text:p>0.157358</text:p>
          </table:table-cell>
          <table:table-cell office:value-type="float" office:value="0.156539" calcext:value-type="float">
            <text:p>0.156539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163027" calcext:value-type="float">
            <text:p>0.163027</text:p>
          </table:table-cell>
          <table:table-cell table:number-columns-repeated="3"/>
          <table:table-cell office:value-type="float" office:value="0.156774" calcext:value-type="float">
            <text:p>0.156774</text:p>
          </table:table-cell>
          <table:table-cell office:value-type="float" office:value="0.156986" calcext:value-type="float">
            <text:p>0.15698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6529" calcext:value-type="float">
            <text:p>0.156529</text:p>
          </table:table-cell>
          <table:table-cell office:value-type="float" office:value="0.157837" calcext:value-type="float">
            <text:p>0.157837</text:p>
          </table:table-cell>
          <table:table-cell office:value-type="float" office:value="0.163026" calcext:value-type="float">
            <text:p>0.163026</text:p>
          </table:table-cell>
          <table:table-cell table:number-columns-repeated="3"/>
          <table:table-cell office:value-type="float" office:value="0.15677" calcext:value-type="float">
            <text:p>0.15677</text:p>
          </table:table-cell>
          <table:table-cell office:value-type="float" office:value="0.156983" calcext:value-type="float">
            <text:p>0.15698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6526" calcext:value-type="float">
            <text:p>0.156526</text:p>
          </table:table-cell>
          <table:table-cell office:value-type="float" office:value="0.157836" calcext:value-type="float">
            <text:p>0.157836</text:p>
          </table:table-cell>
          <table:table-cell office:value-type="float" office:value="0.163026" calcext:value-type="float">
            <text:p>0.163026</text:p>
          </table:table-cell>
          <table:table-cell table:number-columns-repeated="3"/>
          <table:table-cell office:value-type="float" office:value="0.156767" calcext:value-type="float">
            <text:p>0.156767</text:p>
          </table:table-cell>
          <table:table-cell office:value-type="float" office:value="0.156981" calcext:value-type="float">
            <text:p>0.1569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" calcext:value-type="float">
            <text:p>0.15736</text:p>
          </table:table-cell>
          <table:table-cell office:value-type="float" office:value="0.156526" calcext:value-type="float">
            <text:p>0.156526</text:p>
          </table:table-cell>
          <table:table-cell office:value-type="float" office:value="0.157835" calcext:value-type="float">
            <text:p>0.157835</text:p>
          </table:table-cell>
          <table:table-cell office:value-type="float" office:value="0.163025" calcext:value-type="float">
            <text:p>0.163025</text:p>
          </table:table-cell>
          <table:table-cell table:number-columns-repeated="3"/>
          <table:table-cell office:value-type="float" office:value="0.156764" calcext:value-type="float">
            <text:p>0.156764</text:p>
          </table:table-cell>
          <table:table-cell office:value-type="float" office:value="0.156978" calcext:value-type="float">
            <text:p>0.15697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4" calcext:value-type="float">
            <text:p>0.157354</text:p>
          </table:table-cell>
          <table:table-cell office:value-type="float" office:value="0.156526" calcext:value-type="float">
            <text:p>0.156526</text:p>
          </table:table-cell>
          <table:table-cell office:value-type="float" office:value="0.157835" calcext:value-type="float">
            <text:p>0.157835</text:p>
          </table:table-cell>
          <table:table-cell office:value-type="float" office:value="0.163025" calcext:value-type="float">
            <text:p>0.163025</text:p>
          </table:table-cell>
          <table:table-cell table:number-columns-repeated="3"/>
          <table:table-cell office:value-type="float" office:value="0.156761" calcext:value-type="float">
            <text:p>0.156761</text:p>
          </table:table-cell>
          <table:table-cell office:value-type="float" office:value="0.156975" calcext:value-type="float">
            <text:p>0.15697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1" calcext:value-type="float">
            <text:p>0.157351</text:p>
          </table:table-cell>
          <table:table-cell office:value-type="float" office:value="0.156526" calcext:value-type="float">
            <text:p>0.156526</text:p>
          </table:table-cell>
          <table:table-cell office:value-type="float" office:value="0.157836" calcext:value-type="float">
            <text:p>0.157836</text:p>
          </table:table-cell>
          <table:table-cell office:value-type="float" office:value="0.163023" calcext:value-type="float">
            <text:p>0.163023</text:p>
          </table:table-cell>
          <table:table-cell table:number-columns-repeated="3"/>
          <table:table-cell office:value-type="float" office:value="0.156757" calcext:value-type="float">
            <text:p>0.156757</text:p>
          </table:table-cell>
          <table:table-cell office:value-type="float" office:value="0.156972" calcext:value-type="float">
            <text:p>0.1569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1" calcext:value-type="float">
            <text:p>0.157351</text:p>
          </table:table-cell>
          <table:table-cell office:value-type="float" office:value="0.156525" calcext:value-type="float">
            <text:p>0.156525</text:p>
          </table:table-cell>
          <table:table-cell office:value-type="float" office:value="0.157834" calcext:value-type="float">
            <text:p>0.157834</text:p>
          </table:table-cell>
          <table:table-cell office:value-type="float" office:value="0.163023" calcext:value-type="float">
            <text:p>0.163023</text:p>
          </table:table-cell>
          <table:table-cell table:number-columns-repeated="3"/>
          <table:table-cell office:value-type="float" office:value="0.156754" calcext:value-type="float">
            <text:p>0.156754</text:p>
          </table:table-cell>
          <table:table-cell office:value-type="float" office:value="0.156969" calcext:value-type="float">
            <text:p>0.15696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" calcext:value-type="float">
            <text:p>0.15735</text:p>
          </table:table-cell>
          <table:table-cell office:value-type="float" office:value="0.156525" calcext:value-type="float">
            <text:p>0.156525</text:p>
          </table:table-cell>
          <table:table-cell office:value-type="float" office:value="0.157835" calcext:value-type="float">
            <text:p>0.157835</text:p>
          </table:table-cell>
          <table:table-cell office:value-type="float" office:value="0.163023" calcext:value-type="float">
            <text:p>0.163023</text:p>
          </table:table-cell>
          <table:table-cell table:number-columns-repeated="3"/>
          <table:table-cell office:value-type="float" office:value="0.156751" calcext:value-type="float">
            <text:p>0.156751</text:p>
          </table:table-cell>
          <table:table-cell office:value-type="float" office:value="0.156967" calcext:value-type="float">
            <text:p>0.1569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" calcext:value-type="float">
            <text:p>0.15735</text:p>
          </table:table-cell>
          <table:table-cell office:value-type="float" office:value="0.156524" calcext:value-type="float">
            <text:p>0.156524</text:p>
          </table:table-cell>
          <table:table-cell office:value-type="float" office:value="0.157833" calcext:value-type="float">
            <text:p>0.157833</text:p>
          </table:table-cell>
          <table:table-cell office:value-type="float" office:value="0.163022" calcext:value-type="float">
            <text:p>0.163022</text:p>
          </table:table-cell>
          <table:table-cell table:number-columns-repeated="3"/>
          <table:table-cell office:value-type="float" office:value="0.156748" calcext:value-type="float">
            <text:p>0.156748</text:p>
          </table:table-cell>
          <table:table-cell office:value-type="float" office:value="0.156964" calcext:value-type="float">
            <text:p>0.1569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" calcext:value-type="float">
            <text:p>0.15735</text:p>
          </table:table-cell>
          <table:table-cell office:value-type="float" office:value="0.156522" calcext:value-type="float">
            <text:p>0.156522</text:p>
          </table:table-cell>
          <table:table-cell office:value-type="float" office:value="0.157833" calcext:value-type="float">
            <text:p>0.157833</text:p>
          </table:table-cell>
          <table:table-cell office:value-type="float" office:value="0.16302" calcext:value-type="float">
            <text:p>0.16302</text:p>
          </table:table-cell>
          <table:table-cell table:number-columns-repeated="3"/>
          <table:table-cell office:value-type="float" office:value="0.156744" calcext:value-type="float">
            <text:p>0.156744</text:p>
          </table:table-cell>
          <table:table-cell office:value-type="float" office:value="0.156961" calcext:value-type="float">
            <text:p>0.15696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4" calcext:value-type="float">
            <text:p>0.157354</text:p>
          </table:table-cell>
          <table:table-cell office:value-type="float" office:value="0.156524" calcext:value-type="float">
            <text:p>0.156524</text:p>
          </table:table-cell>
          <table:table-cell office:value-type="float" office:value="0.157836" calcext:value-type="float">
            <text:p>0.157836</text:p>
          </table:table-cell>
          <table:table-cell office:value-type="float" office:value="0.16302" calcext:value-type="float">
            <text:p>0.16302</text:p>
          </table:table-cell>
          <table:table-cell table:number-columns-repeated="3"/>
          <table:table-cell office:value-type="float" office:value="0.156741" calcext:value-type="float">
            <text:p>0.156741</text:p>
          </table:table-cell>
          <table:table-cell office:value-type="float" office:value="0.156958" calcext:value-type="float">
            <text:p>0.15695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2" calcext:value-type="float">
            <text:p>0.157352</text:p>
          </table:table-cell>
          <table:table-cell office:value-type="float" office:value="0.156525" calcext:value-type="float">
            <text:p>0.156525</text:p>
          </table:table-cell>
          <table:table-cell office:value-type="float" office:value="0.157837" calcext:value-type="float">
            <text:p>0.157837</text:p>
          </table:table-cell>
          <table:table-cell office:value-type="float" office:value="0.16302" calcext:value-type="float">
            <text:p>0.16302</text:p>
          </table:table-cell>
          <table:table-cell table:number-columns-repeated="3"/>
          <table:table-cell office:value-type="float" office:value="0.156738" calcext:value-type="float">
            <text:p>0.156738</text:p>
          </table:table-cell>
          <table:table-cell office:value-type="float" office:value="0.156955" calcext:value-type="float">
            <text:p>0.15695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527" calcext:value-type="float">
            <text:p>0.156527</text:p>
          </table:table-cell>
          <table:table-cell office:value-type="float" office:value="0.15783" calcext:value-type="float">
            <text:p>0.15783</text:p>
          </table:table-cell>
          <table:table-cell office:value-type="float" office:value="0.163019" calcext:value-type="float">
            <text:p>0.163019</text:p>
          </table:table-cell>
          <table:table-cell table:number-columns-repeated="3"/>
          <table:table-cell office:value-type="float" office:value="0.156735" calcext:value-type="float">
            <text:p>0.156735</text:p>
          </table:table-cell>
          <table:table-cell office:value-type="float" office:value="0.156952" calcext:value-type="float">
            <text:p>0.15695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9" calcext:value-type="float">
            <text:p>0.157349</text:p>
          </table:table-cell>
          <table:table-cell office:value-type="float" office:value="0.156523" calcext:value-type="float">
            <text:p>0.156523</text:p>
          </table:table-cell>
          <table:table-cell office:value-type="float" office:value="0.15783" calcext:value-type="float">
            <text:p>0.15783</text:p>
          </table:table-cell>
          <table:table-cell office:value-type="float" office:value="0.163018" calcext:value-type="float">
            <text:p>0.163018</text:p>
          </table:table-cell>
          <table:table-cell table:number-columns-repeated="3"/>
          <table:table-cell office:value-type="float" office:value="0.156731" calcext:value-type="float">
            <text:p>0.156731</text:p>
          </table:table-cell>
          <table:table-cell office:value-type="float" office:value="0.156949" calcext:value-type="float">
            <text:p>0.15694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" calcext:value-type="float">
            <text:p>0.15735</text:p>
          </table:table-cell>
          <table:table-cell office:value-type="float" office:value="0.156522" calcext:value-type="float">
            <text:p>0.156522</text:p>
          </table:table-cell>
          <table:table-cell office:value-type="float" office:value="0.157829" calcext:value-type="float">
            <text:p>0.157829</text:p>
          </table:table-cell>
          <table:table-cell office:value-type="float" office:value="0.163017" calcext:value-type="float">
            <text:p>0.163017</text:p>
          </table:table-cell>
          <table:table-cell table:number-columns-repeated="3"/>
          <table:table-cell office:value-type="float" office:value="0.156728" calcext:value-type="float">
            <text:p>0.156728</text:p>
          </table:table-cell>
          <table:table-cell office:value-type="float" office:value="0.156947" calcext:value-type="float">
            <text:p>0.15694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1" calcext:value-type="float">
            <text:p>0.157351</text:p>
          </table:table-cell>
          <table:table-cell office:value-type="float" office:value="0.156523" calcext:value-type="float">
            <text:p>0.156523</text:p>
          </table:table-cell>
          <table:table-cell office:value-type="float" office:value="0.157829" calcext:value-type="float">
            <text:p>0.157829</text:p>
          </table:table-cell>
          <table:table-cell office:value-type="float" office:value="0.163017" calcext:value-type="float">
            <text:p>0.163017</text:p>
          </table:table-cell>
          <table:table-cell table:number-columns-repeated="3"/>
          <table:table-cell office:value-type="float" office:value="0.156724" calcext:value-type="float">
            <text:p>0.156724</text:p>
          </table:table-cell>
          <table:table-cell office:value-type="float" office:value="0.156944" calcext:value-type="float">
            <text:p>0.15694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523" calcext:value-type="float">
            <text:p>0.156523</text:p>
          </table:table-cell>
          <table:table-cell office:value-type="float" office:value="0.157828" calcext:value-type="float">
            <text:p>0.157828</text:p>
          </table:table-cell>
          <table:table-cell office:value-type="float" office:value="0.163018" calcext:value-type="float">
            <text:p>0.163018</text:p>
          </table:table-cell>
          <table:table-cell table:number-columns-repeated="3"/>
          <table:table-cell office:value-type="float" office:value="0.156721" calcext:value-type="float">
            <text:p>0.156721</text:p>
          </table:table-cell>
          <table:table-cell office:value-type="float" office:value="0.156941" calcext:value-type="float">
            <text:p>0.15694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522" calcext:value-type="float">
            <text:p>0.156522</text:p>
          </table:table-cell>
          <table:table-cell office:value-type="float" office:value="0.15783" calcext:value-type="float">
            <text:p>0.15783</text:p>
          </table:table-cell>
          <table:table-cell office:value-type="float" office:value="0.163017" calcext:value-type="float">
            <text:p>0.163017</text:p>
          </table:table-cell>
          <table:table-cell table:number-columns-repeated="3"/>
          <table:table-cell office:value-type="float" office:value="0.156718" calcext:value-type="float">
            <text:p>0.156718</text:p>
          </table:table-cell>
          <table:table-cell office:value-type="float" office:value="0.156939" calcext:value-type="float">
            <text:p>0.1569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3" calcext:value-type="float">
            <text:p>0.157353</text:p>
          </table:table-cell>
          <table:table-cell office:value-type="float" office:value="0.15652" calcext:value-type="float">
            <text:p>0.15652</text:p>
          </table:table-cell>
          <table:table-cell office:value-type="float" office:value="0.157827" calcext:value-type="float">
            <text:p>0.157827</text:p>
          </table:table-cell>
          <table:table-cell office:value-type="float" office:value="0.163018" calcext:value-type="float">
            <text:p>0.163018</text:p>
          </table:table-cell>
          <table:table-cell table:number-columns-repeated="3"/>
          <table:table-cell office:value-type="float" office:value="0.156715" calcext:value-type="float">
            <text:p>0.156715</text:p>
          </table:table-cell>
          <table:table-cell office:value-type="float" office:value="0.156936" calcext:value-type="float">
            <text:p>0.1569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519" calcext:value-type="float">
            <text:p>0.156519</text:p>
          </table:table-cell>
          <table:table-cell office:value-type="float" office:value="0.157829" calcext:value-type="float">
            <text:p>0.157829</text:p>
          </table:table-cell>
          <table:table-cell office:value-type="float" office:value="0.163017" calcext:value-type="float">
            <text:p>0.163017</text:p>
          </table:table-cell>
          <table:table-cell table:number-columns-repeated="3"/>
          <table:table-cell office:value-type="float" office:value="0.156712" calcext:value-type="float">
            <text:p>0.156712</text:p>
          </table:table-cell>
          <table:table-cell office:value-type="float" office:value="0.156933" calcext:value-type="float">
            <text:p>0.15693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52" calcext:value-type="float">
            <text:p>0.15652</text:p>
          </table:table-cell>
          <table:table-cell office:value-type="float" office:value="0.157829" calcext:value-type="float">
            <text:p>0.157829</text:p>
          </table:table-cell>
          <table:table-cell office:value-type="float" office:value="0.163015" calcext:value-type="float">
            <text:p>0.163015</text:p>
          </table:table-cell>
          <table:table-cell table:number-columns-repeated="3"/>
          <table:table-cell office:value-type="float" office:value="0.156709" calcext:value-type="float">
            <text:p>0.156709</text:p>
          </table:table-cell>
          <table:table-cell office:value-type="float" office:value="0.156931" calcext:value-type="float">
            <text:p>0.1569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52" calcext:value-type="float">
            <text:p>0.15652</text:p>
          </table:table-cell>
          <table:table-cell office:value-type="float" office:value="0.157827" calcext:value-type="float">
            <text:p>0.157827</text:p>
          </table:table-cell>
          <table:table-cell office:value-type="float" office:value="0.163017" calcext:value-type="float">
            <text:p>0.163017</text:p>
          </table:table-cell>
          <table:table-cell table:number-columns-repeated="3"/>
          <table:table-cell office:value-type="float" office:value="0.156705" calcext:value-type="float">
            <text:p>0.156705</text:p>
          </table:table-cell>
          <table:table-cell office:value-type="float" office:value="0.156928" calcext:value-type="float">
            <text:p>0.15692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518" calcext:value-type="float">
            <text:p>0.156518</text:p>
          </table:table-cell>
          <table:table-cell office:value-type="float" office:value="0.157827" calcext:value-type="float">
            <text:p>0.157827</text:p>
          </table:table-cell>
          <table:table-cell office:value-type="float" office:value="0.163015" calcext:value-type="float">
            <text:p>0.163015</text:p>
          </table:table-cell>
          <table:table-cell table:number-columns-repeated="3"/>
          <table:table-cell office:value-type="float" office:value="0.156702" calcext:value-type="float">
            <text:p>0.156702</text:p>
          </table:table-cell>
          <table:table-cell office:value-type="float" office:value="0.156925" calcext:value-type="float">
            <text:p>0.15692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2" calcext:value-type="float">
            <text:p>0.15652</text:p>
          </table:table-cell>
          <table:table-cell office:value-type="float" office:value="0.157827" calcext:value-type="float">
            <text:p>0.157827</text:p>
          </table:table-cell>
          <table:table-cell office:value-type="float" office:value="0.163014" calcext:value-type="float">
            <text:p>0.163014</text:p>
          </table:table-cell>
          <table:table-cell table:number-columns-repeated="3"/>
          <table:table-cell office:value-type="float" office:value="0.156699" calcext:value-type="float">
            <text:p>0.156699</text:p>
          </table:table-cell>
          <table:table-cell office:value-type="float" office:value="0.156922" calcext:value-type="float">
            <text:p>0.1569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18" calcext:value-type="float">
            <text:p>0.156518</text:p>
          </table:table-cell>
          <table:table-cell office:value-type="float" office:value="0.157825" calcext:value-type="float">
            <text:p>0.157825</text:p>
          </table:table-cell>
          <table:table-cell office:value-type="float" office:value="0.163014" calcext:value-type="float">
            <text:p>0.163014</text:p>
          </table:table-cell>
          <table:table-cell table:number-columns-repeated="3"/>
          <table:table-cell office:value-type="float" office:value="0.156695" calcext:value-type="float">
            <text:p>0.156695</text:p>
          </table:table-cell>
          <table:table-cell office:value-type="float" office:value="0.15692" calcext:value-type="float">
            <text:p>0.156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3" calcext:value-type="float">
            <text:p>0.157353</text:p>
          </table:table-cell>
          <table:table-cell office:value-type="float" office:value="0.156516" calcext:value-type="float">
            <text:p>0.156516</text:p>
          </table:table-cell>
          <table:table-cell office:value-type="float" office:value="0.157824" calcext:value-type="float">
            <text:p>0.157824</text:p>
          </table:table-cell>
          <table:table-cell office:value-type="float" office:value="0.163013" calcext:value-type="float">
            <text:p>0.163013</text:p>
          </table:table-cell>
          <table:table-cell table:number-columns-repeated="3"/>
          <table:table-cell office:value-type="float" office:value="0.156692" calcext:value-type="float">
            <text:p>0.156692</text:p>
          </table:table-cell>
          <table:table-cell office:value-type="float" office:value="0.156917" calcext:value-type="float">
            <text:p>0.1569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3" calcext:value-type="float">
            <text:p>0.157353</text:p>
          </table:table-cell>
          <table:table-cell office:value-type="float" office:value="0.156517" calcext:value-type="float">
            <text:p>0.156517</text:p>
          </table:table-cell>
          <table:table-cell office:value-type="float" office:value="0.157826" calcext:value-type="float">
            <text:p>0.157826</text:p>
          </table:table-cell>
          <table:table-cell office:value-type="float" office:value="0.163013" calcext:value-type="float">
            <text:p>0.163013</text:p>
          </table:table-cell>
          <table:table-cell table:number-columns-repeated="3"/>
          <table:table-cell office:value-type="float" office:value="0.156689" calcext:value-type="float">
            <text:p>0.156689</text:p>
          </table:table-cell>
          <table:table-cell office:value-type="float" office:value="0.156914" calcext:value-type="float">
            <text:p>0.1569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2" calcext:value-type="float">
            <text:p>0.157352</text:p>
          </table:table-cell>
          <table:table-cell office:value-type="float" office:value="0.156516" calcext:value-type="float">
            <text:p>0.156516</text:p>
          </table:table-cell>
          <table:table-cell office:value-type="float" office:value="0.157824" calcext:value-type="float">
            <text:p>0.157824</text:p>
          </table:table-cell>
          <table:table-cell office:value-type="float" office:value="0.163012" calcext:value-type="float">
            <text:p>0.163012</text:p>
          </table:table-cell>
          <table:table-cell table:number-columns-repeated="3"/>
          <table:table-cell office:value-type="float" office:value="0.156686" calcext:value-type="float">
            <text:p>0.156686</text:p>
          </table:table-cell>
          <table:table-cell office:value-type="float" office:value="0.156912" calcext:value-type="float">
            <text:p>0.15691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9" calcext:value-type="float">
            <text:p>0.157349</text:p>
          </table:table-cell>
          <table:table-cell office:value-type="float" office:value="0.156522" calcext:value-type="float">
            <text:p>0.156522</text:p>
          </table:table-cell>
          <table:table-cell office:value-type="float" office:value="0.157825" calcext:value-type="float">
            <text:p>0.157825</text:p>
          </table:table-cell>
          <table:table-cell office:value-type="float" office:value="0.163011" calcext:value-type="float">
            <text:p>0.163011</text:p>
          </table:table-cell>
          <table:table-cell table:number-columns-repeated="3"/>
          <table:table-cell office:value-type="float" office:value="0.156683" calcext:value-type="float">
            <text:p>0.156683</text:p>
          </table:table-cell>
          <table:table-cell office:value-type="float" office:value="0.156909" calcext:value-type="float">
            <text:p>0.15690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519" calcext:value-type="float">
            <text:p>0.156519</text:p>
          </table:table-cell>
          <table:table-cell office:value-type="float" office:value="0.157824" calcext:value-type="float">
            <text:p>0.157824</text:p>
          </table:table-cell>
          <table:table-cell office:value-type="float" office:value="0.163011" calcext:value-type="float">
            <text:p>0.163011</text:p>
          </table:table-cell>
          <table:table-cell table:number-columns-repeated="3"/>
          <table:table-cell office:value-type="float" office:value="0.15668" calcext:value-type="float">
            <text:p>0.15668</text:p>
          </table:table-cell>
          <table:table-cell office:value-type="float" office:value="0.156906" calcext:value-type="float">
            <text:p>0.1569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17" calcext:value-type="float">
            <text:p>0.156517</text:p>
          </table:table-cell>
          <table:table-cell office:value-type="float" office:value="0.157823" calcext:value-type="float">
            <text:p>0.157823</text:p>
          </table:table-cell>
          <table:table-cell office:value-type="float" office:value="0.16301" calcext:value-type="float">
            <text:p>0.16301</text:p>
          </table:table-cell>
          <table:table-cell table:number-columns-repeated="3"/>
          <table:table-cell office:value-type="float" office:value="0.156677" calcext:value-type="float">
            <text:p>0.156677</text:p>
          </table:table-cell>
          <table:table-cell office:value-type="float" office:value="0.156903" calcext:value-type="float">
            <text:p>0.15690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519" calcext:value-type="float">
            <text:p>0.156519</text:p>
          </table:table-cell>
          <table:table-cell office:value-type="float" office:value="0.157824" calcext:value-type="float">
            <text:p>0.157824</text:p>
          </table:table-cell>
          <table:table-cell office:value-type="float" office:value="0.163009" calcext:value-type="float">
            <text:p>0.163009</text:p>
          </table:table-cell>
          <table:table-cell table:number-columns-repeated="3"/>
          <table:table-cell office:value-type="float" office:value="0.156673" calcext:value-type="float">
            <text:p>0.156673</text:p>
          </table:table-cell>
          <table:table-cell office:value-type="float" office:value="0.1569" calcext:value-type="float">
            <text:p>0.156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27" calcext:value-type="float">
            <text:p>0.156527</text:p>
          </table:table-cell>
          <table:table-cell office:value-type="float" office:value="0.157824" calcext:value-type="float">
            <text:p>0.157824</text:p>
          </table:table-cell>
          <table:table-cell office:value-type="float" office:value="0.163009" calcext:value-type="float">
            <text:p>0.163009</text:p>
          </table:table-cell>
          <table:table-cell table:number-columns-repeated="3"/>
          <table:table-cell office:value-type="float" office:value="0.156671" calcext:value-type="float">
            <text:p>0.156671</text:p>
          </table:table-cell>
          <table:table-cell office:value-type="float" office:value="0.156897" calcext:value-type="float">
            <text:p>0.1568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517" calcext:value-type="float">
            <text:p>0.156517</text:p>
          </table:table-cell>
          <table:table-cell office:value-type="float" office:value="0.157823" calcext:value-type="float">
            <text:p>0.157823</text:p>
          </table:table-cell>
          <table:table-cell office:value-type="float" office:value="0.163007" calcext:value-type="float">
            <text:p>0.163007</text:p>
          </table:table-cell>
          <table:table-cell table:number-columns-repeated="3"/>
          <table:table-cell office:value-type="float" office:value="0.156668" calcext:value-type="float">
            <text:p>0.156668</text:p>
          </table:table-cell>
          <table:table-cell office:value-type="float" office:value="0.156895" calcext:value-type="float">
            <text:p>0.15689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525" calcext:value-type="float">
            <text:p>0.156525</text:p>
          </table:table-cell>
          <table:table-cell office:value-type="float" office:value="0.157823" calcext:value-type="float">
            <text:p>0.157823</text:p>
          </table:table-cell>
          <table:table-cell office:value-type="float" office:value="0.163007" calcext:value-type="float">
            <text:p>0.163007</text:p>
          </table:table-cell>
          <table:table-cell table:number-columns-repeated="3"/>
          <table:table-cell office:value-type="float" office:value="0.156665" calcext:value-type="float">
            <text:p>0.156665</text:p>
          </table:table-cell>
          <table:table-cell office:value-type="float" office:value="0.156892" calcext:value-type="float">
            <text:p>0.1568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14" calcext:value-type="float">
            <text:p>0.156514</text:p>
          </table:table-cell>
          <table:table-cell office:value-type="float" office:value="0.157826" calcext:value-type="float">
            <text:p>0.157826</text:p>
          </table:table-cell>
          <table:table-cell office:value-type="float" office:value="0.163006" calcext:value-type="float">
            <text:p>0.163006</text:p>
          </table:table-cell>
          <table:table-cell table:number-columns-repeated="3"/>
          <table:table-cell office:value-type="float" office:value="0.156662" calcext:value-type="float">
            <text:p>0.156662</text:p>
          </table:table-cell>
          <table:table-cell office:value-type="float" office:value="0.156889" calcext:value-type="float">
            <text:p>0.1568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" calcext:value-type="float">
            <text:p>0.15735</text:p>
          </table:table-cell>
          <table:table-cell office:value-type="float" office:value="0.15652" calcext:value-type="float">
            <text:p>0.15652</text:p>
          </table:table-cell>
          <table:table-cell office:value-type="float" office:value="0.157828" calcext:value-type="float">
            <text:p>0.157828</text:p>
          </table:table-cell>
          <table:table-cell office:value-type="float" office:value="0.163005" calcext:value-type="float">
            <text:p>0.163005</text:p>
          </table:table-cell>
          <table:table-cell table:number-columns-repeated="3"/>
          <table:table-cell office:value-type="float" office:value="0.156659" calcext:value-type="float">
            <text:p>0.156659</text:p>
          </table:table-cell>
          <table:table-cell office:value-type="float" office:value="0.156886" calcext:value-type="float">
            <text:p>0.15688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17" calcext:value-type="float">
            <text:p>0.156517</text:p>
          </table:table-cell>
          <table:table-cell office:value-type="float" office:value="0.157826" calcext:value-type="float">
            <text:p>0.157826</text:p>
          </table:table-cell>
          <table:table-cell office:value-type="float" office:value="0.163004" calcext:value-type="float">
            <text:p>0.163004</text:p>
          </table:table-cell>
          <table:table-cell table:number-columns-repeated="3"/>
          <table:table-cell office:value-type="float" office:value="0.156656" calcext:value-type="float">
            <text:p>0.156656</text:p>
          </table:table-cell>
          <table:table-cell office:value-type="float" office:value="0.156883" calcext:value-type="float">
            <text:p>0.15688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16" calcext:value-type="float">
            <text:p>0.156516</text:p>
          </table:table-cell>
          <table:table-cell office:value-type="float" office:value="0.157821" calcext:value-type="float">
            <text:p>0.157821</text:p>
          </table:table-cell>
          <table:table-cell office:value-type="float" office:value="0.163003" calcext:value-type="float">
            <text:p>0.163003</text:p>
          </table:table-cell>
          <table:table-cell table:number-columns-repeated="3"/>
          <table:table-cell office:value-type="float" office:value="0.156653" calcext:value-type="float">
            <text:p>0.156653</text:p>
          </table:table-cell>
          <table:table-cell office:value-type="float" office:value="0.156881" calcext:value-type="float">
            <text:p>0.1568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15" calcext:value-type="float">
            <text:p>0.156515</text:p>
          </table:table-cell>
          <table:table-cell office:value-type="float" office:value="0.15782" calcext:value-type="float">
            <text:p>0.15782</text:p>
          </table:table-cell>
          <table:table-cell office:value-type="float" office:value="0.163003" calcext:value-type="float">
            <text:p>0.163003</text:p>
          </table:table-cell>
          <table:table-cell table:number-columns-repeated="3"/>
          <table:table-cell office:value-type="float" office:value="0.15665" calcext:value-type="float">
            <text:p>0.15665</text:p>
          </table:table-cell>
          <table:table-cell office:value-type="float" office:value="0.156878" calcext:value-type="float">
            <text:p>0.15687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9" calcext:value-type="float">
            <text:p>0.157349</text:p>
          </table:table-cell>
          <table:table-cell office:value-type="float" office:value="0.156517" calcext:value-type="float">
            <text:p>0.156517</text:p>
          </table:table-cell>
          <table:table-cell office:value-type="float" office:value="0.157826" calcext:value-type="float">
            <text:p>0.157826</text:p>
          </table:table-cell>
          <table:table-cell office:value-type="float" office:value="0.163002" calcext:value-type="float">
            <text:p>0.163002</text:p>
          </table:table-cell>
          <table:table-cell table:number-columns-repeated="3"/>
          <table:table-cell office:value-type="float" office:value="0.156647" calcext:value-type="float">
            <text:p>0.156647</text:p>
          </table:table-cell>
          <table:table-cell office:value-type="float" office:value="0.156875" calcext:value-type="float">
            <text:p>0.15687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14" calcext:value-type="float">
            <text:p>0.156514</text:p>
          </table:table-cell>
          <table:table-cell office:value-type="float" office:value="0.15782" calcext:value-type="float">
            <text:p>0.15782</text:p>
          </table:table-cell>
          <table:table-cell office:value-type="float" office:value="0.163002" calcext:value-type="float">
            <text:p>0.163002</text:p>
          </table:table-cell>
          <table:table-cell table:number-columns-repeated="3"/>
          <table:table-cell office:value-type="float" office:value="0.156644" calcext:value-type="float">
            <text:p>0.156644</text:p>
          </table:table-cell>
          <table:table-cell office:value-type="float" office:value="0.156873" calcext:value-type="float">
            <text:p>0.15687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515" calcext:value-type="float">
            <text:p>0.156515</text:p>
          </table:table-cell>
          <table:table-cell office:value-type="float" office:value="0.157821" calcext:value-type="float">
            <text:p>0.157821</text:p>
          </table:table-cell>
          <table:table-cell office:value-type="float" office:value="0.163001" calcext:value-type="float">
            <text:p>0.163001</text:p>
          </table:table-cell>
          <table:table-cell table:number-columns-repeated="3"/>
          <table:table-cell office:value-type="float" office:value="0.156641" calcext:value-type="float">
            <text:p>0.156641</text:p>
          </table:table-cell>
          <table:table-cell office:value-type="float" office:value="0.15687" calcext:value-type="float">
            <text:p>0.156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18" calcext:value-type="float">
            <text:p>0.156518</text:p>
          </table:table-cell>
          <table:table-cell office:value-type="float" office:value="0.15782" calcext:value-type="float">
            <text:p>0.15782</text:p>
          </table:table-cell>
          <table:table-cell office:value-type="float" office:value="0.163001" calcext:value-type="float">
            <text:p>0.163001</text:p>
          </table:table-cell>
          <table:table-cell table:number-columns-repeated="3"/>
          <table:table-cell office:value-type="float" office:value="0.156638" calcext:value-type="float">
            <text:p>0.156638</text:p>
          </table:table-cell>
          <table:table-cell office:value-type="float" office:value="0.156867" calcext:value-type="float">
            <text:p>0.1568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17" calcext:value-type="float">
            <text:p>0.156517</text:p>
          </table:table-cell>
          <table:table-cell office:value-type="float" office:value="0.157817" calcext:value-type="float">
            <text:p>0.157817</text:p>
          </table:table-cell>
          <table:table-cell office:value-type="float" office:value="0.163" calcext:value-type="float">
            <text:p>0.163</text:p>
          </table:table-cell>
          <table:table-cell table:number-columns-repeated="3"/>
          <table:table-cell office:value-type="float" office:value="0.156635" calcext:value-type="float">
            <text:p>0.156635</text:p>
          </table:table-cell>
          <table:table-cell office:value-type="float" office:value="0.156864" calcext:value-type="float">
            <text:p>0.1568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16" calcext:value-type="float">
            <text:p>0.156516</text:p>
          </table:table-cell>
          <table:table-cell office:value-type="float" office:value="0.157818" calcext:value-type="float">
            <text:p>0.157818</text:p>
          </table:table-cell>
          <table:table-cell office:value-type="float" office:value="0.163" calcext:value-type="float">
            <text:p>0.163</text:p>
          </table:table-cell>
          <table:table-cell table:number-columns-repeated="3"/>
          <table:table-cell office:value-type="float" office:value="0.156633" calcext:value-type="float">
            <text:p>0.156633</text:p>
          </table:table-cell>
          <table:table-cell office:value-type="float" office:value="0.156862" calcext:value-type="float">
            <text:p>0.1568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13" calcext:value-type="float">
            <text:p>0.156513</text:p>
          </table:table-cell>
          <table:table-cell office:value-type="float" office:value="0.157815" calcext:value-type="float">
            <text:p>0.157815</text:p>
          </table:table-cell>
          <table:table-cell office:value-type="float" office:value="0.162999" calcext:value-type="float">
            <text:p>0.162999</text:p>
          </table:table-cell>
          <table:table-cell table:number-columns-repeated="3"/>
          <table:table-cell office:value-type="float" office:value="0.15663" calcext:value-type="float">
            <text:p>0.15663</text:p>
          </table:table-cell>
          <table:table-cell office:value-type="float" office:value="0.156859" calcext:value-type="float">
            <text:p>0.1568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11" calcext:value-type="float">
            <text:p>0.156511</text:p>
          </table:table-cell>
          <table:table-cell office:value-type="float" office:value="0.157816" calcext:value-type="float">
            <text:p>0.157816</text:p>
          </table:table-cell>
          <table:table-cell office:value-type="float" office:value="0.162998" calcext:value-type="float">
            <text:p>0.162998</text:p>
          </table:table-cell>
          <table:table-cell table:number-columns-repeated="3"/>
          <table:table-cell office:value-type="float" office:value="0.156627" calcext:value-type="float">
            <text:p>0.156627</text:p>
          </table:table-cell>
          <table:table-cell office:value-type="float" office:value="0.156856" calcext:value-type="float">
            <text:p>0.15685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09" calcext:value-type="float">
            <text:p>0.156509</text:p>
          </table:table-cell>
          <table:table-cell office:value-type="float" office:value="0.157814" calcext:value-type="float">
            <text:p>0.157814</text:p>
          </table:table-cell>
          <table:table-cell office:value-type="float" office:value="0.162998" calcext:value-type="float">
            <text:p>0.162998</text:p>
          </table:table-cell>
          <table:table-cell table:number-columns-repeated="3"/>
          <table:table-cell office:value-type="float" office:value="0.156624" calcext:value-type="float">
            <text:p>0.156624</text:p>
          </table:table-cell>
          <table:table-cell office:value-type="float" office:value="0.156853" calcext:value-type="float">
            <text:p>0.15685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508" calcext:value-type="float">
            <text:p>0.156508</text:p>
          </table:table-cell>
          <table:table-cell office:value-type="float" office:value="0.157815" calcext:value-type="float">
            <text:p>0.157815</text:p>
          </table:table-cell>
          <table:table-cell office:value-type="float" office:value="0.162997" calcext:value-type="float">
            <text:p>0.162997</text:p>
          </table:table-cell>
          <table:table-cell table:number-columns-repeated="3"/>
          <table:table-cell office:value-type="float" office:value="0.156621" calcext:value-type="float">
            <text:p>0.156621</text:p>
          </table:table-cell>
          <table:table-cell office:value-type="float" office:value="0.15685" calcext:value-type="float">
            <text:p>0.1568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1" calcext:value-type="float">
            <text:p>0.15651</text:p>
          </table:table-cell>
          <table:table-cell office:value-type="float" office:value="0.157814" calcext:value-type="float">
            <text:p>0.157814</text:p>
          </table:table-cell>
          <table:table-cell office:value-type="float" office:value="0.162998" calcext:value-type="float">
            <text:p>0.162998</text:p>
          </table:table-cell>
          <table:table-cell table:number-columns-repeated="3"/>
          <table:table-cell office:value-type="float" office:value="0.156618" calcext:value-type="float">
            <text:p>0.156618</text:p>
          </table:table-cell>
          <table:table-cell office:value-type="float" office:value="0.156848" calcext:value-type="float">
            <text:p>0.1568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507" calcext:value-type="float">
            <text:p>0.156507</text:p>
          </table:table-cell>
          <table:table-cell office:value-type="float" office:value="0.157814" calcext:value-type="float">
            <text:p>0.157814</text:p>
          </table:table-cell>
          <table:table-cell office:value-type="float" office:value="0.162997" calcext:value-type="float">
            <text:p>0.162997</text:p>
          </table:table-cell>
          <table:table-cell table:number-columns-repeated="3"/>
          <table:table-cell office:value-type="float" office:value="0.156615" calcext:value-type="float">
            <text:p>0.156615</text:p>
          </table:table-cell>
          <table:table-cell office:value-type="float" office:value="0.156845" calcext:value-type="float">
            <text:p>0.1568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07" calcext:value-type="float">
            <text:p>0.156507</text:p>
          </table:table-cell>
          <table:table-cell office:value-type="float" office:value="0.157814" calcext:value-type="float">
            <text:p>0.157814</text:p>
          </table:table-cell>
          <table:table-cell office:value-type="float" office:value="0.162996" calcext:value-type="float">
            <text:p>0.162996</text:p>
          </table:table-cell>
          <table:table-cell table:number-columns-repeated="3"/>
          <table:table-cell office:value-type="float" office:value="0.156612" calcext:value-type="float">
            <text:p>0.156612</text:p>
          </table:table-cell>
          <table:table-cell office:value-type="float" office:value="0.156842" calcext:value-type="float">
            <text:p>0.1568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512" calcext:value-type="float">
            <text:p>0.156512</text:p>
          </table:table-cell>
          <table:table-cell office:value-type="float" office:value="0.157815" calcext:value-type="float">
            <text:p>0.157815</text:p>
          </table:table-cell>
          <table:table-cell office:value-type="float" office:value="0.162995" calcext:value-type="float">
            <text:p>0.162995</text:p>
          </table:table-cell>
          <table:table-cell table:number-columns-repeated="3"/>
          <table:table-cell office:value-type="float" office:value="0.156609" calcext:value-type="float">
            <text:p>0.156609</text:p>
          </table:table-cell>
          <table:table-cell office:value-type="float" office:value="0.156839" calcext:value-type="float">
            <text:p>0.15683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6" calcext:value-type="float">
            <text:p>0.157356</text:p>
          </table:table-cell>
          <table:table-cell office:value-type="float" office:value="0.156508" calcext:value-type="float">
            <text:p>0.156508</text:p>
          </table:table-cell>
          <table:table-cell office:value-type="float" office:value="0.157815" calcext:value-type="float">
            <text:p>0.157815</text:p>
          </table:table-cell>
          <table:table-cell office:value-type="float" office:value="0.162994" calcext:value-type="float">
            <text:p>0.162994</text:p>
          </table:table-cell>
          <table:table-cell table:number-columns-repeated="3"/>
          <table:table-cell office:value-type="float" office:value="0.156606" calcext:value-type="float">
            <text:p>0.156606</text:p>
          </table:table-cell>
          <table:table-cell office:value-type="float" office:value="0.156836" calcext:value-type="float">
            <text:p>0.15683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2" calcext:value-type="float">
            <text:p>0.157352</text:p>
          </table:table-cell>
          <table:table-cell office:value-type="float" office:value="0.156506" calcext:value-type="float">
            <text:p>0.156506</text:p>
          </table:table-cell>
          <table:table-cell office:value-type="float" office:value="0.157814" calcext:value-type="float">
            <text:p>0.157814</text:p>
          </table:table-cell>
          <table:table-cell office:value-type="float" office:value="0.162996" calcext:value-type="float">
            <text:p>0.162996</text:p>
          </table:table-cell>
          <table:table-cell table:number-columns-repeated="3"/>
          <table:table-cell office:value-type="float" office:value="0.156603" calcext:value-type="float">
            <text:p>0.156603</text:p>
          </table:table-cell>
          <table:table-cell office:value-type="float" office:value="0.156834" calcext:value-type="float">
            <text:p>0.15683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508" calcext:value-type="float">
            <text:p>0.156508</text:p>
          </table:table-cell>
          <table:table-cell office:value-type="float" office:value="0.157812" calcext:value-type="float">
            <text:p>0.157812</text:p>
          </table:table-cell>
          <table:table-cell office:value-type="float" office:value="0.162994" calcext:value-type="float">
            <text:p>0.162994</text:p>
          </table:table-cell>
          <table:table-cell table:number-columns-repeated="3"/>
          <table:table-cell office:value-type="float" office:value="0.156601" calcext:value-type="float">
            <text:p>0.156601</text:p>
          </table:table-cell>
          <table:table-cell office:value-type="float" office:value="0.156831" calcext:value-type="float">
            <text:p>0.1568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5" calcext:value-type="float">
            <text:p>0.157355</text:p>
          </table:table-cell>
          <table:table-cell office:value-type="float" office:value="0.156516" calcext:value-type="float">
            <text:p>0.156516</text:p>
          </table:table-cell>
          <table:table-cell office:value-type="float" office:value="0.157814" calcext:value-type="float">
            <text:p>0.157814</text:p>
          </table:table-cell>
          <table:table-cell office:value-type="float" office:value="0.162994" calcext:value-type="float">
            <text:p>0.162994</text:p>
          </table:table-cell>
          <table:table-cell table:number-columns-repeated="3"/>
          <table:table-cell office:value-type="float" office:value="0.156598" calcext:value-type="float">
            <text:p>0.156598</text:p>
          </table:table-cell>
          <table:table-cell office:value-type="float" office:value="0.156829" calcext:value-type="float">
            <text:p>0.15682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06" calcext:value-type="float">
            <text:p>0.156506</text:p>
          </table:table-cell>
          <table:table-cell office:value-type="float" office:value="0.157814" calcext:value-type="float">
            <text:p>0.157814</text:p>
          </table:table-cell>
          <table:table-cell office:value-type="float" office:value="0.162994" calcext:value-type="float">
            <text:p>0.162994</text:p>
          </table:table-cell>
          <table:table-cell table:number-columns-repeated="3"/>
          <table:table-cell office:value-type="float" office:value="0.156595" calcext:value-type="float">
            <text:p>0.156595</text:p>
          </table:table-cell>
          <table:table-cell office:value-type="float" office:value="0.156825" calcext:value-type="float">
            <text:p>0.15682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2" calcext:value-type="float">
            <text:p>0.157352</text:p>
          </table:table-cell>
          <table:table-cell office:value-type="float" office:value="0.156504" calcext:value-type="float">
            <text:p>0.156504</text:p>
          </table:table-cell>
          <table:table-cell office:value-type="float" office:value="0.15781" calcext:value-type="float">
            <text:p>0.15781</text:p>
          </table:table-cell>
          <table:table-cell office:value-type="float" office:value="0.162993" calcext:value-type="float">
            <text:p>0.162993</text:p>
          </table:table-cell>
          <table:table-cell table:number-columns-repeated="3"/>
          <table:table-cell office:value-type="float" office:value="0.156592" calcext:value-type="float">
            <text:p>0.156592</text:p>
          </table:table-cell>
          <table:table-cell office:value-type="float" office:value="0.156823" calcext:value-type="float">
            <text:p>0.15682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521" calcext:value-type="float">
            <text:p>0.156521</text:p>
          </table:table-cell>
          <table:table-cell office:value-type="float" office:value="0.15781" calcext:value-type="float">
            <text:p>0.15781</text:p>
          </table:table-cell>
          <table:table-cell office:value-type="float" office:value="0.162993" calcext:value-type="float">
            <text:p>0.162993</text:p>
          </table:table-cell>
          <table:table-cell table:number-columns-repeated="3"/>
          <table:table-cell office:value-type="float" office:value="0.156589" calcext:value-type="float">
            <text:p>0.156589</text:p>
          </table:table-cell>
          <table:table-cell office:value-type="float" office:value="0.15682" calcext:value-type="float">
            <text:p>0.1568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1" calcext:value-type="float">
            <text:p>0.157351</text:p>
          </table:table-cell>
          <table:table-cell office:value-type="float" office:value="0.156506" calcext:value-type="float">
            <text:p>0.156506</text:p>
          </table:table-cell>
          <table:table-cell office:value-type="float" office:value="0.15781" calcext:value-type="float">
            <text:p>0.15781</text:p>
          </table:table-cell>
          <table:table-cell office:value-type="float" office:value="0.162991" calcext:value-type="float">
            <text:p>0.162991</text:p>
          </table:table-cell>
          <table:table-cell table:number-columns-repeated="3"/>
          <table:table-cell office:value-type="float" office:value="0.156586" calcext:value-type="float">
            <text:p>0.156586</text:p>
          </table:table-cell>
          <table:table-cell office:value-type="float" office:value="0.156817" calcext:value-type="float">
            <text:p>0.15681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9" calcext:value-type="float">
            <text:p>0.157349</text:p>
          </table:table-cell>
          <table:table-cell office:value-type="float" office:value="0.156505" calcext:value-type="float">
            <text:p>0.156505</text:p>
          </table:table-cell>
          <table:table-cell office:value-type="float" office:value="0.15781" calcext:value-type="float">
            <text:p>0.15781</text:p>
          </table:table-cell>
          <table:table-cell office:value-type="float" office:value="0.162991" calcext:value-type="float">
            <text:p>0.162991</text:p>
          </table:table-cell>
          <table:table-cell table:number-columns-repeated="3"/>
          <table:table-cell office:value-type="float" office:value="0.156583" calcext:value-type="float">
            <text:p>0.156583</text:p>
          </table:table-cell>
          <table:table-cell office:value-type="float" office:value="0.156814" calcext:value-type="float">
            <text:p>0.15681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504" calcext:value-type="float">
            <text:p>0.156504</text:p>
          </table:table-cell>
          <table:table-cell office:value-type="float" office:value="0.157808" calcext:value-type="float">
            <text:p>0.157808</text:p>
          </table:table-cell>
          <table:table-cell office:value-type="float" office:value="0.16299" calcext:value-type="float">
            <text:p>0.16299</text:p>
          </table:table-cell>
          <table:table-cell table:number-columns-repeated="3"/>
          <table:table-cell office:value-type="float" office:value="0.15658" calcext:value-type="float">
            <text:p>0.15658</text:p>
          </table:table-cell>
          <table:table-cell office:value-type="float" office:value="0.156811" calcext:value-type="float">
            <text:p>0.15681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512" calcext:value-type="float">
            <text:p>0.156512</text:p>
          </table:table-cell>
          <table:table-cell office:value-type="float" office:value="0.157809" calcext:value-type="float">
            <text:p>0.157809</text:p>
          </table:table-cell>
          <table:table-cell office:value-type="float" office:value="0.16299" calcext:value-type="float">
            <text:p>0.16299</text:p>
          </table:table-cell>
          <table:table-cell table:number-columns-repeated="3"/>
          <table:table-cell office:value-type="float" office:value="0.156577" calcext:value-type="float">
            <text:p>0.156577</text:p>
          </table:table-cell>
          <table:table-cell office:value-type="float" office:value="0.156808" calcext:value-type="float">
            <text:p>0.1568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1" calcext:value-type="float">
            <text:p>0.15651</text:p>
          </table:table-cell>
          <table:table-cell office:value-type="float" office:value="0.157807" calcext:value-type="float">
            <text:p>0.157807</text:p>
          </table:table-cell>
          <table:table-cell office:value-type="float" office:value="0.162989" calcext:value-type="float">
            <text:p>0.162989</text:p>
          </table:table-cell>
          <table:table-cell table:number-columns-repeated="3"/>
          <table:table-cell office:value-type="float" office:value="0.156574" calcext:value-type="float">
            <text:p>0.156574</text:p>
          </table:table-cell>
          <table:table-cell office:value-type="float" office:value="0.156806" calcext:value-type="float">
            <text:p>0.15680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11" calcext:value-type="float">
            <text:p>0.156511</text:p>
          </table:table-cell>
          <table:table-cell office:value-type="float" office:value="0.15781" calcext:value-type="float">
            <text:p>0.15781</text:p>
          </table:table-cell>
          <table:table-cell office:value-type="float" office:value="0.16299" calcext:value-type="float">
            <text:p>0.16299</text:p>
          </table:table-cell>
          <table:table-cell table:number-columns-repeated="3"/>
          <table:table-cell office:value-type="float" office:value="0.156572" calcext:value-type="float">
            <text:p>0.156572</text:p>
          </table:table-cell>
          <table:table-cell office:value-type="float" office:value="0.156803" calcext:value-type="float">
            <text:p>0.15680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508" calcext:value-type="float">
            <text:p>0.156508</text:p>
          </table:table-cell>
          <table:table-cell office:value-type="float" office:value="0.157811" calcext:value-type="float">
            <text:p>0.157811</text:p>
          </table:table-cell>
          <table:table-cell office:value-type="float" office:value="0.162989" calcext:value-type="float">
            <text:p>0.162989</text:p>
          </table:table-cell>
          <table:table-cell table:number-columns-repeated="3"/>
          <table:table-cell office:value-type="float" office:value="0.156569" calcext:value-type="float">
            <text:p>0.156569</text:p>
          </table:table-cell>
          <table:table-cell office:value-type="float" office:value="0.1568" calcext:value-type="float">
            <text:p>0.15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507" calcext:value-type="float">
            <text:p>0.156507</text:p>
          </table:table-cell>
          <table:table-cell office:value-type="float" office:value="0.157808" calcext:value-type="float">
            <text:p>0.157808</text:p>
          </table:table-cell>
          <table:table-cell office:value-type="float" office:value="0.162989" calcext:value-type="float">
            <text:p>0.162989</text:p>
          </table:table-cell>
          <table:table-cell table:number-columns-repeated="3"/>
          <table:table-cell office:value-type="float" office:value="0.156566" calcext:value-type="float">
            <text:p>0.156566</text:p>
          </table:table-cell>
          <table:table-cell office:value-type="float" office:value="0.156797" calcext:value-type="float">
            <text:p>0.1567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506" calcext:value-type="float">
            <text:p>0.156506</text:p>
          </table:table-cell>
          <table:table-cell office:value-type="float" office:value="0.157806" calcext:value-type="float">
            <text:p>0.157806</text:p>
          </table:table-cell>
          <table:table-cell office:value-type="float" office:value="0.162988" calcext:value-type="float">
            <text:p>0.162988</text:p>
          </table:table-cell>
          <table:table-cell table:number-columns-repeated="3"/>
          <table:table-cell office:value-type="float" office:value="0.156563" calcext:value-type="float">
            <text:p>0.156563</text:p>
          </table:table-cell>
          <table:table-cell office:value-type="float" office:value="0.156795" calcext:value-type="float">
            <text:p>0.15679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04" calcext:value-type="float">
            <text:p>0.156504</text:p>
          </table:table-cell>
          <table:table-cell office:value-type="float" office:value="0.157805" calcext:value-type="float">
            <text:p>0.157805</text:p>
          </table:table-cell>
          <table:table-cell office:value-type="float" office:value="0.162987" calcext:value-type="float">
            <text:p>0.162987</text:p>
          </table:table-cell>
          <table:table-cell table:number-columns-repeated="3"/>
          <table:table-cell office:value-type="float" office:value="0.15656" calcext:value-type="float">
            <text:p>0.15656</text:p>
          </table:table-cell>
          <table:table-cell office:value-type="float" office:value="0.156792" calcext:value-type="float">
            <text:p>0.15679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9" calcext:value-type="float">
            <text:p>0.157349</text:p>
          </table:table-cell>
          <table:table-cell office:value-type="float" office:value="0.156503" calcext:value-type="float">
            <text:p>0.156503</text:p>
          </table:table-cell>
          <table:table-cell office:value-type="float" office:value="0.157805" calcext:value-type="float">
            <text:p>0.157805</text:p>
          </table:table-cell>
          <table:table-cell office:value-type="float" office:value="0.162986" calcext:value-type="float">
            <text:p>0.162986</text:p>
          </table:table-cell>
          <table:table-cell table:number-columns-repeated="3"/>
          <table:table-cell office:value-type="float" office:value="0.156557" calcext:value-type="float">
            <text:p>0.156557</text:p>
          </table:table-cell>
          <table:table-cell office:value-type="float" office:value="0.156789" calcext:value-type="float">
            <text:p>0.1567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504" calcext:value-type="float">
            <text:p>0.156504</text:p>
          </table:table-cell>
          <table:table-cell office:value-type="float" office:value="0.157806" calcext:value-type="float">
            <text:p>0.157806</text:p>
          </table:table-cell>
          <table:table-cell office:value-type="float" office:value="0.162985" calcext:value-type="float">
            <text:p>0.162985</text:p>
          </table:table-cell>
          <table:table-cell table:number-columns-repeated="3"/>
          <table:table-cell office:value-type="float" office:value="0.156554" calcext:value-type="float">
            <text:p>0.156554</text:p>
          </table:table-cell>
          <table:table-cell office:value-type="float" office:value="0.156787" calcext:value-type="float">
            <text:p>0.15678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" calcext:value-type="float">
            <text:p>0.15735</text:p>
          </table:table-cell>
          <table:table-cell office:value-type="float" office:value="0.156502" calcext:value-type="float">
            <text:p>0.156502</text:p>
          </table:table-cell>
          <table:table-cell office:value-type="float" office:value="0.15781" calcext:value-type="float">
            <text:p>0.15781</text:p>
          </table:table-cell>
          <table:table-cell office:value-type="float" office:value="0.162985" calcext:value-type="float">
            <text:p>0.162985</text:p>
          </table:table-cell>
          <table:table-cell table:number-columns-repeated="3"/>
          <table:table-cell office:value-type="float" office:value="0.156551" calcext:value-type="float">
            <text:p>0.156551</text:p>
          </table:table-cell>
          <table:table-cell office:value-type="float" office:value="0.156784" calcext:value-type="float">
            <text:p>0.15678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03" calcext:value-type="float">
            <text:p>0.156503</text:p>
          </table:table-cell>
          <table:table-cell office:value-type="float" office:value="0.157805" calcext:value-type="float">
            <text:p>0.157805</text:p>
          </table:table-cell>
          <table:table-cell office:value-type="float" office:value="0.162985" calcext:value-type="float">
            <text:p>0.162985</text:p>
          </table:table-cell>
          <table:table-cell table:number-columns-repeated="3"/>
          <table:table-cell office:value-type="float" office:value="0.156549" calcext:value-type="float">
            <text:p>0.156549</text:p>
          </table:table-cell>
          <table:table-cell office:value-type="float" office:value="0.156781" calcext:value-type="float">
            <text:p>0.1567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157807" calcext:value-type="float">
            <text:p>0.157807</text:p>
          </table:table-cell>
          <table:table-cell office:value-type="float" office:value="0.162984" calcext:value-type="float">
            <text:p>0.162984</text:p>
          </table:table-cell>
          <table:table-cell table:number-columns-repeated="3"/>
          <table:table-cell office:value-type="float" office:value="0.156546" calcext:value-type="float">
            <text:p>0.156546</text:p>
          </table:table-cell>
          <table:table-cell office:value-type="float" office:value="0.156779" calcext:value-type="float">
            <text:p>0.15677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02" calcext:value-type="float">
            <text:p>0.156502</text:p>
          </table:table-cell>
          <table:table-cell office:value-type="float" office:value="0.157808" calcext:value-type="float">
            <text:p>0.157808</text:p>
          </table:table-cell>
          <table:table-cell office:value-type="float" office:value="0.162983" calcext:value-type="float">
            <text:p>0.162983</text:p>
          </table:table-cell>
          <table:table-cell table:number-columns-repeated="3"/>
          <table:table-cell office:value-type="float" office:value="0.156544" calcext:value-type="float">
            <text:p>0.156544</text:p>
          </table:table-cell>
          <table:table-cell office:value-type="float" office:value="0.156776" calcext:value-type="float">
            <text:p>0.15677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04" calcext:value-type="float">
            <text:p>0.156504</text:p>
          </table:table-cell>
          <table:table-cell office:value-type="float" office:value="0.157809" calcext:value-type="float">
            <text:p>0.157809</text:p>
          </table:table-cell>
          <table:table-cell office:value-type="float" office:value="0.162984" calcext:value-type="float">
            <text:p>0.162984</text:p>
          </table:table-cell>
          <table:table-cell table:number-columns-repeated="3"/>
          <table:table-cell office:value-type="float" office:value="0.156541" calcext:value-type="float">
            <text:p>0.156541</text:p>
          </table:table-cell>
          <table:table-cell office:value-type="float" office:value="0.156773" calcext:value-type="float">
            <text:p>0.15677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502" calcext:value-type="float">
            <text:p>0.156502</text:p>
          </table:table-cell>
          <table:table-cell office:value-type="float" office:value="0.157805" calcext:value-type="float">
            <text:p>0.157805</text:p>
          </table:table-cell>
          <table:table-cell office:value-type="float" office:value="0.162983" calcext:value-type="float">
            <text:p>0.162983</text:p>
          </table:table-cell>
          <table:table-cell table:number-columns-repeated="3"/>
          <table:table-cell office:value-type="float" office:value="0.156538" calcext:value-type="float">
            <text:p>0.156538</text:p>
          </table:table-cell>
          <table:table-cell office:value-type="float" office:value="0.15677" calcext:value-type="float">
            <text:p>0.156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157807" calcext:value-type="float">
            <text:p>0.157807</text:p>
          </table:table-cell>
          <table:table-cell office:value-type="float" office:value="0.162983" calcext:value-type="float">
            <text:p>0.162983</text:p>
          </table:table-cell>
          <table:table-cell table:number-columns-repeated="3"/>
          <table:table-cell office:value-type="float" office:value="0.156536" calcext:value-type="float">
            <text:p>0.156536</text:p>
          </table:table-cell>
          <table:table-cell office:value-type="float" office:value="0.156767" calcext:value-type="float">
            <text:p>0.1567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157804" calcext:value-type="float">
            <text:p>0.157804</text:p>
          </table:table-cell>
          <table:table-cell office:value-type="float" office:value="0.162982" calcext:value-type="float">
            <text:p>0.162982</text:p>
          </table:table-cell>
          <table:table-cell table:number-columns-repeated="3"/>
          <table:table-cell office:value-type="float" office:value="0.156533" calcext:value-type="float">
            <text:p>0.156533</text:p>
          </table:table-cell>
          <table:table-cell office:value-type="float" office:value="0.156765" calcext:value-type="float">
            <text:p>0.15676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02" calcext:value-type="float">
            <text:p>0.156502</text:p>
          </table:table-cell>
          <table:table-cell office:value-type="float" office:value="0.157803" calcext:value-type="float">
            <text:p>0.157803</text:p>
          </table:table-cell>
          <table:table-cell office:value-type="float" office:value="0.162981" calcext:value-type="float">
            <text:p>0.162981</text:p>
          </table:table-cell>
          <table:table-cell table:number-columns-repeated="3"/>
          <table:table-cell office:value-type="float" office:value="0.15653" calcext:value-type="float">
            <text:p>0.15653</text:p>
          </table:table-cell>
          <table:table-cell office:value-type="float" office:value="0.156762" calcext:value-type="float">
            <text:p>0.1567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98" calcext:value-type="float">
            <text:p>0.156498</text:p>
          </table:table-cell>
          <table:table-cell office:value-type="float" office:value="0.157803" calcext:value-type="float">
            <text:p>0.157803</text:p>
          </table:table-cell>
          <table:table-cell office:value-type="float" office:value="0.162981" calcext:value-type="float">
            <text:p>0.162981</text:p>
          </table:table-cell>
          <table:table-cell table:number-columns-repeated="3"/>
          <table:table-cell office:value-type="float" office:value="0.156527" calcext:value-type="float">
            <text:p>0.156527</text:p>
          </table:table-cell>
          <table:table-cell office:value-type="float" office:value="0.156759" calcext:value-type="float">
            <text:p>0.1567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157804" calcext:value-type="float">
            <text:p>0.157804</text:p>
          </table:table-cell>
          <table:table-cell office:value-type="float" office:value="0.162981" calcext:value-type="float">
            <text:p>0.162981</text:p>
          </table:table-cell>
          <table:table-cell table:number-columns-repeated="3"/>
          <table:table-cell office:value-type="float" office:value="0.156525" calcext:value-type="float">
            <text:p>0.156525</text:p>
          </table:table-cell>
          <table:table-cell office:value-type="float" office:value="0.156757" calcext:value-type="float">
            <text:p>0.15675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508" calcext:value-type="float">
            <text:p>0.156508</text:p>
          </table:table-cell>
          <table:table-cell office:value-type="float" office:value="0.157805" calcext:value-type="float">
            <text:p>0.157805</text:p>
          </table:table-cell>
          <table:table-cell office:value-type="float" office:value="0.16298" calcext:value-type="float">
            <text:p>0.16298</text:p>
          </table:table-cell>
          <table:table-cell table:number-columns-repeated="3"/>
          <table:table-cell office:value-type="float" office:value="0.156521" calcext:value-type="float">
            <text:p>0.156521</text:p>
          </table:table-cell>
          <table:table-cell office:value-type="float" office:value="0.156754" calcext:value-type="float">
            <text:p>0.15675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505" calcext:value-type="float">
            <text:p>0.15650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16298" calcext:value-type="float">
            <text:p>0.16298</text:p>
          </table:table-cell>
          <table:table-cell table:number-columns-repeated="3"/>
          <table:table-cell office:value-type="float" office:value="0.156519" calcext:value-type="float">
            <text:p>0.156519</text:p>
          </table:table-cell>
          <table:table-cell office:value-type="float" office:value="0.156751" calcext:value-type="float">
            <text:p>0.1567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2" calcext:value-type="float">
            <text:p>0.157352</text:p>
          </table:table-cell>
          <table:table-cell office:value-type="float" office:value="0.156499" calcext:value-type="float">
            <text:p>0.156499</text:p>
          </table:table-cell>
          <table:table-cell office:value-type="float" office:value="0.157802" calcext:value-type="float">
            <text:p>0.157802</text:p>
          </table:table-cell>
          <table:table-cell office:value-type="float" office:value="0.162978" calcext:value-type="float">
            <text:p>0.162978</text:p>
          </table:table-cell>
          <table:table-cell table:number-columns-repeated="3"/>
          <table:table-cell office:value-type="float" office:value="0.156516" calcext:value-type="float">
            <text:p>0.156516</text:p>
          </table:table-cell>
          <table:table-cell office:value-type="float" office:value="0.156748" calcext:value-type="float">
            <text:p>0.1567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157803" calcext:value-type="float">
            <text:p>0.157803</text:p>
          </table:table-cell>
          <table:table-cell office:value-type="float" office:value="0.162978" calcext:value-type="float">
            <text:p>0.162978</text:p>
          </table:table-cell>
          <table:table-cell table:number-columns-repeated="3"/>
          <table:table-cell office:value-type="float" office:value="0.156513" calcext:value-type="float">
            <text:p>0.156513</text:p>
          </table:table-cell>
          <table:table-cell office:value-type="float" office:value="0.156746" calcext:value-type="float">
            <text:p>0.15674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96" calcext:value-type="float">
            <text:p>0.156496</text:p>
          </table:table-cell>
          <table:table-cell office:value-type="float" office:value="0.157799" calcext:value-type="float">
            <text:p>0.157799</text:p>
          </table:table-cell>
          <table:table-cell office:value-type="float" office:value="0.162977" calcext:value-type="float">
            <text:p>0.162977</text:p>
          </table:table-cell>
          <table:table-cell table:number-columns-repeated="3"/>
          <table:table-cell office:value-type="float" office:value="0.15651" calcext:value-type="float">
            <text:p>0.15651</text:p>
          </table:table-cell>
          <table:table-cell office:value-type="float" office:value="0.156743" calcext:value-type="float">
            <text:p>0.15674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98" calcext:value-type="float">
            <text:p>0.156498</text:p>
          </table:table-cell>
          <table:table-cell office:value-type="float" office:value="0.157802" calcext:value-type="float">
            <text:p>0.157802</text:p>
          </table:table-cell>
          <table:table-cell office:value-type="float" office:value="0.162978" calcext:value-type="float">
            <text:p>0.162978</text:p>
          </table:table-cell>
          <table:table-cell table:number-columns-repeated="3"/>
          <table:table-cell office:value-type="float" office:value="0.156507" calcext:value-type="float">
            <text:p>0.156507</text:p>
          </table:table-cell>
          <table:table-cell office:value-type="float" office:value="0.156741" calcext:value-type="float">
            <text:p>0.15674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95" calcext:value-type="float">
            <text:p>0.156495</text:p>
          </table:table-cell>
          <table:table-cell office:value-type="float" office:value="0.157799" calcext:value-type="float">
            <text:p>0.157799</text:p>
          </table:table-cell>
          <table:table-cell office:value-type="float" office:value="0.162977" calcext:value-type="float">
            <text:p>0.162977</text:p>
          </table:table-cell>
          <table:table-cell table:number-columns-repeated="3"/>
          <table:table-cell office:value-type="float" office:value="0.156505" calcext:value-type="float">
            <text:p>0.156505</text:p>
          </table:table-cell>
          <table:table-cell office:value-type="float" office:value="0.156738" calcext:value-type="float">
            <text:p>0.15673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96" calcext:value-type="float">
            <text:p>0.156496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162976" calcext:value-type="float">
            <text:p>0.162976</text:p>
          </table:table-cell>
          <table:table-cell table:number-columns-repeated="3"/>
          <table:table-cell office:value-type="float" office:value="0.156502" calcext:value-type="float">
            <text:p>0.156502</text:p>
          </table:table-cell>
          <table:table-cell office:value-type="float" office:value="0.156735" calcext:value-type="float">
            <text:p>0.15673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92" calcext:value-type="float">
            <text:p>0.156492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162975" calcext:value-type="float">
            <text:p>0.162975</text:p>
          </table:table-cell>
          <table:table-cell table:number-columns-repeated="3"/>
          <table:table-cell office:value-type="float" office:value="0.156499" calcext:value-type="float">
            <text:p>0.156499</text:p>
          </table:table-cell>
          <table:table-cell office:value-type="float" office:value="0.156732" calcext:value-type="float">
            <text:p>0.15673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94" calcext:value-type="float">
            <text:p>0.156494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162975" calcext:value-type="float">
            <text:p>0.162975</text:p>
          </table:table-cell>
          <table:table-cell table:number-columns-repeated="3"/>
          <table:table-cell office:value-type="float" office:value="0.156496" calcext:value-type="float">
            <text:p>0.156496</text:p>
          </table:table-cell>
          <table:table-cell office:value-type="float" office:value="0.15673" calcext:value-type="float">
            <text:p>0.1567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92" calcext:value-type="float">
            <text:p>0.156492</text:p>
          </table:table-cell>
          <table:table-cell office:value-type="float" office:value="0.157799" calcext:value-type="float">
            <text:p>0.157799</text:p>
          </table:table-cell>
          <table:table-cell office:value-type="float" office:value="0.162974" calcext:value-type="float">
            <text:p>0.162974</text:p>
          </table:table-cell>
          <table:table-cell table:number-columns-repeated="3"/>
          <table:table-cell office:value-type="float" office:value="0.156494" calcext:value-type="float">
            <text:p>0.156494</text:p>
          </table:table-cell>
          <table:table-cell office:value-type="float" office:value="0.156727" calcext:value-type="float">
            <text:p>0.15672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157798" calcext:value-type="float">
            <text:p>0.157798</text:p>
          </table:table-cell>
          <table:table-cell office:value-type="float" office:value="0.162974" calcext:value-type="float">
            <text:p>0.162974</text:p>
          </table:table-cell>
          <table:table-cell table:number-columns-repeated="3"/>
          <table:table-cell office:value-type="float" office:value="0.156491" calcext:value-type="float">
            <text:p>0.156491</text:p>
          </table:table-cell>
          <table:table-cell office:value-type="float" office:value="0.156724" calcext:value-type="float">
            <text:p>0.15672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98" calcext:value-type="float">
            <text:p>0.156498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162973" calcext:value-type="float">
            <text:p>0.162973</text:p>
          </table:table-cell>
          <table:table-cell table:number-columns-repeated="3"/>
          <table:table-cell office:value-type="float" office:value="0.156488" calcext:value-type="float">
            <text:p>0.156488</text:p>
          </table:table-cell>
          <table:table-cell office:value-type="float" office:value="0.156722" calcext:value-type="float">
            <text:p>0.15672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94" calcext:value-type="float">
            <text:p>0.156494</text:p>
          </table:table-cell>
          <table:table-cell office:value-type="float" office:value="0.157798" calcext:value-type="float">
            <text:p>0.157798</text:p>
          </table:table-cell>
          <table:table-cell office:value-type="float" office:value="0.162973" calcext:value-type="float">
            <text:p>0.162973</text:p>
          </table:table-cell>
          <table:table-cell table:number-columns-repeated="3"/>
          <table:table-cell office:value-type="float" office:value="0.156486" calcext:value-type="float">
            <text:p>0.156486</text:p>
          </table:table-cell>
          <table:table-cell office:value-type="float" office:value="0.156719" calcext:value-type="float">
            <text:p>0.15671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95" calcext:value-type="float">
            <text:p>0.156495</text:p>
          </table:table-cell>
          <table:table-cell office:value-type="float" office:value="0.157797" calcext:value-type="float">
            <text:p>0.157797</text:p>
          </table:table-cell>
          <table:table-cell office:value-type="float" office:value="0.162972" calcext:value-type="float">
            <text:p>0.162972</text:p>
          </table:table-cell>
          <table:table-cell table:number-columns-repeated="3"/>
          <table:table-cell office:value-type="float" office:value="0.156482" calcext:value-type="float">
            <text:p>0.156482</text:p>
          </table:table-cell>
          <table:table-cell office:value-type="float" office:value="0.156716" calcext:value-type="float">
            <text:p>0.1567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91" calcext:value-type="float">
            <text:p>0.156491</text:p>
          </table:table-cell>
          <table:table-cell office:value-type="float" office:value="0.157797" calcext:value-type="float">
            <text:p>0.157797</text:p>
          </table:table-cell>
          <table:table-cell office:value-type="float" office:value="0.162974" calcext:value-type="float">
            <text:p>0.162974</text:p>
          </table:table-cell>
          <table:table-cell table:number-columns-repeated="3"/>
          <table:table-cell office:value-type="float" office:value="0.15648" calcext:value-type="float">
            <text:p>0.15648</text:p>
          </table:table-cell>
          <table:table-cell office:value-type="float" office:value="0.156713" calcext:value-type="float">
            <text:p>0.15671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2" calcext:value-type="float">
            <text:p>0.157342</text:p>
          </table:table-cell>
          <table:table-cell office:value-type="float" office:value="0.15649" calcext:value-type="float">
            <text:p>0.15649</text:p>
          </table:table-cell>
          <table:table-cell office:value-type="float" office:value="0.157798" calcext:value-type="float">
            <text:p>0.157798</text:p>
          </table:table-cell>
          <table:table-cell office:value-type="float" office:value="0.162972" calcext:value-type="float">
            <text:p>0.162972</text:p>
          </table:table-cell>
          <table:table-cell table:number-columns-repeated="3"/>
          <table:table-cell office:value-type="float" office:value="0.156477" calcext:value-type="float">
            <text:p>0.156477</text:p>
          </table:table-cell>
          <table:table-cell office:value-type="float" office:value="0.156711" calcext:value-type="float">
            <text:p>0.15671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91" calcext:value-type="float">
            <text:p>0.156491</text:p>
          </table:table-cell>
          <table:table-cell office:value-type="float" office:value="0.157805" calcext:value-type="float">
            <text:p>0.157805</text:p>
          </table:table-cell>
          <table:table-cell office:value-type="float" office:value="0.162971" calcext:value-type="float">
            <text:p>0.162971</text:p>
          </table:table-cell>
          <table:table-cell table:number-columns-repeated="3"/>
          <table:table-cell office:value-type="float" office:value="0.156474" calcext:value-type="float">
            <text:p>0.156474</text:p>
          </table:table-cell>
          <table:table-cell office:value-type="float" office:value="0.156708" calcext:value-type="float">
            <text:p>0.1567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92" calcext:value-type="float">
            <text:p>0.156492</text:p>
          </table:table-cell>
          <table:table-cell office:value-type="float" office:value="0.157801" calcext:value-type="float">
            <text:p>0.157801</text:p>
          </table:table-cell>
          <table:table-cell office:value-type="float" office:value="0.162971" calcext:value-type="float">
            <text:p>0.162971</text:p>
          </table:table-cell>
          <table:table-cell table:number-columns-repeated="3"/>
          <table:table-cell office:value-type="float" office:value="0.156471" calcext:value-type="float">
            <text:p>0.156471</text:p>
          </table:table-cell>
          <table:table-cell office:value-type="float" office:value="0.156705" calcext:value-type="float">
            <text:p>0.1567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89" calcext:value-type="float">
            <text:p>0.156489</text:p>
          </table:table-cell>
          <table:table-cell office:value-type="float" office:value="0.157799" calcext:value-type="float">
            <text:p>0.157799</text:p>
          </table:table-cell>
          <table:table-cell office:value-type="float" office:value="0.16297" calcext:value-type="float">
            <text:p>0.16297</text:p>
          </table:table-cell>
          <table:table-cell table:number-columns-repeated="3"/>
          <table:table-cell office:value-type="float" office:value="0.156469" calcext:value-type="float">
            <text:p>0.156469</text:p>
          </table:table-cell>
          <table:table-cell office:value-type="float" office:value="0.156702" calcext:value-type="float">
            <text:p>0.15670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92" calcext:value-type="float">
            <text:p>0.156492</text:p>
          </table:table-cell>
          <table:table-cell office:value-type="float" office:value="0.157797" calcext:value-type="float">
            <text:p>0.157797</text:p>
          </table:table-cell>
          <table:table-cell office:value-type="float" office:value="0.162969" calcext:value-type="float">
            <text:p>0.162969</text:p>
          </table:table-cell>
          <table:table-cell table:number-columns-repeated="3"/>
          <table:table-cell office:value-type="float" office:value="0.156466" calcext:value-type="float">
            <text:p>0.156466</text:p>
          </table:table-cell>
          <table:table-cell office:value-type="float" office:value="0.1567" calcext:value-type="float">
            <text:p>0.15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9" calcext:value-type="float">
            <text:p>0.15649</text:p>
          </table:table-cell>
          <table:table-cell office:value-type="float" office:value="0.157796" calcext:value-type="float">
            <text:p>0.157796</text:p>
          </table:table-cell>
          <table:table-cell office:value-type="float" office:value="0.162969" calcext:value-type="float">
            <text:p>0.162969</text:p>
          </table:table-cell>
          <table:table-cell table:number-columns-repeated="3"/>
          <table:table-cell office:value-type="float" office:value="0.156464" calcext:value-type="float">
            <text:p>0.156464</text:p>
          </table:table-cell>
          <table:table-cell office:value-type="float" office:value="0.156697" calcext:value-type="float">
            <text:p>0.1566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91" calcext:value-type="float">
            <text:p>0.156491</text:p>
          </table:table-cell>
          <table:table-cell office:value-type="float" office:value="0.157794" calcext:value-type="float">
            <text:p>0.157794</text:p>
          </table:table-cell>
          <table:table-cell office:value-type="float" office:value="0.162968" calcext:value-type="float">
            <text:p>0.162968</text:p>
          </table:table-cell>
          <table:table-cell table:number-columns-repeated="3"/>
          <table:table-cell office:value-type="float" office:value="0.156461" calcext:value-type="float">
            <text:p>0.156461</text:p>
          </table:table-cell>
          <table:table-cell office:value-type="float" office:value="0.156694" calcext:value-type="float">
            <text:p>0.15669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94" calcext:value-type="float">
            <text:p>0.156494</text:p>
          </table:table-cell>
          <table:table-cell office:value-type="float" office:value="0.157794" calcext:value-type="float">
            <text:p>0.157794</text:p>
          </table:table-cell>
          <table:table-cell office:value-type="float" office:value="0.16297" calcext:value-type="float">
            <text:p>0.16297</text:p>
          </table:table-cell>
          <table:table-cell table:number-columns-repeated="3"/>
          <table:table-cell office:value-type="float" office:value="0.156459" calcext:value-type="float">
            <text:p>0.156459</text:p>
          </table:table-cell>
          <table:table-cell office:value-type="float" office:value="0.156691" calcext:value-type="float">
            <text:p>0.15669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93" calcext:value-type="float">
            <text:p>0.156493</text:p>
          </table:table-cell>
          <table:table-cell office:value-type="float" office:value="0.157793" calcext:value-type="float">
            <text:p>0.157793</text:p>
          </table:table-cell>
          <table:table-cell office:value-type="float" office:value="0.162969" calcext:value-type="float">
            <text:p>0.162969</text:p>
          </table:table-cell>
          <table:table-cell table:number-columns-repeated="3"/>
          <table:table-cell office:value-type="float" office:value="0.156456" calcext:value-type="float">
            <text:p>0.156456</text:p>
          </table:table-cell>
          <table:table-cell office:value-type="float" office:value="0.156689" calcext:value-type="float">
            <text:p>0.1566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92" calcext:value-type="float">
            <text:p>0.156492</text:p>
          </table:table-cell>
          <table:table-cell office:value-type="float" office:value="0.157798" calcext:value-type="float">
            <text:p>0.157798</text:p>
          </table:table-cell>
          <table:table-cell office:value-type="float" office:value="0.162967" calcext:value-type="float">
            <text:p>0.162967</text:p>
          </table:table-cell>
          <table:table-cell table:number-columns-repeated="3"/>
          <table:table-cell office:value-type="float" office:value="0.156453" calcext:value-type="float">
            <text:p>0.156453</text:p>
          </table:table-cell>
          <table:table-cell office:value-type="float" office:value="0.156686" calcext:value-type="float">
            <text:p>0.15668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92" calcext:value-type="float">
            <text:p>0.156492</text:p>
          </table:table-cell>
          <table:table-cell office:value-type="float" office:value="0.157793" calcext:value-type="float">
            <text:p>0.157793</text:p>
          </table:table-cell>
          <table:table-cell office:value-type="float" office:value="0.162968" calcext:value-type="float">
            <text:p>0.162968</text:p>
          </table:table-cell>
          <table:table-cell table:number-columns-repeated="3"/>
          <table:table-cell office:value-type="float" office:value="0.15645" calcext:value-type="float">
            <text:p>0.15645</text:p>
          </table:table-cell>
          <table:table-cell office:value-type="float" office:value="0.156683" calcext:value-type="float">
            <text:p>0.15668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89" calcext:value-type="float">
            <text:p>0.156489</text:p>
          </table:table-cell>
          <table:table-cell office:value-type="float" office:value="0.157791" calcext:value-type="float">
            <text:p>0.157791</text:p>
          </table:table-cell>
          <table:table-cell office:value-type="float" office:value="0.162967" calcext:value-type="float">
            <text:p>0.162967</text:p>
          </table:table-cell>
          <table:table-cell table:number-columns-repeated="3"/>
          <table:table-cell office:value-type="float" office:value="0.156448" calcext:value-type="float">
            <text:p>0.156448</text:p>
          </table:table-cell>
          <table:table-cell office:value-type="float" office:value="0.15668" calcext:value-type="float">
            <text:p>0.1566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487" calcext:value-type="float">
            <text:p>0.156487</text:p>
          </table:table-cell>
          <table:table-cell office:value-type="float" office:value="0.15779" calcext:value-type="float">
            <text:p>0.15779</text:p>
          </table:table-cell>
          <table:table-cell office:value-type="float" office:value="0.162967" calcext:value-type="float">
            <text:p>0.162967</text:p>
          </table:table-cell>
          <table:table-cell table:number-columns-repeated="3"/>
          <table:table-cell office:value-type="float" office:value="0.156445" calcext:value-type="float">
            <text:p>0.156445</text:p>
          </table:table-cell>
          <table:table-cell office:value-type="float" office:value="0.156677" calcext:value-type="float">
            <text:p>0.15667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87" calcext:value-type="float">
            <text:p>0.156487</text:p>
          </table:table-cell>
          <table:table-cell office:value-type="float" office:value="0.157791" calcext:value-type="float">
            <text:p>0.157791</text:p>
          </table:table-cell>
          <table:table-cell office:value-type="float" office:value="0.162966" calcext:value-type="float">
            <text:p>0.162966</text:p>
          </table:table-cell>
          <table:table-cell table:number-columns-repeated="3"/>
          <table:table-cell office:value-type="float" office:value="0.156442" calcext:value-type="float">
            <text:p>0.156442</text:p>
          </table:table-cell>
          <table:table-cell office:value-type="float" office:value="0.156675" calcext:value-type="float">
            <text:p>0.15667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88" calcext:value-type="float">
            <text:p>0.156488</text:p>
          </table:table-cell>
          <table:table-cell office:value-type="float" office:value="0.157796" calcext:value-type="float">
            <text:p>0.157796</text:p>
          </table:table-cell>
          <table:table-cell office:value-type="float" office:value="0.162965" calcext:value-type="float">
            <text:p>0.162965</text:p>
          </table:table-cell>
          <table:table-cell table:number-columns-repeated="3"/>
          <table:table-cell office:value-type="float" office:value="0.156439" calcext:value-type="float">
            <text:p>0.156439</text:p>
          </table:table-cell>
          <table:table-cell office:value-type="float" office:value="0.156672" calcext:value-type="float">
            <text:p>0.1566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87" calcext:value-type="float">
            <text:p>0.156487</text:p>
          </table:table-cell>
          <table:table-cell office:value-type="float" office:value="0.15779" calcext:value-type="float">
            <text:p>0.15779</text:p>
          </table:table-cell>
          <table:table-cell office:value-type="float" office:value="0.162965" calcext:value-type="float">
            <text:p>0.162965</text:p>
          </table:table-cell>
          <table:table-cell table:number-columns-repeated="3"/>
          <table:table-cell office:value-type="float" office:value="0.156436" calcext:value-type="float">
            <text:p>0.156436</text:p>
          </table:table-cell>
          <table:table-cell office:value-type="float" office:value="0.15667" calcext:value-type="float">
            <text:p>0.156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89" calcext:value-type="float">
            <text:p>0.156489</text:p>
          </table:table-cell>
          <table:table-cell office:value-type="float" office:value="0.157788" calcext:value-type="float">
            <text:p>0.157788</text:p>
          </table:table-cell>
          <table:table-cell office:value-type="float" office:value="0.162964" calcext:value-type="float">
            <text:p>0.162964</text:p>
          </table:table-cell>
          <table:table-cell table:number-columns-repeated="3"/>
          <table:table-cell office:value-type="float" office:value="0.156434" calcext:value-type="float">
            <text:p>0.156434</text:p>
          </table:table-cell>
          <table:table-cell office:value-type="float" office:value="0.156667" calcext:value-type="float">
            <text:p>0.1566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85" calcext:value-type="float">
            <text:p>0.156485</text:p>
          </table:table-cell>
          <table:table-cell office:value-type="float" office:value="0.15779" calcext:value-type="float">
            <text:p>0.15779</text:p>
          </table:table-cell>
          <table:table-cell office:value-type="float" office:value="0.162965" calcext:value-type="float">
            <text:p>0.162965</text:p>
          </table:table-cell>
          <table:table-cell table:number-columns-repeated="3"/>
          <table:table-cell office:value-type="float" office:value="0.156431" calcext:value-type="float">
            <text:p>0.156431</text:p>
          </table:table-cell>
          <table:table-cell office:value-type="float" office:value="0.156664" calcext:value-type="float">
            <text:p>0.1566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85" calcext:value-type="float">
            <text:p>0.156485</text:p>
          </table:table-cell>
          <table:table-cell office:value-type="float" office:value="0.157788" calcext:value-type="float">
            <text:p>0.157788</text:p>
          </table:table-cell>
          <table:table-cell office:value-type="float" office:value="0.162964" calcext:value-type="float">
            <text:p>0.162964</text:p>
          </table:table-cell>
          <table:table-cell table:number-columns-repeated="3"/>
          <table:table-cell office:value-type="float" office:value="0.156428" calcext:value-type="float">
            <text:p>0.156428</text:p>
          </table:table-cell>
          <table:table-cell office:value-type="float" office:value="0.156662" calcext:value-type="float">
            <text:p>0.15666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2" calcext:value-type="float">
            <text:p>0.157352</text:p>
          </table:table-cell>
          <table:table-cell office:value-type="float" office:value="0.156485" calcext:value-type="float">
            <text:p>0.156485</text:p>
          </table:table-cell>
          <table:table-cell office:value-type="float" office:value="0.157787" calcext:value-type="float">
            <text:p>0.157787</text:p>
          </table:table-cell>
          <table:table-cell office:value-type="float" office:value="0.162965" calcext:value-type="float">
            <text:p>0.162965</text:p>
          </table:table-cell>
          <table:table-cell table:number-columns-repeated="3"/>
          <table:table-cell office:value-type="float" office:value="0.156426" calcext:value-type="float">
            <text:p>0.156426</text:p>
          </table:table-cell>
          <table:table-cell office:value-type="float" office:value="0.156659" calcext:value-type="float">
            <text:p>0.15665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486" calcext:value-type="float">
            <text:p>0.156486</text:p>
          </table:table-cell>
          <table:table-cell office:value-type="float" office:value="0.157786" calcext:value-type="float">
            <text:p>0.157786</text:p>
          </table:table-cell>
          <table:table-cell office:value-type="float" office:value="0.162964" calcext:value-type="float">
            <text:p>0.162964</text:p>
          </table:table-cell>
          <table:table-cell table:number-columns-repeated="3"/>
          <table:table-cell office:value-type="float" office:value="0.156423" calcext:value-type="float">
            <text:p>0.156423</text:p>
          </table:table-cell>
          <table:table-cell office:value-type="float" office:value="0.156656" calcext:value-type="float">
            <text:p>0.15665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483" calcext:value-type="float">
            <text:p>0.156483</text:p>
          </table:table-cell>
          <table:table-cell office:value-type="float" office:value="0.157789" calcext:value-type="float">
            <text:p>0.157789</text:p>
          </table:table-cell>
          <table:table-cell office:value-type="float" office:value="0.162964" calcext:value-type="float">
            <text:p>0.162964</text:p>
          </table:table-cell>
          <table:table-cell table:number-columns-repeated="3"/>
          <table:table-cell office:value-type="float" office:value="0.15642" calcext:value-type="float">
            <text:p>0.15642</text:p>
          </table:table-cell>
          <table:table-cell office:value-type="float" office:value="0.156653" calcext:value-type="float">
            <text:p>0.15665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84" calcext:value-type="float">
            <text:p>0.156484</text:p>
          </table:table-cell>
          <table:table-cell office:value-type="float" office:value="0.157792" calcext:value-type="float">
            <text:p>0.157792</text:p>
          </table:table-cell>
          <table:table-cell office:value-type="float" office:value="0.162963" calcext:value-type="float">
            <text:p>0.162963</text:p>
          </table:table-cell>
          <table:table-cell table:number-columns-repeated="3"/>
          <table:table-cell office:value-type="float" office:value="0.156418" calcext:value-type="float">
            <text:p>0.156418</text:p>
          </table:table-cell>
          <table:table-cell office:value-type="float" office:value="0.156651" calcext:value-type="float">
            <text:p>0.15665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84" calcext:value-type="float">
            <text:p>0.156484</text:p>
          </table:table-cell>
          <table:table-cell office:value-type="float" office:value="0.157787" calcext:value-type="float">
            <text:p>0.157787</text:p>
          </table:table-cell>
          <table:table-cell office:value-type="float" office:value="0.162962" calcext:value-type="float">
            <text:p>0.162962</text:p>
          </table:table-cell>
          <table:table-cell table:number-columns-repeated="3"/>
          <table:table-cell office:value-type="float" office:value="0.156415" calcext:value-type="float">
            <text:p>0.156415</text:p>
          </table:table-cell>
          <table:table-cell office:value-type="float" office:value="0.156648" calcext:value-type="float">
            <text:p>0.15664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82" calcext:value-type="float">
            <text:p>0.156482</text:p>
          </table:table-cell>
          <table:table-cell office:value-type="float" office:value="0.157787" calcext:value-type="float">
            <text:p>0.157787</text:p>
          </table:table-cell>
          <table:table-cell office:value-type="float" office:value="0.162961" calcext:value-type="float">
            <text:p>0.162961</text:p>
          </table:table-cell>
          <table:table-cell table:number-columns-repeated="3"/>
          <table:table-cell office:value-type="float" office:value="0.156412" calcext:value-type="float">
            <text:p>0.156412</text:p>
          </table:table-cell>
          <table:table-cell office:value-type="float" office:value="0.156645" calcext:value-type="float">
            <text:p>0.15664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513" calcext:value-type="float">
            <text:p>0.156513</text:p>
          </table:table-cell>
          <table:table-cell office:value-type="float" office:value="0.157786" calcext:value-type="float">
            <text:p>0.157786</text:p>
          </table:table-cell>
          <table:table-cell office:value-type="float" office:value="0.162961" calcext:value-type="float">
            <text:p>0.162961</text:p>
          </table:table-cell>
          <table:table-cell table:number-columns-repeated="3"/>
          <table:table-cell office:value-type="float" office:value="0.156409" calcext:value-type="float">
            <text:p>0.156409</text:p>
          </table:table-cell>
          <table:table-cell office:value-type="float" office:value="0.156642" calcext:value-type="float">
            <text:p>0.15664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64" calcext:value-type="float">
            <text:p>0.157364</text:p>
          </table:table-cell>
          <table:table-cell office:value-type="float" office:value="0.156486" calcext:value-type="float">
            <text:p>0.156486</text:p>
          </table:table-cell>
          <table:table-cell office:value-type="float" office:value="0.157785" calcext:value-type="float">
            <text:p>0.157785</text:p>
          </table:table-cell>
          <table:table-cell office:value-type="float" office:value="0.162962" calcext:value-type="float">
            <text:p>0.162962</text:p>
          </table:table-cell>
          <table:table-cell table:number-columns-repeated="3"/>
          <table:table-cell office:value-type="float" office:value="0.156407" calcext:value-type="float">
            <text:p>0.156407</text:p>
          </table:table-cell>
          <table:table-cell office:value-type="float" office:value="0.15664" calcext:value-type="float">
            <text:p>0.156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487" calcext:value-type="float">
            <text:p>0.156487</text:p>
          </table:table-cell>
          <table:table-cell office:value-type="float" office:value="0.157787" calcext:value-type="float">
            <text:p>0.157787</text:p>
          </table:table-cell>
          <table:table-cell office:value-type="float" office:value="0.16296" calcext:value-type="float">
            <text:p>0.16296</text:p>
          </table:table-cell>
          <table:table-cell table:number-columns-repeated="3"/>
          <table:table-cell office:value-type="float" office:value="0.156404" calcext:value-type="float">
            <text:p>0.156404</text:p>
          </table:table-cell>
          <table:table-cell office:value-type="float" office:value="0.156637" calcext:value-type="float">
            <text:p>0.15663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488" calcext:value-type="float">
            <text:p>0.156488</text:p>
          </table:table-cell>
          <table:table-cell office:value-type="float" office:value="0.157792" calcext:value-type="float">
            <text:p>0.157792</text:p>
          </table:table-cell>
          <table:table-cell office:value-type="float" office:value="0.162959" calcext:value-type="float">
            <text:p>0.162959</text:p>
          </table:table-cell>
          <table:table-cell table:number-columns-repeated="3"/>
          <table:table-cell office:value-type="float" office:value="0.156401" calcext:value-type="float">
            <text:p>0.156401</text:p>
          </table:table-cell>
          <table:table-cell office:value-type="float" office:value="0.156634" calcext:value-type="float">
            <text:p>0.15663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82" calcext:value-type="float">
            <text:p>0.156482</text:p>
          </table:table-cell>
          <table:table-cell office:value-type="float" office:value="0.157784" calcext:value-type="float">
            <text:p>0.157784</text:p>
          </table:table-cell>
          <table:table-cell office:value-type="float" office:value="0.162959" calcext:value-type="float">
            <text:p>0.162959</text:p>
          </table:table-cell>
          <table:table-cell table:number-columns-repeated="3"/>
          <table:table-cell office:value-type="float" office:value="0.156398" calcext:value-type="float">
            <text:p>0.156398</text:p>
          </table:table-cell>
          <table:table-cell office:value-type="float" office:value="0.156631" calcext:value-type="float">
            <text:p>0.15663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82" calcext:value-type="float">
            <text:p>0.156482</text:p>
          </table:table-cell>
          <table:table-cell office:value-type="float" office:value="0.157785" calcext:value-type="float">
            <text:p>0.157785</text:p>
          </table:table-cell>
          <table:table-cell office:value-type="float" office:value="0.162958" calcext:value-type="float">
            <text:p>0.162958</text:p>
          </table:table-cell>
          <table:table-cell table:number-columns-repeated="3"/>
          <table:table-cell office:value-type="float" office:value="0.156396" calcext:value-type="float">
            <text:p>0.156396</text:p>
          </table:table-cell>
          <table:table-cell office:value-type="float" office:value="0.156629" calcext:value-type="float">
            <text:p>0.15662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81" calcext:value-type="float">
            <text:p>0.156481</text:p>
          </table:table-cell>
          <table:table-cell office:value-type="float" office:value="0.157784" calcext:value-type="float">
            <text:p>0.157784</text:p>
          </table:table-cell>
          <table:table-cell office:value-type="float" office:value="0.162957" calcext:value-type="float">
            <text:p>0.162957</text:p>
          </table:table-cell>
          <table:table-cell table:number-columns-repeated="3"/>
          <table:table-cell office:value-type="float" office:value="0.156393" calcext:value-type="float">
            <text:p>0.156393</text:p>
          </table:table-cell>
          <table:table-cell office:value-type="float" office:value="0.156626" calcext:value-type="float">
            <text:p>0.15662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84" calcext:value-type="float">
            <text:p>0.156484</text:p>
          </table:table-cell>
          <table:table-cell office:value-type="float" office:value="0.157782" calcext:value-type="float">
            <text:p>0.157782</text:p>
          </table:table-cell>
          <table:table-cell office:value-type="float" office:value="0.162957" calcext:value-type="float">
            <text:p>0.162957</text:p>
          </table:table-cell>
          <table:table-cell table:number-columns-repeated="3"/>
          <table:table-cell office:value-type="float" office:value="0.15639" calcext:value-type="float">
            <text:p>0.15639</text:p>
          </table:table-cell>
          <table:table-cell office:value-type="float" office:value="0.156623" calcext:value-type="float">
            <text:p>0.15662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8" calcext:value-type="float">
            <text:p>0.15648</text:p>
          </table:table-cell>
          <table:table-cell office:value-type="float" office:value="0.157782" calcext:value-type="float">
            <text:p>0.157782</text:p>
          </table:table-cell>
          <table:table-cell office:value-type="float" office:value="0.162956" calcext:value-type="float">
            <text:p>0.162956</text:p>
          </table:table-cell>
          <table:table-cell table:number-columns-repeated="3"/>
          <table:table-cell office:value-type="float" office:value="0.156387" calcext:value-type="float">
            <text:p>0.156387</text:p>
          </table:table-cell>
          <table:table-cell office:value-type="float" office:value="0.156621" calcext:value-type="float">
            <text:p>0.15662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85" calcext:value-type="float">
            <text:p>0.156485</text:p>
          </table:table-cell>
          <table:table-cell office:value-type="float" office:value="0.157782" calcext:value-type="float">
            <text:p>0.157782</text:p>
          </table:table-cell>
          <table:table-cell office:value-type="float" office:value="0.162955" calcext:value-type="float">
            <text:p>0.162955</text:p>
          </table:table-cell>
          <table:table-cell table:number-columns-repeated="3"/>
          <table:table-cell office:value-type="float" office:value="0.156384" calcext:value-type="float">
            <text:p>0.156384</text:p>
          </table:table-cell>
          <table:table-cell office:value-type="float" office:value="0.156618" calcext:value-type="float">
            <text:p>0.15661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8" calcext:value-type="float">
            <text:p>0.15648</text:p>
          </table:table-cell>
          <table:table-cell office:value-type="float" office:value="0.157782" calcext:value-type="float">
            <text:p>0.157782</text:p>
          </table:table-cell>
          <table:table-cell office:value-type="float" office:value="0.162956" calcext:value-type="float">
            <text:p>0.162956</text:p>
          </table:table-cell>
          <table:table-cell table:number-columns-repeated="3"/>
          <table:table-cell office:value-type="float" office:value="0.156382" calcext:value-type="float">
            <text:p>0.156382</text:p>
          </table:table-cell>
          <table:table-cell office:value-type="float" office:value="0.156616" calcext:value-type="float">
            <text:p>0.15661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2" calcext:value-type="float">
            <text:p>0.157352</text:p>
          </table:table-cell>
          <table:table-cell office:value-type="float" office:value="0.156479" calcext:value-type="float">
            <text:p>0.156479</text:p>
          </table:table-cell>
          <table:table-cell office:value-type="float" office:value="0.157781" calcext:value-type="float">
            <text:p>0.157781</text:p>
          </table:table-cell>
          <table:table-cell office:value-type="float" office:value="0.162955" calcext:value-type="float">
            <text:p>0.162955</text:p>
          </table:table-cell>
          <table:table-cell table:number-columns-repeated="3"/>
          <table:table-cell office:value-type="float" office:value="0.156379" calcext:value-type="float">
            <text:p>0.156379</text:p>
          </table:table-cell>
          <table:table-cell office:value-type="float" office:value="0.156613" calcext:value-type="float">
            <text:p>0.15661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79" calcext:value-type="float">
            <text:p>0.156479</text:p>
          </table:table-cell>
          <table:table-cell office:value-type="float" office:value="0.157781" calcext:value-type="float">
            <text:p>0.157781</text:p>
          </table:table-cell>
          <table:table-cell office:value-type="float" office:value="0.162955" calcext:value-type="float">
            <text:p>0.162955</text:p>
          </table:table-cell>
          <table:table-cell table:number-columns-repeated="3"/>
          <table:table-cell office:value-type="float" office:value="0.156377" calcext:value-type="float">
            <text:p>0.156377</text:p>
          </table:table-cell>
          <table:table-cell office:value-type="float" office:value="0.15661" calcext:value-type="float">
            <text:p>0.1566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8" calcext:value-type="float">
            <text:p>0.15648</text:p>
          </table:table-cell>
          <table:table-cell office:value-type="float" office:value="0.15778" calcext:value-type="float">
            <text:p>0.15778</text:p>
          </table:table-cell>
          <table:table-cell office:value-type="float" office:value="0.162954" calcext:value-type="float">
            <text:p>0.162954</text:p>
          </table:table-cell>
          <table:table-cell table:number-columns-repeated="3"/>
          <table:table-cell office:value-type="float" office:value="0.156374" calcext:value-type="float">
            <text:p>0.156374</text:p>
          </table:table-cell>
          <table:table-cell office:value-type="float" office:value="0.156608" calcext:value-type="float">
            <text:p>0.15660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78" calcext:value-type="float">
            <text:p>0.156478</text:p>
          </table:table-cell>
          <table:table-cell office:value-type="float" office:value="0.15778" calcext:value-type="float">
            <text:p>0.15778</text:p>
          </table:table-cell>
          <table:table-cell office:value-type="float" office:value="0.162953" calcext:value-type="float">
            <text:p>0.162953</text:p>
          </table:table-cell>
          <table:table-cell table:number-columns-repeated="3"/>
          <table:table-cell office:value-type="float" office:value="0.156371" calcext:value-type="float">
            <text:p>0.156371</text:p>
          </table:table-cell>
          <table:table-cell office:value-type="float" office:value="0.156605" calcext:value-type="float">
            <text:p>0.15660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4" calcext:value-type="float">
            <text:p>0.157344</text:p>
          </table:table-cell>
          <table:table-cell office:value-type="float" office:value="0.156478" calcext:value-type="float">
            <text:p>0.156478</text:p>
          </table:table-cell>
          <table:table-cell office:value-type="float" office:value="0.157779" calcext:value-type="float">
            <text:p>0.157779</text:p>
          </table:table-cell>
          <table:table-cell office:value-type="float" office:value="0.162953" calcext:value-type="float">
            <text:p>0.162953</text:p>
          </table:table-cell>
          <table:table-cell table:number-columns-repeated="3"/>
          <table:table-cell office:value-type="float" office:value="0.156368" calcext:value-type="float">
            <text:p>0.156368</text:p>
          </table:table-cell>
          <table:table-cell office:value-type="float" office:value="0.156602" calcext:value-type="float">
            <text:p>0.15660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3" calcext:value-type="float">
            <text:p>0.157343</text:p>
          </table:table-cell>
          <table:table-cell office:value-type="float" office:value="0.156476" calcext:value-type="float">
            <text:p>0.156476</text:p>
          </table:table-cell>
          <table:table-cell office:value-type="float" office:value="0.157783" calcext:value-type="float">
            <text:p>0.157783</text:p>
          </table:table-cell>
          <table:table-cell office:value-type="float" office:value="0.162952" calcext:value-type="float">
            <text:p>0.162952</text:p>
          </table:table-cell>
          <table:table-cell table:number-columns-repeated="3"/>
          <table:table-cell office:value-type="float" office:value="0.156366" calcext:value-type="float">
            <text:p>0.156366</text:p>
          </table:table-cell>
          <table:table-cell office:value-type="float" office:value="0.156599" calcext:value-type="float">
            <text:p>0.15659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77" calcext:value-type="float">
            <text:p>0.156477</text:p>
          </table:table-cell>
          <table:table-cell office:value-type="float" office:value="0.157783" calcext:value-type="float">
            <text:p>0.157783</text:p>
          </table:table-cell>
          <table:table-cell office:value-type="float" office:value="0.162952" calcext:value-type="float">
            <text:p>0.162952</text:p>
          </table:table-cell>
          <table:table-cell table:number-columns-repeated="3"/>
          <table:table-cell office:value-type="float" office:value="0.156363" calcext:value-type="float">
            <text:p>0.156363</text:p>
          </table:table-cell>
          <table:table-cell office:value-type="float" office:value="0.156597" calcext:value-type="float">
            <text:p>0.15659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82" calcext:value-type="float">
            <text:p>0.156482</text:p>
          </table:table-cell>
          <table:table-cell office:value-type="float" office:value="0.157779" calcext:value-type="float">
            <text:p>0.157779</text:p>
          </table:table-cell>
          <table:table-cell office:value-type="float" office:value="0.162952" calcext:value-type="float">
            <text:p>0.162952</text:p>
          </table:table-cell>
          <table:table-cell table:number-columns-repeated="3"/>
          <table:table-cell office:value-type="float" office:value="0.156361" calcext:value-type="float">
            <text:p>0.156361</text:p>
          </table:table-cell>
          <table:table-cell office:value-type="float" office:value="0.156594" calcext:value-type="float">
            <text:p>0.15659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8" calcext:value-type="float">
            <text:p>0.157348</text:p>
          </table:table-cell>
          <table:table-cell office:value-type="float" office:value="0.156477" calcext:value-type="float">
            <text:p>0.156477</text:p>
          </table:table-cell>
          <table:table-cell office:value-type="float" office:value="0.157782" calcext:value-type="float">
            <text:p>0.157782</text:p>
          </table:table-cell>
          <table:table-cell office:value-type="float" office:value="0.162952" calcext:value-type="float">
            <text:p>0.162952</text:p>
          </table:table-cell>
          <table:table-cell table:number-columns-repeated="3"/>
          <table:table-cell office:value-type="float" office:value="0.156358" calcext:value-type="float">
            <text:p>0.156358</text:p>
          </table:table-cell>
          <table:table-cell office:value-type="float" office:value="0.156591" calcext:value-type="float">
            <text:p>0.15659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9" calcext:value-type="float">
            <text:p>0.157349</text:p>
          </table:table-cell>
          <table:table-cell office:value-type="float" office:value="0.156477" calcext:value-type="float">
            <text:p>0.156477</text:p>
          </table:table-cell>
          <table:table-cell office:value-type="float" office:value="0.157777" calcext:value-type="float">
            <text:p>0.157777</text:p>
          </table:table-cell>
          <table:table-cell office:value-type="float" office:value="0.16295" calcext:value-type="float">
            <text:p>0.16295</text:p>
          </table:table-cell>
          <table:table-cell table:number-columns-repeated="3"/>
          <table:table-cell office:value-type="float" office:value="0.156356" calcext:value-type="float">
            <text:p>0.156356</text:p>
          </table:table-cell>
          <table:table-cell office:value-type="float" office:value="0.156589" calcext:value-type="float">
            <text:p>0.15658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78" calcext:value-type="float">
            <text:p>0.156478</text:p>
          </table:table-cell>
          <table:table-cell office:value-type="float" office:value="0.157777" calcext:value-type="float">
            <text:p>0.157777</text:p>
          </table:table-cell>
          <table:table-cell office:value-type="float" office:value="0.16295" calcext:value-type="float">
            <text:p>0.16295</text:p>
          </table:table-cell>
          <table:table-cell table:number-columns-repeated="3"/>
          <table:table-cell office:value-type="float" office:value="0.156353" calcext:value-type="float">
            <text:p>0.156353</text:p>
          </table:table-cell>
          <table:table-cell office:value-type="float" office:value="0.156586" calcext:value-type="float">
            <text:p>0.156586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75" calcext:value-type="float">
            <text:p>0.156475</text:p>
          </table:table-cell>
          <table:table-cell office:value-type="float" office:value="0.157777" calcext:value-type="float">
            <text:p>0.157777</text:p>
          </table:table-cell>
          <table:table-cell office:value-type="float" office:value="0.16295" calcext:value-type="float">
            <text:p>0.16295</text:p>
          </table:table-cell>
          <table:table-cell table:number-columns-repeated="3"/>
          <table:table-cell office:value-type="float" office:value="0.15635" calcext:value-type="float">
            <text:p>0.15635</text:p>
          </table:table-cell>
          <table:table-cell office:value-type="float" office:value="0.156583" calcext:value-type="float">
            <text:p>0.156583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76" calcext:value-type="float">
            <text:p>0.156476</text:p>
          </table:table-cell>
          <table:table-cell office:value-type="float" office:value="0.157776" calcext:value-type="float">
            <text:p>0.157776</text:p>
          </table:table-cell>
          <table:table-cell office:value-type="float" office:value="0.162949" calcext:value-type="float">
            <text:p>0.162949</text:p>
          </table:table-cell>
          <table:table-cell table:number-columns-repeated="3"/>
          <table:table-cell office:value-type="float" office:value="0.156348" calcext:value-type="float">
            <text:p>0.156348</text:p>
          </table:table-cell>
          <table:table-cell office:value-type="float" office:value="0.156581" calcext:value-type="float">
            <text:p>0.156581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" calcext:value-type="float">
            <text:p>0.15735</text:p>
          </table:table-cell>
          <table:table-cell office:value-type="float" office:value="0.156474" calcext:value-type="float">
            <text:p>0.156474</text:p>
          </table:table-cell>
          <table:table-cell office:value-type="float" office:value="0.157775" calcext:value-type="float">
            <text:p>0.157775</text:p>
          </table:table-cell>
          <table:table-cell office:value-type="float" office:value="0.162949" calcext:value-type="float">
            <text:p>0.162949</text:p>
          </table:table-cell>
          <table:table-cell table:number-columns-repeated="3"/>
          <table:table-cell office:value-type="float" office:value="0.156345" calcext:value-type="float">
            <text:p>0.156345</text:p>
          </table:table-cell>
          <table:table-cell office:value-type="float" office:value="0.156578" calcext:value-type="float">
            <text:p>0.156578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52" calcext:value-type="float">
            <text:p>0.157352</text:p>
          </table:table-cell>
          <table:table-cell office:value-type="float" office:value="0.156488" calcext:value-type="float">
            <text:p>0.156488</text:p>
          </table:table-cell>
          <table:table-cell office:value-type="float" office:value="0.157777" calcext:value-type="float">
            <text:p>0.157777</text:p>
          </table:table-cell>
          <table:table-cell office:value-type="float" office:value="0.162947" calcext:value-type="float">
            <text:p>0.162947</text:p>
          </table:table-cell>
          <table:table-cell table:number-columns-repeated="3"/>
          <table:table-cell office:value-type="float" office:value="0.156342" calcext:value-type="float">
            <text:p>0.156342</text:p>
          </table:table-cell>
          <table:table-cell office:value-type="float" office:value="0.156575" calcext:value-type="float">
            <text:p>0.156575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7" calcext:value-type="float">
            <text:p>0.157347</text:p>
          </table:table-cell>
          <table:table-cell office:value-type="float" office:value="0.156475" calcext:value-type="float">
            <text:p>0.156475</text:p>
          </table:table-cell>
          <table:table-cell office:value-type="float" office:value="0.15778" calcext:value-type="float">
            <text:p>0.15778</text:p>
          </table:table-cell>
          <table:table-cell office:value-type="float" office:value="0.162947" calcext:value-type="float">
            <text:p>0.162947</text:p>
          </table:table-cell>
          <table:table-cell table:number-columns-repeated="3"/>
          <table:table-cell office:value-type="float" office:value="0.15634" calcext:value-type="float">
            <text:p>0.15634</text:p>
          </table:table-cell>
          <table:table-cell office:value-type="float" office:value="0.156572" calcext:value-type="float">
            <text:p>0.156572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6" calcext:value-type="float">
            <text:p>0.157346</text:p>
          </table:table-cell>
          <table:table-cell office:value-type="float" office:value="0.156493" calcext:value-type="float">
            <text:p>0.156493</text:p>
          </table:table-cell>
          <table:table-cell office:value-type="float" office:value="0.157776" calcext:value-type="float">
            <text:p>0.157776</text:p>
          </table:table-cell>
          <table:table-cell office:value-type="float" office:value="0.162947" calcext:value-type="float">
            <text:p>0.162947</text:p>
          </table:table-cell>
          <table:table-cell table:number-columns-repeated="3"/>
          <table:table-cell office:value-type="float" office:value="0.156337" calcext:value-type="float">
            <text:p>0.156337</text:p>
          </table:table-cell>
          <table:table-cell office:value-type="float" office:value="0.156569" calcext:value-type="float">
            <text:p>0.156569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5" calcext:value-type="float">
            <text:p>0.157345</text:p>
          </table:table-cell>
          <table:table-cell office:value-type="float" office:value="0.156485" calcext:value-type="float">
            <text:p>0.156485</text:p>
          </table:table-cell>
          <table:table-cell office:value-type="float" office:value="0.157776" calcext:value-type="float">
            <text:p>0.157776</text:p>
          </table:table-cell>
          <table:table-cell office:value-type="float" office:value="0.162946" calcext:value-type="float">
            <text:p>0.162946</text:p>
          </table:table-cell>
          <table:table-cell table:number-columns-repeated="3"/>
          <table:table-cell office:value-type="float" office:value="0.156334" calcext:value-type="float">
            <text:p>0.156334</text:p>
          </table:table-cell>
          <table:table-cell office:value-type="float" office:value="0.156567" calcext:value-type="float">
            <text:p>0.156567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57349" calcext:value-type="float">
            <text:p>0.157349</text:p>
          </table:table-cell>
          <table:table-cell office:value-type="float" office:value="0.156477" calcext:value-type="float">
            <text:p>0.156477</text:p>
          </table:table-cell>
          <table:table-cell office:value-type="float" office:value="0.157776" calcext:value-type="float">
            <text:p>0.157776</text:p>
          </table:table-cell>
          <table:table-cell office:value-type="float" office:value="0.162945" calcext:value-type="float">
            <text:p>0.162945</text:p>
          </table:table-cell>
          <table:table-cell table:number-columns-repeated="3"/>
          <table:table-cell office:value-type="float" office:value="0.156332" calcext:value-type="float">
            <text:p>0.156332</text:p>
          </table:table-cell>
          <table:table-cell office:value-type="float" office:value="0.156564" calcext:value-type="float">
            <text:p>0.156564</text:p>
          </table:table-cell>
          <table:table-cell table:number-columns-repeated="13"/>
          <table:table-cell table:style-name="Default"/>
          <table:table-cell table:number-columns-repeated="998"/>
        </table:table-row>
        <table:table-row table:style-name="ro1" table:number-rows-repeated="1047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 style:data-style-name="N2" text:time-value="13:12:56.680217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1:53:26.830356948</meta:creation-date>
    <dc:date>2018-09-28T18:34:48.226000415</dc:date>
    <meta:editing-duration>P3DT6H4M6S</meta:editing-duration>
    <meta:editing-cycles>59</meta:editing-cycles>
    <meta:generator>LibreOffice/5.1.6.2$Linux_X86_64 LibreOffice_project/10m0$Build-2</meta:generator>
    <meta:document-statistic meta:table-count="1" meta:cell-count="61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339cm" svg:height="27.734cm" xlink:href=".." xlink:type="simple" chart:class="chart:line" chart:column-mapping="0 5 3 2 1 4" chart:style-name="ch1">
        <chart:legend chart:legend-position="end" svg:x="30.46cm" svg:y="12.323cm" style:legend-expansion="high" chart:style-name="ch2"/>
        <chart:plot-area chart:style-name="ch3" table:cell-range-address="'lambda 0.001'.D4:'lambda 0.001'.G1003 'lambda 0.001'.K4:'lambda 0.001'.L1003" svg:x="0.666cm" svg:y="0.554cm" svg:width="29.128cm" svg:height="26.626cm">
          <chartooo:coordinate-region svg:x="1.578cm" svg:y="0.554cm" svg:width="28.216cm" svg:height="25.5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1'.D4:'lambda 0.001'.D1003" chart:class="chart:line">
            <chart:data-point chart:repeated="1000"/>
          </chart:series>
          <chart:series chart:style-name="ch8" chart:values-cell-range-address="'lambda 0.001'.L4:'lambda 0.001'.L1003" chart:class="chart:line">
            <chart:data-point chart:repeated="1000"/>
          </chart:series>
          <chart:series chart:style-name="ch9" chart:values-cell-range-address="'lambda 0.001'.G4:'lambda 0.001'.G1003" chart:class="chart:line">
            <chart:data-point chart:repeated="1000"/>
          </chart:series>
          <chart:series chart:style-name="ch10" chart:values-cell-range-address="'lambda 0.001'.F4:'lambda 0.001'.F1003" chart:class="chart:line">
            <chart:data-point chart:repeated="1000"/>
          </chart:series>
          <chart:series chart:style-name="ch11" chart:values-cell-range-address="'lambda 0.001'.E4:'lambda 0.001'.E1003" chart:class="chart:line">
            <chart:data-point chart:repeated="1000"/>
          </chart:series>
          <chart:series chart:style-name="ch12" chart:values-cell-range-address="'lambda 0.001'.K4:'lambda 0.001'.K1003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6014">
                <text:p>0.166014</text:p>
                <draw:g>
                  <svg:desc>'lambda 0.001'.D4:'lambda 0.001'.D1003</svg:desc>
                </draw:g>
              </table:table-cell>
              <table:table-cell office:value-type="float" office:value="0.220307">
                <text:p>0.220307</text:p>
                <draw:g>
                  <svg:desc>'lambda 0.001'.L4:'lambda 0.001'.L1003</svg:desc>
                </draw:g>
              </table:table-cell>
              <table:table-cell office:value-type="float" office:value="0.178966">
                <text:p>0.178966</text:p>
                <draw:g>
                  <svg:desc>'lambda 0.001'.G4:'lambda 0.001'.G1003</svg:desc>
                </draw:g>
              </table:table-cell>
              <table:table-cell office:value-type="float" office:value="0.166679">
                <text:p>0.166679</text:p>
                <draw:g>
                  <svg:desc>'lambda 0.001'.F4:'lambda 0.001'.F1003</svg:desc>
                </draw:g>
              </table:table-cell>
              <table:table-cell office:value-type="float" office:value="0.167408">
                <text:p>0.167408</text:p>
                <draw:g>
                  <svg:desc>'lambda 0.001'.E4:'lambda 0.001'.E1003</svg:desc>
                </draw:g>
              </table:table-cell>
              <table:table-cell office:value-type="float" office:value="0.220309">
                <text:p>0.220309</text:p>
                <draw:g>
                  <svg:desc>'lambda 0.001'.K4:'lambda 0.001'.K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3905">
                <text:p>0.163905</text:p>
              </table:table-cell>
              <table:table-cell office:value-type="float" office:value="0.213934">
                <text:p>0.213934</text:p>
              </table:table-cell>
              <table:table-cell office:value-type="float" office:value="0.171771">
                <text:p>0.171771</text:p>
              </table:table-cell>
              <table:table-cell office:value-type="float" office:value="0.163812">
                <text:p>0.163812</text:p>
              </table:table-cell>
              <table:table-cell office:value-type="float" office:value="0.161964">
                <text:p>0.161964</text:p>
              </table:table-cell>
              <table:table-cell office:value-type="float" office:value="0.213935">
                <text:p>0.213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3141">
                <text:p>0.163141</text:p>
              </table:table-cell>
              <table:table-cell office:value-type="float" office:value="0.208422">
                <text:p>0.208422</text:p>
              </table:table-cell>
              <table:table-cell office:value-type="float" office:value="0.169424">
                <text:p>0.169424</text:p>
              </table:table-cell>
              <table:table-cell office:value-type="float" office:value="0.163314">
                <text:p>0.163314</text:p>
              </table:table-cell>
              <table:table-cell office:value-type="float" office:value="0.161387">
                <text:p>0.161387</text:p>
              </table:table-cell>
              <table:table-cell office:value-type="float" office:value="0.208417">
                <text:p>0.208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3835">
                <text:p>0.163835</text:p>
              </table:table-cell>
              <table:table-cell office:value-type="float" office:value="0.203619">
                <text:p>0.203619</text:p>
              </table:table-cell>
              <table:table-cell office:value-type="float" office:value="0.168565">
                <text:p>0.168565</text:p>
              </table:table-cell>
              <table:table-cell office:value-type="float" office:value="0.162443">
                <text:p>0.162443</text:p>
              </table:table-cell>
              <table:table-cell office:value-type="float" office:value="0.161175">
                <text:p>0.161175</text:p>
              </table:table-cell>
              <table:table-cell office:value-type="float" office:value="0.203603">
                <text:p>0.203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4981">
                <text:p>0.164981</text:p>
              </table:table-cell>
              <table:table-cell office:value-type="float" office:value="0.199372">
                <text:p>0.199372</text:p>
              </table:table-cell>
              <table:table-cell office:value-type="float" office:value="0.167981">
                <text:p>0.167981</text:p>
              </table:table-cell>
              <table:table-cell office:value-type="float" office:value="0.163093">
                <text:p>0.163093</text:p>
              </table:table-cell>
              <table:table-cell office:value-type="float" office:value="0.161349">
                <text:p>0.161349</text:p>
              </table:table-cell>
              <table:table-cell office:value-type="float" office:value="0.199367">
                <text:p>0.199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1751">
                <text:p>0.161751</text:p>
              </table:table-cell>
              <table:table-cell office:value-type="float" office:value="0.195628">
                <text:p>0.195628</text:p>
              </table:table-cell>
              <table:table-cell office:value-type="float" office:value="0.167393">
                <text:p>0.167393</text:p>
              </table:table-cell>
              <table:table-cell office:value-type="float" office:value="0.161747">
                <text:p>0.161747</text:p>
              </table:table-cell>
              <table:table-cell office:value-type="float" office:value="0.160454">
                <text:p>0.160454</text:p>
              </table:table-cell>
              <table:table-cell office:value-type="float" office:value="0.195622">
                <text:p>0.195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1405">
                <text:p>0.161405</text:p>
              </table:table-cell>
              <table:table-cell office:value-type="float" office:value="0.192299">
                <text:p>0.192299</text:p>
              </table:table-cell>
              <table:table-cell office:value-type="float" office:value="0.16712">
                <text:p>0.16712</text:p>
              </table:table-cell>
              <table:table-cell office:value-type="float" office:value="0.161655">
                <text:p>0.161655</text:p>
              </table:table-cell>
              <table:table-cell office:value-type="float" office:value="0.159773">
                <text:p>0.159773</text:p>
              </table:table-cell>
              <table:table-cell office:value-type="float" office:value="0.192291">
                <text:p>0.192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1422">
                <text:p>0.161422</text:p>
              </table:table-cell>
              <table:table-cell office:value-type="float" office:value="0.189349">
                <text:p>0.189349</text:p>
              </table:table-cell>
              <table:table-cell office:value-type="float" office:value="0.166854">
                <text:p>0.166854</text:p>
              </table:table-cell>
              <table:table-cell office:value-type="float" office:value="0.161669">
                <text:p>0.161669</text:p>
              </table:table-cell>
              <table:table-cell office:value-type="float" office:value="0.159624">
                <text:p>0.159624</text:p>
              </table:table-cell>
              <table:table-cell office:value-type="float" office:value="0.189344">
                <text:p>0.189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1017">
                <text:p>0.161017</text:p>
              </table:table-cell>
              <table:table-cell office:value-type="float" office:value="0.186749">
                <text:p>0.186749</text:p>
              </table:table-cell>
              <table:table-cell office:value-type="float" office:value="0.16669">
                <text:p>0.16669</text:p>
              </table:table-cell>
              <table:table-cell office:value-type="float" office:value="0.161192">
                <text:p>0.161192</text:p>
              </table:table-cell>
              <table:table-cell office:value-type="float" office:value="0.159474">
                <text:p>0.159474</text:p>
              </table:table-cell>
              <table:table-cell office:value-type="float" office:value="0.186744">
                <text:p>0.186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1517">
                <text:p>0.161517</text:p>
              </table:table-cell>
              <table:table-cell office:value-type="float" office:value="0.184456">
                <text:p>0.184456</text:p>
              </table:table-cell>
              <table:table-cell office:value-type="float" office:value="0.166541">
                <text:p>0.166541</text:p>
              </table:table-cell>
              <table:table-cell office:value-type="float" office:value="0.161035">
                <text:p>0.161035</text:p>
              </table:table-cell>
              <table:table-cell office:value-type="float" office:value="0.159414">
                <text:p>0.159414</text:p>
              </table:table-cell>
              <table:table-cell office:value-type="float" office:value="0.184452">
                <text:p>0.184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1012">
                <text:p>0.161012</text:p>
              </table:table-cell>
              <table:table-cell office:value-type="float" office:value="0.18244">
                <text:p>0.18244</text:p>
              </table:table-cell>
              <table:table-cell office:value-type="float" office:value="0.166373">
                <text:p>0.166373</text:p>
              </table:table-cell>
              <table:table-cell office:value-type="float" office:value="0.161074">
                <text:p>0.161074</text:p>
              </table:table-cell>
              <table:table-cell office:value-type="float" office:value="0.159234">
                <text:p>0.159234</text:p>
              </table:table-cell>
              <table:table-cell office:value-type="float" office:value="0.182435">
                <text:p>0.182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0668">
                <text:p>0.160668</text:p>
              </table:table-cell>
              <table:table-cell office:value-type="float" office:value="0.180664">
                <text:p>0.180664</text:p>
              </table:table-cell>
              <table:table-cell office:value-type="float" office:value="0.166229">
                <text:p>0.166229</text:p>
              </table:table-cell>
              <table:table-cell office:value-type="float" office:value="0.161021">
                <text:p>0.161021</text:p>
              </table:table-cell>
              <table:table-cell office:value-type="float" office:value="0.159122">
                <text:p>0.159122</text:p>
              </table:table-cell>
              <table:table-cell office:value-type="float" office:value="0.180657">
                <text:p>0.180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0509">
                <text:p>0.160509</text:p>
              </table:table-cell>
              <table:table-cell office:value-type="float" office:value="0.179103">
                <text:p>0.179103</text:p>
              </table:table-cell>
              <table:table-cell office:value-type="float" office:value="0.166115">
                <text:p>0.166115</text:p>
              </table:table-cell>
              <table:table-cell office:value-type="float" office:value="0.160629">
                <text:p>0.160629</text:p>
              </table:table-cell>
              <table:table-cell office:value-type="float" office:value="0.159275">
                <text:p>0.159275</text:p>
              </table:table-cell>
              <table:table-cell office:value-type="float" office:value="0.179092">
                <text:p>0.179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0499">
                <text:p>0.160499</text:p>
              </table:table-cell>
              <table:table-cell office:value-type="float" office:value="0.177731">
                <text:p>0.177731</text:p>
              </table:table-cell>
              <table:table-cell office:value-type="float" office:value="0.166097">
                <text:p>0.166097</text:p>
              </table:table-cell>
              <table:table-cell office:value-type="float" office:value="0.160619">
                <text:p>0.160619</text:p>
              </table:table-cell>
              <table:table-cell office:value-type="float" office:value="0.159169">
                <text:p>0.159169</text:p>
              </table:table-cell>
              <table:table-cell office:value-type="float" office:value="0.177713">
                <text:p>0.177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0383">
                <text:p>0.160383</text:p>
              </table:table-cell>
              <table:table-cell office:value-type="float" office:value="0.176521">
                <text:p>0.176521</text:p>
              </table:table-cell>
              <table:table-cell office:value-type="float" office:value="0.165961">
                <text:p>0.165961</text:p>
              </table:table-cell>
              <table:table-cell office:value-type="float" office:value="0.160767">
                <text:p>0.160767</text:p>
              </table:table-cell>
              <table:table-cell office:value-type="float" office:value="0.159033">
                <text:p>0.159033</text:p>
              </table:table-cell>
              <table:table-cell office:value-type="float" office:value="0.176501">
                <text:p>0.176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0314">
                <text:p>0.160314</text:p>
              </table:table-cell>
              <table:table-cell office:value-type="float" office:value="0.175453">
                <text:p>0.175453</text:p>
              </table:table-cell>
              <table:table-cell office:value-type="float" office:value="0.165898">
                <text:p>0.165898</text:p>
              </table:table-cell>
              <table:table-cell office:value-type="float" office:value="0.160425">
                <text:p>0.160425</text:p>
              </table:table-cell>
              <table:table-cell office:value-type="float" office:value="0.159309">
                <text:p>0.159309</text:p>
              </table:table-cell>
              <table:table-cell office:value-type="float" office:value="0.175435">
                <text:p>0.175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0194">
                <text:p>0.160194</text:p>
              </table:table-cell>
              <table:table-cell office:value-type="float" office:value="0.174508">
                <text:p>0.174508</text:p>
              </table:table-cell>
              <table:table-cell office:value-type="float" office:value="0.165808">
                <text:p>0.165808</text:p>
              </table:table-cell>
              <table:table-cell office:value-type="float" office:value="0.160557">
                <text:p>0.160557</text:p>
              </table:table-cell>
              <table:table-cell office:value-type="float" office:value="0.158808">
                <text:p>0.158808</text:p>
              </table:table-cell>
              <table:table-cell office:value-type="float" office:value="0.174494">
                <text:p>0.174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0272">
                <text:p>0.160272</text:p>
              </table:table-cell>
              <table:table-cell office:value-type="float" office:value="0.173672">
                <text:p>0.173672</text:p>
              </table:table-cell>
              <table:table-cell office:value-type="float" office:value="0.165725">
                <text:p>0.165725</text:p>
              </table:table-cell>
              <table:table-cell office:value-type="float" office:value="0.160364">
                <text:p>0.160364</text:p>
              </table:table-cell>
              <table:table-cell office:value-type="float" office:value="0.158984">
                <text:p>0.158984</text:p>
              </table:table-cell>
              <table:table-cell office:value-type="float" office:value="0.173658">
                <text:p>0.17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0086">
                <text:p>0.160086</text:p>
              </table:table-cell>
              <table:table-cell office:value-type="float" office:value="0.17293">
                <text:p>0.17293</text:p>
              </table:table-cell>
              <table:table-cell office:value-type="float" office:value="0.165672">
                <text:p>0.165672</text:p>
              </table:table-cell>
              <table:table-cell office:value-type="float" office:value="0.160206">
                <text:p>0.160206</text:p>
              </table:table-cell>
              <table:table-cell office:value-type="float" office:value="0.158826">
                <text:p>0.158826</text:p>
              </table:table-cell>
              <table:table-cell office:value-type="float" office:value="0.172917">
                <text:p>0.172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0327">
                <text:p>0.160327</text:p>
              </table:table-cell>
              <table:table-cell office:value-type="float" office:value="0.172268">
                <text:p>0.172268</text:p>
              </table:table-cell>
              <table:table-cell office:value-type="float" office:value="0.165609">
                <text:p>0.165609</text:p>
              </table:table-cell>
              <table:table-cell office:value-type="float" office:value="0.160221">
                <text:p>0.160221</text:p>
              </table:table-cell>
              <table:table-cell office:value-type="float" office:value="0.15901">
                <text:p>0.15901</text:p>
              </table:table-cell>
              <table:table-cell office:value-type="float" office:value="0.172259">
                <text:p>0.172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9985">
                <text:p>0.159985</text:p>
              </table:table-cell>
              <table:table-cell office:value-type="float" office:value="0.17168">
                <text:p>0.17168</text:p>
              </table:table-cell>
              <table:table-cell office:value-type="float" office:value="0.16556">
                <text:p>0.16556</text:p>
              </table:table-cell>
              <table:table-cell office:value-type="float" office:value="0.16009">
                <text:p>0.16009</text:p>
              </table:table-cell>
              <table:table-cell office:value-type="float" office:value="0.158528">
                <text:p>0.158528</text:p>
              </table:table-cell>
              <table:table-cell office:value-type="float" office:value="0.171673">
                <text:p>0.1716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9921">
                <text:p>0.159921</text:p>
              </table:table-cell>
              <table:table-cell office:value-type="float" office:value="0.171156">
                <text:p>0.171156</text:p>
              </table:table-cell>
              <table:table-cell office:value-type="float" office:value="0.165517">
                <text:p>0.165517</text:p>
              </table:table-cell>
              <table:table-cell office:value-type="float" office:value="0.160156">
                <text:p>0.160156</text:p>
              </table:table-cell>
              <table:table-cell office:value-type="float" office:value="0.158521">
                <text:p>0.158521</text:p>
              </table:table-cell>
              <table:table-cell office:value-type="float" office:value="0.171152">
                <text:p>0.171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989">
                <text:p>0.15989</text:p>
              </table:table-cell>
              <table:table-cell office:value-type="float" office:value="0.170687">
                <text:p>0.170687</text:p>
              </table:table-cell>
              <table:table-cell office:value-type="float" office:value="0.165468">
                <text:p>0.165468</text:p>
              </table:table-cell>
              <table:table-cell office:value-type="float" office:value="0.160006">
                <text:p>0.160006</text:p>
              </table:table-cell>
              <table:table-cell office:value-type="float" office:value="0.158463">
                <text:p>0.158463</text:p>
              </table:table-cell>
              <table:table-cell office:value-type="float" office:value="0.170682">
                <text:p>0.170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9859">
                <text:p>0.159859</text:p>
              </table:table-cell>
              <table:table-cell office:value-type="float" office:value="0.170265">
                <text:p>0.170265</text:p>
              </table:table-cell>
              <table:table-cell office:value-type="float" office:value="0.165433">
                <text:p>0.165433</text:p>
              </table:table-cell>
              <table:table-cell office:value-type="float" office:value="0.159977">
                <text:p>0.159977</text:p>
              </table:table-cell>
              <table:table-cell office:value-type="float" office:value="0.158419">
                <text:p>0.158419</text:p>
              </table:table-cell>
              <table:table-cell office:value-type="float" office:value="0.170259">
                <text:p>0.1702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0177">
                <text:p>0.160177</text:p>
              </table:table-cell>
              <table:table-cell office:value-type="float" office:value="0.169885">
                <text:p>0.169885</text:p>
              </table:table-cell>
              <table:table-cell office:value-type="float" office:value="0.165414">
                <text:p>0.165414</text:p>
              </table:table-cell>
              <table:table-cell office:value-type="float" office:value="0.159894">
                <text:p>0.159894</text:p>
              </table:table-cell>
              <table:table-cell office:value-type="float" office:value="0.158773">
                <text:p>0.158773</text:p>
              </table:table-cell>
              <table:table-cell office:value-type="float" office:value="0.169877">
                <text:p>0.169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9873">
                <text:p>0.159873</text:p>
              </table:table-cell>
              <table:table-cell office:value-type="float" office:value="0.169542">
                <text:p>0.169542</text:p>
              </table:table-cell>
              <table:table-cell office:value-type="float" office:value="0.165337">
                <text:p>0.165337</text:p>
              </table:table-cell>
              <table:table-cell office:value-type="float" office:value="0.159899">
                <text:p>0.159899</text:p>
              </table:table-cell>
              <table:table-cell office:value-type="float" office:value="0.158383">
                <text:p>0.158383</text:p>
              </table:table-cell>
              <table:table-cell office:value-type="float" office:value="0.169532">
                <text:p>0.169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9723">
                <text:p>0.159723</text:p>
              </table:table-cell>
              <table:table-cell office:value-type="float" office:value="0.169228">
                <text:p>0.169228</text:p>
              </table:table-cell>
              <table:table-cell office:value-type="float" office:value="0.165316">
                <text:p>0.165316</text:p>
              </table:table-cell>
              <table:table-cell office:value-type="float" office:value="0.159897">
                <text:p>0.159897</text:p>
              </table:table-cell>
              <table:table-cell office:value-type="float" office:value="0.158419">
                <text:p>0.158419</text:p>
              </table:table-cell>
              <table:table-cell office:value-type="float" office:value="0.169218">
                <text:p>0.169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674">
                <text:p>0.159674</text:p>
              </table:table-cell>
              <table:table-cell office:value-type="float" office:value="0.168942">
                <text:p>0.168942</text:p>
              </table:table-cell>
              <table:table-cell office:value-type="float" office:value="0.165298">
                <text:p>0.165298</text:p>
              </table:table-cell>
              <table:table-cell office:value-type="float" office:value="0.159807">
                <text:p>0.159807</text:p>
              </table:table-cell>
              <table:table-cell office:value-type="float" office:value="0.158366">
                <text:p>0.158366</text:p>
              </table:table-cell>
              <table:table-cell office:value-type="float" office:value="0.168933">
                <text:p>0.168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9669">
                <text:p>0.159669</text:p>
              </table:table-cell>
              <table:table-cell office:value-type="float" office:value="0.168679">
                <text:p>0.168679</text:p>
              </table:table-cell>
              <table:table-cell office:value-type="float" office:value="0.165231">
                <text:p>0.165231</text:p>
              </table:table-cell>
              <table:table-cell office:value-type="float" office:value="0.159773">
                <text:p>0.159773</text:p>
              </table:table-cell>
              <table:table-cell office:value-type="float" office:value="0.158396">
                <text:p>0.158396</text:p>
              </table:table-cell>
              <table:table-cell office:value-type="float" office:value="0.16867">
                <text:p>0.16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9601">
                <text:p>0.159601</text:p>
              </table:table-cell>
              <table:table-cell office:value-type="float" office:value="0.168437">
                <text:p>0.168437</text:p>
              </table:table-cell>
              <table:table-cell office:value-type="float" office:value="0.165205">
                <text:p>0.165205</text:p>
              </table:table-cell>
              <table:table-cell office:value-type="float" office:value="0.159802">
                <text:p>0.159802</text:p>
              </table:table-cell>
              <table:table-cell office:value-type="float" office:value="0.158451">
                <text:p>0.158451</text:p>
              </table:table-cell>
              <table:table-cell office:value-type="float" office:value="0.168428">
                <text:p>0.168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9674">
                <text:p>0.159674</text:p>
              </table:table-cell>
              <table:table-cell office:value-type="float" office:value="0.168216">
                <text:p>0.168216</text:p>
              </table:table-cell>
              <table:table-cell office:value-type="float" office:value="0.165163">
                <text:p>0.165163</text:p>
              </table:table-cell>
              <table:table-cell office:value-type="float" office:value="0.159694">
                <text:p>0.159694</text:p>
              </table:table-cell>
              <table:table-cell office:value-type="float" office:value="0.158441">
                <text:p>0.158441</text:p>
              </table:table-cell>
              <table:table-cell office:value-type="float" office:value="0.168205">
                <text:p>0.168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9632">
                <text:p>0.159632</text:p>
              </table:table-cell>
              <table:table-cell office:value-type="float" office:value="0.16801">
                <text:p>0.16801</text:p>
              </table:table-cell>
              <table:table-cell office:value-type="float" office:value="0.165159">
                <text:p>0.165159</text:p>
              </table:table-cell>
              <table:table-cell office:value-type="float" office:value="0.159772">
                <text:p>0.159772</text:p>
              </table:table-cell>
              <table:table-cell office:value-type="float" office:value="0.158198">
                <text:p>0.15819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956">
                <text:p>0.15956</text:p>
              </table:table-cell>
              <table:table-cell office:value-type="float" office:value="0.167821">
                <text:p>0.167821</text:p>
              </table:table-cell>
              <table:table-cell office:value-type="float" office:value="0.165107">
                <text:p>0.165107</text:p>
              </table:table-cell>
              <table:table-cell office:value-type="float" office:value="0.159783">
                <text:p>0.159783</text:p>
              </table:table-cell>
              <table:table-cell office:value-type="float" office:value="0.158306">
                <text:p>0.158306</text:p>
              </table:table-cell>
              <table:table-cell office:value-type="float" office:value="0.167811">
                <text:p>0.1678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9516">
                <text:p>0.159516</text:p>
              </table:table-cell>
              <table:table-cell office:value-type="float" office:value="0.167645">
                <text:p>0.167645</text:p>
              </table:table-cell>
              <table:table-cell office:value-type="float" office:value="0.165095">
                <text:p>0.165095</text:p>
              </table:table-cell>
              <table:table-cell office:value-type="float" office:value="0.159639">
                <text:p>0.159639</text:p>
              </table:table-cell>
              <table:table-cell office:value-type="float" office:value="0.158156">
                <text:p>0.158156</text:p>
              </table:table-cell>
              <table:table-cell office:value-type="float" office:value="0.167635">
                <text:p>0.1676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9579">
                <text:p>0.159579</text:p>
              </table:table-cell>
              <table:table-cell office:value-type="float" office:value="0.167479">
                <text:p>0.167479</text:p>
              </table:table-cell>
              <table:table-cell office:value-type="float" office:value="0.165061">
                <text:p>0.165061</text:p>
              </table:table-cell>
              <table:table-cell office:value-type="float" office:value="0.15969">
                <text:p>0.15969</text:p>
              </table:table-cell>
              <table:table-cell office:value-type="float" office:value="0.158186">
                <text:p>0.158186</text:p>
              </table:table-cell>
              <table:table-cell office:value-type="float" office:value="0.16747">
                <text:p>0.16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9721">
                <text:p>0.159721</text:p>
              </table:table-cell>
              <table:table-cell office:value-type="float" office:value="0.167325">
                <text:p>0.167325</text:p>
              </table:table-cell>
              <table:table-cell office:value-type="float" office:value="0.165034">
                <text:p>0.165034</text:p>
              </table:table-cell>
              <table:table-cell office:value-type="float" office:value="0.159589">
                <text:p>0.159589</text:p>
              </table:table-cell>
              <table:table-cell office:value-type="float" office:value="0.158304">
                <text:p>0.158304</text:p>
              </table:table-cell>
              <table:table-cell office:value-type="float" office:value="0.167315">
                <text:p>0.1673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9508">
                <text:p>0.159508</text:p>
              </table:table-cell>
              <table:table-cell office:value-type="float" office:value="0.16718">
                <text:p>0.16718</text:p>
              </table:table-cell>
              <table:table-cell office:value-type="float" office:value="0.165003">
                <text:p>0.165003</text:p>
              </table:table-cell>
              <table:table-cell office:value-type="float" office:value="0.159619">
                <text:p>0.159619</text:p>
              </table:table-cell>
              <table:table-cell office:value-type="float" office:value="0.158097">
                <text:p>0.158097</text:p>
              </table:table-cell>
              <table:table-cell office:value-type="float" office:value="0.167169">
                <text:p>0.1671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963">
                <text:p>0.15963</text:p>
              </table:table-cell>
              <table:table-cell office:value-type="float" office:value="0.167041">
                <text:p>0.167041</text:p>
              </table:table-cell>
              <table:table-cell office:value-type="float" office:value="0.16499">
                <text:p>0.16499</text:p>
              </table:table-cell>
              <table:table-cell office:value-type="float" office:value="0.15953">
                <text:p>0.15953</text:p>
              </table:table-cell>
              <table:table-cell office:value-type="float" office:value="0.158074">
                <text:p>0.158074</text:p>
              </table:table-cell>
              <table:table-cell office:value-type="float" office:value="0.167031">
                <text:p>0.167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9597">
                <text:p>0.159597</text:p>
              </table:table-cell>
              <table:table-cell office:value-type="float" office:value="0.166912">
                <text:p>0.166912</text:p>
              </table:table-cell>
              <table:table-cell office:value-type="float" office:value="0.164954">
                <text:p>0.164954</text:p>
              </table:table-cell>
              <table:table-cell office:value-type="float" office:value="0.159536">
                <text:p>0.159536</text:p>
              </table:table-cell>
              <table:table-cell office:value-type="float" office:value="0.158159">
                <text:p>0.158159</text:p>
              </table:table-cell>
              <table:table-cell office:value-type="float" office:value="0.1669">
                <text:p>0.16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372">
                <text:p>0.159372</text:p>
              </table:table-cell>
              <table:table-cell office:value-type="float" office:value="0.166787">
                <text:p>0.166787</text:p>
              </table:table-cell>
              <table:table-cell office:value-type="float" office:value="0.16494">
                <text:p>0.16494</text:p>
              </table:table-cell>
              <table:table-cell office:value-type="float" office:value="0.159535">
                <text:p>0.159535</text:p>
              </table:table-cell>
              <table:table-cell office:value-type="float" office:value="0.158192">
                <text:p>0.158192</text:p>
              </table:table-cell>
              <table:table-cell office:value-type="float" office:value="0.166775">
                <text:p>0.166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9329">
                <text:p>0.159329</text:p>
              </table:table-cell>
              <table:table-cell office:value-type="float" office:value="0.166669">
                <text:p>0.166669</text:p>
              </table:table-cell>
              <table:table-cell office:value-type="float" office:value="0.164913">
                <text:p>0.164913</text:p>
              </table:table-cell>
              <table:table-cell office:value-type="float" office:value="0.159473">
                <text:p>0.159473</text:p>
              </table:table-cell>
              <table:table-cell office:value-type="float" office:value="0.158036">
                <text:p>0.158036</text:p>
              </table:table-cell>
              <table:table-cell office:value-type="float" office:value="0.166656">
                <text:p>0.166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9361">
                <text:p>0.159361</text:p>
              </table:table-cell>
              <table:table-cell office:value-type="float" office:value="0.166557">
                <text:p>0.166557</text:p>
              </table:table-cell>
              <table:table-cell office:value-type="float" office:value="0.164905">
                <text:p>0.164905</text:p>
              </table:table-cell>
              <table:table-cell office:value-type="float" office:value="0.15948">
                <text:p>0.15948</text:p>
              </table:table-cell>
              <table:table-cell office:value-type="float" office:value="0.158205">
                <text:p>0.158205</text:p>
              </table:table-cell>
              <table:table-cell office:value-type="float" office:value="0.166543">
                <text:p>0.166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9296">
                <text:p>0.159296</text:p>
              </table:table-cell>
              <table:table-cell office:value-type="float" office:value="0.166448">
                <text:p>0.166448</text:p>
              </table:table-cell>
              <table:table-cell office:value-type="float" office:value="0.164876">
                <text:p>0.164876</text:p>
              </table:table-cell>
              <table:table-cell office:value-type="float" office:value="0.159508">
                <text:p>0.159508</text:p>
              </table:table-cell>
              <table:table-cell office:value-type="float" office:value="0.158012">
                <text:p>0.158012</text:p>
              </table:table-cell>
              <table:table-cell office:value-type="float" office:value="0.166434">
                <text:p>0.166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9284">
                <text:p>0.159284</text:p>
              </table:table-cell>
              <table:table-cell office:value-type="float" office:value="0.166346">
                <text:p>0.166346</text:p>
              </table:table-cell>
              <table:table-cell office:value-type="float" office:value="0.164874">
                <text:p>0.164874</text:p>
              </table:table-cell>
              <table:table-cell office:value-type="float" office:value="0.159469">
                <text:p>0.159469</text:p>
              </table:table-cell>
              <table:table-cell office:value-type="float" office:value="0.158013">
                <text:p>0.158013</text:p>
              </table:table-cell>
              <table:table-cell office:value-type="float" office:value="0.166332">
                <text:p>0.166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9272">
                <text:p>0.159272</text:p>
              </table:table-cell>
              <table:table-cell office:value-type="float" office:value="0.166247">
                <text:p>0.166247</text:p>
              </table:table-cell>
              <table:table-cell office:value-type="float" office:value="0.164853">
                <text:p>0.164853</text:p>
              </table:table-cell>
              <table:table-cell office:value-type="float" office:value="0.159377">
                <text:p>0.159377</text:p>
              </table:table-cell>
              <table:table-cell office:value-type="float" office:value="0.15805">
                <text:p>0.15805</text:p>
              </table:table-cell>
              <table:table-cell office:value-type="float" office:value="0.166233">
                <text:p>0.1662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9284">
                <text:p>0.159284</text:p>
              </table:table-cell>
              <table:table-cell office:value-type="float" office:value="0.166154">
                <text:p>0.166154</text:p>
              </table:table-cell>
              <table:table-cell office:value-type="float" office:value="0.164819">
                <text:p>0.164819</text:p>
              </table:table-cell>
              <table:table-cell office:value-type="float" office:value="0.159502">
                <text:p>0.159502</text:p>
              </table:table-cell>
              <table:table-cell office:value-type="float" office:value="0.158003">
                <text:p>0.158003</text:p>
              </table:table-cell>
              <table:table-cell office:value-type="float" office:value="0.166139">
                <text:p>0.166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9247">
                <text:p>0.159247</text:p>
              </table:table-cell>
              <table:table-cell office:value-type="float" office:value="0.166063">
                <text:p>0.166063</text:p>
              </table:table-cell>
              <table:table-cell office:value-type="float" office:value="0.164812">
                <text:p>0.164812</text:p>
              </table:table-cell>
              <table:table-cell office:value-type="float" office:value="0.159358">
                <text:p>0.159358</text:p>
              </table:table-cell>
              <table:table-cell office:value-type="float" office:value="0.15797">
                <text:p>0.15797</text:p>
              </table:table-cell>
              <table:table-cell office:value-type="float" office:value="0.166047">
                <text:p>0.166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9219">
                <text:p>0.159219</text:p>
              </table:table-cell>
              <table:table-cell office:value-type="float" office:value="0.165974">
                <text:p>0.165974</text:p>
              </table:table-cell>
              <table:table-cell office:value-type="float" office:value="0.164784">
                <text:p>0.164784</text:p>
              </table:table-cell>
              <table:table-cell office:value-type="float" office:value="0.159367">
                <text:p>0.159367</text:p>
              </table:table-cell>
              <table:table-cell office:value-type="float" office:value="0.157959">
                <text:p>0.157959</text:p>
              </table:table-cell>
              <table:table-cell office:value-type="float" office:value="0.165959">
                <text:p>0.165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9475">
                <text:p>0.159475</text:p>
              </table:table-cell>
              <table:table-cell office:value-type="float" office:value="0.165889">
                <text:p>0.165889</text:p>
              </table:table-cell>
              <table:table-cell office:value-type="float" office:value="0.164772">
                <text:p>0.164772</text:p>
              </table:table-cell>
              <table:table-cell office:value-type="float" office:value="0.159321">
                <text:p>0.159321</text:p>
              </table:table-cell>
              <table:table-cell office:value-type="float" office:value="0.157961">
                <text:p>0.157961</text:p>
              </table:table-cell>
              <table:table-cell office:value-type="float" office:value="0.165874">
                <text:p>0.1658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9196">
                <text:p>0.159196</text:p>
              </table:table-cell>
              <table:table-cell office:value-type="float" office:value="0.16581">
                <text:p>0.16581</text:p>
              </table:table-cell>
              <table:table-cell office:value-type="float" office:value="0.164755">
                <text:p>0.164755</text:p>
              </table:table-cell>
              <table:table-cell office:value-type="float" office:value="0.159359">
                <text:p>0.159359</text:p>
              </table:table-cell>
              <table:table-cell office:value-type="float" office:value="0.157975">
                <text:p>0.157975</text:p>
              </table:table-cell>
              <table:table-cell office:value-type="float" office:value="0.165792">
                <text:p>0.1657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9161">
                <text:p>0.159161</text:p>
              </table:table-cell>
              <table:table-cell office:value-type="float" office:value="0.165733">
                <text:p>0.165733</text:p>
              </table:table-cell>
              <table:table-cell office:value-type="float" office:value="0.164739">
                <text:p>0.164739</text:p>
              </table:table-cell>
              <table:table-cell office:value-type="float" office:value="0.159295">
                <text:p>0.159295</text:p>
              </table:table-cell>
              <table:table-cell office:value-type="float" office:value="0.1579">
                <text:p>0.1579</text:p>
              </table:table-cell>
              <table:table-cell office:value-type="float" office:value="0.165712">
                <text:p>0.1657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9147">
                <text:p>0.159147</text:p>
              </table:table-cell>
              <table:table-cell office:value-type="float" office:value="0.16566">
                <text:p>0.16566</text:p>
              </table:table-cell>
              <table:table-cell office:value-type="float" office:value="0.164725">
                <text:p>0.164725</text:p>
              </table:table-cell>
              <table:table-cell office:value-type="float" office:value="0.159362">
                <text:p>0.159362</text:p>
              </table:table-cell>
              <table:table-cell office:value-type="float" office:value="0.157975">
                <text:p>0.157975</text:p>
              </table:table-cell>
              <table:table-cell office:value-type="float" office:value="0.165635">
                <text:p>0.165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9156">
                <text:p>0.159156</text:p>
              </table:table-cell>
              <table:table-cell office:value-type="float" office:value="0.165588">
                <text:p>0.165588</text:p>
              </table:table-cell>
              <table:table-cell office:value-type="float" office:value="0.164721">
                <text:p>0.164721</text:p>
              </table:table-cell>
              <table:table-cell office:value-type="float" office:value="0.159312">
                <text:p>0.159312</text:p>
              </table:table-cell>
              <table:table-cell office:value-type="float" office:value="0.157876">
                <text:p>0.157876</text:p>
              </table:table-cell>
              <table:table-cell office:value-type="float" office:value="0.16556">
                <text:p>0.16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9184">
                <text:p>0.159184</text:p>
              </table:table-cell>
              <table:table-cell office:value-type="float" office:value="0.165517">
                <text:p>0.165517</text:p>
              </table:table-cell>
              <table:table-cell office:value-type="float" office:value="0.1647">
                <text:p>0.1647</text:p>
              </table:table-cell>
              <table:table-cell office:value-type="float" office:value="0.159251">
                <text:p>0.159251</text:p>
              </table:table-cell>
              <table:table-cell office:value-type="float" office:value="0.157865">
                <text:p>0.157865</text:p>
              </table:table-cell>
              <table:table-cell office:value-type="float" office:value="0.165487">
                <text:p>0.165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59198">
                <text:p>0.159198</text:p>
              </table:table-cell>
              <table:table-cell office:value-type="float" office:value="0.165448">
                <text:p>0.165448</text:p>
              </table:table-cell>
              <table:table-cell office:value-type="float" office:value="0.164682">
                <text:p>0.164682</text:p>
              </table:table-cell>
              <table:table-cell office:value-type="float" office:value="0.159233">
                <text:p>0.159233</text:p>
              </table:table-cell>
              <table:table-cell office:value-type="float" office:value="0.157897">
                <text:p>0.157897</text:p>
              </table:table-cell>
              <table:table-cell office:value-type="float" office:value="0.165418">
                <text:p>0.165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9118">
                <text:p>0.159118</text:p>
              </table:table-cell>
              <table:table-cell office:value-type="float" office:value="0.165381">
                <text:p>0.165381</text:p>
              </table:table-cell>
              <table:table-cell office:value-type="float" office:value="0.164679">
                <text:p>0.164679</text:p>
              </table:table-cell>
              <table:table-cell office:value-type="float" office:value="0.159255">
                <text:p>0.159255</text:p>
              </table:table-cell>
              <table:table-cell office:value-type="float" office:value="0.158051">
                <text:p>0.158051</text:p>
              </table:table-cell>
              <table:table-cell office:value-type="float" office:value="0.165353">
                <text:p>0.165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9081">
                <text:p>0.159081</text:p>
              </table:table-cell>
              <table:table-cell office:value-type="float" office:value="0.165316">
                <text:p>0.165316</text:p>
              </table:table-cell>
              <table:table-cell office:value-type="float" office:value="0.164654">
                <text:p>0.164654</text:p>
              </table:table-cell>
              <table:table-cell office:value-type="float" office:value="0.159227">
                <text:p>0.159227</text:p>
              </table:table-cell>
              <table:table-cell office:value-type="float" office:value="0.157844">
                <text:p>0.157844</text:p>
              </table:table-cell>
              <table:table-cell office:value-type="float" office:value="0.16529">
                <text:p>0.165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59093">
                <text:p>0.159093</text:p>
              </table:table-cell>
              <table:table-cell office:value-type="float" office:value="0.165253">
                <text:p>0.165253</text:p>
              </table:table-cell>
              <table:table-cell office:value-type="float" office:value="0.164652">
                <text:p>0.164652</text:p>
              </table:table-cell>
              <table:table-cell office:value-type="float" office:value="0.159198">
                <text:p>0.159198</text:p>
              </table:table-cell>
              <table:table-cell office:value-type="float" office:value="0.15788">
                <text:p>0.15788</text:p>
              </table:table-cell>
              <table:table-cell office:value-type="float" office:value="0.165228">
                <text:p>0.165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9047">
                <text:p>0.159047</text:p>
              </table:table-cell>
              <table:table-cell office:value-type="float" office:value="0.16519">
                <text:p>0.16519</text:p>
              </table:table-cell>
              <table:table-cell office:value-type="float" office:value="0.164629">
                <text:p>0.164629</text:p>
              </table:table-cell>
              <table:table-cell office:value-type="float" office:value="0.159193">
                <text:p>0.159193</text:p>
              </table:table-cell>
              <table:table-cell office:value-type="float" office:value="0.157972">
                <text:p>0.157972</text:p>
              </table:table-cell>
              <table:table-cell office:value-type="float" office:value="0.165167">
                <text:p>0.1651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9116">
                <text:p>0.159116</text:p>
              </table:table-cell>
              <table:table-cell office:value-type="float" office:value="0.165131">
                <text:p>0.165131</text:p>
              </table:table-cell>
              <table:table-cell office:value-type="float" office:value="0.164621">
                <text:p>0.164621</text:p>
              </table:table-cell>
              <table:table-cell office:value-type="float" office:value="0.159206">
                <text:p>0.159206</text:p>
              </table:table-cell>
              <table:table-cell office:value-type="float" office:value="0.157803">
                <text:p>0.157803</text:p>
              </table:table-cell>
              <table:table-cell office:value-type="float" office:value="0.165108">
                <text:p>0.165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9054">
                <text:p>0.159054</text:p>
              </table:table-cell>
              <table:table-cell office:value-type="float" office:value="0.165076">
                <text:p>0.165076</text:p>
              </table:table-cell>
              <table:table-cell office:value-type="float" office:value="0.164604">
                <text:p>0.164604</text:p>
              </table:table-cell>
              <table:table-cell office:value-type="float" office:value="0.159197">
                <text:p>0.159197</text:p>
              </table:table-cell>
              <table:table-cell office:value-type="float" office:value="0.157917">
                <text:p>0.157917</text:p>
              </table:table-cell>
              <table:table-cell office:value-type="float" office:value="0.165049">
                <text:p>0.165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9033">
                <text:p>0.159033</text:p>
              </table:table-cell>
              <table:table-cell office:value-type="float" office:value="0.165021">
                <text:p>0.165021</text:p>
              </table:table-cell>
              <table:table-cell office:value-type="float" office:value="0.1646">
                <text:p>0.1646</text:p>
              </table:table-cell>
              <table:table-cell office:value-type="float" office:value="0.159287">
                <text:p>0.159287</text:p>
              </table:table-cell>
              <table:table-cell office:value-type="float" office:value="0.157788">
                <text:p>0.157788</text:p>
              </table:table-cell>
              <table:table-cell office:value-type="float" office:value="0.164992">
                <text:p>0.164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9106">
                <text:p>0.159106</text:p>
              </table:table-cell>
              <table:table-cell office:value-type="float" office:value="0.164967">
                <text:p>0.164967</text:p>
              </table:table-cell>
              <table:table-cell office:value-type="float" office:value="0.164613">
                <text:p>0.164613</text:p>
              </table:table-cell>
              <table:table-cell office:value-type="float" office:value="0.159139">
                <text:p>0.159139</text:p>
              </table:table-cell>
              <table:table-cell office:value-type="float" office:value="0.15777">
                <text:p>0.15777</text:p>
              </table:table-cell>
              <table:table-cell office:value-type="float" office:value="0.164936">
                <text:p>0.1649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9022">
                <text:p>0.159022</text:p>
              </table:table-cell>
              <table:table-cell office:value-type="float" office:value="0.164914">
                <text:p>0.164914</text:p>
              </table:table-cell>
              <table:table-cell office:value-type="float" office:value="0.164574">
                <text:p>0.164574</text:p>
              </table:table-cell>
              <table:table-cell office:value-type="float" office:value="0.159175">
                <text:p>0.159175</text:p>
              </table:table-cell>
              <table:table-cell office:value-type="float" office:value="0.157801">
                <text:p>0.157801</text:p>
              </table:table-cell>
              <table:table-cell office:value-type="float" office:value="0.164881">
                <text:p>0.1648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9004">
                <text:p>0.159004</text:p>
              </table:table-cell>
              <table:table-cell office:value-type="float" office:value="0.164862">
                <text:p>0.164862</text:p>
              </table:table-cell>
              <table:table-cell office:value-type="float" office:value="0.164562">
                <text:p>0.164562</text:p>
              </table:table-cell>
              <table:table-cell office:value-type="float" office:value="0.159136">
                <text:p>0.159136</text:p>
              </table:table-cell>
              <table:table-cell office:value-type="float" office:value="0.157839">
                <text:p>0.157839</text:p>
              </table:table-cell>
              <table:table-cell office:value-type="float" office:value="0.164827">
                <text:p>0.164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8982">
                <text:p>0.158982</text:p>
              </table:table-cell>
              <table:table-cell office:value-type="float" office:value="0.16481">
                <text:p>0.16481</text:p>
              </table:table-cell>
              <table:table-cell office:value-type="float" office:value="0.164554">
                <text:p>0.164554</text:p>
              </table:table-cell>
              <table:table-cell office:value-type="float" office:value="0.159111">
                <text:p>0.159111</text:p>
              </table:table-cell>
              <table:table-cell office:value-type="float" office:value="0.157761">
                <text:p>0.157761</text:p>
              </table:table-cell>
              <table:table-cell office:value-type="float" office:value="0.164773">
                <text:p>0.1647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9007">
                <text:p>0.159007</text:p>
              </table:table-cell>
              <table:table-cell office:value-type="float" office:value="0.164759">
                <text:p>0.164759</text:p>
              </table:table-cell>
              <table:table-cell office:value-type="float" office:value="0.164541">
                <text:p>0.164541</text:p>
              </table:table-cell>
              <table:table-cell office:value-type="float" office:value="0.15911">
                <text:p>0.15911</text:p>
              </table:table-cell>
              <table:table-cell office:value-type="float" office:value="0.15777">
                <text:p>0.15777</text:p>
              </table:table-cell>
              <table:table-cell office:value-type="float" office:value="0.164721">
                <text:p>0.1647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8934">
                <text:p>0.158934</text:p>
              </table:table-cell>
              <table:table-cell office:value-type="float" office:value="0.164711">
                <text:p>0.164711</text:p>
              </table:table-cell>
              <table:table-cell office:value-type="float" office:value="0.164526">
                <text:p>0.164526</text:p>
              </table:table-cell>
              <table:table-cell office:value-type="float" office:value="0.159253">
                <text:p>0.159253</text:p>
              </table:table-cell>
              <table:table-cell office:value-type="float" office:value="0.157716">
                <text:p>0.157716</text:p>
              </table:table-cell>
              <table:table-cell office:value-type="float" office:value="0.164669">
                <text:p>0.1646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9016">
                <text:p>0.159016</text:p>
              </table:table-cell>
              <table:table-cell office:value-type="float" office:value="0.164662">
                <text:p>0.164662</text:p>
              </table:table-cell>
              <table:table-cell office:value-type="float" office:value="0.164516">
                <text:p>0.164516</text:p>
              </table:table-cell>
              <table:table-cell office:value-type="float" office:value="0.159113">
                <text:p>0.159113</text:p>
              </table:table-cell>
              <table:table-cell office:value-type="float" office:value="0.157735">
                <text:p>0.157735</text:p>
              </table:table-cell>
              <table:table-cell office:value-type="float" office:value="0.164618">
                <text:p>0.1646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9033">
                <text:p>0.159033</text:p>
              </table:table-cell>
              <table:table-cell office:value-type="float" office:value="0.164614">
                <text:p>0.164614</text:p>
              </table:table-cell>
              <table:table-cell office:value-type="float" office:value="0.164504">
                <text:p>0.164504</text:p>
              </table:table-cell>
              <table:table-cell office:value-type="float" office:value="0.159071">
                <text:p>0.159071</text:p>
              </table:table-cell>
              <table:table-cell office:value-type="float" office:value="0.157803">
                <text:p>0.157803</text:p>
              </table:table-cell>
              <table:table-cell office:value-type="float" office:value="0.164567">
                <text:p>0.164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8931">
                <text:p>0.158931</text:p>
              </table:table-cell>
              <table:table-cell office:value-type="float" office:value="0.164567">
                <text:p>0.164567</text:p>
              </table:table-cell>
              <table:table-cell office:value-type="float" office:value="0.164494">
                <text:p>0.164494</text:p>
              </table:table-cell>
              <table:table-cell office:value-type="float" office:value="0.159156">
                <text:p>0.159156</text:p>
              </table:table-cell>
              <table:table-cell office:value-type="float" office:value="0.157755">
                <text:p>0.157755</text:p>
              </table:table-cell>
              <table:table-cell office:value-type="float" office:value="0.164518">
                <text:p>0.1645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8919">
                <text:p>0.158919</text:p>
              </table:table-cell>
              <table:table-cell office:value-type="float" office:value="0.164519">
                <text:p>0.164519</text:p>
              </table:table-cell>
              <table:table-cell office:value-type="float" office:value="0.164484">
                <text:p>0.164484</text:p>
              </table:table-cell>
              <table:table-cell office:value-type="float" office:value="0.159081">
                <text:p>0.159081</text:p>
              </table:table-cell>
              <table:table-cell office:value-type="float" office:value="0.157724">
                <text:p>0.157724</text:p>
              </table:table-cell>
              <table:table-cell office:value-type="float" office:value="0.164469">
                <text:p>0.1644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8906">
                <text:p>0.158906</text:p>
              </table:table-cell>
              <table:table-cell office:value-type="float" office:value="0.164473">
                <text:p>0.164473</text:p>
              </table:table-cell>
              <table:table-cell office:value-type="float" office:value="0.164481">
                <text:p>0.164481</text:p>
              </table:table-cell>
              <table:table-cell office:value-type="float" office:value="0.159042">
                <text:p>0.159042</text:p>
              </table:table-cell>
              <table:table-cell office:value-type="float" office:value="0.157685">
                <text:p>0.157685</text:p>
              </table:table-cell>
              <table:table-cell office:value-type="float" office:value="0.16442">
                <text:p>0.164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8925">
                <text:p>0.158925</text:p>
              </table:table-cell>
              <table:table-cell office:value-type="float" office:value="0.164427">
                <text:p>0.164427</text:p>
              </table:table-cell>
              <table:table-cell office:value-type="float" office:value="0.164463">
                <text:p>0.164463</text:p>
              </table:table-cell>
              <table:table-cell office:value-type="float" office:value="0.15903">
                <text:p>0.15903</text:p>
              </table:table-cell>
              <table:table-cell office:value-type="float" office:value="0.157706">
                <text:p>0.157706</text:p>
              </table:table-cell>
              <table:table-cell office:value-type="float" office:value="0.164374">
                <text:p>0.164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8899">
                <text:p>0.158899</text:p>
              </table:table-cell>
              <table:table-cell office:value-type="float" office:value="0.164381">
                <text:p>0.164381</text:p>
              </table:table-cell>
              <table:table-cell office:value-type="float" office:value="0.164459">
                <text:p>0.164459</text:p>
              </table:table-cell>
              <table:table-cell office:value-type="float" office:value="0.159016">
                <text:p>0.159016</text:p>
              </table:table-cell>
              <table:table-cell office:value-type="float" office:value="0.157685">
                <text:p>0.157685</text:p>
              </table:table-cell>
              <table:table-cell office:value-type="float" office:value="0.164328">
                <text:p>0.1643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8881">
                <text:p>0.158881</text:p>
              </table:table-cell>
              <table:table-cell office:value-type="float" office:value="0.164336">
                <text:p>0.164336</text:p>
              </table:table-cell>
              <table:table-cell office:value-type="float" office:value="0.164458">
                <text:p>0.164458</text:p>
              </table:table-cell>
              <table:table-cell office:value-type="float" office:value="0.159021">
                <text:p>0.159021</text:p>
              </table:table-cell>
              <table:table-cell office:value-type="float" office:value="0.157665">
                <text:p>0.157665</text:p>
              </table:table-cell>
              <table:table-cell office:value-type="float" office:value="0.164282">
                <text:p>0.1642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8869">
                <text:p>0.158869</text:p>
              </table:table-cell>
              <table:table-cell office:value-type="float" office:value="0.164292">
                <text:p>0.164292</text:p>
              </table:table-cell>
              <table:table-cell office:value-type="float" office:value="0.164438">
                <text:p>0.164438</text:p>
              </table:table-cell>
              <table:table-cell office:value-type="float" office:value="0.159047">
                <text:p>0.159047</text:p>
              </table:table-cell>
              <table:table-cell office:value-type="float" office:value="0.157649">
                <text:p>0.157649</text:p>
              </table:table-cell>
              <table:table-cell office:value-type="float" office:value="0.164236">
                <text:p>0.1642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8889">
                <text:p>0.158889</text:p>
              </table:table-cell>
              <table:table-cell office:value-type="float" office:value="0.164248">
                <text:p>0.164248</text:p>
              </table:table-cell>
              <table:table-cell office:value-type="float" office:value="0.164423">
                <text:p>0.164423</text:p>
              </table:table-cell>
              <table:table-cell office:value-type="float" office:value="0.158994">
                <text:p>0.158994</text:p>
              </table:table-cell>
              <table:table-cell office:value-type="float" office:value="0.157808">
                <text:p>0.157808</text:p>
              </table:table-cell>
              <table:table-cell office:value-type="float" office:value="0.164191">
                <text:p>0.1641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885">
                <text:p>0.15885</text:p>
              </table:table-cell>
              <table:table-cell office:value-type="float" office:value="0.164204">
                <text:p>0.164204</text:p>
              </table:table-cell>
              <table:table-cell office:value-type="float" office:value="0.164425">
                <text:p>0.164425</text:p>
              </table:table-cell>
              <table:table-cell office:value-type="float" office:value="0.159018">
                <text:p>0.159018</text:p>
              </table:table-cell>
              <table:table-cell office:value-type="float" office:value="0.157678">
                <text:p>0.157678</text:p>
              </table:table-cell>
              <table:table-cell office:value-type="float" office:value="0.164146">
                <text:p>0.164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8871">
                <text:p>0.158871</text:p>
              </table:table-cell>
              <table:table-cell office:value-type="float" office:value="0.164161">
                <text:p>0.164161</text:p>
              </table:table-cell>
              <table:table-cell office:value-type="float" office:value="0.164444">
                <text:p>0.164444</text:p>
              </table:table-cell>
              <table:table-cell office:value-type="float" office:value="0.159057">
                <text:p>0.159057</text:p>
              </table:table-cell>
              <table:table-cell office:value-type="float" office:value="0.157784">
                <text:p>0.157784</text:p>
              </table:table-cell>
              <table:table-cell office:value-type="float" office:value="0.164103">
                <text:p>0.1641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8842">
                <text:p>0.158842</text:p>
              </table:table-cell>
              <table:table-cell office:value-type="float" office:value="0.164118">
                <text:p>0.164118</text:p>
              </table:table-cell>
              <table:table-cell office:value-type="float" office:value="0.164406">
                <text:p>0.164406</text:p>
              </table:table-cell>
              <table:table-cell office:value-type="float" office:value="0.158973">
                <text:p>0.158973</text:p>
              </table:table-cell>
              <table:table-cell office:value-type="float" office:value="0.157618">
                <text:p>0.157618</text:p>
              </table:table-cell>
              <table:table-cell office:value-type="float" office:value="0.164059">
                <text:p>0.1640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8825">
                <text:p>0.158825</text:p>
              </table:table-cell>
              <table:table-cell office:value-type="float" office:value="0.164076">
                <text:p>0.164076</text:p>
              </table:table-cell>
              <table:table-cell office:value-type="float" office:value="0.164411">
                <text:p>0.164411</text:p>
              </table:table-cell>
              <table:table-cell office:value-type="float" office:value="0.158975">
                <text:p>0.158975</text:p>
              </table:table-cell>
              <table:table-cell office:value-type="float" office:value="0.157633">
                <text:p>0.157633</text:p>
              </table:table-cell>
              <table:table-cell office:value-type="float" office:value="0.164016">
                <text:p>0.164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8842">
                <text:p>0.158842</text:p>
              </table:table-cell>
              <table:table-cell office:value-type="float" office:value="0.164035">
                <text:p>0.164035</text:p>
              </table:table-cell>
              <table:table-cell office:value-type="float" office:value="0.16438">
                <text:p>0.16438</text:p>
              </table:table-cell>
              <table:table-cell office:value-type="float" office:value="0.158962">
                <text:p>0.158962</text:p>
              </table:table-cell>
              <table:table-cell office:value-type="float" office:value="0.157599">
                <text:p>0.157599</text:p>
              </table:table-cell>
              <table:table-cell office:value-type="float" office:value="0.163973">
                <text:p>0.163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8811">
                <text:p>0.158811</text:p>
              </table:table-cell>
              <table:table-cell office:value-type="float" office:value="0.163994">
                <text:p>0.163994</text:p>
              </table:table-cell>
              <table:table-cell office:value-type="float" office:value="0.164378">
                <text:p>0.164378</text:p>
              </table:table-cell>
              <table:table-cell office:value-type="float" office:value="0.158964">
                <text:p>0.158964</text:p>
              </table:table-cell>
              <table:table-cell office:value-type="float" office:value="0.15761">
                <text:p>0.15761</text:p>
              </table:table-cell>
              <table:table-cell office:value-type="float" office:value="0.163931">
                <text:p>0.1639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8841">
                <text:p>0.158841</text:p>
              </table:table-cell>
              <table:table-cell office:value-type="float" office:value="0.163955">
                <text:p>0.163955</text:p>
              </table:table-cell>
              <table:table-cell office:value-type="float" office:value="0.164366">
                <text:p>0.164366</text:p>
              </table:table-cell>
              <table:table-cell office:value-type="float" office:value="0.158952">
                <text:p>0.158952</text:p>
              </table:table-cell>
              <table:table-cell office:value-type="float" office:value="0.157594">
                <text:p>0.157594</text:p>
              </table:table-cell>
              <table:table-cell office:value-type="float" office:value="0.163892">
                <text:p>0.1638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8787">
                <text:p>0.158787</text:p>
              </table:table-cell>
              <table:table-cell office:value-type="float" office:value="0.163916">
                <text:p>0.163916</text:p>
              </table:table-cell>
              <table:table-cell office:value-type="float" office:value="0.164357">
                <text:p>0.164357</text:p>
              </table:table-cell>
              <table:table-cell office:value-type="float" office:value="0.158924">
                <text:p>0.158924</text:p>
              </table:table-cell>
              <table:table-cell office:value-type="float" office:value="0.157591">
                <text:p>0.157591</text:p>
              </table:table-cell>
              <table:table-cell office:value-type="float" office:value="0.163852">
                <text:p>0.163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8801">
                <text:p>0.158801</text:p>
              </table:table-cell>
              <table:table-cell office:value-type="float" office:value="0.163877">
                <text:p>0.163877</text:p>
              </table:table-cell>
              <table:table-cell office:value-type="float" office:value="0.164363">
                <text:p>0.164363</text:p>
              </table:table-cell>
              <table:table-cell office:value-type="float" office:value="0.158913">
                <text:p>0.158913</text:p>
              </table:table-cell>
              <table:table-cell office:value-type="float" office:value="0.157617">
                <text:p>0.157617</text:p>
              </table:table-cell>
              <table:table-cell office:value-type="float" office:value="0.163814">
                <text:p>0.1638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8775">
                <text:p>0.158775</text:p>
              </table:table-cell>
              <table:table-cell office:value-type="float" office:value="0.16384">
                <text:p>0.16384</text:p>
              </table:table-cell>
              <table:table-cell office:value-type="float" office:value="0.164361">
                <text:p>0.164361</text:p>
              </table:table-cell>
              <table:table-cell office:value-type="float" office:value="0.15891">
                <text:p>0.15891</text:p>
              </table:table-cell>
              <table:table-cell office:value-type="float" office:value="0.157585">
                <text:p>0.157585</text:p>
              </table:table-cell>
              <table:table-cell office:value-type="float" office:value="0.163775">
                <text:p>0.1637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8752">
                <text:p>0.158752</text:p>
              </table:table-cell>
              <table:table-cell office:value-type="float" office:value="0.163804">
                <text:p>0.163804</text:p>
              </table:table-cell>
              <table:table-cell office:value-type="float" office:value="0.164333">
                <text:p>0.164333</text:p>
              </table:table-cell>
              <table:table-cell office:value-type="float" office:value="0.158911">
                <text:p>0.158911</text:p>
              </table:table-cell>
              <table:table-cell office:value-type="float" office:value="0.157581">
                <text:p>0.157581</text:p>
              </table:table-cell>
              <table:table-cell office:value-type="float" office:value="0.163738">
                <text:p>0.163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8774">
                <text:p>0.158774</text:p>
              </table:table-cell>
              <table:table-cell office:value-type="float" office:value="0.163768">
                <text:p>0.163768</text:p>
              </table:table-cell>
              <table:table-cell office:value-type="float" office:value="0.164329">
                <text:p>0.164329</text:p>
              </table:table-cell>
              <table:table-cell office:value-type="float" office:value="0.158892">
                <text:p>0.158892</text:p>
              </table:table-cell>
              <table:table-cell office:value-type="float" office:value="0.157558">
                <text:p>0.157558</text:p>
              </table:table-cell>
              <table:table-cell office:value-type="float" office:value="0.1637">
                <text:p>0.16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8771">
                <text:p>0.158771</text:p>
              </table:table-cell>
              <table:table-cell office:value-type="float" office:value="0.163733">
                <text:p>0.163733</text:p>
              </table:table-cell>
              <table:table-cell office:value-type="float" office:value="0.164316">
                <text:p>0.164316</text:p>
              </table:table-cell>
              <table:table-cell office:value-type="float" office:value="0.158983">
                <text:p>0.158983</text:p>
              </table:table-cell>
              <table:table-cell office:value-type="float" office:value="0.157556">
                <text:p>0.157556</text:p>
              </table:table-cell>
              <table:table-cell office:value-type="float" office:value="0.163662">
                <text:p>0.163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8829">
                <text:p>0.158829</text:p>
              </table:table-cell>
              <table:table-cell office:value-type="float" office:value="0.163698">
                <text:p>0.163698</text:p>
              </table:table-cell>
              <table:table-cell office:value-type="float" office:value="0.164309">
                <text:p>0.164309</text:p>
              </table:table-cell>
              <table:table-cell office:value-type="float" office:value="0.158888">
                <text:p>0.158888</text:p>
              </table:table-cell>
              <table:table-cell office:value-type="float" office:value="0.157659">
                <text:p>0.157659</text:p>
              </table:table-cell>
              <table:table-cell office:value-type="float" office:value="0.163625">
                <text:p>0.163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8725">
                <text:p>0.158725</text:p>
              </table:table-cell>
              <table:table-cell office:value-type="float" office:value="0.163662">
                <text:p>0.163662</text:p>
              </table:table-cell>
              <table:table-cell office:value-type="float" office:value="0.164307">
                <text:p>0.164307</text:p>
              </table:table-cell>
              <table:table-cell office:value-type="float" office:value="0.15895">
                <text:p>0.15895</text:p>
              </table:table-cell>
              <table:table-cell office:value-type="float" office:value="0.157592">
                <text:p>0.157592</text:p>
              </table:table-cell>
              <table:table-cell office:value-type="float" office:value="0.163589">
                <text:p>0.1635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8931">
                <text:p>0.158931</text:p>
              </table:table-cell>
              <table:table-cell office:value-type="float" office:value="0.163628">
                <text:p>0.163628</text:p>
              </table:table-cell>
              <table:table-cell office:value-type="float" office:value="0.164295">
                <text:p>0.164295</text:p>
              </table:table-cell>
              <table:table-cell office:value-type="float" office:value="0.158887">
                <text:p>0.158887</text:p>
              </table:table-cell>
              <table:table-cell office:value-type="float" office:value="0.157546">
                <text:p>0.157546</text:p>
              </table:table-cell>
              <table:table-cell office:value-type="float" office:value="0.163553">
                <text:p>0.1635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8705">
                <text:p>0.158705</text:p>
              </table:table-cell>
              <table:table-cell office:value-type="float" office:value="0.163592">
                <text:p>0.163592</text:p>
              </table:table-cell>
              <table:table-cell office:value-type="float" office:value="0.164288">
                <text:p>0.164288</text:p>
              </table:table-cell>
              <table:table-cell office:value-type="float" office:value="0.158854">
                <text:p>0.158854</text:p>
              </table:table-cell>
              <table:table-cell office:value-type="float" office:value="0.157607">
                <text:p>0.157607</text:p>
              </table:table-cell>
              <table:table-cell office:value-type="float" office:value="0.163518">
                <text:p>0.1635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8713">
                <text:p>0.158713</text:p>
              </table:table-cell>
              <table:table-cell office:value-type="float" office:value="0.163559">
                <text:p>0.163559</text:p>
              </table:table-cell>
              <table:table-cell office:value-type="float" office:value="0.164279">
                <text:p>0.164279</text:p>
              </table:table-cell>
              <table:table-cell office:value-type="float" office:value="0.158864">
                <text:p>0.158864</text:p>
              </table:table-cell>
              <table:table-cell office:value-type="float" office:value="0.157633">
                <text:p>0.157633</text:p>
              </table:table-cell>
              <table:table-cell office:value-type="float" office:value="0.163482">
                <text:p>0.1634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8684">
                <text:p>0.158684</text:p>
              </table:table-cell>
              <table:table-cell office:value-type="float" office:value="0.163526">
                <text:p>0.163526</text:p>
              </table:table-cell>
              <table:table-cell office:value-type="float" office:value="0.164273">
                <text:p>0.164273</text:p>
              </table:table-cell>
              <table:table-cell office:value-type="float" office:value="0.158896">
                <text:p>0.158896</text:p>
              </table:table-cell>
              <table:table-cell office:value-type="float" office:value="0.157551">
                <text:p>0.157551</text:p>
              </table:table-cell>
              <table:table-cell office:value-type="float" office:value="0.163447">
                <text:p>0.1634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8735">
                <text:p>0.158735</text:p>
              </table:table-cell>
              <table:table-cell office:value-type="float" office:value="0.163493">
                <text:p>0.163493</text:p>
              </table:table-cell>
              <table:table-cell office:value-type="float" office:value="0.164267">
                <text:p>0.164267</text:p>
              </table:table-cell>
              <table:table-cell office:value-type="float" office:value="0.158846">
                <text:p>0.158846</text:p>
              </table:table-cell>
              <table:table-cell office:value-type="float" office:value="0.157513">
                <text:p>0.157513</text:p>
              </table:table-cell>
              <table:table-cell office:value-type="float" office:value="0.163413">
                <text:p>0.1634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8679">
                <text:p>0.158679</text:p>
              </table:table-cell>
              <table:table-cell office:value-type="float" office:value="0.16346">
                <text:p>0.16346</text:p>
              </table:table-cell>
              <table:table-cell office:value-type="float" office:value="0.16426">
                <text:p>0.16426</text:p>
              </table:table-cell>
              <table:table-cell office:value-type="float" office:value="0.158883">
                <text:p>0.158883</text:p>
              </table:table-cell>
              <table:table-cell office:value-type="float" office:value="0.157575">
                <text:p>0.157575</text:p>
              </table:table-cell>
              <table:table-cell office:value-type="float" office:value="0.163378">
                <text:p>0.163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8663">
                <text:p>0.158663</text:p>
              </table:table-cell>
              <table:table-cell office:value-type="float" office:value="0.163426">
                <text:p>0.163426</text:p>
              </table:table-cell>
              <table:table-cell office:value-type="float" office:value="0.164259">
                <text:p>0.164259</text:p>
              </table:table-cell>
              <table:table-cell office:value-type="float" office:value="0.158828">
                <text:p>0.158828</text:p>
              </table:table-cell>
              <table:table-cell office:value-type="float" office:value="0.157562">
                <text:p>0.157562</text:p>
              </table:table-cell>
              <table:table-cell office:value-type="float" office:value="0.163343">
                <text:p>0.163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8642">
                <text:p>0.158642</text:p>
              </table:table-cell>
              <table:table-cell office:value-type="float" office:value="0.163392">
                <text:p>0.163392</text:p>
              </table:table-cell>
              <table:table-cell office:value-type="float" office:value="0.164246">
                <text:p>0.164246</text:p>
              </table:table-cell>
              <table:table-cell office:value-type="float" office:value="0.158857">
                <text:p>0.158857</text:p>
              </table:table-cell>
              <table:table-cell office:value-type="float" office:value="0.157507">
                <text:p>0.157507</text:p>
              </table:table-cell>
              <table:table-cell office:value-type="float" office:value="0.163308">
                <text:p>0.163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8673">
                <text:p>0.158673</text:p>
              </table:table-cell>
              <table:table-cell office:value-type="float" office:value="0.16336">
                <text:p>0.16336</text:p>
              </table:table-cell>
              <table:table-cell office:value-type="float" office:value="0.164247">
                <text:p>0.164247</text:p>
              </table:table-cell>
              <table:table-cell office:value-type="float" office:value="0.158888">
                <text:p>0.158888</text:p>
              </table:table-cell>
              <table:table-cell office:value-type="float" office:value="0.157502">
                <text:p>0.157502</text:p>
              </table:table-cell>
              <table:table-cell office:value-type="float" office:value="0.163276">
                <text:p>0.1632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8627">
                <text:p>0.158627</text:p>
              </table:table-cell>
              <table:table-cell office:value-type="float" office:value="0.163328">
                <text:p>0.163328</text:p>
              </table:table-cell>
              <table:table-cell office:value-type="float" office:value="0.164231">
                <text:p>0.164231</text:p>
              </table:table-cell>
              <table:table-cell office:value-type="float" office:value="0.158813">
                <text:p>0.158813</text:p>
              </table:table-cell>
              <table:table-cell office:value-type="float" office:value="0.157495">
                <text:p>0.157495</text:p>
              </table:table-cell>
              <table:table-cell office:value-type="float" office:value="0.163243">
                <text:p>0.163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8625">
                <text:p>0.158625</text:p>
              </table:table-cell>
              <table:table-cell office:value-type="float" office:value="0.163295">
                <text:p>0.163295</text:p>
              </table:table-cell>
              <table:table-cell office:value-type="float" office:value="0.164224">
                <text:p>0.164224</text:p>
              </table:table-cell>
              <table:table-cell office:value-type="float" office:value="0.158803">
                <text:p>0.158803</text:p>
              </table:table-cell>
              <table:table-cell office:value-type="float" office:value="0.157777">
                <text:p>0.157777</text:p>
              </table:table-cell>
              <table:table-cell office:value-type="float" office:value="0.16321">
                <text:p>0.163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864">
                <text:p>0.15864</text:p>
              </table:table-cell>
              <table:table-cell office:value-type="float" office:value="0.163264">
                <text:p>0.163264</text:p>
              </table:table-cell>
              <table:table-cell office:value-type="float" office:value="0.164217">
                <text:p>0.164217</text:p>
              </table:table-cell>
              <table:table-cell office:value-type="float" office:value="0.15879">
                <text:p>0.15879</text:p>
              </table:table-cell>
              <table:table-cell office:value-type="float" office:value="0.157507">
                <text:p>0.157507</text:p>
              </table:table-cell>
              <table:table-cell office:value-type="float" office:value="0.163178">
                <text:p>0.1631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8612">
                <text:p>0.158612</text:p>
              </table:table-cell>
              <table:table-cell office:value-type="float" office:value="0.163232">
                <text:p>0.163232</text:p>
              </table:table-cell>
              <table:table-cell office:value-type="float" office:value="0.164212">
                <text:p>0.164212</text:p>
              </table:table-cell>
              <table:table-cell office:value-type="float" office:value="0.158789">
                <text:p>0.158789</text:p>
              </table:table-cell>
              <table:table-cell office:value-type="float" office:value="0.157523">
                <text:p>0.157523</text:p>
              </table:table-cell>
              <table:table-cell office:value-type="float" office:value="0.163146">
                <text:p>0.1631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8666">
                <text:p>0.158666</text:p>
              </table:table-cell>
              <table:table-cell office:value-type="float" office:value="0.163201">
                <text:p>0.163201</text:p>
              </table:table-cell>
              <table:table-cell office:value-type="float" office:value="0.164214">
                <text:p>0.164214</text:p>
              </table:table-cell>
              <table:table-cell office:value-type="float" office:value="0.158786">
                <text:p>0.158786</text:p>
              </table:table-cell>
              <table:table-cell office:value-type="float" office:value="0.157467">
                <text:p>0.157467</text:p>
              </table:table-cell>
              <table:table-cell office:value-type="float" office:value="0.163114">
                <text:p>0.1631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8595">
                <text:p>0.158595</text:p>
              </table:table-cell>
              <table:table-cell office:value-type="float" office:value="0.163169">
                <text:p>0.163169</text:p>
              </table:table-cell>
              <table:table-cell office:value-type="float" office:value="0.164199">
                <text:p>0.164199</text:p>
              </table:table-cell>
              <table:table-cell office:value-type="float" office:value="0.158779">
                <text:p>0.158779</text:p>
              </table:table-cell>
              <table:table-cell office:value-type="float" office:value="0.157496">
                <text:p>0.157496</text:p>
              </table:table-cell>
              <table:table-cell office:value-type="float" office:value="0.163083">
                <text:p>0.1630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8619">
                <text:p>0.158619</text:p>
              </table:table-cell>
              <table:table-cell office:value-type="float" office:value="0.163139">
                <text:p>0.163139</text:p>
              </table:table-cell>
              <table:table-cell office:value-type="float" office:value="0.164197">
                <text:p>0.164197</text:p>
              </table:table-cell>
              <table:table-cell office:value-type="float" office:value="0.158766">
                <text:p>0.158766</text:p>
              </table:table-cell>
              <table:table-cell office:value-type="float" office:value="0.157495">
                <text:p>0.157495</text:p>
              </table:table-cell>
              <table:table-cell office:value-type="float" office:value="0.163052">
                <text:p>0.1630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8585">
                <text:p>0.158585</text:p>
              </table:table-cell>
              <table:table-cell office:value-type="float" office:value="0.163108">
                <text:p>0.163108</text:p>
              </table:table-cell>
              <table:table-cell office:value-type="float" office:value="0.164186">
                <text:p>0.164186</text:p>
              </table:table-cell>
              <table:table-cell office:value-type="float" office:value="0.158762">
                <text:p>0.158762</text:p>
              </table:table-cell>
              <table:table-cell office:value-type="float" office:value="0.157479">
                <text:p>0.157479</text:p>
              </table:table-cell>
              <table:table-cell office:value-type="float" office:value="0.163021">
                <text:p>0.1630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8595">
                <text:p>0.158595</text:p>
              </table:table-cell>
              <table:table-cell office:value-type="float" office:value="0.163077">
                <text:p>0.163077</text:p>
              </table:table-cell>
              <table:table-cell office:value-type="float" office:value="0.164199">
                <text:p>0.164199</text:p>
              </table:table-cell>
              <table:table-cell office:value-type="float" office:value="0.1588">
                <text:p>0.1588</text:p>
              </table:table-cell>
              <table:table-cell office:value-type="float" office:value="0.157462">
                <text:p>0.157462</text:p>
              </table:table-cell>
              <table:table-cell office:value-type="float" office:value="0.16299">
                <text:p>0.162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8574">
                <text:p>0.158574</text:p>
              </table:table-cell>
              <table:table-cell office:value-type="float" office:value="0.163046">
                <text:p>0.163046</text:p>
              </table:table-cell>
              <table:table-cell office:value-type="float" office:value="0.164175">
                <text:p>0.164175</text:p>
              </table:table-cell>
              <table:table-cell office:value-type="float" office:value="0.15875">
                <text:p>0.15875</text:p>
              </table:table-cell>
              <table:table-cell office:value-type="float" office:value="0.157433">
                <text:p>0.157433</text:p>
              </table:table-cell>
              <table:table-cell office:value-type="float" office:value="0.162959">
                <text:p>0.1629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8572">
                <text:p>0.158572</text:p>
              </table:table-cell>
              <table:table-cell office:value-type="float" office:value="0.163016">
                <text:p>0.163016</text:p>
              </table:table-cell>
              <table:table-cell office:value-type="float" office:value="0.164173">
                <text:p>0.164173</text:p>
              </table:table-cell>
              <table:table-cell office:value-type="float" office:value="0.158747">
                <text:p>0.158747</text:p>
              </table:table-cell>
              <table:table-cell office:value-type="float" office:value="0.157444">
                <text:p>0.157444</text:p>
              </table:table-cell>
              <table:table-cell office:value-type="float" office:value="0.162929">
                <text:p>0.1629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8597">
                <text:p>0.158597</text:p>
              </table:table-cell>
              <table:table-cell office:value-type="float" office:value="0.162986">
                <text:p>0.162986</text:p>
              </table:table-cell>
              <table:table-cell office:value-type="float" office:value="0.164161">
                <text:p>0.164161</text:p>
              </table:table-cell>
              <table:table-cell office:value-type="float" office:value="0.158753">
                <text:p>0.158753</text:p>
              </table:table-cell>
              <table:table-cell office:value-type="float" office:value="0.157433">
                <text:p>0.157433</text:p>
              </table:table-cell>
              <table:table-cell office:value-type="float" office:value="0.162898">
                <text:p>0.1628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8558">
                <text:p>0.158558</text:p>
              </table:table-cell>
              <table:table-cell office:value-type="float" office:value="0.162956">
                <text:p>0.162956</text:p>
              </table:table-cell>
              <table:table-cell office:value-type="float" office:value="0.164158">
                <text:p>0.164158</text:p>
              </table:table-cell>
              <table:table-cell office:value-type="float" office:value="0.158754">
                <text:p>0.158754</text:p>
              </table:table-cell>
              <table:table-cell office:value-type="float" office:value="0.157439">
                <text:p>0.157439</text:p>
              </table:table-cell>
              <table:table-cell office:value-type="float" office:value="0.162869">
                <text:p>0.1628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8552">
                <text:p>0.158552</text:p>
              </table:table-cell>
              <table:table-cell office:value-type="float" office:value="0.162927">
                <text:p>0.162927</text:p>
              </table:table-cell>
              <table:table-cell office:value-type="float" office:value="0.164151">
                <text:p>0.164151</text:p>
              </table:table-cell>
              <table:table-cell office:value-type="float" office:value="0.158731">
                <text:p>0.158731</text:p>
              </table:table-cell>
              <table:table-cell office:value-type="float" office:value="0.157478">
                <text:p>0.157478</text:p>
              </table:table-cell>
              <table:table-cell office:value-type="float" office:value="0.16284">
                <text:p>0.16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8554">
                <text:p>0.158554</text:p>
              </table:table-cell>
              <table:table-cell office:value-type="float" office:value="0.162897">
                <text:p>0.162897</text:p>
              </table:table-cell>
              <table:table-cell office:value-type="float" office:value="0.164146">
                <text:p>0.164146</text:p>
              </table:table-cell>
              <table:table-cell office:value-type="float" office:value="0.158722">
                <text:p>0.158722</text:p>
              </table:table-cell>
              <table:table-cell office:value-type="float" office:value="0.157472">
                <text:p>0.157472</text:p>
              </table:table-cell>
              <table:table-cell office:value-type="float" office:value="0.162812">
                <text:p>0.1628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8542">
                <text:p>0.158542</text:p>
              </table:table-cell>
              <table:table-cell office:value-type="float" office:value="0.162867">
                <text:p>0.162867</text:p>
              </table:table-cell>
              <table:table-cell office:value-type="float" office:value="0.164152">
                <text:p>0.164152</text:p>
              </table:table-cell>
              <table:table-cell office:value-type="float" office:value="0.158716">
                <text:p>0.158716</text:p>
              </table:table-cell>
              <table:table-cell office:value-type="float" office:value="0.157435">
                <text:p>0.157435</text:p>
              </table:table-cell>
              <table:table-cell office:value-type="float" office:value="0.162783">
                <text:p>0.1627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8531">
                <text:p>0.158531</text:p>
              </table:table-cell>
              <table:table-cell office:value-type="float" office:value="0.162839">
                <text:p>0.162839</text:p>
              </table:table-cell>
              <table:table-cell office:value-type="float" office:value="0.164136">
                <text:p>0.164136</text:p>
              </table:table-cell>
              <table:table-cell office:value-type="float" office:value="0.15872">
                <text:p>0.15872</text:p>
              </table:table-cell>
              <table:table-cell office:value-type="float" office:value="0.157419">
                <text:p>0.157419</text:p>
              </table:table-cell>
              <table:table-cell office:value-type="float" office:value="0.162754">
                <text:p>0.162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8564">
                <text:p>0.158564</text:p>
              </table:table-cell>
              <table:table-cell office:value-type="float" office:value="0.16281">
                <text:p>0.16281</text:p>
              </table:table-cell>
              <table:table-cell office:value-type="float" office:value="0.164129">
                <text:p>0.164129</text:p>
              </table:table-cell>
              <table:table-cell office:value-type="float" office:value="0.158715">
                <text:p>0.158715</text:p>
              </table:table-cell>
              <table:table-cell office:value-type="float" office:value="0.157411">
                <text:p>0.157411</text:p>
              </table:table-cell>
              <table:table-cell office:value-type="float" office:value="0.162726">
                <text:p>0.1627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8521">
                <text:p>0.158521</text:p>
              </table:table-cell>
              <table:table-cell office:value-type="float" office:value="0.162782">
                <text:p>0.162782</text:p>
              </table:table-cell>
              <table:table-cell office:value-type="float" office:value="0.164125">
                <text:p>0.164125</text:p>
              </table:table-cell>
              <table:table-cell office:value-type="float" office:value="0.158721">
                <text:p>0.158721</text:p>
              </table:table-cell>
              <table:table-cell office:value-type="float" office:value="0.157486">
                <text:p>0.157486</text:p>
              </table:table-cell>
              <table:table-cell office:value-type="float" office:value="0.162698">
                <text:p>0.1626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58509">
                <text:p>0.158509</text:p>
              </table:table-cell>
              <table:table-cell office:value-type="float" office:value="0.162753">
                <text:p>0.162753</text:p>
              </table:table-cell>
              <table:table-cell office:value-type="float" office:value="0.16412">
                <text:p>0.16412</text:p>
              </table:table-cell>
              <table:table-cell office:value-type="float" office:value="0.158717">
                <text:p>0.158717</text:p>
              </table:table-cell>
              <table:table-cell office:value-type="float" office:value="0.1574">
                <text:p>0.1574</text:p>
              </table:table-cell>
              <table:table-cell office:value-type="float" office:value="0.162671">
                <text:p>0.1626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58498">
                <text:p>0.158498</text:p>
              </table:table-cell>
              <table:table-cell office:value-type="float" office:value="0.162725">
                <text:p>0.162725</text:p>
              </table:table-cell>
              <table:table-cell office:value-type="float" office:value="0.164114">
                <text:p>0.164114</text:p>
              </table:table-cell>
              <table:table-cell office:value-type="float" office:value="0.158702">
                <text:p>0.158702</text:p>
              </table:table-cell>
              <table:table-cell office:value-type="float" office:value="0.157396">
                <text:p>0.157396</text:p>
              </table:table-cell>
              <table:table-cell office:value-type="float" office:value="0.162644">
                <text:p>0.1626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8626">
                <text:p>0.158626</text:p>
              </table:table-cell>
              <table:table-cell office:value-type="float" office:value="0.162697">
                <text:p>0.162697</text:p>
              </table:table-cell>
              <table:table-cell office:value-type="float" office:value="0.164113">
                <text:p>0.164113</text:p>
              </table:table-cell>
              <table:table-cell office:value-type="float" office:value="0.158716">
                <text:p>0.158716</text:p>
              </table:table-cell>
              <table:table-cell office:value-type="float" office:value="0.157411">
                <text:p>0.157411</text:p>
              </table:table-cell>
              <table:table-cell office:value-type="float" office:value="0.162615">
                <text:p>0.1626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8488">
                <text:p>0.158488</text:p>
              </table:table-cell>
              <table:table-cell office:value-type="float" office:value="0.162669">
                <text:p>0.162669</text:p>
              </table:table-cell>
              <table:table-cell office:value-type="float" office:value="0.164103">
                <text:p>0.164103</text:p>
              </table:table-cell>
              <table:table-cell office:value-type="float" office:value="0.158679">
                <text:p>0.158679</text:p>
              </table:table-cell>
              <table:table-cell office:value-type="float" office:value="0.15745">
                <text:p>0.15745</text:p>
              </table:table-cell>
              <table:table-cell office:value-type="float" office:value="0.162589">
                <text:p>0.1625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58489">
                <text:p>0.158489</text:p>
              </table:table-cell>
              <table:table-cell office:value-type="float" office:value="0.162642">
                <text:p>0.162642</text:p>
              </table:table-cell>
              <table:table-cell office:value-type="float" office:value="0.164095">
                <text:p>0.164095</text:p>
              </table:table-cell>
              <table:table-cell office:value-type="float" office:value="0.158688">
                <text:p>0.158688</text:p>
              </table:table-cell>
              <table:table-cell office:value-type="float" office:value="0.157399">
                <text:p>0.157399</text:p>
              </table:table-cell>
              <table:table-cell office:value-type="float" office:value="0.162561">
                <text:p>0.1625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8474">
                <text:p>0.158474</text:p>
              </table:table-cell>
              <table:table-cell office:value-type="float" office:value="0.162615">
                <text:p>0.162615</text:p>
              </table:table-cell>
              <table:table-cell office:value-type="float" office:value="0.164092">
                <text:p>0.164092</text:p>
              </table:table-cell>
              <table:table-cell office:value-type="float" office:value="0.15868">
                <text:p>0.15868</text:p>
              </table:table-cell>
              <table:table-cell office:value-type="float" office:value="0.157396">
                <text:p>0.157396</text:p>
              </table:table-cell>
              <table:table-cell office:value-type="float" office:value="0.162534">
                <text:p>0.162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8481">
                <text:p>0.158481</text:p>
              </table:table-cell>
              <table:table-cell office:value-type="float" office:value="0.162588">
                <text:p>0.162588</text:p>
              </table:table-cell>
              <table:table-cell office:value-type="float" office:value="0.164084">
                <text:p>0.164084</text:p>
              </table:table-cell>
              <table:table-cell office:value-type="float" office:value="0.158671">
                <text:p>0.158671</text:p>
              </table:table-cell>
              <table:table-cell office:value-type="float" office:value="0.157368">
                <text:p>0.157368</text:p>
              </table:table-cell>
              <table:table-cell office:value-type="float" office:value="0.162507">
                <text:p>0.1625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58465">
                <text:p>0.158465</text:p>
              </table:table-cell>
              <table:table-cell office:value-type="float" office:value="0.16256">
                <text:p>0.16256</text:p>
              </table:table-cell>
              <table:table-cell office:value-type="float" office:value="0.164078">
                <text:p>0.164078</text:p>
              </table:table-cell>
              <table:table-cell office:value-type="float" office:value="0.158716">
                <text:p>0.158716</text:p>
              </table:table-cell>
              <table:table-cell office:value-type="float" office:value="0.157366">
                <text:p>0.157366</text:p>
              </table:table-cell>
              <table:table-cell office:value-type="float" office:value="0.162479">
                <text:p>0.1624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58466">
                <text:p>0.158466</text:p>
              </table:table-cell>
              <table:table-cell office:value-type="float" office:value="0.162533">
                <text:p>0.162533</text:p>
              </table:table-cell>
              <table:table-cell office:value-type="float" office:value="0.164078">
                <text:p>0.164078</text:p>
              </table:table-cell>
              <table:table-cell office:value-type="float" office:value="0.15869">
                <text:p>0.15869</text:p>
              </table:table-cell>
              <table:table-cell office:value-type="float" office:value="0.157366">
                <text:p>0.157366</text:p>
              </table:table-cell>
              <table:table-cell office:value-type="float" office:value="0.162453">
                <text:p>0.1624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58492">
                <text:p>0.158492</text:p>
              </table:table-cell>
              <table:table-cell office:value-type="float" office:value="0.162506">
                <text:p>0.162506</text:p>
              </table:table-cell>
              <table:table-cell office:value-type="float" office:value="0.164084">
                <text:p>0.164084</text:p>
              </table:table-cell>
              <table:table-cell office:value-type="float" office:value="0.158656">
                <text:p>0.158656</text:p>
              </table:table-cell>
              <table:table-cell office:value-type="float" office:value="0.157363">
                <text:p>0.157363</text:p>
              </table:table-cell>
              <table:table-cell office:value-type="float" office:value="0.162426">
                <text:p>0.1624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58483">
                <text:p>0.158483</text:p>
              </table:table-cell>
              <table:table-cell office:value-type="float" office:value="0.16248">
                <text:p>0.16248</text:p>
              </table:table-cell>
              <table:table-cell office:value-type="float" office:value="0.164066">
                <text:p>0.164066</text:p>
              </table:table-cell>
              <table:table-cell office:value-type="float" office:value="0.158651">
                <text:p>0.158651</text:p>
              </table:table-cell>
              <table:table-cell office:value-type="float" office:value="0.157361">
                <text:p>0.157361</text:p>
              </table:table-cell>
              <table:table-cell office:value-type="float" office:value="0.1624">
                <text:p>0.16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58444">
                <text:p>0.158444</text:p>
              </table:table-cell>
              <table:table-cell office:value-type="float" office:value="0.162453">
                <text:p>0.162453</text:p>
              </table:table-cell>
              <table:table-cell office:value-type="float" office:value="0.164085">
                <text:p>0.164085</text:p>
              </table:table-cell>
              <table:table-cell office:value-type="float" office:value="0.158642">
                <text:p>0.158642</text:p>
              </table:table-cell>
              <table:table-cell office:value-type="float" office:value="0.157368">
                <text:p>0.157368</text:p>
              </table:table-cell>
              <table:table-cell office:value-type="float" office:value="0.162373">
                <text:p>0.1623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8447">
                <text:p>0.158447</text:p>
              </table:table-cell>
              <table:table-cell office:value-type="float" office:value="0.162427">
                <text:p>0.162427</text:p>
              </table:table-cell>
              <table:table-cell office:value-type="float" office:value="0.164059">
                <text:p>0.164059</text:p>
              </table:table-cell>
              <table:table-cell office:value-type="float" office:value="0.158647">
                <text:p>0.158647</text:p>
              </table:table-cell>
              <table:table-cell office:value-type="float" office:value="0.157415">
                <text:p>0.157415</text:p>
              </table:table-cell>
              <table:table-cell office:value-type="float" office:value="0.162347">
                <text:p>0.162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8437">
                <text:p>0.158437</text:p>
              </table:table-cell>
              <table:table-cell office:value-type="float" office:value="0.162401">
                <text:p>0.162401</text:p>
              </table:table-cell>
              <table:table-cell office:value-type="float" office:value="0.164063">
                <text:p>0.164063</text:p>
              </table:table-cell>
              <table:table-cell office:value-type="float" office:value="0.158643">
                <text:p>0.158643</text:p>
              </table:table-cell>
              <table:table-cell office:value-type="float" office:value="0.157338">
                <text:p>0.157338</text:p>
              </table:table-cell>
              <table:table-cell office:value-type="float" office:value="0.162321">
                <text:p>0.1623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5843">
                <text:p>0.15843</text:p>
              </table:table-cell>
              <table:table-cell office:value-type="float" office:value="0.162375">
                <text:p>0.162375</text:p>
              </table:table-cell>
              <table:table-cell office:value-type="float" office:value="0.164051">
                <text:p>0.164051</text:p>
              </table:table-cell>
              <table:table-cell office:value-type="float" office:value="0.158638">
                <text:p>0.158638</text:p>
              </table:table-cell>
              <table:table-cell office:value-type="float" office:value="0.157337">
                <text:p>0.157337</text:p>
              </table:table-cell>
              <table:table-cell office:value-type="float" office:value="0.162295">
                <text:p>0.162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8424">
                <text:p>0.158424</text:p>
              </table:table-cell>
              <table:table-cell office:value-type="float" office:value="0.162348">
                <text:p>0.162348</text:p>
              </table:table-cell>
              <table:table-cell office:value-type="float" office:value="0.164042">
                <text:p>0.164042</text:p>
              </table:table-cell>
              <table:table-cell office:value-type="float" office:value="0.158653">
                <text:p>0.158653</text:p>
              </table:table-cell>
              <table:table-cell office:value-type="float" office:value="0.157467">
                <text:p>0.157467</text:p>
              </table:table-cell>
              <table:table-cell office:value-type="float" office:value="0.162268">
                <text:p>0.1622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58409">
                <text:p>0.158409</text:p>
              </table:table-cell>
              <table:table-cell office:value-type="float" office:value="0.162323">
                <text:p>0.162323</text:p>
              </table:table-cell>
              <table:table-cell office:value-type="float" office:value="0.164036">
                <text:p>0.164036</text:p>
              </table:table-cell>
              <table:table-cell office:value-type="float" office:value="0.158631">
                <text:p>0.158631</text:p>
              </table:table-cell>
              <table:table-cell office:value-type="float" office:value="0.157347">
                <text:p>0.157347</text:p>
              </table:table-cell>
              <table:table-cell office:value-type="float" office:value="0.162243">
                <text:p>0.1622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58518">
                <text:p>0.158518</text:p>
              </table:table-cell>
              <table:table-cell office:value-type="float" office:value="0.162297">
                <text:p>0.162297</text:p>
              </table:table-cell>
              <table:table-cell office:value-type="float" office:value="0.164035">
                <text:p>0.164035</text:p>
              </table:table-cell>
              <table:table-cell office:value-type="float" office:value="0.158616">
                <text:p>0.158616</text:p>
              </table:table-cell>
              <table:table-cell office:value-type="float" office:value="0.157338">
                <text:p>0.157338</text:p>
              </table:table-cell>
              <table:table-cell office:value-type="float" office:value="0.162217">
                <text:p>0.1622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58399">
                <text:p>0.158399</text:p>
              </table:table-cell>
              <table:table-cell office:value-type="float" office:value="0.162271">
                <text:p>0.162271</text:p>
              </table:table-cell>
              <table:table-cell office:value-type="float" office:value="0.164026">
                <text:p>0.164026</text:p>
              </table:table-cell>
              <table:table-cell office:value-type="float" office:value="0.158617">
                <text:p>0.158617</text:p>
              </table:table-cell>
              <table:table-cell office:value-type="float" office:value="0.157323">
                <text:p>0.157323</text:p>
              </table:table-cell>
              <table:table-cell office:value-type="float" office:value="0.162191">
                <text:p>0.1621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8402">
                <text:p>0.158402</text:p>
              </table:table-cell>
              <table:table-cell office:value-type="float" office:value="0.162246">
                <text:p>0.162246</text:p>
              </table:table-cell>
              <table:table-cell office:value-type="float" office:value="0.164021">
                <text:p>0.164021</text:p>
              </table:table-cell>
              <table:table-cell office:value-type="float" office:value="0.158615">
                <text:p>0.158615</text:p>
              </table:table-cell>
              <table:table-cell office:value-type="float" office:value="0.157317">
                <text:p>0.157317</text:p>
              </table:table-cell>
              <table:table-cell office:value-type="float" office:value="0.162166">
                <text:p>0.1621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8409">
                <text:p>0.158409</text:p>
              </table:table-cell>
              <table:table-cell office:value-type="float" office:value="0.16222">
                <text:p>0.16222</text:p>
              </table:table-cell>
              <table:table-cell office:value-type="float" office:value="0.164018">
                <text:p>0.164018</text:p>
              </table:table-cell>
              <table:table-cell office:value-type="float" office:value="0.158607">
                <text:p>0.158607</text:p>
              </table:table-cell>
              <table:table-cell office:value-type="float" office:value="0.15733">
                <text:p>0.15733</text:p>
              </table:table-cell>
              <table:table-cell office:value-type="float" office:value="0.16214">
                <text:p>0.162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8388">
                <text:p>0.158388</text:p>
              </table:table-cell>
              <table:table-cell office:value-type="float" office:value="0.162195">
                <text:p>0.162195</text:p>
              </table:table-cell>
              <table:table-cell office:value-type="float" office:value="0.164013">
                <text:p>0.164013</text:p>
              </table:table-cell>
              <table:table-cell office:value-type="float" office:value="0.158599">
                <text:p>0.158599</text:p>
              </table:table-cell>
              <table:table-cell office:value-type="float" office:value="0.157311">
                <text:p>0.157311</text:p>
              </table:table-cell>
              <table:table-cell office:value-type="float" office:value="0.162115">
                <text:p>0.1621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58388">
                <text:p>0.158388</text:p>
              </table:table-cell>
              <table:table-cell office:value-type="float" office:value="0.16217">
                <text:p>0.16217</text:p>
              </table:table-cell>
              <table:table-cell office:value-type="float" office:value="0.164012">
                <text:p>0.164012</text:p>
              </table:table-cell>
              <table:table-cell office:value-type="float" office:value="0.1586">
                <text:p>0.1586</text:p>
              </table:table-cell>
              <table:table-cell office:value-type="float" office:value="0.157319">
                <text:p>0.157319</text:p>
              </table:table-cell>
              <table:table-cell office:value-type="float" office:value="0.162091">
                <text:p>0.1620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8381">
                <text:p>0.158381</text:p>
              </table:table-cell>
              <table:table-cell office:value-type="float" office:value="0.162145">
                <text:p>0.162145</text:p>
              </table:table-cell>
              <table:table-cell office:value-type="float" office:value="0.164004">
                <text:p>0.164004</text:p>
              </table:table-cell>
              <table:table-cell office:value-type="float" office:value="0.158592">
                <text:p>0.158592</text:p>
              </table:table-cell>
              <table:table-cell office:value-type="float" office:value="0.157301">
                <text:p>0.157301</text:p>
              </table:table-cell>
              <table:table-cell office:value-type="float" office:value="0.162066">
                <text:p>0.1620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8383">
                <text:p>0.158383</text:p>
              </table:table-cell>
              <table:table-cell office:value-type="float" office:value="0.16212">
                <text:p>0.16212</text:p>
              </table:table-cell>
              <table:table-cell office:value-type="float" office:value="0.164">
                <text:p>0.164</text:p>
              </table:table-cell>
              <table:table-cell office:value-type="float" office:value="0.158591">
                <text:p>0.158591</text:p>
              </table:table-cell>
              <table:table-cell office:value-type="float" office:value="0.157353">
                <text:p>0.157353</text:p>
              </table:table-cell>
              <table:table-cell office:value-type="float" office:value="0.162042">
                <text:p>0.1620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58366">
                <text:p>0.158366</text:p>
              </table:table-cell>
              <table:table-cell office:value-type="float" office:value="0.162096">
                <text:p>0.162096</text:p>
              </table:table-cell>
              <table:table-cell office:value-type="float" office:value="0.163996">
                <text:p>0.163996</text:p>
              </table:table-cell>
              <table:table-cell office:value-type="float" office:value="0.158582">
                <text:p>0.158582</text:p>
              </table:table-cell>
              <table:table-cell office:value-type="float" office:value="0.157296">
                <text:p>0.157296</text:p>
              </table:table-cell>
              <table:table-cell office:value-type="float" office:value="0.162017">
                <text:p>0.1620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8405">
                <text:p>0.158405</text:p>
              </table:table-cell>
              <table:table-cell office:value-type="float" office:value="0.162071">
                <text:p>0.162071</text:p>
              </table:table-cell>
              <table:table-cell office:value-type="float" office:value="0.163991">
                <text:p>0.163991</text:p>
              </table:table-cell>
              <table:table-cell office:value-type="float" office:value="0.158587">
                <text:p>0.158587</text:p>
              </table:table-cell>
              <table:table-cell office:value-type="float" office:value="0.157308">
                <text:p>0.157308</text:p>
              </table:table-cell>
              <table:table-cell office:value-type="float" office:value="0.161994">
                <text:p>0.1619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5836">
                <text:p>0.15836</text:p>
              </table:table-cell>
              <table:table-cell office:value-type="float" office:value="0.162046">
                <text:p>0.162046</text:p>
              </table:table-cell>
              <table:table-cell office:value-type="float" office:value="0.163992">
                <text:p>0.163992</text:p>
              </table:table-cell>
              <table:table-cell office:value-type="float" office:value="0.158589">
                <text:p>0.158589</text:p>
              </table:table-cell>
              <table:table-cell office:value-type="float" office:value="0.157305">
                <text:p>0.157305</text:p>
              </table:table-cell>
              <table:table-cell office:value-type="float" office:value="0.161969">
                <text:p>0.1619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8381">
                <text:p>0.158381</text:p>
              </table:table-cell>
              <table:table-cell office:value-type="float" office:value="0.162022">
                <text:p>0.162022</text:p>
              </table:table-cell>
              <table:table-cell office:value-type="float" office:value="0.163983">
                <text:p>0.163983</text:p>
              </table:table-cell>
              <table:table-cell office:value-type="float" office:value="0.158582">
                <text:p>0.158582</text:p>
              </table:table-cell>
              <table:table-cell office:value-type="float" office:value="0.157283">
                <text:p>0.157283</text:p>
              </table:table-cell>
              <table:table-cell office:value-type="float" office:value="0.161945">
                <text:p>0.1619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8354">
                <text:p>0.158354</text:p>
              </table:table-cell>
              <table:table-cell office:value-type="float" office:value="0.161997">
                <text:p>0.161997</text:p>
              </table:table-cell>
              <table:table-cell office:value-type="float" office:value="0.163977">
                <text:p>0.163977</text:p>
              </table:table-cell>
              <table:table-cell office:value-type="float" office:value="0.15858">
                <text:p>0.15858</text:p>
              </table:table-cell>
              <table:table-cell office:value-type="float" office:value="0.157287">
                <text:p>0.157287</text:p>
              </table:table-cell>
              <table:table-cell office:value-type="float" office:value="0.161921">
                <text:p>0.1619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8362">
                <text:p>0.158362</text:p>
              </table:table-cell>
              <table:table-cell office:value-type="float" office:value="0.161974">
                <text:p>0.161974</text:p>
              </table:table-cell>
              <table:table-cell office:value-type="float" office:value="0.163973">
                <text:p>0.163973</text:p>
              </table:table-cell>
              <table:table-cell office:value-type="float" office:value="0.158564">
                <text:p>0.158564</text:p>
              </table:table-cell>
              <table:table-cell office:value-type="float" office:value="0.157365">
                <text:p>0.157365</text:p>
              </table:table-cell>
              <table:table-cell office:value-type="float" office:value="0.161898">
                <text:p>0.1618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8376">
                <text:p>0.158376</text:p>
              </table:table-cell>
              <table:table-cell office:value-type="float" office:value="0.161949">
                <text:p>0.161949</text:p>
              </table:table-cell>
              <table:table-cell office:value-type="float" office:value="0.163968">
                <text:p>0.163968</text:p>
              </table:table-cell>
              <table:table-cell office:value-type="float" office:value="0.158562">
                <text:p>0.158562</text:p>
              </table:table-cell>
              <table:table-cell office:value-type="float" office:value="0.157326">
                <text:p>0.157326</text:p>
              </table:table-cell>
              <table:table-cell office:value-type="float" office:value="0.161875">
                <text:p>0.161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8347">
                <text:p>0.158347</text:p>
              </table:table-cell>
              <table:table-cell office:value-type="float" office:value="0.161926">
                <text:p>0.161926</text:p>
              </table:table-cell>
              <table:table-cell office:value-type="float" office:value="0.163964">
                <text:p>0.163964</text:p>
              </table:table-cell>
              <table:table-cell office:value-type="float" office:value="0.158612">
                <text:p>0.158612</text:p>
              </table:table-cell>
              <table:table-cell office:value-type="float" office:value="0.15727">
                <text:p>0.15727</text:p>
              </table:table-cell>
              <table:table-cell office:value-type="float" office:value="0.161851">
                <text:p>0.1618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8331">
                <text:p>0.158331</text:p>
              </table:table-cell>
              <table:table-cell office:value-type="float" office:value="0.161902">
                <text:p>0.161902</text:p>
              </table:table-cell>
              <table:table-cell office:value-type="float" office:value="0.16396">
                <text:p>0.16396</text:p>
              </table:table-cell>
              <table:table-cell office:value-type="float" office:value="0.158569">
                <text:p>0.158569</text:p>
              </table:table-cell>
              <table:table-cell office:value-type="float" office:value="0.157275">
                <text:p>0.157275</text:p>
              </table:table-cell>
              <table:table-cell office:value-type="float" office:value="0.161828">
                <text:p>0.161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834">
                <text:p>0.15834</text:p>
              </table:table-cell>
              <table:table-cell office:value-type="float" office:value="0.161879">
                <text:p>0.161879</text:p>
              </table:table-cell>
              <table:table-cell office:value-type="float" office:value="0.163956">
                <text:p>0.163956</text:p>
              </table:table-cell>
              <table:table-cell office:value-type="float" office:value="0.158552">
                <text:p>0.158552</text:p>
              </table:table-cell>
              <table:table-cell office:value-type="float" office:value="0.157266">
                <text:p>0.157266</text:p>
              </table:table-cell>
              <table:table-cell office:value-type="float" office:value="0.161805">
                <text:p>0.1618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8324">
                <text:p>0.158324</text:p>
              </table:table-cell>
              <table:table-cell office:value-type="float" office:value="0.161855">
                <text:p>0.161855</text:p>
              </table:table-cell>
              <table:table-cell office:value-type="float" office:value="0.163952">
                <text:p>0.163952</text:p>
              </table:table-cell>
              <table:table-cell office:value-type="float" office:value="0.15856">
                <text:p>0.15856</text:p>
              </table:table-cell>
              <table:table-cell office:value-type="float" office:value="0.157254">
                <text:p>0.157254</text:p>
              </table:table-cell>
              <table:table-cell office:value-type="float" office:value="0.161782">
                <text:p>0.1617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8322">
                <text:p>0.158322</text:p>
              </table:table-cell>
              <table:table-cell office:value-type="float" office:value="0.161832">
                <text:p>0.161832</text:p>
              </table:table-cell>
              <table:table-cell office:value-type="float" office:value="0.163948">
                <text:p>0.163948</text:p>
              </table:table-cell>
              <table:table-cell office:value-type="float" office:value="0.158568">
                <text:p>0.158568</text:p>
              </table:table-cell>
              <table:table-cell office:value-type="float" office:value="0.157253">
                <text:p>0.157253</text:p>
              </table:table-cell>
              <table:table-cell office:value-type="float" office:value="0.161759">
                <text:p>0.1617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346">
                <text:p>0.158346</text:p>
              </table:table-cell>
              <table:table-cell office:value-type="float" office:value="0.161809">
                <text:p>0.161809</text:p>
              </table:table-cell>
              <table:table-cell office:value-type="float" office:value="0.163947">
                <text:p>0.163947</text:p>
              </table:table-cell>
              <table:table-cell office:value-type="float" office:value="0.15854">
                <text:p>0.15854</text:p>
              </table:table-cell>
              <table:table-cell office:value-type="float" office:value="0.157295">
                <text:p>0.157295</text:p>
              </table:table-cell>
              <table:table-cell office:value-type="float" office:value="0.161735">
                <text:p>0.1617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8316">
                <text:p>0.158316</text:p>
              </table:table-cell>
              <table:table-cell office:value-type="float" office:value="0.161786">
                <text:p>0.161786</text:p>
              </table:table-cell>
              <table:table-cell office:value-type="float" office:value="0.163951">
                <text:p>0.163951</text:p>
              </table:table-cell>
              <table:table-cell office:value-type="float" office:value="0.158547">
                <text:p>0.158547</text:p>
              </table:table-cell>
              <table:table-cell office:value-type="float" office:value="0.157321">
                <text:p>0.157321</text:p>
              </table:table-cell>
              <table:table-cell office:value-type="float" office:value="0.161713">
                <text:p>0.1617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8309">
                <text:p>0.158309</text:p>
              </table:table-cell>
              <table:table-cell office:value-type="float" office:value="0.161763">
                <text:p>0.161763</text:p>
              </table:table-cell>
              <table:table-cell office:value-type="float" office:value="0.163941">
                <text:p>0.163941</text:p>
              </table:table-cell>
              <table:table-cell office:value-type="float" office:value="0.158542">
                <text:p>0.158542</text:p>
              </table:table-cell>
              <table:table-cell office:value-type="float" office:value="0.157253">
                <text:p>0.157253</text:p>
              </table:table-cell>
              <table:table-cell office:value-type="float" office:value="0.16169">
                <text:p>0.161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8313">
                <text:p>0.158313</text:p>
              </table:table-cell>
              <table:table-cell office:value-type="float" office:value="0.161739">
                <text:p>0.161739</text:p>
              </table:table-cell>
              <table:table-cell office:value-type="float" office:value="0.16394">
                <text:p>0.16394</text:p>
              </table:table-cell>
              <table:table-cell office:value-type="float" office:value="0.158534">
                <text:p>0.158534</text:p>
              </table:table-cell>
              <table:table-cell office:value-type="float" office:value="0.157274">
                <text:p>0.157274</text:p>
              </table:table-cell>
              <table:table-cell office:value-type="float" office:value="0.161668">
                <text:p>0.1616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8352">
                <text:p>0.158352</text:p>
              </table:table-cell>
              <table:table-cell office:value-type="float" office:value="0.161717">
                <text:p>0.161717</text:p>
              </table:table-cell>
              <table:table-cell office:value-type="float" office:value="0.163935">
                <text:p>0.163935</text:p>
              </table:table-cell>
              <table:table-cell office:value-type="float" office:value="0.158529">
                <text:p>0.158529</text:p>
              </table:table-cell>
              <table:table-cell office:value-type="float" office:value="0.157274">
                <text:p>0.157274</text:p>
              </table:table-cell>
              <table:table-cell office:value-type="float" office:value="0.161646">
                <text:p>0.1616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8316">
                <text:p>0.158316</text:p>
              </table:table-cell>
              <table:table-cell office:value-type="float" office:value="0.161695">
                <text:p>0.161695</text:p>
              </table:table-cell>
              <table:table-cell office:value-type="float" office:value="0.163928">
                <text:p>0.163928</text:p>
              </table:table-cell>
              <table:table-cell office:value-type="float" office:value="0.158531">
                <text:p>0.158531</text:p>
              </table:table-cell>
              <table:table-cell office:value-type="float" office:value="0.157436">
                <text:p>0.157436</text:p>
              </table:table-cell>
              <table:table-cell office:value-type="float" office:value="0.161625">
                <text:p>0.161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8317">
                <text:p>0.158317</text:p>
              </table:table-cell>
              <table:table-cell office:value-type="float" office:value="0.161672">
                <text:p>0.161672</text:p>
              </table:table-cell>
              <table:table-cell office:value-type="float" office:value="0.163928">
                <text:p>0.163928</text:p>
              </table:table-cell>
              <table:table-cell office:value-type="float" office:value="0.158531">
                <text:p>0.158531</text:p>
              </table:table-cell>
              <table:table-cell office:value-type="float" office:value="0.157295">
                <text:p>0.157295</text:p>
              </table:table-cell>
              <table:table-cell office:value-type="float" office:value="0.161602">
                <text:p>0.1616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5831">
                <text:p>0.15831</text:p>
              </table:table-cell>
              <table:table-cell office:value-type="float" office:value="0.161649">
                <text:p>0.161649</text:p>
              </table:table-cell>
              <table:table-cell office:value-type="float" office:value="0.163922">
                <text:p>0.163922</text:p>
              </table:table-cell>
              <table:table-cell office:value-type="float" office:value="0.158527">
                <text:p>0.158527</text:p>
              </table:table-cell>
              <table:table-cell office:value-type="float" office:value="0.157266">
                <text:p>0.157266</text:p>
              </table:table-cell>
              <table:table-cell office:value-type="float" office:value="0.16158">
                <text:p>0.161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8306">
                <text:p>0.158306</text:p>
              </table:table-cell>
              <table:table-cell office:value-type="float" office:value="0.161626">
                <text:p>0.161626</text:p>
              </table:table-cell>
              <table:table-cell office:value-type="float" office:value="0.163916">
                <text:p>0.163916</text:p>
              </table:table-cell>
              <table:table-cell office:value-type="float" office:value="0.158527">
                <text:p>0.158527</text:p>
              </table:table-cell>
              <table:table-cell office:value-type="float" office:value="0.157308">
                <text:p>0.157308</text:p>
              </table:table-cell>
              <table:table-cell office:value-type="float" office:value="0.161558">
                <text:p>0.1615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8296">
                <text:p>0.158296</text:p>
              </table:table-cell>
              <table:table-cell office:value-type="float" office:value="0.161604">
                <text:p>0.161604</text:p>
              </table:table-cell>
              <table:table-cell office:value-type="float" office:value="0.163917">
                <text:p>0.163917</text:p>
              </table:table-cell>
              <table:table-cell office:value-type="float" office:value="0.158512">
                <text:p>0.158512</text:p>
              </table:table-cell>
              <table:table-cell office:value-type="float" office:value="0.157251">
                <text:p>0.157251</text:p>
              </table:table-cell>
              <table:table-cell office:value-type="float" office:value="0.161536">
                <text:p>0.1615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58285">
                <text:p>0.158285</text:p>
              </table:table-cell>
              <table:table-cell office:value-type="float" office:value="0.161581">
                <text:p>0.161581</text:p>
              </table:table-cell>
              <table:table-cell office:value-type="float" office:value="0.163912">
                <text:p>0.163912</text:p>
              </table:table-cell>
              <table:table-cell office:value-type="float" office:value="0.15851">
                <text:p>0.15851</text:p>
              </table:table-cell>
              <table:table-cell office:value-type="float" office:value="0.157236">
                <text:p>0.157236</text:p>
              </table:table-cell>
              <table:table-cell office:value-type="float" office:value="0.161515">
                <text:p>0.1615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828">
                <text:p>0.15828</text:p>
              </table:table-cell>
              <table:table-cell office:value-type="float" office:value="0.161559">
                <text:p>0.161559</text:p>
              </table:table-cell>
              <table:table-cell office:value-type="float" office:value="0.163913">
                <text:p>0.163913</text:p>
              </table:table-cell>
              <table:table-cell office:value-type="float" office:value="0.15851">
                <text:p>0.15851</text:p>
              </table:table-cell>
              <table:table-cell office:value-type="float" office:value="0.157218">
                <text:p>0.157218</text:p>
              </table:table-cell>
              <table:table-cell office:value-type="float" office:value="0.161492">
                <text:p>0.1614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58272">
                <text:p>0.158272</text:p>
              </table:table-cell>
              <table:table-cell office:value-type="float" office:value="0.161537">
                <text:p>0.161537</text:p>
              </table:table-cell>
              <table:table-cell office:value-type="float" office:value="0.163902">
                <text:p>0.163902</text:p>
              </table:table-cell>
              <table:table-cell office:value-type="float" office:value="0.158509">
                <text:p>0.158509</text:p>
              </table:table-cell>
              <table:table-cell office:value-type="float" office:value="0.15722">
                <text:p>0.15722</text:p>
              </table:table-cell>
              <table:table-cell office:value-type="float" office:value="0.161471">
                <text:p>0.1614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8267">
                <text:p>0.158267</text:p>
              </table:table-cell>
              <table:table-cell office:value-type="float" office:value="0.161515">
                <text:p>0.161515</text:p>
              </table:table-cell>
              <table:table-cell office:value-type="float" office:value="0.163894">
                <text:p>0.163894</text:p>
              </table:table-cell>
              <table:table-cell office:value-type="float" office:value="0.158511">
                <text:p>0.158511</text:p>
              </table:table-cell>
              <table:table-cell office:value-type="float" office:value="0.157215">
                <text:p>0.157215</text:p>
              </table:table-cell>
              <table:table-cell office:value-type="float" office:value="0.16145">
                <text:p>0.161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8265">
                <text:p>0.158265</text:p>
              </table:table-cell>
              <table:table-cell office:value-type="float" office:value="0.161493">
                <text:p>0.161493</text:p>
              </table:table-cell>
              <table:table-cell office:value-type="float" office:value="0.163891">
                <text:p>0.163891</text:p>
              </table:table-cell>
              <table:table-cell office:value-type="float" office:value="0.158509">
                <text:p>0.158509</text:p>
              </table:table-cell>
              <table:table-cell office:value-type="float" office:value="0.157213">
                <text:p>0.157213</text:p>
              </table:table-cell>
              <table:table-cell office:value-type="float" office:value="0.161429">
                <text:p>0.1614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58268">
                <text:p>0.158268</text:p>
              </table:table-cell>
              <table:table-cell office:value-type="float" office:value="0.161471">
                <text:p>0.161471</text:p>
              </table:table-cell>
              <table:table-cell office:value-type="float" office:value="0.163886">
                <text:p>0.163886</text:p>
              </table:table-cell>
              <table:table-cell office:value-type="float" office:value="0.158498">
                <text:p>0.158498</text:p>
              </table:table-cell>
              <table:table-cell office:value-type="float" office:value="0.15721">
                <text:p>0.15721</text:p>
              </table:table-cell>
              <table:table-cell office:value-type="float" office:value="0.161408">
                <text:p>0.1614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8292">
                <text:p>0.158292</text:p>
              </table:table-cell>
              <table:table-cell office:value-type="float" office:value="0.161449">
                <text:p>0.161449</text:p>
              </table:table-cell>
              <table:table-cell office:value-type="float" office:value="0.163892">
                <text:p>0.163892</text:p>
              </table:table-cell>
              <table:table-cell office:value-type="float" office:value="0.158495">
                <text:p>0.158495</text:p>
              </table:table-cell>
              <table:table-cell office:value-type="float" office:value="0.15721">
                <text:p>0.15721</text:p>
              </table:table-cell>
              <table:table-cell office:value-type="float" office:value="0.161386">
                <text:p>0.1613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8255">
                <text:p>0.158255</text:p>
              </table:table-cell>
              <table:table-cell office:value-type="float" office:value="0.161428">
                <text:p>0.161428</text:p>
              </table:table-cell>
              <table:table-cell office:value-type="float" office:value="0.163883">
                <text:p>0.163883</text:p>
              </table:table-cell>
              <table:table-cell office:value-type="float" office:value="0.158512">
                <text:p>0.158512</text:p>
              </table:table-cell>
              <table:table-cell office:value-type="float" office:value="0.15723">
                <text:p>0.15723</text:p>
              </table:table-cell>
              <table:table-cell office:value-type="float" office:value="0.161365">
                <text:p>0.1613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8252">
                <text:p>0.158252</text:p>
              </table:table-cell>
              <table:table-cell office:value-type="float" office:value="0.161407">
                <text:p>0.161407</text:p>
              </table:table-cell>
              <table:table-cell office:value-type="float" office:value="0.163876">
                <text:p>0.163876</text:p>
              </table:table-cell>
              <table:table-cell office:value-type="float" office:value="0.158516">
                <text:p>0.158516</text:p>
              </table:table-cell>
              <table:table-cell office:value-type="float" office:value="0.157229">
                <text:p>0.157229</text:p>
              </table:table-cell>
              <table:table-cell office:value-type="float" office:value="0.161344">
                <text:p>0.1613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8258">
                <text:p>0.158258</text:p>
              </table:table-cell>
              <table:table-cell office:value-type="float" office:value="0.161385">
                <text:p>0.161385</text:p>
              </table:table-cell>
              <table:table-cell office:value-type="float" office:value="0.16388">
                <text:p>0.16388</text:p>
              </table:table-cell>
              <table:table-cell office:value-type="float" office:value="0.15849">
                <text:p>0.15849</text:p>
              </table:table-cell>
              <table:table-cell office:value-type="float" office:value="0.157208">
                <text:p>0.157208</text:p>
              </table:table-cell>
              <table:table-cell office:value-type="float" office:value="0.161324">
                <text:p>0.1613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58254">
                <text:p>0.158254</text:p>
              </table:table-cell>
              <table:table-cell office:value-type="float" office:value="0.161363">
                <text:p>0.161363</text:p>
              </table:table-cell>
              <table:table-cell office:value-type="float" office:value="0.163869">
                <text:p>0.163869</text:p>
              </table:table-cell>
              <table:table-cell office:value-type="float" office:value="0.158488">
                <text:p>0.158488</text:p>
              </table:table-cell>
              <table:table-cell office:value-type="float" office:value="0.157204">
                <text:p>0.157204</text:p>
              </table:table-cell>
              <table:table-cell office:value-type="float" office:value="0.161303">
                <text:p>0.161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8253">
                <text:p>0.158253</text:p>
              </table:table-cell>
              <table:table-cell office:value-type="float" office:value="0.161343">
                <text:p>0.161343</text:p>
              </table:table-cell>
              <table:table-cell office:value-type="float" office:value="0.163864">
                <text:p>0.163864</text:p>
              </table:table-cell>
              <table:table-cell office:value-type="float" office:value="0.158481">
                <text:p>0.158481</text:p>
              </table:table-cell>
              <table:table-cell office:value-type="float" office:value="0.157192">
                <text:p>0.157192</text:p>
              </table:table-cell>
              <table:table-cell office:value-type="float" office:value="0.161282">
                <text:p>0.161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5824">
                <text:p>0.15824</text:p>
              </table:table-cell>
              <table:table-cell office:value-type="float" office:value="0.161322">
                <text:p>0.161322</text:p>
              </table:table-cell>
              <table:table-cell office:value-type="float" office:value="0.163864">
                <text:p>0.163864</text:p>
              </table:table-cell>
              <table:table-cell office:value-type="float" office:value="0.158483">
                <text:p>0.158483</text:p>
              </table:table-cell>
              <table:table-cell office:value-type="float" office:value="0.157185">
                <text:p>0.157185</text:p>
              </table:table-cell>
              <table:table-cell office:value-type="float" office:value="0.161261">
                <text:p>0.1612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5824">
                <text:p>0.15824</text:p>
              </table:table-cell>
              <table:table-cell office:value-type="float" office:value="0.161301">
                <text:p>0.161301</text:p>
              </table:table-cell>
              <table:table-cell office:value-type="float" office:value="0.163858">
                <text:p>0.163858</text:p>
              </table:table-cell>
              <table:table-cell office:value-type="float" office:value="0.15849">
                <text:p>0.15849</text:p>
              </table:table-cell>
              <table:table-cell office:value-type="float" office:value="0.157185">
                <text:p>0.157185</text:p>
              </table:table-cell>
              <table:table-cell office:value-type="float" office:value="0.161241">
                <text:p>0.1612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58272">
                <text:p>0.158272</text:p>
              </table:table-cell>
              <table:table-cell office:value-type="float" office:value="0.16128">
                <text:p>0.16128</text:p>
              </table:table-cell>
              <table:table-cell office:value-type="float" office:value="0.163853">
                <text:p>0.163853</text:p>
              </table:table-cell>
              <table:table-cell office:value-type="float" office:value="0.15849">
                <text:p>0.15849</text:p>
              </table:table-cell>
              <table:table-cell office:value-type="float" office:value="0.157192">
                <text:p>0.157192</text:p>
              </table:table-cell>
              <table:table-cell office:value-type="float" office:value="0.161221">
                <text:p>0.1612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58232">
                <text:p>0.158232</text:p>
              </table:table-cell>
              <table:table-cell office:value-type="float" office:value="0.161259">
                <text:p>0.161259</text:p>
              </table:table-cell>
              <table:table-cell office:value-type="float" office:value="0.163851">
                <text:p>0.163851</text:p>
              </table:table-cell>
              <table:table-cell office:value-type="float" office:value="0.158487">
                <text:p>0.158487</text:p>
              </table:table-cell>
              <table:table-cell office:value-type="float" office:value="0.15719">
                <text:p>0.15719</text:p>
              </table:table-cell>
              <table:table-cell office:value-type="float" office:value="0.161201">
                <text:p>0.1612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58218">
                <text:p>0.158218</text:p>
              </table:table-cell>
              <table:table-cell office:value-type="float" office:value="0.161239">
                <text:p>0.161239</text:p>
              </table:table-cell>
              <table:table-cell office:value-type="float" office:value="0.163849">
                <text:p>0.163849</text:p>
              </table:table-cell>
              <table:table-cell office:value-type="float" office:value="0.158487">
                <text:p>0.158487</text:p>
              </table:table-cell>
              <table:table-cell office:value-type="float" office:value="0.157174">
                <text:p>0.157174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58219">
                <text:p>0.158219</text:p>
              </table:table-cell>
              <table:table-cell office:value-type="float" office:value="0.161219">
                <text:p>0.161219</text:p>
              </table:table-cell>
              <table:table-cell office:value-type="float" office:value="0.163844">
                <text:p>0.163844</text:p>
              </table:table-cell>
              <table:table-cell office:value-type="float" office:value="0.158494">
                <text:p>0.158494</text:p>
              </table:table-cell>
              <table:table-cell office:value-type="float" office:value="0.157175">
                <text:p>0.157175</text:p>
              </table:table-cell>
              <table:table-cell office:value-type="float" office:value="0.161161">
                <text:p>0.1611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824">
                <text:p>0.15824</text:p>
              </table:table-cell>
              <table:table-cell office:value-type="float" office:value="0.161199">
                <text:p>0.161199</text:p>
              </table:table-cell>
              <table:table-cell office:value-type="float" office:value="0.163844">
                <text:p>0.163844</text:p>
              </table:table-cell>
              <table:table-cell office:value-type="float" office:value="0.158468">
                <text:p>0.158468</text:p>
              </table:table-cell>
              <table:table-cell office:value-type="float" office:value="0.157177">
                <text:p>0.157177</text:p>
              </table:table-cell>
              <table:table-cell office:value-type="float" office:value="0.161141">
                <text:p>0.1611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58228">
                <text:p>0.158228</text:p>
              </table:table-cell>
              <table:table-cell office:value-type="float" office:value="0.161178">
                <text:p>0.161178</text:p>
              </table:table-cell>
              <table:table-cell office:value-type="float" office:value="0.163844">
                <text:p>0.163844</text:p>
              </table:table-cell>
              <table:table-cell office:value-type="float" office:value="0.158481">
                <text:p>0.158481</text:p>
              </table:table-cell>
              <table:table-cell office:value-type="float" office:value="0.157191">
                <text:p>0.157191</text:p>
              </table:table-cell>
              <table:table-cell office:value-type="float" office:value="0.16112">
                <text:p>0.16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58212">
                <text:p>0.158212</text:p>
              </table:table-cell>
              <table:table-cell office:value-type="float" office:value="0.161159">
                <text:p>0.161159</text:p>
              </table:table-cell>
              <table:table-cell office:value-type="float" office:value="0.163835">
                <text:p>0.163835</text:p>
              </table:table-cell>
              <table:table-cell office:value-type="float" office:value="0.158478">
                <text:p>0.158478</text:p>
              </table:table-cell>
              <table:table-cell office:value-type="float" office:value="0.157182">
                <text:p>0.157182</text:p>
              </table:table-cell>
              <table:table-cell office:value-type="float" office:value="0.161101">
                <text:p>0.1611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8206">
                <text:p>0.158206</text:p>
              </table:table-cell>
              <table:table-cell office:value-type="float" office:value="0.16114">
                <text:p>0.16114</text:p>
              </table:table-cell>
              <table:table-cell office:value-type="float" office:value="0.163833">
                <text:p>0.163833</text:p>
              </table:table-cell>
              <table:table-cell office:value-type="float" office:value="0.158461">
                <text:p>0.158461</text:p>
              </table:table-cell>
              <table:table-cell office:value-type="float" office:value="0.157169">
                <text:p>0.157169</text:p>
              </table:table-cell>
              <table:table-cell office:value-type="float" office:value="0.161081">
                <text:p>0.1610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82">
                <text:p>0.1582</text:p>
              </table:table-cell>
              <table:table-cell office:value-type="float" office:value="0.16112">
                <text:p>0.16112</text:p>
              </table:table-cell>
              <table:table-cell office:value-type="float" office:value="0.163829">
                <text:p>0.163829</text:p>
              </table:table-cell>
              <table:table-cell office:value-type="float" office:value="0.158507">
                <text:p>0.158507</text:p>
              </table:table-cell>
              <table:table-cell office:value-type="float" office:value="0.157192">
                <text:p>0.157192</text:p>
              </table:table-cell>
              <table:table-cell office:value-type="float" office:value="0.161061">
                <text:p>0.161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821">
                <text:p>0.15821</text:p>
              </table:table-cell>
              <table:table-cell office:value-type="float" office:value="0.1611">
                <text:p>0.1611</text:p>
              </table:table-cell>
              <table:table-cell office:value-type="float" office:value="0.163825">
                <text:p>0.163825</text:p>
              </table:table-cell>
              <table:table-cell office:value-type="float" office:value="0.158464">
                <text:p>0.158464</text:p>
              </table:table-cell>
              <table:table-cell office:value-type="float" office:value="0.15718">
                <text:p>0.15718</text:p>
              </table:table-cell>
              <table:table-cell office:value-type="float" office:value="0.161042">
                <text:p>0.1610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58217">
                <text:p>0.158217</text:p>
              </table:table-cell>
              <table:table-cell office:value-type="float" office:value="0.161081">
                <text:p>0.161081</text:p>
              </table:table-cell>
              <table:table-cell office:value-type="float" office:value="0.163826">
                <text:p>0.163826</text:p>
              </table:table-cell>
              <table:table-cell office:value-type="float" office:value="0.15845">
                <text:p>0.15845</text:p>
              </table:table-cell>
              <table:table-cell office:value-type="float" office:value="0.15716">
                <text:p>0.15716</text:p>
              </table:table-cell>
              <table:table-cell office:value-type="float" office:value="0.161022">
                <text:p>0.1610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58185">
                <text:p>0.158185</text:p>
              </table:table-cell>
              <table:table-cell office:value-type="float" office:value="0.161062">
                <text:p>0.161062</text:p>
              </table:table-cell>
              <table:table-cell office:value-type="float" office:value="0.16382">
                <text:p>0.16382</text:p>
              </table:table-cell>
              <table:table-cell office:value-type="float" office:value="0.158446">
                <text:p>0.158446</text:p>
              </table:table-cell>
              <table:table-cell office:value-type="float" office:value="0.157158">
                <text:p>0.157158</text:p>
              </table:table-cell>
              <table:table-cell office:value-type="float" office:value="0.161002">
                <text:p>0.161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8182">
                <text:p>0.158182</text:p>
              </table:table-cell>
              <table:table-cell office:value-type="float" office:value="0.161042">
                <text:p>0.161042</text:p>
              </table:table-cell>
              <table:table-cell office:value-type="float" office:value="0.163815">
                <text:p>0.163815</text:p>
              </table:table-cell>
              <table:table-cell office:value-type="float" office:value="0.15844">
                <text:p>0.15844</text:p>
              </table:table-cell>
              <table:table-cell office:value-type="float" office:value="0.157154">
                <text:p>0.157154</text:p>
              </table:table-cell>
              <table:table-cell office:value-type="float" office:value="0.160983">
                <text:p>0.1609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8183">
                <text:p>0.158183</text:p>
              </table:table-cell>
              <table:table-cell office:value-type="float" office:value="0.161023">
                <text:p>0.161023</text:p>
              </table:table-cell>
              <table:table-cell office:value-type="float" office:value="0.163812">
                <text:p>0.163812</text:p>
              </table:table-cell>
              <table:table-cell office:value-type="float" office:value="0.158442">
                <text:p>0.158442</text:p>
              </table:table-cell>
              <table:table-cell office:value-type="float" office:value="0.157166">
                <text:p>0.157166</text:p>
              </table:table-cell>
              <table:table-cell office:value-type="float" office:value="0.160964">
                <text:p>0.1609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58202">
                <text:p>0.158202</text:p>
              </table:table-cell>
              <table:table-cell office:value-type="float" office:value="0.161004">
                <text:p>0.161004</text:p>
              </table:table-cell>
              <table:table-cell office:value-type="float" office:value="0.163809">
                <text:p>0.163809</text:p>
              </table:table-cell>
              <table:table-cell office:value-type="float" office:value="0.158439">
                <text:p>0.158439</text:p>
              </table:table-cell>
              <table:table-cell office:value-type="float" office:value="0.15715">
                <text:p>0.15715</text:p>
              </table:table-cell>
              <table:table-cell office:value-type="float" office:value="0.160946">
                <text:p>0.1609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5817">
                <text:p>0.15817</text:p>
              </table:table-cell>
              <table:table-cell office:value-type="float" office:value="0.160986">
                <text:p>0.160986</text:p>
              </table:table-cell>
              <table:table-cell office:value-type="float" office:value="0.163809">
                <text:p>0.163809</text:p>
              </table:table-cell>
              <table:table-cell office:value-type="float" office:value="0.158479">
                <text:p>0.158479</text:p>
              </table:table-cell>
              <table:table-cell office:value-type="float" office:value="0.157141">
                <text:p>0.157141</text:p>
              </table:table-cell>
              <table:table-cell office:value-type="float" office:value="0.160926">
                <text:p>0.1609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58165">
                <text:p>0.158165</text:p>
              </table:table-cell>
              <table:table-cell office:value-type="float" office:value="0.160968">
                <text:p>0.160968</text:p>
              </table:table-cell>
              <table:table-cell office:value-type="float" office:value="0.163804">
                <text:p>0.163804</text:p>
              </table:table-cell>
              <table:table-cell office:value-type="float" office:value="0.158434">
                <text:p>0.158434</text:p>
              </table:table-cell>
              <table:table-cell office:value-type="float" office:value="0.157159">
                <text:p>0.157159</text:p>
              </table:table-cell>
              <table:table-cell office:value-type="float" office:value="0.160908">
                <text:p>0.1609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58164">
                <text:p>0.158164</text:p>
              </table:table-cell>
              <table:table-cell office:value-type="float" office:value="0.160949">
                <text:p>0.160949</text:p>
              </table:table-cell>
              <table:table-cell office:value-type="float" office:value="0.1638">
                <text:p>0.1638</text:p>
              </table:table-cell>
              <table:table-cell office:value-type="float" office:value="0.158429">
                <text:p>0.158429</text:p>
              </table:table-cell>
              <table:table-cell office:value-type="float" office:value="0.157161">
                <text:p>0.157161</text:p>
              </table:table-cell>
              <table:table-cell office:value-type="float" office:value="0.160889">
                <text:p>0.1608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58163">
                <text:p>0.158163</text:p>
              </table:table-cell>
              <table:table-cell office:value-type="float" office:value="0.160934">
                <text:p>0.160934</text:p>
              </table:table-cell>
              <table:table-cell office:value-type="float" office:value="0.163798">
                <text:p>0.163798</text:p>
              </table:table-cell>
              <table:table-cell office:value-type="float" office:value="0.158428">
                <text:p>0.158428</text:p>
              </table:table-cell>
              <table:table-cell office:value-type="float" office:value="0.15713">
                <text:p>0.15713</text:p>
              </table:table-cell>
              <table:table-cell office:value-type="float" office:value="0.160871">
                <text:p>0.1608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58154">
                <text:p>0.158154</text:p>
              </table:table-cell>
              <table:table-cell office:value-type="float" office:value="0.160916">
                <text:p>0.160916</text:p>
              </table:table-cell>
              <table:table-cell office:value-type="float" office:value="0.163795">
                <text:p>0.163795</text:p>
              </table:table-cell>
              <table:table-cell office:value-type="float" office:value="0.158431">
                <text:p>0.158431</text:p>
              </table:table-cell>
              <table:table-cell office:value-type="float" office:value="0.157155">
                <text:p>0.157155</text:p>
              </table:table-cell>
              <table:table-cell office:value-type="float" office:value="0.160852">
                <text:p>0.1608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58155">
                <text:p>0.158155</text:p>
              </table:table-cell>
              <table:table-cell office:value-type="float" office:value="0.160898">
                <text:p>0.160898</text:p>
              </table:table-cell>
              <table:table-cell office:value-type="float" office:value="0.16379">
                <text:p>0.16379</text:p>
              </table:table-cell>
              <table:table-cell office:value-type="float" office:value="0.158419">
                <text:p>0.158419</text:p>
              </table:table-cell>
              <table:table-cell office:value-type="float" office:value="0.157137">
                <text:p>0.157137</text:p>
              </table:table-cell>
              <table:table-cell office:value-type="float" office:value="0.160834">
                <text:p>0.1608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58156">
                <text:p>0.158156</text:p>
              </table:table-cell>
              <table:table-cell office:value-type="float" office:value="0.16088">
                <text:p>0.16088</text:p>
              </table:table-cell>
              <table:table-cell office:value-type="float" office:value="0.163788">
                <text:p>0.163788</text:p>
              </table:table-cell>
              <table:table-cell office:value-type="float" office:value="0.158443">
                <text:p>0.158443</text:p>
              </table:table-cell>
              <table:table-cell office:value-type="float" office:value="0.157127">
                <text:p>0.157127</text:p>
              </table:table-cell>
              <table:table-cell office:value-type="float" office:value="0.160815">
                <text:p>0.1608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58151">
                <text:p>0.158151</text:p>
              </table:table-cell>
              <table:table-cell office:value-type="float" office:value="0.160862">
                <text:p>0.160862</text:p>
              </table:table-cell>
              <table:table-cell office:value-type="float" office:value="0.163786">
                <text:p>0.163786</text:p>
              </table:table-cell>
              <table:table-cell office:value-type="float" office:value="0.158424">
                <text:p>0.158424</text:p>
              </table:table-cell>
              <table:table-cell office:value-type="float" office:value="0.15715">
                <text:p>0.15715</text:p>
              </table:table-cell>
              <table:table-cell office:value-type="float" office:value="0.160796">
                <text:p>0.1607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8148">
                <text:p>0.158148</text:p>
              </table:table-cell>
              <table:table-cell office:value-type="float" office:value="0.160845">
                <text:p>0.160845</text:p>
              </table:table-cell>
              <table:table-cell office:value-type="float" office:value="0.163781">
                <text:p>0.163781</text:p>
              </table:table-cell>
              <table:table-cell office:value-type="float" office:value="0.158423">
                <text:p>0.158423</text:p>
              </table:table-cell>
              <table:table-cell office:value-type="float" office:value="0.157132">
                <text:p>0.157132</text:p>
              </table:table-cell>
              <table:table-cell office:value-type="float" office:value="0.160778">
                <text:p>0.1607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8144">
                <text:p>0.158144</text:p>
              </table:table-cell>
              <table:table-cell office:value-type="float" office:value="0.160827">
                <text:p>0.160827</text:p>
              </table:table-cell>
              <table:table-cell office:value-type="float" office:value="0.163779">
                <text:p>0.163779</text:p>
              </table:table-cell>
              <table:table-cell office:value-type="float" office:value="0.158415">
                <text:p>0.158415</text:p>
              </table:table-cell>
              <table:table-cell office:value-type="float" office:value="0.157119">
                <text:p>0.157119</text:p>
              </table:table-cell>
              <table:table-cell office:value-type="float" office:value="0.16076">
                <text:p>0.160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58139">
                <text:p>0.158139</text:p>
              </table:table-cell>
              <table:table-cell office:value-type="float" office:value="0.160809">
                <text:p>0.160809</text:p>
              </table:table-cell>
              <table:table-cell office:value-type="float" office:value="0.163798">
                <text:p>0.163798</text:p>
              </table:table-cell>
              <table:table-cell office:value-type="float" office:value="0.158422">
                <text:p>0.158422</text:p>
              </table:table-cell>
              <table:table-cell office:value-type="float" office:value="0.157128">
                <text:p>0.157128</text:p>
              </table:table-cell>
              <table:table-cell office:value-type="float" office:value="0.160741">
                <text:p>0.1607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5816">
                <text:p>0.15816</text:p>
              </table:table-cell>
              <table:table-cell office:value-type="float" office:value="0.160792">
                <text:p>0.160792</text:p>
              </table:table-cell>
              <table:table-cell office:value-type="float" office:value="0.163774">
                <text:p>0.163774</text:p>
              </table:table-cell>
              <table:table-cell office:value-type="float" office:value="0.158415">
                <text:p>0.158415</text:p>
              </table:table-cell>
              <table:table-cell office:value-type="float" office:value="0.157123">
                <text:p>0.157123</text:p>
              </table:table-cell>
              <table:table-cell office:value-type="float" office:value="0.160723">
                <text:p>0.1607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58135">
                <text:p>0.158135</text:p>
              </table:table-cell>
              <table:table-cell office:value-type="float" office:value="0.160774">
                <text:p>0.160774</text:p>
              </table:table-cell>
              <table:table-cell office:value-type="float" office:value="0.16377">
                <text:p>0.16377</text:p>
              </table:table-cell>
              <table:table-cell office:value-type="float" office:value="0.158407">
                <text:p>0.158407</text:p>
              </table:table-cell>
              <table:table-cell office:value-type="float" office:value="0.157112">
                <text:p>0.157112</text:p>
              </table:table-cell>
              <table:table-cell office:value-type="float" office:value="0.160705">
                <text:p>0.1607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58139">
                <text:p>0.158139</text:p>
              </table:table-cell>
              <table:table-cell office:value-type="float" office:value="0.160757">
                <text:p>0.160757</text:p>
              </table:table-cell>
              <table:table-cell office:value-type="float" office:value="0.163772">
                <text:p>0.163772</text:p>
              </table:table-cell>
              <table:table-cell office:value-type="float" office:value="0.158439">
                <text:p>0.158439</text:p>
              </table:table-cell>
              <table:table-cell office:value-type="float" office:value="0.157122">
                <text:p>0.157122</text:p>
              </table:table-cell>
              <table:table-cell office:value-type="float" office:value="0.160687">
                <text:p>0.1606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8159">
                <text:p>0.158159</text:p>
              </table:table-cell>
              <table:table-cell office:value-type="float" office:value="0.160739">
                <text:p>0.160739</text:p>
              </table:table-cell>
              <table:table-cell office:value-type="float" office:value="0.163767">
                <text:p>0.163767</text:p>
              </table:table-cell>
              <table:table-cell office:value-type="float" office:value="0.158401">
                <text:p>0.158401</text:p>
              </table:table-cell>
              <table:table-cell office:value-type="float" office:value="0.157135">
                <text:p>0.157135</text:p>
              </table:table-cell>
              <table:table-cell office:value-type="float" office:value="0.160669">
                <text:p>0.1606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58133">
                <text:p>0.158133</text:p>
              </table:table-cell>
              <table:table-cell office:value-type="float" office:value="0.160722">
                <text:p>0.160722</text:p>
              </table:table-cell>
              <table:table-cell office:value-type="float" office:value="0.163762">
                <text:p>0.163762</text:p>
              </table:table-cell>
              <table:table-cell office:value-type="float" office:value="0.158398">
                <text:p>0.158398</text:p>
              </table:table-cell>
              <table:table-cell office:value-type="float" office:value="0.157113">
                <text:p>0.157113</text:p>
              </table:table-cell>
              <table:table-cell office:value-type="float" office:value="0.160651">
                <text:p>0.1606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5813">
                <text:p>0.15813</text:p>
              </table:table-cell>
              <table:table-cell office:value-type="float" office:value="0.160705">
                <text:p>0.160705</text:p>
              </table:table-cell>
              <table:table-cell office:value-type="float" office:value="0.163759">
                <text:p>0.163759</text:p>
              </table:table-cell>
              <table:table-cell office:value-type="float" office:value="0.158405">
                <text:p>0.158405</text:p>
              </table:table-cell>
              <table:table-cell office:value-type="float" office:value="0.157108">
                <text:p>0.157108</text:p>
              </table:table-cell>
              <table:table-cell office:value-type="float" office:value="0.160633">
                <text:p>0.1606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8156">
                <text:p>0.158156</text:p>
              </table:table-cell>
              <table:table-cell office:value-type="float" office:value="0.160688">
                <text:p>0.160688</text:p>
              </table:table-cell>
              <table:table-cell office:value-type="float" office:value="0.163757">
                <text:p>0.163757</text:p>
              </table:table-cell>
              <table:table-cell office:value-type="float" office:value="0.158389">
                <text:p>0.158389</text:p>
              </table:table-cell>
              <table:table-cell office:value-type="float" office:value="0.157143">
                <text:p>0.157143</text:p>
              </table:table-cell>
              <table:table-cell office:value-type="float" office:value="0.160616">
                <text:p>0.1606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58127">
                <text:p>0.158127</text:p>
              </table:table-cell>
              <table:table-cell office:value-type="float" office:value="0.160672">
                <text:p>0.160672</text:p>
              </table:table-cell>
              <table:table-cell office:value-type="float" office:value="0.163754">
                <text:p>0.163754</text:p>
              </table:table-cell>
              <table:table-cell office:value-type="float" office:value="0.158389">
                <text:p>0.158389</text:p>
              </table:table-cell>
              <table:table-cell office:value-type="float" office:value="0.157114">
                <text:p>0.157114</text:p>
              </table:table-cell>
              <table:table-cell office:value-type="float" office:value="0.160598">
                <text:p>0.1605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58116">
                <text:p>0.158116</text:p>
              </table:table-cell>
              <table:table-cell office:value-type="float" office:value="0.160655">
                <text:p>0.160655</text:p>
              </table:table-cell>
              <table:table-cell office:value-type="float" office:value="0.163752">
                <text:p>0.163752</text:p>
              </table:table-cell>
              <table:table-cell office:value-type="float" office:value="0.158386">
                <text:p>0.158386</text:p>
              </table:table-cell>
              <table:table-cell office:value-type="float" office:value="0.157113">
                <text:p>0.157113</text:p>
              </table:table-cell>
              <table:table-cell office:value-type="float" office:value="0.160581">
                <text:p>0.1605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58108">
                <text:p>0.158108</text:p>
              </table:table-cell>
              <table:table-cell office:value-type="float" office:value="0.160637">
                <text:p>0.160637</text:p>
              </table:table-cell>
              <table:table-cell office:value-type="float" office:value="0.163749">
                <text:p>0.163749</text:p>
              </table:table-cell>
              <table:table-cell office:value-type="float" office:value="0.158391">
                <text:p>0.158391</text:p>
              </table:table-cell>
              <table:table-cell office:value-type="float" office:value="0.157127">
                <text:p>0.157127</text:p>
              </table:table-cell>
              <table:table-cell office:value-type="float" office:value="0.160564">
                <text:p>0.1605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58108">
                <text:p>0.158108</text:p>
              </table:table-cell>
              <table:table-cell office:value-type="float" office:value="0.160621">
                <text:p>0.160621</text:p>
              </table:table-cell>
              <table:table-cell office:value-type="float" office:value="0.163746">
                <text:p>0.163746</text:p>
              </table:table-cell>
              <table:table-cell office:value-type="float" office:value="0.158384">
                <text:p>0.158384</text:p>
              </table:table-cell>
              <table:table-cell office:value-type="float" office:value="0.157096">
                <text:p>0.157096</text:p>
              </table:table-cell>
              <table:table-cell office:value-type="float" office:value="0.160548">
                <text:p>0.1605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8129">
                <text:p>0.158129</text:p>
              </table:table-cell>
              <table:table-cell office:value-type="float" office:value="0.160605">
                <text:p>0.160605</text:p>
              </table:table-cell>
              <table:table-cell office:value-type="float" office:value="0.163745">
                <text:p>0.163745</text:p>
              </table:table-cell>
              <table:table-cell office:value-type="float" office:value="0.158398">
                <text:p>0.158398</text:p>
              </table:table-cell>
              <table:table-cell office:value-type="float" office:value="0.157099">
                <text:p>0.157099</text:p>
              </table:table-cell>
              <table:table-cell office:value-type="float" office:value="0.160531">
                <text:p>0.1605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58118">
                <text:p>0.158118</text:p>
              </table:table-cell>
              <table:table-cell office:value-type="float" office:value="0.160588">
                <text:p>0.160588</text:p>
              </table:table-cell>
              <table:table-cell office:value-type="float" office:value="0.163741">
                <text:p>0.163741</text:p>
              </table:table-cell>
              <table:table-cell office:value-type="float" office:value="0.158377">
                <text:p>0.158377</text:p>
              </table:table-cell>
              <table:table-cell office:value-type="float" office:value="0.157088">
                <text:p>0.157088</text:p>
              </table:table-cell>
              <table:table-cell office:value-type="float" office:value="0.160515">
                <text:p>0.1605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58106">
                <text:p>0.158106</text:p>
              </table:table-cell>
              <table:table-cell office:value-type="float" office:value="0.160571">
                <text:p>0.160571</text:p>
              </table:table-cell>
              <table:table-cell office:value-type="float" office:value="0.163744">
                <text:p>0.163744</text:p>
              </table:table-cell>
              <table:table-cell office:value-type="float" office:value="0.158378">
                <text:p>0.158378</text:p>
              </table:table-cell>
              <table:table-cell office:value-type="float" office:value="0.157118">
                <text:p>0.157118</text:p>
              </table:table-cell>
              <table:table-cell office:value-type="float" office:value="0.160498">
                <text:p>0.1604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58116">
                <text:p>0.158116</text:p>
              </table:table-cell>
              <table:table-cell office:value-type="float" office:value="0.160555">
                <text:p>0.160555</text:p>
              </table:table-cell>
              <table:table-cell office:value-type="float" office:value="0.163736">
                <text:p>0.163736</text:p>
              </table:table-cell>
              <table:table-cell office:value-type="float" office:value="0.158381">
                <text:p>0.158381</text:p>
              </table:table-cell>
              <table:table-cell office:value-type="float" office:value="0.157085">
                <text:p>0.157085</text:p>
              </table:table-cell>
              <table:table-cell office:value-type="float" office:value="0.160482">
                <text:p>0.1604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8095">
                <text:p>0.158095</text:p>
              </table:table-cell>
              <table:table-cell office:value-type="float" office:value="0.160539">
                <text:p>0.160539</text:p>
              </table:table-cell>
              <table:table-cell office:value-type="float" office:value="0.163732">
                <text:p>0.163732</text:p>
              </table:table-cell>
              <table:table-cell office:value-type="float" office:value="0.15837">
                <text:p>0.15837</text:p>
              </table:table-cell>
              <table:table-cell office:value-type="float" office:value="0.157093">
                <text:p>0.157093</text:p>
              </table:table-cell>
              <table:table-cell office:value-type="float" office:value="0.160465">
                <text:p>0.1604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58093">
                <text:p>0.158093</text:p>
              </table:table-cell>
              <table:table-cell office:value-type="float" office:value="0.160522">
                <text:p>0.160522</text:p>
              </table:table-cell>
              <table:table-cell office:value-type="float" office:value="0.16373">
                <text:p>0.16373</text:p>
              </table:table-cell>
              <table:table-cell office:value-type="float" office:value="0.158382">
                <text:p>0.158382</text:p>
              </table:table-cell>
              <table:table-cell office:value-type="float" office:value="0.157084">
                <text:p>0.157084</text:p>
              </table:table-cell>
              <table:table-cell office:value-type="float" office:value="0.160449">
                <text:p>0.1604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809">
                <text:p>0.15809</text:p>
              </table:table-cell>
              <table:table-cell office:value-type="float" office:value="0.160506">
                <text:p>0.160506</text:p>
              </table:table-cell>
              <table:table-cell office:value-type="float" office:value="0.163727">
                <text:p>0.163727</text:p>
              </table:table-cell>
              <table:table-cell office:value-type="float" office:value="0.158369">
                <text:p>0.158369</text:p>
              </table:table-cell>
              <table:table-cell office:value-type="float" office:value="0.157079">
                <text:p>0.157079</text:p>
              </table:table-cell>
              <table:table-cell office:value-type="float" office:value="0.160433">
                <text:p>0.1604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58089">
                <text:p>0.158089</text:p>
              </table:table-cell>
              <table:table-cell office:value-type="float" office:value="0.160489">
                <text:p>0.160489</text:p>
              </table:table-cell>
              <table:table-cell office:value-type="float" office:value="0.163724">
                <text:p>0.163724</text:p>
              </table:table-cell>
              <table:table-cell office:value-type="float" office:value="0.158367">
                <text:p>0.158367</text:p>
              </table:table-cell>
              <table:table-cell office:value-type="float" office:value="0.15708">
                <text:p>0.15708</text:p>
              </table:table-cell>
              <table:table-cell office:value-type="float" office:value="0.160416">
                <text:p>0.1604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81">
                <text:p>0.1581</text:p>
              </table:table-cell>
              <table:table-cell office:value-type="float" office:value="0.160473">
                <text:p>0.160473</text:p>
              </table:table-cell>
              <table:table-cell office:value-type="float" office:value="0.163722">
                <text:p>0.163722</text:p>
              </table:table-cell>
              <table:table-cell office:value-type="float" office:value="0.158363">
                <text:p>0.158363</text:p>
              </table:table-cell>
              <table:table-cell office:value-type="float" office:value="0.157087">
                <text:p>0.157087</text:p>
              </table:table-cell>
              <table:table-cell office:value-type="float" office:value="0.1604">
                <text:p>0.16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58085">
                <text:p>0.158085</text:p>
              </table:table-cell>
              <table:table-cell office:value-type="float" office:value="0.160457">
                <text:p>0.160457</text:p>
              </table:table-cell>
              <table:table-cell office:value-type="float" office:value="0.163719">
                <text:p>0.163719</text:p>
              </table:table-cell>
              <table:table-cell office:value-type="float" office:value="0.158362">
                <text:p>0.158362</text:p>
              </table:table-cell>
              <table:table-cell office:value-type="float" office:value="0.157077">
                <text:p>0.157077</text:p>
              </table:table-cell>
              <table:table-cell office:value-type="float" office:value="0.160384">
                <text:p>0.1603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58084">
                <text:p>0.158084</text:p>
              </table:table-cell>
              <table:table-cell office:value-type="float" office:value="0.160441">
                <text:p>0.160441</text:p>
              </table:table-cell>
              <table:table-cell office:value-type="float" office:value="0.163717">
                <text:p>0.163717</text:p>
              </table:table-cell>
              <table:table-cell office:value-type="float" office:value="0.15836">
                <text:p>0.15836</text:p>
              </table:table-cell>
              <table:table-cell office:value-type="float" office:value="0.15707">
                <text:p>0.15707</text:p>
              </table:table-cell>
              <table:table-cell office:value-type="float" office:value="0.160367">
                <text:p>0.1603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8084">
                <text:p>0.158084</text:p>
              </table:table-cell>
              <table:table-cell office:value-type="float" office:value="0.160425">
                <text:p>0.160425</text:p>
              </table:table-cell>
              <table:table-cell office:value-type="float" office:value="0.163714">
                <text:p>0.163714</text:p>
              </table:table-cell>
              <table:table-cell office:value-type="float" office:value="0.158371">
                <text:p>0.158371</text:p>
              </table:table-cell>
              <table:table-cell office:value-type="float" office:value="0.157076">
                <text:p>0.157076</text:p>
              </table:table-cell>
              <table:table-cell office:value-type="float" office:value="0.160352">
                <text:p>0.1603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58077">
                <text:p>0.158077</text:p>
              </table:table-cell>
              <table:table-cell office:value-type="float" office:value="0.160409">
                <text:p>0.160409</text:p>
              </table:table-cell>
              <table:table-cell office:value-type="float" office:value="0.163713">
                <text:p>0.163713</text:p>
              </table:table-cell>
              <table:table-cell office:value-type="float" office:value="0.158376">
                <text:p>0.158376</text:p>
              </table:table-cell>
              <table:table-cell office:value-type="float" office:value="0.15707">
                <text:p>0.15707</text:p>
              </table:table-cell>
              <table:table-cell office:value-type="float" office:value="0.160335">
                <text:p>0.1603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8082">
                <text:p>0.158082</text:p>
              </table:table-cell>
              <table:table-cell office:value-type="float" office:value="0.160393">
                <text:p>0.160393</text:p>
              </table:table-cell>
              <table:table-cell office:value-type="float" office:value="0.163711">
                <text:p>0.163711</text:p>
              </table:table-cell>
              <table:table-cell office:value-type="float" office:value="0.158367">
                <text:p>0.158367</text:p>
              </table:table-cell>
              <table:table-cell office:value-type="float" office:value="0.15707">
                <text:p>0.15707</text:p>
              </table:table-cell>
              <table:table-cell office:value-type="float" office:value="0.16032">
                <text:p>0.160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807">
                <text:p>0.15807</text:p>
              </table:table-cell>
              <table:table-cell office:value-type="float" office:value="0.160377">
                <text:p>0.160377</text:p>
              </table:table-cell>
              <table:table-cell office:value-type="float" office:value="0.163708">
                <text:p>0.163708</text:p>
              </table:table-cell>
              <table:table-cell office:value-type="float" office:value="0.158354">
                <text:p>0.158354</text:p>
              </table:table-cell>
              <table:table-cell office:value-type="float" office:value="0.157066">
                <text:p>0.157066</text:p>
              </table:table-cell>
              <table:table-cell office:value-type="float" office:value="0.160304">
                <text:p>0.1603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58093">
                <text:p>0.158093</text:p>
              </table:table-cell>
              <table:table-cell office:value-type="float" office:value="0.160361">
                <text:p>0.160361</text:p>
              </table:table-cell>
              <table:table-cell office:value-type="float" office:value="0.163705">
                <text:p>0.163705</text:p>
              </table:table-cell>
              <table:table-cell office:value-type="float" office:value="0.158358">
                <text:p>0.158358</text:p>
              </table:table-cell>
              <table:table-cell office:value-type="float" office:value="0.157069">
                <text:p>0.157069</text:p>
              </table:table-cell>
              <table:table-cell office:value-type="float" office:value="0.160288">
                <text:p>0.1602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8069">
                <text:p>0.158069</text:p>
              </table:table-cell>
              <table:table-cell office:value-type="float" office:value="0.160347">
                <text:p>0.160347</text:p>
              </table:table-cell>
              <table:table-cell office:value-type="float" office:value="0.163702">
                <text:p>0.163702</text:p>
              </table:table-cell>
              <table:table-cell office:value-type="float" office:value="0.158368">
                <text:p>0.158368</text:p>
              </table:table-cell>
              <table:table-cell office:value-type="float" office:value="0.157061">
                <text:p>0.157061</text:p>
              </table:table-cell>
              <table:table-cell office:value-type="float" office:value="0.160272">
                <text:p>0.1602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8069">
                <text:p>0.158069</text:p>
              </table:table-cell>
              <table:table-cell office:value-type="float" office:value="0.160331">
                <text:p>0.160331</text:p>
              </table:table-cell>
              <table:table-cell office:value-type="float" office:value="0.163699">
                <text:p>0.163699</text:p>
              </table:table-cell>
              <table:table-cell office:value-type="float" office:value="0.158345">
                <text:p>0.158345</text:p>
              </table:table-cell>
              <table:table-cell office:value-type="float" office:value="0.157074">
                <text:p>0.157074</text:p>
              </table:table-cell>
              <table:table-cell office:value-type="float" office:value="0.160256">
                <text:p>0.1602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58068">
                <text:p>0.158068</text:p>
              </table:table-cell>
              <table:table-cell office:value-type="float" office:value="0.160317">
                <text:p>0.160317</text:p>
              </table:table-cell>
              <table:table-cell office:value-type="float" office:value="0.163697">
                <text:p>0.163697</text:p>
              </table:table-cell>
              <table:table-cell office:value-type="float" office:value="0.15838">
                <text:p>0.15838</text:p>
              </table:table-cell>
              <table:table-cell office:value-type="float" office:value="0.157135">
                <text:p>0.157135</text:p>
              </table:table-cell>
              <table:table-cell office:value-type="float" office:value="0.16024">
                <text:p>0.160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58063">
                <text:p>0.158063</text:p>
              </table:table-cell>
              <table:table-cell office:value-type="float" office:value="0.160302">
                <text:p>0.160302</text:p>
              </table:table-cell>
              <table:table-cell office:value-type="float" office:value="0.163694">
                <text:p>0.163694</text:p>
              </table:table-cell>
              <table:table-cell office:value-type="float" office:value="0.158358">
                <text:p>0.158358</text:p>
              </table:table-cell>
              <table:table-cell office:value-type="float" office:value="0.157082">
                <text:p>0.157082</text:p>
              </table:table-cell>
              <table:table-cell office:value-type="float" office:value="0.160225">
                <text:p>0.1602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58094">
                <text:p>0.158094</text:p>
              </table:table-cell>
              <table:table-cell office:value-type="float" office:value="0.160287">
                <text:p>0.160287</text:p>
              </table:table-cell>
              <table:table-cell office:value-type="float" office:value="0.163696">
                <text:p>0.163696</text:p>
              </table:table-cell>
              <table:table-cell office:value-type="float" office:value="0.158339">
                <text:p>0.158339</text:p>
              </table:table-cell>
              <table:table-cell office:value-type="float" office:value="0.157055">
                <text:p>0.157055</text:p>
              </table:table-cell>
              <table:table-cell office:value-type="float" office:value="0.160209">
                <text:p>0.1602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8048">
                <text:p>0.158048</text:p>
              </table:table-cell>
              <table:table-cell office:value-type="float" office:value="0.160272">
                <text:p>0.160272</text:p>
              </table:table-cell>
              <table:table-cell office:value-type="float" office:value="0.163701">
                <text:p>0.163701</text:p>
              </table:table-cell>
              <table:table-cell office:value-type="float" office:value="0.158341">
                <text:p>0.158341</text:p>
              </table:table-cell>
              <table:table-cell office:value-type="float" office:value="0.157052">
                <text:p>0.157052</text:p>
              </table:table-cell>
              <table:table-cell office:value-type="float" office:value="0.160194">
                <text:p>0.1601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8044">
                <text:p>0.158044</text:p>
              </table:table-cell>
              <table:table-cell office:value-type="float" office:value="0.160258">
                <text:p>0.160258</text:p>
              </table:table-cell>
              <table:table-cell office:value-type="float" office:value="0.163693">
                <text:p>0.163693</text:p>
              </table:table-cell>
              <table:table-cell office:value-type="float" office:value="0.158342">
                <text:p>0.158342</text:p>
              </table:table-cell>
              <table:table-cell office:value-type="float" office:value="0.157048">
                <text:p>0.157048</text:p>
              </table:table-cell>
              <table:table-cell office:value-type="float" office:value="0.160178">
                <text:p>0.1601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58044">
                <text:p>0.158044</text:p>
              </table:table-cell>
              <table:table-cell office:value-type="float" office:value="0.160243">
                <text:p>0.160243</text:p>
              </table:table-cell>
              <table:table-cell office:value-type="float" office:value="0.163692">
                <text:p>0.163692</text:p>
              </table:table-cell>
              <table:table-cell office:value-type="float" office:value="0.158363">
                <text:p>0.158363</text:p>
              </table:table-cell>
              <table:table-cell office:value-type="float" office:value="0.157061">
                <text:p>0.157061</text:p>
              </table:table-cell>
              <table:table-cell office:value-type="float" office:value="0.160163">
                <text:p>0.1601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5804">
                <text:p>0.15804</text:p>
              </table:table-cell>
              <table:table-cell office:value-type="float" office:value="0.160228">
                <text:p>0.160228</text:p>
              </table:table-cell>
              <table:table-cell office:value-type="float" office:value="0.163692">
                <text:p>0.163692</text:p>
              </table:table-cell>
              <table:table-cell office:value-type="float" office:value="0.158341">
                <text:p>0.158341</text:p>
              </table:table-cell>
              <table:table-cell office:value-type="float" office:value="0.157046">
                <text:p>0.157046</text:p>
              </table:table-cell>
              <table:table-cell office:value-type="float" office:value="0.160147">
                <text:p>0.160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58041">
                <text:p>0.158041</text:p>
              </table:table-cell>
              <table:table-cell office:value-type="float" office:value="0.160213">
                <text:p>0.160213</text:p>
              </table:table-cell>
              <table:table-cell office:value-type="float" office:value="0.163685">
                <text:p>0.163685</text:p>
              </table:table-cell>
              <table:table-cell office:value-type="float" office:value="0.158348">
                <text:p>0.158348</text:p>
              </table:table-cell>
              <table:table-cell office:value-type="float" office:value="0.157041">
                <text:p>0.157041</text:p>
              </table:table-cell>
              <table:table-cell office:value-type="float" office:value="0.160132">
                <text:p>0.1601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58052">
                <text:p>0.158052</text:p>
              </table:table-cell>
              <table:table-cell office:value-type="float" office:value="0.160199">
                <text:p>0.160199</text:p>
              </table:table-cell>
              <table:table-cell office:value-type="float" office:value="0.163684">
                <text:p>0.163684</text:p>
              </table:table-cell>
              <table:table-cell office:value-type="float" office:value="0.15834">
                <text:p>0.15834</text:p>
              </table:table-cell>
              <table:table-cell office:value-type="float" office:value="0.157039">
                <text:p>0.157039</text:p>
              </table:table-cell>
              <table:table-cell office:value-type="float" office:value="0.160117">
                <text:p>0.1601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58037">
                <text:p>0.158037</text:p>
              </table:table-cell>
              <table:table-cell office:value-type="float" office:value="0.160184">
                <text:p>0.160184</text:p>
              </table:table-cell>
              <table:table-cell office:value-type="float" office:value="0.163676">
                <text:p>0.163676</text:p>
              </table:table-cell>
              <table:table-cell office:value-type="float" office:value="0.158329">
                <text:p>0.158329</text:p>
              </table:table-cell>
              <table:table-cell office:value-type="float" office:value="0.15705">
                <text:p>0.15705</text:p>
              </table:table-cell>
              <table:table-cell office:value-type="float" office:value="0.160102">
                <text:p>0.1601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58055">
                <text:p>0.158055</text:p>
              </table:table-cell>
              <table:table-cell office:value-type="float" office:value="0.16017">
                <text:p>0.16017</text:p>
              </table:table-cell>
              <table:table-cell office:value-type="float" office:value="0.163674">
                <text:p>0.163674</text:p>
              </table:table-cell>
              <table:table-cell office:value-type="float" office:value="0.158325">
                <text:p>0.158325</text:p>
              </table:table-cell>
              <table:table-cell office:value-type="float" office:value="0.157043">
                <text:p>0.157043</text:p>
              </table:table-cell>
              <table:table-cell office:value-type="float" office:value="0.160087">
                <text:p>0.1600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58028">
                <text:p>0.158028</text:p>
              </table:table-cell>
              <table:table-cell office:value-type="float" office:value="0.160155">
                <text:p>0.160155</text:p>
              </table:table-cell>
              <table:table-cell office:value-type="float" office:value="0.163672">
                <text:p>0.163672</text:p>
              </table:table-cell>
              <table:table-cell office:value-type="float" office:value="0.15833">
                <text:p>0.15833</text:p>
              </table:table-cell>
              <table:table-cell office:value-type="float" office:value="0.157033">
                <text:p>0.157033</text:p>
              </table:table-cell>
              <table:table-cell office:value-type="float" office:value="0.160072">
                <text:p>0.1600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58095">
                <text:p>0.158095</text:p>
              </table:table-cell>
              <table:table-cell office:value-type="float" office:value="0.160141">
                <text:p>0.160141</text:p>
              </table:table-cell>
              <table:table-cell office:value-type="float" office:value="0.163669">
                <text:p>0.163669</text:p>
              </table:table-cell>
              <table:table-cell office:value-type="float" office:value="0.158321">
                <text:p>0.158321</text:p>
              </table:table-cell>
              <table:table-cell office:value-type="float" office:value="0.157031">
                <text:p>0.157031</text:p>
              </table:table-cell>
              <table:table-cell office:value-type="float" office:value="0.160057">
                <text:p>0.1600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58026">
                <text:p>0.158026</text:p>
              </table:table-cell>
              <table:table-cell office:value-type="float" office:value="0.160127">
                <text:p>0.160127</text:p>
              </table:table-cell>
              <table:table-cell office:value-type="float" office:value="0.163666">
                <text:p>0.163666</text:p>
              </table:table-cell>
              <table:table-cell office:value-type="float" office:value="0.158323">
                <text:p>0.158323</text:p>
              </table:table-cell>
              <table:table-cell office:value-type="float" office:value="0.157027">
                <text:p>0.157027</text:p>
              </table:table-cell>
              <table:table-cell office:value-type="float" office:value="0.160043">
                <text:p>0.1600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58029">
                <text:p>0.158029</text:p>
              </table:table-cell>
              <table:table-cell office:value-type="float" office:value="0.160113">
                <text:p>0.160113</text:p>
              </table:table-cell>
              <table:table-cell office:value-type="float" office:value="0.163664">
                <text:p>0.163664</text:p>
              </table:table-cell>
              <table:table-cell office:value-type="float" office:value="0.158316">
                <text:p>0.158316</text:p>
              </table:table-cell>
              <table:table-cell office:value-type="float" office:value="0.157029">
                <text:p>0.157029</text:p>
              </table:table-cell>
              <table:table-cell office:value-type="float" office:value="0.160029">
                <text:p>0.1600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58026">
                <text:p>0.158026</text:p>
              </table:table-cell>
              <table:table-cell office:value-type="float" office:value="0.1601">
                <text:p>0.1601</text:p>
              </table:table-cell>
              <table:table-cell office:value-type="float" office:value="0.163662">
                <text:p>0.163662</text:p>
              </table:table-cell>
              <table:table-cell office:value-type="float" office:value="0.158337">
                <text:p>0.158337</text:p>
              </table:table-cell>
              <table:table-cell office:value-type="float" office:value="0.157042">
                <text:p>0.157042</text:p>
              </table:table-cell>
              <table:table-cell office:value-type="float" office:value="0.160015">
                <text:p>0.1600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5802">
                <text:p>0.15802</text:p>
              </table:table-cell>
              <table:table-cell office:value-type="float" office:value="0.160086">
                <text:p>0.160086</text:p>
              </table:table-cell>
              <table:table-cell office:value-type="float" office:value="0.163659">
                <text:p>0.163659</text:p>
              </table:table-cell>
              <table:table-cell office:value-type="float" office:value="0.158324">
                <text:p>0.158324</text:p>
              </table:table-cell>
              <table:table-cell office:value-type="float" office:value="0.157028">
                <text:p>0.157028</text:p>
              </table:table-cell>
              <table:table-cell office:value-type="float" office:value="0.160002">
                <text:p>0.1600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58021">
                <text:p>0.158021</text:p>
              </table:table-cell>
              <table:table-cell office:value-type="float" office:value="0.160073">
                <text:p>0.160073</text:p>
              </table:table-cell>
              <table:table-cell office:value-type="float" office:value="0.163659">
                <text:p>0.163659</text:p>
              </table:table-cell>
              <table:table-cell office:value-type="float" office:value="0.158348">
                <text:p>0.158348</text:p>
              </table:table-cell>
              <table:table-cell office:value-type="float" office:value="0.157037">
                <text:p>0.157037</text:p>
              </table:table-cell>
              <table:table-cell office:value-type="float" office:value="0.159988">
                <text:p>0.1599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58018">
                <text:p>0.158018</text:p>
              </table:table-cell>
              <table:table-cell office:value-type="float" office:value="0.16006">
                <text:p>0.16006</text:p>
              </table:table-cell>
              <table:table-cell office:value-type="float" office:value="0.16366">
                <text:p>0.16366</text:p>
              </table:table-cell>
              <table:table-cell office:value-type="float" office:value="0.158316">
                <text:p>0.158316</text:p>
              </table:table-cell>
              <table:table-cell office:value-type="float" office:value="0.157033">
                <text:p>0.157033</text:p>
              </table:table-cell>
              <table:table-cell office:value-type="float" office:value="0.159975">
                <text:p>0.1599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58011">
                <text:p>0.158011</text:p>
              </table:table-cell>
              <table:table-cell office:value-type="float" office:value="0.160046">
                <text:p>0.160046</text:p>
              </table:table-cell>
              <table:table-cell office:value-type="float" office:value="0.163657">
                <text:p>0.163657</text:p>
              </table:table-cell>
              <table:table-cell office:value-type="float" office:value="0.158309">
                <text:p>0.158309</text:p>
              </table:table-cell>
              <table:table-cell office:value-type="float" office:value="0.157087">
                <text:p>0.157087</text:p>
              </table:table-cell>
              <table:table-cell office:value-type="float" office:value="0.159961">
                <text:p>0.1599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5802">
                <text:p>0.15802</text:p>
              </table:table-cell>
              <table:table-cell office:value-type="float" office:value="0.160032">
                <text:p>0.160032</text:p>
              </table:table-cell>
              <table:table-cell office:value-type="float" office:value="0.163653">
                <text:p>0.163653</text:p>
              </table:table-cell>
              <table:table-cell office:value-type="float" office:value="0.158306">
                <text:p>0.158306</text:p>
              </table:table-cell>
              <table:table-cell office:value-type="float" office:value="0.157022">
                <text:p>0.157022</text:p>
              </table:table-cell>
              <table:table-cell office:value-type="float" office:value="0.159948">
                <text:p>0.1599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58029">
                <text:p>0.158029</text:p>
              </table:table-cell>
              <table:table-cell office:value-type="float" office:value="0.160019">
                <text:p>0.160019</text:p>
              </table:table-cell>
              <table:table-cell office:value-type="float" office:value="0.163652">
                <text:p>0.163652</text:p>
              </table:table-cell>
              <table:table-cell office:value-type="float" office:value="0.158305">
                <text:p>0.158305</text:p>
              </table:table-cell>
              <table:table-cell office:value-type="float" office:value="0.157019">
                <text:p>0.157019</text:p>
              </table:table-cell>
              <table:table-cell office:value-type="float" office:value="0.159935">
                <text:p>0.1599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801">
                <text:p>0.15801</text:p>
              </table:table-cell>
              <table:table-cell office:value-type="float" office:value="0.160006">
                <text:p>0.160006</text:p>
              </table:table-cell>
              <table:table-cell office:value-type="float" office:value="0.163647">
                <text:p>0.163647</text:p>
              </table:table-cell>
              <table:table-cell office:value-type="float" office:value="0.158308">
                <text:p>0.158308</text:p>
              </table:table-cell>
              <table:table-cell office:value-type="float" office:value="0.157028">
                <text:p>0.157028</text:p>
              </table:table-cell>
              <table:table-cell office:value-type="float" office:value="0.159921">
                <text:p>0.1599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58002">
                <text:p>0.158002</text:p>
              </table:table-cell>
              <table:table-cell office:value-type="float" office:value="0.159992">
                <text:p>0.159992</text:p>
              </table:table-cell>
              <table:table-cell office:value-type="float" office:value="0.163646">
                <text:p>0.163646</text:p>
              </table:table-cell>
              <table:table-cell office:value-type="float" office:value="0.158302">
                <text:p>0.158302</text:p>
              </table:table-cell>
              <table:table-cell office:value-type="float" office:value="0.157025">
                <text:p>0.157025</text:p>
              </table:table-cell>
              <table:table-cell office:value-type="float" office:value="0.159908">
                <text:p>0.1599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58003">
                <text:p>0.158003</text:p>
              </table:table-cell>
              <table:table-cell office:value-type="float" office:value="0.159979">
                <text:p>0.159979</text:p>
              </table:table-cell>
              <table:table-cell office:value-type="float" office:value="0.163643">
                <text:p>0.163643</text:p>
              </table:table-cell>
              <table:table-cell office:value-type="float" office:value="0.1583">
                <text:p>0.1583</text:p>
              </table:table-cell>
              <table:table-cell office:value-type="float" office:value="0.157012">
                <text:p>0.157012</text:p>
              </table:table-cell>
              <table:table-cell office:value-type="float" office:value="0.159894">
                <text:p>0.1598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58049">
                <text:p>0.158049</text:p>
              </table:table-cell>
              <table:table-cell office:value-type="float" office:value="0.159965">
                <text:p>0.159965</text:p>
              </table:table-cell>
              <table:table-cell office:value-type="float" office:value="0.163642">
                <text:p>0.163642</text:p>
              </table:table-cell>
              <table:table-cell office:value-type="float" office:value="0.158298">
                <text:p>0.158298</text:p>
              </table:table-cell>
              <table:table-cell office:value-type="float" office:value="0.157008">
                <text:p>0.157008</text:p>
              </table:table-cell>
              <table:table-cell office:value-type="float" office:value="0.159881">
                <text:p>0.1598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57994">
                <text:p>0.157994</text:p>
              </table:table-cell>
              <table:table-cell office:value-type="float" office:value="0.159952">
                <text:p>0.159952</text:p>
              </table:table-cell>
              <table:table-cell office:value-type="float" office:value="0.163638">
                <text:p>0.163638</text:p>
              </table:table-cell>
              <table:table-cell office:value-type="float" office:value="0.158307">
                <text:p>0.158307</text:p>
              </table:table-cell>
              <table:table-cell office:value-type="float" office:value="0.157003">
                <text:p>0.157003</text:p>
              </table:table-cell>
              <table:table-cell office:value-type="float" office:value="0.159868">
                <text:p>0.1598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58003">
                <text:p>0.158003</text:p>
              </table:table-cell>
              <table:table-cell office:value-type="float" office:value="0.159939">
                <text:p>0.159939</text:p>
              </table:table-cell>
              <table:table-cell office:value-type="float" office:value="0.163636">
                <text:p>0.163636</text:p>
              </table:table-cell>
              <table:table-cell office:value-type="float" office:value="0.158307">
                <text:p>0.158307</text:p>
              </table:table-cell>
              <table:table-cell office:value-type="float" office:value="0.157005">
                <text:p>0.157005</text:p>
              </table:table-cell>
              <table:table-cell office:value-type="float" office:value="0.159856">
                <text:p>0.1598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5802">
                <text:p>0.15802</text:p>
              </table:table-cell>
              <table:table-cell office:value-type="float" office:value="0.159926">
                <text:p>0.159926</text:p>
              </table:table-cell>
              <table:table-cell office:value-type="float" office:value="0.163636">
                <text:p>0.163636</text:p>
              </table:table-cell>
              <table:table-cell office:value-type="float" office:value="0.158307">
                <text:p>0.158307</text:p>
              </table:table-cell>
              <table:table-cell office:value-type="float" office:value="0.157005">
                <text:p>0.157005</text:p>
              </table:table-cell>
              <table:table-cell office:value-type="float" office:value="0.159844">
                <text:p>0.1598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8001">
                <text:p>0.158001</text:p>
              </table:table-cell>
              <table:table-cell office:value-type="float" office:value="0.159914">
                <text:p>0.159914</text:p>
              </table:table-cell>
              <table:table-cell office:value-type="float" office:value="0.163632">
                <text:p>0.163632</text:p>
              </table:table-cell>
              <table:table-cell office:value-type="float" office:value="0.158295">
                <text:p>0.158295</text:p>
              </table:table-cell>
              <table:table-cell office:value-type="float" office:value="0.15701">
                <text:p>0.15701</text:p>
              </table:table-cell>
              <table:table-cell office:value-type="float" office:value="0.159832">
                <text:p>0.1598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57991">
                <text:p>0.157991</text:p>
              </table:table-cell>
              <table:table-cell office:value-type="float" office:value="0.1599">
                <text:p>0.1599</text:p>
              </table:table-cell>
              <table:table-cell office:value-type="float" office:value="0.163629">
                <text:p>0.163629</text:p>
              </table:table-cell>
              <table:table-cell office:value-type="float" office:value="0.158293">
                <text:p>0.158293</text:p>
              </table:table-cell>
              <table:table-cell office:value-type="float" office:value="0.157003">
                <text:p>0.157003</text:p>
              </table:table-cell>
              <table:table-cell office:value-type="float" office:value="0.15982">
                <text:p>0.159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57991">
                <text:p>0.157991</text:p>
              </table:table-cell>
              <table:table-cell office:value-type="float" office:value="0.159888">
                <text:p>0.159888</text:p>
              </table:table-cell>
              <table:table-cell office:value-type="float" office:value="0.163627">
                <text:p>0.163627</text:p>
              </table:table-cell>
              <table:table-cell office:value-type="float" office:value="0.158293">
                <text:p>0.158293</text:p>
              </table:table-cell>
              <table:table-cell office:value-type="float" office:value="0.157013">
                <text:p>0.157013</text:p>
              </table:table-cell>
              <table:table-cell office:value-type="float" office:value="0.159808">
                <text:p>0.1598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5798">
                <text:p>0.15798</text:p>
              </table:table-cell>
              <table:table-cell office:value-type="float" office:value="0.159876">
                <text:p>0.159876</text:p>
              </table:table-cell>
              <table:table-cell office:value-type="float" office:value="0.163626">
                <text:p>0.163626</text:p>
              </table:table-cell>
              <table:table-cell office:value-type="float" office:value="0.158302">
                <text:p>0.158302</text:p>
              </table:table-cell>
              <table:table-cell office:value-type="float" office:value="0.156999">
                <text:p>0.156999</text:p>
              </table:table-cell>
              <table:table-cell office:value-type="float" office:value="0.159796">
                <text:p>0.1597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57986">
                <text:p>0.157986</text:p>
              </table:table-cell>
              <table:table-cell office:value-type="float" office:value="0.159864">
                <text:p>0.159864</text:p>
              </table:table-cell>
              <table:table-cell office:value-type="float" office:value="0.163624">
                <text:p>0.163624</text:p>
              </table:table-cell>
              <table:table-cell office:value-type="float" office:value="0.158301">
                <text:p>0.158301</text:p>
              </table:table-cell>
              <table:table-cell office:value-type="float" office:value="0.156996">
                <text:p>0.156996</text:p>
              </table:table-cell>
              <table:table-cell office:value-type="float" office:value="0.159784">
                <text:p>0.1597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5798">
                <text:p>0.15798</text:p>
              </table:table-cell>
              <table:table-cell office:value-type="float" office:value="0.159851">
                <text:p>0.159851</text:p>
              </table:table-cell>
              <table:table-cell office:value-type="float" office:value="0.163622">
                <text:p>0.163622</text:p>
              </table:table-cell>
              <table:table-cell office:value-type="float" office:value="0.158288">
                <text:p>0.158288</text:p>
              </table:table-cell>
              <table:table-cell office:value-type="float" office:value="0.157023">
                <text:p>0.157023</text:p>
              </table:table-cell>
              <table:table-cell office:value-type="float" office:value="0.159772">
                <text:p>0.1597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57975">
                <text:p>0.157975</text:p>
              </table:table-cell>
              <table:table-cell office:value-type="float" office:value="0.159838">
                <text:p>0.159838</text:p>
              </table:table-cell>
              <table:table-cell office:value-type="float" office:value="0.16362">
                <text:p>0.16362</text:p>
              </table:table-cell>
              <table:table-cell office:value-type="float" office:value="0.158305">
                <text:p>0.158305</text:p>
              </table:table-cell>
              <table:table-cell office:value-type="float" office:value="0.157003">
                <text:p>0.157003</text:p>
              </table:table-cell>
              <table:table-cell office:value-type="float" office:value="0.159761">
                <text:p>0.1597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7969">
                <text:p>0.157969</text:p>
              </table:table-cell>
              <table:table-cell office:value-type="float" office:value="0.159826">
                <text:p>0.159826</text:p>
              </table:table-cell>
              <table:table-cell office:value-type="float" office:value="0.163618">
                <text:p>0.163618</text:p>
              </table:table-cell>
              <table:table-cell office:value-type="float" office:value="0.158302">
                <text:p>0.158302</text:p>
              </table:table-cell>
              <table:table-cell office:value-type="float" office:value="0.156987">
                <text:p>0.156987</text:p>
              </table:table-cell>
              <table:table-cell office:value-type="float" office:value="0.159749">
                <text:p>0.1597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7969">
                <text:p>0.157969</text:p>
              </table:table-cell>
              <table:table-cell office:value-type="float" office:value="0.159814">
                <text:p>0.159814</text:p>
              </table:table-cell>
              <table:table-cell office:value-type="float" office:value="0.163616">
                <text:p>0.163616</text:p>
              </table:table-cell>
              <table:table-cell office:value-type="float" office:value="0.158284">
                <text:p>0.158284</text:p>
              </table:table-cell>
              <table:table-cell office:value-type="float" office:value="0.156986">
                <text:p>0.156986</text:p>
              </table:table-cell>
              <table:table-cell office:value-type="float" office:value="0.159737">
                <text:p>0.1597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57975">
                <text:p>0.157975</text:p>
              </table:table-cell>
              <table:table-cell office:value-type="float" office:value="0.159801">
                <text:p>0.159801</text:p>
              </table:table-cell>
              <table:table-cell office:value-type="float" office:value="0.163614">
                <text:p>0.163614</text:p>
              </table:table-cell>
              <table:table-cell office:value-type="float" office:value="0.158294">
                <text:p>0.158294</text:p>
              </table:table-cell>
              <table:table-cell office:value-type="float" office:value="0.156992">
                <text:p>0.156992</text:p>
              </table:table-cell>
              <table:table-cell office:value-type="float" office:value="0.159726">
                <text:p>0.1597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7967">
                <text:p>0.157967</text:p>
              </table:table-cell>
              <table:table-cell office:value-type="float" office:value="0.159789">
                <text:p>0.159789</text:p>
              </table:table-cell>
              <table:table-cell office:value-type="float" office:value="0.163616">
                <text:p>0.163616</text:p>
              </table:table-cell>
              <table:table-cell office:value-type="float" office:value="0.158275">
                <text:p>0.158275</text:p>
              </table:table-cell>
              <table:table-cell office:value-type="float" office:value="0.156984">
                <text:p>0.156984</text:p>
              </table:table-cell>
              <table:table-cell office:value-type="float" office:value="0.159714">
                <text:p>0.1597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57961">
                <text:p>0.157961</text:p>
              </table:table-cell>
              <table:table-cell office:value-type="float" office:value="0.159777">
                <text:p>0.159777</text:p>
              </table:table-cell>
              <table:table-cell office:value-type="float" office:value="0.163611">
                <text:p>0.163611</text:p>
              </table:table-cell>
              <table:table-cell office:value-type="float" office:value="0.158275">
                <text:p>0.158275</text:p>
              </table:table-cell>
              <table:table-cell office:value-type="float" office:value="0.156982">
                <text:p>0.156982</text:p>
              </table:table-cell>
              <table:table-cell office:value-type="float" office:value="0.159702">
                <text:p>0.1597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57965">
                <text:p>0.157965</text:p>
              </table:table-cell>
              <table:table-cell office:value-type="float" office:value="0.159764">
                <text:p>0.159764</text:p>
              </table:table-cell>
              <table:table-cell office:value-type="float" office:value="0.163608">
                <text:p>0.163608</text:p>
              </table:table-cell>
              <table:table-cell office:value-type="float" office:value="0.158277">
                <text:p>0.158277</text:p>
              </table:table-cell>
              <table:table-cell office:value-type="float" office:value="0.156985">
                <text:p>0.156985</text:p>
              </table:table-cell>
              <table:table-cell office:value-type="float" office:value="0.159691">
                <text:p>0.1596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57975">
                <text:p>0.157975</text:p>
              </table:table-cell>
              <table:table-cell office:value-type="float" office:value="0.159752">
                <text:p>0.159752</text:p>
              </table:table-cell>
              <table:table-cell office:value-type="float" office:value="0.163606">
                <text:p>0.163606</text:p>
              </table:table-cell>
              <table:table-cell office:value-type="float" office:value="0.158273">
                <text:p>0.158273</text:p>
              </table:table-cell>
              <table:table-cell office:value-type="float" office:value="0.156976">
                <text:p>0.156976</text:p>
              </table:table-cell>
              <table:table-cell office:value-type="float" office:value="0.15968">
                <text:p>0.15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57956">
                <text:p>0.157956</text:p>
              </table:table-cell>
              <table:table-cell office:value-type="float" office:value="0.15974">
                <text:p>0.15974</text:p>
              </table:table-cell>
              <table:table-cell office:value-type="float" office:value="0.163602">
                <text:p>0.163602</text:p>
              </table:table-cell>
              <table:table-cell office:value-type="float" office:value="0.158279">
                <text:p>0.158279</text:p>
              </table:table-cell>
              <table:table-cell office:value-type="float" office:value="0.156975">
                <text:p>0.156975</text:p>
              </table:table-cell>
              <table:table-cell office:value-type="float" office:value="0.159668">
                <text:p>0.1596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5796">
                <text:p>0.15796</text:p>
              </table:table-cell>
              <table:table-cell office:value-type="float" office:value="0.159728">
                <text:p>0.159728</text:p>
              </table:table-cell>
              <table:table-cell office:value-type="float" office:value="0.1636">
                <text:p>0.1636</text:p>
              </table:table-cell>
              <table:table-cell office:value-type="float" office:value="0.158268">
                <text:p>0.158268</text:p>
              </table:table-cell>
              <table:table-cell office:value-type="float" office:value="0.156973">
                <text:p>0.156973</text:p>
              </table:table-cell>
              <table:table-cell office:value-type="float" office:value="0.159657">
                <text:p>0.1596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57954">
                <text:p>0.157954</text:p>
              </table:table-cell>
              <table:table-cell office:value-type="float" office:value="0.159716">
                <text:p>0.159716</text:p>
              </table:table-cell>
              <table:table-cell office:value-type="float" office:value="0.1636">
                <text:p>0.1636</text:p>
              </table:table-cell>
              <table:table-cell office:value-type="float" office:value="0.158265">
                <text:p>0.158265</text:p>
              </table:table-cell>
              <table:table-cell office:value-type="float" office:value="0.156973">
                <text:p>0.156973</text:p>
              </table:table-cell>
              <table:table-cell office:value-type="float" office:value="0.159646">
                <text:p>0.1596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57951">
                <text:p>0.157951</text:p>
              </table:table-cell>
              <table:table-cell office:value-type="float" office:value="0.159704">
                <text:p>0.159704</text:p>
              </table:table-cell>
              <table:table-cell office:value-type="float" office:value="0.163598">
                <text:p>0.163598</text:p>
              </table:table-cell>
              <table:table-cell office:value-type="float" office:value="0.158268">
                <text:p>0.158268</text:p>
              </table:table-cell>
              <table:table-cell office:value-type="float" office:value="0.156975">
                <text:p>0.156975</text:p>
              </table:table-cell>
              <table:table-cell office:value-type="float" office:value="0.159634">
                <text:p>0.1596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57985">
                <text:p>0.157985</text:p>
              </table:table-cell>
              <table:table-cell office:value-type="float" office:value="0.159693">
                <text:p>0.159693</text:p>
              </table:table-cell>
              <table:table-cell office:value-type="float" office:value="0.163595">
                <text:p>0.163595</text:p>
              </table:table-cell>
              <table:table-cell office:value-type="float" office:value="0.158264">
                <text:p>0.158264</text:p>
              </table:table-cell>
              <table:table-cell office:value-type="float" office:value="0.156971">
                <text:p>0.156971</text:p>
              </table:table-cell>
              <table:table-cell office:value-type="float" office:value="0.159623">
                <text:p>0.1596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7949">
                <text:p>0.157949</text:p>
              </table:table-cell>
              <table:table-cell office:value-type="float" office:value="0.159682">
                <text:p>0.159682</text:p>
              </table:table-cell>
              <table:table-cell office:value-type="float" office:value="0.163592">
                <text:p>0.163592</text:p>
              </table:table-cell>
              <table:table-cell office:value-type="float" office:value="0.158262">
                <text:p>0.158262</text:p>
              </table:table-cell>
              <table:table-cell office:value-type="float" office:value="0.156966">
                <text:p>0.156966</text:p>
              </table:table-cell>
              <table:table-cell office:value-type="float" office:value="0.159612">
                <text:p>0.1596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57948">
                <text:p>0.157948</text:p>
              </table:table-cell>
              <table:table-cell office:value-type="float" office:value="0.159671">
                <text:p>0.159671</text:p>
              </table:table-cell>
              <table:table-cell office:value-type="float" office:value="0.16359">
                <text:p>0.16359</text:p>
              </table:table-cell>
              <table:table-cell office:value-type="float" office:value="0.158263">
                <text:p>0.158263</text:p>
              </table:table-cell>
              <table:table-cell office:value-type="float" office:value="0.156968">
                <text:p>0.156968</text:p>
              </table:table-cell>
              <table:table-cell office:value-type="float" office:value="0.1596">
                <text:p>0.15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7947">
                <text:p>0.157947</text:p>
              </table:table-cell>
              <table:table-cell office:value-type="float" office:value="0.15966">
                <text:p>0.15966</text:p>
              </table:table-cell>
              <table:table-cell office:value-type="float" office:value="0.163587">
                <text:p>0.163587</text:p>
              </table:table-cell>
              <table:table-cell office:value-type="float" office:value="0.158271">
                <text:p>0.158271</text:p>
              </table:table-cell>
              <table:table-cell office:value-type="float" office:value="0.156983">
                <text:p>0.156983</text:p>
              </table:table-cell>
              <table:table-cell office:value-type="float" office:value="0.159589">
                <text:p>0.1595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57955">
                <text:p>0.157955</text:p>
              </table:table-cell>
              <table:table-cell office:value-type="float" office:value="0.159649">
                <text:p>0.159649</text:p>
              </table:table-cell>
              <table:table-cell office:value-type="float" office:value="0.163587">
                <text:p>0.163587</text:p>
              </table:table-cell>
              <table:table-cell office:value-type="float" office:value="0.15827">
                <text:p>0.15827</text:p>
              </table:table-cell>
              <table:table-cell office:value-type="float" office:value="0.156962">
                <text:p>0.156962</text:p>
              </table:table-cell>
              <table:table-cell office:value-type="float" office:value="0.159577">
                <text:p>0.1595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57941">
                <text:p>0.157941</text:p>
              </table:table-cell>
              <table:table-cell office:value-type="float" office:value="0.159638">
                <text:p>0.159638</text:p>
              </table:table-cell>
              <table:table-cell office:value-type="float" office:value="0.163585">
                <text:p>0.163585</text:p>
              </table:table-cell>
              <table:table-cell office:value-type="float" office:value="0.158255">
                <text:p>0.158255</text:p>
              </table:table-cell>
              <table:table-cell office:value-type="float" office:value="0.156966">
                <text:p>0.156966</text:p>
              </table:table-cell>
              <table:table-cell office:value-type="float" office:value="0.159566">
                <text:p>0.1595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57938">
                <text:p>0.157938</text:p>
              </table:table-cell>
              <table:table-cell office:value-type="float" office:value="0.159627">
                <text:p>0.159627</text:p>
              </table:table-cell>
              <table:table-cell office:value-type="float" office:value="0.163582">
                <text:p>0.163582</text:p>
              </table:table-cell>
              <table:table-cell office:value-type="float" office:value="0.158259">
                <text:p>0.158259</text:p>
              </table:table-cell>
              <table:table-cell office:value-type="float" office:value="0.156967">
                <text:p>0.156967</text:p>
              </table:table-cell>
              <table:table-cell office:value-type="float" office:value="0.159555">
                <text:p>0.1595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57939">
                <text:p>0.157939</text:p>
              </table:table-cell>
              <table:table-cell office:value-type="float" office:value="0.159616">
                <text:p>0.159616</text:p>
              </table:table-cell>
              <table:table-cell office:value-type="float" office:value="0.16358">
                <text:p>0.16358</text:p>
              </table:table-cell>
              <table:table-cell office:value-type="float" office:value="0.158253">
                <text:p>0.158253</text:p>
              </table:table-cell>
              <table:table-cell office:value-type="float" office:value="0.156963">
                <text:p>0.156963</text:p>
              </table:table-cell>
              <table:table-cell office:value-type="float" office:value="0.159544">
                <text:p>0.1595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57932">
                <text:p>0.157932</text:p>
              </table:table-cell>
              <table:table-cell office:value-type="float" office:value="0.159605">
                <text:p>0.159605</text:p>
              </table:table-cell>
              <table:table-cell office:value-type="float" office:value="0.163578">
                <text:p>0.163578</text:p>
              </table:table-cell>
              <table:table-cell office:value-type="float" office:value="0.158254">
                <text:p>0.158254</text:p>
              </table:table-cell>
              <table:table-cell office:value-type="float" office:value="0.156955">
                <text:p>0.156955</text:p>
              </table:table-cell>
              <table:table-cell office:value-type="float" office:value="0.159533">
                <text:p>0.1595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57952">
                <text:p>0.157952</text:p>
              </table:table-cell>
              <table:table-cell office:value-type="float" office:value="0.159594">
                <text:p>0.159594</text:p>
              </table:table-cell>
              <table:table-cell office:value-type="float" office:value="0.163577">
                <text:p>0.163577</text:p>
              </table:table-cell>
              <table:table-cell office:value-type="float" office:value="0.158253">
                <text:p>0.158253</text:p>
              </table:table-cell>
              <table:table-cell office:value-type="float" office:value="0.156955">
                <text:p>0.156955</text:p>
              </table:table-cell>
              <table:table-cell office:value-type="float" office:value="0.159522">
                <text:p>0.1595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57929">
                <text:p>0.157929</text:p>
              </table:table-cell>
              <table:table-cell office:value-type="float" office:value="0.159583">
                <text:p>0.1595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58251">
                <text:p>0.158251</text:p>
              </table:table-cell>
              <table:table-cell office:value-type="float" office:value="0.156955">
                <text:p>0.156955</text:p>
              </table:table-cell>
              <table:table-cell office:value-type="float" office:value="0.159511">
                <text:p>0.1595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57957">
                <text:p>0.157957</text:p>
              </table:table-cell>
              <table:table-cell office:value-type="float" office:value="0.159572">
                <text:p>0.159572</text:p>
              </table:table-cell>
              <table:table-cell office:value-type="float" office:value="0.163574">
                <text:p>0.163574</text:p>
              </table:table-cell>
              <table:table-cell office:value-type="float" office:value="0.158252">
                <text:p>0.158252</text:p>
              </table:table-cell>
              <table:table-cell office:value-type="float" office:value="0.156959">
                <text:p>0.156959</text:p>
              </table:table-cell>
              <table:table-cell office:value-type="float" office:value="0.1595">
                <text:p>0.15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57953">
                <text:p>0.157953</text:p>
              </table:table-cell>
              <table:table-cell office:value-type="float" office:value="0.159561">
                <text:p>0.159561</text:p>
              </table:table-cell>
              <table:table-cell office:value-type="float" office:value="0.163572">
                <text:p>0.163572</text:p>
              </table:table-cell>
              <table:table-cell office:value-type="float" office:value="0.158246">
                <text:p>0.158246</text:p>
              </table:table-cell>
              <table:table-cell office:value-type="float" office:value="0.156963">
                <text:p>0.156963</text:p>
              </table:table-cell>
              <table:table-cell office:value-type="float" office:value="0.159489">
                <text:p>0.1594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57926">
                <text:p>0.157926</text:p>
              </table:table-cell>
              <table:table-cell office:value-type="float" office:value="0.159551">
                <text:p>0.159551</text:p>
              </table:table-cell>
              <table:table-cell office:value-type="float" office:value="0.16357">
                <text:p>0.16357</text:p>
              </table:table-cell>
              <table:table-cell office:value-type="float" office:value="0.158275">
                <text:p>0.158275</text:p>
              </table:table-cell>
              <table:table-cell office:value-type="float" office:value="0.156964">
                <text:p>0.156964</text:p>
              </table:table-cell>
              <table:table-cell office:value-type="float" office:value="0.159479">
                <text:p>0.1594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57921">
                <text:p>0.157921</text:p>
              </table:table-cell>
              <table:table-cell office:value-type="float" office:value="0.15954">
                <text:p>0.15954</text:p>
              </table:table-cell>
              <table:table-cell office:value-type="float" office:value="0.163567">
                <text:p>0.163567</text:p>
              </table:table-cell>
              <table:table-cell office:value-type="float" office:value="0.158275">
                <text:p>0.158275</text:p>
              </table:table-cell>
              <table:table-cell office:value-type="float" office:value="0.15696">
                <text:p>0.15696</text:p>
              </table:table-cell>
              <table:table-cell office:value-type="float" office:value="0.159468">
                <text:p>0.1594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57919">
                <text:p>0.157919</text:p>
              </table:table-cell>
              <table:table-cell office:value-type="float" office:value="0.159529">
                <text:p>0.159529</text:p>
              </table:table-cell>
              <table:table-cell office:value-type="float" office:value="0.163565">
                <text:p>0.163565</text:p>
              </table:table-cell>
              <table:table-cell office:value-type="float" office:value="0.158249">
                <text:p>0.158249</text:p>
              </table:table-cell>
              <table:table-cell office:value-type="float" office:value="0.156946">
                <text:p>0.156946</text:p>
              </table:table-cell>
              <table:table-cell office:value-type="float" office:value="0.159458">
                <text:p>0.1594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57921">
                <text:p>0.157921</text:p>
              </table:table-cell>
              <table:table-cell office:value-type="float" office:value="0.159521">
                <text:p>0.159521</text:p>
              </table:table-cell>
              <table:table-cell office:value-type="float" office:value="0.163563">
                <text:p>0.163563</text:p>
              </table:table-cell>
              <table:table-cell office:value-type="float" office:value="0.158255">
                <text:p>0.158255</text:p>
              </table:table-cell>
              <table:table-cell office:value-type="float" office:value="0.156945">
                <text:p>0.156945</text:p>
              </table:table-cell>
              <table:table-cell office:value-type="float" office:value="0.159447">
                <text:p>0.1594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57917">
                <text:p>0.157917</text:p>
              </table:table-cell>
              <table:table-cell office:value-type="float" office:value="0.15951">
                <text:p>0.15951</text:p>
              </table:table-cell>
              <table:table-cell office:value-type="float" office:value="0.163563">
                <text:p>0.163563</text:p>
              </table:table-cell>
              <table:table-cell office:value-type="float" office:value="0.158254">
                <text:p>0.158254</text:p>
              </table:table-cell>
              <table:table-cell office:value-type="float" office:value="0.156949">
                <text:p>0.156949</text:p>
              </table:table-cell>
              <table:table-cell office:value-type="float" office:value="0.159437">
                <text:p>0.1594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57944">
                <text:p>0.157944</text:p>
              </table:table-cell>
              <table:table-cell office:value-type="float" office:value="0.1595">
                <text:p>0.1595</text:p>
              </table:table-cell>
              <table:table-cell office:value-type="float" office:value="0.163559">
                <text:p>0.163559</text:p>
              </table:table-cell>
              <table:table-cell office:value-type="float" office:value="0.15824">
                <text:p>0.15824</text:p>
              </table:table-cell>
              <table:table-cell office:value-type="float" office:value="0.156948">
                <text:p>0.156948</text:p>
              </table:table-cell>
              <table:table-cell office:value-type="float" office:value="0.159427">
                <text:p>0.1594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57916">
                <text:p>0.157916</text:p>
              </table:table-cell>
              <table:table-cell office:value-type="float" office:value="0.15949">
                <text:p>0.15949</text:p>
              </table:table-cell>
              <table:table-cell office:value-type="float" office:value="0.163559">
                <text:p>0.163559</text:p>
              </table:table-cell>
              <table:table-cell office:value-type="float" office:value="0.158238">
                <text:p>0.158238</text:p>
              </table:table-cell>
              <table:table-cell office:value-type="float" office:value="0.15696">
                <text:p>0.15696</text:p>
              </table:table-cell>
              <table:table-cell office:value-type="float" office:value="0.159416">
                <text:p>0.1594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57911">
                <text:p>0.157911</text:p>
              </table:table-cell>
              <table:table-cell office:value-type="float" office:value="0.15948">
                <text:p>0.15948</text:p>
              </table:table-cell>
              <table:table-cell office:value-type="float" office:value="0.163556">
                <text:p>0.163556</text:p>
              </table:table-cell>
              <table:table-cell office:value-type="float" office:value="0.158246">
                <text:p>0.158246</text:p>
              </table:table-cell>
              <table:table-cell office:value-type="float" office:value="0.156942">
                <text:p>0.156942</text:p>
              </table:table-cell>
              <table:table-cell office:value-type="float" office:value="0.159405">
                <text:p>0.1594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57917">
                <text:p>0.157917</text:p>
              </table:table-cell>
              <table:table-cell office:value-type="float" office:value="0.15947">
                <text:p>0.15947</text:p>
              </table:table-cell>
              <table:table-cell office:value-type="float" office:value="0.163556">
                <text:p>0.163556</text:p>
              </table:table-cell>
              <table:table-cell office:value-type="float" office:value="0.158233">
                <text:p>0.158233</text:p>
              </table:table-cell>
              <table:table-cell office:value-type="float" office:value="0.156939">
                <text:p>0.156939</text:p>
              </table:table-cell>
              <table:table-cell office:value-type="float" office:value="0.159395">
                <text:p>0.1593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57912">
                <text:p>0.157912</text:p>
              </table:table-cell>
              <table:table-cell office:value-type="float" office:value="0.15946">
                <text:p>0.15946</text:p>
              </table:table-cell>
              <table:table-cell office:value-type="float" office:value="0.163553">
                <text:p>0.163553</text:p>
              </table:table-cell>
              <table:table-cell office:value-type="float" office:value="0.158234">
                <text:p>0.158234</text:p>
              </table:table-cell>
              <table:table-cell office:value-type="float" office:value="0.156937">
                <text:p>0.156937</text:p>
              </table:table-cell>
              <table:table-cell office:value-type="float" office:value="0.159385">
                <text:p>0.1593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57905">
                <text:p>0.157905</text:p>
              </table:table-cell>
              <table:table-cell office:value-type="float" office:value="0.159449">
                <text:p>0.159449</text:p>
              </table:table-cell>
              <table:table-cell office:value-type="float" office:value="0.16355">
                <text:p>0.16355</text:p>
              </table:table-cell>
              <table:table-cell office:value-type="float" office:value="0.158244">
                <text:p>0.158244</text:p>
              </table:table-cell>
              <table:table-cell office:value-type="float" office:value="0.156947">
                <text:p>0.156947</text:p>
              </table:table-cell>
              <table:table-cell office:value-type="float" office:value="0.159375">
                <text:p>0.159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57906">
                <text:p>0.157906</text:p>
              </table:table-cell>
              <table:table-cell office:value-type="float" office:value="0.159438">
                <text:p>0.159438</text:p>
              </table:table-cell>
              <table:table-cell office:value-type="float" office:value="0.163548">
                <text:p>0.163548</text:p>
              </table:table-cell>
              <table:table-cell office:value-type="float" office:value="0.158231">
                <text:p>0.158231</text:p>
              </table:table-cell>
              <table:table-cell office:value-type="float" office:value="0.156937">
                <text:p>0.156937</text:p>
              </table:table-cell>
              <table:table-cell office:value-type="float" office:value="0.159365">
                <text:p>0.1593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57903">
                <text:p>0.157903</text:p>
              </table:table-cell>
              <table:table-cell office:value-type="float" office:value="0.159429">
                <text:p>0.159429</text:p>
              </table:table-cell>
              <table:table-cell office:value-type="float" office:value="0.163547">
                <text:p>0.163547</text:p>
              </table:table-cell>
              <table:table-cell office:value-type="float" office:value="0.158239">
                <text:p>0.158239</text:p>
              </table:table-cell>
              <table:table-cell office:value-type="float" office:value="0.156945">
                <text:p>0.156945</text:p>
              </table:table-cell>
              <table:table-cell office:value-type="float" office:value="0.159355">
                <text:p>0.1593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57901">
                <text:p>0.157901</text:p>
              </table:table-cell>
              <table:table-cell office:value-type="float" office:value="0.159418">
                <text:p>0.159418</text:p>
              </table:table-cell>
              <table:table-cell office:value-type="float" office:value="0.163544">
                <text:p>0.163544</text:p>
              </table:table-cell>
              <table:table-cell office:value-type="float" office:value="0.158239">
                <text:p>0.158239</text:p>
              </table:table-cell>
              <table:table-cell office:value-type="float" office:value="0.156927">
                <text:p>0.156927</text:p>
              </table:table-cell>
              <table:table-cell office:value-type="float" office:value="0.159344">
                <text:p>0.1593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57908">
                <text:p>0.157908</text:p>
              </table:table-cell>
              <table:table-cell office:value-type="float" office:value="0.159408">
                <text:p>0.159408</text:p>
              </table:table-cell>
              <table:table-cell office:value-type="float" office:value="0.163543">
                <text:p>0.163543</text:p>
              </table:table-cell>
              <table:table-cell office:value-type="float" office:value="0.158247">
                <text:p>0.158247</text:p>
              </table:table-cell>
              <table:table-cell office:value-type="float" office:value="0.156934">
                <text:p>0.156934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57925">
                <text:p>0.157925</text:p>
              </table:table-cell>
              <table:table-cell office:value-type="float" office:value="0.159398">
                <text:p>0.159398</text:p>
              </table:table-cell>
              <table:table-cell office:value-type="float" office:value="0.163542">
                <text:p>0.163542</text:p>
              </table:table-cell>
              <table:table-cell office:value-type="float" office:value="0.158228">
                <text:p>0.158228</text:p>
              </table:table-cell>
              <table:table-cell office:value-type="float" office:value="0.156955">
                <text:p>0.156955</text:p>
              </table:table-cell>
              <table:table-cell office:value-type="float" office:value="0.159324">
                <text:p>0.1593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57938">
                <text:p>0.157938</text:p>
              </table:table-cell>
              <table:table-cell office:value-type="float" office:value="0.159388">
                <text:p>0.159388</text:p>
              </table:table-cell>
              <table:table-cell office:value-type="float" office:value="0.16354">
                <text:p>0.16354</text:p>
              </table:table-cell>
              <table:table-cell office:value-type="float" office:value="0.158221">
                <text:p>0.158221</text:p>
              </table:table-cell>
              <table:table-cell office:value-type="float" office:value="0.156927">
                <text:p>0.156927</text:p>
              </table:table-cell>
              <table:table-cell office:value-type="float" office:value="0.159314">
                <text:p>0.1593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57916">
                <text:p>0.157916</text:p>
              </table:table-cell>
              <table:table-cell office:value-type="float" office:value="0.159378">
                <text:p>0.159378</text:p>
              </table:table-cell>
              <table:table-cell office:value-type="float" office:value="0.163538">
                <text:p>0.163538</text:p>
              </table:table-cell>
              <table:table-cell office:value-type="float" office:value="0.158222">
                <text:p>0.158222</text:p>
              </table:table-cell>
              <table:table-cell office:value-type="float" office:value="0.156927">
                <text:p>0.156927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57906">
                <text:p>0.157906</text:p>
              </table:table-cell>
              <table:table-cell office:value-type="float" office:value="0.159369">
                <text:p>0.159369</text:p>
              </table:table-cell>
              <table:table-cell office:value-type="float" office:value="0.163535">
                <text:p>0.163535</text:p>
              </table:table-cell>
              <table:table-cell office:value-type="float" office:value="0.158238">
                <text:p>0.158238</text:p>
              </table:table-cell>
              <table:table-cell office:value-type="float" office:value="0.156926">
                <text:p>0.156926</text:p>
              </table:table-cell>
              <table:table-cell office:value-type="float" office:value="0.159293">
                <text:p>0.1592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57901">
                <text:p>0.157901</text:p>
              </table:table-cell>
              <table:table-cell office:value-type="float" office:value="0.159359">
                <text:p>0.159359</text:p>
              </table:table-cell>
              <table:table-cell office:value-type="float" office:value="0.163533">
                <text:p>0.163533</text:p>
              </table:table-cell>
              <table:table-cell office:value-type="float" office:value="0.158222">
                <text:p>0.158222</text:p>
              </table:table-cell>
              <table:table-cell office:value-type="float" office:value="0.156922">
                <text:p>0.156922</text:p>
              </table:table-cell>
              <table:table-cell office:value-type="float" office:value="0.159283">
                <text:p>0.1592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7902">
                <text:p>0.157902</text:p>
              </table:table-cell>
              <table:table-cell office:value-type="float" office:value="0.159349">
                <text:p>0.159349</text:p>
              </table:table-cell>
              <table:table-cell office:value-type="float" office:value="0.163532">
                <text:p>0.163532</text:p>
              </table:table-cell>
              <table:table-cell office:value-type="float" office:value="0.158219">
                <text:p>0.158219</text:p>
              </table:table-cell>
              <table:table-cell office:value-type="float" office:value="0.156923">
                <text:p>0.156923</text:p>
              </table:table-cell>
              <table:table-cell office:value-type="float" office:value="0.159272">
                <text:p>0.1592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57897">
                <text:p>0.157897</text:p>
              </table:table-cell>
              <table:table-cell office:value-type="float" office:value="0.159339">
                <text:p>0.159339</text:p>
              </table:table-cell>
              <table:table-cell office:value-type="float" office:value="0.16353">
                <text:p>0.16353</text:p>
              </table:table-cell>
              <table:table-cell office:value-type="float" office:value="0.158216">
                <text:p>0.158216</text:p>
              </table:table-cell>
              <table:table-cell office:value-type="float" office:value="0.156927">
                <text:p>0.156927</text:p>
              </table:table-cell>
              <table:table-cell office:value-type="float" office:value="0.159262">
                <text:p>0.1592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57893">
                <text:p>0.157893</text:p>
              </table:table-cell>
              <table:table-cell office:value-type="float" office:value="0.15933">
                <text:p>0.15933</text:p>
              </table:table-cell>
              <table:table-cell office:value-type="float" office:value="0.163529">
                <text:p>0.163529</text:p>
              </table:table-cell>
              <table:table-cell office:value-type="float" office:value="0.158227">
                <text:p>0.158227</text:p>
              </table:table-cell>
              <table:table-cell office:value-type="float" office:value="0.156922">
                <text:p>0.156922</text:p>
              </table:table-cell>
              <table:table-cell office:value-type="float" office:value="0.159252">
                <text:p>0.1592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57902">
                <text:p>0.157902</text:p>
              </table:table-cell>
              <table:table-cell office:value-type="float" office:value="0.159321">
                <text:p>0.159321</text:p>
              </table:table-cell>
              <table:table-cell office:value-type="float" office:value="0.163526">
                <text:p>0.163526</text:p>
              </table:table-cell>
              <table:table-cell office:value-type="float" office:value="0.158222">
                <text:p>0.158222</text:p>
              </table:table-cell>
              <table:table-cell office:value-type="float" office:value="0.156933">
                <text:p>0.156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57892">
                <text:p>0.157892</text:p>
              </table:table-cell>
              <table:table-cell office:value-type="float" office:value="0.159311">
                <text:p>0.159311</text:p>
              </table:table-cell>
              <table:table-cell office:value-type="float" office:value="0.163525">
                <text:p>0.163525</text:p>
              </table:table-cell>
              <table:table-cell office:value-type="float" office:value="0.15822">
                <text:p>0.15822</text:p>
              </table:table-cell>
              <table:table-cell office:value-type="float" office:value="0.156922">
                <text:p>0.156922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57884">
                <text:p>0.157884</text:p>
              </table:table-cell>
              <table:table-cell office:value-type="float" office:value="0.159302">
                <text:p>0.159302</text:p>
              </table:table-cell>
              <table:table-cell office:value-type="float" office:value="0.163523">
                <text:p>0.163523</text:p>
              </table:table-cell>
              <table:table-cell office:value-type="float" office:value="0.158215">
                <text:p>0.158215</text:p>
              </table:table-cell>
              <table:table-cell office:value-type="float" office:value="0.156951">
                <text:p>0.156951</text:p>
              </table:table-cell>
              <table:table-cell office:value-type="float" office:value="0.159222">
                <text:p>0.1592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57883">
                <text:p>0.157883</text:p>
              </table:table-cell>
              <table:table-cell office:value-type="float" office:value="0.159292">
                <text:p>0.159292</text:p>
              </table:table-cell>
              <table:table-cell office:value-type="float" office:value="0.163521">
                <text:p>0.163521</text:p>
              </table:table-cell>
              <table:table-cell office:value-type="float" office:value="0.158211">
                <text:p>0.158211</text:p>
              </table:table-cell>
              <table:table-cell office:value-type="float" office:value="0.156912">
                <text:p>0.156912</text:p>
              </table:table-cell>
              <table:table-cell office:value-type="float" office:value="0.159212">
                <text:p>0.1592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57889">
                <text:p>0.157889</text:p>
              </table:table-cell>
              <table:table-cell office:value-type="float" office:value="0.159283">
                <text:p>0.159283</text:p>
              </table:table-cell>
              <table:table-cell office:value-type="float" office:value="0.163521">
                <text:p>0.163521</text:p>
              </table:table-cell>
              <table:table-cell office:value-type="float" office:value="0.158212">
                <text:p>0.158212</text:p>
              </table:table-cell>
              <table:table-cell office:value-type="float" office:value="0.15691">
                <text:p>0.15691</text:p>
              </table:table-cell>
              <table:table-cell office:value-type="float" office:value="0.159202">
                <text:p>0.1592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57878">
                <text:p>0.15787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3518">
                <text:p>0.163518</text:p>
              </table:table-cell>
              <table:table-cell office:value-type="float" office:value="0.158207">
                <text:p>0.158207</text:p>
              </table:table-cell>
              <table:table-cell office:value-type="float" office:value="0.156907">
                <text:p>0.156907</text:p>
              </table:table-cell>
              <table:table-cell office:value-type="float" office:value="0.159193">
                <text:p>0.1591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57876">
                <text:p>0.157876</text:p>
              </table:table-cell>
              <table:table-cell office:value-type="float" office:value="0.159264">
                <text:p>0.159264</text:p>
              </table:table-cell>
              <table:table-cell office:value-type="float" office:value="0.163516">
                <text:p>0.163516</text:p>
              </table:table-cell>
              <table:table-cell office:value-type="float" office:value="0.158245">
                <text:p>0.158245</text:p>
              </table:table-cell>
              <table:table-cell office:value-type="float" office:value="0.156915">
                <text:p>0.156915</text:p>
              </table:table-cell>
              <table:table-cell office:value-type="float" office:value="0.159183">
                <text:p>0.1591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5789">
                <text:p>0.15789</text:p>
              </table:table-cell>
              <table:table-cell office:value-type="float" office:value="0.159255">
                <text:p>0.159255</text:p>
              </table:table-cell>
              <table:table-cell office:value-type="float" office:value="0.163517">
                <text:p>0.163517</text:p>
              </table:table-cell>
              <table:table-cell office:value-type="float" office:value="0.158211">
                <text:p>0.158211</text:p>
              </table:table-cell>
              <table:table-cell office:value-type="float" office:value="0.156918">
                <text:p>0.156918</text:p>
              </table:table-cell>
              <table:table-cell office:value-type="float" office:value="0.159173">
                <text:p>0.1591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57874">
                <text:p>0.157874</text:p>
              </table:table-cell>
              <table:table-cell office:value-type="float" office:value="0.159246">
                <text:p>0.159246</text:p>
              </table:table-cell>
              <table:table-cell office:value-type="float" office:value="0.163516">
                <text:p>0.163516</text:p>
              </table:table-cell>
              <table:table-cell office:value-type="float" office:value="0.158204">
                <text:p>0.158204</text:p>
              </table:table-cell>
              <table:table-cell office:value-type="float" office:value="0.156933">
                <text:p>0.156933</text:p>
              </table:table-cell>
              <table:table-cell office:value-type="float" office:value="0.159164">
                <text:p>0.1591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57874">
                <text:p>0.157874</text:p>
              </table:table-cell>
              <table:table-cell office:value-type="float" office:value="0.159236">
                <text:p>0.159236</text:p>
              </table:table-cell>
              <table:table-cell office:value-type="float" office:value="0.163513">
                <text:p>0.163513</text:p>
              </table:table-cell>
              <table:table-cell office:value-type="float" office:value="0.158204">
                <text:p>0.158204</text:p>
              </table:table-cell>
              <table:table-cell office:value-type="float" office:value="0.156908">
                <text:p>0.156908</text:p>
              </table:table-cell>
              <table:table-cell office:value-type="float" office:value="0.159154">
                <text:p>0.1591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57873">
                <text:p>0.157873</text:p>
              </table:table-cell>
              <table:table-cell office:value-type="float" office:value="0.159226">
                <text:p>0.159226</text:p>
              </table:table-cell>
              <table:table-cell office:value-type="float" office:value="0.163512">
                <text:p>0.163512</text:p>
              </table:table-cell>
              <table:table-cell office:value-type="float" office:value="0.158205">
                <text:p>0.158205</text:p>
              </table:table-cell>
              <table:table-cell office:value-type="float" office:value="0.156927">
                <text:p>0.156927</text:p>
              </table:table-cell>
              <table:table-cell office:value-type="float" office:value="0.159144">
                <text:p>0.1591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57873">
                <text:p>0.157873</text:p>
              </table:table-cell>
              <table:table-cell office:value-type="float" office:value="0.159217">
                <text:p>0.159217</text:p>
              </table:table-cell>
              <table:table-cell office:value-type="float" office:value="0.163509">
                <text:p>0.163509</text:p>
              </table:table-cell>
              <table:table-cell office:value-type="float" office:value="0.158199">
                <text:p>0.158199</text:p>
              </table:table-cell>
              <table:table-cell office:value-type="float" office:value="0.15691">
                <text:p>0.15691</text:p>
              </table:table-cell>
              <table:table-cell office:value-type="float" office:value="0.159134">
                <text:p>0.1591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57869">
                <text:p>0.157869</text:p>
              </table:table-cell>
              <table:table-cell office:value-type="float" office:value="0.159208">
                <text:p>0.159208</text:p>
              </table:table-cell>
              <table:table-cell office:value-type="float" office:value="0.163506">
                <text:p>0.163506</text:p>
              </table:table-cell>
              <table:table-cell office:value-type="float" office:value="0.1582">
                <text:p>0.1582</text:p>
              </table:table-cell>
              <table:table-cell office:value-type="float" office:value="0.156903">
                <text:p>0.156903</text:p>
              </table:table-cell>
              <table:table-cell office:value-type="float" office:value="0.159125">
                <text:p>0.159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57889">
                <text:p>0.157889</text:p>
              </table:table-cell>
              <table:table-cell office:value-type="float" office:value="0.1592">
                <text:p>0.1592</text:p>
              </table:table-cell>
              <table:table-cell office:value-type="float" office:value="0.163506">
                <text:p>0.163506</text:p>
              </table:table-cell>
              <table:table-cell office:value-type="float" office:value="0.158204">
                <text:p>0.158204</text:p>
              </table:table-cell>
              <table:table-cell office:value-type="float" office:value="0.156901">
                <text:p>0.156901</text:p>
              </table:table-cell>
              <table:table-cell office:value-type="float" office:value="0.159116">
                <text:p>0.1591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5787">
                <text:p>0.15787</text:p>
              </table:table-cell>
              <table:table-cell office:value-type="float" office:value="0.159191">
                <text:p>0.159191</text:p>
              </table:table-cell>
              <table:table-cell office:value-type="float" office:value="0.163504">
                <text:p>0.163504</text:p>
              </table:table-cell>
              <table:table-cell office:value-type="float" office:value="0.158196">
                <text:p>0.158196</text:p>
              </table:table-cell>
              <table:table-cell office:value-type="float" office:value="0.15692">
                <text:p>0.15692</text:p>
              </table:table-cell>
              <table:table-cell office:value-type="float" office:value="0.159107">
                <text:p>0.1591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57864">
                <text:p>0.157864</text:p>
              </table:table-cell>
              <table:table-cell office:value-type="float" office:value="0.159182">
                <text:p>0.159182</text:p>
              </table:table-cell>
              <table:table-cell office:value-type="float" office:value="0.163501">
                <text:p>0.163501</text:p>
              </table:table-cell>
              <table:table-cell office:value-type="float" office:value="0.158195">
                <text:p>0.158195</text:p>
              </table:table-cell>
              <table:table-cell office:value-type="float" office:value="0.156905">
                <text:p>0.156905</text:p>
              </table:table-cell>
              <table:table-cell office:value-type="float" office:value="0.159097">
                <text:p>0.1590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5786">
                <text:p>0.15786</text:p>
              </table:table-cell>
              <table:table-cell office:value-type="float" office:value="0.159174">
                <text:p>0.159174</text:p>
              </table:table-cell>
              <table:table-cell office:value-type="float" office:value="0.163501">
                <text:p>0.163501</text:p>
              </table:table-cell>
              <table:table-cell office:value-type="float" office:value="0.158193">
                <text:p>0.158193</text:p>
              </table:table-cell>
              <table:table-cell office:value-type="float" office:value="0.156896">
                <text:p>0.156896</text:p>
              </table:table-cell>
              <table:table-cell office:value-type="float" office:value="0.159088">
                <text:p>0.1590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5787">
                <text:p>0.15787</text:p>
              </table:table-cell>
              <table:table-cell office:value-type="float" office:value="0.159165">
                <text:p>0.159165</text:p>
              </table:table-cell>
              <table:table-cell office:value-type="float" office:value="0.163498">
                <text:p>0.163498</text:p>
              </table:table-cell>
              <table:table-cell office:value-type="float" office:value="0.158207">
                <text:p>0.158207</text:p>
              </table:table-cell>
              <table:table-cell office:value-type="float" office:value="0.156895">
                <text:p>0.156895</text:p>
              </table:table-cell>
              <table:table-cell office:value-type="float" office:value="0.159079">
                <text:p>0.1590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57858">
                <text:p>0.157858</text:p>
              </table:table-cell>
              <table:table-cell office:value-type="float" office:value="0.159157">
                <text:p>0.159157</text:p>
              </table:table-cell>
              <table:table-cell office:value-type="float" office:value="0.163497">
                <text:p>0.163497</text:p>
              </table:table-cell>
              <table:table-cell office:value-type="float" office:value="0.158191">
                <text:p>0.158191</text:p>
              </table:table-cell>
              <table:table-cell office:value-type="float" office:value="0.156903">
                <text:p>0.156903</text:p>
              </table:table-cell>
              <table:table-cell office:value-type="float" office:value="0.15907">
                <text:p>0.159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57853">
                <text:p>0.157853</text:p>
              </table:table-cell>
              <table:table-cell office:value-type="float" office:value="0.159148">
                <text:p>0.159148</text:p>
              </table:table-cell>
              <table:table-cell office:value-type="float" office:value="0.163494">
                <text:p>0.163494</text:p>
              </table:table-cell>
              <table:table-cell office:value-type="float" office:value="0.158191">
                <text:p>0.158191</text:p>
              </table:table-cell>
              <table:table-cell office:value-type="float" office:value="0.156901">
                <text:p>0.156901</text:p>
              </table:table-cell>
              <table:table-cell office:value-type="float" office:value="0.15906">
                <text:p>0.159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57849">
                <text:p>0.157849</text:p>
              </table:table-cell>
              <table:table-cell office:value-type="float" office:value="0.15914">
                <text:p>0.15914</text:p>
              </table:table-cell>
              <table:table-cell office:value-type="float" office:value="0.163493">
                <text:p>0.163493</text:p>
              </table:table-cell>
              <table:table-cell office:value-type="float" office:value="0.158191">
                <text:p>0.158191</text:p>
              </table:table-cell>
              <table:table-cell office:value-type="float" office:value="0.15689">
                <text:p>0.15689</text:p>
              </table:table-cell>
              <table:table-cell office:value-type="float" office:value="0.159051">
                <text:p>0.1590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7845">
                <text:p>0.157845</text:p>
              </table:table-cell>
              <table:table-cell office:value-type="float" office:value="0.159131">
                <text:p>0.159131</text:p>
              </table:table-cell>
              <table:table-cell office:value-type="float" office:value="0.163491">
                <text:p>0.163491</text:p>
              </table:table-cell>
              <table:table-cell office:value-type="float" office:value="0.158198">
                <text:p>0.158198</text:p>
              </table:table-cell>
              <table:table-cell office:value-type="float" office:value="0.156892">
                <text:p>0.156892</text:p>
              </table:table-cell>
              <table:table-cell office:value-type="float" office:value="0.159042">
                <text:p>0.1590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57863">
                <text:p>0.157863</text:p>
              </table:table-cell>
              <table:table-cell office:value-type="float" office:value="0.159122">
                <text:p>0.159122</text:p>
              </table:table-cell>
              <table:table-cell office:value-type="float" office:value="0.163489">
                <text:p>0.163489</text:p>
              </table:table-cell>
              <table:table-cell office:value-type="float" office:value="0.158193">
                <text:p>0.158193</text:p>
              </table:table-cell>
              <table:table-cell office:value-type="float" office:value="0.156895">
                <text:p>0.156895</text:p>
              </table:table-cell>
              <table:table-cell office:value-type="float" office:value="0.159032">
                <text:p>0.1590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57845">
                <text:p>0.157845</text:p>
              </table:table-cell>
              <table:table-cell office:value-type="float" office:value="0.159114">
                <text:p>0.159114</text:p>
              </table:table-cell>
              <table:table-cell office:value-type="float" office:value="0.163488">
                <text:p>0.163488</text:p>
              </table:table-cell>
              <table:table-cell office:value-type="float" office:value="0.158186">
                <text:p>0.158186</text:p>
              </table:table-cell>
              <table:table-cell office:value-type="float" office:value="0.156891">
                <text:p>0.156891</text:p>
              </table:table-cell>
              <table:table-cell office:value-type="float" office:value="0.159023">
                <text:p>0.1590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57843">
                <text:p>0.157843</text:p>
              </table:table-cell>
              <table:table-cell office:value-type="float" office:value="0.159105">
                <text:p>0.159105</text:p>
              </table:table-cell>
              <table:table-cell office:value-type="float" office:value="0.163486">
                <text:p>0.163486</text:p>
              </table:table-cell>
              <table:table-cell office:value-type="float" office:value="0.158186">
                <text:p>0.158186</text:p>
              </table:table-cell>
              <table:table-cell office:value-type="float" office:value="0.156893">
                <text:p>0.156893</text:p>
              </table:table-cell>
              <table:table-cell office:value-type="float" office:value="0.159014">
                <text:p>0.1590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57839">
                <text:p>0.157839</text:p>
              </table:table-cell>
              <table:table-cell office:value-type="float" office:value="0.159097">
                <text:p>0.159097</text:p>
              </table:table-cell>
              <table:table-cell office:value-type="float" office:value="0.163484">
                <text:p>0.163484</text:p>
              </table:table-cell>
              <table:table-cell office:value-type="float" office:value="0.158184">
                <text:p>0.158184</text:p>
              </table:table-cell>
              <table:table-cell office:value-type="float" office:value="0.156887">
                <text:p>0.156887</text:p>
              </table:table-cell>
              <table:table-cell office:value-type="float" office:value="0.159005">
                <text:p>0.1590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57838">
                <text:p>0.157838</text:p>
              </table:table-cell>
              <table:table-cell office:value-type="float" office:value="0.159089">
                <text:p>0.159089</text:p>
              </table:table-cell>
              <table:table-cell office:value-type="float" office:value="0.163484">
                <text:p>0.163484</text:p>
              </table:table-cell>
              <table:table-cell office:value-type="float" office:value="0.158182">
                <text:p>0.158182</text:p>
              </table:table-cell>
              <table:table-cell office:value-type="float" office:value="0.156899">
                <text:p>0.156899</text:p>
              </table:table-cell>
              <table:table-cell office:value-type="float" office:value="0.158996">
                <text:p>0.15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57866">
                <text:p>0.157866</text:p>
              </table:table-cell>
              <table:table-cell office:value-type="float" office:value="0.15908">
                <text:p>0.15908</text:p>
              </table:table-cell>
              <table:table-cell office:value-type="float" office:value="0.163481">
                <text:p>0.163481</text:p>
              </table:table-cell>
              <table:table-cell office:value-type="float" office:value="0.158203">
                <text:p>0.158203</text:p>
              </table:table-cell>
              <table:table-cell office:value-type="float" office:value="0.156893">
                <text:p>0.156893</text:p>
              </table:table-cell>
              <table:table-cell office:value-type="float" office:value="0.158987">
                <text:p>0.1589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57834">
                <text:p>0.157834</text:p>
              </table:table-cell>
              <table:table-cell office:value-type="float" office:value="0.159072">
                <text:p>0.159072</text:p>
              </table:table-cell>
              <table:table-cell office:value-type="float" office:value="0.163479">
                <text:p>0.163479</text:p>
              </table:table-cell>
              <table:table-cell office:value-type="float" office:value="0.158185">
                <text:p>0.158185</text:p>
              </table:table-cell>
              <table:table-cell office:value-type="float" office:value="0.156886">
                <text:p>0.156886</text:p>
              </table:table-cell>
              <table:table-cell office:value-type="float" office:value="0.158978">
                <text:p>0.1589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57825">
                <text:p>0.157825</text:p>
              </table:table-cell>
              <table:table-cell office:value-type="float" office:value="0.159064">
                <text:p>0.159064</text:p>
              </table:table-cell>
              <table:table-cell office:value-type="float" office:value="0.163478">
                <text:p>0.163478</text:p>
              </table:table-cell>
              <table:table-cell office:value-type="float" office:value="0.158183">
                <text:p>0.158183</text:p>
              </table:table-cell>
              <table:table-cell office:value-type="float" office:value="0.156886">
                <text:p>0.156886</text:p>
              </table:table-cell>
              <table:table-cell office:value-type="float" office:value="0.158969">
                <text:p>0.1589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57833">
                <text:p>0.157833</text:p>
              </table:table-cell>
              <table:table-cell office:value-type="float" office:value="0.159056">
                <text:p>0.159056</text:p>
              </table:table-cell>
              <table:table-cell office:value-type="float" office:value="0.163476">
                <text:p>0.163476</text:p>
              </table:table-cell>
              <table:table-cell office:value-type="float" office:value="0.158176">
                <text:p>0.158176</text:p>
              </table:table-cell>
              <table:table-cell office:value-type="float" office:value="0.156876">
                <text:p>0.156876</text:p>
              </table:table-cell>
              <table:table-cell office:value-type="float" office:value="0.15896">
                <text:p>0.158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57824">
                <text:p>0.157824</text:p>
              </table:table-cell>
              <table:table-cell office:value-type="float" office:value="0.159048">
                <text:p>0.159048</text:p>
              </table:table-cell>
              <table:table-cell office:value-type="float" office:value="0.163476">
                <text:p>0.163476</text:p>
              </table:table-cell>
              <table:table-cell office:value-type="float" office:value="0.158175">
                <text:p>0.158175</text:p>
              </table:table-cell>
              <table:table-cell office:value-type="float" office:value="0.156877">
                <text:p>0.156877</text:p>
              </table:table-cell>
              <table:table-cell office:value-type="float" office:value="0.158951">
                <text:p>0.1589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5782">
                <text:p>0.15782</text:p>
              </table:table-cell>
              <table:table-cell office:value-type="float" office:value="0.159039">
                <text:p>0.159039</text:p>
              </table:table-cell>
              <table:table-cell office:value-type="float" office:value="0.163473">
                <text:p>0.163473</text:p>
              </table:table-cell>
              <table:table-cell office:value-type="float" office:value="0.158176">
                <text:p>0.158176</text:p>
              </table:table-cell>
              <table:table-cell office:value-type="float" office:value="0.156876">
                <text:p>0.156876</text:p>
              </table:table-cell>
              <table:table-cell office:value-type="float" office:value="0.158942">
                <text:p>0.1589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5782">
                <text:p>0.15782</text:p>
              </table:table-cell>
              <table:table-cell office:value-type="float" office:value="0.159031">
                <text:p>0.159031</text:p>
              </table:table-cell>
              <table:table-cell office:value-type="float" office:value="0.163474">
                <text:p>0.163474</text:p>
              </table:table-cell>
              <table:table-cell office:value-type="float" office:value="0.158174">
                <text:p>0.158174</text:p>
              </table:table-cell>
              <table:table-cell office:value-type="float" office:value="0.156874">
                <text:p>0.156874</text:p>
              </table:table-cell>
              <table:table-cell office:value-type="float" office:value="0.158932">
                <text:p>0.1589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57813">
                <text:p>0.157813</text:p>
              </table:table-cell>
              <table:table-cell office:value-type="float" office:value="0.159023">
                <text:p>0.159023</text:p>
              </table:table-cell>
              <table:table-cell office:value-type="float" office:value="0.163471">
                <text:p>0.163471</text:p>
              </table:table-cell>
              <table:table-cell office:value-type="float" office:value="0.158174">
                <text:p>0.158174</text:p>
              </table:table-cell>
              <table:table-cell office:value-type="float" office:value="0.156875">
                <text:p>0.156875</text:p>
              </table:table-cell>
              <table:table-cell office:value-type="float" office:value="0.158924">
                <text:p>0.1589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57828">
                <text:p>0.157828</text:p>
              </table:table-cell>
              <table:table-cell office:value-type="float" office:value="0.159015">
                <text:p>0.159015</text:p>
              </table:table-cell>
              <table:table-cell office:value-type="float" office:value="0.163468">
                <text:p>0.163468</text:p>
              </table:table-cell>
              <table:table-cell office:value-type="float" office:value="0.158171">
                <text:p>0.158171</text:p>
              </table:table-cell>
              <table:table-cell office:value-type="float" office:value="0.156918">
                <text:p>0.156918</text:p>
              </table:table-cell>
              <table:table-cell office:value-type="float" office:value="0.158915">
                <text:p>0.1589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57808">
                <text:p>0.157808</text:p>
              </table:table-cell>
              <table:table-cell office:value-type="float" office:value="0.159006">
                <text:p>0.159006</text:p>
              </table:table-cell>
              <table:table-cell office:value-type="float" office:value="0.163468">
                <text:p>0.163468</text:p>
              </table:table-cell>
              <table:table-cell office:value-type="float" office:value="0.158174">
                <text:p>0.158174</text:p>
              </table:table-cell>
              <table:table-cell office:value-type="float" office:value="0.156876">
                <text:p>0.156876</text:p>
              </table:table-cell>
              <table:table-cell office:value-type="float" office:value="0.158907">
                <text:p>0.1589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57805">
                <text:p>0.157805</text:p>
              </table:table-cell>
              <table:table-cell office:value-type="float" office:value="0.158998">
                <text:p>0.158998</text:p>
              </table:table-cell>
              <table:table-cell office:value-type="float" office:value="0.163466">
                <text:p>0.163466</text:p>
              </table:table-cell>
              <table:table-cell office:value-type="float" office:value="0.158168">
                <text:p>0.158168</text:p>
              </table:table-cell>
              <table:table-cell office:value-type="float" office:value="0.15687">
                <text:p>0.15687</text:p>
              </table:table-cell>
              <table:table-cell office:value-type="float" office:value="0.1589">
                <text:p>0.15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578">
                <text:p>0.1578</text:p>
              </table:table-cell>
              <table:table-cell office:value-type="float" office:value="0.15899">
                <text:p>0.15899</text:p>
              </table:table-cell>
              <table:table-cell office:value-type="float" office:value="0.163464">
                <text:p>0.163464</text:p>
              </table:table-cell>
              <table:table-cell office:value-type="float" office:value="0.158167">
                <text:p>0.158167</text:p>
              </table:table-cell>
              <table:table-cell office:value-type="float" office:value="0.156871">
                <text:p>0.156871</text:p>
              </table:table-cell>
              <table:table-cell office:value-type="float" office:value="0.158892">
                <text:p>0.1588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7801">
                <text:p>0.157801</text:p>
              </table:table-cell>
              <table:table-cell office:value-type="float" office:value="0.158982">
                <text:p>0.158982</text:p>
              </table:table-cell>
              <table:table-cell office:value-type="float" office:value="0.163464">
                <text:p>0.163464</text:p>
              </table:table-cell>
              <table:table-cell office:value-type="float" office:value="0.158166">
                <text:p>0.158166</text:p>
              </table:table-cell>
              <table:table-cell office:value-type="float" office:value="0.156872">
                <text:p>0.156872</text:p>
              </table:table-cell>
              <table:table-cell office:value-type="float" office:value="0.158884">
                <text:p>0.1588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57795">
                <text:p>0.157795</text:p>
              </table:table-cell>
              <table:table-cell office:value-type="float" office:value="0.158974">
                <text:p>0.158974</text:p>
              </table:table-cell>
              <table:table-cell office:value-type="float" office:value="0.163465">
                <text:p>0.163465</text:p>
              </table:table-cell>
              <table:table-cell office:value-type="float" office:value="0.158169">
                <text:p>0.158169</text:p>
              </table:table-cell>
              <table:table-cell office:value-type="float" office:value="0.156863">
                <text:p>0.156863</text:p>
              </table:table-cell>
              <table:table-cell office:value-type="float" office:value="0.158876">
                <text:p>0.1588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57792">
                <text:p>0.157792</text:p>
              </table:table-cell>
              <table:table-cell office:value-type="float" office:value="0.158966">
                <text:p>0.158966</text:p>
              </table:table-cell>
              <table:table-cell office:value-type="float" office:value="0.163463">
                <text:p>0.163463</text:p>
              </table:table-cell>
              <table:table-cell office:value-type="float" office:value="0.158164">
                <text:p>0.158164</text:p>
              </table:table-cell>
              <table:table-cell office:value-type="float" office:value="0.156864">
                <text:p>0.156864</text:p>
              </table:table-cell>
              <table:table-cell office:value-type="float" office:value="0.158869">
                <text:p>0.1588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57788">
                <text:p>0.157788</text:p>
              </table:table-cell>
              <table:table-cell office:value-type="float" office:value="0.158958">
                <text:p>0.158958</text:p>
              </table:table-cell>
              <table:table-cell office:value-type="float" office:value="0.16346">
                <text:p>0.16346</text:p>
              </table:table-cell>
              <table:table-cell office:value-type="float" office:value="0.158166">
                <text:p>0.158166</text:p>
              </table:table-cell>
              <table:table-cell office:value-type="float" office:value="0.156871">
                <text:p>0.156871</text:p>
              </table:table-cell>
              <table:table-cell office:value-type="float" office:value="0.158861">
                <text:p>0.1588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57796">
                <text:p>0.157796</text:p>
              </table:table-cell>
              <table:table-cell office:value-type="float" office:value="0.158951">
                <text:p>0.158951</text:p>
              </table:table-cell>
              <table:table-cell office:value-type="float" office:value="0.163457">
                <text:p>0.163457</text:p>
              </table:table-cell>
              <table:table-cell office:value-type="float" office:value="0.158191">
                <text:p>0.158191</text:p>
              </table:table-cell>
              <table:table-cell office:value-type="float" office:value="0.156862">
                <text:p>0.156862</text:p>
              </table:table-cell>
              <table:table-cell office:value-type="float" office:value="0.158853">
                <text:p>0.1588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57783">
                <text:p>0.157783</text:p>
              </table:table-cell>
              <table:table-cell office:value-type="float" office:value="0.158944">
                <text:p>0.158944</text:p>
              </table:table-cell>
              <table:table-cell office:value-type="float" office:value="0.163455">
                <text:p>0.163455</text:p>
              </table:table-cell>
              <table:table-cell office:value-type="float" office:value="0.158163">
                <text:p>0.158163</text:p>
              </table:table-cell>
              <table:table-cell office:value-type="float" office:value="0.156858">
                <text:p>0.156858</text:p>
              </table:table-cell>
              <table:table-cell office:value-type="float" office:value="0.158847">
                <text:p>0.1588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57782">
                <text:p>0.157782</text:p>
              </table:table-cell>
              <table:table-cell office:value-type="float" office:value="0.158936">
                <text:p>0.158936</text:p>
              </table:table-cell>
              <table:table-cell office:value-type="float" office:value="0.163453">
                <text:p>0.163453</text:p>
              </table:table-cell>
              <table:table-cell office:value-type="float" office:value="0.158162">
                <text:p>0.158162</text:p>
              </table:table-cell>
              <table:table-cell office:value-type="float" office:value="0.156864">
                <text:p>0.156864</text:p>
              </table:table-cell>
              <table:table-cell office:value-type="float" office:value="0.158839">
                <text:p>0.1588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57779">
                <text:p>0.157779</text:p>
              </table:table-cell>
              <table:table-cell office:value-type="float" office:value="0.158929">
                <text:p>0.158929</text:p>
              </table:table-cell>
              <table:table-cell office:value-type="float" office:value="0.163451">
                <text:p>0.163451</text:p>
              </table:table-cell>
              <table:table-cell office:value-type="float" office:value="0.158163">
                <text:p>0.158163</text:p>
              </table:table-cell>
              <table:table-cell office:value-type="float" office:value="0.156863">
                <text:p>0.156863</text:p>
              </table:table-cell>
              <table:table-cell office:value-type="float" office:value="0.158831">
                <text:p>0.1588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57772">
                <text:p>0.157772</text:p>
              </table:table-cell>
              <table:table-cell office:value-type="float" office:value="0.158921">
                <text:p>0.158921</text:p>
              </table:table-cell>
              <table:table-cell office:value-type="float" office:value="0.163452">
                <text:p>0.163452</text:p>
              </table:table-cell>
              <table:table-cell office:value-type="float" office:value="0.158157">
                <text:p>0.158157</text:p>
              </table:table-cell>
              <table:table-cell office:value-type="float" office:value="0.156857">
                <text:p>0.156857</text:p>
              </table:table-cell>
              <table:table-cell office:value-type="float" office:value="0.158823">
                <text:p>0.1588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5777">
                <text:p>0.15777</text:p>
              </table:table-cell>
              <table:table-cell office:value-type="float" office:value="0.158914">
                <text:p>0.158914</text:p>
              </table:table-cell>
              <table:table-cell office:value-type="float" office:value="0.163449">
                <text:p>0.163449</text:p>
              </table:table-cell>
              <table:table-cell office:value-type="float" office:value="0.15816">
                <text:p>0.15816</text:p>
              </table:table-cell>
              <table:table-cell office:value-type="float" office:value="0.156875">
                <text:p>0.156875</text:p>
              </table:table-cell>
              <table:table-cell office:value-type="float" office:value="0.158816">
                <text:p>0.1588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57773">
                <text:p>0.157773</text:p>
              </table:table-cell>
              <table:table-cell office:value-type="float" office:value="0.158907">
                <text:p>0.158907</text:p>
              </table:table-cell>
              <table:table-cell office:value-type="float" office:value="0.163447">
                <text:p>0.163447</text:p>
              </table:table-cell>
              <table:table-cell office:value-type="float" office:value="0.15816">
                <text:p>0.15816</text:p>
              </table:table-cell>
              <table:table-cell office:value-type="float" office:value="0.156856">
                <text:p>0.156856</text:p>
              </table:table-cell>
              <table:table-cell office:value-type="float" office:value="0.158808">
                <text:p>0.1588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57767">
                <text:p>0.157767</text:p>
              </table:table-cell>
              <table:table-cell office:value-type="float" office:value="0.158899">
                <text:p>0.158899</text:p>
              </table:table-cell>
              <table:table-cell office:value-type="float" office:value="0.163446">
                <text:p>0.163446</text:p>
              </table:table-cell>
              <table:table-cell office:value-type="float" office:value="0.15817">
                <text:p>0.15817</text:p>
              </table:table-cell>
              <table:table-cell office:value-type="float" office:value="0.156862">
                <text:p>0.156862</text:p>
              </table:table-cell>
              <table:table-cell office:value-type="float" office:value="0.158801">
                <text:p>0.1588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57762">
                <text:p>0.157762</text:p>
              </table:table-cell>
              <table:table-cell office:value-type="float" office:value="0.158892">
                <text:p>0.158892</text:p>
              </table:table-cell>
              <table:table-cell office:value-type="float" office:value="0.163444">
                <text:p>0.163444</text:p>
              </table:table-cell>
              <table:table-cell office:value-type="float" office:value="0.158152">
                <text:p>0.158152</text:p>
              </table:table-cell>
              <table:table-cell office:value-type="float" office:value="0.156852">
                <text:p>0.156852</text:p>
              </table:table-cell>
              <table:table-cell office:value-type="float" office:value="0.158793">
                <text:p>0.1587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57758">
                <text:p>0.157758</text:p>
              </table:table-cell>
              <table:table-cell office:value-type="float" office:value="0.158885">
                <text:p>0.158885</text:p>
              </table:table-cell>
              <table:table-cell office:value-type="float" office:value="0.163443">
                <text:p>0.163443</text:p>
              </table:table-cell>
              <table:table-cell office:value-type="float" office:value="0.158154">
                <text:p>0.158154</text:p>
              </table:table-cell>
              <table:table-cell office:value-type="float" office:value="0.156852">
                <text:p>0.156852</text:p>
              </table:table-cell>
              <table:table-cell office:value-type="float" office:value="0.158785">
                <text:p>0.1587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57753">
                <text:p>0.157753</text:p>
              </table:table-cell>
              <table:table-cell office:value-type="float" office:value="0.158877">
                <text:p>0.158877</text:p>
              </table:table-cell>
              <table:table-cell office:value-type="float" office:value="0.163442">
                <text:p>0.163442</text:p>
              </table:table-cell>
              <table:table-cell office:value-type="float" office:value="0.158154">
                <text:p>0.158154</text:p>
              </table:table-cell>
              <table:table-cell office:value-type="float" office:value="0.156856">
                <text:p>0.156856</text:p>
              </table:table-cell>
              <table:table-cell office:value-type="float" office:value="0.158778">
                <text:p>0.158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57779">
                <text:p>0.157779</text:p>
              </table:table-cell>
              <table:table-cell office:value-type="float" office:value="0.15887">
                <text:p>0.15887</text:p>
              </table:table-cell>
              <table:table-cell office:value-type="float" office:value="0.163441">
                <text:p>0.163441</text:p>
              </table:table-cell>
              <table:table-cell office:value-type="float" office:value="0.158151">
                <text:p>0.158151</text:p>
              </table:table-cell>
              <table:table-cell office:value-type="float" office:value="0.156864">
                <text:p>0.156864</text:p>
              </table:table-cell>
              <table:table-cell office:value-type="float" office:value="0.158771">
                <text:p>0.1587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57788">
                <text:p>0.157788</text:p>
              </table:table-cell>
              <table:table-cell office:value-type="float" office:value="0.158863">
                <text:p>0.158863</text:p>
              </table:table-cell>
              <table:table-cell office:value-type="float" office:value="0.163439">
                <text:p>0.163439</text:p>
              </table:table-cell>
              <table:table-cell office:value-type="float" office:value="0.158163">
                <text:p>0.158163</text:p>
              </table:table-cell>
              <table:table-cell office:value-type="float" office:value="0.156847">
                <text:p>0.156847</text:p>
              </table:table-cell>
              <table:table-cell office:value-type="float" office:value="0.158763">
                <text:p>0.1587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57758">
                <text:p>0.157758</text:p>
              </table:table-cell>
              <table:table-cell office:value-type="float" office:value="0.158856">
                <text:p>0.158856</text:p>
              </table:table-cell>
              <table:table-cell office:value-type="float" office:value="0.163438">
                <text:p>0.163438</text:p>
              </table:table-cell>
              <table:table-cell office:value-type="float" office:value="0.158155">
                <text:p>0.158155</text:p>
              </table:table-cell>
              <table:table-cell office:value-type="float" office:value="0.156859">
                <text:p>0.156859</text:p>
              </table:table-cell>
              <table:table-cell office:value-type="float" office:value="0.158756">
                <text:p>0.1587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57751">
                <text:p>0.157751</text:p>
              </table:table-cell>
              <table:table-cell office:value-type="float" office:value="0.158849">
                <text:p>0.158849</text:p>
              </table:table-cell>
              <table:table-cell office:value-type="float" office:value="0.163435">
                <text:p>0.163435</text:p>
              </table:table-cell>
              <table:table-cell office:value-type="float" office:value="0.158154">
                <text:p>0.158154</text:p>
              </table:table-cell>
              <table:table-cell office:value-type="float" office:value="0.156845">
                <text:p>0.156845</text:p>
              </table:table-cell>
              <table:table-cell office:value-type="float" office:value="0.158749">
                <text:p>0.1587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57748">
                <text:p>0.157748</text:p>
              </table:table-cell>
              <table:table-cell office:value-type="float" office:value="0.158842">
                <text:p>0.158842</text:p>
              </table:table-cell>
              <table:table-cell office:value-type="float" office:value="0.163434">
                <text:p>0.163434</text:p>
              </table:table-cell>
              <table:table-cell office:value-type="float" office:value="0.158145">
                <text:p>0.158145</text:p>
              </table:table-cell>
              <table:table-cell office:value-type="float" office:value="0.156872">
                <text:p>0.156872</text:p>
              </table:table-cell>
              <table:table-cell office:value-type="float" office:value="0.158742">
                <text:p>0.1587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57745">
                <text:p>0.157745</text:p>
              </table:table-cell>
              <table:table-cell office:value-type="float" office:value="0.158834">
                <text:p>0.158834</text:p>
              </table:table-cell>
              <table:table-cell office:value-type="float" office:value="0.163433">
                <text:p>0.163433</text:p>
              </table:table-cell>
              <table:table-cell office:value-type="float" office:value="0.158148">
                <text:p>0.158148</text:p>
              </table:table-cell>
              <table:table-cell office:value-type="float" office:value="0.156851">
                <text:p>0.156851</text:p>
              </table:table-cell>
              <table:table-cell office:value-type="float" office:value="0.158734">
                <text:p>0.1587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57747">
                <text:p>0.157747</text:p>
              </table:table-cell>
              <table:table-cell office:value-type="float" office:value="0.158827">
                <text:p>0.158827</text:p>
              </table:table-cell>
              <table:table-cell office:value-type="float" office:value="0.163431">
                <text:p>0.163431</text:p>
              </table:table-cell>
              <table:table-cell office:value-type="float" office:value="0.158146">
                <text:p>0.158146</text:p>
              </table:table-cell>
              <table:table-cell office:value-type="float" office:value="0.156848">
                <text:p>0.156848</text:p>
              </table:table-cell>
              <table:table-cell office:value-type="float" office:value="0.158727">
                <text:p>0.1587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57754">
                <text:p>0.157754</text:p>
              </table:table-cell>
              <table:table-cell office:value-type="float" office:value="0.15882">
                <text:p>0.15882</text:p>
              </table:table-cell>
              <table:table-cell office:value-type="float" office:value="0.163431">
                <text:p>0.163431</text:p>
              </table:table-cell>
              <table:table-cell office:value-type="float" office:value="0.158147">
                <text:p>0.158147</text:p>
              </table:table-cell>
              <table:table-cell office:value-type="float" office:value="0.156843">
                <text:p>0.156843</text:p>
              </table:table-cell>
              <table:table-cell office:value-type="float" office:value="0.158719">
                <text:p>0.1587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57748">
                <text:p>0.157748</text:p>
              </table:table-cell>
              <table:table-cell office:value-type="float" office:value="0.158813">
                <text:p>0.158813</text:p>
              </table:table-cell>
              <table:table-cell office:value-type="float" office:value="0.163429">
                <text:p>0.163429</text:p>
              </table:table-cell>
              <table:table-cell office:value-type="float" office:value="0.158155">
                <text:p>0.158155</text:p>
              </table:table-cell>
              <table:table-cell office:value-type="float" office:value="0.156868">
                <text:p>0.156868</text:p>
              </table:table-cell>
              <table:table-cell office:value-type="float" office:value="0.158712">
                <text:p>0.1587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57749">
                <text:p>0.157749</text:p>
              </table:table-cell>
              <table:table-cell office:value-type="float" office:value="0.158806">
                <text:p>0.158806</text:p>
              </table:table-cell>
              <table:table-cell office:value-type="float" office:value="0.163427">
                <text:p>0.163427</text:p>
              </table:table-cell>
              <table:table-cell office:value-type="float" office:value="0.158154">
                <text:p>0.158154</text:p>
              </table:table-cell>
              <table:table-cell office:value-type="float" office:value="0.156847">
                <text:p>0.156847</text:p>
              </table:table-cell>
              <table:table-cell office:value-type="float" office:value="0.158705">
                <text:p>0.1587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57749">
                <text:p>0.157749</text:p>
              </table:table-cell>
              <table:table-cell office:value-type="float" office:value="0.158799">
                <text:p>0.158799</text:p>
              </table:table-cell>
              <table:table-cell office:value-type="float" office:value="0.163425">
                <text:p>0.163425</text:p>
              </table:table-cell>
              <table:table-cell office:value-type="float" office:value="0.158147">
                <text:p>0.158147</text:p>
              </table:table-cell>
              <table:table-cell office:value-type="float" office:value="0.156841">
                <text:p>0.156841</text:p>
              </table:table-cell>
              <table:table-cell office:value-type="float" office:value="0.158698">
                <text:p>0.1586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57753">
                <text:p>0.157753</text:p>
              </table:table-cell>
              <table:table-cell office:value-type="float" office:value="0.158792">
                <text:p>0.158792</text:p>
              </table:table-cell>
              <table:table-cell office:value-type="float" office:value="0.163424">
                <text:p>0.163424</text:p>
              </table:table-cell>
              <table:table-cell office:value-type="float" office:value="0.158141">
                <text:p>0.158141</text:p>
              </table:table-cell>
              <table:table-cell office:value-type="float" office:value="0.156837">
                <text:p>0.156837</text:p>
              </table:table-cell>
              <table:table-cell office:value-type="float" office:value="0.158691">
                <text:p>0.1586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57746">
                <text:p>0.157746</text:p>
              </table:table-cell>
              <table:table-cell office:value-type="float" office:value="0.158785">
                <text:p>0.158785</text:p>
              </table:table-cell>
              <table:table-cell office:value-type="float" office:value="0.163422">
                <text:p>0.163422</text:p>
              </table:table-cell>
              <table:table-cell office:value-type="float" office:value="0.158143">
                <text:p>0.158143</text:p>
              </table:table-cell>
              <table:table-cell office:value-type="float" office:value="0.156849">
                <text:p>0.156849</text:p>
              </table:table-cell>
              <table:table-cell office:value-type="float" office:value="0.158684">
                <text:p>0.1586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57741">
                <text:p>0.157741</text:p>
              </table:table-cell>
              <table:table-cell office:value-type="float" office:value="0.158778">
                <text:p>0.158778</text:p>
              </table:table-cell>
              <table:table-cell office:value-type="float" office:value="0.163422">
                <text:p>0.163422</text:p>
              </table:table-cell>
              <table:table-cell office:value-type="float" office:value="0.158138">
                <text:p>0.158138</text:p>
              </table:table-cell>
              <table:table-cell office:value-type="float" office:value="0.156834">
                <text:p>0.156834</text:p>
              </table:table-cell>
              <table:table-cell office:value-type="float" office:value="0.158677">
                <text:p>0.1586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57746">
                <text:p>0.157746</text:p>
              </table:table-cell>
              <table:table-cell office:value-type="float" office:value="0.158771">
                <text:p>0.158771</text:p>
              </table:table-cell>
              <table:table-cell office:value-type="float" office:value="0.16342">
                <text:p>0.16342</text:p>
              </table:table-cell>
              <table:table-cell office:value-type="float" office:value="0.158138">
                <text:p>0.158138</text:p>
              </table:table-cell>
              <table:table-cell office:value-type="float" office:value="0.156833">
                <text:p>0.156833</text:p>
              </table:table-cell>
              <table:table-cell office:value-type="float" office:value="0.15867">
                <text:p>0.158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57742">
                <text:p>0.157742</text:p>
              </table:table-cell>
              <table:table-cell office:value-type="float" office:value="0.158765">
                <text:p>0.158765</text:p>
              </table:table-cell>
              <table:table-cell office:value-type="float" office:value="0.163418">
                <text:p>0.163418</text:p>
              </table:table-cell>
              <table:table-cell office:value-type="float" office:value="0.158136">
                <text:p>0.158136</text:p>
              </table:table-cell>
              <table:table-cell office:value-type="float" office:value="0.156832">
                <text:p>0.156832</text:p>
              </table:table-cell>
              <table:table-cell office:value-type="float" office:value="0.158663">
                <text:p>0.1586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57734">
                <text:p>0.157734</text:p>
              </table:table-cell>
              <table:table-cell office:value-type="float" office:value="0.158758">
                <text:p>0.158758</text:p>
              </table:table-cell>
              <table:table-cell office:value-type="float" office:value="0.163416">
                <text:p>0.163416</text:p>
              </table:table-cell>
              <table:table-cell office:value-type="float" office:value="0.158136">
                <text:p>0.158136</text:p>
              </table:table-cell>
              <table:table-cell office:value-type="float" office:value="0.156833">
                <text:p>0.156833</text:p>
              </table:table-cell>
              <table:table-cell office:value-type="float" office:value="0.158656">
                <text:p>0.1586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5773">
                <text:p>0.15773</text:p>
              </table:table-cell>
              <table:table-cell office:value-type="float" office:value="0.158751">
                <text:p>0.158751</text:p>
              </table:table-cell>
              <table:table-cell office:value-type="float" office:value="0.163415">
                <text:p>0.163415</text:p>
              </table:table-cell>
              <table:table-cell office:value-type="float" office:value="0.158133">
                <text:p>0.158133</text:p>
              </table:table-cell>
              <table:table-cell office:value-type="float" office:value="0.156833">
                <text:p>0.156833</text:p>
              </table:table-cell>
              <table:table-cell office:value-type="float" office:value="0.15865">
                <text:p>0.158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57736">
                <text:p>0.157736</text:p>
              </table:table-cell>
              <table:table-cell office:value-type="float" office:value="0.158745">
                <text:p>0.158745</text:p>
              </table:table-cell>
              <table:table-cell office:value-type="float" office:value="0.163413">
                <text:p>0.163413</text:p>
              </table:table-cell>
              <table:table-cell office:value-type="float" office:value="0.158138">
                <text:p>0.158138</text:p>
              </table:table-cell>
              <table:table-cell office:value-type="float" office:value="0.15683">
                <text:p>0.15683</text:p>
              </table:table-cell>
              <table:table-cell office:value-type="float" office:value="0.158643">
                <text:p>0.1586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5773">
                <text:p>0.15773</text:p>
              </table:table-cell>
              <table:table-cell office:value-type="float" office:value="0.158738">
                <text:p>0.158738</text:p>
              </table:table-cell>
              <table:table-cell office:value-type="float" office:value="0.163412">
                <text:p>0.163412</text:p>
              </table:table-cell>
              <table:table-cell office:value-type="float" office:value="0.158133">
                <text:p>0.158133</text:p>
              </table:table-cell>
              <table:table-cell office:value-type="float" office:value="0.15683">
                <text:p>0.15683</text:p>
              </table:table-cell>
              <table:table-cell office:value-type="float" office:value="0.158637">
                <text:p>0.1586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57734">
                <text:p>0.157734</text:p>
              </table:table-cell>
              <table:table-cell office:value-type="float" office:value="0.158731">
                <text:p>0.158731</text:p>
              </table:table-cell>
              <table:table-cell office:value-type="float" office:value="0.163411">
                <text:p>0.163411</text:p>
              </table:table-cell>
              <table:table-cell office:value-type="float" office:value="0.158132">
                <text:p>0.158132</text:p>
              </table:table-cell>
              <table:table-cell office:value-type="float" office:value="0.156828">
                <text:p>0.156828</text:p>
              </table:table-cell>
              <table:table-cell office:value-type="float" office:value="0.158631">
                <text:p>0.1586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57732">
                <text:p>0.157732</text:p>
              </table:table-cell>
              <table:table-cell office:value-type="float" office:value="0.158724">
                <text:p>0.158724</text:p>
              </table:table-cell>
              <table:table-cell office:value-type="float" office:value="0.163412">
                <text:p>0.163412</text:p>
              </table:table-cell>
              <table:table-cell office:value-type="float" office:value="0.15813">
                <text:p>0.15813</text:p>
              </table:table-cell>
              <table:table-cell office:value-type="float" office:value="0.156823">
                <text:p>0.156823</text:p>
              </table:table-cell>
              <table:table-cell office:value-type="float" office:value="0.158625">
                <text:p>0.158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57729">
                <text:p>0.157729</text:p>
              </table:table-cell>
              <table:table-cell office:value-type="float" office:value="0.158718">
                <text:p>0.158718</text:p>
              </table:table-cell>
              <table:table-cell office:value-type="float" office:value="0.163409">
                <text:p>0.163409</text:p>
              </table:table-cell>
              <table:table-cell office:value-type="float" office:value="0.158126">
                <text:p>0.158126</text:p>
              </table:table-cell>
              <table:table-cell office:value-type="float" office:value="0.156828">
                <text:p>0.156828</text:p>
              </table:table-cell>
              <table:table-cell office:value-type="float" office:value="0.158619">
                <text:p>0.1586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57732">
                <text:p>0.157732</text:p>
              </table:table-cell>
              <table:table-cell office:value-type="float" office:value="0.158711">
                <text:p>0.158711</text:p>
              </table:table-cell>
              <table:table-cell office:value-type="float" office:value="0.163407">
                <text:p>0.163407</text:p>
              </table:table-cell>
              <table:table-cell office:value-type="float" office:value="0.158129">
                <text:p>0.158129</text:p>
              </table:table-cell>
              <table:table-cell office:value-type="float" office:value="0.156823">
                <text:p>0.156823</text:p>
              </table:table-cell>
              <table:table-cell office:value-type="float" office:value="0.158613">
                <text:p>0.1586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57717">
                <text:p>0.157717</text:p>
              </table:table-cell>
              <table:table-cell office:value-type="float" office:value="0.158704">
                <text:p>0.158704</text:p>
              </table:table-cell>
              <table:table-cell office:value-type="float" office:value="0.163409">
                <text:p>0.163409</text:p>
              </table:table-cell>
              <table:table-cell office:value-type="float" office:value="0.158136">
                <text:p>0.158136</text:p>
              </table:table-cell>
              <table:table-cell office:value-type="float" office:value="0.156822">
                <text:p>0.156822</text:p>
              </table:table-cell>
              <table:table-cell office:value-type="float" office:value="0.158607">
                <text:p>0.1586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57713">
                <text:p>0.157713</text:p>
              </table:table-cell>
              <table:table-cell office:value-type="float" office:value="0.158698">
                <text:p>0.158698</text:p>
              </table:table-cell>
              <table:table-cell office:value-type="float" office:value="0.163404">
                <text:p>0.163404</text:p>
              </table:table-cell>
              <table:table-cell office:value-type="float" office:value="0.158147">
                <text:p>0.158147</text:p>
              </table:table-cell>
              <table:table-cell office:value-type="float" office:value="0.156821">
                <text:p>0.156821</text:p>
              </table:table-cell>
              <table:table-cell office:value-type="float" office:value="0.158601">
                <text:p>0.1586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57716">
                <text:p>0.157716</text:p>
              </table:table-cell>
              <table:table-cell office:value-type="float" office:value="0.158691">
                <text:p>0.158691</text:p>
              </table:table-cell>
              <table:table-cell office:value-type="float" office:value="0.163403">
                <text:p>0.163403</text:p>
              </table:table-cell>
              <table:table-cell office:value-type="float" office:value="0.158133">
                <text:p>0.158133</text:p>
              </table:table-cell>
              <table:table-cell office:value-type="float" office:value="0.156818">
                <text:p>0.156818</text:p>
              </table:table-cell>
              <table:table-cell office:value-type="float" office:value="0.158595">
                <text:p>0.1585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57708">
                <text:p>0.157708</text:p>
              </table:table-cell>
              <table:table-cell office:value-type="float" office:value="0.158685">
                <text:p>0.158685</text:p>
              </table:table-cell>
              <table:table-cell office:value-type="float" office:value="0.163401">
                <text:p>0.163401</text:p>
              </table:table-cell>
              <table:table-cell office:value-type="float" office:value="0.158127">
                <text:p>0.158127</text:p>
              </table:table-cell>
              <table:table-cell office:value-type="float" office:value="0.156829">
                <text:p>0.156829</text:p>
              </table:table-cell>
              <table:table-cell office:value-type="float" office:value="0.158589">
                <text:p>0.1585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57707">
                <text:p>0.157707</text:p>
              </table:table-cell>
              <table:table-cell office:value-type="float" office:value="0.158678">
                <text:p>0.158678</text:p>
              </table:table-cell>
              <table:table-cell office:value-type="float" office:value="0.163399">
                <text:p>0.163399</text:p>
              </table:table-cell>
              <table:table-cell office:value-type="float" office:value="0.15813">
                <text:p>0.15813</text:p>
              </table:table-cell>
              <table:table-cell office:value-type="float" office:value="0.156829">
                <text:p>0.156829</text:p>
              </table:table-cell>
              <table:table-cell office:value-type="float" office:value="0.158584">
                <text:p>0.1585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57713">
                <text:p>0.157713</text:p>
              </table:table-cell>
              <table:table-cell office:value-type="float" office:value="0.158671">
                <text:p>0.158671</text:p>
              </table:table-cell>
              <table:table-cell office:value-type="float" office:value="0.163398">
                <text:p>0.163398</text:p>
              </table:table-cell>
              <table:table-cell office:value-type="float" office:value="0.15812">
                <text:p>0.15812</text:p>
              </table:table-cell>
              <table:table-cell office:value-type="float" office:value="0.156818">
                <text:p>0.156818</text:p>
              </table:table-cell>
              <table:table-cell office:value-type="float" office:value="0.158578">
                <text:p>0.1585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57713">
                <text:p>0.157713</text:p>
              </table:table-cell>
              <table:table-cell office:value-type="float" office:value="0.158665">
                <text:p>0.158665</text:p>
              </table:table-cell>
              <table:table-cell office:value-type="float" office:value="0.163396">
                <text:p>0.163396</text:p>
              </table:table-cell>
              <table:table-cell office:value-type="float" office:value="0.158122">
                <text:p>0.158122</text:p>
              </table:table-cell>
              <table:table-cell office:value-type="float" office:value="0.156817">
                <text:p>0.156817</text:p>
              </table:table-cell>
              <table:table-cell office:value-type="float" office:value="0.158572">
                <text:p>0.1585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57705">
                <text:p>0.157705</text:p>
              </table:table-cell>
              <table:table-cell office:value-type="float" office:value="0.158659">
                <text:p>0.158659</text:p>
              </table:table-cell>
              <table:table-cell office:value-type="float" office:value="0.163396">
                <text:p>0.163396</text:p>
              </table:table-cell>
              <table:table-cell office:value-type="float" office:value="0.158118">
                <text:p>0.158118</text:p>
              </table:table-cell>
              <table:table-cell office:value-type="float" office:value="0.156816">
                <text:p>0.156816</text:p>
              </table:table-cell>
              <table:table-cell office:value-type="float" office:value="0.158566">
                <text:p>0.1585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57708">
                <text:p>0.157708</text:p>
              </table:table-cell>
              <table:table-cell office:value-type="float" office:value="0.158652">
                <text:p>0.158652</text:p>
              </table:table-cell>
              <table:table-cell office:value-type="float" office:value="0.163394">
                <text:p>0.163394</text:p>
              </table:table-cell>
              <table:table-cell office:value-type="float" office:value="0.158115">
                <text:p>0.158115</text:p>
              </table:table-cell>
              <table:table-cell office:value-type="float" office:value="0.156819">
                <text:p>0.156819</text:p>
              </table:table-cell>
              <table:table-cell office:value-type="float" office:value="0.158561">
                <text:p>0.1585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57703">
                <text:p>0.157703</text:p>
              </table:table-cell>
              <table:table-cell office:value-type="float" office:value="0.158646">
                <text:p>0.158646</text:p>
              </table:table-cell>
              <table:table-cell office:value-type="float" office:value="0.163392">
                <text:p>0.163392</text:p>
              </table:table-cell>
              <table:table-cell office:value-type="float" office:value="0.158117">
                <text:p>0.158117</text:p>
              </table:table-cell>
              <table:table-cell office:value-type="float" office:value="0.156854">
                <text:p>0.156854</text:p>
              </table:table-cell>
              <table:table-cell office:value-type="float" office:value="0.158555">
                <text:p>0.1585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57699">
                <text:p>0.157699</text:p>
              </table:table-cell>
              <table:table-cell office:value-type="float" office:value="0.158639">
                <text:p>0.158639</text:p>
              </table:table-cell>
              <table:table-cell office:value-type="float" office:value="0.163391">
                <text:p>0.163391</text:p>
              </table:table-cell>
              <table:table-cell office:value-type="float" office:value="0.158116">
                <text:p>0.158116</text:p>
              </table:table-cell>
              <table:table-cell office:value-type="float" office:value="0.15684">
                <text:p>0.15684</text:p>
              </table:table-cell>
              <table:table-cell office:value-type="float" office:value="0.15855">
                <text:p>0.158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57705">
                <text:p>0.157705</text:p>
              </table:table-cell>
              <table:table-cell office:value-type="float" office:value="0.158633">
                <text:p>0.158633</text:p>
              </table:table-cell>
              <table:table-cell office:value-type="float" office:value="0.16339">
                <text:p>0.16339</text:p>
              </table:table-cell>
              <table:table-cell office:value-type="float" office:value="0.158115">
                <text:p>0.158115</text:p>
              </table:table-cell>
              <table:table-cell office:value-type="float" office:value="0.156818">
                <text:p>0.156818</text:p>
              </table:table-cell>
              <table:table-cell office:value-type="float" office:value="0.158544">
                <text:p>0.1585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5769">
                <text:p>0.15769</text:p>
              </table:table-cell>
              <table:table-cell office:value-type="float" office:value="0.158627">
                <text:p>0.158627</text:p>
              </table:table-cell>
              <table:table-cell office:value-type="float" office:value="0.163388">
                <text:p>0.163388</text:p>
              </table:table-cell>
              <table:table-cell office:value-type="float" office:value="0.158113">
                <text:p>0.158113</text:p>
              </table:table-cell>
              <table:table-cell office:value-type="float" office:value="0.156825">
                <text:p>0.156825</text:p>
              </table:table-cell>
              <table:table-cell office:value-type="float" office:value="0.158538">
                <text:p>0.1585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57697">
                <text:p>0.157697</text:p>
              </table:table-cell>
              <table:table-cell office:value-type="float" office:value="0.158621">
                <text:p>0.158621</text:p>
              </table:table-cell>
              <table:table-cell office:value-type="float" office:value="0.163388">
                <text:p>0.163388</text:p>
              </table:table-cell>
              <table:table-cell office:value-type="float" office:value="0.158116">
                <text:p>0.158116</text:p>
              </table:table-cell>
              <table:table-cell office:value-type="float" office:value="0.156814">
                <text:p>0.156814</text:p>
              </table:table-cell>
              <table:table-cell office:value-type="float" office:value="0.158533">
                <text:p>0.1585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57688">
                <text:p>0.157688</text:p>
              </table:table-cell>
              <table:table-cell office:value-type="float" office:value="0.158614">
                <text:p>0.158614</text:p>
              </table:table-cell>
              <table:table-cell office:value-type="float" office:value="0.163387">
                <text:p>0.163387</text:p>
              </table:table-cell>
              <table:table-cell office:value-type="float" office:value="0.15811">
                <text:p>0.15811</text:p>
              </table:table-cell>
              <table:table-cell office:value-type="float" office:value="0.156814">
                <text:p>0.156814</text:p>
              </table:table-cell>
              <table:table-cell office:value-type="float" office:value="0.158527">
                <text:p>0.1585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57694">
                <text:p>0.157694</text:p>
              </table:table-cell>
              <table:table-cell office:value-type="float" office:value="0.158608">
                <text:p>0.158608</text:p>
              </table:table-cell>
              <table:table-cell office:value-type="float" office:value="0.163385">
                <text:p>0.163385</text:p>
              </table:table-cell>
              <table:table-cell office:value-type="float" office:value="0.15811">
                <text:p>0.15811</text:p>
              </table:table-cell>
              <table:table-cell office:value-type="float" office:value="0.15682">
                <text:p>0.15682</text:p>
              </table:table-cell>
              <table:table-cell office:value-type="float" office:value="0.158521">
                <text:p>0.1585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57687">
                <text:p>0.157687</text:p>
              </table:table-cell>
              <table:table-cell office:value-type="float" office:value="0.158602">
                <text:p>0.158602</text:p>
              </table:table-cell>
              <table:table-cell office:value-type="float" office:value="0.163383">
                <text:p>0.163383</text:p>
              </table:table-cell>
              <table:table-cell office:value-type="float" office:value="0.158109">
                <text:p>0.158109</text:p>
              </table:table-cell>
              <table:table-cell office:value-type="float" office:value="0.15682">
                <text:p>0.15682</text:p>
              </table:table-cell>
              <table:table-cell office:value-type="float" office:value="0.158515">
                <text:p>0.1585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57683">
                <text:p>0.157683</text:p>
              </table:table-cell>
              <table:table-cell office:value-type="float" office:value="0.158595">
                <text:p>0.158595</text:p>
              </table:table-cell>
              <table:table-cell office:value-type="float" office:value="0.163384">
                <text:p>0.163384</text:p>
              </table:table-cell>
              <table:table-cell office:value-type="float" office:value="0.158111">
                <text:p>0.158111</text:p>
              </table:table-cell>
              <table:table-cell office:value-type="float" office:value="0.156814">
                <text:p>0.156814</text:p>
              </table:table-cell>
              <table:table-cell office:value-type="float" office:value="0.15851">
                <text:p>0.158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57696">
                <text:p>0.157696</text:p>
              </table:table-cell>
              <table:table-cell office:value-type="float" office:value="0.158589">
                <text:p>0.158589</text:p>
              </table:table-cell>
              <table:table-cell office:value-type="float" office:value="0.163381">
                <text:p>0.163381</text:p>
              </table:table-cell>
              <table:table-cell office:value-type="float" office:value="0.158109">
                <text:p>0.158109</text:p>
              </table:table-cell>
              <table:table-cell office:value-type="float" office:value="0.156806">
                <text:p>0.156806</text:p>
              </table:table-cell>
              <table:table-cell office:value-type="float" office:value="0.158504">
                <text:p>0.1585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57685">
                <text:p>0.157685</text:p>
              </table:table-cell>
              <table:table-cell office:value-type="float" office:value="0.158583">
                <text:p>0.158583</text:p>
              </table:table-cell>
              <table:table-cell office:value-type="float" office:value="0.16338">
                <text:p>0.16338</text:p>
              </table:table-cell>
              <table:table-cell office:value-type="float" office:value="0.158109">
                <text:p>0.158109</text:p>
              </table:table-cell>
              <table:table-cell office:value-type="float" office:value="0.156803">
                <text:p>0.156803</text:p>
              </table:table-cell>
              <table:table-cell office:value-type="float" office:value="0.158498">
                <text:p>0.1584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57682">
                <text:p>0.157682</text:p>
              </table:table-cell>
              <table:table-cell office:value-type="float" office:value="0.158577">
                <text:p>0.158577</text:p>
              </table:table-cell>
              <table:table-cell office:value-type="float" office:value="0.163378">
                <text:p>0.163378</text:p>
              </table:table-cell>
              <table:table-cell office:value-type="float" office:value="0.158107">
                <text:p>0.158107</text:p>
              </table:table-cell>
              <table:table-cell office:value-type="float" office:value="0.156806">
                <text:p>0.156806</text:p>
              </table:table-cell>
              <table:table-cell office:value-type="float" office:value="0.158493">
                <text:p>0.1584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57677">
                <text:p>0.157677</text:p>
              </table:table-cell>
              <table:table-cell office:value-type="float" office:value="0.158571">
                <text:p>0.158571</text:p>
              </table:table-cell>
              <table:table-cell office:value-type="float" office:value="0.163377">
                <text:p>0.163377</text:p>
              </table:table-cell>
              <table:table-cell office:value-type="float" office:value="0.158104">
                <text:p>0.158104</text:p>
              </table:table-cell>
              <table:table-cell office:value-type="float" office:value="0.15681">
                <text:p>0.15681</text:p>
              </table:table-cell>
              <table:table-cell office:value-type="float" office:value="0.158487">
                <text:p>0.1584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57682">
                <text:p>0.157682</text:p>
              </table:table-cell>
              <table:table-cell office:value-type="float" office:value="0.158565">
                <text:p>0.158565</text:p>
              </table:table-cell>
              <table:table-cell office:value-type="float" office:value="0.163376">
                <text:p>0.163376</text:p>
              </table:table-cell>
              <table:table-cell office:value-type="float" office:value="0.158111">
                <text:p>0.158111</text:p>
              </table:table-cell>
              <table:table-cell office:value-type="float" office:value="0.156798">
                <text:p>0.156798</text:p>
              </table:table-cell>
              <table:table-cell office:value-type="float" office:value="0.158482">
                <text:p>0.1584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57682">
                <text:p>0.157682</text:p>
              </table:table-cell>
              <table:table-cell office:value-type="float" office:value="0.158558">
                <text:p>0.158558</text:p>
              </table:table-cell>
              <table:table-cell office:value-type="float" office:value="0.163375">
                <text:p>0.163375</text:p>
              </table:table-cell>
              <table:table-cell office:value-type="float" office:value="0.158105">
                <text:p>0.158105</text:p>
              </table:table-cell>
              <table:table-cell office:value-type="float" office:value="0.156801">
                <text:p>0.156801</text:p>
              </table:table-cell>
              <table:table-cell office:value-type="float" office:value="0.158476">
                <text:p>0.1584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5767">
                <text:p>0.15767</text:p>
              </table:table-cell>
              <table:table-cell office:value-type="float" office:value="0.158553">
                <text:p>0.158553</text:p>
              </table:table-cell>
              <table:table-cell office:value-type="float" office:value="0.163373">
                <text:p>0.163373</text:p>
              </table:table-cell>
              <table:table-cell office:value-type="float" office:value="0.158101">
                <text:p>0.158101</text:p>
              </table:table-cell>
              <table:table-cell office:value-type="float" office:value="0.156806">
                <text:p>0.156806</text:p>
              </table:table-cell>
              <table:table-cell office:value-type="float" office:value="0.158471">
                <text:p>0.1584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57669">
                <text:p>0.157669</text:p>
              </table:table-cell>
              <table:table-cell office:value-type="float" office:value="0.158546">
                <text:p>0.158546</text:p>
              </table:table-cell>
              <table:table-cell office:value-type="float" office:value="0.163373">
                <text:p>0.163373</text:p>
              </table:table-cell>
              <table:table-cell office:value-type="float" office:value="0.15811">
                <text:p>0.15811</text:p>
              </table:table-cell>
              <table:table-cell office:value-type="float" office:value="0.156797">
                <text:p>0.156797</text:p>
              </table:table-cell>
              <table:table-cell office:value-type="float" office:value="0.158465">
                <text:p>0.1584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57666">
                <text:p>0.157666</text:p>
              </table:table-cell>
              <table:table-cell office:value-type="float" office:value="0.15854">
                <text:p>0.15854</text:p>
              </table:table-cell>
              <table:table-cell office:value-type="float" office:value="0.163373">
                <text:p>0.163373</text:p>
              </table:table-cell>
              <table:table-cell office:value-type="float" office:value="0.158109">
                <text:p>0.158109</text:p>
              </table:table-cell>
              <table:table-cell office:value-type="float" office:value="0.156797">
                <text:p>0.156797</text:p>
              </table:table-cell>
              <table:table-cell office:value-type="float" office:value="0.15846">
                <text:p>0.158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5767">
                <text:p>0.15767</text:p>
              </table:table-cell>
              <table:table-cell office:value-type="float" office:value="0.158535">
                <text:p>0.158535</text:p>
              </table:table-cell>
              <table:table-cell office:value-type="float" office:value="0.163369">
                <text:p>0.163369</text:p>
              </table:table-cell>
              <table:table-cell office:value-type="float" office:value="0.158105">
                <text:p>0.158105</text:p>
              </table:table-cell>
              <table:table-cell office:value-type="float" office:value="0.156804">
                <text:p>0.156804</text:p>
              </table:table-cell>
              <table:table-cell office:value-type="float" office:value="0.158455">
                <text:p>0.1584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57665">
                <text:p>0.157665</text:p>
              </table:table-cell>
              <table:table-cell office:value-type="float" office:value="0.158529">
                <text:p>0.158529</text:p>
              </table:table-cell>
              <table:table-cell office:value-type="float" office:value="0.163368">
                <text:p>0.163368</text:p>
              </table:table-cell>
              <table:table-cell office:value-type="float" office:value="0.158101">
                <text:p>0.158101</text:p>
              </table:table-cell>
              <table:table-cell office:value-type="float" office:value="0.156803">
                <text:p>0.156803</text:p>
              </table:table-cell>
              <table:table-cell office:value-type="float" office:value="0.158449">
                <text:p>0.1584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57668">
                <text:p>0.157668</text:p>
              </table:table-cell>
              <table:table-cell office:value-type="float" office:value="0.158523">
                <text:p>0.158523</text:p>
              </table:table-cell>
              <table:table-cell office:value-type="float" office:value="0.163367">
                <text:p>0.163367</text:p>
              </table:table-cell>
              <table:table-cell office:value-type="float" office:value="0.158097">
                <text:p>0.158097</text:p>
              </table:table-cell>
              <table:table-cell office:value-type="float" office:value="0.156799">
                <text:p>0.156799</text:p>
              </table:table-cell>
              <table:table-cell office:value-type="float" office:value="0.158444">
                <text:p>0.1584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57663">
                <text:p>0.157663</text:p>
              </table:table-cell>
              <table:table-cell office:value-type="float" office:value="0.158517">
                <text:p>0.158517</text:p>
              </table:table-cell>
              <table:table-cell office:value-type="float" office:value="0.163367">
                <text:p>0.163367</text:p>
              </table:table-cell>
              <table:table-cell office:value-type="float" office:value="0.158133">
                <text:p>0.158133</text:p>
              </table:table-cell>
              <table:table-cell office:value-type="float" office:value="0.156799">
                <text:p>0.156799</text:p>
              </table:table-cell>
              <table:table-cell office:value-type="float" office:value="0.158438">
                <text:p>0.1584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57683">
                <text:p>0.157683</text:p>
              </table:table-cell>
              <table:table-cell office:value-type="float" office:value="0.158511">
                <text:p>0.158511</text:p>
              </table:table-cell>
              <table:table-cell office:value-type="float" office:value="0.163364">
                <text:p>0.163364</text:p>
              </table:table-cell>
              <table:table-cell office:value-type="float" office:value="0.1581">
                <text:p>0.1581</text:p>
              </table:table-cell>
              <table:table-cell office:value-type="float" office:value="0.156792">
                <text:p>0.156792</text:p>
              </table:table-cell>
              <table:table-cell office:value-type="float" office:value="0.158432">
                <text:p>0.1584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57682">
                <text:p>0.157682</text:p>
              </table:table-cell>
              <table:table-cell office:value-type="float" office:value="0.158506">
                <text:p>0.158506</text:p>
              </table:table-cell>
              <table:table-cell office:value-type="float" office:value="0.163363">
                <text:p>0.163363</text:p>
              </table:table-cell>
              <table:table-cell office:value-type="float" office:value="0.158096">
                <text:p>0.158096</text:p>
              </table:table-cell>
              <table:table-cell office:value-type="float" office:value="0.1568">
                <text:p>0.1568</text:p>
              </table:table-cell>
              <table:table-cell office:value-type="float" office:value="0.158427">
                <text:p>0.1584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5767">
                <text:p>0.15767</text:p>
              </table:table-cell>
              <table:table-cell office:value-type="float" office:value="0.1585">
                <text:p>0.1585</text:p>
              </table:table-cell>
              <table:table-cell office:value-type="float" office:value="0.163362">
                <text:p>0.163362</text:p>
              </table:table-cell>
              <table:table-cell office:value-type="float" office:value="0.158098">
                <text:p>0.158098</text:p>
              </table:table-cell>
              <table:table-cell office:value-type="float" office:value="0.156789">
                <text:p>0.156789</text:p>
              </table:table-cell>
              <table:table-cell office:value-type="float" office:value="0.158421">
                <text:p>0.1584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5766">
                <text:p>0.15766</text:p>
              </table:table-cell>
              <table:table-cell office:value-type="float" office:value="0.158494">
                <text:p>0.158494</text:p>
              </table:table-cell>
              <table:table-cell office:value-type="float" office:value="0.163363">
                <text:p>0.163363</text:p>
              </table:table-cell>
              <table:table-cell office:value-type="float" office:value="0.158092">
                <text:p>0.158092</text:p>
              </table:table-cell>
              <table:table-cell office:value-type="float" office:value="0.156791">
                <text:p>0.156791</text:p>
              </table:table-cell>
              <table:table-cell office:value-type="float" office:value="0.158417">
                <text:p>0.1584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57658">
                <text:p>0.157658</text:p>
              </table:table-cell>
              <table:table-cell office:value-type="float" office:value="0.158488">
                <text:p>0.158488</text:p>
              </table:table-cell>
              <table:table-cell office:value-type="float" office:value="0.163362">
                <text:p>0.163362</text:p>
              </table:table-cell>
              <table:table-cell office:value-type="float" office:value="0.158092">
                <text:p>0.158092</text:p>
              </table:table-cell>
              <table:table-cell office:value-type="float" office:value="0.156787">
                <text:p>0.156787</text:p>
              </table:table-cell>
              <table:table-cell office:value-type="float" office:value="0.158411">
                <text:p>0.1584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57656">
                <text:p>0.157656</text:p>
              </table:table-cell>
              <table:table-cell office:value-type="float" office:value="0.158482">
                <text:p>0.158482</text:p>
              </table:table-cell>
              <table:table-cell office:value-type="float" office:value="0.163359">
                <text:p>0.163359</text:p>
              </table:table-cell>
              <table:table-cell office:value-type="float" office:value="0.158095">
                <text:p>0.158095</text:p>
              </table:table-cell>
              <table:table-cell office:value-type="float" office:value="0.156787">
                <text:p>0.156787</text:p>
              </table:table-cell>
              <table:table-cell office:value-type="float" office:value="0.158406">
                <text:p>0.1584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57668">
                <text:p>0.157668</text:p>
              </table:table-cell>
              <table:table-cell office:value-type="float" office:value="0.158477">
                <text:p>0.158477</text:p>
              </table:table-cell>
              <table:table-cell office:value-type="float" office:value="0.163357">
                <text:p>0.163357</text:p>
              </table:table-cell>
              <table:table-cell office:value-type="float" office:value="0.15809">
                <text:p>0.15809</text:p>
              </table:table-cell>
              <table:table-cell office:value-type="float" office:value="0.156791">
                <text:p>0.156791</text:p>
              </table:table-cell>
              <table:table-cell office:value-type="float" office:value="0.1584">
                <text:p>0.15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57652">
                <text:p>0.157652</text:p>
              </table:table-cell>
              <table:table-cell office:value-type="float" office:value="0.158471">
                <text:p>0.158471</text:p>
              </table:table-cell>
              <table:table-cell office:value-type="float" office:value="0.163357">
                <text:p>0.163357</text:p>
              </table:table-cell>
              <table:table-cell office:value-type="float" office:value="0.158101">
                <text:p>0.158101</text:p>
              </table:table-cell>
              <table:table-cell office:value-type="float" office:value="0.156788">
                <text:p>0.156788</text:p>
              </table:table-cell>
              <table:table-cell office:value-type="float" office:value="0.158395">
                <text:p>0.1583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57651">
                <text:p>0.157651</text:p>
              </table:table-cell>
              <table:table-cell office:value-type="float" office:value="0.158465">
                <text:p>0.158465</text:p>
              </table:table-cell>
              <table:table-cell office:value-type="float" office:value="0.163356">
                <text:p>0.163356</text:p>
              </table:table-cell>
              <table:table-cell office:value-type="float" office:value="0.158089">
                <text:p>0.158089</text:p>
              </table:table-cell>
              <table:table-cell office:value-type="float" office:value="0.156826">
                <text:p>0.156826</text:p>
              </table:table-cell>
              <table:table-cell office:value-type="float" office:value="0.15839">
                <text:p>0.158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57668">
                <text:p>0.157668</text:p>
              </table:table-cell>
              <table:table-cell office:value-type="float" office:value="0.158459">
                <text:p>0.158459</text:p>
              </table:table-cell>
              <table:table-cell office:value-type="float" office:value="0.163359">
                <text:p>0.163359</text:p>
              </table:table-cell>
              <table:table-cell office:value-type="float" office:value="0.158086">
                <text:p>0.158086</text:p>
              </table:table-cell>
              <table:table-cell office:value-type="float" office:value="0.156789">
                <text:p>0.156789</text:p>
              </table:table-cell>
              <table:table-cell office:value-type="float" office:value="0.158385">
                <text:p>0.1583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5765">
                <text:p>0.15765</text:p>
              </table:table-cell>
              <table:table-cell office:value-type="float" office:value="0.158454">
                <text:p>0.158454</text:p>
              </table:table-cell>
              <table:table-cell office:value-type="float" office:value="0.163356">
                <text:p>0.163356</text:p>
              </table:table-cell>
              <table:table-cell office:value-type="float" office:value="0.158095">
                <text:p>0.158095</text:p>
              </table:table-cell>
              <table:table-cell office:value-type="float" office:value="0.156787">
                <text:p>0.156787</text:p>
              </table:table-cell>
              <table:table-cell office:value-type="float" office:value="0.15838">
                <text:p>0.158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5765">
                <text:p>0.15765</text:p>
              </table:table-cell>
              <table:table-cell office:value-type="float" office:value="0.158448">
                <text:p>0.158448</text:p>
              </table:table-cell>
              <table:table-cell office:value-type="float" office:value="0.163353">
                <text:p>0.163353</text:p>
              </table:table-cell>
              <table:table-cell office:value-type="float" office:value="0.158086">
                <text:p>0.158086</text:p>
              </table:table-cell>
              <table:table-cell office:value-type="float" office:value="0.156795">
                <text:p>0.156795</text:p>
              </table:table-cell>
              <table:table-cell office:value-type="float" office:value="0.158374">
                <text:p>0.1583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5765">
                <text:p>0.15765</text:p>
              </table:table-cell>
              <table:table-cell office:value-type="float" office:value="0.158442">
                <text:p>0.158442</text:p>
              </table:table-cell>
              <table:table-cell office:value-type="float" office:value="0.16335">
                <text:p>0.16335</text:p>
              </table:table-cell>
              <table:table-cell office:value-type="float" office:value="0.158092">
                <text:p>0.158092</text:p>
              </table:table-cell>
              <table:table-cell office:value-type="float" office:value="0.156781">
                <text:p>0.156781</text:p>
              </table:table-cell>
              <table:table-cell office:value-type="float" office:value="0.158369">
                <text:p>0.1583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57649">
                <text:p>0.157649</text:p>
              </table:table-cell>
              <table:table-cell office:value-type="float" office:value="0.158437">
                <text:p>0.158437</text:p>
              </table:table-cell>
              <table:table-cell office:value-type="float" office:value="0.163349">
                <text:p>0.163349</text:p>
              </table:table-cell>
              <table:table-cell office:value-type="float" office:value="0.158093">
                <text:p>0.158093</text:p>
              </table:table-cell>
              <table:table-cell office:value-type="float" office:value="0.15678">
                <text:p>0.15678</text:p>
              </table:table-cell>
              <table:table-cell office:value-type="float" office:value="0.158364">
                <text:p>0.1583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57643">
                <text:p>0.157643</text:p>
              </table:table-cell>
              <table:table-cell office:value-type="float" office:value="0.158432">
                <text:p>0.158432</text:p>
              </table:table-cell>
              <table:table-cell office:value-type="float" office:value="0.163348">
                <text:p>0.163348</text:p>
              </table:table-cell>
              <table:table-cell office:value-type="float" office:value="0.158086">
                <text:p>0.158086</text:p>
              </table:table-cell>
              <table:table-cell office:value-type="float" office:value="0.156785">
                <text:p>0.156785</text:p>
              </table:table-cell>
              <table:table-cell office:value-type="float" office:value="0.158358">
                <text:p>0.1583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57642">
                <text:p>0.157642</text:p>
              </table:table-cell>
              <table:table-cell office:value-type="float" office:value="0.158426">
                <text:p>0.158426</text:p>
              </table:table-cell>
              <table:table-cell office:value-type="float" office:value="0.163346">
                <text:p>0.163346</text:p>
              </table:table-cell>
              <table:table-cell office:value-type="float" office:value="0.158091">
                <text:p>0.158091</text:p>
              </table:table-cell>
              <table:table-cell office:value-type="float" office:value="0.156778">
                <text:p>0.156778</text:p>
              </table:table-cell>
              <table:table-cell office:value-type="float" office:value="0.158353">
                <text:p>0.1583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5764">
                <text:p>0.15764</text:p>
              </table:table-cell>
              <table:table-cell office:value-type="float" office:value="0.158421">
                <text:p>0.158421</text:p>
              </table:table-cell>
              <table:table-cell office:value-type="float" office:value="0.163345">
                <text:p>0.163345</text:p>
              </table:table-cell>
              <table:table-cell office:value-type="float" office:value="0.158085">
                <text:p>0.158085</text:p>
              </table:table-cell>
              <table:table-cell office:value-type="float" office:value="0.156774">
                <text:p>0.156774</text:p>
              </table:table-cell>
              <table:table-cell office:value-type="float" office:value="0.158348">
                <text:p>0.1583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57642">
                <text:p>0.157642</text:p>
              </table:table-cell>
              <table:table-cell office:value-type="float" office:value="0.158414">
                <text:p>0.158414</text:p>
              </table:table-cell>
              <table:table-cell office:value-type="float" office:value="0.163347">
                <text:p>0.163347</text:p>
              </table:table-cell>
              <table:table-cell office:value-type="float" office:value="0.15808">
                <text:p>0.15808</text:p>
              </table:table-cell>
              <table:table-cell office:value-type="float" office:value="0.156774">
                <text:p>0.156774</text:p>
              </table:table-cell>
              <table:table-cell office:value-type="float" office:value="0.158343">
                <text:p>0.1583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57637">
                <text:p>0.157637</text:p>
              </table:table-cell>
              <table:table-cell office:value-type="float" office:value="0.158409">
                <text:p>0.158409</text:p>
              </table:table-cell>
              <table:table-cell office:value-type="float" office:value="0.163343">
                <text:p>0.163343</text:p>
              </table:table-cell>
              <table:table-cell office:value-type="float" office:value="0.158081">
                <text:p>0.158081</text:p>
              </table:table-cell>
              <table:table-cell office:value-type="float" office:value="0.156782">
                <text:p>0.156782</text:p>
              </table:table-cell>
              <table:table-cell office:value-type="float" office:value="0.158338">
                <text:p>0.1583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57646">
                <text:p>0.157646</text:p>
              </table:table-cell>
              <table:table-cell office:value-type="float" office:value="0.158403">
                <text:p>0.158403</text:p>
              </table:table-cell>
              <table:table-cell office:value-type="float" office:value="0.163341">
                <text:p>0.163341</text:p>
              </table:table-cell>
              <table:table-cell office:value-type="float" office:value="0.158082">
                <text:p>0.158082</text:p>
              </table:table-cell>
              <table:table-cell office:value-type="float" office:value="0.156772">
                <text:p>0.156772</text:p>
              </table:table-cell>
              <table:table-cell office:value-type="float" office:value="0.158333">
                <text:p>0.1583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57639">
                <text:p>0.157639</text:p>
              </table:table-cell>
              <table:table-cell office:value-type="float" office:value="0.158397">
                <text:p>0.158397</text:p>
              </table:table-cell>
              <table:table-cell office:value-type="float" office:value="0.16334">
                <text:p>0.16334</text:p>
              </table:table-cell>
              <table:table-cell office:value-type="float" office:value="0.158077">
                <text:p>0.158077</text:p>
              </table:table-cell>
              <table:table-cell office:value-type="float" office:value="0.156778">
                <text:p>0.156778</text:p>
              </table:table-cell>
              <table:table-cell office:value-type="float" office:value="0.158328">
                <text:p>0.1583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57634">
                <text:p>0.157634</text:p>
              </table:table-cell>
              <table:table-cell office:value-type="float" office:value="0.158392">
                <text:p>0.158392</text:p>
              </table:table-cell>
              <table:table-cell office:value-type="float" office:value="0.163339">
                <text:p>0.163339</text:p>
              </table:table-cell>
              <table:table-cell office:value-type="float" office:value="0.158076">
                <text:p>0.158076</text:p>
              </table:table-cell>
              <table:table-cell office:value-type="float" office:value="0.156784">
                <text:p>0.156784</text:p>
              </table:table-cell>
              <table:table-cell office:value-type="float" office:value="0.158322">
                <text:p>0.1583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57668">
                <text:p>0.157668</text:p>
              </table:table-cell>
              <table:table-cell office:value-type="float" office:value="0.158387">
                <text:p>0.158387</text:p>
              </table:table-cell>
              <table:table-cell office:value-type="float" office:value="0.163337">
                <text:p>0.163337</text:p>
              </table:table-cell>
              <table:table-cell office:value-type="float" office:value="0.158075">
                <text:p>0.158075</text:p>
              </table:table-cell>
              <table:table-cell office:value-type="float" office:value="0.156772">
                <text:p>0.156772</text:p>
              </table:table-cell>
              <table:table-cell office:value-type="float" office:value="0.158317">
                <text:p>0.1583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57634">
                <text:p>0.157634</text:p>
              </table:table-cell>
              <table:table-cell office:value-type="float" office:value="0.158381">
                <text:p>0.158381</text:p>
              </table:table-cell>
              <table:table-cell office:value-type="float" office:value="0.163338">
                <text:p>0.163338</text:p>
              </table:table-cell>
              <table:table-cell office:value-type="float" office:value="0.158077">
                <text:p>0.158077</text:p>
              </table:table-cell>
              <table:table-cell office:value-type="float" office:value="0.156785">
                <text:p>0.156785</text:p>
              </table:table-cell>
              <table:table-cell office:value-type="float" office:value="0.158312">
                <text:p>0.1583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5763">
                <text:p>0.15763</text:p>
              </table:table-cell>
              <table:table-cell office:value-type="float" office:value="0.158376">
                <text:p>0.158376</text:p>
              </table:table-cell>
              <table:table-cell office:value-type="float" office:value="0.163335">
                <text:p>0.163335</text:p>
              </table:table-cell>
              <table:table-cell office:value-type="float" office:value="0.15808">
                <text:p>0.15808</text:p>
              </table:table-cell>
              <table:table-cell office:value-type="float" office:value="0.156799">
                <text:p>0.156799</text:p>
              </table:table-cell>
              <table:table-cell office:value-type="float" office:value="0.158307">
                <text:p>0.1583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57628">
                <text:p>0.157628</text:p>
              </table:table-cell>
              <table:table-cell office:value-type="float" office:value="0.158371">
                <text:p>0.158371</text:p>
              </table:table-cell>
              <table:table-cell office:value-type="float" office:value="0.163335">
                <text:p>0.163335</text:p>
              </table:table-cell>
              <table:table-cell office:value-type="float" office:value="0.158077">
                <text:p>0.158077</text:p>
              </table:table-cell>
              <table:table-cell office:value-type="float" office:value="0.156774">
                <text:p>0.156774</text:p>
              </table:table-cell>
              <table:table-cell office:value-type="float" office:value="0.158302">
                <text:p>0.1583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57628">
                <text:p>0.157628</text:p>
              </table:table-cell>
              <table:table-cell office:value-type="float" office:value="0.158366">
                <text:p>0.158366</text:p>
              </table:table-cell>
              <table:table-cell office:value-type="float" office:value="0.163333">
                <text:p>0.163333</text:p>
              </table:table-cell>
              <table:table-cell office:value-type="float" office:value="0.158072">
                <text:p>0.158072</text:p>
              </table:table-cell>
              <table:table-cell office:value-type="float" office:value="0.156769">
                <text:p>0.156769</text:p>
              </table:table-cell>
              <table:table-cell office:value-type="float" office:value="0.158296">
                <text:p>0.1582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57627">
                <text:p>0.157627</text:p>
              </table:table-cell>
              <table:table-cell office:value-type="float" office:value="0.15836">
                <text:p>0.15836</text:p>
              </table:table-cell>
              <table:table-cell office:value-type="float" office:value="0.163333">
                <text:p>0.163333</text:p>
              </table:table-cell>
              <table:table-cell office:value-type="float" office:value="0.15807">
                <text:p>0.15807</text:p>
              </table:table-cell>
              <table:table-cell office:value-type="float" office:value="0.156767">
                <text:p>0.156767</text:p>
              </table:table-cell>
              <table:table-cell office:value-type="float" office:value="0.158291">
                <text:p>0.1582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57637">
                <text:p>0.157637</text:p>
              </table:table-cell>
              <table:table-cell office:value-type="float" office:value="0.158355">
                <text:p>0.158355</text:p>
              </table:table-cell>
              <table:table-cell office:value-type="float" office:value="0.16333">
                <text:p>0.16333</text:p>
              </table:table-cell>
              <table:table-cell office:value-type="float" office:value="0.158075">
                <text:p>0.158075</text:p>
              </table:table-cell>
              <table:table-cell office:value-type="float" office:value="0.156768">
                <text:p>0.156768</text:p>
              </table:table-cell>
              <table:table-cell office:value-type="float" office:value="0.158286">
                <text:p>0.1582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57632">
                <text:p>0.157632</text:p>
              </table:table-cell>
              <table:table-cell office:value-type="float" office:value="0.15835">
                <text:p>0.15835</text:p>
              </table:table-cell>
              <table:table-cell office:value-type="float" office:value="0.163333">
                <text:p>0.163333</text:p>
              </table:table-cell>
              <table:table-cell office:value-type="float" office:value="0.158071">
                <text:p>0.158071</text:p>
              </table:table-cell>
              <table:table-cell office:value-type="float" office:value="0.156769">
                <text:p>0.156769</text:p>
              </table:table-cell>
              <table:table-cell office:value-type="float" office:value="0.158281">
                <text:p>0.1582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57629">
                <text:p>0.157629</text:p>
              </table:table-cell>
              <table:table-cell office:value-type="float" office:value="0.158345">
                <text:p>0.158345</text:p>
              </table:table-cell>
              <table:table-cell office:value-type="float" office:value="0.163331">
                <text:p>0.163331</text:p>
              </table:table-cell>
              <table:table-cell office:value-type="float" office:value="0.158071">
                <text:p>0.158071</text:p>
              </table:table-cell>
              <table:table-cell office:value-type="float" office:value="0.156761">
                <text:p>0.156761</text:p>
              </table:table-cell>
              <table:table-cell office:value-type="float" office:value="0.158276">
                <text:p>0.1582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57623">
                <text:p>0.157623</text:p>
              </table:table-cell>
              <table:table-cell office:value-type="float" office:value="0.158339">
                <text:p>0.158339</text:p>
              </table:table-cell>
              <table:table-cell office:value-type="float" office:value="0.163328">
                <text:p>0.163328</text:p>
              </table:table-cell>
              <table:table-cell office:value-type="float" office:value="0.158114">
                <text:p>0.158114</text:p>
              </table:table-cell>
              <table:table-cell office:value-type="float" office:value="0.156768">
                <text:p>0.156768</text:p>
              </table:table-cell>
              <table:table-cell office:value-type="float" office:value="0.158271">
                <text:p>0.1582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57622">
                <text:p>0.157622</text:p>
              </table:table-cell>
              <table:table-cell office:value-type="float" office:value="0.158335">
                <text:p>0.158335</text:p>
              </table:table-cell>
              <table:table-cell office:value-type="float" office:value="0.163326">
                <text:p>0.163326</text:p>
              </table:table-cell>
              <table:table-cell office:value-type="float" office:value="0.158074">
                <text:p>0.158074</text:p>
              </table:table-cell>
              <table:table-cell office:value-type="float" office:value="0.156764">
                <text:p>0.156764</text:p>
              </table:table-cell>
              <table:table-cell office:value-type="float" office:value="0.158266">
                <text:p>0.1582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57626">
                <text:p>0.157626</text:p>
              </table:table-cell>
              <table:table-cell office:value-type="float" office:value="0.158329">
                <text:p>0.158329</text:p>
              </table:table-cell>
              <table:table-cell office:value-type="float" office:value="0.163325">
                <text:p>0.163325</text:p>
              </table:table-cell>
              <table:table-cell office:value-type="float" office:value="0.15807">
                <text:p>0.15807</text:p>
              </table:table-cell>
              <table:table-cell office:value-type="float" office:value="0.156759">
                <text:p>0.156759</text:p>
              </table:table-cell>
              <table:table-cell office:value-type="float" office:value="0.158261">
                <text:p>0.1582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57619">
                <text:p>0.157619</text:p>
              </table:table-cell>
              <table:table-cell office:value-type="float" office:value="0.158324">
                <text:p>0.158324</text:p>
              </table:table-cell>
              <table:table-cell office:value-type="float" office:value="0.163324">
                <text:p>0.163324</text:p>
              </table:table-cell>
              <table:table-cell office:value-type="float" office:value="0.158064">
                <text:p>0.158064</text:p>
              </table:table-cell>
              <table:table-cell office:value-type="float" office:value="0.156759">
                <text:p>0.156759</text:p>
              </table:table-cell>
              <table:table-cell office:value-type="float" office:value="0.158256">
                <text:p>0.1582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57622">
                <text:p>0.157622</text:p>
              </table:table-cell>
              <table:table-cell office:value-type="float" office:value="0.158319">
                <text:p>0.158319</text:p>
              </table:table-cell>
              <table:table-cell office:value-type="float" office:value="0.163326">
                <text:p>0.163326</text:p>
              </table:table-cell>
              <table:table-cell office:value-type="float" office:value="0.158064">
                <text:p>0.158064</text:p>
              </table:table-cell>
              <table:table-cell office:value-type="float" office:value="0.156758">
                <text:p>0.156758</text:p>
              </table:table-cell>
              <table:table-cell office:value-type="float" office:value="0.158251">
                <text:p>0.1582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57616">
                <text:p>0.157616</text:p>
              </table:table-cell>
              <table:table-cell office:value-type="float" office:value="0.158314">
                <text:p>0.158314</text:p>
              </table:table-cell>
              <table:table-cell office:value-type="float" office:value="0.163323">
                <text:p>0.163323</text:p>
              </table:table-cell>
              <table:table-cell office:value-type="float" office:value="0.15807">
                <text:p>0.15807</text:p>
              </table:table-cell>
              <table:table-cell office:value-type="float" office:value="0.156759">
                <text:p>0.156759</text:p>
              </table:table-cell>
              <table:table-cell office:value-type="float" office:value="0.158245">
                <text:p>0.1582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57617">
                <text:p>0.157617</text:p>
              </table:table-cell>
              <table:table-cell office:value-type="float" office:value="0.15831">
                <text:p>0.15831</text:p>
              </table:table-cell>
              <table:table-cell office:value-type="float" office:value="0.163321">
                <text:p>0.163321</text:p>
              </table:table-cell>
              <table:table-cell office:value-type="float" office:value="0.158064">
                <text:p>0.158064</text:p>
              </table:table-cell>
              <table:table-cell office:value-type="float" office:value="0.156758">
                <text:p>0.156758</text:p>
              </table:table-cell>
              <table:table-cell office:value-type="float" office:value="0.158241">
                <text:p>0.1582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57615">
                <text:p>0.157615</text:p>
              </table:table-cell>
              <table:table-cell office:value-type="float" office:value="0.158306">
                <text:p>0.158306</text:p>
              </table:table-cell>
              <table:table-cell office:value-type="float" office:value="0.163321">
                <text:p>0.163321</text:p>
              </table:table-cell>
              <table:table-cell office:value-type="float" office:value="0.158061">
                <text:p>0.158061</text:p>
              </table:table-cell>
              <table:table-cell office:value-type="float" office:value="0.156757">
                <text:p>0.156757</text:p>
              </table:table-cell>
              <table:table-cell office:value-type="float" office:value="0.158236">
                <text:p>0.1582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57615">
                <text:p>0.157615</text:p>
              </table:table-cell>
              <table:table-cell office:value-type="float" office:value="0.158301">
                <text:p>0.158301</text:p>
              </table:table-cell>
              <table:table-cell office:value-type="float" office:value="0.163319">
                <text:p>0.163319</text:p>
              </table:table-cell>
              <table:table-cell office:value-type="float" office:value="0.158062">
                <text:p>0.158062</text:p>
              </table:table-cell>
              <table:table-cell office:value-type="float" office:value="0.156784">
                <text:p>0.156784</text:p>
              </table:table-cell>
              <table:table-cell office:value-type="float" office:value="0.158231">
                <text:p>0.1582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57609">
                <text:p>0.157609</text:p>
              </table:table-cell>
              <table:table-cell office:value-type="float" office:value="0.158296">
                <text:p>0.158296</text:p>
              </table:table-cell>
              <table:table-cell office:value-type="float" office:value="0.163318">
                <text:p>0.163318</text:p>
              </table:table-cell>
              <table:table-cell office:value-type="float" office:value="0.158059">
                <text:p>0.158059</text:p>
              </table:table-cell>
              <table:table-cell office:value-type="float" office:value="0.156768">
                <text:p>0.156768</text:p>
              </table:table-cell>
              <table:table-cell office:value-type="float" office:value="0.158225">
                <text:p>0.1582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57609">
                <text:p>0.157609</text:p>
              </table:table-cell>
              <table:table-cell office:value-type="float" office:value="0.158291">
                <text:p>0.158291</text:p>
              </table:table-cell>
              <table:table-cell office:value-type="float" office:value="0.163316">
                <text:p>0.163316</text:p>
              </table:table-cell>
              <table:table-cell office:value-type="float" office:value="0.158058">
                <text:p>0.158058</text:p>
              </table:table-cell>
              <table:table-cell office:value-type="float" office:value="0.156764">
                <text:p>0.156764</text:p>
              </table:table-cell>
              <table:table-cell office:value-type="float" office:value="0.15822">
                <text:p>0.158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57617">
                <text:p>0.157617</text:p>
              </table:table-cell>
              <table:table-cell office:value-type="float" office:value="0.158287">
                <text:p>0.158287</text:p>
              </table:table-cell>
              <table:table-cell office:value-type="float" office:value="0.163317">
                <text:p>0.163317</text:p>
              </table:table-cell>
              <table:table-cell office:value-type="float" office:value="0.158057">
                <text:p>0.158057</text:p>
              </table:table-cell>
              <table:table-cell office:value-type="float" office:value="0.156758">
                <text:p>0.156758</text:p>
              </table:table-cell>
              <table:table-cell office:value-type="float" office:value="0.158215">
                <text:p>0.1582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57617">
                <text:p>0.157617</text:p>
              </table:table-cell>
              <table:table-cell office:value-type="float" office:value="0.158282">
                <text:p>0.158282</text:p>
              </table:table-cell>
              <table:table-cell office:value-type="float" office:value="0.163315">
                <text:p>0.163315</text:p>
              </table:table-cell>
              <table:table-cell office:value-type="float" office:value="0.158059">
                <text:p>0.158059</text:p>
              </table:table-cell>
              <table:table-cell office:value-type="float" office:value="0.156757">
                <text:p>0.156757</text:p>
              </table:table-cell>
              <table:table-cell office:value-type="float" office:value="0.15821">
                <text:p>0.158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57616">
                <text:p>0.157616</text:p>
              </table:table-cell>
              <table:table-cell office:value-type="float" office:value="0.158277">
                <text:p>0.158277</text:p>
              </table:table-cell>
              <table:table-cell office:value-type="float" office:value="0.163313">
                <text:p>0.163313</text:p>
              </table:table-cell>
              <table:table-cell office:value-type="float" office:value="0.158057">
                <text:p>0.158057</text:p>
              </table:table-cell>
              <table:table-cell office:value-type="float" office:value="0.156755">
                <text:p>0.156755</text:p>
              </table:table-cell>
              <table:table-cell office:value-type="float" office:value="0.158205">
                <text:p>0.1582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57604">
                <text:p>0.157604</text:p>
              </table:table-cell>
              <table:table-cell office:value-type="float" office:value="0.158272">
                <text:p>0.158272</text:p>
              </table:table-cell>
              <table:table-cell office:value-type="float" office:value="0.163312">
                <text:p>0.163312</text:p>
              </table:table-cell>
              <table:table-cell office:value-type="float" office:value="0.158056">
                <text:p>0.158056</text:p>
              </table:table-cell>
              <table:table-cell office:value-type="float" office:value="0.156749">
                <text:p>0.156749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57604">
                <text:p>0.157604</text:p>
              </table:table-cell>
              <table:table-cell office:value-type="float" office:value="0.158267">
                <text:p>0.158267</text:p>
              </table:table-cell>
              <table:table-cell office:value-type="float" office:value="0.163312">
                <text:p>0.163312</text:p>
              </table:table-cell>
              <table:table-cell office:value-type="float" office:value="0.158055">
                <text:p>0.158055</text:p>
              </table:table-cell>
              <table:table-cell office:value-type="float" office:value="0.156749">
                <text:p>0.156749</text:p>
              </table:table-cell>
              <table:table-cell office:value-type="float" office:value="0.158196">
                <text:p>0.1581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57605">
                <text:p>0.157605</text:p>
              </table:table-cell>
              <table:table-cell office:value-type="float" office:value="0.158263">
                <text:p>0.158263</text:p>
              </table:table-cell>
              <table:table-cell office:value-type="float" office:value="0.163309">
                <text:p>0.163309</text:p>
              </table:table-cell>
              <table:table-cell office:value-type="float" office:value="0.158056">
                <text:p>0.158056</text:p>
              </table:table-cell>
              <table:table-cell office:value-type="float" office:value="0.156752">
                <text:p>0.156752</text:p>
              </table:table-cell>
              <table:table-cell office:value-type="float" office:value="0.158191">
                <text:p>0.1581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57604">
                <text:p>0.157604</text:p>
              </table:table-cell>
              <table:table-cell office:value-type="float" office:value="0.158258">
                <text:p>0.158258</text:p>
              </table:table-cell>
              <table:table-cell office:value-type="float" office:value="0.163308">
                <text:p>0.163308</text:p>
              </table:table-cell>
              <table:table-cell office:value-type="float" office:value="0.158062">
                <text:p>0.158062</text:p>
              </table:table-cell>
              <table:table-cell office:value-type="float" office:value="0.156756">
                <text:p>0.156756</text:p>
              </table:table-cell>
              <table:table-cell office:value-type="float" office:value="0.158186">
                <text:p>0.1581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57601">
                <text:p>0.157601</text:p>
              </table:table-cell>
              <table:table-cell office:value-type="float" office:value="0.158254">
                <text:p>0.158254</text:p>
              </table:table-cell>
              <table:table-cell office:value-type="float" office:value="0.163308">
                <text:p>0.163308</text:p>
              </table:table-cell>
              <table:table-cell office:value-type="float" office:value="0.158054">
                <text:p>0.158054</text:p>
              </table:table-cell>
              <table:table-cell office:value-type="float" office:value="0.156753">
                <text:p>0.156753</text:p>
              </table:table-cell>
              <table:table-cell office:value-type="float" office:value="0.158181">
                <text:p>0.1581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57602">
                <text:p>0.157602</text:p>
              </table:table-cell>
              <table:table-cell office:value-type="float" office:value="0.158249">
                <text:p>0.158249</text:p>
              </table:table-cell>
              <table:table-cell office:value-type="float" office:value="0.163307">
                <text:p>0.163307</text:p>
              </table:table-cell>
              <table:table-cell office:value-type="float" office:value="0.158059">
                <text:p>0.158059</text:p>
              </table:table-cell>
              <table:table-cell office:value-type="float" office:value="0.156749">
                <text:p>0.156749</text:p>
              </table:table-cell>
              <table:table-cell office:value-type="float" office:value="0.158176">
                <text:p>0.1581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576">
                <text:p>0.1576</text:p>
              </table:table-cell>
              <table:table-cell office:value-type="float" office:value="0.158244">
                <text:p>0.158244</text:p>
              </table:table-cell>
              <table:table-cell office:value-type="float" office:value="0.163305">
                <text:p>0.163305</text:p>
              </table:table-cell>
              <table:table-cell office:value-type="float" office:value="0.158062">
                <text:p>0.158062</text:p>
              </table:table-cell>
              <table:table-cell office:value-type="float" office:value="0.156748">
                <text:p>0.156748</text:p>
              </table:table-cell>
              <table:table-cell office:value-type="float" office:value="0.158171">
                <text:p>0.1581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57609">
                <text:p>0.157609</text:p>
              </table:table-cell>
              <table:table-cell office:value-type="float" office:value="0.158239">
                <text:p>0.158239</text:p>
              </table:table-cell>
              <table:table-cell office:value-type="float" office:value="0.163304">
                <text:p>0.163304</text:p>
              </table:table-cell>
              <table:table-cell office:value-type="float" office:value="0.158056">
                <text:p>0.158056</text:p>
              </table:table-cell>
              <table:table-cell office:value-type="float" office:value="0.156745">
                <text:p>0.156745</text:p>
              </table:table-cell>
              <table:table-cell office:value-type="float" office:value="0.158167">
                <text:p>0.1581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57604">
                <text:p>0.157604</text:p>
              </table:table-cell>
              <table:table-cell office:value-type="float" office:value="0.158235">
                <text:p>0.158235</text:p>
              </table:table-cell>
              <table:table-cell office:value-type="float" office:value="0.163302">
                <text:p>0.163302</text:p>
              </table:table-cell>
              <table:table-cell office:value-type="float" office:value="0.158051">
                <text:p>0.158051</text:p>
              </table:table-cell>
              <table:table-cell office:value-type="float" office:value="0.15676">
                <text:p>0.15676</text:p>
              </table:table-cell>
              <table:table-cell office:value-type="float" office:value="0.158162">
                <text:p>0.1581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57616">
                <text:p>0.157616</text:p>
              </table:table-cell>
              <table:table-cell office:value-type="float" office:value="0.15823">
                <text:p>0.15823</text:p>
              </table:table-cell>
              <table:table-cell office:value-type="float" office:value="0.163301">
                <text:p>0.163301</text:p>
              </table:table-cell>
              <table:table-cell office:value-type="float" office:value="0.15805">
                <text:p>0.15805</text:p>
              </table:table-cell>
              <table:table-cell office:value-type="float" office:value="0.156745">
                <text:p>0.156745</text:p>
              </table:table-cell>
              <table:table-cell office:value-type="float" office:value="0.158156">
                <text:p>0.1581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57615">
                <text:p>0.157615</text:p>
              </table:table-cell>
              <table:table-cell office:value-type="float" office:value="0.158226">
                <text:p>0.158226</text:p>
              </table:table-cell>
              <table:table-cell office:value-type="float" office:value="0.163301">
                <text:p>0.163301</text:p>
              </table:table-cell>
              <table:table-cell office:value-type="float" office:value="0.158056">
                <text:p>0.158056</text:p>
              </table:table-cell>
              <table:table-cell office:value-type="float" office:value="0.156742">
                <text:p>0.156742</text:p>
              </table:table-cell>
              <table:table-cell office:value-type="float" office:value="0.158152">
                <text:p>0.1581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57605">
                <text:p>0.157605</text:p>
              </table:table-cell>
              <table:table-cell office:value-type="float" office:value="0.158221">
                <text:p>0.158221</text:p>
              </table:table-cell>
              <table:table-cell office:value-type="float" office:value="0.1633">
                <text:p>0.1633</text:p>
              </table:table-cell>
              <table:table-cell office:value-type="float" office:value="0.158053">
                <text:p>0.158053</text:p>
              </table:table-cell>
              <table:table-cell office:value-type="float" office:value="0.156744">
                <text:p>0.156744</text:p>
              </table:table-cell>
              <table:table-cell office:value-type="float" office:value="0.158147">
                <text:p>0.1581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576">
                <text:p>0.1576</text:p>
              </table:table-cell>
              <table:table-cell office:value-type="float" office:value="0.158216">
                <text:p>0.158216</text:p>
              </table:table-cell>
              <table:table-cell office:value-type="float" office:value="0.163299">
                <text:p>0.163299</text:p>
              </table:table-cell>
              <table:table-cell office:value-type="float" office:value="0.158058">
                <text:p>0.158058</text:p>
              </table:table-cell>
              <table:table-cell office:value-type="float" office:value="0.156755">
                <text:p>0.156755</text:p>
              </table:table-cell>
              <table:table-cell office:value-type="float" office:value="0.158143">
                <text:p>0.1581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57594">
                <text:p>0.157594</text:p>
              </table:table-cell>
              <table:table-cell office:value-type="float" office:value="0.158212">
                <text:p>0.158212</text:p>
              </table:table-cell>
              <table:table-cell office:value-type="float" office:value="0.163299">
                <text:p>0.163299</text:p>
              </table:table-cell>
              <table:table-cell office:value-type="float" office:value="0.158051">
                <text:p>0.158051</text:p>
              </table:table-cell>
              <table:table-cell office:value-type="float" office:value="0.156748">
                <text:p>0.156748</text:p>
              </table:table-cell>
              <table:table-cell office:value-type="float" office:value="0.158138">
                <text:p>0.1581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57605">
                <text:p>0.157605</text:p>
              </table:table-cell>
              <table:table-cell office:value-type="float" office:value="0.158207">
                <text:p>0.158207</text:p>
              </table:table-cell>
              <table:table-cell office:value-type="float" office:value="0.163298">
                <text:p>0.163298</text:p>
              </table:table-cell>
              <table:table-cell office:value-type="float" office:value="0.158049">
                <text:p>0.158049</text:p>
              </table:table-cell>
              <table:table-cell office:value-type="float" office:value="0.156739">
                <text:p>0.156739</text:p>
              </table:table-cell>
              <table:table-cell office:value-type="float" office:value="0.158133">
                <text:p>0.1581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57588">
                <text:p>0.157588</text:p>
              </table:table-cell>
              <table:table-cell office:value-type="float" office:value="0.158203">
                <text:p>0.158203</text:p>
              </table:table-cell>
              <table:table-cell office:value-type="float" office:value="0.163296">
                <text:p>0.163296</text:p>
              </table:table-cell>
              <table:table-cell office:value-type="float" office:value="0.158046">
                <text:p>0.158046</text:p>
              </table:table-cell>
              <table:table-cell office:value-type="float" office:value="0.156743">
                <text:p>0.156743</text:p>
              </table:table-cell>
              <table:table-cell office:value-type="float" office:value="0.158128">
                <text:p>0.1581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57586">
                <text:p>0.157586</text:p>
              </table:table-cell>
              <table:table-cell office:value-type="float" office:value="0.158199">
                <text:p>0.158199</text:p>
              </table:table-cell>
              <table:table-cell office:value-type="float" office:value="0.163296">
                <text:p>0.163296</text:p>
              </table:table-cell>
              <table:table-cell office:value-type="float" office:value="0.158044">
                <text:p>0.158044</text:p>
              </table:table-cell>
              <table:table-cell office:value-type="float" office:value="0.156746">
                <text:p>0.156746</text:p>
              </table:table-cell>
              <table:table-cell office:value-type="float" office:value="0.158123">
                <text:p>0.1581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57589">
                <text:p>0.157589</text:p>
              </table:table-cell>
              <table:table-cell office:value-type="float" office:value="0.158195">
                <text:p>0.158195</text:p>
              </table:table-cell>
              <table:table-cell office:value-type="float" office:value="0.163293">
                <text:p>0.163293</text:p>
              </table:table-cell>
              <table:table-cell office:value-type="float" office:value="0.158044">
                <text:p>0.158044</text:p>
              </table:table-cell>
              <table:table-cell office:value-type="float" office:value="0.156735">
                <text:p>0.156735</text:p>
              </table:table-cell>
              <table:table-cell office:value-type="float" office:value="0.158118">
                <text:p>0.1581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57589">
                <text:p>0.157589</text:p>
              </table:table-cell>
              <table:table-cell office:value-type="float" office:value="0.15819">
                <text:p>0.15819</text:p>
              </table:table-cell>
              <table:table-cell office:value-type="float" office:value="0.163292">
                <text:p>0.163292</text:p>
              </table:table-cell>
              <table:table-cell office:value-type="float" office:value="0.158052">
                <text:p>0.158052</text:p>
              </table:table-cell>
              <table:table-cell office:value-type="float" office:value="0.156752">
                <text:p>0.156752</text:p>
              </table:table-cell>
              <table:table-cell office:value-type="float" office:value="0.158114">
                <text:p>0.1581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57584">
                <text:p>0.157584</text:p>
              </table:table-cell>
              <table:table-cell office:value-type="float" office:value="0.158186">
                <text:p>0.158186</text:p>
              </table:table-cell>
              <table:table-cell office:value-type="float" office:value="0.163292">
                <text:p>0.163292</text:p>
              </table:table-cell>
              <table:table-cell office:value-type="float" office:value="0.158045">
                <text:p>0.158045</text:p>
              </table:table-cell>
              <table:table-cell office:value-type="float" office:value="0.156739">
                <text:p>0.156739</text:p>
              </table:table-cell>
              <table:table-cell office:value-type="float" office:value="0.158109">
                <text:p>0.1581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57584">
                <text:p>0.157584</text:p>
              </table:table-cell>
              <table:table-cell office:value-type="float" office:value="0.158181">
                <text:p>0.158181</text:p>
              </table:table-cell>
              <table:table-cell office:value-type="float" office:value="0.163291">
                <text:p>0.163291</text:p>
              </table:table-cell>
              <table:table-cell office:value-type="float" office:value="0.158044">
                <text:p>0.158044</text:p>
              </table:table-cell>
              <table:table-cell office:value-type="float" office:value="0.156737">
                <text:p>0.156737</text:p>
              </table:table-cell>
              <table:table-cell office:value-type="float" office:value="0.158104">
                <text:p>0.1581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57582">
                <text:p>0.157582</text:p>
              </table:table-cell>
              <table:table-cell office:value-type="float" office:value="0.158177">
                <text:p>0.158177</text:p>
              </table:table-cell>
              <table:table-cell office:value-type="float" office:value="0.163291">
                <text:p>0.163291</text:p>
              </table:table-cell>
              <table:table-cell office:value-type="float" office:value="0.15804">
                <text:p>0.15804</text:p>
              </table:table-cell>
              <table:table-cell office:value-type="float" office:value="0.156733">
                <text:p>0.156733</text:p>
              </table:table-cell>
              <table:table-cell office:value-type="float" office:value="0.158099">
                <text:p>0.1580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57593">
                <text:p>0.157593</text:p>
              </table:table-cell>
              <table:table-cell office:value-type="float" office:value="0.158172">
                <text:p>0.158172</text:p>
              </table:table-cell>
              <table:table-cell office:value-type="float" office:value="0.163289">
                <text:p>0.163289</text:p>
              </table:table-cell>
              <table:table-cell office:value-type="float" office:value="0.158038">
                <text:p>0.158038</text:p>
              </table:table-cell>
              <table:table-cell office:value-type="float" office:value="0.156729">
                <text:p>0.156729</text:p>
              </table:table-cell>
              <table:table-cell office:value-type="float" office:value="0.158095">
                <text:p>0.1580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57585">
                <text:p>0.157585</text:p>
              </table:table-cell>
              <table:table-cell office:value-type="float" office:value="0.158168">
                <text:p>0.158168</text:p>
              </table:table-cell>
              <table:table-cell office:value-type="float" office:value="0.163289">
                <text:p>0.163289</text:p>
              </table:table-cell>
              <table:table-cell office:value-type="float" office:value="0.158038">
                <text:p>0.158038</text:p>
              </table:table-cell>
              <table:table-cell office:value-type="float" office:value="0.156761">
                <text:p>0.156761</text:p>
              </table:table-cell>
              <table:table-cell office:value-type="float" office:value="0.15809">
                <text:p>0.158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57582">
                <text:p>0.157582</text:p>
              </table:table-cell>
              <table:table-cell office:value-type="float" office:value="0.158163">
                <text:p>0.158163</text:p>
              </table:table-cell>
              <table:table-cell office:value-type="float" office:value="0.163291">
                <text:p>0.163291</text:p>
              </table:table-cell>
              <table:table-cell office:value-type="float" office:value="0.158037">
                <text:p>0.158037</text:p>
              </table:table-cell>
              <table:table-cell office:value-type="float" office:value="0.156729">
                <text:p>0.156729</text:p>
              </table:table-cell>
              <table:table-cell office:value-type="float" office:value="0.158085">
                <text:p>0.1580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57583">
                <text:p>0.157583</text:p>
              </table:table-cell>
              <table:table-cell office:value-type="float" office:value="0.158159">
                <text:p>0.158159</text:p>
              </table:table-cell>
              <table:table-cell office:value-type="float" office:value="0.163287">
                <text:p>0.163287</text:p>
              </table:table-cell>
              <table:table-cell office:value-type="float" office:value="0.158036">
                <text:p>0.158036</text:p>
              </table:table-cell>
              <table:table-cell office:value-type="float" office:value="0.156728">
                <text:p>0.156728</text:p>
              </table:table-cell>
              <table:table-cell office:value-type="float" office:value="0.15808">
                <text:p>0.158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5758">
                <text:p>0.15758</text:p>
              </table:table-cell>
              <table:table-cell office:value-type="float" office:value="0.158155">
                <text:p>0.158155</text:p>
              </table:table-cell>
              <table:table-cell office:value-type="float" office:value="0.163285">
                <text:p>0.163285</text:p>
              </table:table-cell>
              <table:table-cell office:value-type="float" office:value="0.158038">
                <text:p>0.158038</text:p>
              </table:table-cell>
              <table:table-cell office:value-type="float" office:value="0.156726">
                <text:p>0.156726</text:p>
              </table:table-cell>
              <table:table-cell office:value-type="float" office:value="0.158075">
                <text:p>0.1580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57576">
                <text:p>0.157576</text:p>
              </table:table-cell>
              <table:table-cell office:value-type="float" office:value="0.158151">
                <text:p>0.158151</text:p>
              </table:table-cell>
              <table:table-cell office:value-type="float" office:value="0.163284">
                <text:p>0.163284</text:p>
              </table:table-cell>
              <table:table-cell office:value-type="float" office:value="0.158034">
                <text:p>0.158034</text:p>
              </table:table-cell>
              <table:table-cell office:value-type="float" office:value="0.156729">
                <text:p>0.156729</text:p>
              </table:table-cell>
              <table:table-cell office:value-type="float" office:value="0.15807">
                <text:p>0.158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57573">
                <text:p>0.157573</text:p>
              </table:table-cell>
              <table:table-cell office:value-type="float" office:value="0.158146">
                <text:p>0.158146</text:p>
              </table:table-cell>
              <table:table-cell office:value-type="float" office:value="0.163282">
                <text:p>0.163282</text:p>
              </table:table-cell>
              <table:table-cell office:value-type="float" office:value="0.158038">
                <text:p>0.158038</text:p>
              </table:table-cell>
              <table:table-cell office:value-type="float" office:value="0.156726">
                <text:p>0.156726</text:p>
              </table:table-cell>
              <table:table-cell office:value-type="float" office:value="0.158065">
                <text:p>0.1580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57579">
                <text:p>0.157579</text:p>
              </table:table-cell>
              <table:table-cell office:value-type="float" office:value="0.158142">
                <text:p>0.158142</text:p>
              </table:table-cell>
              <table:table-cell office:value-type="float" office:value="0.163281">
                <text:p>0.163281</text:p>
              </table:table-cell>
              <table:table-cell office:value-type="float" office:value="0.158034">
                <text:p>0.158034</text:p>
              </table:table-cell>
              <table:table-cell office:value-type="float" office:value="0.156733">
                <text:p>0.156733</text:p>
              </table:table-cell>
              <table:table-cell office:value-type="float" office:value="0.15806">
                <text:p>0.158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57581">
                <text:p>0.157581</text:p>
              </table:table-cell>
              <table:table-cell office:value-type="float" office:value="0.158138">
                <text:p>0.158138</text:p>
              </table:table-cell>
              <table:table-cell office:value-type="float" office:value="0.16328">
                <text:p>0.16328</text:p>
              </table:table-cell>
              <table:table-cell office:value-type="float" office:value="0.158034">
                <text:p>0.158034</text:p>
              </table:table-cell>
              <table:table-cell office:value-type="float" office:value="0.156723">
                <text:p>0.156723</text:p>
              </table:table-cell>
              <table:table-cell office:value-type="float" office:value="0.158056">
                <text:p>0.1580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57569">
                <text:p>0.157569</text:p>
              </table:table-cell>
              <table:table-cell office:value-type="float" office:value="0.158133">
                <text:p>0.158133</text:p>
              </table:table-cell>
              <table:table-cell office:value-type="float" office:value="0.163279">
                <text:p>0.163279</text:p>
              </table:table-cell>
              <table:table-cell office:value-type="float" office:value="0.158031">
                <text:p>0.158031</text:p>
              </table:table-cell>
              <table:table-cell office:value-type="float" office:value="0.156726">
                <text:p>0.156726</text:p>
              </table:table-cell>
              <table:table-cell office:value-type="float" office:value="0.158051">
                <text:p>0.1580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57576">
                <text:p>0.157576</text:p>
              </table:table-cell>
              <table:table-cell office:value-type="float" office:value="0.158129">
                <text:p>0.158129</text:p>
              </table:table-cell>
              <table:table-cell office:value-type="float" office:value="0.16328">
                <text:p>0.16328</text:p>
              </table:table-cell>
              <table:table-cell office:value-type="float" office:value="0.158037">
                <text:p>0.158037</text:p>
              </table:table-cell>
              <table:table-cell office:value-type="float" office:value="0.156726">
                <text:p>0.156726</text:p>
              </table:table-cell>
              <table:table-cell office:value-type="float" office:value="0.158047">
                <text:p>0.1580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57568">
                <text:p>0.157568</text:p>
              </table:table-cell>
              <table:table-cell office:value-type="float" office:value="0.158125">
                <text:p>0.158125</text:p>
              </table:table-cell>
              <table:table-cell office:value-type="float" office:value="0.163278">
                <text:p>0.163278</text:p>
              </table:table-cell>
              <table:table-cell office:value-type="float" office:value="0.158032">
                <text:p>0.158032</text:p>
              </table:table-cell>
              <table:table-cell office:value-type="float" office:value="0.156724">
                <text:p>0.156724</text:p>
              </table:table-cell>
              <table:table-cell office:value-type="float" office:value="0.158042">
                <text:p>0.1580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57567">
                <text:p>0.157567</text:p>
              </table:table-cell>
              <table:table-cell office:value-type="float" office:value="0.158121">
                <text:p>0.158121</text:p>
              </table:table-cell>
              <table:table-cell office:value-type="float" office:value="0.163276">
                <text:p>0.163276</text:p>
              </table:table-cell>
              <table:table-cell office:value-type="float" office:value="0.15803">
                <text:p>0.15803</text:p>
              </table:table-cell>
              <table:table-cell office:value-type="float" office:value="0.156724">
                <text:p>0.156724</text:p>
              </table:table-cell>
              <table:table-cell office:value-type="float" office:value="0.158038">
                <text:p>0.1580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57567">
                <text:p>0.157567</text:p>
              </table:table-cell>
              <table:table-cell office:value-type="float" office:value="0.158117">
                <text:p>0.158117</text:p>
              </table:table-cell>
              <table:table-cell office:value-type="float" office:value="0.163274">
                <text:p>0.163274</text:p>
              </table:table-cell>
              <table:table-cell office:value-type="float" office:value="0.15803">
                <text:p>0.15803</text:p>
              </table:table-cell>
              <table:table-cell office:value-type="float" office:value="0.156735">
                <text:p>0.156735</text:p>
              </table:table-cell>
              <table:table-cell office:value-type="float" office:value="0.158033">
                <text:p>0.1580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57568">
                <text:p>0.157568</text:p>
              </table:table-cell>
              <table:table-cell office:value-type="float" office:value="0.158113">
                <text:p>0.158113</text:p>
              </table:table-cell>
              <table:table-cell office:value-type="float" office:value="0.163273">
                <text:p>0.163273</text:p>
              </table:table-cell>
              <table:table-cell office:value-type="float" office:value="0.158031">
                <text:p>0.158031</text:p>
              </table:table-cell>
              <table:table-cell office:value-type="float" office:value="0.156724">
                <text:p>0.156724</text:p>
              </table:table-cell>
              <table:table-cell office:value-type="float" office:value="0.158029">
                <text:p>0.1580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57567">
                <text:p>0.157567</text:p>
              </table:table-cell>
              <table:table-cell office:value-type="float" office:value="0.158109">
                <text:p>0.158109</text:p>
              </table:table-cell>
              <table:table-cell office:value-type="float" office:value="0.163273">
                <text:p>0.163273</text:p>
              </table:table-cell>
              <table:table-cell office:value-type="float" office:value="0.158029">
                <text:p>0.158029</text:p>
              </table:table-cell>
              <table:table-cell office:value-type="float" office:value="0.156721">
                <text:p>0.156721</text:p>
              </table:table-cell>
              <table:table-cell office:value-type="float" office:value="0.158024">
                <text:p>0.1580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57564">
                <text:p>0.157564</text:p>
              </table:table-cell>
              <table:table-cell office:value-type="float" office:value="0.158105">
                <text:p>0.158105</text:p>
              </table:table-cell>
              <table:table-cell office:value-type="float" office:value="0.163272">
                <text:p>0.163272</text:p>
              </table:table-cell>
              <table:table-cell office:value-type="float" office:value="0.158027">
                <text:p>0.158027</text:p>
              </table:table-cell>
              <table:table-cell office:value-type="float" office:value="0.156727">
                <text:p>0.156727</text:p>
              </table:table-cell>
              <table:table-cell office:value-type="float" office:value="0.15802">
                <text:p>0.1580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57564">
                <text:p>0.157564</text:p>
              </table:table-cell>
              <table:table-cell office:value-type="float" office:value="0.1581">
                <text:p>0.1581</text:p>
              </table:table-cell>
              <table:table-cell office:value-type="float" office:value="0.16327">
                <text:p>0.16327</text:p>
              </table:table-cell>
              <table:table-cell office:value-type="float" office:value="0.158024">
                <text:p>0.158024</text:p>
              </table:table-cell>
              <table:table-cell office:value-type="float" office:value="0.156718">
                <text:p>0.156718</text:p>
              </table:table-cell>
              <table:table-cell office:value-type="float" office:value="0.158015">
                <text:p>0.1580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57564">
                <text:p>0.157564</text:p>
              </table:table-cell>
              <table:table-cell office:value-type="float" office:value="0.158096">
                <text:p>0.158096</text:p>
              </table:table-cell>
              <table:table-cell office:value-type="float" office:value="0.163269">
                <text:p>0.163269</text:p>
              </table:table-cell>
              <table:table-cell office:value-type="float" office:value="0.158026">
                <text:p>0.158026</text:p>
              </table:table-cell>
              <table:table-cell office:value-type="float" office:value="0.156728">
                <text:p>0.156728</text:p>
              </table:table-cell>
              <table:table-cell office:value-type="float" office:value="0.158011">
                <text:p>0.1580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57562">
                <text:p>0.157562</text:p>
              </table:table-cell>
              <table:table-cell office:value-type="float" office:value="0.158091">
                <text:p>0.158091</text:p>
              </table:table-cell>
              <table:table-cell office:value-type="float" office:value="0.163269">
                <text:p>0.163269</text:p>
              </table:table-cell>
              <table:table-cell office:value-type="float" office:value="0.158022">
                <text:p>0.158022</text:p>
              </table:table-cell>
              <table:table-cell office:value-type="float" office:value="0.156722">
                <text:p>0.156722</text:p>
              </table:table-cell>
              <table:table-cell office:value-type="float" office:value="0.158006">
                <text:p>0.1580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57562">
                <text:p>0.157562</text:p>
              </table:table-cell>
              <table:table-cell office:value-type="float" office:value="0.158087">
                <text:p>0.158087</text:p>
              </table:table-cell>
              <table:table-cell office:value-type="float" office:value="0.163269">
                <text:p>0.163269</text:p>
              </table:table-cell>
              <table:table-cell office:value-type="float" office:value="0.158022">
                <text:p>0.158022</text:p>
              </table:table-cell>
              <table:table-cell office:value-type="float" office:value="0.156716">
                <text:p>0.156716</text:p>
              </table:table-cell>
              <table:table-cell office:value-type="float" office:value="0.158001">
                <text:p>0.1580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57569">
                <text:p>0.157569</text:p>
              </table:table-cell>
              <table:table-cell office:value-type="float" office:value="0.158083">
                <text:p>0.158083</text:p>
              </table:table-cell>
              <table:table-cell office:value-type="float" office:value="0.163268">
                <text:p>0.163268</text:p>
              </table:table-cell>
              <table:table-cell office:value-type="float" office:value="0.158027">
                <text:p>0.158027</text:p>
              </table:table-cell>
              <table:table-cell office:value-type="float" office:value="0.15672">
                <text:p>0.15672</text:p>
              </table:table-cell>
              <table:table-cell office:value-type="float" office:value="0.157997">
                <text:p>0.1579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57561">
                <text:p>0.157561</text:p>
              </table:table-cell>
              <table:table-cell office:value-type="float" office:value="0.158078">
                <text:p>0.158078</text:p>
              </table:table-cell>
              <table:table-cell office:value-type="float" office:value="0.163267">
                <text:p>0.163267</text:p>
              </table:table-cell>
              <table:table-cell office:value-type="float" office:value="0.158019">
                <text:p>0.158019</text:p>
              </table:table-cell>
              <table:table-cell office:value-type="float" office:value="0.156712">
                <text:p>0.156712</text:p>
              </table:table-cell>
              <table:table-cell office:value-type="float" office:value="0.157992">
                <text:p>0.1579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57555">
                <text:p>0.157555</text:p>
              </table:table-cell>
              <table:table-cell office:value-type="float" office:value="0.158074">
                <text:p>0.158074</text:p>
              </table:table-cell>
              <table:table-cell office:value-type="float" office:value="0.163265">
                <text:p>0.163265</text:p>
              </table:table-cell>
              <table:table-cell office:value-type="float" office:value="0.158021">
                <text:p>0.158021</text:p>
              </table:table-cell>
              <table:table-cell office:value-type="float" office:value="0.156735">
                <text:p>0.156735</text:p>
              </table:table-cell>
              <table:table-cell office:value-type="float" office:value="0.157987">
                <text:p>0.15798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57555">
                <text:p>0.157555</text:p>
              </table:table-cell>
              <table:table-cell office:value-type="float" office:value="0.15807">
                <text:p>0.15807</text:p>
              </table:table-cell>
              <table:table-cell office:value-type="float" office:value="0.163264">
                <text:p>0.163264</text:p>
              </table:table-cell>
              <table:table-cell office:value-type="float" office:value="0.158025">
                <text:p>0.158025</text:p>
              </table:table-cell>
              <table:table-cell office:value-type="float" office:value="0.156711">
                <text:p>0.156711</text:p>
              </table:table-cell>
              <table:table-cell office:value-type="float" office:value="0.157983">
                <text:p>0.1579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57555">
                <text:p>0.157555</text:p>
              </table:table-cell>
              <table:table-cell office:value-type="float" office:value="0.158066">
                <text:p>0.158066</text:p>
              </table:table-cell>
              <table:table-cell office:value-type="float" office:value="0.163264">
                <text:p>0.163264</text:p>
              </table:table-cell>
              <table:table-cell office:value-type="float" office:value="0.158017">
                <text:p>0.158017</text:p>
              </table:table-cell>
              <table:table-cell office:value-type="float" office:value="0.156711">
                <text:p>0.156711</text:p>
              </table:table-cell>
              <table:table-cell office:value-type="float" office:value="0.157978">
                <text:p>0.15797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57555">
                <text:p>0.157555</text:p>
              </table:table-cell>
              <table:table-cell office:value-type="float" office:value="0.158062">
                <text:p>0.158062</text:p>
              </table:table-cell>
              <table:table-cell office:value-type="float" office:value="0.163263">
                <text:p>0.163263</text:p>
              </table:table-cell>
              <table:table-cell office:value-type="float" office:value="0.158022">
                <text:p>0.158022</text:p>
              </table:table-cell>
              <table:table-cell office:value-type="float" office:value="0.15671">
                <text:p>0.15671</text:p>
              </table:table-cell>
              <table:table-cell office:value-type="float" office:value="0.157973">
                <text:p>0.1579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57556">
                <text:p>0.157556</text:p>
              </table:table-cell>
              <table:table-cell office:value-type="float" office:value="0.158057">
                <text:p>0.158057</text:p>
              </table:table-cell>
              <table:table-cell office:value-type="float" office:value="0.163261">
                <text:p>0.163261</text:p>
              </table:table-cell>
              <table:table-cell office:value-type="float" office:value="0.158016">
                <text:p>0.158016</text:p>
              </table:table-cell>
              <table:table-cell office:value-type="float" office:value="0.156718">
                <text:p>0.156718</text:p>
              </table:table-cell>
              <table:table-cell office:value-type="float" office:value="0.157969">
                <text:p>0.1579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57553">
                <text:p>0.157553</text:p>
              </table:table-cell>
              <table:table-cell office:value-type="float" office:value="0.158053">
                <text:p>0.158053</text:p>
              </table:table-cell>
              <table:table-cell office:value-type="float" office:value="0.163259">
                <text:p>0.163259</text:p>
              </table:table-cell>
              <table:table-cell office:value-type="float" office:value="0.158018">
                <text:p>0.158018</text:p>
              </table:table-cell>
              <table:table-cell office:value-type="float" office:value="0.156712">
                <text:p>0.156712</text:p>
              </table:table-cell>
              <table:table-cell office:value-type="float" office:value="0.157964">
                <text:p>0.1579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57556">
                <text:p>0.157556</text:p>
              </table:table-cell>
              <table:table-cell office:value-type="float" office:value="0.15805">
                <text:p>0.15805</text:p>
              </table:table-cell>
              <table:table-cell office:value-type="float" office:value="0.163259">
                <text:p>0.163259</text:p>
              </table:table-cell>
              <table:table-cell office:value-type="float" office:value="0.15802">
                <text:p>0.15802</text:p>
              </table:table-cell>
              <table:table-cell office:value-type="float" office:value="0.156718">
                <text:p>0.156718</text:p>
              </table:table-cell>
              <table:table-cell office:value-type="float" office:value="0.157959">
                <text:p>0.15795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57565">
                <text:p>0.157565</text:p>
              </table:table-cell>
              <table:table-cell office:value-type="float" office:value="0.158045">
                <text:p>0.158045</text:p>
              </table:table-cell>
              <table:table-cell office:value-type="float" office:value="0.163258">
                <text:p>0.163258</text:p>
              </table:table-cell>
              <table:table-cell office:value-type="float" office:value="0.158017">
                <text:p>0.158017</text:p>
              </table:table-cell>
              <table:table-cell office:value-type="float" office:value="0.156712">
                <text:p>0.156712</text:p>
              </table:table-cell>
              <table:table-cell office:value-type="float" office:value="0.157955">
                <text:p>0.1579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57552">
                <text:p>0.157552</text:p>
              </table:table-cell>
              <table:table-cell office:value-type="float" office:value="0.158041">
                <text:p>0.158041</text:p>
              </table:table-cell>
              <table:table-cell office:value-type="float" office:value="0.163256">
                <text:p>0.163256</text:p>
              </table:table-cell>
              <table:table-cell office:value-type="float" office:value="0.158017">
                <text:p>0.158017</text:p>
              </table:table-cell>
              <table:table-cell office:value-type="float" office:value="0.156712">
                <text:p>0.156712</text:p>
              </table:table-cell>
              <table:table-cell office:value-type="float" office:value="0.157949">
                <text:p>0.1579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57554">
                <text:p>0.157554</text:p>
              </table:table-cell>
              <table:table-cell office:value-type="float" office:value="0.158037">
                <text:p>0.158037</text:p>
              </table:table-cell>
              <table:table-cell office:value-type="float" office:value="0.163256">
                <text:p>0.163256</text:p>
              </table:table-cell>
              <table:table-cell office:value-type="float" office:value="0.158016">
                <text:p>0.158016</text:p>
              </table:table-cell>
              <table:table-cell office:value-type="float" office:value="0.156704">
                <text:p>0.156704</text:p>
              </table:table-cell>
              <table:table-cell office:value-type="float" office:value="0.157945">
                <text:p>0.1579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57547">
                <text:p>0.157547</text:p>
              </table:table-cell>
              <table:table-cell office:value-type="float" office:value="0.158033">
                <text:p>0.158033</text:p>
              </table:table-cell>
              <table:table-cell office:value-type="float" office:value="0.163255">
                <text:p>0.163255</text:p>
              </table:table-cell>
              <table:table-cell office:value-type="float" office:value="0.158018">
                <text:p>0.158018</text:p>
              </table:table-cell>
              <table:table-cell office:value-type="float" office:value="0.156704">
                <text:p>0.156704</text:p>
              </table:table-cell>
              <table:table-cell office:value-type="float" office:value="0.15794">
                <text:p>0.157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57548">
                <text:p>0.157548</text:p>
              </table:table-cell>
              <table:table-cell office:value-type="float" office:value="0.158029">
                <text:p>0.158029</text:p>
              </table:table-cell>
              <table:table-cell office:value-type="float" office:value="0.163254">
                <text:p>0.163254</text:p>
              </table:table-cell>
              <table:table-cell office:value-type="float" office:value="0.158012">
                <text:p>0.158012</text:p>
              </table:table-cell>
              <table:table-cell office:value-type="float" office:value="0.156715">
                <text:p>0.156715</text:p>
              </table:table-cell>
              <table:table-cell office:value-type="float" office:value="0.157935">
                <text:p>0.15793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57547">
                <text:p>0.157547</text:p>
              </table:table-cell>
              <table:table-cell office:value-type="float" office:value="0.158025">
                <text:p>0.158025</text:p>
              </table:table-cell>
              <table:table-cell office:value-type="float" office:value="0.163254">
                <text:p>0.163254</text:p>
              </table:table-cell>
              <table:table-cell office:value-type="float" office:value="0.158012">
                <text:p>0.158012</text:p>
              </table:table-cell>
              <table:table-cell office:value-type="float" office:value="0.156706">
                <text:p>0.156706</text:p>
              </table:table-cell>
              <table:table-cell office:value-type="float" office:value="0.157931">
                <text:p>0.1579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57548">
                <text:p>0.157548</text:p>
              </table:table-cell>
              <table:table-cell office:value-type="float" office:value="0.158021">
                <text:p>0.158021</text:p>
              </table:table-cell>
              <table:table-cell office:value-type="float" office:value="0.163253">
                <text:p>0.163253</text:p>
              </table:table-cell>
              <table:table-cell office:value-type="float" office:value="0.158013">
                <text:p>0.158013</text:p>
              </table:table-cell>
              <table:table-cell office:value-type="float" office:value="0.156712">
                <text:p>0.156712</text:p>
              </table:table-cell>
              <table:table-cell office:value-type="float" office:value="0.157927">
                <text:p>0.15792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57544">
                <text:p>0.157544</text:p>
              </table:table-cell>
              <table:table-cell office:value-type="float" office:value="0.158017">
                <text:p>0.158017</text:p>
              </table:table-cell>
              <table:table-cell office:value-type="float" office:value="0.163254">
                <text:p>0.163254</text:p>
              </table:table-cell>
              <table:table-cell office:value-type="float" office:value="0.158008">
                <text:p>0.158008</text:p>
              </table:table-cell>
              <table:table-cell office:value-type="float" office:value="0.156714">
                <text:p>0.156714</text:p>
              </table:table-cell>
              <table:table-cell office:value-type="float" office:value="0.157922">
                <text:p>0.1579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57543">
                <text:p>0.157543</text:p>
              </table:table-cell>
              <table:table-cell office:value-type="float" office:value="0.158012">
                <text:p>0.158012</text:p>
              </table:table-cell>
              <table:table-cell office:value-type="float" office:value="0.163251">
                <text:p>0.163251</text:p>
              </table:table-cell>
              <table:table-cell office:value-type="float" office:value="0.15801">
                <text:p>0.15801</text:p>
              </table:table-cell>
              <table:table-cell office:value-type="float" office:value="0.156709">
                <text:p>0.156709</text:p>
              </table:table-cell>
              <table:table-cell office:value-type="float" office:value="0.157918">
                <text:p>0.1579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57544">
                <text:p>0.157544</text:p>
              </table:table-cell>
              <table:table-cell office:value-type="float" office:value="0.158009">
                <text:p>0.158009</text:p>
              </table:table-cell>
              <table:table-cell office:value-type="float" office:value="0.16325">
                <text:p>0.16325</text:p>
              </table:table-cell>
              <table:table-cell office:value-type="float" office:value="0.15801">
                <text:p>0.15801</text:p>
              </table:table-cell>
              <table:table-cell office:value-type="float" office:value="0.1567">
                <text:p>0.1567</text:p>
              </table:table-cell>
              <table:table-cell office:value-type="float" office:value="0.157913">
                <text:p>0.1579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57538">
                <text:p>0.157538</text:p>
              </table:table-cell>
              <table:table-cell office:value-type="float" office:value="0.158004">
                <text:p>0.158004</text:p>
              </table:table-cell>
              <table:table-cell office:value-type="float" office:value="0.163249">
                <text:p>0.163249</text:p>
              </table:table-cell>
              <table:table-cell office:value-type="float" office:value="0.158006">
                <text:p>0.158006</text:p>
              </table:table-cell>
              <table:table-cell office:value-type="float" office:value="0.156698">
                <text:p>0.156698</text:p>
              </table:table-cell>
              <table:table-cell office:value-type="float" office:value="0.157909">
                <text:p>0.1579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5754">
                <text:p>0.15754</text:p>
              </table:table-cell>
              <table:table-cell office:value-type="float" office:value="0.158">
                <text:p>0.158</text:p>
              </table:table-cell>
              <table:table-cell office:value-type="float" office:value="0.163251">
                <text:p>0.163251</text:p>
              </table:table-cell>
              <table:table-cell office:value-type="float" office:value="0.158016">
                <text:p>0.158016</text:p>
              </table:table-cell>
              <table:table-cell office:value-type="float" office:value="0.156697">
                <text:p>0.156697</text:p>
              </table:table-cell>
              <table:table-cell office:value-type="float" office:value="0.157904">
                <text:p>0.1579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57538">
                <text:p>0.157538</text:p>
              </table:table-cell>
              <table:table-cell office:value-type="float" office:value="0.157996">
                <text:p>0.157996</text:p>
              </table:table-cell>
              <table:table-cell office:value-type="float" office:value="0.163247">
                <text:p>0.163247</text:p>
              </table:table-cell>
              <table:table-cell office:value-type="float" office:value="0.158008">
                <text:p>0.158008</text:p>
              </table:table-cell>
              <table:table-cell office:value-type="float" office:value="0.156697">
                <text:p>0.156697</text:p>
              </table:table-cell>
              <table:table-cell office:value-type="float" office:value="0.1579">
                <text:p>0.15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57538">
                <text:p>0.157538</text:p>
              </table:table-cell>
              <table:table-cell office:value-type="float" office:value="0.157992">
                <text:p>0.157992</text:p>
              </table:table-cell>
              <table:table-cell office:value-type="float" office:value="0.163246">
                <text:p>0.163246</text:p>
              </table:table-cell>
              <table:table-cell office:value-type="float" office:value="0.158007">
                <text:p>0.158007</text:p>
              </table:table-cell>
              <table:table-cell office:value-type="float" office:value="0.156699">
                <text:p>0.156699</text:p>
              </table:table-cell>
              <table:table-cell office:value-type="float" office:value="0.157895">
                <text:p>0.1578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57535">
                <text:p>0.157535</text:p>
              </table:table-cell>
              <table:table-cell office:value-type="float" office:value="0.157989">
                <text:p>0.157989</text:p>
              </table:table-cell>
              <table:table-cell office:value-type="float" office:value="0.163245">
                <text:p>0.163245</text:p>
              </table:table-cell>
              <table:table-cell office:value-type="float" office:value="0.158005">
                <text:p>0.158005</text:p>
              </table:table-cell>
              <table:table-cell office:value-type="float" office:value="0.156697">
                <text:p>0.156697</text:p>
              </table:table-cell>
              <table:table-cell office:value-type="float" office:value="0.15789">
                <text:p>0.157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57539">
                <text:p>0.157539</text:p>
              </table:table-cell>
              <table:table-cell office:value-type="float" office:value="0.157985">
                <text:p>0.157985</text:p>
              </table:table-cell>
              <table:table-cell office:value-type="float" office:value="0.163244">
                <text:p>0.163244</text:p>
              </table:table-cell>
              <table:table-cell office:value-type="float" office:value="0.158006">
                <text:p>0.158006</text:p>
              </table:table-cell>
              <table:table-cell office:value-type="float" office:value="0.156694">
                <text:p>0.156694</text:p>
              </table:table-cell>
              <table:table-cell office:value-type="float" office:value="0.157886">
                <text:p>0.1578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57535">
                <text:p>0.157535</text:p>
              </table:table-cell>
              <table:table-cell office:value-type="float" office:value="0.15798">
                <text:p>0.15798</text:p>
              </table:table-cell>
              <table:table-cell office:value-type="float" office:value="0.163244">
                <text:p>0.163244</text:p>
              </table:table-cell>
              <table:table-cell office:value-type="float" office:value="0.158017">
                <text:p>0.158017</text:p>
              </table:table-cell>
              <table:table-cell office:value-type="float" office:value="0.156693">
                <text:p>0.156693</text:p>
              </table:table-cell>
              <table:table-cell office:value-type="float" office:value="0.157882">
                <text:p>0.15788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57532">
                <text:p>0.157532</text:p>
              </table:table-cell>
              <table:table-cell office:value-type="float" office:value="0.157977">
                <text:p>0.157977</text:p>
              </table:table-cell>
              <table:table-cell office:value-type="float" office:value="0.163242">
                <text:p>0.163242</text:p>
              </table:table-cell>
              <table:table-cell office:value-type="float" office:value="0.158005">
                <text:p>0.158005</text:p>
              </table:table-cell>
              <table:table-cell office:value-type="float" office:value="0.156698">
                <text:p>0.156698</text:p>
              </table:table-cell>
              <table:table-cell office:value-type="float" office:value="0.157877">
                <text:p>0.1578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5753">
                <text:p>0.15753</text:p>
              </table:table-cell>
              <table:table-cell office:value-type="float" office:value="0.157972">
                <text:p>0.157972</text:p>
              </table:table-cell>
              <table:table-cell office:value-type="float" office:value="0.163242">
                <text:p>0.163242</text:p>
              </table:table-cell>
              <table:table-cell office:value-type="float" office:value="0.158003">
                <text:p>0.158003</text:p>
              </table:table-cell>
              <table:table-cell office:value-type="float" office:value="0.156699">
                <text:p>0.156699</text:p>
              </table:table-cell>
              <table:table-cell office:value-type="float" office:value="0.157872">
                <text:p>0.1578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57534">
                <text:p>0.157534</text:p>
              </table:table-cell>
              <table:table-cell office:value-type="float" office:value="0.157969">
                <text:p>0.157969</text:p>
              </table:table-cell>
              <table:table-cell office:value-type="float" office:value="0.163241">
                <text:p>0.163241</text:p>
              </table:table-cell>
              <table:table-cell office:value-type="float" office:value="0.158">
                <text:p>0.158</text:p>
              </table:table-cell>
              <table:table-cell office:value-type="float" office:value="0.156701">
                <text:p>0.156701</text:p>
              </table:table-cell>
              <table:table-cell office:value-type="float" office:value="0.157868">
                <text:p>0.1578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57532">
                <text:p>0.157532</text:p>
              </table:table-cell>
              <table:table-cell office:value-type="float" office:value="0.157964">
                <text:p>0.157964</text:p>
              </table:table-cell>
              <table:table-cell office:value-type="float" office:value="0.16324">
                <text:p>0.16324</text:p>
              </table:table-cell>
              <table:table-cell office:value-type="float" office:value="0.158001">
                <text:p>0.158001</text:p>
              </table:table-cell>
              <table:table-cell office:value-type="float" office:value="0.156697">
                <text:p>0.156697</text:p>
              </table:table-cell>
              <table:table-cell office:value-type="float" office:value="0.157864">
                <text:p>0.1578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57527">
                <text:p>0.157527</text:p>
              </table:table-cell>
              <table:table-cell office:value-type="float" office:value="0.15796">
                <text:p>0.15796</text:p>
              </table:table-cell>
              <table:table-cell office:value-type="float" office:value="0.163239">
                <text:p>0.163239</text:p>
              </table:table-cell>
              <table:table-cell office:value-type="float" office:value="0.158007">
                <text:p>0.158007</text:p>
              </table:table-cell>
              <table:table-cell office:value-type="float" office:value="0.156698">
                <text:p>0.156698</text:p>
              </table:table-cell>
              <table:table-cell office:value-type="float" office:value="0.157859">
                <text:p>0.1578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57526">
                <text:p>0.157526</text:p>
              </table:table-cell>
              <table:table-cell office:value-type="float" office:value="0.157956">
                <text:p>0.157956</text:p>
              </table:table-cell>
              <table:table-cell office:value-type="float" office:value="0.163238">
                <text:p>0.163238</text:p>
              </table:table-cell>
              <table:table-cell office:value-type="float" office:value="0.157999">
                <text:p>0.157999</text:p>
              </table:table-cell>
              <table:table-cell office:value-type="float" office:value="0.156697">
                <text:p>0.156697</text:p>
              </table:table-cell>
              <table:table-cell office:value-type="float" office:value="0.157855">
                <text:p>0.1578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57524">
                <text:p>0.157524</text:p>
              </table:table-cell>
              <table:table-cell office:value-type="float" office:value="0.157952">
                <text:p>0.157952</text:p>
              </table:table-cell>
              <table:table-cell office:value-type="float" office:value="0.163237">
                <text:p>0.163237</text:p>
              </table:table-cell>
              <table:table-cell office:value-type="float" office:value="0.158">
                <text:p>0.158</text:p>
              </table:table-cell>
              <table:table-cell office:value-type="float" office:value="0.156693">
                <text:p>0.156693</text:p>
              </table:table-cell>
              <table:table-cell office:value-type="float" office:value="0.157851">
                <text:p>0.1578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57523">
                <text:p>0.157523</text:p>
              </table:table-cell>
              <table:table-cell office:value-type="float" office:value="0.157948">
                <text:p>0.157948</text:p>
              </table:table-cell>
              <table:table-cell office:value-type="float" office:value="0.163236">
                <text:p>0.163236</text:p>
              </table:table-cell>
              <table:table-cell office:value-type="float" office:value="0.157999">
                <text:p>0.157999</text:p>
              </table:table-cell>
              <table:table-cell office:value-type="float" office:value="0.156693">
                <text:p>0.156693</text:p>
              </table:table-cell>
              <table:table-cell office:value-type="float" office:value="0.157846">
                <text:p>0.1578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57524">
                <text:p>0.157524</text:p>
              </table:table-cell>
              <table:table-cell office:value-type="float" office:value="0.157944">
                <text:p>0.157944</text:p>
              </table:table-cell>
              <table:table-cell office:value-type="float" office:value="0.163235">
                <text:p>0.163235</text:p>
              </table:table-cell>
              <table:table-cell office:value-type="float" office:value="0.157996">
                <text:p>0.157996</text:p>
              </table:table-cell>
              <table:table-cell office:value-type="float" office:value="0.156699">
                <text:p>0.156699</text:p>
              </table:table-cell>
              <table:table-cell office:value-type="float" office:value="0.157842">
                <text:p>0.1578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57522">
                <text:p>0.157522</text:p>
              </table:table-cell>
              <table:table-cell office:value-type="float" office:value="0.15794">
                <text:p>0.15794</text:p>
              </table:table-cell>
              <table:table-cell office:value-type="float" office:value="0.163234">
                <text:p>0.163234</text:p>
              </table:table-cell>
              <table:table-cell office:value-type="float" office:value="0.157998">
                <text:p>0.157998</text:p>
              </table:table-cell>
              <table:table-cell office:value-type="float" office:value="0.156692">
                <text:p>0.156692</text:p>
              </table:table-cell>
              <table:table-cell office:value-type="float" office:value="0.157838">
                <text:p>0.1578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57524">
                <text:p>0.157524</text:p>
              </table:table-cell>
              <table:table-cell office:value-type="float" office:value="0.157936">
                <text:p>0.157936</text:p>
              </table:table-cell>
              <table:table-cell office:value-type="float" office:value="0.163233">
                <text:p>0.163233</text:p>
              </table:table-cell>
              <table:table-cell office:value-type="float" office:value="0.157994">
                <text:p>0.157994</text:p>
              </table:table-cell>
              <table:table-cell office:value-type="float" office:value="0.156695">
                <text:p>0.156695</text:p>
              </table:table-cell>
              <table:table-cell office:value-type="float" office:value="0.157833">
                <text:p>0.1578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5752">
                <text:p>0.15752</text:p>
              </table:table-cell>
              <table:table-cell office:value-type="float" office:value="0.157933">
                <text:p>0.157933</text:p>
              </table:table-cell>
              <table:table-cell office:value-type="float" office:value="0.163232">
                <text:p>0.163232</text:p>
              </table:table-cell>
              <table:table-cell office:value-type="float" office:value="0.157994">
                <text:p>0.157994</text:p>
              </table:table-cell>
              <table:table-cell office:value-type="float" office:value="0.156706">
                <text:p>0.156706</text:p>
              </table:table-cell>
              <table:table-cell office:value-type="float" office:value="0.157829">
                <text:p>0.15782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57526">
                <text:p>0.157526</text:p>
              </table:table-cell>
              <table:table-cell office:value-type="float" office:value="0.157928">
                <text:p>0.157928</text:p>
              </table:table-cell>
              <table:table-cell office:value-type="float" office:value="0.163231">
                <text:p>0.163231</text:p>
              </table:table-cell>
              <table:table-cell office:value-type="float" office:value="0.157994">
                <text:p>0.157994</text:p>
              </table:table-cell>
              <table:table-cell office:value-type="float" office:value="0.156694">
                <text:p>0.156694</text:p>
              </table:table-cell>
              <table:table-cell office:value-type="float" office:value="0.157824">
                <text:p>0.1578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57519">
                <text:p>0.157519</text:p>
              </table:table-cell>
              <table:table-cell office:value-type="float" office:value="0.157925">
                <text:p>0.157925</text:p>
              </table:table-cell>
              <table:table-cell office:value-type="float" office:value="0.163229">
                <text:p>0.163229</text:p>
              </table:table-cell>
              <table:table-cell office:value-type="float" office:value="0.157994">
                <text:p>0.157994</text:p>
              </table:table-cell>
              <table:table-cell office:value-type="float" office:value="0.156692">
                <text:p>0.156692</text:p>
              </table:table-cell>
              <table:table-cell office:value-type="float" office:value="0.15782">
                <text:p>0.157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57518">
                <text:p>0.157518</text:p>
              </table:table-cell>
              <table:table-cell office:value-type="float" office:value="0.157921">
                <text:p>0.157921</text:p>
              </table:table-cell>
              <table:table-cell office:value-type="float" office:value="0.16323">
                <text:p>0.16323</text:p>
              </table:table-cell>
              <table:table-cell office:value-type="float" office:value="0.157997">
                <text:p>0.157997</text:p>
              </table:table-cell>
              <table:table-cell office:value-type="float" office:value="0.156692">
                <text:p>0.156692</text:p>
              </table:table-cell>
              <table:table-cell office:value-type="float" office:value="0.157816">
                <text:p>0.1578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57513">
                <text:p>0.157513</text:p>
              </table:table-cell>
              <table:table-cell office:value-type="float" office:value="0.157917">
                <text:p>0.157917</text:p>
              </table:table-cell>
              <table:table-cell office:value-type="float" office:value="0.163227">
                <text:p>0.163227</text:p>
              </table:table-cell>
              <table:table-cell office:value-type="float" office:value="0.157991">
                <text:p>0.157991</text:p>
              </table:table-cell>
              <table:table-cell office:value-type="float" office:value="0.156688">
                <text:p>0.156688</text:p>
              </table:table-cell>
              <table:table-cell office:value-type="float" office:value="0.157812">
                <text:p>0.1578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57514">
                <text:p>0.157514</text:p>
              </table:table-cell>
              <table:table-cell office:value-type="float" office:value="0.157912">
                <text:p>0.157912</text:p>
              </table:table-cell>
              <table:table-cell office:value-type="float" office:value="0.163226">
                <text:p>0.163226</text:p>
              </table:table-cell>
              <table:table-cell office:value-type="float" office:value="0.157991">
                <text:p>0.157991</text:p>
              </table:table-cell>
              <table:table-cell office:value-type="float" office:value="0.156683">
                <text:p>0.156683</text:p>
              </table:table-cell>
              <table:table-cell office:value-type="float" office:value="0.157807">
                <text:p>0.1578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57512">
                <text:p>0.157512</text:p>
              </table:table-cell>
              <table:table-cell office:value-type="float" office:value="0.157908">
                <text:p>0.157908</text:p>
              </table:table-cell>
              <table:table-cell office:value-type="float" office:value="0.163226">
                <text:p>0.163226</text:p>
              </table:table-cell>
              <table:table-cell office:value-type="float" office:value="0.157994">
                <text:p>0.157994</text:p>
              </table:table-cell>
              <table:table-cell office:value-type="float" office:value="0.156687">
                <text:p>0.156687</text:p>
              </table:table-cell>
              <table:table-cell office:value-type="float" office:value="0.157803">
                <text:p>0.1578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57513">
                <text:p>0.157513</text:p>
              </table:table-cell>
              <table:table-cell office:value-type="float" office:value="0.157905">
                <text:p>0.157905</text:p>
              </table:table-cell>
              <table:table-cell office:value-type="float" office:value="0.163225">
                <text:p>0.163225</text:p>
              </table:table-cell>
              <table:table-cell office:value-type="float" office:value="0.15799">
                <text:p>0.15799</text:p>
              </table:table-cell>
              <table:table-cell office:value-type="float" office:value="0.156684">
                <text:p>0.156684</text:p>
              </table:table-cell>
              <table:table-cell office:value-type="float" office:value="0.157799">
                <text:p>0.1577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57509">
                <text:p>0.157509</text:p>
              </table:table-cell>
              <table:table-cell office:value-type="float" office:value="0.157901">
                <text:p>0.157901</text:p>
              </table:table-cell>
              <table:table-cell office:value-type="float" office:value="0.163226">
                <text:p>0.163226</text:p>
              </table:table-cell>
              <table:table-cell office:value-type="float" office:value="0.157995">
                <text:p>0.157995</text:p>
              </table:table-cell>
              <table:table-cell office:value-type="float" office:value="0.156688">
                <text:p>0.156688</text:p>
              </table:table-cell>
              <table:table-cell office:value-type="float" office:value="0.157794">
                <text:p>0.1577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57512">
                <text:p>0.157512</text:p>
              </table:table-cell>
              <table:table-cell office:value-type="float" office:value="0.157897">
                <text:p>0.157897</text:p>
              </table:table-cell>
              <table:table-cell office:value-type="float" office:value="0.163223">
                <text:p>0.163223</text:p>
              </table:table-cell>
              <table:table-cell office:value-type="float" office:value="0.157989">
                <text:p>0.157989</text:p>
              </table:table-cell>
              <table:table-cell office:value-type="float" office:value="0.156682">
                <text:p>0.156682</text:p>
              </table:table-cell>
              <table:table-cell office:value-type="float" office:value="0.15779">
                <text:p>0.157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57509">
                <text:p>0.157509</text:p>
              </table:table-cell>
              <table:table-cell office:value-type="float" office:value="0.157893">
                <text:p>0.157893</text:p>
              </table:table-cell>
              <table:table-cell office:value-type="float" office:value="0.163223">
                <text:p>0.163223</text:p>
              </table:table-cell>
              <table:table-cell office:value-type="float" office:value="0.157993">
                <text:p>0.157993</text:p>
              </table:table-cell>
              <table:table-cell office:value-type="float" office:value="0.156704">
                <text:p>0.156704</text:p>
              </table:table-cell>
              <table:table-cell office:value-type="float" office:value="0.157786">
                <text:p>0.1577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5751">
                <text:p>0.15751</text:p>
              </table:table-cell>
              <table:table-cell office:value-type="float" office:value="0.15789">
                <text:p>0.15789</text:p>
              </table:table-cell>
              <table:table-cell office:value-type="float" office:value="0.163221">
                <text:p>0.163221</text:p>
              </table:table-cell>
              <table:table-cell office:value-type="float" office:value="0.157986">
                <text:p>0.157986</text:p>
              </table:table-cell>
              <table:table-cell office:value-type="float" office:value="0.156694">
                <text:p>0.156694</text:p>
              </table:table-cell>
              <table:table-cell office:value-type="float" office:value="0.157782">
                <text:p>0.15778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57507">
                <text:p>0.157507</text:p>
              </table:table-cell>
              <table:table-cell office:value-type="float" office:value="0.157885">
                <text:p>0.157885</text:p>
              </table:table-cell>
              <table:table-cell office:value-type="float" office:value="0.16322">
                <text:p>0.16322</text:p>
              </table:table-cell>
              <table:table-cell office:value-type="float" office:value="0.157989">
                <text:p>0.157989</text:p>
              </table:table-cell>
              <table:table-cell office:value-type="float" office:value="0.156681">
                <text:p>0.156681</text:p>
              </table:table-cell>
              <table:table-cell office:value-type="float" office:value="0.157777">
                <text:p>0.1577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57507">
                <text:p>0.157507</text:p>
              </table:table-cell>
              <table:table-cell office:value-type="float" office:value="0.157882">
                <text:p>0.157882</text:p>
              </table:table-cell>
              <table:table-cell office:value-type="float" office:value="0.163219">
                <text:p>0.163219</text:p>
              </table:table-cell>
              <table:table-cell office:value-type="float" office:value="0.157987">
                <text:p>0.157987</text:p>
              </table:table-cell>
              <table:table-cell office:value-type="float" office:value="0.156679">
                <text:p>0.156679</text:p>
              </table:table-cell>
              <table:table-cell office:value-type="float" office:value="0.157773">
                <text:p>0.1577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57509">
                <text:p>0.157509</text:p>
              </table:table-cell>
              <table:table-cell office:value-type="float" office:value="0.157878">
                <text:p>0.157878</text:p>
              </table:table-cell>
              <table:table-cell office:value-type="float" office:value="0.16322">
                <text:p>0.16322</text:p>
              </table:table-cell>
              <table:table-cell office:value-type="float" office:value="0.157994">
                <text:p>0.157994</text:p>
              </table:table-cell>
              <table:table-cell office:value-type="float" office:value="0.156684">
                <text:p>0.156684</text:p>
              </table:table-cell>
              <table:table-cell office:value-type="float" office:value="0.157769">
                <text:p>0.1577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57507">
                <text:p>0.157507</text:p>
              </table:table-cell>
              <table:table-cell office:value-type="float" office:value="0.157874">
                <text:p>0.157874</text:p>
              </table:table-cell>
              <table:table-cell office:value-type="float" office:value="0.163217">
                <text:p>0.163217</text:p>
              </table:table-cell>
              <table:table-cell office:value-type="float" office:value="0.157987">
                <text:p>0.157987</text:p>
              </table:table-cell>
              <table:table-cell office:value-type="float" office:value="0.15672">
                <text:p>0.15672</text:p>
              </table:table-cell>
              <table:table-cell office:value-type="float" office:value="0.157765">
                <text:p>0.1577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57507">
                <text:p>0.157507</text:p>
              </table:table-cell>
              <table:table-cell office:value-type="float" office:value="0.157871">
                <text:p>0.157871</text:p>
              </table:table-cell>
              <table:table-cell office:value-type="float" office:value="0.163218">
                <text:p>0.163218</text:p>
              </table:table-cell>
              <table:table-cell office:value-type="float" office:value="0.157983">
                <text:p>0.157983</text:p>
              </table:table-cell>
              <table:table-cell office:value-type="float" office:value="0.15668">
                <text:p>0.15668</text:p>
              </table:table-cell>
              <table:table-cell office:value-type="float" office:value="0.157761">
                <text:p>0.1577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57511">
                <text:p>0.157511</text:p>
              </table:table-cell>
              <table:table-cell office:value-type="float" office:value="0.157866">
                <text:p>0.157866</text:p>
              </table:table-cell>
              <table:table-cell office:value-type="float" office:value="0.163216">
                <text:p>0.163216</text:p>
              </table:table-cell>
              <table:table-cell office:value-type="float" office:value="0.157982">
                <text:p>0.157982</text:p>
              </table:table-cell>
              <table:table-cell office:value-type="float" office:value="0.156678">
                <text:p>0.156678</text:p>
              </table:table-cell>
              <table:table-cell office:value-type="float" office:value="0.157756">
                <text:p>0.1577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57502">
                <text:p>0.157502</text:p>
              </table:table-cell>
              <table:table-cell office:value-type="float" office:value="0.157862">
                <text:p>0.157862</text:p>
              </table:table-cell>
              <table:table-cell office:value-type="float" office:value="0.163216">
                <text:p>0.163216</text:p>
              </table:table-cell>
              <table:table-cell office:value-type="float" office:value="0.157984">
                <text:p>0.157984</text:p>
              </table:table-cell>
              <table:table-cell office:value-type="float" office:value="0.156673">
                <text:p>0.156673</text:p>
              </table:table-cell>
              <table:table-cell office:value-type="float" office:value="0.157752">
                <text:p>0.1577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57502">
                <text:p>0.157502</text:p>
              </table:table-cell>
              <table:table-cell office:value-type="float" office:value="0.157859">
                <text:p>0.157859</text:p>
              </table:table-cell>
              <table:table-cell office:value-type="float" office:value="0.163214">
                <text:p>0.163214</text:p>
              </table:table-cell>
              <table:table-cell office:value-type="float" office:value="0.157986">
                <text:p>0.157986</text:p>
              </table:table-cell>
              <table:table-cell office:value-type="float" office:value="0.156698">
                <text:p>0.156698</text:p>
              </table:table-cell>
              <table:table-cell office:value-type="float" office:value="0.157748">
                <text:p>0.1577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57506">
                <text:p>0.157506</text:p>
              </table:table-cell>
              <table:table-cell office:value-type="float" office:value="0.157855">
                <text:p>0.157855</text:p>
              </table:table-cell>
              <table:table-cell office:value-type="float" office:value="0.163213">
                <text:p>0.163213</text:p>
              </table:table-cell>
              <table:table-cell office:value-type="float" office:value="0.157981">
                <text:p>0.157981</text:p>
              </table:table-cell>
              <table:table-cell office:value-type="float" office:value="0.156673">
                <text:p>0.156673</text:p>
              </table:table-cell>
              <table:table-cell office:value-type="float" office:value="0.157744">
                <text:p>0.1577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57504">
                <text:p>0.157504</text:p>
              </table:table-cell>
              <table:table-cell office:value-type="float" office:value="0.157851">
                <text:p>0.157851</text:p>
              </table:table-cell>
              <table:table-cell office:value-type="float" office:value="0.163212">
                <text:p>0.163212</text:p>
              </table:table-cell>
              <table:table-cell office:value-type="float" office:value="0.157978">
                <text:p>0.157978</text:p>
              </table:table-cell>
              <table:table-cell office:value-type="float" office:value="0.156675">
                <text:p>0.156675</text:p>
              </table:table-cell>
              <table:table-cell office:value-type="float" office:value="0.157739">
                <text:p>0.1577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57512">
                <text:p>0.157512</text:p>
              </table:table-cell>
              <table:table-cell office:value-type="float" office:value="0.157847">
                <text:p>0.157847</text:p>
              </table:table-cell>
              <table:table-cell office:value-type="float" office:value="0.163212">
                <text:p>0.163212</text:p>
              </table:table-cell>
              <table:table-cell office:value-type="float" office:value="0.157985">
                <text:p>0.157985</text:p>
              </table:table-cell>
              <table:table-cell office:value-type="float" office:value="0.156668">
                <text:p>0.156668</text:p>
              </table:table-cell>
              <table:table-cell office:value-type="float" office:value="0.157735">
                <text:p>0.1577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57521">
                <text:p>0.157521</text:p>
              </table:table-cell>
              <table:table-cell office:value-type="float" office:value="0.157844">
                <text:p>0.157844</text:p>
              </table:table-cell>
              <table:table-cell office:value-type="float" office:value="0.163211">
                <text:p>0.163211</text:p>
              </table:table-cell>
              <table:table-cell office:value-type="float" office:value="0.157978">
                <text:p>0.157978</text:p>
              </table:table-cell>
              <table:table-cell office:value-type="float" office:value="0.156672">
                <text:p>0.156672</text:p>
              </table:table-cell>
              <table:table-cell office:value-type="float" office:value="0.157731">
                <text:p>0.1577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57502">
                <text:p>0.157502</text:p>
              </table:table-cell>
              <table:table-cell office:value-type="float" office:value="0.157841">
                <text:p>0.157841</text:p>
              </table:table-cell>
              <table:table-cell office:value-type="float" office:value="0.16321">
                <text:p>0.16321</text:p>
              </table:table-cell>
              <table:table-cell office:value-type="float" office:value="0.157978">
                <text:p>0.157978</text:p>
              </table:table-cell>
              <table:table-cell office:value-type="float" office:value="0.156667">
                <text:p>0.156667</text:p>
              </table:table-cell>
              <table:table-cell office:value-type="float" office:value="0.157726">
                <text:p>0.1577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57501">
                <text:p>0.157501</text:p>
              </table:table-cell>
              <table:table-cell office:value-type="float" office:value="0.157837">
                <text:p>0.157837</text:p>
              </table:table-cell>
              <table:table-cell office:value-type="float" office:value="0.163208">
                <text:p>0.163208</text:p>
              </table:table-cell>
              <table:table-cell office:value-type="float" office:value="0.157976">
                <text:p>0.157976</text:p>
              </table:table-cell>
              <table:table-cell office:value-type="float" office:value="0.156666">
                <text:p>0.156666</text:p>
              </table:table-cell>
              <table:table-cell office:value-type="float" office:value="0.157723">
                <text:p>0.1577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57499">
                <text:p>0.157499</text:p>
              </table:table-cell>
              <table:table-cell office:value-type="float" office:value="0.157834">
                <text:p>0.157834</text:p>
              </table:table-cell>
              <table:table-cell office:value-type="float" office:value="0.163209">
                <text:p>0.163209</text:p>
              </table:table-cell>
              <table:table-cell office:value-type="float" office:value="0.157983">
                <text:p>0.157983</text:p>
              </table:table-cell>
              <table:table-cell office:value-type="float" office:value="0.156667">
                <text:p>0.156667</text:p>
              </table:table-cell>
              <table:table-cell office:value-type="float" office:value="0.157718">
                <text:p>0.1577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57497">
                <text:p>0.157497</text:p>
              </table:table-cell>
              <table:table-cell office:value-type="float" office:value="0.15783">
                <text:p>0.15783</text:p>
              </table:table-cell>
              <table:table-cell office:value-type="float" office:value="0.163208">
                <text:p>0.163208</text:p>
              </table:table-cell>
              <table:table-cell office:value-type="float" office:value="0.157983">
                <text:p>0.157983</text:p>
              </table:table-cell>
              <table:table-cell office:value-type="float" office:value="0.156664">
                <text:p>0.156664</text:p>
              </table:table-cell>
              <table:table-cell office:value-type="float" office:value="0.157714">
                <text:p>0.1577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57501">
                <text:p>0.157501</text:p>
              </table:table-cell>
              <table:table-cell office:value-type="float" office:value="0.157826">
                <text:p>0.157826</text:p>
              </table:table-cell>
              <table:table-cell office:value-type="float" office:value="0.163206">
                <text:p>0.163206</text:p>
              </table:table-cell>
              <table:table-cell office:value-type="float" office:value="0.157977">
                <text:p>0.157977</text:p>
              </table:table-cell>
              <table:table-cell office:value-type="float" office:value="0.156664">
                <text:p>0.156664</text:p>
              </table:table-cell>
              <table:table-cell office:value-type="float" office:value="0.15771">
                <text:p>0.157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57498">
                <text:p>0.157498</text:p>
              </table:table-cell>
              <table:table-cell office:value-type="float" office:value="0.157822">
                <text:p>0.157822</text:p>
              </table:table-cell>
              <table:table-cell office:value-type="float" office:value="0.163205">
                <text:p>0.163205</text:p>
              </table:table-cell>
              <table:table-cell office:value-type="float" office:value="0.157979">
                <text:p>0.157979</text:p>
              </table:table-cell>
              <table:table-cell office:value-type="float" office:value="0.156666">
                <text:p>0.156666</text:p>
              </table:table-cell>
              <table:table-cell office:value-type="float" office:value="0.157706">
                <text:p>0.1577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57498">
                <text:p>0.157498</text:p>
              </table:table-cell>
              <table:table-cell office:value-type="float" office:value="0.157819">
                <text:p>0.157819</text:p>
              </table:table-cell>
              <table:table-cell office:value-type="float" office:value="0.163205">
                <text:p>0.163205</text:p>
              </table:table-cell>
              <table:table-cell office:value-type="float" office:value="0.157983">
                <text:p>0.157983</text:p>
              </table:table-cell>
              <table:table-cell office:value-type="float" office:value="0.156663">
                <text:p>0.156663</text:p>
              </table:table-cell>
              <table:table-cell office:value-type="float" office:value="0.157702">
                <text:p>0.1577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57496">
                <text:p>0.157496</text:p>
              </table:table-cell>
              <table:table-cell office:value-type="float" office:value="0.157815">
                <text:p>0.157815</text:p>
              </table:table-cell>
              <table:table-cell office:value-type="float" office:value="0.163204">
                <text:p>0.163204</text:p>
              </table:table-cell>
              <table:table-cell office:value-type="float" office:value="0.157976">
                <text:p>0.157976</text:p>
              </table:table-cell>
              <table:table-cell office:value-type="float" office:value="0.156695">
                <text:p>0.156695</text:p>
              </table:table-cell>
              <table:table-cell office:value-type="float" office:value="0.157698">
                <text:p>0.1576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57502">
                <text:p>0.157502</text:p>
              </table:table-cell>
              <table:table-cell office:value-type="float" office:value="0.157812">
                <text:p>0.157812</text:p>
              </table:table-cell>
              <table:table-cell office:value-type="float" office:value="0.163204">
                <text:p>0.163204</text:p>
              </table:table-cell>
              <table:table-cell office:value-type="float" office:value="0.157986">
                <text:p>0.157986</text:p>
              </table:table-cell>
              <table:table-cell office:value-type="float" office:value="0.156668">
                <text:p>0.156668</text:p>
              </table:table-cell>
              <table:table-cell office:value-type="float" office:value="0.157694">
                <text:p>0.15769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57498">
                <text:p>0.157498</text:p>
              </table:table-cell>
              <table:table-cell office:value-type="float" office:value="0.157808">
                <text:p>0.157808</text:p>
              </table:table-cell>
              <table:table-cell office:value-type="float" office:value="0.163202">
                <text:p>0.163202</text:p>
              </table:table-cell>
              <table:table-cell office:value-type="float" office:value="0.157975">
                <text:p>0.157975</text:p>
              </table:table-cell>
              <table:table-cell office:value-type="float" office:value="0.156662">
                <text:p>0.156662</text:p>
              </table:table-cell>
              <table:table-cell office:value-type="float" office:value="0.15769">
                <text:p>0.157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57492">
                <text:p>0.157492</text:p>
              </table:table-cell>
              <table:table-cell office:value-type="float" office:value="0.157805">
                <text:p>0.157805</text:p>
              </table:table-cell>
              <table:table-cell office:value-type="float" office:value="0.163201">
                <text:p>0.163201</text:p>
              </table:table-cell>
              <table:table-cell office:value-type="float" office:value="0.157975">
                <text:p>0.157975</text:p>
              </table:table-cell>
              <table:table-cell office:value-type="float" office:value="0.156659">
                <text:p>0.156659</text:p>
              </table:table-cell>
              <table:table-cell office:value-type="float" office:value="0.157686">
                <text:p>0.1576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57492">
                <text:p>0.157492</text:p>
              </table:table-cell>
              <table:table-cell office:value-type="float" office:value="0.157801">
                <text:p>0.157801</text:p>
              </table:table-cell>
              <table:table-cell office:value-type="float" office:value="0.163202">
                <text:p>0.163202</text:p>
              </table:table-cell>
              <table:table-cell office:value-type="float" office:value="0.157974">
                <text:p>0.157974</text:p>
              </table:table-cell>
              <table:table-cell office:value-type="float" office:value="0.15666">
                <text:p>0.15666</text:p>
              </table:table-cell>
              <table:table-cell office:value-type="float" office:value="0.157682">
                <text:p>0.1576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57494">
                <text:p>0.157494</text:p>
              </table:table-cell>
              <table:table-cell office:value-type="float" office:value="0.157797">
                <text:p>0.157797</text:p>
              </table:table-cell>
              <table:table-cell office:value-type="float" office:value="0.163201">
                <text:p>0.163201</text:p>
              </table:table-cell>
              <table:table-cell office:value-type="float" office:value="0.157972">
                <text:p>0.157972</text:p>
              </table:table-cell>
              <table:table-cell office:value-type="float" office:value="0.156659">
                <text:p>0.156659</text:p>
              </table:table-cell>
              <table:table-cell office:value-type="float" office:value="0.157677">
                <text:p>0.1576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57492">
                <text:p>0.157492</text:p>
              </table:table-cell>
              <table:table-cell office:value-type="float" office:value="0.157794">
                <text:p>0.157794</text:p>
              </table:table-cell>
              <table:table-cell office:value-type="float" office:value="0.1632">
                <text:p>0.1632</text:p>
              </table:table-cell>
              <table:table-cell office:value-type="float" office:value="0.157972">
                <text:p>0.157972</text:p>
              </table:table-cell>
              <table:table-cell office:value-type="float" office:value="0.156661">
                <text:p>0.156661</text:p>
              </table:table-cell>
              <table:table-cell office:value-type="float" office:value="0.157673">
                <text:p>0.1576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57492">
                <text:p>0.157492</text:p>
              </table:table-cell>
              <table:table-cell office:value-type="float" office:value="0.157791">
                <text:p>0.157791</text:p>
              </table:table-cell>
              <table:table-cell office:value-type="float" office:value="0.163199">
                <text:p>0.163199</text:p>
              </table:table-cell>
              <table:table-cell office:value-type="float" office:value="0.157978">
                <text:p>0.157978</text:p>
              </table:table-cell>
              <table:table-cell office:value-type="float" office:value="0.156657">
                <text:p>0.156657</text:p>
              </table:table-cell>
              <table:table-cell office:value-type="float" office:value="0.157669">
                <text:p>0.1576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57489">
                <text:p>0.157489</text:p>
              </table:table-cell>
              <table:table-cell office:value-type="float" office:value="0.157787">
                <text:p>0.157787</text:p>
              </table:table-cell>
              <table:table-cell office:value-type="float" office:value="0.1632">
                <text:p>0.1632</text:p>
              </table:table-cell>
              <table:table-cell office:value-type="float" office:value="0.157973">
                <text:p>0.157973</text:p>
              </table:table-cell>
              <table:table-cell office:value-type="float" office:value="0.156657">
                <text:p>0.156657</text:p>
              </table:table-cell>
              <table:table-cell office:value-type="float" office:value="0.157665">
                <text:p>0.1576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57487">
                <text:p>0.157487</text:p>
              </table:table-cell>
              <table:table-cell office:value-type="float" office:value="0.157783">
                <text:p>0.157783</text:p>
              </table:table-cell>
              <table:table-cell office:value-type="float" office:value="0.163198">
                <text:p>0.163198</text:p>
              </table:table-cell>
              <table:table-cell office:value-type="float" office:value="0.157968">
                <text:p>0.157968</text:p>
              </table:table-cell>
              <table:table-cell office:value-type="float" office:value="0.156679">
                <text:p>0.156679</text:p>
              </table:table-cell>
              <table:table-cell office:value-type="float" office:value="0.157662">
                <text:p>0.1576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57486">
                <text:p>0.157486</text:p>
              </table:table-cell>
              <table:table-cell office:value-type="float" office:value="0.157779">
                <text:p>0.157779</text:p>
              </table:table-cell>
              <table:table-cell office:value-type="float" office:value="0.163197">
                <text:p>0.163197</text:p>
              </table:table-cell>
              <table:table-cell office:value-type="float" office:value="0.157968">
                <text:p>0.157968</text:p>
              </table:table-cell>
              <table:table-cell office:value-type="float" office:value="0.156671">
                <text:p>0.156671</text:p>
              </table:table-cell>
              <table:table-cell office:value-type="float" office:value="0.157657">
                <text:p>0.1576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57484">
                <text:p>0.157484</text:p>
              </table:table-cell>
              <table:table-cell office:value-type="float" office:value="0.157776">
                <text:p>0.157776</text:p>
              </table:table-cell>
              <table:table-cell office:value-type="float" office:value="0.163196">
                <text:p>0.163196</text:p>
              </table:table-cell>
              <table:table-cell office:value-type="float" office:value="0.157967">
                <text:p>0.157967</text:p>
              </table:table-cell>
              <table:table-cell office:value-type="float" office:value="0.15666">
                <text:p>0.15666</text:p>
              </table:table-cell>
              <table:table-cell office:value-type="float" office:value="0.157653">
                <text:p>0.1576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57486">
                <text:p>0.157486</text:p>
              </table:table-cell>
              <table:table-cell office:value-type="float" office:value="0.157772">
                <text:p>0.157772</text:p>
              </table:table-cell>
              <table:table-cell office:value-type="float" office:value="0.163195">
                <text:p>0.163195</text:p>
              </table:table-cell>
              <table:table-cell office:value-type="float" office:value="0.157966">
                <text:p>0.157966</text:p>
              </table:table-cell>
              <table:table-cell office:value-type="float" office:value="0.156653">
                <text:p>0.156653</text:p>
              </table:table-cell>
              <table:table-cell office:value-type="float" office:value="0.157649">
                <text:p>0.1576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57484">
                <text:p>0.157484</text:p>
              </table:table-cell>
              <table:table-cell office:value-type="float" office:value="0.157768">
                <text:p>0.157768</text:p>
              </table:table-cell>
              <table:table-cell office:value-type="float" office:value="0.163197">
                <text:p>0.163197</text:p>
              </table:table-cell>
              <table:table-cell office:value-type="float" office:value="0.157965">
                <text:p>0.157965</text:p>
              </table:table-cell>
              <table:table-cell office:value-type="float" office:value="0.156667">
                <text:p>0.156667</text:p>
              </table:table-cell>
              <table:table-cell office:value-type="float" office:value="0.157645">
                <text:p>0.1576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57495">
                <text:p>0.157495</text:p>
              </table:table-cell>
              <table:table-cell office:value-type="float" office:value="0.157764">
                <text:p>0.157764</text:p>
              </table:table-cell>
              <table:table-cell office:value-type="float" office:value="0.163196">
                <text:p>0.163196</text:p>
              </table:table-cell>
              <table:table-cell office:value-type="float" office:value="0.157967">
                <text:p>0.157967</text:p>
              </table:table-cell>
              <table:table-cell office:value-type="float" office:value="0.156654">
                <text:p>0.156654</text:p>
              </table:table-cell>
              <table:table-cell office:value-type="float" office:value="0.157641">
                <text:p>0.1576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57482">
                <text:p>0.157482</text:p>
              </table:table-cell>
              <table:table-cell office:value-type="float" office:value="0.157762">
                <text:p>0.157762</text:p>
              </table:table-cell>
              <table:table-cell office:value-type="float" office:value="0.163193">
                <text:p>0.163193</text:p>
              </table:table-cell>
              <table:table-cell office:value-type="float" office:value="0.157965">
                <text:p>0.157965</text:p>
              </table:table-cell>
              <table:table-cell office:value-type="float" office:value="0.156653">
                <text:p>0.156653</text:p>
              </table:table-cell>
              <table:table-cell office:value-type="float" office:value="0.157637">
                <text:p>0.1576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5748">
                <text:p>0.15748</text:p>
              </table:table-cell>
              <table:table-cell office:value-type="float" office:value="0.157758">
                <text:p>0.157758</text:p>
              </table:table-cell>
              <table:table-cell office:value-type="float" office:value="0.163193">
                <text:p>0.163193</text:p>
              </table:table-cell>
              <table:table-cell office:value-type="float" office:value="0.157967">
                <text:p>0.157967</text:p>
              </table:table-cell>
              <table:table-cell office:value-type="float" office:value="0.156652">
                <text:p>0.156652</text:p>
              </table:table-cell>
              <table:table-cell office:value-type="float" office:value="0.157633">
                <text:p>0.1576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57478">
                <text:p>0.157478</text:p>
              </table:table-cell>
              <table:table-cell office:value-type="float" office:value="0.157755">
                <text:p>0.157755</text:p>
              </table:table-cell>
              <table:table-cell office:value-type="float" office:value="0.163192">
                <text:p>0.163192</text:p>
              </table:table-cell>
              <table:table-cell office:value-type="float" office:value="0.157964">
                <text:p>0.157964</text:p>
              </table:table-cell>
              <table:table-cell office:value-type="float" office:value="0.156652">
                <text:p>0.156652</text:p>
              </table:table-cell>
              <table:table-cell office:value-type="float" office:value="0.157629">
                <text:p>0.1576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57497">
                <text:p>0.157497</text:p>
              </table:table-cell>
              <table:table-cell office:value-type="float" office:value="0.157751">
                <text:p>0.157751</text:p>
              </table:table-cell>
              <table:table-cell office:value-type="float" office:value="0.16319">
                <text:p>0.16319</text:p>
              </table:table-cell>
              <table:table-cell office:value-type="float" office:value="0.157962">
                <text:p>0.157962</text:p>
              </table:table-cell>
              <table:table-cell office:value-type="float" office:value="0.156652">
                <text:p>0.156652</text:p>
              </table:table-cell>
              <table:table-cell office:value-type="float" office:value="0.157625">
                <text:p>0.1576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57487">
                <text:p>0.157487</text:p>
              </table:table-cell>
              <table:table-cell office:value-type="float" office:value="0.157747">
                <text:p>0.157747</text:p>
              </table:table-cell>
              <table:table-cell office:value-type="float" office:value="0.163189">
                <text:p>0.163189</text:p>
              </table:table-cell>
              <table:table-cell office:value-type="float" office:value="0.157978">
                <text:p>0.157978</text:p>
              </table:table-cell>
              <table:table-cell office:value-type="float" office:value="0.15665">
                <text:p>0.15665</text:p>
              </table:table-cell>
              <table:table-cell office:value-type="float" office:value="0.157621">
                <text:p>0.1576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57481">
                <text:p>0.157481</text:p>
              </table:table-cell>
              <table:table-cell office:value-type="float" office:value="0.157743">
                <text:p>0.157743</text:p>
              </table:table-cell>
              <table:table-cell office:value-type="float" office:value="0.163189">
                <text:p>0.163189</text:p>
              </table:table-cell>
              <table:table-cell office:value-type="float" office:value="0.157965">
                <text:p>0.157965</text:p>
              </table:table-cell>
              <table:table-cell office:value-type="float" office:value="0.15665">
                <text:p>0.15665</text:p>
              </table:table-cell>
              <table:table-cell office:value-type="float" office:value="0.157618">
                <text:p>0.1576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57477">
                <text:p>0.157477</text:p>
              </table:table-cell>
              <table:table-cell office:value-type="float" office:value="0.157739">
                <text:p>0.157739</text:p>
              </table:table-cell>
              <table:table-cell office:value-type="float" office:value="0.163187">
                <text:p>0.163187</text:p>
              </table:table-cell>
              <table:table-cell office:value-type="float" office:value="0.157963">
                <text:p>0.157963</text:p>
              </table:table-cell>
              <table:table-cell office:value-type="float" office:value="0.156655">
                <text:p>0.156655</text:p>
              </table:table-cell>
              <table:table-cell office:value-type="float" office:value="0.157613">
                <text:p>0.1576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57473">
                <text:p>0.157473</text:p>
              </table:table-cell>
              <table:table-cell office:value-type="float" office:value="0.157736">
                <text:p>0.157736</text:p>
              </table:table-cell>
              <table:table-cell office:value-type="float" office:value="0.163188">
                <text:p>0.163188</text:p>
              </table:table-cell>
              <table:table-cell office:value-type="float" office:value="0.15796">
                <text:p>0.15796</text:p>
              </table:table-cell>
              <table:table-cell office:value-type="float" office:value="0.156651">
                <text:p>0.156651</text:p>
              </table:table-cell>
              <table:table-cell office:value-type="float" office:value="0.157609">
                <text:p>0.1576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57481">
                <text:p>0.157481</text:p>
              </table:table-cell>
              <table:table-cell office:value-type="float" office:value="0.157733">
                <text:p>0.157733</text:p>
              </table:table-cell>
              <table:table-cell office:value-type="float" office:value="0.163187">
                <text:p>0.163187</text:p>
              </table:table-cell>
              <table:table-cell office:value-type="float" office:value="0.157958">
                <text:p>0.157958</text:p>
              </table:table-cell>
              <table:table-cell office:value-type="float" office:value="0.156662">
                <text:p>0.156662</text:p>
              </table:table-cell>
              <table:table-cell office:value-type="float" office:value="0.157605">
                <text:p>0.1576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57476">
                <text:p>0.157476</text:p>
              </table:table-cell>
              <table:table-cell office:value-type="float" office:value="0.157729">
                <text:p>0.157729</text:p>
              </table:table-cell>
              <table:table-cell office:value-type="float" office:value="0.163186">
                <text:p>0.163186</text:p>
              </table:table-cell>
              <table:table-cell office:value-type="float" office:value="0.157957">
                <text:p>0.157957</text:p>
              </table:table-cell>
              <table:table-cell office:value-type="float" office:value="0.156664">
                <text:p>0.156664</text:p>
              </table:table-cell>
              <table:table-cell office:value-type="float" office:value="0.157601">
                <text:p>0.1576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57472">
                <text:p>0.157472</text:p>
              </table:table-cell>
              <table:table-cell office:value-type="float" office:value="0.157726">
                <text:p>0.157726</text:p>
              </table:table-cell>
              <table:table-cell office:value-type="float" office:value="0.163186">
                <text:p>0.163186</text:p>
              </table:table-cell>
              <table:table-cell office:value-type="float" office:value="0.157959">
                <text:p>0.157959</text:p>
              </table:table-cell>
              <table:table-cell office:value-type="float" office:value="0.156649">
                <text:p>0.156649</text:p>
              </table:table-cell>
              <table:table-cell office:value-type="float" office:value="0.157597">
                <text:p>0.1575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57473">
                <text:p>0.157473</text:p>
              </table:table-cell>
              <table:table-cell office:value-type="float" office:value="0.157722">
                <text:p>0.157722</text:p>
              </table:table-cell>
              <table:table-cell office:value-type="float" office:value="0.163184">
                <text:p>0.163184</text:p>
              </table:table-cell>
              <table:table-cell office:value-type="float" office:value="0.157958">
                <text:p>0.157958</text:p>
              </table:table-cell>
              <table:table-cell office:value-type="float" office:value="0.156645">
                <text:p>0.156645</text:p>
              </table:table-cell>
              <table:table-cell office:value-type="float" office:value="0.157593">
                <text:p>0.1575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5747">
                <text:p>0.15747</text:p>
              </table:table-cell>
              <table:table-cell office:value-type="float" office:value="0.157719">
                <text:p>0.157719</text:p>
              </table:table-cell>
              <table:table-cell office:value-type="float" office:value="0.163183">
                <text:p>0.163183</text:p>
              </table:table-cell>
              <table:table-cell office:value-type="float" office:value="0.157956">
                <text:p>0.157956</text:p>
              </table:table-cell>
              <table:table-cell office:value-type="float" office:value="0.156648">
                <text:p>0.156648</text:p>
              </table:table-cell>
              <table:table-cell office:value-type="float" office:value="0.157589">
                <text:p>0.1575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57472">
                <text:p>0.157472</text:p>
              </table:table-cell>
              <table:table-cell office:value-type="float" office:value="0.157715">
                <text:p>0.157715</text:p>
              </table:table-cell>
              <table:table-cell office:value-type="float" office:value="0.163182">
                <text:p>0.163182</text:p>
              </table:table-cell>
              <table:table-cell office:value-type="float" office:value="0.157956">
                <text:p>0.157956</text:p>
              </table:table-cell>
              <table:table-cell office:value-type="float" office:value="0.156646">
                <text:p>0.156646</text:p>
              </table:table-cell>
              <table:table-cell office:value-type="float" office:value="0.157585">
                <text:p>0.1575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57469">
                <text:p>0.157469</text:p>
              </table:table-cell>
              <table:table-cell office:value-type="float" office:value="0.157712">
                <text:p>0.157712</text:p>
              </table:table-cell>
              <table:table-cell office:value-type="float" office:value="0.163182">
                <text:p>0.163182</text:p>
              </table:table-cell>
              <table:table-cell office:value-type="float" office:value="0.157955">
                <text:p>0.157955</text:p>
              </table:table-cell>
              <table:table-cell office:value-type="float" office:value="0.156644">
                <text:p>0.156644</text:p>
              </table:table-cell>
              <table:table-cell office:value-type="float" office:value="0.157582">
                <text:p>0.1575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57469">
                <text:p>0.157469</text:p>
              </table:table-cell>
              <table:table-cell office:value-type="float" office:value="0.157708">
                <text:p>0.157708</text:p>
              </table:table-cell>
              <table:table-cell office:value-type="float" office:value="0.16318">
                <text:p>0.16318</text:p>
              </table:table-cell>
              <table:table-cell office:value-type="float" office:value="0.157955">
                <text:p>0.157955</text:p>
              </table:table-cell>
              <table:table-cell office:value-type="float" office:value="0.156646">
                <text:p>0.156646</text:p>
              </table:table-cell>
              <table:table-cell office:value-type="float" office:value="0.157578">
                <text:p>0.1575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57471">
                <text:p>0.157471</text:p>
              </table:table-cell>
              <table:table-cell office:value-type="float" office:value="0.157705">
                <text:p>0.157705</text:p>
              </table:table-cell>
              <table:table-cell office:value-type="float" office:value="0.163179">
                <text:p>0.163179</text:p>
              </table:table-cell>
              <table:table-cell office:value-type="float" office:value="0.157957">
                <text:p>0.157957</text:p>
              </table:table-cell>
              <table:table-cell office:value-type="float" office:value="0.156645">
                <text:p>0.156645</text:p>
              </table:table-cell>
              <table:table-cell office:value-type="float" office:value="0.157574">
                <text:p>0.1575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57469">
                <text:p>0.157469</text:p>
              </table:table-cell>
              <table:table-cell office:value-type="float" office:value="0.157701">
                <text:p>0.157701</text:p>
              </table:table-cell>
              <table:table-cell office:value-type="float" office:value="0.163178">
                <text:p>0.163178</text:p>
              </table:table-cell>
              <table:table-cell office:value-type="float" office:value="0.157953">
                <text:p>0.157953</text:p>
              </table:table-cell>
              <table:table-cell office:value-type="float" office:value="0.156641">
                <text:p>0.156641</text:p>
              </table:table-cell>
              <table:table-cell office:value-type="float" office:value="0.15757">
                <text:p>0.157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57469">
                <text:p>0.157469</text:p>
              </table:table-cell>
              <table:table-cell office:value-type="float" office:value="0.157698">
                <text:p>0.157698</text:p>
              </table:table-cell>
              <table:table-cell office:value-type="float" office:value="0.163178">
                <text:p>0.163178</text:p>
              </table:table-cell>
              <table:table-cell office:value-type="float" office:value="0.15796">
                <text:p>0.15796</text:p>
              </table:table-cell>
              <table:table-cell office:value-type="float" office:value="0.156644">
                <text:p>0.156644</text:p>
              </table:table-cell>
              <table:table-cell office:value-type="float" office:value="0.157566">
                <text:p>0.1575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57469">
                <text:p>0.157469</text:p>
              </table:table-cell>
              <table:table-cell office:value-type="float" office:value="0.157694">
                <text:p>0.157694</text:p>
              </table:table-cell>
              <table:table-cell office:value-type="float" office:value="0.163176">
                <text:p>0.163176</text:p>
              </table:table-cell>
              <table:table-cell office:value-type="float" office:value="0.157958">
                <text:p>0.157958</text:p>
              </table:table-cell>
              <table:table-cell office:value-type="float" office:value="0.156641">
                <text:p>0.156641</text:p>
              </table:table-cell>
              <table:table-cell office:value-type="float" office:value="0.157562">
                <text:p>0.1575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57471">
                <text:p>0.157471</text:p>
              </table:table-cell>
              <table:table-cell office:value-type="float" office:value="0.157691">
                <text:p>0.157691</text:p>
              </table:table-cell>
              <table:table-cell office:value-type="float" office:value="0.163176">
                <text:p>0.163176</text:p>
              </table:table-cell>
              <table:table-cell office:value-type="float" office:value="0.157952">
                <text:p>0.157952</text:p>
              </table:table-cell>
              <table:table-cell office:value-type="float" office:value="0.156638">
                <text:p>0.156638</text:p>
              </table:table-cell>
              <table:table-cell office:value-type="float" office:value="0.157558">
                <text:p>0.1575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57469">
                <text:p>0.157469</text:p>
              </table:table-cell>
              <table:table-cell office:value-type="float" office:value="0.157687">
                <text:p>0.157687</text:p>
              </table:table-cell>
              <table:table-cell office:value-type="float" office:value="0.163176">
                <text:p>0.163176</text:p>
              </table:table-cell>
              <table:table-cell office:value-type="float" office:value="0.157952">
                <text:p>0.157952</text:p>
              </table:table-cell>
              <table:table-cell office:value-type="float" office:value="0.156644">
                <text:p>0.156644</text:p>
              </table:table-cell>
              <table:table-cell office:value-type="float" office:value="0.157554">
                <text:p>0.1575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57467">
                <text:p>0.157467</text:p>
              </table:table-cell>
              <table:table-cell office:value-type="float" office:value="0.157684">
                <text:p>0.157684</text:p>
              </table:table-cell>
              <table:table-cell office:value-type="float" office:value="0.163175">
                <text:p>0.163175</text:p>
              </table:table-cell>
              <table:table-cell office:value-type="float" office:value="0.157958">
                <text:p>0.157958</text:p>
              </table:table-cell>
              <table:table-cell office:value-type="float" office:value="0.156639">
                <text:p>0.156639</text:p>
              </table:table-cell>
              <table:table-cell office:value-type="float" office:value="0.15755">
                <text:p>0.157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5747">
                <text:p>0.15747</text:p>
              </table:table-cell>
              <table:table-cell office:value-type="float" office:value="0.15768">
                <text:p>0.15768</text:p>
              </table:table-cell>
              <table:table-cell office:value-type="float" office:value="0.163174">
                <text:p>0.163174</text:p>
              </table:table-cell>
              <table:table-cell office:value-type="float" office:value="0.157953">
                <text:p>0.157953</text:p>
              </table:table-cell>
              <table:table-cell office:value-type="float" office:value="0.156639">
                <text:p>0.156639</text:p>
              </table:table-cell>
              <table:table-cell office:value-type="float" office:value="0.157546">
                <text:p>0.1575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57471">
                <text:p>0.157471</text:p>
              </table:table-cell>
              <table:table-cell office:value-type="float" office:value="0.157677">
                <text:p>0.157677</text:p>
              </table:table-cell>
              <table:table-cell office:value-type="float" office:value="0.163173">
                <text:p>0.163173</text:p>
              </table:table-cell>
              <table:table-cell office:value-type="float" office:value="0.157953">
                <text:p>0.157953</text:p>
              </table:table-cell>
              <table:table-cell office:value-type="float" office:value="0.156639">
                <text:p>0.156639</text:p>
              </table:table-cell>
              <table:table-cell office:value-type="float" office:value="0.157542">
                <text:p>0.1575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57471">
                <text:p>0.157471</text:p>
              </table:table-cell>
              <table:table-cell office:value-type="float" office:value="0.157673">
                <text:p>0.157673</text:p>
              </table:table-cell>
              <table:table-cell office:value-type="float" office:value="0.163172">
                <text:p>0.163172</text:p>
              </table:table-cell>
              <table:table-cell office:value-type="float" office:value="0.157952">
                <text:p>0.157952</text:p>
              </table:table-cell>
              <table:table-cell office:value-type="float" office:value="0.156636">
                <text:p>0.156636</text:p>
              </table:table-cell>
              <table:table-cell office:value-type="float" office:value="0.157538">
                <text:p>0.1575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57468">
                <text:p>0.157468</text:p>
              </table:table-cell>
              <table:table-cell office:value-type="float" office:value="0.15767">
                <text:p>0.15767</text:p>
              </table:table-cell>
              <table:table-cell office:value-type="float" office:value="0.163171">
                <text:p>0.163171</text:p>
              </table:table-cell>
              <table:table-cell office:value-type="float" office:value="0.157951">
                <text:p>0.157951</text:p>
              </table:table-cell>
              <table:table-cell office:value-type="float" office:value="0.156635">
                <text:p>0.156635</text:p>
              </table:table-cell>
              <table:table-cell office:value-type="float" office:value="0.157534">
                <text:p>0.1575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57466">
                <text:p>0.157466</text:p>
              </table:table-cell>
              <table:table-cell office:value-type="float" office:value="0.157667">
                <text:p>0.157667</text:p>
              </table:table-cell>
              <table:table-cell office:value-type="float" office:value="0.163171">
                <text:p>0.163171</text:p>
              </table:table-cell>
              <table:table-cell office:value-type="float" office:value="0.157954">
                <text:p>0.157954</text:p>
              </table:table-cell>
              <table:table-cell office:value-type="float" office:value="0.156644">
                <text:p>0.156644</text:p>
              </table:table-cell>
              <table:table-cell office:value-type="float" office:value="0.15753">
                <text:p>0.157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57464">
                <text:p>0.157464</text:p>
              </table:table-cell>
              <table:table-cell office:value-type="float" office:value="0.157663">
                <text:p>0.157663</text:p>
              </table:table-cell>
              <table:table-cell office:value-type="float" office:value="0.16317">
                <text:p>0.16317</text:p>
              </table:table-cell>
              <table:table-cell office:value-type="float" office:value="0.15795">
                <text:p>0.15795</text:p>
              </table:table-cell>
              <table:table-cell office:value-type="float" office:value="0.156644">
                <text:p>0.156644</text:p>
              </table:table-cell>
              <table:table-cell office:value-type="float" office:value="0.157526">
                <text:p>0.1575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57462">
                <text:p>0.157462</text:p>
              </table:table-cell>
              <table:table-cell office:value-type="float" office:value="0.157659">
                <text:p>0.157659</text:p>
              </table:table-cell>
              <table:table-cell office:value-type="float" office:value="0.163169">
                <text:p>0.163169</text:p>
              </table:table-cell>
              <table:table-cell office:value-type="float" office:value="0.157946">
                <text:p>0.157946</text:p>
              </table:table-cell>
              <table:table-cell office:value-type="float" office:value="0.156636">
                <text:p>0.156636</text:p>
              </table:table-cell>
              <table:table-cell office:value-type="float" office:value="0.157522">
                <text:p>0.1575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57478">
                <text:p>0.157478</text:p>
              </table:table-cell>
              <table:table-cell office:value-type="float" office:value="0.157656">
                <text:p>0.157656</text:p>
              </table:table-cell>
              <table:table-cell office:value-type="float" office:value="0.163168">
                <text:p>0.163168</text:p>
              </table:table-cell>
              <table:table-cell office:value-type="float" office:value="0.157946">
                <text:p>0.157946</text:p>
              </table:table-cell>
              <table:table-cell office:value-type="float" office:value="0.156635">
                <text:p>0.156635</text:p>
              </table:table-cell>
              <table:table-cell office:value-type="float" office:value="0.157519">
                <text:p>0.1575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57465">
                <text:p>0.157465</text:p>
              </table:table-cell>
              <table:table-cell office:value-type="float" office:value="0.157652">
                <text:p>0.157652</text:p>
              </table:table-cell>
              <table:table-cell office:value-type="float" office:value="0.163168">
                <text:p>0.163168</text:p>
              </table:table-cell>
              <table:table-cell office:value-type="float" office:value="0.157945">
                <text:p>0.157945</text:p>
              </table:table-cell>
              <table:table-cell office:value-type="float" office:value="0.156631">
                <text:p>0.156631</text:p>
              </table:table-cell>
              <table:table-cell office:value-type="float" office:value="0.157515">
                <text:p>0.1575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57465">
                <text:p>0.157465</text:p>
              </table:table-cell>
              <table:table-cell office:value-type="float" office:value="0.157649">
                <text:p>0.157649</text:p>
              </table:table-cell>
              <table:table-cell office:value-type="float" office:value="0.163168">
                <text:p>0.163168</text:p>
              </table:table-cell>
              <table:table-cell office:value-type="float" office:value="0.157948">
                <text:p>0.157948</text:p>
              </table:table-cell>
              <table:table-cell office:value-type="float" office:value="0.15663">
                <text:p>0.15663</text:p>
              </table:table-cell>
              <table:table-cell office:value-type="float" office:value="0.157511">
                <text:p>0.1575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57462">
                <text:p>0.157462</text:p>
              </table:table-cell>
              <table:table-cell office:value-type="float" office:value="0.157645">
                <text:p>0.157645</text:p>
              </table:table-cell>
              <table:table-cell office:value-type="float" office:value="0.163166">
                <text:p>0.163166</text:p>
              </table:table-cell>
              <table:table-cell office:value-type="float" office:value="0.157951">
                <text:p>0.157951</text:p>
              </table:table-cell>
              <table:table-cell office:value-type="float" office:value="0.156635">
                <text:p>0.156635</text:p>
              </table:table-cell>
              <table:table-cell office:value-type="float" office:value="0.157507">
                <text:p>0.1575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57463">
                <text:p>0.157463</text:p>
              </table:table-cell>
              <table:table-cell office:value-type="float" office:value="0.157642">
                <text:p>0.157642</text:p>
              </table:table-cell>
              <table:table-cell office:value-type="float" office:value="0.163166">
                <text:p>0.163166</text:p>
              </table:table-cell>
              <table:table-cell office:value-type="float" office:value="0.157947">
                <text:p>0.157947</text:p>
              </table:table-cell>
              <table:table-cell office:value-type="float" office:value="0.15666">
                <text:p>0.15666</text:p>
              </table:table-cell>
              <table:table-cell office:value-type="float" office:value="0.157503">
                <text:p>0.1575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57463">
                <text:p>0.157463</text:p>
              </table:table-cell>
              <table:table-cell office:value-type="float" office:value="0.157639">
                <text:p>0.157639</text:p>
              </table:table-cell>
              <table:table-cell office:value-type="float" office:value="0.163165">
                <text:p>0.163165</text:p>
              </table:table-cell>
              <table:table-cell office:value-type="float" office:value="0.157944">
                <text:p>0.157944</text:p>
              </table:table-cell>
              <table:table-cell office:value-type="float" office:value="0.156631">
                <text:p>0.156631</text:p>
              </table:table-cell>
              <table:table-cell office:value-type="float" office:value="0.157499">
                <text:p>0.15749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57478">
                <text:p>0.157478</text:p>
              </table:table-cell>
              <table:table-cell office:value-type="float" office:value="0.157635">
                <text:p>0.157635</text:p>
              </table:table-cell>
              <table:table-cell office:value-type="float" office:value="0.163163">
                <text:p>0.163163</text:p>
              </table:table-cell>
              <table:table-cell office:value-type="float" office:value="0.157942">
                <text:p>0.157942</text:p>
              </table:table-cell>
              <table:table-cell office:value-type="float" office:value="0.156643">
                <text:p>0.156643</text:p>
              </table:table-cell>
              <table:table-cell office:value-type="float" office:value="0.157496">
                <text:p>0.1574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57459">
                <text:p>0.157459</text:p>
              </table:table-cell>
              <table:table-cell office:value-type="float" office:value="0.157632">
                <text:p>0.157632</text:p>
              </table:table-cell>
              <table:table-cell office:value-type="float" office:value="0.163164">
                <text:p>0.163164</text:p>
              </table:table-cell>
              <table:table-cell office:value-type="float" office:value="0.157944">
                <text:p>0.157944</text:p>
              </table:table-cell>
              <table:table-cell office:value-type="float" office:value="0.15663">
                <text:p>0.15663</text:p>
              </table:table-cell>
              <table:table-cell office:value-type="float" office:value="0.157492">
                <text:p>0.1574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57459">
                <text:p>0.157459</text:p>
              </table:table-cell>
              <table:table-cell office:value-type="float" office:value="0.157628">
                <text:p>0.157628</text:p>
              </table:table-cell>
              <table:table-cell office:value-type="float" office:value="0.163164">
                <text:p>0.163164</text:p>
              </table:table-cell>
              <table:table-cell office:value-type="float" office:value="0.157941">
                <text:p>0.157941</text:p>
              </table:table-cell>
              <table:table-cell office:value-type="float" office:value="0.156629">
                <text:p>0.156629</text:p>
              </table:table-cell>
              <table:table-cell office:value-type="float" office:value="0.157488">
                <text:p>0.1574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57458">
                <text:p>0.157458</text:p>
              </table:table-cell>
              <table:table-cell office:value-type="float" office:value="0.157625">
                <text:p>0.157625</text:p>
              </table:table-cell>
              <table:table-cell office:value-type="float" office:value="0.163163">
                <text:p>0.163163</text:p>
              </table:table-cell>
              <table:table-cell office:value-type="float" office:value="0.157939">
                <text:p>0.157939</text:p>
              </table:table-cell>
              <table:table-cell office:value-type="float" office:value="0.156627">
                <text:p>0.156627</text:p>
              </table:table-cell>
              <table:table-cell office:value-type="float" office:value="0.157485">
                <text:p>0.1574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57456">
                <text:p>0.157456</text:p>
              </table:table-cell>
              <table:table-cell office:value-type="float" office:value="0.157622">
                <text:p>0.157622</text:p>
              </table:table-cell>
              <table:table-cell office:value-type="float" office:value="0.163161">
                <text:p>0.163161</text:p>
              </table:table-cell>
              <table:table-cell office:value-type="float" office:value="0.15794">
                <text:p>0.15794</text:p>
              </table:table-cell>
              <table:table-cell office:value-type="float" office:value="0.156635">
                <text:p>0.156635</text:p>
              </table:table-cell>
              <table:table-cell office:value-type="float" office:value="0.157481">
                <text:p>0.15748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57455">
                <text:p>0.157455</text:p>
              </table:table-cell>
              <table:table-cell office:value-type="float" office:value="0.157618">
                <text:p>0.157618</text:p>
              </table:table-cell>
              <table:table-cell office:value-type="float" office:value="0.163164">
                <text:p>0.163164</text:p>
              </table:table-cell>
              <table:table-cell office:value-type="float" office:value="0.157938">
                <text:p>0.157938</text:p>
              </table:table-cell>
              <table:table-cell office:value-type="float" office:value="0.156624">
                <text:p>0.156624</text:p>
              </table:table-cell>
              <table:table-cell office:value-type="float" office:value="0.157477">
                <text:p>0.15747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57478">
                <text:p>0.157478</text:p>
              </table:table-cell>
              <table:table-cell office:value-type="float" office:value="0.157615">
                <text:p>0.157615</text:p>
              </table:table-cell>
              <table:table-cell office:value-type="float" office:value="0.163161">
                <text:p>0.163161</text:p>
              </table:table-cell>
              <table:table-cell office:value-type="float" office:value="0.157945">
                <text:p>0.157945</text:p>
              </table:table-cell>
              <table:table-cell office:value-type="float" office:value="0.156627">
                <text:p>0.156627</text:p>
              </table:table-cell>
              <table:table-cell office:value-type="float" office:value="0.157473">
                <text:p>0.1574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57459">
                <text:p>0.157459</text:p>
              </table:table-cell>
              <table:table-cell office:value-type="float" office:value="0.157612">
                <text:p>0.157612</text:p>
              </table:table-cell>
              <table:table-cell office:value-type="float" office:value="0.163159">
                <text:p>0.163159</text:p>
              </table:table-cell>
              <table:table-cell office:value-type="float" office:value="0.157939">
                <text:p>0.157939</text:p>
              </table:table-cell>
              <table:table-cell office:value-type="float" office:value="0.15663">
                <text:p>0.15663</text:p>
              </table:table-cell>
              <table:table-cell office:value-type="float" office:value="0.15747">
                <text:p>0.157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57467">
                <text:p>0.157467</text:p>
              </table:table-cell>
              <table:table-cell office:value-type="float" office:value="0.157608">
                <text:p>0.157608</text:p>
              </table:table-cell>
              <table:table-cell office:value-type="float" office:value="0.163158">
                <text:p>0.163158</text:p>
              </table:table-cell>
              <table:table-cell office:value-type="float" office:value="0.15794">
                <text:p>0.15794</text:p>
              </table:table-cell>
              <table:table-cell office:value-type="float" office:value="0.156627">
                <text:p>0.156627</text:p>
              </table:table-cell>
              <table:table-cell office:value-type="float" office:value="0.157466">
                <text:p>0.1574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57457">
                <text:p>0.157457</text:p>
              </table:table-cell>
              <table:table-cell office:value-type="float" office:value="0.157605">
                <text:p>0.157605</text:p>
              </table:table-cell>
              <table:table-cell office:value-type="float" office:value="0.163156">
                <text:p>0.163156</text:p>
              </table:table-cell>
              <table:table-cell office:value-type="float" office:value="0.157941">
                <text:p>0.157941</text:p>
              </table:table-cell>
              <table:table-cell office:value-type="float" office:value="0.156628">
                <text:p>0.156628</text:p>
              </table:table-cell>
              <table:table-cell office:value-type="float" office:value="0.157462">
                <text:p>0.1574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57455">
                <text:p>0.157455</text:p>
              </table:table-cell>
              <table:table-cell office:value-type="float" office:value="0.157602">
                <text:p>0.157602</text:p>
              </table:table-cell>
              <table:table-cell office:value-type="float" office:value="0.163156">
                <text:p>0.163156</text:p>
              </table:table-cell>
              <table:table-cell office:value-type="float" office:value="0.15794">
                <text:p>0.15794</text:p>
              </table:table-cell>
              <table:table-cell office:value-type="float" office:value="0.156634">
                <text:p>0.156634</text:p>
              </table:table-cell>
              <table:table-cell office:value-type="float" office:value="0.157458">
                <text:p>0.1574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57453">
                <text:p>0.157453</text:p>
              </table:table-cell>
              <table:table-cell office:value-type="float" office:value="0.157598">
                <text:p>0.157598</text:p>
              </table:table-cell>
              <table:table-cell office:value-type="float" office:value="0.163155">
                <text:p>0.163155</text:p>
              </table:table-cell>
              <table:table-cell office:value-type="float" office:value="0.157937">
                <text:p>0.157937</text:p>
              </table:table-cell>
              <table:table-cell office:value-type="float" office:value="0.156624">
                <text:p>0.156624</text:p>
              </table:table-cell>
              <table:table-cell office:value-type="float" office:value="0.157455">
                <text:p>0.1574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57456">
                <text:p>0.157456</text:p>
              </table:table-cell>
              <table:table-cell office:value-type="float" office:value="0.157595">
                <text:p>0.157595</text:p>
              </table:table-cell>
              <table:table-cell office:value-type="float" office:value="0.163154">
                <text:p>0.163154</text:p>
              </table:table-cell>
              <table:table-cell office:value-type="float" office:value="0.157935">
                <text:p>0.157935</text:p>
              </table:table-cell>
              <table:table-cell office:value-type="float" office:value="0.156621">
                <text:p>0.156621</text:p>
              </table:table-cell>
              <table:table-cell office:value-type="float" office:value="0.157451">
                <text:p>0.1574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57449">
                <text:p>0.157449</text:p>
              </table:table-cell>
              <table:table-cell office:value-type="float" office:value="0.157592">
                <text:p>0.157592</text:p>
              </table:table-cell>
              <table:table-cell office:value-type="float" office:value="0.163153">
                <text:p>0.163153</text:p>
              </table:table-cell>
              <table:table-cell office:value-type="float" office:value="0.157938">
                <text:p>0.157938</text:p>
              </table:table-cell>
              <table:table-cell office:value-type="float" office:value="0.156619">
                <text:p>0.156619</text:p>
              </table:table-cell>
              <table:table-cell office:value-type="float" office:value="0.157447">
                <text:p>0.15744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57448">
                <text:p>0.157448</text:p>
              </table:table-cell>
              <table:table-cell office:value-type="float" office:value="0.157588">
                <text:p>0.157588</text:p>
              </table:table-cell>
              <table:table-cell office:value-type="float" office:value="0.163153">
                <text:p>0.163153</text:p>
              </table:table-cell>
              <table:table-cell office:value-type="float" office:value="0.157934">
                <text:p>0.157934</text:p>
              </table:table-cell>
              <table:table-cell office:value-type="float" office:value="0.156619">
                <text:p>0.156619</text:p>
              </table:table-cell>
              <table:table-cell office:value-type="float" office:value="0.157443">
                <text:p>0.1574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57448">
                <text:p>0.157448</text:p>
              </table:table-cell>
              <table:table-cell office:value-type="float" office:value="0.157585">
                <text:p>0.157585</text:p>
              </table:table-cell>
              <table:table-cell office:value-type="float" office:value="0.163152">
                <text:p>0.163152</text:p>
              </table:table-cell>
              <table:table-cell office:value-type="float" office:value="0.157933">
                <text:p>0.157933</text:p>
              </table:table-cell>
              <table:table-cell office:value-type="float" office:value="0.156622">
                <text:p>0.156622</text:p>
              </table:table-cell>
              <table:table-cell office:value-type="float" office:value="0.15744">
                <text:p>0.157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57451">
                <text:p>0.157451</text:p>
              </table:table-cell>
              <table:table-cell office:value-type="float" office:value="0.157582">
                <text:p>0.157582</text:p>
              </table:table-cell>
              <table:table-cell office:value-type="float" office:value="0.163151">
                <text:p>0.163151</text:p>
              </table:table-cell>
              <table:table-cell office:value-type="float" office:value="0.157933">
                <text:p>0.157933</text:p>
              </table:table-cell>
              <table:table-cell office:value-type="float" office:value="0.156619">
                <text:p>0.156619</text:p>
              </table:table-cell>
              <table:table-cell office:value-type="float" office:value="0.157436">
                <text:p>0.1574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57449">
                <text:p>0.157449</text:p>
              </table:table-cell>
              <table:table-cell office:value-type="float" office:value="0.157579">
                <text:p>0.157579</text:p>
              </table:table-cell>
              <table:table-cell office:value-type="float" office:value="0.163151">
                <text:p>0.163151</text:p>
              </table:table-cell>
              <table:table-cell office:value-type="float" office:value="0.157931">
                <text:p>0.157931</text:p>
              </table:table-cell>
              <table:table-cell office:value-type="float" office:value="0.156619">
                <text:p>0.156619</text:p>
              </table:table-cell>
              <table:table-cell office:value-type="float" office:value="0.157433">
                <text:p>0.1574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57446">
                <text:p>0.157446</text:p>
              </table:table-cell>
              <table:table-cell office:value-type="float" office:value="0.157575">
                <text:p>0.157575</text:p>
              </table:table-cell>
              <table:table-cell office:value-type="float" office:value="0.163148">
                <text:p>0.163148</text:p>
              </table:table-cell>
              <table:table-cell office:value-type="float" office:value="0.157931">
                <text:p>0.157931</text:p>
              </table:table-cell>
              <table:table-cell office:value-type="float" office:value="0.156621">
                <text:p>0.156621</text:p>
              </table:table-cell>
              <table:table-cell office:value-type="float" office:value="0.157429">
                <text:p>0.1574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57446">
                <text:p>0.157446</text:p>
              </table:table-cell>
              <table:table-cell office:value-type="float" office:value="0.157571">
                <text:p>0.157571</text:p>
              </table:table-cell>
              <table:table-cell office:value-type="float" office:value="0.163148">
                <text:p>0.163148</text:p>
              </table:table-cell>
              <table:table-cell office:value-type="float" office:value="0.15793">
                <text:p>0.15793</text:p>
              </table:table-cell>
              <table:table-cell office:value-type="float" office:value="0.156618">
                <text:p>0.156618</text:p>
              </table:table-cell>
              <table:table-cell office:value-type="float" office:value="0.157425">
                <text:p>0.1574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57444">
                <text:p>0.157444</text:p>
              </table:table-cell>
              <table:table-cell office:value-type="float" office:value="0.157568">
                <text:p>0.157568</text:p>
              </table:table-cell>
              <table:table-cell office:value-type="float" office:value="0.163148">
                <text:p>0.163148</text:p>
              </table:table-cell>
              <table:table-cell office:value-type="float" office:value="0.157933">
                <text:p>0.157933</text:p>
              </table:table-cell>
              <table:table-cell office:value-type="float" office:value="0.156615">
                <text:p>0.156615</text:p>
              </table:table-cell>
              <table:table-cell office:value-type="float" office:value="0.157422">
                <text:p>0.1574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57444">
                <text:p>0.157444</text:p>
              </table:table-cell>
              <table:table-cell office:value-type="float" office:value="0.157564">
                <text:p>0.157564</text:p>
              </table:table-cell>
              <table:table-cell office:value-type="float" office:value="0.163147">
                <text:p>0.163147</text:p>
              </table:table-cell>
              <table:table-cell office:value-type="float" office:value="0.157931">
                <text:p>0.157931</text:p>
              </table:table-cell>
              <table:table-cell office:value-type="float" office:value="0.156625">
                <text:p>0.156625</text:p>
              </table:table-cell>
              <table:table-cell office:value-type="float" office:value="0.157418">
                <text:p>0.15741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5745">
                <text:p>0.15745</text:p>
              </table:table-cell>
              <table:table-cell office:value-type="float" office:value="0.157561">
                <text:p>0.157561</text:p>
              </table:table-cell>
              <table:table-cell office:value-type="float" office:value="0.163147">
                <text:p>0.163147</text:p>
              </table:table-cell>
              <table:table-cell office:value-type="float" office:value="0.157931">
                <text:p>0.157931</text:p>
              </table:table-cell>
              <table:table-cell office:value-type="float" office:value="0.156619">
                <text:p>0.156619</text:p>
              </table:table-cell>
              <table:table-cell office:value-type="float" office:value="0.157414">
                <text:p>0.1574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57446">
                <text:p>0.157446</text:p>
              </table:table-cell>
              <table:table-cell office:value-type="float" office:value="0.157558">
                <text:p>0.157558</text:p>
              </table:table-cell>
              <table:table-cell office:value-type="float" office:value="0.163146">
                <text:p>0.163146</text:p>
              </table:table-cell>
              <table:table-cell office:value-type="float" office:value="0.15793">
                <text:p>0.15793</text:p>
              </table:table-cell>
              <table:table-cell office:value-type="float" office:value="0.156624">
                <text:p>0.156624</text:p>
              </table:table-cell>
              <table:table-cell office:value-type="float" office:value="0.15741">
                <text:p>0.157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57444">
                <text:p>0.157444</text:p>
              </table:table-cell>
              <table:table-cell office:value-type="float" office:value="0.157555">
                <text:p>0.157555</text:p>
              </table:table-cell>
              <table:table-cell office:value-type="float" office:value="0.163145">
                <text:p>0.163145</text:p>
              </table:table-cell>
              <table:table-cell office:value-type="float" office:value="0.15793">
                <text:p>0.15793</text:p>
              </table:table-cell>
              <table:table-cell office:value-type="float" office:value="0.156615">
                <text:p>0.156615</text:p>
              </table:table-cell>
              <table:table-cell office:value-type="float" office:value="0.157406">
                <text:p>0.1574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57448">
                <text:p>0.157448</text:p>
              </table:table-cell>
              <table:table-cell office:value-type="float" office:value="0.157552">
                <text:p>0.157552</text:p>
              </table:table-cell>
              <table:table-cell office:value-type="float" office:value="0.163144">
                <text:p>0.163144</text:p>
              </table:table-cell>
              <table:table-cell office:value-type="float" office:value="0.157928">
                <text:p>0.157928</text:p>
              </table:table-cell>
              <table:table-cell office:value-type="float" office:value="0.156612">
                <text:p>0.156612</text:p>
              </table:table-cell>
              <table:table-cell office:value-type="float" office:value="0.157403">
                <text:p>0.1574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57446">
                <text:p>0.157446</text:p>
              </table:table-cell>
              <table:table-cell office:value-type="float" office:value="0.157548">
                <text:p>0.157548</text:p>
              </table:table-cell>
              <table:table-cell office:value-type="float" office:value="0.163143">
                <text:p>0.163143</text:p>
              </table:table-cell>
              <table:table-cell office:value-type="float" office:value="0.157933">
                <text:p>0.157933</text:p>
              </table:table-cell>
              <table:table-cell office:value-type="float" office:value="0.156614">
                <text:p>0.156614</text:p>
              </table:table-cell>
              <table:table-cell office:value-type="float" office:value="0.157399">
                <text:p>0.1573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57441">
                <text:p>0.157441</text:p>
              </table:table-cell>
              <table:table-cell office:value-type="float" office:value="0.157545">
                <text:p>0.157545</text:p>
              </table:table-cell>
              <table:table-cell office:value-type="float" office:value="0.163143">
                <text:p>0.163143</text:p>
              </table:table-cell>
              <table:table-cell office:value-type="float" office:value="0.157928">
                <text:p>0.157928</text:p>
              </table:table-cell>
              <table:table-cell office:value-type="float" office:value="0.156622">
                <text:p>0.156622</text:p>
              </table:table-cell>
              <table:table-cell office:value-type="float" office:value="0.157396">
                <text:p>0.1573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5744">
                <text:p>0.15744</text:p>
              </table:table-cell>
              <table:table-cell office:value-type="float" office:value="0.157541">
                <text:p>0.157541</text:p>
              </table:table-cell>
              <table:table-cell office:value-type="float" office:value="0.163141">
                <text:p>0.163141</text:p>
              </table:table-cell>
              <table:table-cell office:value-type="float" office:value="0.157927">
                <text:p>0.157927</text:p>
              </table:table-cell>
              <table:table-cell office:value-type="float" office:value="0.156633">
                <text:p>0.156633</text:p>
              </table:table-cell>
              <table:table-cell office:value-type="float" office:value="0.157392">
                <text:p>0.1573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57444">
                <text:p>0.157444</text:p>
              </table:table-cell>
              <table:table-cell office:value-type="float" office:value="0.157537">
                <text:p>0.157537</text:p>
              </table:table-cell>
              <table:table-cell office:value-type="float" office:value="0.163141">
                <text:p>0.163141</text:p>
              </table:table-cell>
              <table:table-cell office:value-type="float" office:value="0.157926">
                <text:p>0.157926</text:p>
              </table:table-cell>
              <table:table-cell office:value-type="float" office:value="0.156615">
                <text:p>0.156615</text:p>
              </table:table-cell>
              <table:table-cell office:value-type="float" office:value="0.157388">
                <text:p>0.1573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57439">
                <text:p>0.157439</text:p>
              </table:table-cell>
              <table:table-cell office:value-type="float" office:value="0.157534">
                <text:p>0.157534</text:p>
              </table:table-cell>
              <table:table-cell office:value-type="float" office:value="0.16314">
                <text:p>0.16314</text:p>
              </table:table-cell>
              <table:table-cell office:value-type="float" office:value="0.157925">
                <text:p>0.157925</text:p>
              </table:table-cell>
              <table:table-cell office:value-type="float" office:value="0.156618">
                <text:p>0.156618</text:p>
              </table:table-cell>
              <table:table-cell office:value-type="float" office:value="0.157385">
                <text:p>0.1573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57437">
                <text:p>0.157437</text:p>
              </table:table-cell>
              <table:table-cell office:value-type="float" office:value="0.157531">
                <text:p>0.157531</text:p>
              </table:table-cell>
              <table:table-cell office:value-type="float" office:value="0.16314">
                <text:p>0.16314</text:p>
              </table:table-cell>
              <table:table-cell office:value-type="float" office:value="0.157923">
                <text:p>0.157923</text:p>
              </table:table-cell>
              <table:table-cell office:value-type="float" office:value="0.156613">
                <text:p>0.156613</text:p>
              </table:table-cell>
              <table:table-cell office:value-type="float" office:value="0.157381">
                <text:p>0.1573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57437">
                <text:p>0.157437</text:p>
              </table:table-cell>
              <table:table-cell office:value-type="float" office:value="0.157527">
                <text:p>0.157527</text:p>
              </table:table-cell>
              <table:table-cell office:value-type="float" office:value="0.163139">
                <text:p>0.163139</text:p>
              </table:table-cell>
              <table:table-cell office:value-type="float" office:value="0.157937">
                <text:p>0.157937</text:p>
              </table:table-cell>
              <table:table-cell office:value-type="float" office:value="0.156616">
                <text:p>0.156616</text:p>
              </table:table-cell>
              <table:table-cell office:value-type="float" office:value="0.157378">
                <text:p>0.1573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57437">
                <text:p>0.157437</text:p>
              </table:table-cell>
              <table:table-cell office:value-type="float" office:value="0.157524">
                <text:p>0.157524</text:p>
              </table:table-cell>
              <table:table-cell office:value-type="float" office:value="0.163139">
                <text:p>0.163139</text:p>
              </table:table-cell>
              <table:table-cell office:value-type="float" office:value="0.157954">
                <text:p>0.157954</text:p>
              </table:table-cell>
              <table:table-cell office:value-type="float" office:value="0.156608">
                <text:p>0.156608</text:p>
              </table:table-cell>
              <table:table-cell office:value-type="float" office:value="0.157374">
                <text:p>0.15737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57436">
                <text:p>0.157436</text:p>
              </table:table-cell>
              <table:table-cell office:value-type="float" office:value="0.15752">
                <text:p>0.15752</text:p>
              </table:table-cell>
              <table:table-cell office:value-type="float" office:value="0.163137">
                <text:p>0.163137</text:p>
              </table:table-cell>
              <table:table-cell office:value-type="float" office:value="0.157926">
                <text:p>0.157926</text:p>
              </table:table-cell>
              <table:table-cell office:value-type="float" office:value="0.156612">
                <text:p>0.156612</text:p>
              </table:table-cell>
              <table:table-cell office:value-type="float" office:value="0.15737">
                <text:p>0.157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57435">
                <text:p>0.157435</text:p>
              </table:table-cell>
              <table:table-cell office:value-type="float" office:value="0.157517">
                <text:p>0.157517</text:p>
              </table:table-cell>
              <table:table-cell office:value-type="float" office:value="0.163135">
                <text:p>0.163135</text:p>
              </table:table-cell>
              <table:table-cell office:value-type="float" office:value="0.157923">
                <text:p>0.157923</text:p>
              </table:table-cell>
              <table:table-cell office:value-type="float" office:value="0.156607">
                <text:p>0.156607</text:p>
              </table:table-cell>
              <table:table-cell office:value-type="float" office:value="0.157367">
                <text:p>0.1573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57433">
                <text:p>0.157433</text:p>
              </table:table-cell>
              <table:table-cell office:value-type="float" office:value="0.157514">
                <text:p>0.157514</text:p>
              </table:table-cell>
              <table:table-cell office:value-type="float" office:value="0.163136">
                <text:p>0.163136</text:p>
              </table:table-cell>
              <table:table-cell office:value-type="float" office:value="0.157922">
                <text:p>0.157922</text:p>
              </table:table-cell>
              <table:table-cell office:value-type="float" office:value="0.156631">
                <text:p>0.156631</text:p>
              </table:table-cell>
              <table:table-cell office:value-type="float" office:value="0.157363">
                <text:p>0.1573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57437">
                <text:p>0.157437</text:p>
              </table:table-cell>
              <table:table-cell office:value-type="float" office:value="0.157511">
                <text:p>0.157511</text:p>
              </table:table-cell>
              <table:table-cell office:value-type="float" office:value="0.163135">
                <text:p>0.163135</text:p>
              </table:table-cell>
              <table:table-cell office:value-type="float" office:value="0.157922">
                <text:p>0.157922</text:p>
              </table:table-cell>
              <table:table-cell office:value-type="float" office:value="0.156615">
                <text:p>0.156615</text:p>
              </table:table-cell>
              <table:table-cell office:value-type="float" office:value="0.157359">
                <text:p>0.1573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57434">
                <text:p>0.157434</text:p>
              </table:table-cell>
              <table:table-cell office:value-type="float" office:value="0.157508">
                <text:p>0.157508</text:p>
              </table:table-cell>
              <table:table-cell office:value-type="float" office:value="0.163135">
                <text:p>0.163135</text:p>
              </table:table-cell>
              <table:table-cell office:value-type="float" office:value="0.157921">
                <text:p>0.157921</text:p>
              </table:table-cell>
              <table:table-cell office:value-type="float" office:value="0.156609">
                <text:p>0.156609</text:p>
              </table:table-cell>
              <table:table-cell office:value-type="float" office:value="0.157355">
                <text:p>0.1573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57432">
                <text:p>0.157432</text:p>
              </table:table-cell>
              <table:table-cell office:value-type="float" office:value="0.157504">
                <text:p>0.157504</text:p>
              </table:table-cell>
              <table:table-cell office:value-type="float" office:value="0.163132">
                <text:p>0.163132</text:p>
              </table:table-cell>
              <table:table-cell office:value-type="float" office:value="0.15792">
                <text:p>0.15792</text:p>
              </table:table-cell>
              <table:table-cell office:value-type="float" office:value="0.156605">
                <text:p>0.156605</text:p>
              </table:table-cell>
              <table:table-cell office:value-type="float" office:value="0.157352">
                <text:p>0.1573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57429">
                <text:p>0.157429</text:p>
              </table:table-cell>
              <table:table-cell office:value-type="float" office:value="0.157501">
                <text:p>0.157501</text:p>
              </table:table-cell>
              <table:table-cell office:value-type="float" office:value="0.163133">
                <text:p>0.163133</text:p>
              </table:table-cell>
              <table:table-cell office:value-type="float" office:value="0.157919">
                <text:p>0.157919</text:p>
              </table:table-cell>
              <table:table-cell office:value-type="float" office:value="0.156608">
                <text:p>0.156608</text:p>
              </table:table-cell>
              <table:table-cell office:value-type="float" office:value="0.157348">
                <text:p>0.1573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57428">
                <text:p>0.157428</text:p>
              </table:table-cell>
              <table:table-cell office:value-type="float" office:value="0.157498">
                <text:p>0.157498</text:p>
              </table:table-cell>
              <table:table-cell office:value-type="float" office:value="0.163131">
                <text:p>0.163131</text:p>
              </table:table-cell>
              <table:table-cell office:value-type="float" office:value="0.157919">
                <text:p>0.157919</text:p>
              </table:table-cell>
              <table:table-cell office:value-type="float" office:value="0.156603">
                <text:p>0.15660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57427">
                <text:p>0.157427</text:p>
              </table:table-cell>
              <table:table-cell office:value-type="float" office:value="0.157494">
                <text:p>0.157494</text:p>
              </table:table-cell>
              <table:table-cell office:value-type="float" office:value="0.163132">
                <text:p>0.163132</text:p>
              </table:table-cell>
              <table:table-cell office:value-type="float" office:value="0.157921">
                <text:p>0.157921</text:p>
              </table:table-cell>
              <table:table-cell office:value-type="float" office:value="0.156607">
                <text:p>0.156607</text:p>
              </table:table-cell>
              <table:table-cell office:value-type="float" office:value="0.157341">
                <text:p>0.1573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57426">
                <text:p>0.157426</text:p>
              </table:table-cell>
              <table:table-cell office:value-type="float" office:value="0.157491">
                <text:p>0.157491</text:p>
              </table:table-cell>
              <table:table-cell office:value-type="float" office:value="0.163131">
                <text:p>0.163131</text:p>
              </table:table-cell>
              <table:table-cell office:value-type="float" office:value="0.157919">
                <text:p>0.157919</text:p>
              </table:table-cell>
              <table:table-cell office:value-type="float" office:value="0.156623">
                <text:p>0.156623</text:p>
              </table:table-cell>
              <table:table-cell office:value-type="float" office:value="0.157338">
                <text:p>0.15733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57426">
                <text:p>0.157426</text:p>
              </table:table-cell>
              <table:table-cell office:value-type="float" office:value="0.157488">
                <text:p>0.157488</text:p>
              </table:table-cell>
              <table:table-cell office:value-type="float" office:value="0.16313">
                <text:p>0.16313</text:p>
              </table:table-cell>
              <table:table-cell office:value-type="float" office:value="0.157925">
                <text:p>0.157925</text:p>
              </table:table-cell>
              <table:table-cell office:value-type="float" office:value="0.156623">
                <text:p>0.156623</text:p>
              </table:table-cell>
              <table:table-cell office:value-type="float" office:value="0.157334">
                <text:p>0.1573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57424">
                <text:p>0.157424</text:p>
              </table:table-cell>
              <table:table-cell office:value-type="float" office:value="0.157484">
                <text:p>0.157484</text:p>
              </table:table-cell>
              <table:table-cell office:value-type="float" office:value="0.16313">
                <text:p>0.16313</text:p>
              </table:table-cell>
              <table:table-cell office:value-type="float" office:value="0.157917">
                <text:p>0.157917</text:p>
              </table:table-cell>
              <table:table-cell office:value-type="float" office:value="0.156603">
                <text:p>0.156603</text:p>
              </table:table-cell>
              <table:table-cell office:value-type="float" office:value="0.157331">
                <text:p>0.1573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57431">
                <text:p>0.157431</text:p>
              </table:table-cell>
              <table:table-cell office:value-type="float" office:value="0.157481">
                <text:p>0.157481</text:p>
              </table:table-cell>
              <table:table-cell office:value-type="float" office:value="0.163128">
                <text:p>0.163128</text:p>
              </table:table-cell>
              <table:table-cell office:value-type="float" office:value="0.157917">
                <text:p>0.157917</text:p>
              </table:table-cell>
              <table:table-cell office:value-type="float" office:value="0.156606">
                <text:p>0.156606</text:p>
              </table:table-cell>
              <table:table-cell office:value-type="float" office:value="0.157327">
                <text:p>0.1573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57424">
                <text:p>0.157424</text:p>
              </table:table-cell>
              <table:table-cell office:value-type="float" office:value="0.157477">
                <text:p>0.157477</text:p>
              </table:table-cell>
              <table:table-cell office:value-type="float" office:value="0.163127">
                <text:p>0.163127</text:p>
              </table:table-cell>
              <table:table-cell office:value-type="float" office:value="0.157923">
                <text:p>0.157923</text:p>
              </table:table-cell>
              <table:table-cell office:value-type="float" office:value="0.1566">
                <text:p>0.1566</text:p>
              </table:table-cell>
              <table:table-cell office:value-type="float" office:value="0.157324">
                <text:p>0.1573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57422">
                <text:p>0.157422</text:p>
              </table:table-cell>
              <table:table-cell office:value-type="float" office:value="0.157474">
                <text:p>0.157474</text:p>
              </table:table-cell>
              <table:table-cell office:value-type="float" office:value="0.163127">
                <text:p>0.163127</text:p>
              </table:table-cell>
              <table:table-cell office:value-type="float" office:value="0.157917">
                <text:p>0.157917</text:p>
              </table:table-cell>
              <table:table-cell office:value-type="float" office:value="0.156602">
                <text:p>0.156602</text:p>
              </table:table-cell>
              <table:table-cell office:value-type="float" office:value="0.15732">
                <text:p>0.157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57437">
                <text:p>0.157437</text:p>
              </table:table-cell>
              <table:table-cell office:value-type="float" office:value="0.15747">
                <text:p>0.15747</text:p>
              </table:table-cell>
              <table:table-cell office:value-type="float" office:value="0.163126">
                <text:p>0.163126</text:p>
              </table:table-cell>
              <table:table-cell office:value-type="float" office:value="0.157916">
                <text:p>0.157916</text:p>
              </table:table-cell>
              <table:table-cell office:value-type="float" office:value="0.156601">
                <text:p>0.156601</text:p>
              </table:table-cell>
              <table:table-cell office:value-type="float" office:value="0.157317">
                <text:p>0.1573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57424">
                <text:p>0.157424</text:p>
              </table:table-cell>
              <table:table-cell office:value-type="float" office:value="0.157467">
                <text:p>0.157467</text:p>
              </table:table-cell>
              <table:table-cell office:value-type="float" office:value="0.163125">
                <text:p>0.163125</text:p>
              </table:table-cell>
              <table:table-cell office:value-type="float" office:value="0.157913">
                <text:p>0.157913</text:p>
              </table:table-cell>
              <table:table-cell office:value-type="float" office:value="0.156598">
                <text:p>0.156598</text:p>
              </table:table-cell>
              <table:table-cell office:value-type="float" office:value="0.157313">
                <text:p>0.1573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5742">
                <text:p>0.15742</text:p>
              </table:table-cell>
              <table:table-cell office:value-type="float" office:value="0.157464">
                <text:p>0.157464</text:p>
              </table:table-cell>
              <table:table-cell office:value-type="float" office:value="0.163125">
                <text:p>0.163125</text:p>
              </table:table-cell>
              <table:table-cell office:value-type="float" office:value="0.157914">
                <text:p>0.157914</text:p>
              </table:table-cell>
              <table:table-cell office:value-type="float" office:value="0.156598">
                <text:p>0.156598</text:p>
              </table:table-cell>
              <table:table-cell office:value-type="float" office:value="0.15731">
                <text:p>0.157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57422">
                <text:p>0.157422</text:p>
              </table:table-cell>
              <table:table-cell office:value-type="float" office:value="0.15746">
                <text:p>0.15746</text:p>
              </table:table-cell>
              <table:table-cell office:value-type="float" office:value="0.163125">
                <text:p>0.163125</text:p>
              </table:table-cell>
              <table:table-cell office:value-type="float" office:value="0.157912">
                <text:p>0.157912</text:p>
              </table:table-cell>
              <table:table-cell office:value-type="float" office:value="0.156609">
                <text:p>0.156609</text:p>
              </table:table-cell>
              <table:table-cell office:value-type="float" office:value="0.157306">
                <text:p>0.1573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57431">
                <text:p>0.157431</text:p>
              </table:table-cell>
              <table:table-cell office:value-type="float" office:value="0.157457">
                <text:p>0.157457</text:p>
              </table:table-cell>
              <table:table-cell office:value-type="float" office:value="0.163124">
                <text:p>0.163124</text:p>
              </table:table-cell>
              <table:table-cell office:value-type="float" office:value="0.157912">
                <text:p>0.157912</text:p>
              </table:table-cell>
              <table:table-cell office:value-type="float" office:value="0.156602">
                <text:p>0.156602</text:p>
              </table:table-cell>
              <table:table-cell office:value-type="float" office:value="0.157303">
                <text:p>0.15730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57424">
                <text:p>0.157424</text:p>
              </table:table-cell>
              <table:table-cell office:value-type="float" office:value="0.157454">
                <text:p>0.157454</text:p>
              </table:table-cell>
              <table:table-cell office:value-type="float" office:value="0.163124">
                <text:p>0.163124</text:p>
              </table:table-cell>
              <table:table-cell office:value-type="float" office:value="0.157916">
                <text:p>0.157916</text:p>
              </table:table-cell>
              <table:table-cell office:value-type="float" office:value="0.156597">
                <text:p>0.156597</text:p>
              </table:table-cell>
              <table:table-cell office:value-type="float" office:value="0.157299">
                <text:p>0.1572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57427">
                <text:p>0.157427</text:p>
              </table:table-cell>
              <table:table-cell office:value-type="float" office:value="0.157451">
                <text:p>0.157451</text:p>
              </table:table-cell>
              <table:table-cell office:value-type="float" office:value="0.163122">
                <text:p>0.163122</text:p>
              </table:table-cell>
              <table:table-cell office:value-type="float" office:value="0.157917">
                <text:p>0.157917</text:p>
              </table:table-cell>
              <table:table-cell office:value-type="float" office:value="0.156603">
                <text:p>0.156603</text:p>
              </table:table-cell>
              <table:table-cell office:value-type="float" office:value="0.157295">
                <text:p>0.1572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57422">
                <text:p>0.157422</text:p>
              </table:table-cell>
              <table:table-cell office:value-type="float" office:value="0.157447">
                <text:p>0.157447</text:p>
              </table:table-cell>
              <table:table-cell office:value-type="float" office:value="0.163122">
                <text:p>0.163122</text:p>
              </table:table-cell>
              <table:table-cell office:value-type="float" office:value="0.157913">
                <text:p>0.157913</text:p>
              </table:table-cell>
              <table:table-cell office:value-type="float" office:value="0.1566">
                <text:p>0.1566</text:p>
              </table:table-cell>
              <table:table-cell office:value-type="float" office:value="0.157291">
                <text:p>0.1572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57417">
                <text:p>0.157417</text:p>
              </table:table-cell>
              <table:table-cell office:value-type="float" office:value="0.157444">
                <text:p>0.157444</text:p>
              </table:table-cell>
              <table:table-cell office:value-type="float" office:value="0.163121">
                <text:p>0.163121</text:p>
              </table:table-cell>
              <table:table-cell office:value-type="float" office:value="0.157914">
                <text:p>0.157914</text:p>
              </table:table-cell>
              <table:table-cell office:value-type="float" office:value="0.156599">
                <text:p>0.156599</text:p>
              </table:table-cell>
              <table:table-cell office:value-type="float" office:value="0.157288">
                <text:p>0.1572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57435">
                <text:p>0.157435</text:p>
              </table:table-cell>
              <table:table-cell office:value-type="float" office:value="0.157441">
                <text:p>0.157441</text:p>
              </table:table-cell>
              <table:table-cell office:value-type="float" office:value="0.163122">
                <text:p>0.163122</text:p>
              </table:table-cell>
              <table:table-cell office:value-type="float" office:value="0.157911">
                <text:p>0.157911</text:p>
              </table:table-cell>
              <table:table-cell office:value-type="float" office:value="0.156594">
                <text:p>0.156594</text:p>
              </table:table-cell>
              <table:table-cell office:value-type="float" office:value="0.157285">
                <text:p>0.1572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57415">
                <text:p>0.157415</text:p>
              </table:table-cell>
              <table:table-cell office:value-type="float" office:value="0.157437">
                <text:p>0.157437</text:p>
              </table:table-cell>
              <table:table-cell office:value-type="float" office:value="0.163121">
                <text:p>0.163121</text:p>
              </table:table-cell>
              <table:table-cell office:value-type="float" office:value="0.157914">
                <text:p>0.157914</text:p>
              </table:table-cell>
              <table:table-cell office:value-type="float" office:value="0.156599">
                <text:p>0.156599</text:p>
              </table:table-cell>
              <table:table-cell office:value-type="float" office:value="0.157281">
                <text:p>0.1572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57416">
                <text:p>0.157416</text:p>
              </table:table-cell>
              <table:table-cell office:value-type="float" office:value="0.157434">
                <text:p>0.157434</text:p>
              </table:table-cell>
              <table:table-cell office:value-type="float" office:value="0.16312">
                <text:p>0.16312</text:p>
              </table:table-cell>
              <table:table-cell office:value-type="float" office:value="0.157909">
                <text:p>0.157909</text:p>
              </table:table-cell>
              <table:table-cell office:value-type="float" office:value="0.156596">
                <text:p>0.156596</text:p>
              </table:table-cell>
              <table:table-cell office:value-type="float" office:value="0.157278">
                <text:p>0.1572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57431">
                <text:p>0.157431</text:p>
              </table:table-cell>
              <table:table-cell office:value-type="float" office:value="0.157431">
                <text:p>0.157431</text:p>
              </table:table-cell>
              <table:table-cell office:value-type="float" office:value="0.163119">
                <text:p>0.163119</text:p>
              </table:table-cell>
              <table:table-cell office:value-type="float" office:value="0.15791">
                <text:p>0.15791</text:p>
              </table:table-cell>
              <table:table-cell office:value-type="float" office:value="0.156594">
                <text:p>0.156594</text:p>
              </table:table-cell>
              <table:table-cell office:value-type="float" office:value="0.157274">
                <text:p>0.1572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57419">
                <text:p>0.157419</text:p>
              </table:table-cell>
              <table:table-cell office:value-type="float" office:value="0.157428">
                <text:p>0.157428</text:p>
              </table:table-cell>
              <table:table-cell office:value-type="float" office:value="0.163118">
                <text:p>0.163118</text:p>
              </table:table-cell>
              <table:table-cell office:value-type="float" office:value="0.157909">
                <text:p>0.157909</text:p>
              </table:table-cell>
              <table:table-cell office:value-type="float" office:value="0.156591">
                <text:p>0.156591</text:p>
              </table:table-cell>
              <table:table-cell office:value-type="float" office:value="0.15727">
                <text:p>0.157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57418">
                <text:p>0.157418</text:p>
              </table:table-cell>
              <table:table-cell office:value-type="float" office:value="0.157425">
                <text:p>0.157425</text:p>
              </table:table-cell>
              <table:table-cell office:value-type="float" office:value="0.163117">
                <text:p>0.163117</text:p>
              </table:table-cell>
              <table:table-cell office:value-type="float" office:value="0.157907">
                <text:p>0.157907</text:p>
              </table:table-cell>
              <table:table-cell office:value-type="float" office:value="0.156591">
                <text:p>0.156591</text:p>
              </table:table-cell>
              <table:table-cell office:value-type="float" office:value="0.157267">
                <text:p>0.1572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57413">
                <text:p>0.157413</text:p>
              </table:table-cell>
              <table:table-cell office:value-type="float" office:value="0.157422">
                <text:p>0.157422</text:p>
              </table:table-cell>
              <table:table-cell office:value-type="float" office:value="0.163116">
                <text:p>0.163116</text:p>
              </table:table-cell>
              <table:table-cell office:value-type="float" office:value="0.157905">
                <text:p>0.157905</text:p>
              </table:table-cell>
              <table:table-cell office:value-type="float" office:value="0.156594">
                <text:p>0.156594</text:p>
              </table:table-cell>
              <table:table-cell office:value-type="float" office:value="0.157263">
                <text:p>0.1572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5742">
                <text:p>0.15742</text:p>
              </table:table-cell>
              <table:table-cell office:value-type="float" office:value="0.157419">
                <text:p>0.157419</text:p>
              </table:table-cell>
              <table:table-cell office:value-type="float" office:value="0.163116">
                <text:p>0.163116</text:p>
              </table:table-cell>
              <table:table-cell office:value-type="float" office:value="0.157909">
                <text:p>0.157909</text:p>
              </table:table-cell>
              <table:table-cell office:value-type="float" office:value="0.156593">
                <text:p>0.156593</text:p>
              </table:table-cell>
              <table:table-cell office:value-type="float" office:value="0.157259">
                <text:p>0.15725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57413">
                <text:p>0.157413</text:p>
              </table:table-cell>
              <table:table-cell office:value-type="float" office:value="0.157415">
                <text:p>0.157415</text:p>
              </table:table-cell>
              <table:table-cell office:value-type="float" office:value="0.163115">
                <text:p>0.163115</text:p>
              </table:table-cell>
              <table:table-cell office:value-type="float" office:value="0.157907">
                <text:p>0.157907</text:p>
              </table:table-cell>
              <table:table-cell office:value-type="float" office:value="0.15659">
                <text:p>0.15659</text:p>
              </table:table-cell>
              <table:table-cell office:value-type="float" office:value="0.157256">
                <text:p>0.1572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57409">
                <text:p>0.157409</text:p>
              </table:table-cell>
              <table:table-cell office:value-type="float" office:value="0.157412">
                <text:p>0.157412</text:p>
              </table:table-cell>
              <table:table-cell office:value-type="float" office:value="0.163114">
                <text:p>0.163114</text:p>
              </table:table-cell>
              <table:table-cell office:value-type="float" office:value="0.157904">
                <text:p>0.157904</text:p>
              </table:table-cell>
              <table:table-cell office:value-type="float" office:value="0.15659">
                <text:p>0.15659</text:p>
              </table:table-cell>
              <table:table-cell office:value-type="float" office:value="0.157253">
                <text:p>0.1572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57407">
                <text:p>0.157407</text:p>
              </table:table-cell>
              <table:table-cell office:value-type="float" office:value="0.157409">
                <text:p>0.157409</text:p>
              </table:table-cell>
              <table:table-cell office:value-type="float" office:value="0.163114">
                <text:p>0.163114</text:p>
              </table:table-cell>
              <table:table-cell office:value-type="float" office:value="0.157905">
                <text:p>0.157905</text:p>
              </table:table-cell>
              <table:table-cell office:value-type="float" office:value="0.156595">
                <text:p>0.156595</text:p>
              </table:table-cell>
              <table:table-cell office:value-type="float" office:value="0.157249">
                <text:p>0.1572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57408">
                <text:p>0.157408</text:p>
              </table:table-cell>
              <table:table-cell office:value-type="float" office:value="0.157406">
                <text:p>0.157406</text:p>
              </table:table-cell>
              <table:table-cell office:value-type="float" office:value="0.163113">
                <text:p>0.163113</text:p>
              </table:table-cell>
              <table:table-cell office:value-type="float" office:value="0.157906">
                <text:p>0.157906</text:p>
              </table:table-cell>
              <table:table-cell office:value-type="float" office:value="0.156587">
                <text:p>0.156587</text:p>
              </table:table-cell>
              <table:table-cell office:value-type="float" office:value="0.157245">
                <text:p>0.15724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57406">
                <text:p>0.157406</text:p>
              </table:table-cell>
              <table:table-cell office:value-type="float" office:value="0.157403">
                <text:p>0.157403</text:p>
              </table:table-cell>
              <table:table-cell office:value-type="float" office:value="0.163112">
                <text:p>0.163112</text:p>
              </table:table-cell>
              <table:table-cell office:value-type="float" office:value="0.157903">
                <text:p>0.157903</text:p>
              </table:table-cell>
              <table:table-cell office:value-type="float" office:value="0.156593">
                <text:p>0.156593</text:p>
              </table:table-cell>
              <table:table-cell office:value-type="float" office:value="0.157242">
                <text:p>0.1572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57402">
                <text:p>0.157402</text:p>
              </table:table-cell>
              <table:table-cell office:value-type="float" office:value="0.1574">
                <text:p>0.1574</text:p>
              </table:table-cell>
              <table:table-cell office:value-type="float" office:value="0.163112">
                <text:p>0.163112</text:p>
              </table:table-cell>
              <table:table-cell office:value-type="float" office:value="0.15791">
                <text:p>0.15791</text:p>
              </table:table-cell>
              <table:table-cell office:value-type="float" office:value="0.156594">
                <text:p>0.156594</text:p>
              </table:table-cell>
              <table:table-cell office:value-type="float" office:value="0.157239">
                <text:p>0.1572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57408">
                <text:p>0.157408</text:p>
              </table:table-cell>
              <table:table-cell office:value-type="float" office:value="0.157397">
                <text:p>0.157397</text:p>
              </table:table-cell>
              <table:table-cell office:value-type="float" office:value="0.163111">
                <text:p>0.163111</text:p>
              </table:table-cell>
              <table:table-cell office:value-type="float" office:value="0.157911">
                <text:p>0.157911</text:p>
              </table:table-cell>
              <table:table-cell office:value-type="float" office:value="0.156589">
                <text:p>0.156589</text:p>
              </table:table-cell>
              <table:table-cell office:value-type="float" office:value="0.157235">
                <text:p>0.1572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57406">
                <text:p>0.157406</text:p>
              </table:table-cell>
              <table:table-cell office:value-type="float" office:value="0.157393">
                <text:p>0.157393</text:p>
              </table:table-cell>
              <table:table-cell office:value-type="float" office:value="0.163109">
                <text:p>0.163109</text:p>
              </table:table-cell>
              <table:table-cell office:value-type="float" office:value="0.157904">
                <text:p>0.157904</text:p>
              </table:table-cell>
              <table:table-cell office:value-type="float" office:value="0.156585">
                <text:p>0.156585</text:p>
              </table:table-cell>
              <table:table-cell office:value-type="float" office:value="0.157231">
                <text:p>0.1572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57403">
                <text:p>0.157403</text:p>
              </table:table-cell>
              <table:table-cell office:value-type="float" office:value="0.15739">
                <text:p>0.15739</text:p>
              </table:table-cell>
              <table:table-cell office:value-type="float" office:value="0.163108">
                <text:p>0.163108</text:p>
              </table:table-cell>
              <table:table-cell office:value-type="float" office:value="0.157901">
                <text:p>0.157901</text:p>
              </table:table-cell>
              <table:table-cell office:value-type="float" office:value="0.156586">
                <text:p>0.156586</text:p>
              </table:table-cell>
              <table:table-cell office:value-type="float" office:value="0.157228">
                <text:p>0.1572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57402">
                <text:p>0.157402</text:p>
              </table:table-cell>
              <table:table-cell office:value-type="float" office:value="0.157387">
                <text:p>0.157387</text:p>
              </table:table-cell>
              <table:table-cell office:value-type="float" office:value="0.163109">
                <text:p>0.163109</text:p>
              </table:table-cell>
              <table:table-cell office:value-type="float" office:value="0.1579">
                <text:p>0.1579</text:p>
              </table:table-cell>
              <table:table-cell office:value-type="float" office:value="0.156586">
                <text:p>0.156586</text:p>
              </table:table-cell>
              <table:table-cell office:value-type="float" office:value="0.157224">
                <text:p>0.1572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57401">
                <text:p>0.157401</text:p>
              </table:table-cell>
              <table:table-cell office:value-type="float" office:value="0.157384">
                <text:p>0.157384</text:p>
              </table:table-cell>
              <table:table-cell office:value-type="float" office:value="0.163108">
                <text:p>0.163108</text:p>
              </table:table-cell>
              <table:table-cell office:value-type="float" office:value="0.1579">
                <text:p>0.1579</text:p>
              </table:table-cell>
              <table:table-cell office:value-type="float" office:value="0.156585">
                <text:p>0.156585</text:p>
              </table:table-cell>
              <table:table-cell office:value-type="float" office:value="0.157221">
                <text:p>0.1572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57399">
                <text:p>0.157399</text:p>
              </table:table-cell>
              <table:table-cell office:value-type="float" office:value="0.157381">
                <text:p>0.157381</text:p>
              </table:table-cell>
              <table:table-cell office:value-type="float" office:value="0.163107">
                <text:p>0.163107</text:p>
              </table:table-cell>
              <table:table-cell office:value-type="float" office:value="0.157905">
                <text:p>0.157905</text:p>
              </table:table-cell>
              <table:table-cell office:value-type="float" office:value="0.156593">
                <text:p>0.156593</text:p>
              </table:table-cell>
              <table:table-cell office:value-type="float" office:value="0.157218">
                <text:p>0.1572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574">
                <text:p>0.1574</text:p>
              </table:table-cell>
              <table:table-cell office:value-type="float" office:value="0.157378">
                <text:p>0.157378</text:p>
              </table:table-cell>
              <table:table-cell office:value-type="float" office:value="0.163106">
                <text:p>0.163106</text:p>
              </table:table-cell>
              <table:table-cell office:value-type="float" office:value="0.157898">
                <text:p>0.157898</text:p>
              </table:table-cell>
              <table:table-cell office:value-type="float" office:value="0.156585">
                <text:p>0.156585</text:p>
              </table:table-cell>
              <table:table-cell office:value-type="float" office:value="0.157214">
                <text:p>0.1572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57397">
                <text:p>0.157397</text:p>
              </table:table-cell>
              <table:table-cell office:value-type="float" office:value="0.157374">
                <text:p>0.157374</text:p>
              </table:table-cell>
              <table:table-cell office:value-type="float" office:value="0.163106">
                <text:p>0.163106</text:p>
              </table:table-cell>
              <table:table-cell office:value-type="float" office:value="0.157903">
                <text:p>0.157903</text:p>
              </table:table-cell>
              <table:table-cell office:value-type="float" office:value="0.156581">
                <text:p>0.156581</text:p>
              </table:table-cell>
              <table:table-cell office:value-type="float" office:value="0.157211">
                <text:p>0.1572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57397">
                <text:p>0.157397</text:p>
              </table:table-cell>
              <table:table-cell office:value-type="float" office:value="0.157371">
                <text:p>0.157371</text:p>
              </table:table-cell>
              <table:table-cell office:value-type="float" office:value="0.163107">
                <text:p>0.163107</text:p>
              </table:table-cell>
              <table:table-cell office:value-type="float" office:value="0.157916">
                <text:p>0.157916</text:p>
              </table:table-cell>
              <table:table-cell office:value-type="float" office:value="0.156582">
                <text:p>0.156582</text:p>
              </table:table-cell>
              <table:table-cell office:value-type="float" office:value="0.157207">
                <text:p>0.1572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57402">
                <text:p>0.157402</text:p>
              </table:table-cell>
              <table:table-cell office:value-type="float" office:value="0.157368">
                <text:p>0.157368</text:p>
              </table:table-cell>
              <table:table-cell office:value-type="float" office:value="0.163105">
                <text:p>0.163105</text:p>
              </table:table-cell>
              <table:table-cell office:value-type="float" office:value="0.157902">
                <text:p>0.157902</text:p>
              </table:table-cell>
              <table:table-cell office:value-type="float" office:value="0.156589">
                <text:p>0.156589</text:p>
              </table:table-cell>
              <table:table-cell office:value-type="float" office:value="0.157204">
                <text:p>0.1572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57397">
                <text:p>0.157397</text:p>
              </table:table-cell>
              <table:table-cell office:value-type="float" office:value="0.157365">
                <text:p>0.157365</text:p>
              </table:table-cell>
              <table:table-cell office:value-type="float" office:value="0.163106">
                <text:p>0.163106</text:p>
              </table:table-cell>
              <table:table-cell office:value-type="float" office:value="0.157899">
                <text:p>0.157899</text:p>
              </table:table-cell>
              <table:table-cell office:value-type="float" office:value="0.156583">
                <text:p>0.156583</text:p>
              </table:table-cell>
              <table:table-cell office:value-type="float" office:value="0.1572">
                <text:p>0.15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57395">
                <text:p>0.157395</text:p>
              </table:table-cell>
              <table:table-cell office:value-type="float" office:value="0.157361">
                <text:p>0.157361</text:p>
              </table:table-cell>
              <table:table-cell office:value-type="float" office:value="0.163103">
                <text:p>0.163103</text:p>
              </table:table-cell>
              <table:table-cell office:value-type="float" office:value="0.157899">
                <text:p>0.157899</text:p>
              </table:table-cell>
              <table:table-cell office:value-type="float" office:value="0.15658">
                <text:p>0.15658</text:p>
              </table:table-cell>
              <table:table-cell office:value-type="float" office:value="0.157197">
                <text:p>0.15719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57396">
                <text:p>0.157396</text:p>
              </table:table-cell>
              <table:table-cell office:value-type="float" office:value="0.157358">
                <text:p>0.157358</text:p>
              </table:table-cell>
              <table:table-cell office:value-type="float" office:value="0.163105">
                <text:p>0.163105</text:p>
              </table:table-cell>
              <table:table-cell office:value-type="float" office:value="0.157899">
                <text:p>0.157899</text:p>
              </table:table-cell>
              <table:table-cell office:value-type="float" office:value="0.156582">
                <text:p>0.156582</text:p>
              </table:table-cell>
              <table:table-cell office:value-type="float" office:value="0.157194">
                <text:p>0.1571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57399">
                <text:p>0.157399</text:p>
              </table:table-cell>
              <table:table-cell office:value-type="float" office:value="0.157355">
                <text:p>0.157355</text:p>
              </table:table-cell>
              <table:table-cell office:value-type="float" office:value="0.163107">
                <text:p>0.163107</text:p>
              </table:table-cell>
              <table:table-cell office:value-type="float" office:value="0.157901">
                <text:p>0.157901</text:p>
              </table:table-cell>
              <table:table-cell office:value-type="float" office:value="0.156584">
                <text:p>0.156584</text:p>
              </table:table-cell>
              <table:table-cell office:value-type="float" office:value="0.15719">
                <text:p>0.157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57399">
                <text:p>0.157399</text:p>
              </table:table-cell>
              <table:table-cell office:value-type="float" office:value="0.157352">
                <text:p>0.157352</text:p>
              </table:table-cell>
              <table:table-cell office:value-type="float" office:value="0.163103">
                <text:p>0.163103</text:p>
              </table:table-cell>
              <table:table-cell office:value-type="float" office:value="0.157902">
                <text:p>0.157902</text:p>
              </table:table-cell>
              <table:table-cell office:value-type="float" office:value="0.156577">
                <text:p>0.156577</text:p>
              </table:table-cell>
              <table:table-cell office:value-type="float" office:value="0.157187">
                <text:p>0.15718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57395">
                <text:p>0.157395</text:p>
              </table:table-cell>
              <table:table-cell office:value-type="float" office:value="0.157349">
                <text:p>0.157349</text:p>
              </table:table-cell>
              <table:table-cell office:value-type="float" office:value="0.163102">
                <text:p>0.163102</text:p>
              </table:table-cell>
              <table:table-cell office:value-type="float" office:value="0.157898">
                <text:p>0.157898</text:p>
              </table:table-cell>
              <table:table-cell office:value-type="float" office:value="0.156577">
                <text:p>0.156577</text:p>
              </table:table-cell>
              <table:table-cell office:value-type="float" office:value="0.157183">
                <text:p>0.1571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57395">
                <text:p>0.157395</text:p>
              </table:table-cell>
              <table:table-cell office:value-type="float" office:value="0.157346">
                <text:p>0.157346</text:p>
              </table:table-cell>
              <table:table-cell office:value-type="float" office:value="0.163102">
                <text:p>0.163102</text:p>
              </table:table-cell>
              <table:table-cell office:value-type="float" office:value="0.157898">
                <text:p>0.157898</text:p>
              </table:table-cell>
              <table:table-cell office:value-type="float" office:value="0.156581">
                <text:p>0.156581</text:p>
              </table:table-cell>
              <table:table-cell office:value-type="float" office:value="0.15718">
                <text:p>0.157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57398">
                <text:p>0.157398</text:p>
              </table:table-cell>
              <table:table-cell office:value-type="float" office:value="0.157343">
                <text:p>0.157343</text:p>
              </table:table-cell>
              <table:table-cell office:value-type="float" office:value="0.163101">
                <text:p>0.163101</text:p>
              </table:table-cell>
              <table:table-cell office:value-type="float" office:value="0.157912">
                <text:p>0.157912</text:p>
              </table:table-cell>
              <table:table-cell office:value-type="float" office:value="0.156582">
                <text:p>0.156582</text:p>
              </table:table-cell>
              <table:table-cell office:value-type="float" office:value="0.157177">
                <text:p>0.1571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57395">
                <text:p>0.157395</text:p>
              </table:table-cell>
              <table:table-cell office:value-type="float" office:value="0.157339">
                <text:p>0.157339</text:p>
              </table:table-cell>
              <table:table-cell office:value-type="float" office:value="0.163102">
                <text:p>0.163102</text:p>
              </table:table-cell>
              <table:table-cell office:value-type="float" office:value="0.157902">
                <text:p>0.157902</text:p>
              </table:table-cell>
              <table:table-cell office:value-type="float" office:value="0.156579">
                <text:p>0.156579</text:p>
              </table:table-cell>
              <table:table-cell office:value-type="float" office:value="0.157173">
                <text:p>0.15717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57393">
                <text:p>0.157393</text:p>
              </table:table-cell>
              <table:table-cell office:value-type="float" office:value="0.157336">
                <text:p>0.157336</text:p>
              </table:table-cell>
              <table:table-cell office:value-type="float" office:value="0.163103">
                <text:p>0.163103</text:p>
              </table:table-cell>
              <table:table-cell office:value-type="float" office:value="0.157898">
                <text:p>0.157898</text:p>
              </table:table-cell>
              <table:table-cell office:value-type="float" office:value="0.156576">
                <text:p>0.156576</text:p>
              </table:table-cell>
              <table:table-cell office:value-type="float" office:value="0.15717">
                <text:p>0.157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57392">
                <text:p>0.157392</text:p>
              </table:table-cell>
              <table:table-cell office:value-type="float" office:value="0.157333">
                <text:p>0.157333</text:p>
              </table:table-cell>
              <table:table-cell office:value-type="float" office:value="0.163102">
                <text:p>0.163102</text:p>
              </table:table-cell>
              <table:table-cell office:value-type="float" office:value="0.157897">
                <text:p>0.157897</text:p>
              </table:table-cell>
              <table:table-cell office:value-type="float" office:value="0.156582">
                <text:p>0.156582</text:p>
              </table:table-cell>
              <table:table-cell office:value-type="float" office:value="0.157166">
                <text:p>0.15716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57391">
                <text:p>0.157391</text:p>
              </table:table-cell>
              <table:table-cell office:value-type="float" office:value="0.15733">
                <text:p>0.15733</text:p>
              </table:table-cell>
              <table:table-cell office:value-type="float" office:value="0.1631">
                <text:p>0.1631</text:p>
              </table:table-cell>
              <table:table-cell office:value-type="float" office:value="0.157895">
                <text:p>0.157895</text:p>
              </table:table-cell>
              <table:table-cell office:value-type="float" office:value="0.156576">
                <text:p>0.156576</text:p>
              </table:table-cell>
              <table:table-cell office:value-type="float" office:value="0.157163">
                <text:p>0.1571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5739">
                <text:p>0.15739</text:p>
              </table:table-cell>
              <table:table-cell office:value-type="float" office:value="0.157326">
                <text:p>0.157326</text:p>
              </table:table-cell>
              <table:table-cell office:value-type="float" office:value="0.163099">
                <text:p>0.163099</text:p>
              </table:table-cell>
              <table:table-cell office:value-type="float" office:value="0.157894">
                <text:p>0.157894</text:p>
              </table:table-cell>
              <table:table-cell office:value-type="float" office:value="0.156583">
                <text:p>0.156583</text:p>
              </table:table-cell>
              <table:table-cell office:value-type="float" office:value="0.157159">
                <text:p>0.15715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574">
                <text:p>0.1574</text:p>
              </table:table-cell>
              <table:table-cell office:value-type="float" office:value="0.157323">
                <text:p>0.157323</text:p>
              </table:table-cell>
              <table:table-cell office:value-type="float" office:value="0.1631">
                <text:p>0.1631</text:p>
              </table:table-cell>
              <table:table-cell office:value-type="float" office:value="0.157895">
                <text:p>0.157895</text:p>
              </table:table-cell>
              <table:table-cell office:value-type="float" office:value="0.156577">
                <text:p>0.156577</text:p>
              </table:table-cell>
              <table:table-cell office:value-type="float" office:value="0.157156">
                <text:p>0.1571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57391">
                <text:p>0.157391</text:p>
              </table:table-cell>
              <table:table-cell office:value-type="float" office:value="0.15732">
                <text:p>0.15732</text:p>
              </table:table-cell>
              <table:table-cell office:value-type="float" office:value="0.163099">
                <text:p>0.163099</text:p>
              </table:table-cell>
              <table:table-cell office:value-type="float" office:value="0.15789">
                <text:p>0.15789</text:p>
              </table:table-cell>
              <table:table-cell office:value-type="float" office:value="0.156581">
                <text:p>0.156581</text:p>
              </table:table-cell>
              <table:table-cell office:value-type="float" office:value="0.157153">
                <text:p>0.15715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57391">
                <text:p>0.157391</text:p>
              </table:table-cell>
              <table:table-cell office:value-type="float" office:value="0.157316">
                <text:p>0.157316</text:p>
              </table:table-cell>
              <table:table-cell office:value-type="float" office:value="0.163099">
                <text:p>0.163099</text:p>
              </table:table-cell>
              <table:table-cell office:value-type="float" office:value="0.157894">
                <text:p>0.157894</text:p>
              </table:table-cell>
              <table:table-cell office:value-type="float" office:value="0.156573">
                <text:p>0.156573</text:p>
              </table:table-cell>
              <table:table-cell office:value-type="float" office:value="0.157149">
                <text:p>0.15714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57401">
                <text:p>0.157401</text:p>
              </table:table-cell>
              <table:table-cell office:value-type="float" office:value="0.157313">
                <text:p>0.157313</text:p>
              </table:table-cell>
              <table:table-cell office:value-type="float" office:value="0.163099">
                <text:p>0.163099</text:p>
              </table:table-cell>
              <table:table-cell office:value-type="float" office:value="0.157897">
                <text:p>0.157897</text:p>
              </table:table-cell>
              <table:table-cell office:value-type="float" office:value="0.156578">
                <text:p>0.156578</text:p>
              </table:table-cell>
              <table:table-cell office:value-type="float" office:value="0.157146">
                <text:p>0.1571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574">
                <text:p>0.1574</text:p>
              </table:table-cell>
              <table:table-cell office:value-type="float" office:value="0.15731">
                <text:p>0.15731</text:p>
              </table:table-cell>
              <table:table-cell office:value-type="float" office:value="0.163098">
                <text:p>0.163098</text:p>
              </table:table-cell>
              <table:table-cell office:value-type="float" office:value="0.157891">
                <text:p>0.157891</text:p>
              </table:table-cell>
              <table:table-cell office:value-type="float" office:value="0.156572">
                <text:p>0.156572</text:p>
              </table:table-cell>
              <table:table-cell office:value-type="float" office:value="0.157142">
                <text:p>0.15714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57393">
                <text:p>0.157393</text:p>
              </table:table-cell>
              <table:table-cell office:value-type="float" office:value="0.157307">
                <text:p>0.157307</text:p>
              </table:table-cell>
              <table:table-cell office:value-type="float" office:value="0.163099">
                <text:p>0.163099</text:p>
              </table:table-cell>
              <table:table-cell office:value-type="float" office:value="0.157891">
                <text:p>0.157891</text:p>
              </table:table-cell>
              <table:table-cell office:value-type="float" office:value="0.156573">
                <text:p>0.156573</text:p>
              </table:table-cell>
              <table:table-cell office:value-type="float" office:value="0.157139">
                <text:p>0.1571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57391">
                <text:p>0.157391</text:p>
              </table:table-cell>
              <table:table-cell office:value-type="float" office:value="0.157304">
                <text:p>0.157304</text:p>
              </table:table-cell>
              <table:table-cell office:value-type="float" office:value="0.163096">
                <text:p>0.163096</text:p>
              </table:table-cell>
              <table:table-cell office:value-type="float" office:value="0.157889">
                <text:p>0.157889</text:p>
              </table:table-cell>
              <table:table-cell office:value-type="float" office:value="0.156571">
                <text:p>0.156571</text:p>
              </table:table-cell>
              <table:table-cell office:value-type="float" office:value="0.157136">
                <text:p>0.1571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574">
                <text:p>0.1574</text:p>
              </table:table-cell>
              <table:table-cell office:value-type="float" office:value="0.157301">
                <text:p>0.157301</text:p>
              </table:table-cell>
              <table:table-cell office:value-type="float" office:value="0.163095">
                <text:p>0.163095</text:p>
              </table:table-cell>
              <table:table-cell office:value-type="float" office:value="0.157896">
                <text:p>0.157896</text:p>
              </table:table-cell>
              <table:table-cell office:value-type="float" office:value="0.156573">
                <text:p>0.156573</text:p>
              </table:table-cell>
              <table:table-cell office:value-type="float" office:value="0.157132">
                <text:p>0.15713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57393">
                <text:p>0.157393</text:p>
              </table:table-cell>
              <table:table-cell office:value-type="float" office:value="0.157298">
                <text:p>0.157298</text:p>
              </table:table-cell>
              <table:table-cell office:value-type="float" office:value="0.163094">
                <text:p>0.163094</text:p>
              </table:table-cell>
              <table:table-cell office:value-type="float" office:value="0.157888">
                <text:p>0.157888</text:p>
              </table:table-cell>
              <table:table-cell office:value-type="float" office:value="0.156577">
                <text:p>0.156577</text:p>
              </table:table-cell>
              <table:table-cell office:value-type="float" office:value="0.157129">
                <text:p>0.1571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57393">
                <text:p>0.157393</text:p>
              </table:table-cell>
              <table:table-cell office:value-type="float" office:value="0.157295">
                <text:p>0.157295</text:p>
              </table:table-cell>
              <table:table-cell office:value-type="float" office:value="0.163092">
                <text:p>0.163092</text:p>
              </table:table-cell>
              <table:table-cell office:value-type="float" office:value="0.157886">
                <text:p>0.157886</text:p>
              </table:table-cell>
              <table:table-cell office:value-type="float" office:value="0.156576">
                <text:p>0.156576</text:p>
              </table:table-cell>
              <table:table-cell office:value-type="float" office:value="0.157125">
                <text:p>0.1571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57391">
                <text:p>0.157391</text:p>
              </table:table-cell>
              <table:table-cell office:value-type="float" office:value="0.157292">
                <text:p>0.157292</text:p>
              </table:table-cell>
              <table:table-cell office:value-type="float" office:value="0.163092">
                <text:p>0.163092</text:p>
              </table:table-cell>
              <table:table-cell office:value-type="float" office:value="0.157884">
                <text:p>0.157884</text:p>
              </table:table-cell>
              <table:table-cell office:value-type="float" office:value="0.156577">
                <text:p>0.156577</text:p>
              </table:table-cell>
              <table:table-cell office:value-type="float" office:value="0.157121">
                <text:p>0.1571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57403">
                <text:p>0.157403</text:p>
              </table:table-cell>
              <table:table-cell office:value-type="float" office:value="0.157289">
                <text:p>0.157289</text:p>
              </table:table-cell>
              <table:table-cell office:value-type="float" office:value="0.163091">
                <text:p>0.163091</text:p>
              </table:table-cell>
              <table:table-cell office:value-type="float" office:value="0.15789">
                <text:p>0.15789</text:p>
              </table:table-cell>
              <table:table-cell office:value-type="float" office:value="0.156572">
                <text:p>0.156572</text:p>
              </table:table-cell>
              <table:table-cell office:value-type="float" office:value="0.157118">
                <text:p>0.1571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57392">
                <text:p>0.157392</text:p>
              </table:table-cell>
              <table:table-cell office:value-type="float" office:value="0.157286">
                <text:p>0.157286</text:p>
              </table:table-cell>
              <table:table-cell office:value-type="float" office:value="0.163091">
                <text:p>0.163091</text:p>
              </table:table-cell>
              <table:table-cell office:value-type="float" office:value="0.157884">
                <text:p>0.157884</text:p>
              </table:table-cell>
              <table:table-cell office:value-type="float" office:value="0.156573">
                <text:p>0.156573</text:p>
              </table:table-cell>
              <table:table-cell office:value-type="float" office:value="0.157115">
                <text:p>0.1571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5739">
                <text:p>0.15739</text:p>
              </table:table-cell>
              <table:table-cell office:value-type="float" office:value="0.157283">
                <text:p>0.157283</text:p>
              </table:table-cell>
              <table:table-cell office:value-type="float" office:value="0.163089">
                <text:p>0.163089</text:p>
              </table:table-cell>
              <table:table-cell office:value-type="float" office:value="0.157883">
                <text:p>0.157883</text:p>
              </table:table-cell>
              <table:table-cell office:value-type="float" office:value="0.15657">
                <text:p>0.15657</text:p>
              </table:table-cell>
              <table:table-cell office:value-type="float" office:value="0.157111">
                <text:p>0.1571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57392">
                <text:p>0.157392</text:p>
              </table:table-cell>
              <table:table-cell office:value-type="float" office:value="0.15728">
                <text:p>0.15728</text:p>
              </table:table-cell>
              <table:table-cell office:value-type="float" office:value="0.16309">
                <text:p>0.16309</text:p>
              </table:table-cell>
              <table:table-cell office:value-type="float" office:value="0.157884">
                <text:p>0.157884</text:p>
              </table:table-cell>
              <table:table-cell office:value-type="float" office:value="0.156571">
                <text:p>0.156571</text:p>
              </table:table-cell>
              <table:table-cell office:value-type="float" office:value="0.157108">
                <text:p>0.1571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57388">
                <text:p>0.157388</text:p>
              </table:table-cell>
              <table:table-cell office:value-type="float" office:value="0.157277">
                <text:p>0.157277</text:p>
              </table:table-cell>
              <table:table-cell office:value-type="float" office:value="0.163088">
                <text:p>0.163088</text:p>
              </table:table-cell>
              <table:table-cell office:value-type="float" office:value="0.157882">
                <text:p>0.157882</text:p>
              </table:table-cell>
              <table:table-cell office:value-type="float" office:value="0.156569">
                <text:p>0.156569</text:p>
              </table:table-cell>
              <table:table-cell office:value-type="float" office:value="0.157104">
                <text:p>0.1571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57386">
                <text:p>0.157386</text:p>
              </table:table-cell>
              <table:table-cell office:value-type="float" office:value="0.157274">
                <text:p>0.157274</text:p>
              </table:table-cell>
              <table:table-cell office:value-type="float" office:value="0.163087">
                <text:p>0.163087</text:p>
              </table:table-cell>
              <table:table-cell office:value-type="float" office:value="0.157881">
                <text:p>0.157881</text:p>
              </table:table-cell>
              <table:table-cell office:value-type="float" office:value="0.156568">
                <text:p>0.156568</text:p>
              </table:table-cell>
              <table:table-cell office:value-type="float" office:value="0.157101">
                <text:p>0.1571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57389">
                <text:p>0.157389</text:p>
              </table:table-cell>
              <table:table-cell office:value-type="float" office:value="0.15727">
                <text:p>0.15727</text:p>
              </table:table-cell>
              <table:table-cell office:value-type="float" office:value="0.163087">
                <text:p>0.163087</text:p>
              </table:table-cell>
              <table:table-cell office:value-type="float" office:value="0.157884">
                <text:p>0.157884</text:p>
              </table:table-cell>
              <table:table-cell office:value-type="float" office:value="0.156571">
                <text:p>0.156571</text:p>
              </table:table-cell>
              <table:table-cell office:value-type="float" office:value="0.157097">
                <text:p>0.1570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57385">
                <text:p>0.157385</text:p>
              </table:table-cell>
              <table:table-cell office:value-type="float" office:value="0.157267">
                <text:p>0.157267</text:p>
              </table:table-cell>
              <table:table-cell office:value-type="float" office:value="0.163085">
                <text:p>0.163085</text:p>
              </table:table-cell>
              <table:table-cell office:value-type="float" office:value="0.157881">
                <text:p>0.157881</text:p>
              </table:table-cell>
              <table:table-cell office:value-type="float" office:value="0.156566">
                <text:p>0.156566</text:p>
              </table:table-cell>
              <table:table-cell office:value-type="float" office:value="0.157094">
                <text:p>0.1570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57387">
                <text:p>0.157387</text:p>
              </table:table-cell>
              <table:table-cell office:value-type="float" office:value="0.157264">
                <text:p>0.157264</text:p>
              </table:table-cell>
              <table:table-cell office:value-type="float" office:value="0.163084">
                <text:p>0.163084</text:p>
              </table:table-cell>
              <table:table-cell office:value-type="float" office:value="0.15788">
                <text:p>0.15788</text:p>
              </table:table-cell>
              <table:table-cell office:value-type="float" office:value="0.15657">
                <text:p>0.15657</text:p>
              </table:table-cell>
              <table:table-cell office:value-type="float" office:value="0.157091">
                <text:p>0.1570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57388">
                <text:p>0.157388</text:p>
              </table:table-cell>
              <table:table-cell office:value-type="float" office:value="0.157261">
                <text:p>0.157261</text:p>
              </table:table-cell>
              <table:table-cell office:value-type="float" office:value="0.163084">
                <text:p>0.163084</text:p>
              </table:table-cell>
              <table:table-cell office:value-type="float" office:value="0.157885">
                <text:p>0.157885</text:p>
              </table:table-cell>
              <table:table-cell office:value-type="float" office:value="0.156575">
                <text:p>0.156575</text:p>
              </table:table-cell>
              <table:table-cell office:value-type="float" office:value="0.157087">
                <text:p>0.1570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57384">
                <text:p>0.157384</text:p>
              </table:table-cell>
              <table:table-cell office:value-type="float" office:value="0.157258">
                <text:p>0.157258</text:p>
              </table:table-cell>
              <table:table-cell office:value-type="float" office:value="0.163084">
                <text:p>0.163084</text:p>
              </table:table-cell>
              <table:table-cell office:value-type="float" office:value="0.157879">
                <text:p>0.157879</text:p>
              </table:table-cell>
              <table:table-cell office:value-type="float" office:value="0.156569">
                <text:p>0.156569</text:p>
              </table:table-cell>
              <table:table-cell office:value-type="float" office:value="0.157083">
                <text:p>0.1570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5739">
                <text:p>0.15739</text:p>
              </table:table-cell>
              <table:table-cell office:value-type="float" office:value="0.157255">
                <text:p>0.157255</text:p>
              </table:table-cell>
              <table:table-cell office:value-type="float" office:value="0.163083">
                <text:p>0.163083</text:p>
              </table:table-cell>
              <table:table-cell office:value-type="float" office:value="0.157885">
                <text:p>0.157885</text:p>
              </table:table-cell>
              <table:table-cell office:value-type="float" office:value="0.156564">
                <text:p>0.156564</text:p>
              </table:table-cell>
              <table:table-cell office:value-type="float" office:value="0.15708">
                <text:p>0.157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57385">
                <text:p>0.157385</text:p>
              </table:table-cell>
              <table:table-cell office:value-type="float" office:value="0.157252">
                <text:p>0.157252</text:p>
              </table:table-cell>
              <table:table-cell office:value-type="float" office:value="0.163083">
                <text:p>0.163083</text:p>
              </table:table-cell>
              <table:table-cell office:value-type="float" office:value="0.157878">
                <text:p>0.157878</text:p>
              </table:table-cell>
              <table:table-cell office:value-type="float" office:value="0.156568">
                <text:p>0.156568</text:p>
              </table:table-cell>
              <table:table-cell office:value-type="float" office:value="0.157077">
                <text:p>0.1570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57384">
                <text:p>0.157384</text:p>
              </table:table-cell>
              <table:table-cell office:value-type="float" office:value="0.157249">
                <text:p>0.157249</text:p>
              </table:table-cell>
              <table:table-cell office:value-type="float" office:value="0.163082">
                <text:p>0.163082</text:p>
              </table:table-cell>
              <table:table-cell office:value-type="float" office:value="0.15788">
                <text:p>0.15788</text:p>
              </table:table-cell>
              <table:table-cell office:value-type="float" office:value="0.156564">
                <text:p>0.156564</text:p>
              </table:table-cell>
              <table:table-cell office:value-type="float" office:value="0.157073">
                <text:p>0.15707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57383">
                <text:p>0.157383</text:p>
              </table:table-cell>
              <table:table-cell office:value-type="float" office:value="0.157246">
                <text:p>0.157246</text:p>
              </table:table-cell>
              <table:table-cell office:value-type="float" office:value="0.163081">
                <text:p>0.163081</text:p>
              </table:table-cell>
              <table:table-cell office:value-type="float" office:value="0.157879">
                <text:p>0.157879</text:p>
              </table:table-cell>
              <table:table-cell office:value-type="float" office:value="0.156567">
                <text:p>0.156567</text:p>
              </table:table-cell>
              <table:table-cell office:value-type="float" office:value="0.15707">
                <text:p>0.157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57379">
                <text:p>0.157379</text:p>
              </table:table-cell>
              <table:table-cell office:value-type="float" office:value="0.157243">
                <text:p>0.157243</text:p>
              </table:table-cell>
              <table:table-cell office:value-type="float" office:value="0.163079">
                <text:p>0.163079</text:p>
              </table:table-cell>
              <table:table-cell office:value-type="float" office:value="0.157877">
                <text:p>0.157877</text:p>
              </table:table-cell>
              <table:table-cell office:value-type="float" office:value="0.156565">
                <text:p>0.156565</text:p>
              </table:table-cell>
              <table:table-cell office:value-type="float" office:value="0.157067">
                <text:p>0.1570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57378">
                <text:p>0.157378</text:p>
              </table:table-cell>
              <table:table-cell office:value-type="float" office:value="0.157239">
                <text:p>0.157239</text:p>
              </table:table-cell>
              <table:table-cell office:value-type="float" office:value="0.163078">
                <text:p>0.163078</text:p>
              </table:table-cell>
              <table:table-cell office:value-type="float" office:value="0.157891">
                <text:p>0.157891</text:p>
              </table:table-cell>
              <table:table-cell office:value-type="float" office:value="0.156563">
                <text:p>0.156563</text:p>
              </table:table-cell>
              <table:table-cell office:value-type="float" office:value="0.157063">
                <text:p>0.1570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57386">
                <text:p>0.157386</text:p>
              </table:table-cell>
              <table:table-cell office:value-type="float" office:value="0.157236">
                <text:p>0.157236</text:p>
              </table:table-cell>
              <table:table-cell office:value-type="float" office:value="0.163077">
                <text:p>0.163077</text:p>
              </table:table-cell>
              <table:table-cell office:value-type="float" office:value="0.157879">
                <text:p>0.157879</text:p>
              </table:table-cell>
              <table:table-cell office:value-type="float" office:value="0.156564">
                <text:p>0.156564</text:p>
              </table:table-cell>
              <table:table-cell office:value-type="float" office:value="0.157059">
                <text:p>0.1570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5738">
                <text:p>0.15738</text:p>
              </table:table-cell>
              <table:table-cell office:value-type="float" office:value="0.157233">
                <text:p>0.157233</text:p>
              </table:table-cell>
              <table:table-cell office:value-type="float" office:value="0.163078">
                <text:p>0.163078</text:p>
              </table:table-cell>
              <table:table-cell office:value-type="float" office:value="0.157877">
                <text:p>0.157877</text:p>
              </table:table-cell>
              <table:table-cell office:value-type="float" office:value="0.156563">
                <text:p>0.156563</text:p>
              </table:table-cell>
              <table:table-cell office:value-type="float" office:value="0.157056">
                <text:p>0.1570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57377">
                <text:p>0.157377</text:p>
              </table:table-cell>
              <table:table-cell office:value-type="float" office:value="0.15723">
                <text:p>0.15723</text:p>
              </table:table-cell>
              <table:table-cell office:value-type="float" office:value="0.163076">
                <text:p>0.163076</text:p>
              </table:table-cell>
              <table:table-cell office:value-type="float" office:value="0.157876">
                <text:p>0.157876</text:p>
              </table:table-cell>
              <table:table-cell office:value-type="float" office:value="0.156569">
                <text:p>0.156569</text:p>
              </table:table-cell>
              <table:table-cell office:value-type="float" office:value="0.157052">
                <text:p>0.1570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57375">
                <text:p>0.157375</text:p>
              </table:table-cell>
              <table:table-cell office:value-type="float" office:value="0.157227">
                <text:p>0.157227</text:p>
              </table:table-cell>
              <table:table-cell office:value-type="float" office:value="0.163075">
                <text:p>0.163075</text:p>
              </table:table-cell>
              <table:table-cell office:value-type="float" office:value="0.157877">
                <text:p>0.157877</text:p>
              </table:table-cell>
              <table:table-cell office:value-type="float" office:value="0.156571">
                <text:p>0.156571</text:p>
              </table:table-cell>
              <table:table-cell office:value-type="float" office:value="0.157049">
                <text:p>0.15704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57375">
                <text:p>0.157375</text:p>
              </table:table-cell>
              <table:table-cell office:value-type="float" office:value="0.157224">
                <text:p>0.157224</text:p>
              </table:table-cell>
              <table:table-cell office:value-type="float" office:value="0.163074">
                <text:p>0.163074</text:p>
              </table:table-cell>
              <table:table-cell office:value-type="float" office:value="0.157873">
                <text:p>0.157873</text:p>
              </table:table-cell>
              <table:table-cell office:value-type="float" office:value="0.156565">
                <text:p>0.156565</text:p>
              </table:table-cell>
              <table:table-cell office:value-type="float" office:value="0.157046">
                <text:p>0.15704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57377">
                <text:p>0.157377</text:p>
              </table:table-cell>
              <table:table-cell office:value-type="float" office:value="0.157221">
                <text:p>0.157221</text:p>
              </table:table-cell>
              <table:table-cell office:value-type="float" office:value="0.163074">
                <text:p>0.163074</text:p>
              </table:table-cell>
              <table:table-cell office:value-type="float" office:value="0.157873">
                <text:p>0.157873</text:p>
              </table:table-cell>
              <table:table-cell office:value-type="float" office:value="0.156566">
                <text:p>0.156566</text:p>
              </table:table-cell>
              <table:table-cell office:value-type="float" office:value="0.157043">
                <text:p>0.1570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57374">
                <text:p>0.157374</text:p>
              </table:table-cell>
              <table:table-cell office:value-type="float" office:value="0.157218">
                <text:p>0.157218</text:p>
              </table:table-cell>
              <table:table-cell office:value-type="float" office:value="0.163073">
                <text:p>0.163073</text:p>
              </table:table-cell>
              <table:table-cell office:value-type="float" office:value="0.157873">
                <text:p>0.157873</text:p>
              </table:table-cell>
              <table:table-cell office:value-type="float" office:value="0.156561">
                <text:p>0.156561</text:p>
              </table:table-cell>
              <table:table-cell office:value-type="float" office:value="0.157039">
                <text:p>0.15703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57373">
                <text:p>0.157373</text:p>
              </table:table-cell>
              <table:table-cell office:value-type="float" office:value="0.157215">
                <text:p>0.157215</text:p>
              </table:table-cell>
              <table:table-cell office:value-type="float" office:value="0.163072">
                <text:p>0.163072</text:p>
              </table:table-cell>
              <table:table-cell office:value-type="float" office:value="0.157872">
                <text:p>0.157872</text:p>
              </table:table-cell>
              <table:table-cell office:value-type="float" office:value="0.156563">
                <text:p>0.156563</text:p>
              </table:table-cell>
              <table:table-cell office:value-type="float" office:value="0.157036">
                <text:p>0.1570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57375">
                <text:p>0.157375</text:p>
              </table:table-cell>
              <table:table-cell office:value-type="float" office:value="0.157212">
                <text:p>0.157212</text:p>
              </table:table-cell>
              <table:table-cell office:value-type="float" office:value="0.163071">
                <text:p>0.163071</text:p>
              </table:table-cell>
              <table:table-cell office:value-type="float" office:value="0.157879">
                <text:p>0.157879</text:p>
              </table:table-cell>
              <table:table-cell office:value-type="float" office:value="0.156575">
                <text:p>0.156575</text:p>
              </table:table-cell>
              <table:table-cell office:value-type="float" office:value="0.157033">
                <text:p>0.1570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57373">
                <text:p>0.157373</text:p>
              </table:table-cell>
              <table:table-cell office:value-type="float" office:value="0.157209">
                <text:p>0.157209</text:p>
              </table:table-cell>
              <table:table-cell office:value-type="float" office:value="0.163071">
                <text:p>0.163071</text:p>
              </table:table-cell>
              <table:table-cell office:value-type="float" office:value="0.157872">
                <text:p>0.157872</text:p>
              </table:table-cell>
              <table:table-cell office:value-type="float" office:value="0.156579">
                <text:p>0.156579</text:p>
              </table:table-cell>
              <table:table-cell office:value-type="float" office:value="0.157029">
                <text:p>0.1570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57373">
                <text:p>0.157373</text:p>
              </table:table-cell>
              <table:table-cell office:value-type="float" office:value="0.157206">
                <text:p>0.157206</text:p>
              </table:table-cell>
              <table:table-cell office:value-type="float" office:value="0.16307">
                <text:p>0.16307</text:p>
              </table:table-cell>
              <table:table-cell office:value-type="float" office:value="0.157873">
                <text:p>0.157873</text:p>
              </table:table-cell>
              <table:table-cell office:value-type="float" office:value="0.15656">
                <text:p>0.15656</text:p>
              </table:table-cell>
              <table:table-cell office:value-type="float" office:value="0.157026">
                <text:p>0.1570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57374">
                <text:p>0.157374</text:p>
              </table:table-cell>
              <table:table-cell office:value-type="float" office:value="0.157203">
                <text:p>0.157203</text:p>
              </table:table-cell>
              <table:table-cell office:value-type="float" office:value="0.16307">
                <text:p>0.16307</text:p>
              </table:table-cell>
              <table:table-cell office:value-type="float" office:value="0.157871">
                <text:p>0.157871</text:p>
              </table:table-cell>
              <table:table-cell office:value-type="float" office:value="0.156564">
                <text:p>0.156564</text:p>
              </table:table-cell>
              <table:table-cell office:value-type="float" office:value="0.157023">
                <text:p>0.1570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57375">
                <text:p>0.157375</text:p>
              </table:table-cell>
              <table:table-cell office:value-type="float" office:value="0.1572">
                <text:p>0.1572</text:p>
              </table:table-cell>
              <table:table-cell office:value-type="float" office:value="0.163068">
                <text:p>0.163068</text:p>
              </table:table-cell>
              <table:table-cell office:value-type="float" office:value="0.157885">
                <text:p>0.157885</text:p>
              </table:table-cell>
              <table:table-cell office:value-type="float" office:value="0.156557">
                <text:p>0.156557</text:p>
              </table:table-cell>
              <table:table-cell office:value-type="float" office:value="0.157019">
                <text:p>0.1570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57373">
                <text:p>0.157373</text:p>
              </table:table-cell>
              <table:table-cell office:value-type="float" office:value="0.157197">
                <text:p>0.157197</text:p>
              </table:table-cell>
              <table:table-cell office:value-type="float" office:value="0.163068">
                <text:p>0.163068</text:p>
              </table:table-cell>
              <table:table-cell office:value-type="float" office:value="0.157871">
                <text:p>0.157871</text:p>
              </table:table-cell>
              <table:table-cell office:value-type="float" office:value="0.156559">
                <text:p>0.156559</text:p>
              </table:table-cell>
              <table:table-cell office:value-type="float" office:value="0.157016">
                <text:p>0.1570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57372">
                <text:p>0.157372</text:p>
              </table:table-cell>
              <table:table-cell office:value-type="float" office:value="0.157194">
                <text:p>0.157194</text:p>
              </table:table-cell>
              <table:table-cell office:value-type="float" office:value="0.163068">
                <text:p>0.163068</text:p>
              </table:table-cell>
              <table:table-cell office:value-type="float" office:value="0.15787">
                <text:p>0.15787</text:p>
              </table:table-cell>
              <table:table-cell office:value-type="float" office:value="0.156562">
                <text:p>0.156562</text:p>
              </table:table-cell>
              <table:table-cell office:value-type="float" office:value="0.157013">
                <text:p>0.1570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57372">
                <text:p>0.157372</text:p>
              </table:table-cell>
              <table:table-cell office:value-type="float" office:value="0.157191">
                <text:p>0.157191</text:p>
              </table:table-cell>
              <table:table-cell office:value-type="float" office:value="0.163067">
                <text:p>0.163067</text:p>
              </table:table-cell>
              <table:table-cell office:value-type="float" office:value="0.157869">
                <text:p>0.157869</text:p>
              </table:table-cell>
              <table:table-cell office:value-type="float" office:value="0.156559">
                <text:p>0.156559</text:p>
              </table:table-cell>
              <table:table-cell office:value-type="float" office:value="0.15701">
                <text:p>0.1570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57373">
                <text:p>0.157373</text:p>
              </table:table-cell>
              <table:table-cell office:value-type="float" office:value="0.157188">
                <text:p>0.157188</text:p>
              </table:table-cell>
              <table:table-cell office:value-type="float" office:value="0.163066">
                <text:p>0.163066</text:p>
              </table:table-cell>
              <table:table-cell office:value-type="float" office:value="0.157868">
                <text:p>0.157868</text:p>
              </table:table-cell>
              <table:table-cell office:value-type="float" office:value="0.156557">
                <text:p>0.156557</text:p>
              </table:table-cell>
              <table:table-cell office:value-type="float" office:value="0.157006">
                <text:p>0.15700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5737">
                <text:p>0.15737</text:p>
              </table:table-cell>
              <table:table-cell office:value-type="float" office:value="0.157185">
                <text:p>0.157185</text:p>
              </table:table-cell>
              <table:table-cell office:value-type="float" office:value="0.163066">
                <text:p>0.163066</text:p>
              </table:table-cell>
              <table:table-cell office:value-type="float" office:value="0.157868">
                <text:p>0.157868</text:p>
              </table:table-cell>
              <table:table-cell office:value-type="float" office:value="0.156557">
                <text:p>0.156557</text:p>
              </table:table-cell>
              <table:table-cell office:value-type="float" office:value="0.157003">
                <text:p>0.1570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57375">
                <text:p>0.157375</text:p>
              </table:table-cell>
              <table:table-cell office:value-type="float" office:value="0.157182">
                <text:p>0.157182</text:p>
              </table:table-cell>
              <table:table-cell office:value-type="float" office:value="0.163065">
                <text:p>0.163065</text:p>
              </table:table-cell>
              <table:table-cell office:value-type="float" office:value="0.157869">
                <text:p>0.157869</text:p>
              </table:table-cell>
              <table:table-cell office:value-type="float" office:value="0.156557">
                <text:p>0.156557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57369">
                <text:p>0.157369</text:p>
              </table:table-cell>
              <table:table-cell office:value-type="float" office:value="0.157179">
                <text:p>0.157179</text:p>
              </table:table-cell>
              <table:table-cell office:value-type="float" office:value="0.163064">
                <text:p>0.163064</text:p>
              </table:table-cell>
              <table:table-cell office:value-type="float" office:value="0.157868">
                <text:p>0.157868</text:p>
              </table:table-cell>
              <table:table-cell office:value-type="float" office:value="0.156555">
                <text:p>0.156555</text:p>
              </table:table-cell>
              <table:table-cell office:value-type="float" office:value="0.156997">
                <text:p>0.1569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57367">
                <text:p>0.157367</text:p>
              </table:table-cell>
              <table:table-cell office:value-type="float" office:value="0.157176">
                <text:p>0.157176</text:p>
              </table:table-cell>
              <table:table-cell office:value-type="float" office:value="0.163064">
                <text:p>0.163064</text:p>
              </table:table-cell>
              <table:table-cell office:value-type="float" office:value="0.157869">
                <text:p>0.157869</text:p>
              </table:table-cell>
              <table:table-cell office:value-type="float" office:value="0.156555">
                <text:p>0.156555</text:p>
              </table:table-cell>
              <table:table-cell office:value-type="float" office:value="0.156993">
                <text:p>0.15699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57371">
                <text:p>0.157371</text:p>
              </table:table-cell>
              <table:table-cell office:value-type="float" office:value="0.157173">
                <text:p>0.157173</text:p>
              </table:table-cell>
              <table:table-cell office:value-type="float" office:value="0.163064">
                <text:p>0.163064</text:p>
              </table:table-cell>
              <table:table-cell office:value-type="float" office:value="0.157866">
                <text:p>0.157866</text:p>
              </table:table-cell>
              <table:table-cell office:value-type="float" office:value="0.156555">
                <text:p>0.156555</text:p>
              </table:table-cell>
              <table:table-cell office:value-type="float" office:value="0.156989">
                <text:p>0.15698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5737">
                <text:p>0.15737</text:p>
              </table:table-cell>
              <table:table-cell office:value-type="float" office:value="0.15717">
                <text:p>0.15717</text:p>
              </table:table-cell>
              <table:table-cell office:value-type="float" office:value="0.163063">
                <text:p>0.163063</text:p>
              </table:table-cell>
              <table:table-cell office:value-type="float" office:value="0.157886">
                <text:p>0.157886</text:p>
              </table:table-cell>
              <table:table-cell office:value-type="float" office:value="0.156553">
                <text:p>0.156553</text:p>
              </table:table-cell>
              <table:table-cell office:value-type="float" office:value="0.156986">
                <text:p>0.1569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57369">
                <text:p>0.157369</text:p>
              </table:table-cell>
              <table:table-cell office:value-type="float" office:value="0.157167">
                <text:p>0.157167</text:p>
              </table:table-cell>
              <table:table-cell office:value-type="float" office:value="0.163062">
                <text:p>0.163062</text:p>
              </table:table-cell>
              <table:table-cell office:value-type="float" office:value="0.157867">
                <text:p>0.157867</text:p>
              </table:table-cell>
              <table:table-cell office:value-type="float" office:value="0.15656">
                <text:p>0.15656</text:p>
              </table:table-cell>
              <table:table-cell office:value-type="float" office:value="0.156983">
                <text:p>0.1569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57369">
                <text:p>0.157369</text:p>
              </table:table-cell>
              <table:table-cell office:value-type="float" office:value="0.157164">
                <text:p>0.157164</text:p>
              </table:table-cell>
              <table:table-cell office:value-type="float" office:value="0.163061">
                <text:p>0.163061</text:p>
              </table:table-cell>
              <table:table-cell office:value-type="float" office:value="0.157869">
                <text:p>0.157869</text:p>
              </table:table-cell>
              <table:table-cell office:value-type="float" office:value="0.156559">
                <text:p>0.156559</text:p>
              </table:table-cell>
              <table:table-cell office:value-type="float" office:value="0.156979">
                <text:p>0.15697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57367">
                <text:p>0.157367</text:p>
              </table:table-cell>
              <table:table-cell office:value-type="float" office:value="0.15716">
                <text:p>0.15716</text:p>
              </table:table-cell>
              <table:table-cell office:value-type="float" office:value="0.163061">
                <text:p>0.163061</text:p>
              </table:table-cell>
              <table:table-cell office:value-type="float" office:value="0.157865">
                <text:p>0.157865</text:p>
              </table:table-cell>
              <table:table-cell office:value-type="float" office:value="0.156552">
                <text:p>0.156552</text:p>
              </table:table-cell>
              <table:table-cell office:value-type="float" office:value="0.156976">
                <text:p>0.1569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57367">
                <text:p>0.157367</text:p>
              </table:table-cell>
              <table:table-cell office:value-type="float" office:value="0.157157">
                <text:p>0.157157</text:p>
              </table:table-cell>
              <table:table-cell office:value-type="float" office:value="0.16306">
                <text:p>0.16306</text:p>
              </table:table-cell>
              <table:table-cell office:value-type="float" office:value="0.157864">
                <text:p>0.157864</text:p>
              </table:table-cell>
              <table:table-cell office:value-type="float" office:value="0.156552">
                <text:p>0.156552</text:p>
              </table:table-cell>
              <table:table-cell office:value-type="float" office:value="0.156972">
                <text:p>0.15697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57368">
                <text:p>0.157368</text:p>
              </table:table-cell>
              <table:table-cell office:value-type="float" office:value="0.157154">
                <text:p>0.157154</text:p>
              </table:table-cell>
              <table:table-cell office:value-type="float" office:value="0.16306">
                <text:p>0.16306</text:p>
              </table:table-cell>
              <table:table-cell office:value-type="float" office:value="0.157864">
                <text:p>0.157864</text:p>
              </table:table-cell>
              <table:table-cell office:value-type="float" office:value="0.156551">
                <text:p>0.156551</text:p>
              </table:table-cell>
              <table:table-cell office:value-type="float" office:value="0.156969">
                <text:p>0.15696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5737">
                <text:p>0.15737</text:p>
              </table:table-cell>
              <table:table-cell office:value-type="float" office:value="0.157152">
                <text:p>0.157152</text:p>
              </table:table-cell>
              <table:table-cell office:value-type="float" office:value="0.163059">
                <text:p>0.163059</text:p>
              </table:table-cell>
              <table:table-cell office:value-type="float" office:value="0.157865">
                <text:p>0.157865</text:p>
              </table:table-cell>
              <table:table-cell office:value-type="float" office:value="0.156552">
                <text:p>0.156552</text:p>
              </table:table-cell>
              <table:table-cell office:value-type="float" office:value="0.156966">
                <text:p>0.1569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57375">
                <text:p>0.157375</text:p>
              </table:table-cell>
              <table:table-cell office:value-type="float" office:value="0.157148">
                <text:p>0.157148</text:p>
              </table:table-cell>
              <table:table-cell office:value-type="float" office:value="0.163059">
                <text:p>0.163059</text:p>
              </table:table-cell>
              <table:table-cell office:value-type="float" office:value="0.157862">
                <text:p>0.157862</text:p>
              </table:table-cell>
              <table:table-cell office:value-type="float" office:value="0.156559">
                <text:p>0.156559</text:p>
              </table:table-cell>
              <table:table-cell office:value-type="float" office:value="0.156962">
                <text:p>0.15696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57368">
                <text:p>0.157368</text:p>
              </table:table-cell>
              <table:table-cell office:value-type="float" office:value="0.157145">
                <text:p>0.157145</text:p>
              </table:table-cell>
              <table:table-cell office:value-type="float" office:value="0.163058">
                <text:p>0.163058</text:p>
              </table:table-cell>
              <table:table-cell office:value-type="float" office:value="0.157861">
                <text:p>0.157861</text:p>
              </table:table-cell>
              <table:table-cell office:value-type="float" office:value="0.156551">
                <text:p>0.156551</text:p>
              </table:table-cell>
              <table:table-cell office:value-type="float" office:value="0.156959">
                <text:p>0.1569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57373">
                <text:p>0.157373</text:p>
              </table:table-cell>
              <table:table-cell office:value-type="float" office:value="0.157142">
                <text:p>0.157142</text:p>
              </table:table-cell>
              <table:table-cell office:value-type="float" office:value="0.163058">
                <text:p>0.163058</text:p>
              </table:table-cell>
              <table:table-cell office:value-type="float" office:value="0.157862">
                <text:p>0.157862</text:p>
              </table:table-cell>
              <table:table-cell office:value-type="float" office:value="0.156554">
                <text:p>0.156554</text:p>
              </table:table-cell>
              <table:table-cell office:value-type="float" office:value="0.156956">
                <text:p>0.15695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5737">
                <text:p>0.15737</text:p>
              </table:table-cell>
              <table:table-cell office:value-type="float" office:value="0.157139">
                <text:p>0.157139</text:p>
              </table:table-cell>
              <table:table-cell office:value-type="float" office:value="0.163057">
                <text:p>0.163057</text:p>
              </table:table-cell>
              <table:table-cell office:value-type="float" office:value="0.157866">
                <text:p>0.157866</text:p>
              </table:table-cell>
              <table:table-cell office:value-type="float" office:value="0.156549">
                <text:p>0.156549</text:p>
              </table:table-cell>
              <table:table-cell office:value-type="float" office:value="0.156953">
                <text:p>0.15695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57372">
                <text:p>0.157372</text:p>
              </table:table-cell>
              <table:table-cell office:value-type="float" office:value="0.157136">
                <text:p>0.157136</text:p>
              </table:table-cell>
              <table:table-cell office:value-type="float" office:value="0.163056">
                <text:p>0.163056</text:p>
              </table:table-cell>
              <table:table-cell office:value-type="float" office:value="0.157862">
                <text:p>0.157862</text:p>
              </table:table-cell>
              <table:table-cell office:value-type="float" office:value="0.156547">
                <text:p>0.156547</text:p>
              </table:table-cell>
              <table:table-cell office:value-type="float" office:value="0.156949">
                <text:p>0.15694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57367">
                <text:p>0.157367</text:p>
              </table:table-cell>
              <table:table-cell office:value-type="float" office:value="0.157133">
                <text:p>0.157133</text:p>
              </table:table-cell>
              <table:table-cell office:value-type="float" office:value="0.163056">
                <text:p>0.163056</text:p>
              </table:table-cell>
              <table:table-cell office:value-type="float" office:value="0.15786">
                <text:p>0.15786</text:p>
              </table:table-cell>
              <table:table-cell office:value-type="float" office:value="0.15655">
                <text:p>0.15655</text:p>
              </table:table-cell>
              <table:table-cell office:value-type="float" office:value="0.156946">
                <text:p>0.15694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57367">
                <text:p>0.157367</text:p>
              </table:table-cell>
              <table:table-cell office:value-type="float" office:value="0.15713">
                <text:p>0.15713</text:p>
              </table:table-cell>
              <table:table-cell office:value-type="float" office:value="0.163055">
                <text:p>0.163055</text:p>
              </table:table-cell>
              <table:table-cell office:value-type="float" office:value="0.157857">
                <text:p>0.157857</text:p>
              </table:table-cell>
              <table:table-cell office:value-type="float" office:value="0.156546">
                <text:p>0.156546</text:p>
              </table:table-cell>
              <table:table-cell office:value-type="float" office:value="0.156943">
                <text:p>0.1569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57367">
                <text:p>0.157367</text:p>
              </table:table-cell>
              <table:table-cell office:value-type="float" office:value="0.157127">
                <text:p>0.157127</text:p>
              </table:table-cell>
              <table:table-cell office:value-type="float" office:value="0.163055">
                <text:p>0.163055</text:p>
              </table:table-cell>
              <table:table-cell office:value-type="float" office:value="0.157858">
                <text:p>0.157858</text:p>
              </table:table-cell>
              <table:table-cell office:value-type="float" office:value="0.156551">
                <text:p>0.156551</text:p>
              </table:table-cell>
              <table:table-cell office:value-type="float" office:value="0.156939">
                <text:p>0.1569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57372">
                <text:p>0.157372</text:p>
              </table:table-cell>
              <table:table-cell office:value-type="float" office:value="0.157124">
                <text:p>0.157124</text:p>
              </table:table-cell>
              <table:table-cell office:value-type="float" office:value="0.163054">
                <text:p>0.163054</text:p>
              </table:table-cell>
              <table:table-cell office:value-type="float" office:value="0.157864">
                <text:p>0.157864</text:p>
              </table:table-cell>
              <table:table-cell office:value-type="float" office:value="0.15655">
                <text:p>0.15655</text:p>
              </table:table-cell>
              <table:table-cell office:value-type="float" office:value="0.156936">
                <text:p>0.1569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57368">
                <text:p>0.157368</text:p>
              </table:table-cell>
              <table:table-cell office:value-type="float" office:value="0.157121">
                <text:p>0.157121</text:p>
              </table:table-cell>
              <table:table-cell office:value-type="float" office:value="0.163053">
                <text:p>0.163053</text:p>
              </table:table-cell>
              <table:table-cell office:value-type="float" office:value="0.157867">
                <text:p>0.157867</text:p>
              </table:table-cell>
              <table:table-cell office:value-type="float" office:value="0.156551">
                <text:p>0.156551</text:p>
              </table:table-cell>
              <table:table-cell office:value-type="float" office:value="0.156932">
                <text:p>0.1569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57364">
                <text:p>0.157364</text:p>
              </table:table-cell>
              <table:table-cell office:value-type="float" office:value="0.157119">
                <text:p>0.157119</text:p>
              </table:table-cell>
              <table:table-cell office:value-type="float" office:value="0.163052">
                <text:p>0.163052</text:p>
              </table:table-cell>
              <table:table-cell office:value-type="float" office:value="0.157858">
                <text:p>0.157858</text:p>
              </table:table-cell>
              <table:table-cell office:value-type="float" office:value="0.156547">
                <text:p>0.156547</text:p>
              </table:table-cell>
              <table:table-cell office:value-type="float" office:value="0.156929">
                <text:p>0.1569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57364">
                <text:p>0.157364</text:p>
              </table:table-cell>
              <table:table-cell office:value-type="float" office:value="0.157116">
                <text:p>0.157116</text:p>
              </table:table-cell>
              <table:table-cell office:value-type="float" office:value="0.163051">
                <text:p>0.163051</text:p>
              </table:table-cell>
              <table:table-cell office:value-type="float" office:value="0.15787">
                <text:p>0.15787</text:p>
              </table:table-cell>
              <table:table-cell office:value-type="float" office:value="0.15655">
                <text:p>0.15655</text:p>
              </table:table-cell>
              <table:table-cell office:value-type="float" office:value="0.156926">
                <text:p>0.1569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5736">
                <text:p>0.15736</text:p>
              </table:table-cell>
              <table:table-cell office:value-type="float" office:value="0.157113">
                <text:p>0.157113</text:p>
              </table:table-cell>
              <table:table-cell office:value-type="float" office:value="0.163051">
                <text:p>0.163051</text:p>
              </table:table-cell>
              <table:table-cell office:value-type="float" office:value="0.15786">
                <text:p>0.15786</text:p>
              </table:table-cell>
              <table:table-cell office:value-type="float" office:value="0.156545">
                <text:p>0.156545</text:p>
              </table:table-cell>
              <table:table-cell office:value-type="float" office:value="0.156923">
                <text:p>0.1569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57362">
                <text:p>0.157362</text:p>
              </table:table-cell>
              <table:table-cell office:value-type="float" office:value="0.15711">
                <text:p>0.15711</text:p>
              </table:table-cell>
              <table:table-cell office:value-type="float" office:value="0.16305">
                <text:p>0.16305</text:p>
              </table:table-cell>
              <table:table-cell office:value-type="float" office:value="0.157856">
                <text:p>0.157856</text:p>
              </table:table-cell>
              <table:table-cell office:value-type="float" office:value="0.156549">
                <text:p>0.156549</text:p>
              </table:table-cell>
              <table:table-cell office:value-type="float" office:value="0.156919">
                <text:p>0.1569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57362">
                <text:p>0.157362</text:p>
              </table:table-cell>
              <table:table-cell office:value-type="float" office:value="0.157107">
                <text:p>0.157107</text:p>
              </table:table-cell>
              <table:table-cell office:value-type="float" office:value="0.16305">
                <text:p>0.16305</text:p>
              </table:table-cell>
              <table:table-cell office:value-type="float" office:value="0.157867">
                <text:p>0.157867</text:p>
              </table:table-cell>
              <table:table-cell office:value-type="float" office:value="0.156556">
                <text:p>0.156556</text:p>
              </table:table-cell>
              <table:table-cell office:value-type="float" office:value="0.156916">
                <text:p>0.1569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5736">
                <text:p>0.15736</text:p>
              </table:table-cell>
              <table:table-cell office:value-type="float" office:value="0.157104">
                <text:p>0.157104</text:p>
              </table:table-cell>
              <table:table-cell office:value-type="float" office:value="0.163049">
                <text:p>0.163049</text:p>
              </table:table-cell>
              <table:table-cell office:value-type="float" office:value="0.157858">
                <text:p>0.157858</text:p>
              </table:table-cell>
              <table:table-cell office:value-type="float" office:value="0.156548">
                <text:p>0.156548</text:p>
              </table:table-cell>
              <table:table-cell office:value-type="float" office:value="0.156913">
                <text:p>0.1569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57359">
                <text:p>0.157359</text:p>
              </table:table-cell>
              <table:table-cell office:value-type="float" office:value="0.157101">
                <text:p>0.157101</text:p>
              </table:table-cell>
              <table:table-cell office:value-type="float" office:value="0.163049">
                <text:p>0.163049</text:p>
              </table:table-cell>
              <table:table-cell office:value-type="float" office:value="0.157856">
                <text:p>0.157856</text:p>
              </table:table-cell>
              <table:table-cell office:value-type="float" office:value="0.156547">
                <text:p>0.156547</text:p>
              </table:table-cell>
              <table:table-cell office:value-type="float" office:value="0.15691">
                <text:p>0.156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57358">
                <text:p>0.157358</text:p>
              </table:table-cell>
              <table:table-cell office:value-type="float" office:value="0.157099">
                <text:p>0.157099</text:p>
              </table:table-cell>
              <table:table-cell office:value-type="float" office:value="0.163048">
                <text:p>0.163048</text:p>
              </table:table-cell>
              <table:table-cell office:value-type="float" office:value="0.157855">
                <text:p>0.157855</text:p>
              </table:table-cell>
              <table:table-cell office:value-type="float" office:value="0.156547">
                <text:p>0.156547</text:p>
              </table:table-cell>
              <table:table-cell office:value-type="float" office:value="0.156906">
                <text:p>0.15690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5736">
                <text:p>0.15736</text:p>
              </table:table-cell>
              <table:table-cell office:value-type="float" office:value="0.157096">
                <text:p>0.157096</text:p>
              </table:table-cell>
              <table:table-cell office:value-type="float" office:value="0.163047">
                <text:p>0.163047</text:p>
              </table:table-cell>
              <table:table-cell office:value-type="float" office:value="0.157859">
                <text:p>0.157859</text:p>
              </table:table-cell>
              <table:table-cell office:value-type="float" office:value="0.156542">
                <text:p>0.156542</text:p>
              </table:table-cell>
              <table:table-cell office:value-type="float" office:value="0.156903">
                <text:p>0.15690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57357">
                <text:p>0.157357</text:p>
              </table:table-cell>
              <table:table-cell office:value-type="float" office:value="0.157093">
                <text:p>0.157093</text:p>
              </table:table-cell>
              <table:table-cell office:value-type="float" office:value="0.163047">
                <text:p>0.163047</text:p>
              </table:table-cell>
              <table:table-cell office:value-type="float" office:value="0.157854">
                <text:p>0.157854</text:p>
              </table:table-cell>
              <table:table-cell office:value-type="float" office:value="0.156542">
                <text:p>0.156542</text:p>
              </table:table-cell>
              <table:table-cell office:value-type="float" office:value="0.1569">
                <text:p>0.15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57358">
                <text:p>0.157358</text:p>
              </table:table-cell>
              <table:table-cell office:value-type="float" office:value="0.15709">
                <text:p>0.15709</text:p>
              </table:table-cell>
              <table:table-cell office:value-type="float" office:value="0.163046">
                <text:p>0.163046</text:p>
              </table:table-cell>
              <table:table-cell office:value-type="float" office:value="0.157854">
                <text:p>0.157854</text:p>
              </table:table-cell>
              <table:table-cell office:value-type="float" office:value="0.156542">
                <text:p>0.156542</text:p>
              </table:table-cell>
              <table:table-cell office:value-type="float" office:value="0.156896">
                <text:p>0.1568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57358">
                <text:p>0.157358</text:p>
              </table:table-cell>
              <table:table-cell office:value-type="float" office:value="0.157087">
                <text:p>0.157087</text:p>
              </table:table-cell>
              <table:table-cell office:value-type="float" office:value="0.163046">
                <text:p>0.163046</text:p>
              </table:table-cell>
              <table:table-cell office:value-type="float" office:value="0.157853">
                <text:p>0.157853</text:p>
              </table:table-cell>
              <table:table-cell office:value-type="float" office:value="0.156549">
                <text:p>0.156549</text:p>
              </table:table-cell>
              <table:table-cell office:value-type="float" office:value="0.156893">
                <text:p>0.15689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5736">
                <text:p>0.15736</text:p>
              </table:table-cell>
              <table:table-cell office:value-type="float" office:value="0.157084">
                <text:p>0.157084</text:p>
              </table:table-cell>
              <table:table-cell office:value-type="float" office:value="0.163045">
                <text:p>0.163045</text:p>
              </table:table-cell>
              <table:table-cell office:value-type="float" office:value="0.157851">
                <text:p>0.157851</text:p>
              </table:table-cell>
              <table:table-cell office:value-type="float" office:value="0.156544">
                <text:p>0.156544</text:p>
              </table:table-cell>
              <table:table-cell office:value-type="float" office:value="0.15689">
                <text:p>0.156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5736">
                <text:p>0.15736</text:p>
              </table:table-cell>
              <table:table-cell office:value-type="float" office:value="0.157082">
                <text:p>0.157082</text:p>
              </table:table-cell>
              <table:table-cell office:value-type="float" office:value="0.163045">
                <text:p>0.163045</text:p>
              </table:table-cell>
              <table:table-cell office:value-type="float" office:value="0.157858">
                <text:p>0.157858</text:p>
              </table:table-cell>
              <table:table-cell office:value-type="float" office:value="0.156542">
                <text:p>0.156542</text:p>
              </table:table-cell>
              <table:table-cell office:value-type="float" office:value="0.156886">
                <text:p>0.15688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57356">
                <text:p>0.157356</text:p>
              </table:table-cell>
              <table:table-cell office:value-type="float" office:value="0.157079">
                <text:p>0.157079</text:p>
              </table:table-cell>
              <table:table-cell office:value-type="float" office:value="0.163044">
                <text:p>0.163044</text:p>
              </table:table-cell>
              <table:table-cell office:value-type="float" office:value="0.15785">
                <text:p>0.15785</text:p>
              </table:table-cell>
              <table:table-cell office:value-type="float" office:value="0.156539">
                <text:p>0.156539</text:p>
              </table:table-cell>
              <table:table-cell office:value-type="float" office:value="0.156883">
                <text:p>0.15688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57357">
                <text:p>0.157357</text:p>
              </table:table-cell>
              <table:table-cell office:value-type="float" office:value="0.157076">
                <text:p>0.157076</text:p>
              </table:table-cell>
              <table:table-cell office:value-type="float" office:value="0.163045">
                <text:p>0.163045</text:p>
              </table:table-cell>
              <table:table-cell office:value-type="float" office:value="0.15785">
                <text:p>0.15785</text:p>
              </table:table-cell>
              <table:table-cell office:value-type="float" office:value="0.156541">
                <text:p>0.156541</text:p>
              </table:table-cell>
              <table:table-cell office:value-type="float" office:value="0.15688">
                <text:p>0.156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57355">
                <text:p>0.157355</text:p>
              </table:table-cell>
              <table:table-cell office:value-type="float" office:value="0.157073">
                <text:p>0.157073</text:p>
              </table:table-cell>
              <table:table-cell office:value-type="float" office:value="0.163044">
                <text:p>0.163044</text:p>
              </table:table-cell>
              <table:table-cell office:value-type="float" office:value="0.157848">
                <text:p>0.157848</text:p>
              </table:table-cell>
              <table:table-cell office:value-type="float" office:value="0.15654">
                <text:p>0.15654</text:p>
              </table:table-cell>
              <table:table-cell office:value-type="float" office:value="0.156876">
                <text:p>0.15687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57358">
                <text:p>0.157358</text:p>
              </table:table-cell>
              <table:table-cell office:value-type="float" office:value="0.157071">
                <text:p>0.157071</text:p>
              </table:table-cell>
              <table:table-cell office:value-type="float" office:value="0.163043">
                <text:p>0.163043</text:p>
              </table:table-cell>
              <table:table-cell office:value-type="float" office:value="0.157849">
                <text:p>0.157849</text:p>
              </table:table-cell>
              <table:table-cell office:value-type="float" office:value="0.156538">
                <text:p>0.156538</text:p>
              </table:table-cell>
              <table:table-cell office:value-type="float" office:value="0.156873">
                <text:p>0.15687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57359">
                <text:p>0.157359</text:p>
              </table:table-cell>
              <table:table-cell office:value-type="float" office:value="0.157068">
                <text:p>0.157068</text:p>
              </table:table-cell>
              <table:table-cell office:value-type="float" office:value="0.163045">
                <text:p>0.163045</text:p>
              </table:table-cell>
              <table:table-cell office:value-type="float" office:value="0.157858">
                <text:p>0.157858</text:p>
              </table:table-cell>
              <table:table-cell office:value-type="float" office:value="0.15654">
                <text:p>0.15654</text:p>
              </table:table-cell>
              <table:table-cell office:value-type="float" office:value="0.15687">
                <text:p>0.1568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57356">
                <text:p>0.157356</text:p>
              </table:table-cell>
              <table:table-cell office:value-type="float" office:value="0.157065">
                <text:p>0.157065</text:p>
              </table:table-cell>
              <table:table-cell office:value-type="float" office:value="0.163043">
                <text:p>0.163043</text:p>
              </table:table-cell>
              <table:table-cell office:value-type="float" office:value="0.157849">
                <text:p>0.157849</text:p>
              </table:table-cell>
              <table:table-cell office:value-type="float" office:value="0.156538">
                <text:p>0.156538</text:p>
              </table:table-cell>
              <table:table-cell office:value-type="float" office:value="0.156867">
                <text:p>0.1568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57355">
                <text:p>0.157355</text:p>
              </table:table-cell>
              <table:table-cell office:value-type="float" office:value="0.157062">
                <text:p>0.157062</text:p>
              </table:table-cell>
              <table:table-cell office:value-type="float" office:value="0.163044">
                <text:p>0.163044</text:p>
              </table:table-cell>
              <table:table-cell office:value-type="float" office:value="0.157847">
                <text:p>0.157847</text:p>
              </table:table-cell>
              <table:table-cell office:value-type="float" office:value="0.15654">
                <text:p>0.15654</text:p>
              </table:table-cell>
              <table:table-cell office:value-type="float" office:value="0.156863">
                <text:p>0.1568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57361">
                <text:p>0.157361</text:p>
              </table:table-cell>
              <table:table-cell office:value-type="float" office:value="0.157059">
                <text:p>0.157059</text:p>
              </table:table-cell>
              <table:table-cell office:value-type="float" office:value="0.163043">
                <text:p>0.163043</text:p>
              </table:table-cell>
              <table:table-cell office:value-type="float" office:value="0.15785">
                <text:p>0.15785</text:p>
              </table:table-cell>
              <table:table-cell office:value-type="float" office:value="0.156537">
                <text:p>0.156537</text:p>
              </table:table-cell>
              <table:table-cell office:value-type="float" office:value="0.15686">
                <text:p>0.156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57358">
                <text:p>0.157358</text:p>
              </table:table-cell>
              <table:table-cell office:value-type="float" office:value="0.157057">
                <text:p>0.157057</text:p>
              </table:table-cell>
              <table:table-cell office:value-type="float" office:value="0.163042">
                <text:p>0.163042</text:p>
              </table:table-cell>
              <table:table-cell office:value-type="float" office:value="0.157849">
                <text:p>0.157849</text:p>
              </table:table-cell>
              <table:table-cell office:value-type="float" office:value="0.156537">
                <text:p>0.156537</text:p>
              </table:table-cell>
              <table:table-cell office:value-type="float" office:value="0.156857">
                <text:p>0.1568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57354">
                <text:p>0.157354</text:p>
              </table:table-cell>
              <table:table-cell office:value-type="float" office:value="0.157054">
                <text:p>0.157054</text:p>
              </table:table-cell>
              <table:table-cell office:value-type="float" office:value="0.16304">
                <text:p>0.16304</text:p>
              </table:table-cell>
              <table:table-cell office:value-type="float" office:value="0.157848">
                <text:p>0.157848</text:p>
              </table:table-cell>
              <table:table-cell office:value-type="float" office:value="0.156537">
                <text:p>0.156537</text:p>
              </table:table-cell>
              <table:table-cell office:value-type="float" office:value="0.156853">
                <text:p>0.1568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57358">
                <text:p>0.157358</text:p>
              </table:table-cell>
              <table:table-cell office:value-type="float" office:value="0.157051">
                <text:p>0.157051</text:p>
              </table:table-cell>
              <table:table-cell office:value-type="float" office:value="0.163041">
                <text:p>0.163041</text:p>
              </table:table-cell>
              <table:table-cell office:value-type="float" office:value="0.157846">
                <text:p>0.157846</text:p>
              </table:table-cell>
              <table:table-cell office:value-type="float" office:value="0.156537">
                <text:p>0.156537</text:p>
              </table:table-cell>
              <table:table-cell office:value-type="float" office:value="0.15685">
                <text:p>0.156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57353">
                <text:p>0.157353</text:p>
              </table:table-cell>
              <table:table-cell office:value-type="float" office:value="0.157048">
                <text:p>0.157048</text:p>
              </table:table-cell>
              <table:table-cell office:value-type="float" office:value="0.16304">
                <text:p>0.16304</text:p>
              </table:table-cell>
              <table:table-cell office:value-type="float" office:value="0.157852">
                <text:p>0.157852</text:p>
              </table:table-cell>
              <table:table-cell office:value-type="float" office:value="0.156538">
                <text:p>0.156538</text:p>
              </table:table-cell>
              <table:table-cell office:value-type="float" office:value="0.156846">
                <text:p>0.15684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5736">
                <text:p>0.15736</text:p>
              </table:table-cell>
              <table:table-cell office:value-type="float" office:value="0.157045">
                <text:p>0.157045</text:p>
              </table:table-cell>
              <table:table-cell office:value-type="float" office:value="0.16304">
                <text:p>0.16304</text:p>
              </table:table-cell>
              <table:table-cell office:value-type="float" office:value="0.157846">
                <text:p>0.157846</text:p>
              </table:table-cell>
              <table:table-cell office:value-type="float" office:value="0.156537">
                <text:p>0.156537</text:p>
              </table:table-cell>
              <table:table-cell office:value-type="float" office:value="0.156843">
                <text:p>0.15684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57354">
                <text:p>0.157354</text:p>
              </table:table-cell>
              <table:table-cell office:value-type="float" office:value="0.157042">
                <text:p>0.157042</text:p>
              </table:table-cell>
              <table:table-cell office:value-type="float" office:value="0.163039">
                <text:p>0.163039</text:p>
              </table:table-cell>
              <table:table-cell office:value-type="float" office:value="0.157846">
                <text:p>0.157846</text:p>
              </table:table-cell>
              <table:table-cell office:value-type="float" office:value="0.15654">
                <text:p>0.15654</text:p>
              </table:table-cell>
              <table:table-cell office:value-type="float" office:value="0.15684">
                <text:p>0.156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57356">
                <text:p>0.157356</text:p>
              </table:table-cell>
              <table:table-cell office:value-type="float" office:value="0.15704">
                <text:p>0.15704</text:p>
              </table:table-cell>
              <table:table-cell office:value-type="float" office:value="0.163039">
                <text:p>0.163039</text:p>
              </table:table-cell>
              <table:table-cell office:value-type="float" office:value="0.157845">
                <text:p>0.157845</text:p>
              </table:table-cell>
              <table:table-cell office:value-type="float" office:value="0.15654">
                <text:p>0.15654</text:p>
              </table:table-cell>
              <table:table-cell office:value-type="float" office:value="0.156837">
                <text:p>0.15683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57355">
                <text:p>0.157355</text:p>
              </table:table-cell>
              <table:table-cell office:value-type="float" office:value="0.157037">
                <text:p>0.157037</text:p>
              </table:table-cell>
              <table:table-cell office:value-type="float" office:value="0.163037">
                <text:p>0.163037</text:p>
              </table:table-cell>
              <table:table-cell office:value-type="float" office:value="0.157845">
                <text:p>0.157845</text:p>
              </table:table-cell>
              <table:table-cell office:value-type="float" office:value="0.156534">
                <text:p>0.156534</text:p>
              </table:table-cell>
              <table:table-cell office:value-type="float" office:value="0.156834">
                <text:p>0.15683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57354">
                <text:p>0.157354</text:p>
              </table:table-cell>
              <table:table-cell office:value-type="float" office:value="0.157034">
                <text:p>0.157034</text:p>
              </table:table-cell>
              <table:table-cell office:value-type="float" office:value="0.163037">
                <text:p>0.163037</text:p>
              </table:table-cell>
              <table:table-cell office:value-type="float" office:value="0.157844">
                <text:p>0.157844</text:p>
              </table:table-cell>
              <table:table-cell office:value-type="float" office:value="0.156536">
                <text:p>0.156536</text:p>
              </table:table-cell>
              <table:table-cell office:value-type="float" office:value="0.15683">
                <text:p>0.156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57356">
                <text:p>0.157356</text:p>
              </table:table-cell>
              <table:table-cell office:value-type="float" office:value="0.157031">
                <text:p>0.157031</text:p>
              </table:table-cell>
              <table:table-cell office:value-type="float" office:value="0.163036">
                <text:p>0.163036</text:p>
              </table:table-cell>
              <table:table-cell office:value-type="float" office:value="0.157843">
                <text:p>0.157843</text:p>
              </table:table-cell>
              <table:table-cell office:value-type="float" office:value="0.156533">
                <text:p>0.156533</text:p>
              </table:table-cell>
              <table:table-cell office:value-type="float" office:value="0.156827">
                <text:p>0.15682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57354">
                <text:p>0.157354</text:p>
              </table:table-cell>
              <table:table-cell office:value-type="float" office:value="0.157028">
                <text:p>0.157028</text:p>
              </table:table-cell>
              <table:table-cell office:value-type="float" office:value="0.163036">
                <text:p>0.163036</text:p>
              </table:table-cell>
              <table:table-cell office:value-type="float" office:value="0.157842">
                <text:p>0.157842</text:p>
              </table:table-cell>
              <table:table-cell office:value-type="float" office:value="0.156535">
                <text:p>0.156535</text:p>
              </table:table-cell>
              <table:table-cell office:value-type="float" office:value="0.156824">
                <text:p>0.1568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57353">
                <text:p>0.157353</text:p>
              </table:table-cell>
              <table:table-cell office:value-type="float" office:value="0.157025">
                <text:p>0.157025</text:p>
              </table:table-cell>
              <table:table-cell office:value-type="float" office:value="0.163035">
                <text:p>0.163035</text:p>
              </table:table-cell>
              <table:table-cell office:value-type="float" office:value="0.157842">
                <text:p>0.157842</text:p>
              </table:table-cell>
              <table:table-cell office:value-type="float" office:value="0.156539">
                <text:p>0.156539</text:p>
              </table:table-cell>
              <table:table-cell office:value-type="float" office:value="0.15682">
                <text:p>0.1568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57356">
                <text:p>0.157356</text:p>
              </table:table-cell>
              <table:table-cell office:value-type="float" office:value="0.157022">
                <text:p>0.157022</text:p>
              </table:table-cell>
              <table:table-cell office:value-type="float" office:value="0.163034">
                <text:p>0.163034</text:p>
              </table:table-cell>
              <table:table-cell office:value-type="float" office:value="0.157842">
                <text:p>0.157842</text:p>
              </table:table-cell>
              <table:table-cell office:value-type="float" office:value="0.156549">
                <text:p>0.156549</text:p>
              </table:table-cell>
              <table:table-cell office:value-type="float" office:value="0.156817">
                <text:p>0.1568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57357">
                <text:p>0.157357</text:p>
              </table:table-cell>
              <table:table-cell office:value-type="float" office:value="0.157019">
                <text:p>0.157019</text:p>
              </table:table-cell>
              <table:table-cell office:value-type="float" office:value="0.163033">
                <text:p>0.163033</text:p>
              </table:table-cell>
              <table:table-cell office:value-type="float" office:value="0.157846">
                <text:p>0.157846</text:p>
              </table:table-cell>
              <table:table-cell office:value-type="float" office:value="0.156541">
                <text:p>0.156541</text:p>
              </table:table-cell>
              <table:table-cell office:value-type="float" office:value="0.156813">
                <text:p>0.1568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57355">
                <text:p>0.157355</text:p>
              </table:table-cell>
              <table:table-cell office:value-type="float" office:value="0.157017">
                <text:p>0.157017</text:p>
              </table:table-cell>
              <table:table-cell office:value-type="float" office:value="0.163033">
                <text:p>0.163033</text:p>
              </table:table-cell>
              <table:table-cell office:value-type="float" office:value="0.157842">
                <text:p>0.157842</text:p>
              </table:table-cell>
              <table:table-cell office:value-type="float" office:value="0.156541">
                <text:p>0.156541</text:p>
              </table:table-cell>
              <table:table-cell office:value-type="float" office:value="0.15681">
                <text:p>0.1568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57355">
                <text:p>0.157355</text:p>
              </table:table-cell>
              <table:table-cell office:value-type="float" office:value="0.157014">
                <text:p>0.157014</text:p>
              </table:table-cell>
              <table:table-cell office:value-type="float" office:value="0.163032">
                <text:p>0.163032</text:p>
              </table:table-cell>
              <table:table-cell office:value-type="float" office:value="0.157841">
                <text:p>0.157841</text:p>
              </table:table-cell>
              <table:table-cell office:value-type="float" office:value="0.156534">
                <text:p>0.156534</text:p>
              </table:table-cell>
              <table:table-cell office:value-type="float" office:value="0.156807">
                <text:p>0.15680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57355">
                <text:p>0.157355</text:p>
              </table:table-cell>
              <table:table-cell office:value-type="float" office:value="0.157011">
                <text:p>0.157011</text:p>
              </table:table-cell>
              <table:table-cell office:value-type="float" office:value="0.163031">
                <text:p>0.163031</text:p>
              </table:table-cell>
              <table:table-cell office:value-type="float" office:value="0.15784">
                <text:p>0.15784</text:p>
              </table:table-cell>
              <table:table-cell office:value-type="float" office:value="0.156532">
                <text:p>0.156532</text:p>
              </table:table-cell>
              <table:table-cell office:value-type="float" office:value="0.156804">
                <text:p>0.1568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57353">
                <text:p>0.157353</text:p>
              </table:table-cell>
              <table:table-cell office:value-type="float" office:value="0.157008">
                <text:p>0.157008</text:p>
              </table:table-cell>
              <table:table-cell office:value-type="float" office:value="0.163031">
                <text:p>0.163031</text:p>
              </table:table-cell>
              <table:table-cell office:value-type="float" office:value="0.15784">
                <text:p>0.15784</text:p>
              </table:table-cell>
              <table:table-cell office:value-type="float" office:value="0.156531">
                <text:p>0.156531</text:p>
              </table:table-cell>
              <table:table-cell office:value-type="float" office:value="0.1568">
                <text:p>0.156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57354">
                <text:p>0.157354</text:p>
              </table:table-cell>
              <table:table-cell office:value-type="float" office:value="0.157006">
                <text:p>0.157006</text:p>
              </table:table-cell>
              <table:table-cell office:value-type="float" office:value="0.16303">
                <text:p>0.16303</text:p>
              </table:table-cell>
              <table:table-cell office:value-type="float" office:value="0.15784">
                <text:p>0.15784</text:p>
              </table:table-cell>
              <table:table-cell office:value-type="float" office:value="0.156532">
                <text:p>0.156532</text:p>
              </table:table-cell>
              <table:table-cell office:value-type="float" office:value="0.156797">
                <text:p>0.1567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57355">
                <text:p>0.157355</text:p>
              </table:table-cell>
              <table:table-cell office:value-type="float" office:value="0.157003">
                <text:p>0.157003</text:p>
              </table:table-cell>
              <table:table-cell office:value-type="float" office:value="0.16303">
                <text:p>0.16303</text:p>
              </table:table-cell>
              <table:table-cell office:value-type="float" office:value="0.157839">
                <text:p>0.157839</text:p>
              </table:table-cell>
              <table:table-cell office:value-type="float" office:value="0.156534">
                <text:p>0.156534</text:p>
              </table:table-cell>
              <table:table-cell office:value-type="float" office:value="0.156794">
                <text:p>0.15679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57355">
                <text:p>0.157355</text:p>
              </table:table-cell>
              <table:table-cell office:value-type="float" office:value="0.157">
                <text:p>0.157</text:p>
              </table:table-cell>
              <table:table-cell office:value-type="float" office:value="0.16303">
                <text:p>0.16303</text:p>
              </table:table-cell>
              <table:table-cell office:value-type="float" office:value="0.157839">
                <text:p>0.157839</text:p>
              </table:table-cell>
              <table:table-cell office:value-type="float" office:value="0.156529">
                <text:p>0.156529</text:p>
              </table:table-cell>
              <table:table-cell office:value-type="float" office:value="0.15679">
                <text:p>0.1567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57352">
                <text:p>0.157352</text:p>
              </table:table-cell>
              <table:table-cell office:value-type="float" office:value="0.156997">
                <text:p>0.156997</text:p>
              </table:table-cell>
              <table:table-cell office:value-type="float" office:value="0.163031">
                <text:p>0.163031</text:p>
              </table:table-cell>
              <table:table-cell office:value-type="float" office:value="0.157839">
                <text:p>0.157839</text:p>
              </table:table-cell>
              <table:table-cell office:value-type="float" office:value="0.156536">
                <text:p>0.156536</text:p>
              </table:table-cell>
              <table:table-cell office:value-type="float" office:value="0.156787">
                <text:p>0.15678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57353">
                <text:p>0.157353</text:p>
              </table:table-cell>
              <table:table-cell office:value-type="float" office:value="0.156995">
                <text:p>0.156995</text:p>
              </table:table-cell>
              <table:table-cell office:value-type="float" office:value="0.163029">
                <text:p>0.163029</text:p>
              </table:table-cell>
              <table:table-cell office:value-type="float" office:value="0.157839">
                <text:p>0.157839</text:p>
              </table:table-cell>
              <table:table-cell office:value-type="float" office:value="0.156531">
                <text:p>0.156531</text:p>
              </table:table-cell>
              <table:table-cell office:value-type="float" office:value="0.156783">
                <text:p>0.1567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57356">
                <text:p>0.157356</text:p>
              </table:table-cell>
              <table:table-cell office:value-type="float" office:value="0.156992">
                <text:p>0.156992</text:p>
              </table:table-cell>
              <table:table-cell office:value-type="float" office:value="0.163029">
                <text:p>0.163029</text:p>
              </table:table-cell>
              <table:table-cell office:value-type="float" office:value="0.157838">
                <text:p>0.157838</text:p>
              </table:table-cell>
              <table:table-cell office:value-type="float" office:value="0.156528">
                <text:p>0.156528</text:p>
              </table:table-cell>
              <table:table-cell office:value-type="float" office:value="0.15678">
                <text:p>0.156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57354">
                <text:p>0.157354</text:p>
              </table:table-cell>
              <table:table-cell office:value-type="float" office:value="0.156989">
                <text:p>0.156989</text:p>
              </table:table-cell>
              <table:table-cell office:value-type="float" office:value="0.163028">
                <text:p>0.163028</text:p>
              </table:table-cell>
              <table:table-cell office:value-type="float" office:value="0.157844">
                <text:p>0.157844</text:p>
              </table:table-cell>
              <table:table-cell office:value-type="float" office:value="0.156538">
                <text:p>0.156538</text:p>
              </table:table-cell>
              <table:table-cell office:value-type="float" office:value="0.156777">
                <text:p>0.15677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57358">
                <text:p>0.157358</text:p>
              </table:table-cell>
              <table:table-cell office:value-type="float" office:value="0.156986">
                <text:p>0.156986</text:p>
              </table:table-cell>
              <table:table-cell office:value-type="float" office:value="0.163027">
                <text:p>0.163027</text:p>
              </table:table-cell>
              <table:table-cell office:value-type="float" office:value="0.157842">
                <text:p>0.157842</text:p>
              </table:table-cell>
              <table:table-cell office:value-type="float" office:value="0.156539">
                <text:p>0.156539</text:p>
              </table:table-cell>
              <table:table-cell office:value-type="float" office:value="0.156774">
                <text:p>0.15677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57355">
                <text:p>0.157355</text:p>
              </table:table-cell>
              <table:table-cell office:value-type="float" office:value="0.156983">
                <text:p>0.156983</text:p>
              </table:table-cell>
              <table:table-cell office:value-type="float" office:value="0.163026">
                <text:p>0.163026</text:p>
              </table:table-cell>
              <table:table-cell office:value-type="float" office:value="0.157837">
                <text:p>0.157837</text:p>
              </table:table-cell>
              <table:table-cell office:value-type="float" office:value="0.156529">
                <text:p>0.156529</text:p>
              </table:table-cell>
              <table:table-cell office:value-type="float" office:value="0.15677">
                <text:p>0.156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57355">
                <text:p>0.157355</text:p>
              </table:table-cell>
              <table:table-cell office:value-type="float" office:value="0.156981">
                <text:p>0.156981</text:p>
              </table:table-cell>
              <table:table-cell office:value-type="float" office:value="0.163026">
                <text:p>0.163026</text:p>
              </table:table-cell>
              <table:table-cell office:value-type="float" office:value="0.157836">
                <text:p>0.157836</text:p>
              </table:table-cell>
              <table:table-cell office:value-type="float" office:value="0.156526">
                <text:p>0.156526</text:p>
              </table:table-cell>
              <table:table-cell office:value-type="float" office:value="0.156767">
                <text:p>0.1567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5736">
                <text:p>0.15736</text:p>
              </table:table-cell>
              <table:table-cell office:value-type="float" office:value="0.156978">
                <text:p>0.156978</text:p>
              </table:table-cell>
              <table:table-cell office:value-type="float" office:value="0.163025">
                <text:p>0.163025</text:p>
              </table:table-cell>
              <table:table-cell office:value-type="float" office:value="0.157835">
                <text:p>0.157835</text:p>
              </table:table-cell>
              <table:table-cell office:value-type="float" office:value="0.156526">
                <text:p>0.156526</text:p>
              </table:table-cell>
              <table:table-cell office:value-type="float" office:value="0.156764">
                <text:p>0.1567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57354">
                <text:p>0.157354</text:p>
              </table:table-cell>
              <table:table-cell office:value-type="float" office:value="0.156975">
                <text:p>0.156975</text:p>
              </table:table-cell>
              <table:table-cell office:value-type="float" office:value="0.163025">
                <text:p>0.163025</text:p>
              </table:table-cell>
              <table:table-cell office:value-type="float" office:value="0.157835">
                <text:p>0.157835</text:p>
              </table:table-cell>
              <table:table-cell office:value-type="float" office:value="0.156526">
                <text:p>0.156526</text:p>
              </table:table-cell>
              <table:table-cell office:value-type="float" office:value="0.156761">
                <text:p>0.1567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57351">
                <text:p>0.157351</text:p>
              </table:table-cell>
              <table:table-cell office:value-type="float" office:value="0.156972">
                <text:p>0.156972</text:p>
              </table:table-cell>
              <table:table-cell office:value-type="float" office:value="0.163023">
                <text:p>0.163023</text:p>
              </table:table-cell>
              <table:table-cell office:value-type="float" office:value="0.157836">
                <text:p>0.157836</text:p>
              </table:table-cell>
              <table:table-cell office:value-type="float" office:value="0.156526">
                <text:p>0.156526</text:p>
              </table:table-cell>
              <table:table-cell office:value-type="float" office:value="0.156757">
                <text:p>0.1567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57351">
                <text:p>0.157351</text:p>
              </table:table-cell>
              <table:table-cell office:value-type="float" office:value="0.156969">
                <text:p>0.156969</text:p>
              </table:table-cell>
              <table:table-cell office:value-type="float" office:value="0.163023">
                <text:p>0.163023</text:p>
              </table:table-cell>
              <table:table-cell office:value-type="float" office:value="0.157834">
                <text:p>0.157834</text:p>
              </table:table-cell>
              <table:table-cell office:value-type="float" office:value="0.156525">
                <text:p>0.156525</text:p>
              </table:table-cell>
              <table:table-cell office:value-type="float" office:value="0.156754">
                <text:p>0.1567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5735">
                <text:p>0.15735</text:p>
              </table:table-cell>
              <table:table-cell office:value-type="float" office:value="0.156967">
                <text:p>0.156967</text:p>
              </table:table-cell>
              <table:table-cell office:value-type="float" office:value="0.163023">
                <text:p>0.163023</text:p>
              </table:table-cell>
              <table:table-cell office:value-type="float" office:value="0.157835">
                <text:p>0.157835</text:p>
              </table:table-cell>
              <table:table-cell office:value-type="float" office:value="0.156525">
                <text:p>0.156525</text:p>
              </table:table-cell>
              <table:table-cell office:value-type="float" office:value="0.156751">
                <text:p>0.1567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5735">
                <text:p>0.15735</text:p>
              </table:table-cell>
              <table:table-cell office:value-type="float" office:value="0.156964">
                <text:p>0.156964</text:p>
              </table:table-cell>
              <table:table-cell office:value-type="float" office:value="0.163022">
                <text:p>0.163022</text:p>
              </table:table-cell>
              <table:table-cell office:value-type="float" office:value="0.157833">
                <text:p>0.157833</text:p>
              </table:table-cell>
              <table:table-cell office:value-type="float" office:value="0.156524">
                <text:p>0.156524</text:p>
              </table:table-cell>
              <table:table-cell office:value-type="float" office:value="0.156748">
                <text:p>0.15674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5735">
                <text:p>0.15735</text:p>
              </table:table-cell>
              <table:table-cell office:value-type="float" office:value="0.156961">
                <text:p>0.156961</text:p>
              </table:table-cell>
              <table:table-cell office:value-type="float" office:value="0.16302">
                <text:p>0.16302</text:p>
              </table:table-cell>
              <table:table-cell office:value-type="float" office:value="0.157833">
                <text:p>0.157833</text:p>
              </table:table-cell>
              <table:table-cell office:value-type="float" office:value="0.156522">
                <text:p>0.156522</text:p>
              </table:table-cell>
              <table:table-cell office:value-type="float" office:value="0.156744">
                <text:p>0.15674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57354">
                <text:p>0.157354</text:p>
              </table:table-cell>
              <table:table-cell office:value-type="float" office:value="0.156958">
                <text:p>0.156958</text:p>
              </table:table-cell>
              <table:table-cell office:value-type="float" office:value="0.16302">
                <text:p>0.16302</text:p>
              </table:table-cell>
              <table:table-cell office:value-type="float" office:value="0.157836">
                <text:p>0.157836</text:p>
              </table:table-cell>
              <table:table-cell office:value-type="float" office:value="0.156524">
                <text:p>0.156524</text:p>
              </table:table-cell>
              <table:table-cell office:value-type="float" office:value="0.156741">
                <text:p>0.15674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57352">
                <text:p>0.157352</text:p>
              </table:table-cell>
              <table:table-cell office:value-type="float" office:value="0.156955">
                <text:p>0.156955</text:p>
              </table:table-cell>
              <table:table-cell office:value-type="float" office:value="0.16302">
                <text:p>0.16302</text:p>
              </table:table-cell>
              <table:table-cell office:value-type="float" office:value="0.157837">
                <text:p>0.157837</text:p>
              </table:table-cell>
              <table:table-cell office:value-type="float" office:value="0.156525">
                <text:p>0.156525</text:p>
              </table:table-cell>
              <table:table-cell office:value-type="float" office:value="0.156738">
                <text:p>0.1567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952">
                <text:p>0.156952</text:p>
              </table:table-cell>
              <table:table-cell office:value-type="float" office:value="0.163019">
                <text:p>0.163019</text:p>
              </table:table-cell>
              <table:table-cell office:value-type="float" office:value="0.15783">
                <text:p>0.15783</text:p>
              </table:table-cell>
              <table:table-cell office:value-type="float" office:value="0.156527">
                <text:p>0.156527</text:p>
              </table:table-cell>
              <table:table-cell office:value-type="float" office:value="0.156735">
                <text:p>0.1567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57349">
                <text:p>0.157349</text:p>
              </table:table-cell>
              <table:table-cell office:value-type="float" office:value="0.156949">
                <text:p>0.156949</text:p>
              </table:table-cell>
              <table:table-cell office:value-type="float" office:value="0.163018">
                <text:p>0.163018</text:p>
              </table:table-cell>
              <table:table-cell office:value-type="float" office:value="0.15783">
                <text:p>0.15783</text:p>
              </table:table-cell>
              <table:table-cell office:value-type="float" office:value="0.156523">
                <text:p>0.156523</text:p>
              </table:table-cell>
              <table:table-cell office:value-type="float" office:value="0.156731">
                <text:p>0.1567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5735">
                <text:p>0.15735</text:p>
              </table:table-cell>
              <table:table-cell office:value-type="float" office:value="0.156947">
                <text:p>0.156947</text:p>
              </table:table-cell>
              <table:table-cell office:value-type="float" office:value="0.163017">
                <text:p>0.163017</text:p>
              </table:table-cell>
              <table:table-cell office:value-type="float" office:value="0.157829">
                <text:p>0.157829</text:p>
              </table:table-cell>
              <table:table-cell office:value-type="float" office:value="0.156522">
                <text:p>0.156522</text:p>
              </table:table-cell>
              <table:table-cell office:value-type="float" office:value="0.156728">
                <text:p>0.15672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57351">
                <text:p>0.157351</text:p>
              </table:table-cell>
              <table:table-cell office:value-type="float" office:value="0.156944">
                <text:p>0.156944</text:p>
              </table:table-cell>
              <table:table-cell office:value-type="float" office:value="0.163017">
                <text:p>0.163017</text:p>
              </table:table-cell>
              <table:table-cell office:value-type="float" office:value="0.157829">
                <text:p>0.157829</text:p>
              </table:table-cell>
              <table:table-cell office:value-type="float" office:value="0.156523">
                <text:p>0.156523</text:p>
              </table:table-cell>
              <table:table-cell office:value-type="float" office:value="0.156724">
                <text:p>0.15672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941">
                <text:p>0.156941</text:p>
              </table:table-cell>
              <table:table-cell office:value-type="float" office:value="0.163018">
                <text:p>0.163018</text:p>
              </table:table-cell>
              <table:table-cell office:value-type="float" office:value="0.157828">
                <text:p>0.157828</text:p>
              </table:table-cell>
              <table:table-cell office:value-type="float" office:value="0.156523">
                <text:p>0.156523</text:p>
              </table:table-cell>
              <table:table-cell office:value-type="float" office:value="0.156721">
                <text:p>0.1567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939">
                <text:p>0.156939</text:p>
              </table:table-cell>
              <table:table-cell office:value-type="float" office:value="0.163017">
                <text:p>0.163017</text:p>
              </table:table-cell>
              <table:table-cell office:value-type="float" office:value="0.15783">
                <text:p>0.15783</text:p>
              </table:table-cell>
              <table:table-cell office:value-type="float" office:value="0.156522">
                <text:p>0.156522</text:p>
              </table:table-cell>
              <table:table-cell office:value-type="float" office:value="0.156718">
                <text:p>0.1567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57353">
                <text:p>0.157353</text:p>
              </table:table-cell>
              <table:table-cell office:value-type="float" office:value="0.156936">
                <text:p>0.156936</text:p>
              </table:table-cell>
              <table:table-cell office:value-type="float" office:value="0.163018">
                <text:p>0.163018</text:p>
              </table:table-cell>
              <table:table-cell office:value-type="float" office:value="0.157827">
                <text:p>0.157827</text:p>
              </table:table-cell>
              <table:table-cell office:value-type="float" office:value="0.15652">
                <text:p>0.15652</text:p>
              </table:table-cell>
              <table:table-cell office:value-type="float" office:value="0.156715">
                <text:p>0.1567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933">
                <text:p>0.156933</text:p>
              </table:table-cell>
              <table:table-cell office:value-type="float" office:value="0.163017">
                <text:p>0.163017</text:p>
              </table:table-cell>
              <table:table-cell office:value-type="float" office:value="0.157829">
                <text:p>0.157829</text:p>
              </table:table-cell>
              <table:table-cell office:value-type="float" office:value="0.156519">
                <text:p>0.156519</text:p>
              </table:table-cell>
              <table:table-cell office:value-type="float" office:value="0.156712">
                <text:p>0.1567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931">
                <text:p>0.156931</text:p>
              </table:table-cell>
              <table:table-cell office:value-type="float" office:value="0.163015">
                <text:p>0.163015</text:p>
              </table:table-cell>
              <table:table-cell office:value-type="float" office:value="0.157829">
                <text:p>0.157829</text:p>
              </table:table-cell>
              <table:table-cell office:value-type="float" office:value="0.15652">
                <text:p>0.15652</text:p>
              </table:table-cell>
              <table:table-cell office:value-type="float" office:value="0.156709">
                <text:p>0.15670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928">
                <text:p>0.156928</text:p>
              </table:table-cell>
              <table:table-cell office:value-type="float" office:value="0.163017">
                <text:p>0.163017</text:p>
              </table:table-cell>
              <table:table-cell office:value-type="float" office:value="0.157827">
                <text:p>0.157827</text:p>
              </table:table-cell>
              <table:table-cell office:value-type="float" office:value="0.15652">
                <text:p>0.15652</text:p>
              </table:table-cell>
              <table:table-cell office:value-type="float" office:value="0.156705">
                <text:p>0.1567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925">
                <text:p>0.156925</text:p>
              </table:table-cell>
              <table:table-cell office:value-type="float" office:value="0.163015">
                <text:p>0.163015</text:p>
              </table:table-cell>
              <table:table-cell office:value-type="float" office:value="0.157827">
                <text:p>0.157827</text:p>
              </table:table-cell>
              <table:table-cell office:value-type="float" office:value="0.156518">
                <text:p>0.156518</text:p>
              </table:table-cell>
              <table:table-cell office:value-type="float" office:value="0.156702">
                <text:p>0.1567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922">
                <text:p>0.156922</text:p>
              </table:table-cell>
              <table:table-cell office:value-type="float" office:value="0.163014">
                <text:p>0.163014</text:p>
              </table:table-cell>
              <table:table-cell office:value-type="float" office:value="0.157827">
                <text:p>0.157827</text:p>
              </table:table-cell>
              <table:table-cell office:value-type="float" office:value="0.15652">
                <text:p>0.15652</text:p>
              </table:table-cell>
              <table:table-cell office:value-type="float" office:value="0.156699">
                <text:p>0.1566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92">
                <text:p>0.15692</text:p>
              </table:table-cell>
              <table:table-cell office:value-type="float" office:value="0.163014">
                <text:p>0.163014</text:p>
              </table:table-cell>
              <table:table-cell office:value-type="float" office:value="0.157825">
                <text:p>0.157825</text:p>
              </table:table-cell>
              <table:table-cell office:value-type="float" office:value="0.156518">
                <text:p>0.156518</text:p>
              </table:table-cell>
              <table:table-cell office:value-type="float" office:value="0.156695">
                <text:p>0.1566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57353">
                <text:p>0.157353</text:p>
              </table:table-cell>
              <table:table-cell office:value-type="float" office:value="0.156917">
                <text:p>0.156917</text:p>
              </table:table-cell>
              <table:table-cell office:value-type="float" office:value="0.163013">
                <text:p>0.163013</text:p>
              </table:table-cell>
              <table:table-cell office:value-type="float" office:value="0.157824">
                <text:p>0.157824</text:p>
              </table:table-cell>
              <table:table-cell office:value-type="float" office:value="0.156516">
                <text:p>0.156516</text:p>
              </table:table-cell>
              <table:table-cell office:value-type="float" office:value="0.156692">
                <text:p>0.1566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57353">
                <text:p>0.157353</text:p>
              </table:table-cell>
              <table:table-cell office:value-type="float" office:value="0.156914">
                <text:p>0.156914</text:p>
              </table:table-cell>
              <table:table-cell office:value-type="float" office:value="0.163013">
                <text:p>0.163013</text:p>
              </table:table-cell>
              <table:table-cell office:value-type="float" office:value="0.157826">
                <text:p>0.157826</text:p>
              </table:table-cell>
              <table:table-cell office:value-type="float" office:value="0.156517">
                <text:p>0.156517</text:p>
              </table:table-cell>
              <table:table-cell office:value-type="float" office:value="0.156689">
                <text:p>0.15668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57352">
                <text:p>0.157352</text:p>
              </table:table-cell>
              <table:table-cell office:value-type="float" office:value="0.156912">
                <text:p>0.156912</text:p>
              </table:table-cell>
              <table:table-cell office:value-type="float" office:value="0.163012">
                <text:p>0.163012</text:p>
              </table:table-cell>
              <table:table-cell office:value-type="float" office:value="0.157824">
                <text:p>0.157824</text:p>
              </table:table-cell>
              <table:table-cell office:value-type="float" office:value="0.156516">
                <text:p>0.156516</text:p>
              </table:table-cell>
              <table:table-cell office:value-type="float" office:value="0.156686">
                <text:p>0.15668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57349">
                <text:p>0.157349</text:p>
              </table:table-cell>
              <table:table-cell office:value-type="float" office:value="0.156909">
                <text:p>0.156909</text:p>
              </table:table-cell>
              <table:table-cell office:value-type="float" office:value="0.163011">
                <text:p>0.163011</text:p>
              </table:table-cell>
              <table:table-cell office:value-type="float" office:value="0.157825">
                <text:p>0.157825</text:p>
              </table:table-cell>
              <table:table-cell office:value-type="float" office:value="0.156522">
                <text:p>0.156522</text:p>
              </table:table-cell>
              <table:table-cell office:value-type="float" office:value="0.156683">
                <text:p>0.1566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906">
                <text:p>0.156906</text:p>
              </table:table-cell>
              <table:table-cell office:value-type="float" office:value="0.163011">
                <text:p>0.163011</text:p>
              </table:table-cell>
              <table:table-cell office:value-type="float" office:value="0.157824">
                <text:p>0.157824</text:p>
              </table:table-cell>
              <table:table-cell office:value-type="float" office:value="0.156519">
                <text:p>0.156519</text:p>
              </table:table-cell>
              <table:table-cell office:value-type="float" office:value="0.15668">
                <text:p>0.156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903">
                <text:p>0.156903</text:p>
              </table:table-cell>
              <table:table-cell office:value-type="float" office:value="0.16301">
                <text:p>0.16301</text:p>
              </table:table-cell>
              <table:table-cell office:value-type="float" office:value="0.157823">
                <text:p>0.157823</text:p>
              </table:table-cell>
              <table:table-cell office:value-type="float" office:value="0.156517">
                <text:p>0.156517</text:p>
              </table:table-cell>
              <table:table-cell office:value-type="float" office:value="0.156677">
                <text:p>0.1566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9">
                <text:p>0.1569</text:p>
              </table:table-cell>
              <table:table-cell office:value-type="float" office:value="0.163009">
                <text:p>0.163009</text:p>
              </table:table-cell>
              <table:table-cell office:value-type="float" office:value="0.157824">
                <text:p>0.157824</text:p>
              </table:table-cell>
              <table:table-cell office:value-type="float" office:value="0.156519">
                <text:p>0.156519</text:p>
              </table:table-cell>
              <table:table-cell office:value-type="float" office:value="0.156673">
                <text:p>0.1566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897">
                <text:p>0.156897</text:p>
              </table:table-cell>
              <table:table-cell office:value-type="float" office:value="0.163009">
                <text:p>0.163009</text:p>
              </table:table-cell>
              <table:table-cell office:value-type="float" office:value="0.157824">
                <text:p>0.157824</text:p>
              </table:table-cell>
              <table:table-cell office:value-type="float" office:value="0.156527">
                <text:p>0.156527</text:p>
              </table:table-cell>
              <table:table-cell office:value-type="float" office:value="0.156671">
                <text:p>0.15667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895">
                <text:p>0.156895</text:p>
              </table:table-cell>
              <table:table-cell office:value-type="float" office:value="0.163007">
                <text:p>0.163007</text:p>
              </table:table-cell>
              <table:table-cell office:value-type="float" office:value="0.157823">
                <text:p>0.157823</text:p>
              </table:table-cell>
              <table:table-cell office:value-type="float" office:value="0.156517">
                <text:p>0.156517</text:p>
              </table:table-cell>
              <table:table-cell office:value-type="float" office:value="0.156668">
                <text:p>0.1566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892">
                <text:p>0.156892</text:p>
              </table:table-cell>
              <table:table-cell office:value-type="float" office:value="0.163007">
                <text:p>0.163007</text:p>
              </table:table-cell>
              <table:table-cell office:value-type="float" office:value="0.157823">
                <text:p>0.157823</text:p>
              </table:table-cell>
              <table:table-cell office:value-type="float" office:value="0.156525">
                <text:p>0.156525</text:p>
              </table:table-cell>
              <table:table-cell office:value-type="float" office:value="0.156665">
                <text:p>0.15666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889">
                <text:p>0.156889</text:p>
              </table:table-cell>
              <table:table-cell office:value-type="float" office:value="0.163006">
                <text:p>0.163006</text:p>
              </table:table-cell>
              <table:table-cell office:value-type="float" office:value="0.157826">
                <text:p>0.157826</text:p>
              </table:table-cell>
              <table:table-cell office:value-type="float" office:value="0.156514">
                <text:p>0.156514</text:p>
              </table:table-cell>
              <table:table-cell office:value-type="float" office:value="0.156662">
                <text:p>0.1566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5735">
                <text:p>0.15735</text:p>
              </table:table-cell>
              <table:table-cell office:value-type="float" office:value="0.156886">
                <text:p>0.156886</text:p>
              </table:table-cell>
              <table:table-cell office:value-type="float" office:value="0.163005">
                <text:p>0.163005</text:p>
              </table:table-cell>
              <table:table-cell office:value-type="float" office:value="0.157828">
                <text:p>0.157828</text:p>
              </table:table-cell>
              <table:table-cell office:value-type="float" office:value="0.15652">
                <text:p>0.15652</text:p>
              </table:table-cell>
              <table:table-cell office:value-type="float" office:value="0.156659">
                <text:p>0.15665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883">
                <text:p>0.156883</text:p>
              </table:table-cell>
              <table:table-cell office:value-type="float" office:value="0.163004">
                <text:p>0.163004</text:p>
              </table:table-cell>
              <table:table-cell office:value-type="float" office:value="0.157826">
                <text:p>0.157826</text:p>
              </table:table-cell>
              <table:table-cell office:value-type="float" office:value="0.156517">
                <text:p>0.156517</text:p>
              </table:table-cell>
              <table:table-cell office:value-type="float" office:value="0.156656">
                <text:p>0.15665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881">
                <text:p>0.156881</text:p>
              </table:table-cell>
              <table:table-cell office:value-type="float" office:value="0.163003">
                <text:p>0.163003</text:p>
              </table:table-cell>
              <table:table-cell office:value-type="float" office:value="0.157821">
                <text:p>0.157821</text:p>
              </table:table-cell>
              <table:table-cell office:value-type="float" office:value="0.156516">
                <text:p>0.156516</text:p>
              </table:table-cell>
              <table:table-cell office:value-type="float" office:value="0.156653">
                <text:p>0.15665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878">
                <text:p>0.156878</text:p>
              </table:table-cell>
              <table:table-cell office:value-type="float" office:value="0.163003">
                <text:p>0.163003</text:p>
              </table:table-cell>
              <table:table-cell office:value-type="float" office:value="0.15782">
                <text:p>0.15782</text:p>
              </table:table-cell>
              <table:table-cell office:value-type="float" office:value="0.156515">
                <text:p>0.156515</text:p>
              </table:table-cell>
              <table:table-cell office:value-type="float" office:value="0.15665">
                <text:p>0.156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57349">
                <text:p>0.157349</text:p>
              </table:table-cell>
              <table:table-cell office:value-type="float" office:value="0.156875">
                <text:p>0.156875</text:p>
              </table:table-cell>
              <table:table-cell office:value-type="float" office:value="0.163002">
                <text:p>0.163002</text:p>
              </table:table-cell>
              <table:table-cell office:value-type="float" office:value="0.157826">
                <text:p>0.157826</text:p>
              </table:table-cell>
              <table:table-cell office:value-type="float" office:value="0.156517">
                <text:p>0.156517</text:p>
              </table:table-cell>
              <table:table-cell office:value-type="float" office:value="0.156647">
                <text:p>0.15664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873">
                <text:p>0.156873</text:p>
              </table:table-cell>
              <table:table-cell office:value-type="float" office:value="0.163002">
                <text:p>0.163002</text:p>
              </table:table-cell>
              <table:table-cell office:value-type="float" office:value="0.15782">
                <text:p>0.15782</text:p>
              </table:table-cell>
              <table:table-cell office:value-type="float" office:value="0.156514">
                <text:p>0.156514</text:p>
              </table:table-cell>
              <table:table-cell office:value-type="float" office:value="0.156644">
                <text:p>0.15664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87">
                <text:p>0.15687</text:p>
              </table:table-cell>
              <table:table-cell office:value-type="float" office:value="0.163001">
                <text:p>0.163001</text:p>
              </table:table-cell>
              <table:table-cell office:value-type="float" office:value="0.157821">
                <text:p>0.157821</text:p>
              </table:table-cell>
              <table:table-cell office:value-type="float" office:value="0.156515">
                <text:p>0.156515</text:p>
              </table:table-cell>
              <table:table-cell office:value-type="float" office:value="0.156641">
                <text:p>0.15664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867">
                <text:p>0.156867</text:p>
              </table:table-cell>
              <table:table-cell office:value-type="float" office:value="0.163001">
                <text:p>0.163001</text:p>
              </table:table-cell>
              <table:table-cell office:value-type="float" office:value="0.15782">
                <text:p>0.15782</text:p>
              </table:table-cell>
              <table:table-cell office:value-type="float" office:value="0.156518">
                <text:p>0.156518</text:p>
              </table:table-cell>
              <table:table-cell office:value-type="float" office:value="0.156638">
                <text:p>0.1566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864">
                <text:p>0.156864</text:p>
              </table:table-cell>
              <table:table-cell office:value-type="float" office:value="0.163">
                <text:p>0.163</text:p>
              </table:table-cell>
              <table:table-cell office:value-type="float" office:value="0.157817">
                <text:p>0.157817</text:p>
              </table:table-cell>
              <table:table-cell office:value-type="float" office:value="0.156517">
                <text:p>0.156517</text:p>
              </table:table-cell>
              <table:table-cell office:value-type="float" office:value="0.156635">
                <text:p>0.1566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862">
                <text:p>0.156862</text:p>
              </table:table-cell>
              <table:table-cell office:value-type="float" office:value="0.163">
                <text:p>0.163</text:p>
              </table:table-cell>
              <table:table-cell office:value-type="float" office:value="0.157818">
                <text:p>0.157818</text:p>
              </table:table-cell>
              <table:table-cell office:value-type="float" office:value="0.156516">
                <text:p>0.156516</text:p>
              </table:table-cell>
              <table:table-cell office:value-type="float" office:value="0.156633">
                <text:p>0.1566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859">
                <text:p>0.156859</text:p>
              </table:table-cell>
              <table:table-cell office:value-type="float" office:value="0.162999">
                <text:p>0.162999</text:p>
              </table:table-cell>
              <table:table-cell office:value-type="float" office:value="0.157815">
                <text:p>0.157815</text:p>
              </table:table-cell>
              <table:table-cell office:value-type="float" office:value="0.156513">
                <text:p>0.156513</text:p>
              </table:table-cell>
              <table:table-cell office:value-type="float" office:value="0.15663">
                <text:p>0.156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856">
                <text:p>0.156856</text:p>
              </table:table-cell>
              <table:table-cell office:value-type="float" office:value="0.162998">
                <text:p>0.162998</text:p>
              </table:table-cell>
              <table:table-cell office:value-type="float" office:value="0.157816">
                <text:p>0.157816</text:p>
              </table:table-cell>
              <table:table-cell office:value-type="float" office:value="0.156511">
                <text:p>0.156511</text:p>
              </table:table-cell>
              <table:table-cell office:value-type="float" office:value="0.156627">
                <text:p>0.1566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853">
                <text:p>0.156853</text:p>
              </table:table-cell>
              <table:table-cell office:value-type="float" office:value="0.162998">
                <text:p>0.162998</text:p>
              </table:table-cell>
              <table:table-cell office:value-type="float" office:value="0.157814">
                <text:p>0.157814</text:p>
              </table:table-cell>
              <table:table-cell office:value-type="float" office:value="0.156509">
                <text:p>0.156509</text:p>
              </table:table-cell>
              <table:table-cell office:value-type="float" office:value="0.156624">
                <text:p>0.1566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85">
                <text:p>0.15685</text:p>
              </table:table-cell>
              <table:table-cell office:value-type="float" office:value="0.162997">
                <text:p>0.162997</text:p>
              </table:table-cell>
              <table:table-cell office:value-type="float" office:value="0.157815">
                <text:p>0.157815</text:p>
              </table:table-cell>
              <table:table-cell office:value-type="float" office:value="0.156508">
                <text:p>0.156508</text:p>
              </table:table-cell>
              <table:table-cell office:value-type="float" office:value="0.156621">
                <text:p>0.1566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848">
                <text:p>0.156848</text:p>
              </table:table-cell>
              <table:table-cell office:value-type="float" office:value="0.162998">
                <text:p>0.162998</text:p>
              </table:table-cell>
              <table:table-cell office:value-type="float" office:value="0.157814">
                <text:p>0.157814</text:p>
              </table:table-cell>
              <table:table-cell office:value-type="float" office:value="0.15651">
                <text:p>0.15651</text:p>
              </table:table-cell>
              <table:table-cell office:value-type="float" office:value="0.156618">
                <text:p>0.1566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845">
                <text:p>0.156845</text:p>
              </table:table-cell>
              <table:table-cell office:value-type="float" office:value="0.162997">
                <text:p>0.162997</text:p>
              </table:table-cell>
              <table:table-cell office:value-type="float" office:value="0.157814">
                <text:p>0.157814</text:p>
              </table:table-cell>
              <table:table-cell office:value-type="float" office:value="0.156507">
                <text:p>0.156507</text:p>
              </table:table-cell>
              <table:table-cell office:value-type="float" office:value="0.156615">
                <text:p>0.1566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842">
                <text:p>0.156842</text:p>
              </table:table-cell>
              <table:table-cell office:value-type="float" office:value="0.162996">
                <text:p>0.162996</text:p>
              </table:table-cell>
              <table:table-cell office:value-type="float" office:value="0.157814">
                <text:p>0.157814</text:p>
              </table:table-cell>
              <table:table-cell office:value-type="float" office:value="0.156507">
                <text:p>0.156507</text:p>
              </table:table-cell>
              <table:table-cell office:value-type="float" office:value="0.156612">
                <text:p>0.1566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839">
                <text:p>0.156839</text:p>
              </table:table-cell>
              <table:table-cell office:value-type="float" office:value="0.162995">
                <text:p>0.162995</text:p>
              </table:table-cell>
              <table:table-cell office:value-type="float" office:value="0.157815">
                <text:p>0.157815</text:p>
              </table:table-cell>
              <table:table-cell office:value-type="float" office:value="0.156512">
                <text:p>0.156512</text:p>
              </table:table-cell>
              <table:table-cell office:value-type="float" office:value="0.156609">
                <text:p>0.1566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57356">
                <text:p>0.157356</text:p>
              </table:table-cell>
              <table:table-cell office:value-type="float" office:value="0.156836">
                <text:p>0.156836</text:p>
              </table:table-cell>
              <table:table-cell office:value-type="float" office:value="0.162994">
                <text:p>0.162994</text:p>
              </table:table-cell>
              <table:table-cell office:value-type="float" office:value="0.157815">
                <text:p>0.157815</text:p>
              </table:table-cell>
              <table:table-cell office:value-type="float" office:value="0.156508">
                <text:p>0.156508</text:p>
              </table:table-cell>
              <table:table-cell office:value-type="float" office:value="0.156606">
                <text:p>0.15660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57352">
                <text:p>0.157352</text:p>
              </table:table-cell>
              <table:table-cell office:value-type="float" office:value="0.156834">
                <text:p>0.156834</text:p>
              </table:table-cell>
              <table:table-cell office:value-type="float" office:value="0.162996">
                <text:p>0.162996</text:p>
              </table:table-cell>
              <table:table-cell office:value-type="float" office:value="0.157814">
                <text:p>0.157814</text:p>
              </table:table-cell>
              <table:table-cell office:value-type="float" office:value="0.156506">
                <text:p>0.156506</text:p>
              </table:table-cell>
              <table:table-cell office:value-type="float" office:value="0.156603">
                <text:p>0.1566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831">
                <text:p>0.156831</text:p>
              </table:table-cell>
              <table:table-cell office:value-type="float" office:value="0.162994">
                <text:p>0.162994</text:p>
              </table:table-cell>
              <table:table-cell office:value-type="float" office:value="0.157812">
                <text:p>0.157812</text:p>
              </table:table-cell>
              <table:table-cell office:value-type="float" office:value="0.156508">
                <text:p>0.156508</text:p>
              </table:table-cell>
              <table:table-cell office:value-type="float" office:value="0.156601">
                <text:p>0.1566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57355">
                <text:p>0.157355</text:p>
              </table:table-cell>
              <table:table-cell office:value-type="float" office:value="0.156829">
                <text:p>0.156829</text:p>
              </table:table-cell>
              <table:table-cell office:value-type="float" office:value="0.162994">
                <text:p>0.162994</text:p>
              </table:table-cell>
              <table:table-cell office:value-type="float" office:value="0.157814">
                <text:p>0.157814</text:p>
              </table:table-cell>
              <table:table-cell office:value-type="float" office:value="0.156516">
                <text:p>0.156516</text:p>
              </table:table-cell>
              <table:table-cell office:value-type="float" office:value="0.156598">
                <text:p>0.15659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825">
                <text:p>0.156825</text:p>
              </table:table-cell>
              <table:table-cell office:value-type="float" office:value="0.162994">
                <text:p>0.162994</text:p>
              </table:table-cell>
              <table:table-cell office:value-type="float" office:value="0.157814">
                <text:p>0.157814</text:p>
              </table:table-cell>
              <table:table-cell office:value-type="float" office:value="0.156506">
                <text:p>0.156506</text:p>
              </table:table-cell>
              <table:table-cell office:value-type="float" office:value="0.156595">
                <text:p>0.1565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57352">
                <text:p>0.157352</text:p>
              </table:table-cell>
              <table:table-cell office:value-type="float" office:value="0.156823">
                <text:p>0.156823</text:p>
              </table:table-cell>
              <table:table-cell office:value-type="float" office:value="0.162993">
                <text:p>0.162993</text:p>
              </table:table-cell>
              <table:table-cell office:value-type="float" office:value="0.15781">
                <text:p>0.15781</text:p>
              </table:table-cell>
              <table:table-cell office:value-type="float" office:value="0.156504">
                <text:p>0.156504</text:p>
              </table:table-cell>
              <table:table-cell office:value-type="float" office:value="0.156592">
                <text:p>0.1565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82">
                <text:p>0.15682</text:p>
              </table:table-cell>
              <table:table-cell office:value-type="float" office:value="0.162993">
                <text:p>0.162993</text:p>
              </table:table-cell>
              <table:table-cell office:value-type="float" office:value="0.15781">
                <text:p>0.15781</text:p>
              </table:table-cell>
              <table:table-cell office:value-type="float" office:value="0.156521">
                <text:p>0.156521</text:p>
              </table:table-cell>
              <table:table-cell office:value-type="float" office:value="0.156589">
                <text:p>0.15658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57351">
                <text:p>0.157351</text:p>
              </table:table-cell>
              <table:table-cell office:value-type="float" office:value="0.156817">
                <text:p>0.156817</text:p>
              </table:table-cell>
              <table:table-cell office:value-type="float" office:value="0.162991">
                <text:p>0.162991</text:p>
              </table:table-cell>
              <table:table-cell office:value-type="float" office:value="0.15781">
                <text:p>0.15781</text:p>
              </table:table-cell>
              <table:table-cell office:value-type="float" office:value="0.156506">
                <text:p>0.156506</text:p>
              </table:table-cell>
              <table:table-cell office:value-type="float" office:value="0.156586">
                <text:p>0.15658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57349">
                <text:p>0.157349</text:p>
              </table:table-cell>
              <table:table-cell office:value-type="float" office:value="0.156814">
                <text:p>0.156814</text:p>
              </table:table-cell>
              <table:table-cell office:value-type="float" office:value="0.162991">
                <text:p>0.162991</text:p>
              </table:table-cell>
              <table:table-cell office:value-type="float" office:value="0.15781">
                <text:p>0.15781</text:p>
              </table:table-cell>
              <table:table-cell office:value-type="float" office:value="0.156505">
                <text:p>0.156505</text:p>
              </table:table-cell>
              <table:table-cell office:value-type="float" office:value="0.156583">
                <text:p>0.1565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811">
                <text:p>0.156811</text:p>
              </table:table-cell>
              <table:table-cell office:value-type="float" office:value="0.16299">
                <text:p>0.16299</text:p>
              </table:table-cell>
              <table:table-cell office:value-type="float" office:value="0.157808">
                <text:p>0.157808</text:p>
              </table:table-cell>
              <table:table-cell office:value-type="float" office:value="0.156504">
                <text:p>0.156504</text:p>
              </table:table-cell>
              <table:table-cell office:value-type="float" office:value="0.15658">
                <text:p>0.156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808">
                <text:p>0.156808</text:p>
              </table:table-cell>
              <table:table-cell office:value-type="float" office:value="0.16299">
                <text:p>0.16299</text:p>
              </table:table-cell>
              <table:table-cell office:value-type="float" office:value="0.157809">
                <text:p>0.157809</text:p>
              </table:table-cell>
              <table:table-cell office:value-type="float" office:value="0.156512">
                <text:p>0.156512</text:p>
              </table:table-cell>
              <table:table-cell office:value-type="float" office:value="0.156577">
                <text:p>0.15657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806">
                <text:p>0.156806</text:p>
              </table:table-cell>
              <table:table-cell office:value-type="float" office:value="0.162989">
                <text:p>0.162989</text:p>
              </table:table-cell>
              <table:table-cell office:value-type="float" office:value="0.157807">
                <text:p>0.157807</text:p>
              </table:table-cell>
              <table:table-cell office:value-type="float" office:value="0.15651">
                <text:p>0.15651</text:p>
              </table:table-cell>
              <table:table-cell office:value-type="float" office:value="0.156574">
                <text:p>0.15657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803">
                <text:p>0.156803</text:p>
              </table:table-cell>
              <table:table-cell office:value-type="float" office:value="0.16299">
                <text:p>0.16299</text:p>
              </table:table-cell>
              <table:table-cell office:value-type="float" office:value="0.15781">
                <text:p>0.15781</text:p>
              </table:table-cell>
              <table:table-cell office:value-type="float" office:value="0.156511">
                <text:p>0.156511</text:p>
              </table:table-cell>
              <table:table-cell office:value-type="float" office:value="0.156572">
                <text:p>0.15657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8">
                <text:p>0.1568</text:p>
              </table:table-cell>
              <table:table-cell office:value-type="float" office:value="0.162989">
                <text:p>0.162989</text:p>
              </table:table-cell>
              <table:table-cell office:value-type="float" office:value="0.157811">
                <text:p>0.157811</text:p>
              </table:table-cell>
              <table:table-cell office:value-type="float" office:value="0.156508">
                <text:p>0.156508</text:p>
              </table:table-cell>
              <table:table-cell office:value-type="float" office:value="0.156569">
                <text:p>0.15656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797">
                <text:p>0.156797</text:p>
              </table:table-cell>
              <table:table-cell office:value-type="float" office:value="0.162989">
                <text:p>0.162989</text:p>
              </table:table-cell>
              <table:table-cell office:value-type="float" office:value="0.157808">
                <text:p>0.157808</text:p>
              </table:table-cell>
              <table:table-cell office:value-type="float" office:value="0.156507">
                <text:p>0.156507</text:p>
              </table:table-cell>
              <table:table-cell office:value-type="float" office:value="0.156566">
                <text:p>0.15656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795">
                <text:p>0.156795</text:p>
              </table:table-cell>
              <table:table-cell office:value-type="float" office:value="0.162988">
                <text:p>0.162988</text:p>
              </table:table-cell>
              <table:table-cell office:value-type="float" office:value="0.157806">
                <text:p>0.157806</text:p>
              </table:table-cell>
              <table:table-cell office:value-type="float" office:value="0.156506">
                <text:p>0.156506</text:p>
              </table:table-cell>
              <table:table-cell office:value-type="float" office:value="0.156563">
                <text:p>0.1565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792">
                <text:p>0.156792</text:p>
              </table:table-cell>
              <table:table-cell office:value-type="float" office:value="0.162987">
                <text:p>0.162987</text:p>
              </table:table-cell>
              <table:table-cell office:value-type="float" office:value="0.157805">
                <text:p>0.157805</text:p>
              </table:table-cell>
              <table:table-cell office:value-type="float" office:value="0.156504">
                <text:p>0.156504</text:p>
              </table:table-cell>
              <table:table-cell office:value-type="float" office:value="0.15656">
                <text:p>0.156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57349">
                <text:p>0.157349</text:p>
              </table:table-cell>
              <table:table-cell office:value-type="float" office:value="0.156789">
                <text:p>0.156789</text:p>
              </table:table-cell>
              <table:table-cell office:value-type="float" office:value="0.162986">
                <text:p>0.162986</text:p>
              </table:table-cell>
              <table:table-cell office:value-type="float" office:value="0.157805">
                <text:p>0.157805</text:p>
              </table:table-cell>
              <table:table-cell office:value-type="float" office:value="0.156503">
                <text:p>0.156503</text:p>
              </table:table-cell>
              <table:table-cell office:value-type="float" office:value="0.156557">
                <text:p>0.15655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787">
                <text:p>0.156787</text:p>
              </table:table-cell>
              <table:table-cell office:value-type="float" office:value="0.162985">
                <text:p>0.162985</text:p>
              </table:table-cell>
              <table:table-cell office:value-type="float" office:value="0.157806">
                <text:p>0.157806</text:p>
              </table:table-cell>
              <table:table-cell office:value-type="float" office:value="0.156504">
                <text:p>0.156504</text:p>
              </table:table-cell>
              <table:table-cell office:value-type="float" office:value="0.156554">
                <text:p>0.1565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5735">
                <text:p>0.15735</text:p>
              </table:table-cell>
              <table:table-cell office:value-type="float" office:value="0.156784">
                <text:p>0.156784</text:p>
              </table:table-cell>
              <table:table-cell office:value-type="float" office:value="0.162985">
                <text:p>0.162985</text:p>
              </table:table-cell>
              <table:table-cell office:value-type="float" office:value="0.15781">
                <text:p>0.15781</text:p>
              </table:table-cell>
              <table:table-cell office:value-type="float" office:value="0.156502">
                <text:p>0.156502</text:p>
              </table:table-cell>
              <table:table-cell office:value-type="float" office:value="0.156551">
                <text:p>0.15655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781">
                <text:p>0.156781</text:p>
              </table:table-cell>
              <table:table-cell office:value-type="float" office:value="0.162985">
                <text:p>0.162985</text:p>
              </table:table-cell>
              <table:table-cell office:value-type="float" office:value="0.157805">
                <text:p>0.157805</text:p>
              </table:table-cell>
              <table:table-cell office:value-type="float" office:value="0.156503">
                <text:p>0.156503</text:p>
              </table:table-cell>
              <table:table-cell office:value-type="float" office:value="0.156549">
                <text:p>0.15654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779">
                <text:p>0.156779</text:p>
              </table:table-cell>
              <table:table-cell office:value-type="float" office:value="0.162984">
                <text:p>0.162984</text:p>
              </table:table-cell>
              <table:table-cell office:value-type="float" office:value="0.157807">
                <text:p>0.157807</text:p>
              </table:table-cell>
              <table:table-cell office:value-type="float" office:value="0.1565">
                <text:p>0.1565</text:p>
              </table:table-cell>
              <table:table-cell office:value-type="float" office:value="0.156546">
                <text:p>0.15654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776">
                <text:p>0.156776</text:p>
              </table:table-cell>
              <table:table-cell office:value-type="float" office:value="0.162983">
                <text:p>0.162983</text:p>
              </table:table-cell>
              <table:table-cell office:value-type="float" office:value="0.157808">
                <text:p>0.157808</text:p>
              </table:table-cell>
              <table:table-cell office:value-type="float" office:value="0.156502">
                <text:p>0.156502</text:p>
              </table:table-cell>
              <table:table-cell office:value-type="float" office:value="0.156544">
                <text:p>0.1565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773">
                <text:p>0.156773</text:p>
              </table:table-cell>
              <table:table-cell office:value-type="float" office:value="0.162984">
                <text:p>0.162984</text:p>
              </table:table-cell>
              <table:table-cell office:value-type="float" office:value="0.157809">
                <text:p>0.157809</text:p>
              </table:table-cell>
              <table:table-cell office:value-type="float" office:value="0.156504">
                <text:p>0.156504</text:p>
              </table:table-cell>
              <table:table-cell office:value-type="float" office:value="0.156541">
                <text:p>0.1565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77">
                <text:p>0.15677</text:p>
              </table:table-cell>
              <table:table-cell office:value-type="float" office:value="0.162983">
                <text:p>0.162983</text:p>
              </table:table-cell>
              <table:table-cell office:value-type="float" office:value="0.157805">
                <text:p>0.157805</text:p>
              </table:table-cell>
              <table:table-cell office:value-type="float" office:value="0.156502">
                <text:p>0.156502</text:p>
              </table:table-cell>
              <table:table-cell office:value-type="float" office:value="0.156538">
                <text:p>0.1565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767">
                <text:p>0.156767</text:p>
              </table:table-cell>
              <table:table-cell office:value-type="float" office:value="0.162983">
                <text:p>0.162983</text:p>
              </table:table-cell>
              <table:table-cell office:value-type="float" office:value="0.157807">
                <text:p>0.157807</text:p>
              </table:table-cell>
              <table:table-cell office:value-type="float" office:value="0.1565">
                <text:p>0.1565</text:p>
              </table:table-cell>
              <table:table-cell office:value-type="float" office:value="0.156536">
                <text:p>0.1565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765">
                <text:p>0.156765</text:p>
              </table:table-cell>
              <table:table-cell office:value-type="float" office:value="0.162982">
                <text:p>0.162982</text:p>
              </table:table-cell>
              <table:table-cell office:value-type="float" office:value="0.157804">
                <text:p>0.157804</text:p>
              </table:table-cell>
              <table:table-cell office:value-type="float" office:value="0.1565">
                <text:p>0.1565</text:p>
              </table:table-cell>
              <table:table-cell office:value-type="float" office:value="0.156533">
                <text:p>0.15653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762">
                <text:p>0.156762</text:p>
              </table:table-cell>
              <table:table-cell office:value-type="float" office:value="0.162981">
                <text:p>0.162981</text:p>
              </table:table-cell>
              <table:table-cell office:value-type="float" office:value="0.157803">
                <text:p>0.157803</text:p>
              </table:table-cell>
              <table:table-cell office:value-type="float" office:value="0.156502">
                <text:p>0.156502</text:p>
              </table:table-cell>
              <table:table-cell office:value-type="float" office:value="0.15653">
                <text:p>0.1565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759">
                <text:p>0.156759</text:p>
              </table:table-cell>
              <table:table-cell office:value-type="float" office:value="0.162981">
                <text:p>0.162981</text:p>
              </table:table-cell>
              <table:table-cell office:value-type="float" office:value="0.157803">
                <text:p>0.157803</text:p>
              </table:table-cell>
              <table:table-cell office:value-type="float" office:value="0.156498">
                <text:p>0.156498</text:p>
              </table:table-cell>
              <table:table-cell office:value-type="float" office:value="0.156527">
                <text:p>0.1565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757">
                <text:p>0.156757</text:p>
              </table:table-cell>
              <table:table-cell office:value-type="float" office:value="0.162981">
                <text:p>0.162981</text:p>
              </table:table-cell>
              <table:table-cell office:value-type="float" office:value="0.157804">
                <text:p>0.157804</text:p>
              </table:table-cell>
              <table:table-cell office:value-type="float" office:value="0.156497">
                <text:p>0.156497</text:p>
              </table:table-cell>
              <table:table-cell office:value-type="float" office:value="0.156525">
                <text:p>0.1565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754">
                <text:p>0.156754</text:p>
              </table:table-cell>
              <table:table-cell office:value-type="float" office:value="0.16298">
                <text:p>0.16298</text:p>
              </table:table-cell>
              <table:table-cell office:value-type="float" office:value="0.157805">
                <text:p>0.157805</text:p>
              </table:table-cell>
              <table:table-cell office:value-type="float" office:value="0.156508">
                <text:p>0.156508</text:p>
              </table:table-cell>
              <table:table-cell office:value-type="float" office:value="0.156521">
                <text:p>0.15652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751">
                <text:p>0.156751</text:p>
              </table:table-cell>
              <table:table-cell office:value-type="float" office:value="0.16298">
                <text:p>0.16298</text:p>
              </table:table-cell>
              <table:table-cell office:value-type="float" office:value="0.1578">
                <text:p>0.1578</text:p>
              </table:table-cell>
              <table:table-cell office:value-type="float" office:value="0.156505">
                <text:p>0.156505</text:p>
              </table:table-cell>
              <table:table-cell office:value-type="float" office:value="0.156519">
                <text:p>0.1565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57352">
                <text:p>0.157352</text:p>
              </table:table-cell>
              <table:table-cell office:value-type="float" office:value="0.156748">
                <text:p>0.156748</text:p>
              </table:table-cell>
              <table:table-cell office:value-type="float" office:value="0.162978">
                <text:p>0.162978</text:p>
              </table:table-cell>
              <table:table-cell office:value-type="float" office:value="0.157802">
                <text:p>0.157802</text:p>
              </table:table-cell>
              <table:table-cell office:value-type="float" office:value="0.156499">
                <text:p>0.156499</text:p>
              </table:table-cell>
              <table:table-cell office:value-type="float" office:value="0.156516">
                <text:p>0.1565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746">
                <text:p>0.156746</text:p>
              </table:table-cell>
              <table:table-cell office:value-type="float" office:value="0.162978">
                <text:p>0.162978</text:p>
              </table:table-cell>
              <table:table-cell office:value-type="float" office:value="0.157803">
                <text:p>0.157803</text:p>
              </table:table-cell>
              <table:table-cell office:value-type="float" office:value="0.156497">
                <text:p>0.156497</text:p>
              </table:table-cell>
              <table:table-cell office:value-type="float" office:value="0.156513">
                <text:p>0.1565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743">
                <text:p>0.156743</text:p>
              </table:table-cell>
              <table:table-cell office:value-type="float" office:value="0.162977">
                <text:p>0.162977</text:p>
              </table:table-cell>
              <table:table-cell office:value-type="float" office:value="0.157799">
                <text:p>0.157799</text:p>
              </table:table-cell>
              <table:table-cell office:value-type="float" office:value="0.156496">
                <text:p>0.156496</text:p>
              </table:table-cell>
              <table:table-cell office:value-type="float" office:value="0.15651">
                <text:p>0.156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741">
                <text:p>0.156741</text:p>
              </table:table-cell>
              <table:table-cell office:value-type="float" office:value="0.162978">
                <text:p>0.162978</text:p>
              </table:table-cell>
              <table:table-cell office:value-type="float" office:value="0.157802">
                <text:p>0.157802</text:p>
              </table:table-cell>
              <table:table-cell office:value-type="float" office:value="0.156498">
                <text:p>0.156498</text:p>
              </table:table-cell>
              <table:table-cell office:value-type="float" office:value="0.156507">
                <text:p>0.1565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738">
                <text:p>0.156738</text:p>
              </table:table-cell>
              <table:table-cell office:value-type="float" office:value="0.162977">
                <text:p>0.162977</text:p>
              </table:table-cell>
              <table:table-cell office:value-type="float" office:value="0.157799">
                <text:p>0.157799</text:p>
              </table:table-cell>
              <table:table-cell office:value-type="float" office:value="0.156495">
                <text:p>0.156495</text:p>
              </table:table-cell>
              <table:table-cell office:value-type="float" office:value="0.156505">
                <text:p>0.1565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735">
                <text:p>0.156735</text:p>
              </table:table-cell>
              <table:table-cell office:value-type="float" office:value="0.162976">
                <text:p>0.162976</text:p>
              </table:table-cell>
              <table:table-cell office:value-type="float" office:value="0.1578">
                <text:p>0.1578</text:p>
              </table:table-cell>
              <table:table-cell office:value-type="float" office:value="0.156496">
                <text:p>0.156496</text:p>
              </table:table-cell>
              <table:table-cell office:value-type="float" office:value="0.156502">
                <text:p>0.1565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732">
                <text:p>0.156732</text:p>
              </table:table-cell>
              <table:table-cell office:value-type="float" office:value="0.162975">
                <text:p>0.162975</text:p>
              </table:table-cell>
              <table:table-cell office:value-type="float" office:value="0.1578">
                <text:p>0.1578</text:p>
              </table:table-cell>
              <table:table-cell office:value-type="float" office:value="0.156492">
                <text:p>0.156492</text:p>
              </table:table-cell>
              <table:table-cell office:value-type="float" office:value="0.156499">
                <text:p>0.15649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73">
                <text:p>0.15673</text:p>
              </table:table-cell>
              <table:table-cell office:value-type="float" office:value="0.162975">
                <text:p>0.162975</text:p>
              </table:table-cell>
              <table:table-cell office:value-type="float" office:value="0.1578">
                <text:p>0.1578</text:p>
              </table:table-cell>
              <table:table-cell office:value-type="float" office:value="0.156494">
                <text:p>0.156494</text:p>
              </table:table-cell>
              <table:table-cell office:value-type="float" office:value="0.156496">
                <text:p>0.1564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727">
                <text:p>0.156727</text:p>
              </table:table-cell>
              <table:table-cell office:value-type="float" office:value="0.162974">
                <text:p>0.162974</text:p>
              </table:table-cell>
              <table:table-cell office:value-type="float" office:value="0.157799">
                <text:p>0.157799</text:p>
              </table:table-cell>
              <table:table-cell office:value-type="float" office:value="0.156492">
                <text:p>0.156492</text:p>
              </table:table-cell>
              <table:table-cell office:value-type="float" office:value="0.156494">
                <text:p>0.1564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724">
                <text:p>0.156724</text:p>
              </table:table-cell>
              <table:table-cell office:value-type="float" office:value="0.162974">
                <text:p>0.162974</text:p>
              </table:table-cell>
              <table:table-cell office:value-type="float" office:value="0.157798">
                <text:p>0.157798</text:p>
              </table:table-cell>
              <table:table-cell office:value-type="float" office:value="0.156497">
                <text:p>0.156497</text:p>
              </table:table-cell>
              <table:table-cell office:value-type="float" office:value="0.156491">
                <text:p>0.1564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722">
                <text:p>0.156722</text:p>
              </table:table-cell>
              <table:table-cell office:value-type="float" office:value="0.162973">
                <text:p>0.162973</text:p>
              </table:table-cell>
              <table:table-cell office:value-type="float" office:value="0.1578">
                <text:p>0.1578</text:p>
              </table:table-cell>
              <table:table-cell office:value-type="float" office:value="0.156498">
                <text:p>0.156498</text:p>
              </table:table-cell>
              <table:table-cell office:value-type="float" office:value="0.156488">
                <text:p>0.15648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719">
                <text:p>0.156719</text:p>
              </table:table-cell>
              <table:table-cell office:value-type="float" office:value="0.162973">
                <text:p>0.162973</text:p>
              </table:table-cell>
              <table:table-cell office:value-type="float" office:value="0.157798">
                <text:p>0.157798</text:p>
              </table:table-cell>
              <table:table-cell office:value-type="float" office:value="0.156494">
                <text:p>0.156494</text:p>
              </table:table-cell>
              <table:table-cell office:value-type="float" office:value="0.156486">
                <text:p>0.1564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716">
                <text:p>0.156716</text:p>
              </table:table-cell>
              <table:table-cell office:value-type="float" office:value="0.162972">
                <text:p>0.162972</text:p>
              </table:table-cell>
              <table:table-cell office:value-type="float" office:value="0.157797">
                <text:p>0.157797</text:p>
              </table:table-cell>
              <table:table-cell office:value-type="float" office:value="0.156495">
                <text:p>0.156495</text:p>
              </table:table-cell>
              <table:table-cell office:value-type="float" office:value="0.156482">
                <text:p>0.1564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713">
                <text:p>0.156713</text:p>
              </table:table-cell>
              <table:table-cell office:value-type="float" office:value="0.162974">
                <text:p>0.162974</text:p>
              </table:table-cell>
              <table:table-cell office:value-type="float" office:value="0.157797">
                <text:p>0.157797</text:p>
              </table:table-cell>
              <table:table-cell office:value-type="float" office:value="0.156491">
                <text:p>0.156491</text:p>
              </table:table-cell>
              <table:table-cell office:value-type="float" office:value="0.15648">
                <text:p>0.1564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57342">
                <text:p>0.157342</text:p>
              </table:table-cell>
              <table:table-cell office:value-type="float" office:value="0.156711">
                <text:p>0.156711</text:p>
              </table:table-cell>
              <table:table-cell office:value-type="float" office:value="0.162972">
                <text:p>0.162972</text:p>
              </table:table-cell>
              <table:table-cell office:value-type="float" office:value="0.157798">
                <text:p>0.157798</text:p>
              </table:table-cell>
              <table:table-cell office:value-type="float" office:value="0.15649">
                <text:p>0.15649</text:p>
              </table:table-cell>
              <table:table-cell office:value-type="float" office:value="0.156477">
                <text:p>0.15647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708">
                <text:p>0.156708</text:p>
              </table:table-cell>
              <table:table-cell office:value-type="float" office:value="0.162971">
                <text:p>0.162971</text:p>
              </table:table-cell>
              <table:table-cell office:value-type="float" office:value="0.157805">
                <text:p>0.157805</text:p>
              </table:table-cell>
              <table:table-cell office:value-type="float" office:value="0.156491">
                <text:p>0.156491</text:p>
              </table:table-cell>
              <table:table-cell office:value-type="float" office:value="0.156474">
                <text:p>0.1564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705">
                <text:p>0.156705</text:p>
              </table:table-cell>
              <table:table-cell office:value-type="float" office:value="0.162971">
                <text:p>0.162971</text:p>
              </table:table-cell>
              <table:table-cell office:value-type="float" office:value="0.157801">
                <text:p>0.157801</text:p>
              </table:table-cell>
              <table:table-cell office:value-type="float" office:value="0.156492">
                <text:p>0.156492</text:p>
              </table:table-cell>
              <table:table-cell office:value-type="float" office:value="0.156471">
                <text:p>0.15647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702">
                <text:p>0.156702</text:p>
              </table:table-cell>
              <table:table-cell office:value-type="float" office:value="0.16297">
                <text:p>0.16297</text:p>
              </table:table-cell>
              <table:table-cell office:value-type="float" office:value="0.157799">
                <text:p>0.157799</text:p>
              </table:table-cell>
              <table:table-cell office:value-type="float" office:value="0.156489">
                <text:p>0.156489</text:p>
              </table:table-cell>
              <table:table-cell office:value-type="float" office:value="0.156469">
                <text:p>0.15646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7">
                <text:p>0.1567</text:p>
              </table:table-cell>
              <table:table-cell office:value-type="float" office:value="0.162969">
                <text:p>0.162969</text:p>
              </table:table-cell>
              <table:table-cell office:value-type="float" office:value="0.157797">
                <text:p>0.157797</text:p>
              </table:table-cell>
              <table:table-cell office:value-type="float" office:value="0.156492">
                <text:p>0.156492</text:p>
              </table:table-cell>
              <table:table-cell office:value-type="float" office:value="0.156466">
                <text:p>0.15646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697">
                <text:p>0.156697</text:p>
              </table:table-cell>
              <table:table-cell office:value-type="float" office:value="0.162969">
                <text:p>0.162969</text:p>
              </table:table-cell>
              <table:table-cell office:value-type="float" office:value="0.157796">
                <text:p>0.157796</text:p>
              </table:table-cell>
              <table:table-cell office:value-type="float" office:value="0.15649">
                <text:p>0.15649</text:p>
              </table:table-cell>
              <table:table-cell office:value-type="float" office:value="0.156464">
                <text:p>0.1564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694">
                <text:p>0.156694</text:p>
              </table:table-cell>
              <table:table-cell office:value-type="float" office:value="0.162968">
                <text:p>0.162968</text:p>
              </table:table-cell>
              <table:table-cell office:value-type="float" office:value="0.157794">
                <text:p>0.157794</text:p>
              </table:table-cell>
              <table:table-cell office:value-type="float" office:value="0.156491">
                <text:p>0.156491</text:p>
              </table:table-cell>
              <table:table-cell office:value-type="float" office:value="0.156461">
                <text:p>0.15646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691">
                <text:p>0.156691</text:p>
              </table:table-cell>
              <table:table-cell office:value-type="float" office:value="0.16297">
                <text:p>0.16297</text:p>
              </table:table-cell>
              <table:table-cell office:value-type="float" office:value="0.157794">
                <text:p>0.157794</text:p>
              </table:table-cell>
              <table:table-cell office:value-type="float" office:value="0.156494">
                <text:p>0.156494</text:p>
              </table:table-cell>
              <table:table-cell office:value-type="float" office:value="0.156459">
                <text:p>0.15645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689">
                <text:p>0.156689</text:p>
              </table:table-cell>
              <table:table-cell office:value-type="float" office:value="0.162969">
                <text:p>0.162969</text:p>
              </table:table-cell>
              <table:table-cell office:value-type="float" office:value="0.157793">
                <text:p>0.157793</text:p>
              </table:table-cell>
              <table:table-cell office:value-type="float" office:value="0.156493">
                <text:p>0.156493</text:p>
              </table:table-cell>
              <table:table-cell office:value-type="float" office:value="0.156456">
                <text:p>0.1564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686">
                <text:p>0.156686</text:p>
              </table:table-cell>
              <table:table-cell office:value-type="float" office:value="0.162967">
                <text:p>0.162967</text:p>
              </table:table-cell>
              <table:table-cell office:value-type="float" office:value="0.157798">
                <text:p>0.157798</text:p>
              </table:table-cell>
              <table:table-cell office:value-type="float" office:value="0.156492">
                <text:p>0.156492</text:p>
              </table:table-cell>
              <table:table-cell office:value-type="float" office:value="0.156453">
                <text:p>0.15645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683">
                <text:p>0.156683</text:p>
              </table:table-cell>
              <table:table-cell office:value-type="float" office:value="0.162968">
                <text:p>0.162968</text:p>
              </table:table-cell>
              <table:table-cell office:value-type="float" office:value="0.157793">
                <text:p>0.157793</text:p>
              </table:table-cell>
              <table:table-cell office:value-type="float" office:value="0.156492">
                <text:p>0.156492</text:p>
              </table:table-cell>
              <table:table-cell office:value-type="float" office:value="0.15645">
                <text:p>0.1564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68">
                <text:p>0.15668</text:p>
              </table:table-cell>
              <table:table-cell office:value-type="float" office:value="0.162967">
                <text:p>0.162967</text:p>
              </table:table-cell>
              <table:table-cell office:value-type="float" office:value="0.157791">
                <text:p>0.157791</text:p>
              </table:table-cell>
              <table:table-cell office:value-type="float" office:value="0.156489">
                <text:p>0.156489</text:p>
              </table:table-cell>
              <table:table-cell office:value-type="float" office:value="0.156448">
                <text:p>0.15644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677">
                <text:p>0.156677</text:p>
              </table:table-cell>
              <table:table-cell office:value-type="float" office:value="0.162967">
                <text:p>0.162967</text:p>
              </table:table-cell>
              <table:table-cell office:value-type="float" office:value="0.15779">
                <text:p>0.15779</text:p>
              </table:table-cell>
              <table:table-cell office:value-type="float" office:value="0.156487">
                <text:p>0.156487</text:p>
              </table:table-cell>
              <table:table-cell office:value-type="float" office:value="0.156445">
                <text:p>0.15644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675">
                <text:p>0.156675</text:p>
              </table:table-cell>
              <table:table-cell office:value-type="float" office:value="0.162966">
                <text:p>0.162966</text:p>
              </table:table-cell>
              <table:table-cell office:value-type="float" office:value="0.157791">
                <text:p>0.157791</text:p>
              </table:table-cell>
              <table:table-cell office:value-type="float" office:value="0.156487">
                <text:p>0.156487</text:p>
              </table:table-cell>
              <table:table-cell office:value-type="float" office:value="0.156442">
                <text:p>0.1564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672">
                <text:p>0.156672</text:p>
              </table:table-cell>
              <table:table-cell office:value-type="float" office:value="0.162965">
                <text:p>0.162965</text:p>
              </table:table-cell>
              <table:table-cell office:value-type="float" office:value="0.157796">
                <text:p>0.157796</text:p>
              </table:table-cell>
              <table:table-cell office:value-type="float" office:value="0.156488">
                <text:p>0.156488</text:p>
              </table:table-cell>
              <table:table-cell office:value-type="float" office:value="0.156439">
                <text:p>0.15643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67">
                <text:p>0.15667</text:p>
              </table:table-cell>
              <table:table-cell office:value-type="float" office:value="0.162965">
                <text:p>0.162965</text:p>
              </table:table-cell>
              <table:table-cell office:value-type="float" office:value="0.15779">
                <text:p>0.15779</text:p>
              </table:table-cell>
              <table:table-cell office:value-type="float" office:value="0.156487">
                <text:p>0.156487</text:p>
              </table:table-cell>
              <table:table-cell office:value-type="float" office:value="0.156436">
                <text:p>0.1564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667">
                <text:p>0.156667</text:p>
              </table:table-cell>
              <table:table-cell office:value-type="float" office:value="0.162964">
                <text:p>0.162964</text:p>
              </table:table-cell>
              <table:table-cell office:value-type="float" office:value="0.157788">
                <text:p>0.157788</text:p>
              </table:table-cell>
              <table:table-cell office:value-type="float" office:value="0.156489">
                <text:p>0.156489</text:p>
              </table:table-cell>
              <table:table-cell office:value-type="float" office:value="0.156434">
                <text:p>0.1564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664">
                <text:p>0.156664</text:p>
              </table:table-cell>
              <table:table-cell office:value-type="float" office:value="0.162965">
                <text:p>0.162965</text:p>
              </table:table-cell>
              <table:table-cell office:value-type="float" office:value="0.15779">
                <text:p>0.15779</text:p>
              </table:table-cell>
              <table:table-cell office:value-type="float" office:value="0.156485">
                <text:p>0.156485</text:p>
              </table:table-cell>
              <table:table-cell office:value-type="float" office:value="0.156431">
                <text:p>0.1564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662">
                <text:p>0.156662</text:p>
              </table:table-cell>
              <table:table-cell office:value-type="float" office:value="0.162964">
                <text:p>0.162964</text:p>
              </table:table-cell>
              <table:table-cell office:value-type="float" office:value="0.157788">
                <text:p>0.157788</text:p>
              </table:table-cell>
              <table:table-cell office:value-type="float" office:value="0.156485">
                <text:p>0.156485</text:p>
              </table:table-cell>
              <table:table-cell office:value-type="float" office:value="0.156428">
                <text:p>0.15642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57352">
                <text:p>0.157352</text:p>
              </table:table-cell>
              <table:table-cell office:value-type="float" office:value="0.156659">
                <text:p>0.156659</text:p>
              </table:table-cell>
              <table:table-cell office:value-type="float" office:value="0.162965">
                <text:p>0.162965</text:p>
              </table:table-cell>
              <table:table-cell office:value-type="float" office:value="0.157787">
                <text:p>0.157787</text:p>
              </table:table-cell>
              <table:table-cell office:value-type="float" office:value="0.156485">
                <text:p>0.156485</text:p>
              </table:table-cell>
              <table:table-cell office:value-type="float" office:value="0.156426">
                <text:p>0.1564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656">
                <text:p>0.156656</text:p>
              </table:table-cell>
              <table:table-cell office:value-type="float" office:value="0.162964">
                <text:p>0.162964</text:p>
              </table:table-cell>
              <table:table-cell office:value-type="float" office:value="0.157786">
                <text:p>0.157786</text:p>
              </table:table-cell>
              <table:table-cell office:value-type="float" office:value="0.156486">
                <text:p>0.156486</text:p>
              </table:table-cell>
              <table:table-cell office:value-type="float" office:value="0.156423">
                <text:p>0.15642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653">
                <text:p>0.156653</text:p>
              </table:table-cell>
              <table:table-cell office:value-type="float" office:value="0.162964">
                <text:p>0.162964</text:p>
              </table:table-cell>
              <table:table-cell office:value-type="float" office:value="0.157789">
                <text:p>0.157789</text:p>
              </table:table-cell>
              <table:table-cell office:value-type="float" office:value="0.156483">
                <text:p>0.156483</text:p>
              </table:table-cell>
              <table:table-cell office:value-type="float" office:value="0.15642">
                <text:p>0.1564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651">
                <text:p>0.156651</text:p>
              </table:table-cell>
              <table:table-cell office:value-type="float" office:value="0.162963">
                <text:p>0.162963</text:p>
              </table:table-cell>
              <table:table-cell office:value-type="float" office:value="0.157792">
                <text:p>0.157792</text:p>
              </table:table-cell>
              <table:table-cell office:value-type="float" office:value="0.156484">
                <text:p>0.156484</text:p>
              </table:table-cell>
              <table:table-cell office:value-type="float" office:value="0.156418">
                <text:p>0.15641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648">
                <text:p>0.156648</text:p>
              </table:table-cell>
              <table:table-cell office:value-type="float" office:value="0.162962">
                <text:p>0.162962</text:p>
              </table:table-cell>
              <table:table-cell office:value-type="float" office:value="0.157787">
                <text:p>0.157787</text:p>
              </table:table-cell>
              <table:table-cell office:value-type="float" office:value="0.156484">
                <text:p>0.156484</text:p>
              </table:table-cell>
              <table:table-cell office:value-type="float" office:value="0.156415">
                <text:p>0.1564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645">
                <text:p>0.156645</text:p>
              </table:table-cell>
              <table:table-cell office:value-type="float" office:value="0.162961">
                <text:p>0.162961</text:p>
              </table:table-cell>
              <table:table-cell office:value-type="float" office:value="0.157787">
                <text:p>0.157787</text:p>
              </table:table-cell>
              <table:table-cell office:value-type="float" office:value="0.156482">
                <text:p>0.156482</text:p>
              </table:table-cell>
              <table:table-cell office:value-type="float" office:value="0.156412">
                <text:p>0.15641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642">
                <text:p>0.156642</text:p>
              </table:table-cell>
              <table:table-cell office:value-type="float" office:value="0.162961">
                <text:p>0.162961</text:p>
              </table:table-cell>
              <table:table-cell office:value-type="float" office:value="0.157786">
                <text:p>0.157786</text:p>
              </table:table-cell>
              <table:table-cell office:value-type="float" office:value="0.156513">
                <text:p>0.156513</text:p>
              </table:table-cell>
              <table:table-cell office:value-type="float" office:value="0.156409">
                <text:p>0.15640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57364">
                <text:p>0.157364</text:p>
              </table:table-cell>
              <table:table-cell office:value-type="float" office:value="0.15664">
                <text:p>0.15664</text:p>
              </table:table-cell>
              <table:table-cell office:value-type="float" office:value="0.162962">
                <text:p>0.162962</text:p>
              </table:table-cell>
              <table:table-cell office:value-type="float" office:value="0.157785">
                <text:p>0.157785</text:p>
              </table:table-cell>
              <table:table-cell office:value-type="float" office:value="0.156486">
                <text:p>0.156486</text:p>
              </table:table-cell>
              <table:table-cell office:value-type="float" office:value="0.156407">
                <text:p>0.15640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637">
                <text:p>0.156637</text:p>
              </table:table-cell>
              <table:table-cell office:value-type="float" office:value="0.16296">
                <text:p>0.16296</text:p>
              </table:table-cell>
              <table:table-cell office:value-type="float" office:value="0.157787">
                <text:p>0.157787</text:p>
              </table:table-cell>
              <table:table-cell office:value-type="float" office:value="0.156487">
                <text:p>0.156487</text:p>
              </table:table-cell>
              <table:table-cell office:value-type="float" office:value="0.156404">
                <text:p>0.15640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634">
                <text:p>0.156634</text:p>
              </table:table-cell>
              <table:table-cell office:value-type="float" office:value="0.162959">
                <text:p>0.162959</text:p>
              </table:table-cell>
              <table:table-cell office:value-type="float" office:value="0.157792">
                <text:p>0.157792</text:p>
              </table:table-cell>
              <table:table-cell office:value-type="float" office:value="0.156488">
                <text:p>0.156488</text:p>
              </table:table-cell>
              <table:table-cell office:value-type="float" office:value="0.156401">
                <text:p>0.1564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631">
                <text:p>0.156631</text:p>
              </table:table-cell>
              <table:table-cell office:value-type="float" office:value="0.162959">
                <text:p>0.162959</text:p>
              </table:table-cell>
              <table:table-cell office:value-type="float" office:value="0.157784">
                <text:p>0.157784</text:p>
              </table:table-cell>
              <table:table-cell office:value-type="float" office:value="0.156482">
                <text:p>0.156482</text:p>
              </table:table-cell>
              <table:table-cell office:value-type="float" office:value="0.156398">
                <text:p>0.1563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629">
                <text:p>0.156629</text:p>
              </table:table-cell>
              <table:table-cell office:value-type="float" office:value="0.162958">
                <text:p>0.162958</text:p>
              </table:table-cell>
              <table:table-cell office:value-type="float" office:value="0.157785">
                <text:p>0.157785</text:p>
              </table:table-cell>
              <table:table-cell office:value-type="float" office:value="0.156482">
                <text:p>0.156482</text:p>
              </table:table-cell>
              <table:table-cell office:value-type="float" office:value="0.156396">
                <text:p>0.1563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626">
                <text:p>0.156626</text:p>
              </table:table-cell>
              <table:table-cell office:value-type="float" office:value="0.162957">
                <text:p>0.162957</text:p>
              </table:table-cell>
              <table:table-cell office:value-type="float" office:value="0.157784">
                <text:p>0.157784</text:p>
              </table:table-cell>
              <table:table-cell office:value-type="float" office:value="0.156481">
                <text:p>0.156481</text:p>
              </table:table-cell>
              <table:table-cell office:value-type="float" office:value="0.156393">
                <text:p>0.1563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623">
                <text:p>0.156623</text:p>
              </table:table-cell>
              <table:table-cell office:value-type="float" office:value="0.162957">
                <text:p>0.162957</text:p>
              </table:table-cell>
              <table:table-cell office:value-type="float" office:value="0.157782">
                <text:p>0.157782</text:p>
              </table:table-cell>
              <table:table-cell office:value-type="float" office:value="0.156484">
                <text:p>0.156484</text:p>
              </table:table-cell>
              <table:table-cell office:value-type="float" office:value="0.15639">
                <text:p>0.156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621">
                <text:p>0.156621</text:p>
              </table:table-cell>
              <table:table-cell office:value-type="float" office:value="0.162956">
                <text:p>0.162956</text:p>
              </table:table-cell>
              <table:table-cell office:value-type="float" office:value="0.157782">
                <text:p>0.157782</text:p>
              </table:table-cell>
              <table:table-cell office:value-type="float" office:value="0.15648">
                <text:p>0.15648</text:p>
              </table:table-cell>
              <table:table-cell office:value-type="float" office:value="0.156387">
                <text:p>0.15638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618">
                <text:p>0.156618</text:p>
              </table:table-cell>
              <table:table-cell office:value-type="float" office:value="0.162955">
                <text:p>0.162955</text:p>
              </table:table-cell>
              <table:table-cell office:value-type="float" office:value="0.157782">
                <text:p>0.157782</text:p>
              </table:table-cell>
              <table:table-cell office:value-type="float" office:value="0.156485">
                <text:p>0.156485</text:p>
              </table:table-cell>
              <table:table-cell office:value-type="float" office:value="0.156384">
                <text:p>0.15638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616">
                <text:p>0.156616</text:p>
              </table:table-cell>
              <table:table-cell office:value-type="float" office:value="0.162956">
                <text:p>0.162956</text:p>
              </table:table-cell>
              <table:table-cell office:value-type="float" office:value="0.157782">
                <text:p>0.157782</text:p>
              </table:table-cell>
              <table:table-cell office:value-type="float" office:value="0.15648">
                <text:p>0.15648</text:p>
              </table:table-cell>
              <table:table-cell office:value-type="float" office:value="0.156382">
                <text:p>0.15638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57352">
                <text:p>0.157352</text:p>
              </table:table-cell>
              <table:table-cell office:value-type="float" office:value="0.156613">
                <text:p>0.156613</text:p>
              </table:table-cell>
              <table:table-cell office:value-type="float" office:value="0.162955">
                <text:p>0.162955</text:p>
              </table:table-cell>
              <table:table-cell office:value-type="float" office:value="0.157781">
                <text:p>0.157781</text:p>
              </table:table-cell>
              <table:table-cell office:value-type="float" office:value="0.156479">
                <text:p>0.156479</text:p>
              </table:table-cell>
              <table:table-cell office:value-type="float" office:value="0.156379">
                <text:p>0.1563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61">
                <text:p>0.15661</text:p>
              </table:table-cell>
              <table:table-cell office:value-type="float" office:value="0.162955">
                <text:p>0.162955</text:p>
              </table:table-cell>
              <table:table-cell office:value-type="float" office:value="0.157781">
                <text:p>0.157781</text:p>
              </table:table-cell>
              <table:table-cell office:value-type="float" office:value="0.156479">
                <text:p>0.156479</text:p>
              </table:table-cell>
              <table:table-cell office:value-type="float" office:value="0.156377">
                <text:p>0.15637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608">
                <text:p>0.156608</text:p>
              </table:table-cell>
              <table:table-cell office:value-type="float" office:value="0.162954">
                <text:p>0.162954</text:p>
              </table:table-cell>
              <table:table-cell office:value-type="float" office:value="0.15778">
                <text:p>0.15778</text:p>
              </table:table-cell>
              <table:table-cell office:value-type="float" office:value="0.15648">
                <text:p>0.15648</text:p>
              </table:table-cell>
              <table:table-cell office:value-type="float" office:value="0.156374">
                <text:p>0.1563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605">
                <text:p>0.156605</text:p>
              </table:table-cell>
              <table:table-cell office:value-type="float" office:value="0.162953">
                <text:p>0.162953</text:p>
              </table:table-cell>
              <table:table-cell office:value-type="float" office:value="0.15778">
                <text:p>0.15778</text:p>
              </table:table-cell>
              <table:table-cell office:value-type="float" office:value="0.156478">
                <text:p>0.156478</text:p>
              </table:table-cell>
              <table:table-cell office:value-type="float" office:value="0.156371">
                <text:p>0.15637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602">
                <text:p>0.156602</text:p>
              </table:table-cell>
              <table:table-cell office:value-type="float" office:value="0.162953">
                <text:p>0.162953</text:p>
              </table:table-cell>
              <table:table-cell office:value-type="float" office:value="0.157779">
                <text:p>0.157779</text:p>
              </table:table-cell>
              <table:table-cell office:value-type="float" office:value="0.156478">
                <text:p>0.156478</text:p>
              </table:table-cell>
              <table:table-cell office:value-type="float" office:value="0.156368">
                <text:p>0.1563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57343">
                <text:p>0.157343</text:p>
              </table:table-cell>
              <table:table-cell office:value-type="float" office:value="0.156599">
                <text:p>0.156599</text:p>
              </table:table-cell>
              <table:table-cell office:value-type="float" office:value="0.162952">
                <text:p>0.162952</text:p>
              </table:table-cell>
              <table:table-cell office:value-type="float" office:value="0.157783">
                <text:p>0.157783</text:p>
              </table:table-cell>
              <table:table-cell office:value-type="float" office:value="0.156476">
                <text:p>0.156476</text:p>
              </table:table-cell>
              <table:table-cell office:value-type="float" office:value="0.156366">
                <text:p>0.15636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597">
                <text:p>0.156597</text:p>
              </table:table-cell>
              <table:table-cell office:value-type="float" office:value="0.162952">
                <text:p>0.162952</text:p>
              </table:table-cell>
              <table:table-cell office:value-type="float" office:value="0.157783">
                <text:p>0.157783</text:p>
              </table:table-cell>
              <table:table-cell office:value-type="float" office:value="0.156477">
                <text:p>0.156477</text:p>
              </table:table-cell>
              <table:table-cell office:value-type="float" office:value="0.156363">
                <text:p>0.15636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594">
                <text:p>0.156594</text:p>
              </table:table-cell>
              <table:table-cell office:value-type="float" office:value="0.162952">
                <text:p>0.162952</text:p>
              </table:table-cell>
              <table:table-cell office:value-type="float" office:value="0.157779">
                <text:p>0.157779</text:p>
              </table:table-cell>
              <table:table-cell office:value-type="float" office:value="0.156482">
                <text:p>0.156482</text:p>
              </table:table-cell>
              <table:table-cell office:value-type="float" office:value="0.156361">
                <text:p>0.1563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57348">
                <text:p>0.157348</text:p>
              </table:table-cell>
              <table:table-cell office:value-type="float" office:value="0.156591">
                <text:p>0.156591</text:p>
              </table:table-cell>
              <table:table-cell office:value-type="float" office:value="0.162952">
                <text:p>0.162952</text:p>
              </table:table-cell>
              <table:table-cell office:value-type="float" office:value="0.157782">
                <text:p>0.157782</text:p>
              </table:table-cell>
              <table:table-cell office:value-type="float" office:value="0.156477">
                <text:p>0.156477</text:p>
              </table:table-cell>
              <table:table-cell office:value-type="float" office:value="0.156358">
                <text:p>0.15635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57349">
                <text:p>0.157349</text:p>
              </table:table-cell>
              <table:table-cell office:value-type="float" office:value="0.156589">
                <text:p>0.156589</text:p>
              </table:table-cell>
              <table:table-cell office:value-type="float" office:value="0.16295">
                <text:p>0.16295</text:p>
              </table:table-cell>
              <table:table-cell office:value-type="float" office:value="0.157777">
                <text:p>0.157777</text:p>
              </table:table-cell>
              <table:table-cell office:value-type="float" office:value="0.156477">
                <text:p>0.156477</text:p>
              </table:table-cell>
              <table:table-cell office:value-type="float" office:value="0.156356">
                <text:p>0.1563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586">
                <text:p>0.156586</text:p>
              </table:table-cell>
              <table:table-cell office:value-type="float" office:value="0.16295">
                <text:p>0.16295</text:p>
              </table:table-cell>
              <table:table-cell office:value-type="float" office:value="0.157777">
                <text:p>0.157777</text:p>
              </table:table-cell>
              <table:table-cell office:value-type="float" office:value="0.156478">
                <text:p>0.156478</text:p>
              </table:table-cell>
              <table:table-cell office:value-type="float" office:value="0.156353">
                <text:p>0.1563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583">
                <text:p>0.156583</text:p>
              </table:table-cell>
              <table:table-cell office:value-type="float" office:value="0.16295">
                <text:p>0.16295</text:p>
              </table:table-cell>
              <table:table-cell office:value-type="float" office:value="0.157777">
                <text:p>0.157777</text:p>
              </table:table-cell>
              <table:table-cell office:value-type="float" office:value="0.156475">
                <text:p>0.156475</text:p>
              </table:table-cell>
              <table:table-cell office:value-type="float" office:value="0.15635">
                <text:p>0.156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581">
                <text:p>0.156581</text:p>
              </table:table-cell>
              <table:table-cell office:value-type="float" office:value="0.162949">
                <text:p>0.162949</text:p>
              </table:table-cell>
              <table:table-cell office:value-type="float" office:value="0.157776">
                <text:p>0.157776</text:p>
              </table:table-cell>
              <table:table-cell office:value-type="float" office:value="0.156476">
                <text:p>0.156476</text:p>
              </table:table-cell>
              <table:table-cell office:value-type="float" office:value="0.156348">
                <text:p>0.15634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5735">
                <text:p>0.15735</text:p>
              </table:table-cell>
              <table:table-cell office:value-type="float" office:value="0.156578">
                <text:p>0.156578</text:p>
              </table:table-cell>
              <table:table-cell office:value-type="float" office:value="0.162949">
                <text:p>0.162949</text:p>
              </table:table-cell>
              <table:table-cell office:value-type="float" office:value="0.157775">
                <text:p>0.157775</text:p>
              </table:table-cell>
              <table:table-cell office:value-type="float" office:value="0.156474">
                <text:p>0.156474</text:p>
              </table:table-cell>
              <table:table-cell office:value-type="float" office:value="0.156345">
                <text:p>0.1563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57352">
                <text:p>0.157352</text:p>
              </table:table-cell>
              <table:table-cell office:value-type="float" office:value="0.156575">
                <text:p>0.156575</text:p>
              </table:table-cell>
              <table:table-cell office:value-type="float" office:value="0.162947">
                <text:p>0.162947</text:p>
              </table:table-cell>
              <table:table-cell office:value-type="float" office:value="0.157777">
                <text:p>0.157777</text:p>
              </table:table-cell>
              <table:table-cell office:value-type="float" office:value="0.156488">
                <text:p>0.156488</text:p>
              </table:table-cell>
              <table:table-cell office:value-type="float" office:value="0.156342">
                <text:p>0.15634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57347">
                <text:p>0.157347</text:p>
              </table:table-cell>
              <table:table-cell office:value-type="float" office:value="0.156572">
                <text:p>0.156572</text:p>
              </table:table-cell>
              <table:table-cell office:value-type="float" office:value="0.162947">
                <text:p>0.162947</text:p>
              </table:table-cell>
              <table:table-cell office:value-type="float" office:value="0.15778">
                <text:p>0.15778</text:p>
              </table:table-cell>
              <table:table-cell office:value-type="float" office:value="0.156475">
                <text:p>0.156475</text:p>
              </table:table-cell>
              <table:table-cell office:value-type="float" office:value="0.15634">
                <text:p>0.156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57346">
                <text:p>0.157346</text:p>
              </table:table-cell>
              <table:table-cell office:value-type="float" office:value="0.156569">
                <text:p>0.156569</text:p>
              </table:table-cell>
              <table:table-cell office:value-type="float" office:value="0.162947">
                <text:p>0.162947</text:p>
              </table:table-cell>
              <table:table-cell office:value-type="float" office:value="0.157776">
                <text:p>0.157776</text:p>
              </table:table-cell>
              <table:table-cell office:value-type="float" office:value="0.156493">
                <text:p>0.156493</text:p>
              </table:table-cell>
              <table:table-cell office:value-type="float" office:value="0.156337">
                <text:p>0.15633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57345">
                <text:p>0.157345</text:p>
              </table:table-cell>
              <table:table-cell office:value-type="float" office:value="0.156567">
                <text:p>0.156567</text:p>
              </table:table-cell>
              <table:table-cell office:value-type="float" office:value="0.162946">
                <text:p>0.162946</text:p>
              </table:table-cell>
              <table:table-cell office:value-type="float" office:value="0.157776">
                <text:p>0.157776</text:p>
              </table:table-cell>
              <table:table-cell office:value-type="float" office:value="0.156485">
                <text:p>0.156485</text:p>
              </table:table-cell>
              <table:table-cell office:value-type="float" office:value="0.156334">
                <text:p>0.1563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57349">
                <text:p>0.157349</text:p>
              </table:table-cell>
              <table:table-cell office:value-type="float" office:value="0.156564">
                <text:p>0.156564</text:p>
              </table:table-cell>
              <table:table-cell office:value-type="float" office:value="0.162945">
                <text:p>0.162945</text:p>
              </table:table-cell>
              <table:table-cell office:value-type="float" office:value="0.157776">
                <text:p>0.157776</text:p>
              </table:table-cell>
              <table:table-cell office:value-type="float" office:value="0.156477">
                <text:p>0.156477</text:p>
              </table:table-cell>
              <table:table-cell office:value-type="float" office:value="0.156332">
                <text:p>0.156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